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Kupiansk Directio Rusian军队炮击了Topoli，Figolivka，两年 - 戈德，西方，淀粉...</text:span>
</text:h>
      <text:p text:style-name="P4">
作者: liveuamap (Language: en)</text:p>
      <text:p text:style-name="P4">
时间: 2023-04-08T-29:10:00</text:p>
      <text:p text:style-name="P4">
地点: Kharkiv (Latitude:49.82425 Longtitude:37.43282)</text:p>
      <text:p text:style-name="P4">
视频: []</text:p>
      <text:p text:style-name="P4">
图片: []</text:p>
      <text:p text:style-name="P4">
标签: ["Russia"]</text:p>
      <text:p text:style-name="P4">
Id: 22554491</text:p>
      <!--METADATA-->
      <text:p text:style-name="P4">
在Kupiansk的方向，俄罗斯军队炮击了托波利，菲霍利夫卡，德沃里奇纳，扎帕德，克罗克马恩，霍斯辛，哈尔基夫地区的hindrashivka和乌克兰武装部队的Novoselivskeof Luhansk地区，乌克兰的武装部队</text:p>
      <text:p text:style-name="P4">
新闻集链接：<text:a xlink:type="simple" xlink:href="https://liveuamap.com/en/2023/8-april-at-kupiansk-direction-russian-army-shelled--topoli" text:style-name="Internet_20_link" text:visited-style-name="Visited_20_Internet_20_Link">
https://liveuamap.com/en/2023/8-april-at-kupiansk-direction-russian-army-army-shelled-topoli</text:a>
</text:p>
      <text:p text:style-name="P4">
News Source: <text:a xlink:type="simple" xlink:href="https://t.me/lumsrc/4439" text:style-name="Internet_20_link" text:visited-style-name="Visited_20_Internet_20_Link">
https://t.me/lumsrc/4439</text:a>
</text:p>
      <!--NEWS-->
      <text:h text:style-name="P10" text:outline-level="1">
<text:span text:style-name="T4">
在莱曼（Lyman）的指示，俄罗斯军队炮击了Novoselivske，Makiyivka，Nevske，Kuzmyne，Dibrova，Bi ...</text:span>
</text:h>
      <text:p text:style-name="P4">
作者: liveuamap (Language: en)</text:p>
      <text:p text:style-name="P4">
时间: 2023-04-08T-31:10:00</text:p>
      <text:p text:style-name="P4">
地点: Donetsk (Latitude:48.7537 Longtitude:38.23277)</text:p>
      <text:p text:style-name="P4">
视频: []</text:p>
      <text:p text:style-name="P4">
图片: []</text:p>
      <text:p text:style-name="P4">
标签: ["Russia"]</text:p>
      <text:p text:style-name="P4">
Id: 22554490</text:p>
      <!--METADATA-->
      <text:p text:style-name="P4">
俄罗斯军队在莱曼的指导上炮击了诺沃斯伊利夫斯克，麦内维卡，内维斯克，库兹米恩，杜布罗瓦，卢汉斯克地区的比洛霍利夫卡和托斯克和托斯克，扎里奇，斯皮尔恩，顿涅茨克地区的贝雷斯夫 - 乌克兰的武装部队说，乌克兰的武装部队</text:p>
      <text:p text:style-name="P4">
新闻集链接：<text:a xlink:type="simple" xlink:href="https://liveuamap.com/en/2023/8-april-at-lyman-direction-russian-army-shelled-novoselivske" text:style-name="Internet_20_link" text:visited-style-name="Visited_20_Internet_20_Link">
https://liveuamap.com/en/2023/8-april-at-lyman-direction-russian-army-shelled-novoselivske</text:a>
</text:p>
      <text:p text:style-name="P4">
News Source: <text:a xlink:type="simple" xlink:href="https://t.me/lumsrc/4440" text:style-name="Internet_20_link" text:visited-style-name="Visited_20_Internet_20_Link">
https://t.me/lumsrc/4440</text:a>
</text:p>
      <!--NEWS-->
      <text:h text:style-name="P10" text:outline-level="1">
<text:span text:style-name="T4">
Sumska Oblast（09:09）。 红色警报：空中威胁。 警笛声。 立即掩盖！</text:span>
</text:h>
      <text:p text:style-name="P4">
作者: liveuamap (Language: en)</text:p>
      <text:p text:style-name="P4">
时间: 2023-04-08T03:13:00</text:p>
      <text:p text:style-name="P4">
地点: Sumska Oblast (Latitude:51.00022 Longtitude:34.00005)</text:p>
      <text:p text:style-name="P4">
视频: []</text:p>
      <text:p text:style-name="P4">
图片: []</text:p>
      <text:p text:style-name="P4">
标签: ["Europe", "Central and Eastern Europe"]</text:p>
      <text:p text:style-name="P4">
Id: 22554513</text:p>
      <!--METADATA-->
      <text:p text:style-name="P4">
Sumy地区(09:09). Red Alert: aerial threat. Sirens sounding. Take covernow!</text:p>
      <text:p text:style-name="P4">
News Collection Link: <text:a xlink:type="simple" xlink:href="https://liveuamap.com/en/2023/08-april-sumska-oblast0909-red-alert-aerial-tg" text:style-name="Internet_20_link" text:visited-style-name="Visited_20_Internet_20_Link">
https://liveuamap.com/en/2023/08-april-sumska-oblast0909-red-alert-aerial-tg</text:a>
</text:p>
      <text:p text:style-name="P4">
News Source: <text:a xlink:type="simple" xlink:href="https://t.me/air_alert_ua/42773" text:style-name="Internet_20_link" text:visited-style-name="Visited_20_Internet_20_Link">
https://t.me/air_alert_ua/42773</text:a>
</text:p>
      <!--NEWS-->
      <text:h text:style-name="P10" text:outline-level="1">
<text:span text:style-name="T4">
Chernihivska Oblast（12:20）。 红色警报：空中威胁。 警笛声。 立即掩盖！</text:span>
</text:h>
      <text:p text:style-name="P4">
作者: liveuamap (Language: en)</text:p>
      <text:p text:style-name="P4">
时间: 2023-04-08T06:21:00</text:p>
      <text:p text:style-name="P4">
地点: Chernihivska Oblast (Latitude:51.33333000 Longtitude:32.00000000)</text:p>
      <text:p text:style-name="P4">
视频: []</text:p>
      <text:p text:style-name="P4">
图片: []</text:p>
      <text:p text:style-name="P4">
标签: ["Europe", "Central and Eastern Europe"]</text:p>
      <text:p text:style-name="P4">
Id: 22554599</text:p>
      <!--METADATA-->
      <text:p text:style-name="P4">
切尔尼希夫地区(12:20). Red Alert: aerial threat. Sirens sounding. Takecover now!</text:p>
      <text:p text:style-name="P4">
News Collection Link: <text:a xlink:type="simple" xlink:href="https://liveuamap.com/en/2023/08-april-chernihivska-oblast1220-red-alert-aeg" text:style-name="Internet_20_link" text:visited-style-name="Visited_20_Internet_20_Link">
https://liveuamap.com/en/2023/08-april-chernihivska-oblast1220-red-alert-aeg</text:a>
</text:p>
      <text:p text:style-name="P4">
News Source: <text:a xlink:type="simple" xlink:href="https://t.me/air_alert_ua/42777" text:style-name="Internet_20_link" text:visited-style-name="Visited_20_Internet_20_Link">
https://t.me/air_alert_ua/42777</text:a>
</text:p>
      <!--NEWS-->
      <text:h text:style-name="P10" text:outline-level="1">
<text:span text:style-name="T4">
Sumska Oblast（12:21）。 红色警报：空中威胁。 警笛声。 立即掩盖！</text:span>
</text:h>
      <text:p text:style-name="P4">
作者: liveuamap (Language: en)</text:p>
      <text:p text:style-name="P4">
时间: 2023-04-08T06:23:00</text:p>
      <text:p text:style-name="P4">
地点: Sumska Oblast (Latitude:51.00091 Longtitude:34.00057)</text:p>
      <text:p text:style-name="P4">
视频: []</text:p>
      <text:p text:style-name="P4">
图片: []</text:p>
      <text:p text:style-name="P4">
标签: ["Europe", "Central and Eastern Europe"]</text:p>
      <text:p text:style-name="P4">
Id: 22554600</text:p>
      <!--METADATA-->
      <text:p text:style-name="P4">
Sumy地区(12:21). Red Alert: aerial threat. Sirens sounding. Take covernow!</text:p>
      <text:p text:style-name="P4">
News Collection Link: <text:a xlink:type="simple" xlink:href="https://liveuamap.com/en/2023/08-april-sumska-oblast1221-red-alert-aerial-tg" text:style-name="Internet_20_link" text:visited-style-name="Visited_20_Internet_20_Link">
https://liveuamap.com/en/2023/08-april-sumska-oblast1221-red-alert-aerial-tg</text:a>
</text:p>
      <text:p text:style-name="P4">
News Source: <text:a xlink:type="simple" xlink:href="https://t.me/air_alert_ua/42778" text:style-name="Internet_20_link" text:visited-style-name="Visited_20_Internet_20_Link">
https://t.me/air_alert_ua/42778</text:a>
</text:p>
      <!--NEWS-->
      <text:h text:style-name="P10" text:outline-level="1">
<text:span text:style-name="T4">
哈尔基夫（Kharkiv），哈尔基夫斯卡（Kharkivska）持久性（13:12）。 红色警报：空中威胁。 警笛声。 立即掩盖！</text:span>
</text:h>
      <text:p text:style-name="P4">
作者: liveuamap (Language: en)</text:p>
      <text:p text:style-name="P4">
时间: 2023-04-08T07:14:00</text:p>
      <text:p text:style-name="P4">
地点: Kharkiv (Latitude:49.98081000 Longtitude:36.25272000)</text:p>
      <text:p text:style-name="P4">
视频: []</text:p>
      <text:p text:style-name="P4">
图片: []</text:p>
      <text:p text:style-name="P4">
标签: ["Europe", "Central and Eastern Europe"]</text:p>
      <text:p text:style-name="P4">
Id: 22554601</text:p>
      <!--METADATA-->
      <text:p text:style-name="P4">
哈尔基夫(Kharkiv)，哈尔基夫地区(13:12). Red Alert: aerial threat. Sirens sounding.Take cover now!</text:p>
      <text:p text:style-name="P4">
News Collection Link: <text:a xlink:type="simple" xlink:href="https://liveuamap.com/en/2023/08-april-kharkiv-kharkivska-oblast1312-red-alg" text:style-name="Internet_20_link" text:visited-style-name="Visited_20_Internet_20_Link">
https://liveuamap.com/en/2023/08-april-kharkiv-kharkivska-oblast1312-red-alg</text:a>
</text:p>
      <text:p text:style-name="P4">
News Source: <text:a xlink:type="simple" xlink:href="https://t.me/air_alert_ua/42781" text:style-name="Internet_20_link" text:visited-style-name="Visited_20_Internet_20_Link">
https://t.me/air_alert_ua/42781</text:a>
</text:p>
      <!--NEWS-->
      <text:h text:style-name="P10" text:outline-level="1">
<text:span text:style-name="T4">
Dnipro，Dnipropetrovska Oblast（13:13）。 红色警报：空中威胁。 警笛声。 掩护...</text:span>
</text:h>
      <text:p text:style-name="P4">
作者: liveuamap (Language: en)</text:p>
      <text:p text:style-name="P4">
时间: 2023-04-08T07:15:00</text:p>
      <text:p text:style-name="P4">
地点: Dnipro (Latitude:48.45930000 Longtitude:35.03865000)</text:p>
      <text:p text:style-name="P4">
视频: []</text:p>
      <text:p text:style-name="P4">
图片: []</text:p>
      <text:p text:style-name="P4">
标签: ["Europe", "Central and Eastern Europe"]</text:p>
      <text:p text:style-name="P4">
Id: 22554602</text:p>
      <!--METADATA-->
      <text:p text:style-name="P4">
dnipro，dnipropetrovsk区域(13:13). Red Alert: aerial threat. Sirenssounding. Take cover now!</text:p>
      <text:p text:style-name="P4">
News Collection Link: <text:a xlink:type="simple" xlink:href="https://liveuamap.com/en/2023/08-april-dnipro-dnipropetrovska-oblast1313-reg" text:style-name="Internet_20_link" text:visited-style-name="Visited_20_Internet_20_Link">
https://liveuamap.com/en/2023/08-april-dnipro-dnipropetrovska-oblast1313-reg</text:a>
</text:p>
      <text:p text:style-name="P4">
News Source: <text:a xlink:type="simple" xlink:href="https://t.me/suspilnednipro/14213" text:style-name="Internet_20_link" text:visited-style-name="Visited_20_Internet_20_Link">
https://t.me/suspilnednipro/14213</text:a>
</text:p>
      <!--NEWS-->
      <text:h text:style-name="P10" text:outline-level="1">
<text:span text:style-name="T4">
Zaporizka Oblast，Poltavska Oblast，Donetsk Oblast（13:15）。 红色警报：空中威胁。 警报器</text:span>
</text:h>
      <text:p text:style-name="P4">
作者: liveuamap (Language: en)</text:p>
      <text:p text:style-name="P4">
时间: 2023-04-08T07:17:00</text:p>
      <text:p text:style-name="P4">
地点: Zaporizka Oblast (Latitude:47.612231 Longtitude:35.765761)</text:p>
      <text:p text:style-name="P4">
视频: []</text:p>
      <text:p text:style-name="P4">
图片: []</text:p>
      <text:p text:style-name="P4">
标签: ["Europe", "Central and Eastern Europe"]</text:p>
      <text:p text:style-name="P4">
Id: 22554603</text:p>
      <!--METADATA-->
      <text:p text:style-name="P4">
顿涅茨克地区Poltava地区Zaporizhzhia地区(13:15). Red Alert: aerialthreat. Sirens sounding. Take cover now!</text:p>
      <text:p text:style-name="P4">
News Collection Link: <text:a xlink:type="simple" xlink:href="https://liveuamap.com/en/2023/08-april-zaporizka-oblast-poltavska-oblast-dog" text:style-name="Internet_20_link" text:visited-style-name="Visited_20_Internet_20_Link">
https://liveuamap.com/en/2023/08-april-zaporizka-oblast-poltavska-oblast-dog</text:a>
</text:p>
      <text:p text:style-name="P4">
News Source: <text:a xlink:type="simple" xlink:href="https://t.me/air_alert_ua/42785" text:style-name="Internet_20_link" text:visited-style-name="Visited_20_Internet_20_Link">
https://t.me/air_alert_ua/42785</text:a>
</text:p>
      <!--NEWS-->
      <text:h text:style-name="P10" text:outline-level="1">
<text:span text:style-name="T4">
Sumska Oblast（13:16）。 红色警报：空中威胁。 警笛声。 立即掩盖！</text:span>
</text:h>
      <text:p text:style-name="P4">
作者: liveuamap (Language: en)</text:p>
      <text:p text:style-name="P4">
时间: 2023-04-08T07:19:00</text:p>
      <text:p text:style-name="P4">
地点: Sumska Oblast (Latitude:50.99974 Longtitude:33.99943)</text:p>
      <text:p text:style-name="P4">
视频: []</text:p>
      <text:p text:style-name="P4">
图片: []</text:p>
      <text:p text:style-name="P4">
标签: ["Europe", "Central and Eastern Europe"]</text:p>
      <text:p text:style-name="P4">
Id: 22554604</text:p>
      <!--METADATA-->
      <text:p text:style-name="P4">
Sumy地区(13:16). Red Alert: aerial threat. Sirens sounding. Take covernow!</text:p>
      <text:p text:style-name="P4">
News Collection Link: <text:a xlink:type="simple" xlink:href="https://liveuamap.com/en/2023/08-april-sumska-oblast1316-red-alert-aerial-tg" text:style-name="Internet_20_link" text:visited-style-name="Visited_20_Internet_20_Link">
https://liveuamap.com/en/2023/08-april-sumska-oblast1316-red-alert-aerial-tg</text:a>
</text:p>
      <text:p text:style-name="P4">
News Source: <text:a xlink:type="simple" xlink:href="https://t.me/air_alert_ua/42786" text:style-name="Internet_20_link" text:visited-style-name="Visited_20_Internet_20_Link">
https://t.me/air_alert_ua/42786</text:a>
</text:p>
      <!--NEWS-->
      <text:h text:style-name="P10" text:outline-level="1">
<text:span text:style-name="T4">
Zaporizka Oblast（14:04）。 红色警报：空中威胁。 警笛声。 立即掩盖！</text:span>
</text:h>
      <text:p text:style-name="P4">
作者: liveuamap (Language: en)</text:p>
      <text:p text:style-name="P4">
时间: 2023-04-08T08:07:00</text:p>
      <text:p text:style-name="P4">
地点: Zaporizka Oblast (Latitude:47.611161 Longtitude:35.764721)</text:p>
      <text:p text:style-name="P4">
视频: []</text:p>
      <text:p text:style-name="P4">
图片: []</text:p>
      <text:p text:style-name="P4">
标签: ["Europe", "Central and Eastern Europe"]</text:p>
      <text:p text:style-name="P4">
Id: 22554606</text:p>
      <!--METADATA-->
      <text:p text:style-name="P4">
Zaporizhzhia地区(14:04). Red Alert: aerial threat. Sirens sounding. Take covernow!</text:p>
      <text:p text:style-name="P4">
News Collection Link: <text:a xlink:type="simple" xlink:href="https://liveuamap.com/en/2023/08-april-zaporizka-oblast1404-red-alert-aeriag" text:style-name="Internet_20_link" text:visited-style-name="Visited_20_Internet_20_Link">
https://liveuamap.com/en/2023/08-april-zaporizka-oblast1404-red-alert-aeriag</text:a>
</text:p>
      <text:p text:style-name="P4">
News Source: <text:a xlink:type="simple" xlink:href="https://t.me/air_alert_ua/42793" text:style-name="Internet_20_link" text:visited-style-name="Visited_20_Internet_20_Link">
https://t.me/air_alert_ua/42793</text:a>
</text:p>
      <!--NEWS-->
      <text:h text:style-name="P10" text:outline-level="1">
<text:span text:style-name="T4">
Donetsk Oblast（15:00）。 红色警报：空中威胁。 警笛声。 立即掩盖！</text:span>
</text:h>
      <text:p text:style-name="P4">
作者: liveuamap (Language: en)</text:p>
      <text:p text:style-name="P4">
时间: 2023-04-08T09:01:00</text:p>
      <text:p text:style-name="P4">
地点: Donetsk Oblast (Latitude:48.72744 Longtitude:37.5781)</text:p>
      <text:p text:style-name="P4">
视频: []</text:p>
      <text:p text:style-name="P4">
图片: []</text:p>
      <text:p text:style-name="P4">
标签: ["Europe", "Central and Eastern Europe"]</text:p>
      <text:p text:style-name="P4">
Id: 22554607</text:p>
      <!--METADATA-->
      <text:p text:style-name="P4">
Donetsk Oblast(15:00). Red Alert: aerial threat. Sirens sounding. Take covernow!</text:p>
      <text:p text:style-name="P4">
News Collection Link: <text:a xlink:type="simple" xlink:href="https://liveuamap.com/en/2023/08-april-donetsk-oblast1500-red-alert-aerial-g" text:style-name="Internet_20_link" text:visited-style-name="Visited_20_Internet_20_Link">
https://liveuamap.com/en/2023/08-april-donetsk-oblast1500-red-alert-aerial-g</text:a>
</text:p>
      <text:p text:style-name="P4">
News Source: <text:a xlink:type="simple" xlink:href="https://t.me/air_alert_ua/42795" text:style-name="Internet_20_link" text:visited-style-name="Visited_20_Internet_20_Link">
https://t.me/air_alert_ua/42795</text:a>
</text:p>
      <!--NEWS-->
      <text:h text:style-name="P10" text:outline-level="1">
<text:span text:style-name="T4">
Donetsk Oblast（16:08）。 红色警报：空中威胁。 警笛声。 立即掩盖！</text:span>
</text:h>
      <text:p text:style-name="P4">
作者: liveuamap (Language: en)</text:p>
      <text:p text:style-name="P4">
时间: 2023-04-08T10:09:00</text:p>
      <text:p text:style-name="P4">
地点: Donetsk Oblast (Latitude:48.72699 Longtitude:37.57815)</text:p>
      <text:p text:style-name="P4">
视频: []</text:p>
      <text:p text:style-name="P4">
图片: []</text:p>
      <text:p text:style-name="P4">
标签: ["Europe", "Central and Eastern Europe"]</text:p>
      <text:p text:style-name="P4">
Id: 22554608</text:p>
      <!--METADATA-->
      <text:p text:style-name="P4">
Donetsk Oblast(16:08). Red Alert: aerial threat. Sirens sounding. Take covernow!</text:p>
      <text:p text:style-name="P4">
News Collection Link: <text:a xlink:type="simple" xlink:href="https://liveuamap.com/en/2023/08-april-donetsk-oblast1608-red-alert-aerial-g" text:style-name="Internet_20_link" text:visited-style-name="Visited_20_Internet_20_Link">
https://liveuamap.com/en/2023/08-april-donetsk-oblast1608-red-alert-aerial-g</text:a>
</text:p>
      <text:p text:style-name="P4">
News Source: <text:a xlink:type="simple" xlink:href="https://t.me/air_alert_ua/42797" text:style-name="Internet_20_link" text:visited-style-name="Visited_20_Internet_20_Link">
https://t.me/air_alert_ua/42797</text:a>
</text:p>
      <!--NEWS-->
      <text:h text:style-name="P10" text:outline-level="1">
<text:span text:style-name="T4">
Kherson，Khersonska Oblast（19:20）。 红色警报：空中威胁。 警笛声。 立即掩盖！</text:span>
</text:h>
      <text:p text:style-name="P4">
作者: liveuamap (Language: en)</text:p>
      <text:p text:style-name="P4">
时间: 2023-04-08T13:21:00</text:p>
      <text:p text:style-name="P4">
地点: Kherson (Latitude:46.65663 Longtitude:32.61895)</text:p>
      <text:p text:style-name="P4">
视频: []</text:p>
      <text:p text:style-name="P4">
图片: []</text:p>
      <text:p text:style-name="P4">
标签: ["Europe", "Central and Eastern Europe"]</text:p>
      <text:p text:style-name="P4">
Id: 22554648</text:p>
      <!--METADATA-->
      <text:p text:style-name="P4">
赫尔森，赫森地区(19:20). Red Alert: aerial threat. Sirens sounding.Take cover now!</text:p>
      <text:p text:style-name="P4">
News Collection Link: <text:a xlink:type="simple" xlink:href="https://liveuamap.com/en/2023/08-april-kherson-khersonska-oblast1920-red-alg" text:style-name="Internet_20_link" text:visited-style-name="Visited_20_Internet_20_Link">
https://liveuamap.com/en/2023/08-april-kherson-khersonska-oblast1920-red-alg</text:a>
</text:p>
      <text:p text:style-name="P4">
News Source: <text:a xlink:type="simple" xlink:href="https://t.me/air_alert_ua/42799" text:style-name="Internet_20_link" text:visited-style-name="Visited_20_Internet_20_Link">
https://t.me/air_alert_ua/42799</text:a>
</text:p>
      <!--NEWS-->
      <text:h text:style-name="P10" text:outline-level="1">
<text:span text:style-name="T4">
Zaporizka Oblast（00:48）。 红色警报：空中威胁。 警笛声。 立即掩盖！</text:span>
</text:h>
      <text:p text:style-name="P4">
作者: liveuamap (Language: en)</text:p>
      <text:p text:style-name="P4">
时间: 2023-04-08T18:50:00</text:p>
      <text:p text:style-name="P4">
地点: Zaporizka Oblast (Latitude:47.612021 Longtitude:35.765261)</text:p>
      <text:p text:style-name="P4">
视频: []</text:p>
      <text:p text:style-name="P4">
图片: []</text:p>
      <text:p text:style-name="P4">
标签: ["Europe", "Central and Eastern Europe"]</text:p>
      <text:p text:style-name="P4">
Id: 22554685</text:p>
      <!--METADATA-->
      <text:p text:style-name="P4">
Zaporizhzhia地区(00:48). Red Alert: aerial threat. Sirens sounding. Take covernow!</text:p>
      <text:p text:style-name="P4">
News Collection Link: <text:a xlink:type="simple" xlink:href="https://liveuamap.com/en/2023/08-april-zaporizka-oblast0048-red-alert-aeriag" text:style-name="Internet_20_link" text:visited-style-name="Visited_20_Internet_20_Link">
https://liveuamap.com/en/2023/08-april-zaporizka-oblast0048-red-alert-aeriag</text:a>
</text:p>
      <text:p text:style-name="P4">
News Source: <text:a xlink:type="simple" xlink:href="https://t.me/air_alert_ua/42802" text:style-name="Internet_20_link" text:visited-style-name="Visited_20_Internet_20_Link">
https://t.me/air_alert_ua/42802</text:a>
</text:p>
      <!--NEWS-->
      <text:h text:style-name="P10" text:outline-level="1">
<text:span text:style-name="T4">
在基辅，在战争中死亡的运动员尊敬</text:span>
</text:h>
      <text:p text:style-name="P4">
作者: ['АРМІЯINFORM']</text:p>
      <text:p text:style-name="P4">
时间: 2023-04-08T61:00:00-04:00</text:p>
      <text:p text:style-name="P4">
描述: Aktziya pam’yatis从NSC“ Olimpskiy”的Klitschko Ekpo逝世。 Rosemytili的PID肖像...与乌克兰2022年的战争，与乌克兰的最新消息，今天与乌克兰的新闻战争，2022年的新闻战争，今天将在乌克兰和俄罗斯之间发生战争他们说，不是，在不久的将来，乌克兰会发生战争</text:p>
      <text:p text:style-name="P4">
图片: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text:p>
      <text:p text:style-name="P4">
标签: []</text:p>
      <text:p text:style-name="P4">
类别: News</text:p>
      <!--METADATA-->
      <text:p text:style-name="P4">
<draw:frame draw:style-name="fr1" draw:name="Image2" text:anchor-type="as-char" svg:width="6.9236in" svg:height="4.615733in" draw:z-index="0">
<draw:image xlink:href="../Images/AРМІЯINFORM/2023-04-08T61-00-00-04-00/photo_2023-04-07_14-00-22.jpg" xlink:type="simple" xlink:show="embed" xlink:actuate="onLoad" draw:mime-type="image/jpeg"/>
</draw:frame>
记忆动作在奥林匹克NSC的Klitschko博览会上举行。 在肖像下，放置了带鞋的装置。 其中之一是一个拳击手套。个人事物属于运动员和教练，他们在战场上死于俄罗斯占领，敌对炮击或捍卫乌克兰。</text:p>
      <text:p text:style-name="P4">
关于它<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报告</text:a>
傍晚基辅<draw:frame draw:style-name="fr1" draw:name="Image3" text:anchor-type="as-char" svg:width="6.9236in" svg:height="4.61393in" draw:z-index="0">
<draw:image xlink:href="../Images/AРМІЯINFORM/2023-04-08T61-00-00-04-00/642ee1d07a750.jpg" xlink:type="simple" xlink:show="embed" xlink:actuate="onLoad" draw:mime-type="image/jpeg"/>
</draw:frame>
据KSCA青年和体育部尤里亚·汗(Yulia Khan)的主任称，乌克兰领土上的俄罗斯军事侵略是塔斯默(Tasmer)的持续破坏。</text:p>
      <text:p text:style-name="P4">
“死者中有世界冠军，欧洲，国家第一和没有奥运会的多个赢家。 还有一些运动的历史，以及刚开始体育旅程的人。 无法想象如果战争不夺走生命，他们会做多少。”尤里亚·汗(Yulia Khan)说。</text:p>
      <text:p text:style-name="P4">
妮娜在战争中失去了儿子。 瓦迪姆·泽勒尼克(Vadim Zeleniuk)在战斗任务中在顿涅茨克地区去世，涵盖了他的同志。 他是世界桑博世界锦标赛的青铜繁荣，也是Zuniversal Combat的欧洲冠军。 年度圈锦标赛将举行，以纪念乌克兰英雄。</text:p>
      <text:p text:style-name="P4">
Oleksandra Zakharova的父亲Climb Alexander Odglony在Zaledar的战斗中去世，营救了Grigory Grigoryev的朋友。 亚历山大(Alexander)是登山(Mountaineering)国家队的成员。 在帕米尔(Pamir)和天 - 山(Tian-Shanya)的五个最高峰的升天期间，“雪豹”(Snow Leopard)的头衔。</text:p>
      <text:p text:style-name="P4">
埃琳娜·拉肯科(Elena Radchenko)的整个家庭被种族主义者绑架和折磨。 埃琳娜(Elena)的母亲奥尔加苏恩科(Olgasuhenko)是莫蒂兹林(Motyzhyn)村的长老。 伊戈尔(Igor)的父亲负责当地的业余未来俱乐部“ Kolos”。 亚历山大弟兄也是一名足球运动员，在边锋的右边，前锋FC Chaika在2018-2019赛季在乌克兰冠军的第二个联赛中演出。根据Oleg Vernyaev的说法，有250多名运动员和教练因教练的全面入侵而被杀。</text:p>
      <text:p text:style-name="P4">
“他们中的一些人故意将武器掌握在手中，在战斗中捍卫我们的州。 Olegvernyaev说，俄罗斯火箭飞入了房屋。  - “体育天使”项目收集了运动员的故事，这些故事将永远不会忽略体育领域，不会在基座上引起蓝色和黄色的旗帜。 战争遭到破坏。 乌克兰运动员悲惨死亡的每个故事都与全世界都一致。 永恒的荣耀和低头屈服于我们的英雄。”</text:p>
      <text:p text:style-name="P4">
在首都，体育天使首次<text:a xlink:type="simple" xlink:href="https://vechirniy.kyiv.ua/news/72962/" text:style-name="Internet_20_link" text:visited-style-name="Visited_20_Internet_20_Link">
提出</text:a>
2022年10月。体育社区代表的历史，死于战争<text:a xlink:type="simple" xlink:href="https://yangoly-sportu.teamukraine.com.ua/" text:style-name="Internet_20_link" text:visited-style-name="Visited_20_Internet_20_Link">
现场requiem</text:a>
“体育天使”聚集了乌克兰体育委员会。</text:p>
      <text:p text:style-name="P4">
News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据报道，来自Khmelnytskyi的政治学家怀疑</text:span>
</text:h>
      <text:p text:style-name="P4">
作者: ['АРМІЯINFORM']</text:p>
      <text:p text:style-name="P4">
时间: 2023-04-08T62:00:00-04:00</text:p>
      <text:p text:style-name="P4">
描述: 为了进行kerivnitvva kyivko -misko -misko -oda检察官格鲁玛迪安，乌克兰在缺席中...与乌克兰2022年的战争，与乌克兰的最新新闻，与乌克兰的新闻，与乌克兰2022年的新闻战争，今天的最后一场战争将在乌克兰和乌克兰之间发生战争，将在乌克兰和战争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10-5.jpg" text:style-name="Internet_20_link" text:visited-style-name="Visited_20_Internet_20_Link">
10-5.jpg</text:a>
']</text:p>
      <text:p text:style-name="P4">
标签: ['STOPRUSSIA', 'АГРЕСІЯ РФ', 'ОФІС ГЕНЕРАЛЬНОГО ПРОКУРОРА УКРАЇНИ']</text:p>
      <text:p text:style-name="P4">
类别: News</text:p>
      <!--METADATA-->
      <text:p text:style-name="P4">
<draw:frame draw:style-name="fr1" draw:name="Image4" text:anchor-type="as-char" svg:width="6.9236in" svg:height="3.63489in" draw:z-index="0">
<draw:image xlink:href="../Images/AРМІЯINFORM/2023-04-08T62-00-00-04-00/10-5.jpg" xlink:type="simple" xlink:show="embed" xlink:actuate="onLoad" draw:mime-type="image/jpeg"/>
</draw:frame>
在基辅城市检察官办公室的程序指导下，乌克兰公民因缺席涉嫌国家叛国，屈辱和尊严而获悉。</text:p>
      <text:p text:style-name="P4">
根据调查，甚至在侵略国家的全面入侵开始之前，乌克兰就开始积极协助俄罗斯联邦实施颠覆性活动。</text:p>
      <text:p text:style-name="P4">
为了履行俄罗斯策展人的任务，他准备并出版了USocial Networks破坏性宣传，并在其中表达了俄罗斯的观点。 作为一名政治学家，他一再参加包括俄罗斯电视频道在内的各种政治表演。</text:p>
      <text:p text:style-name="P4">
嫌疑人在他的出版物和演讲中传播了俄罗斯关于“乌克兰纳粹主义”的叙事，促进了旨在抹黑独立国家的想法。</text:p>
      <text:p text:style-name="P4">
这位政治学家说服了他的听众是乌克兰外交政策的虚假性，重点是欧洲一体化。</text:p>
      <text:p text:style-name="P4">
这些出版物和视频录音是由Winternett和Social Products积极“加速”的，可用于无限的用户。</text:p>
      <text:p text:style-name="P4">
通过他的行动，政治学家损害了乌克兰的主权，领土完整性，不可侵犯和信息安全，向俄罗斯联邦代表提供了援助，以与形成领域对乌克兰进行颠覆性活动。</text:p>
      <text:p text:style-name="P4">
预审调查是由乌克兰国家安全局在塔基夫地区的乌克兰国家安全局的调查人员进行的，以对SBU进行运营支持。</text:p>
      <text:p text:style-name="P4">
<text:span text:style-name="T5">
derello：<text:a xlink:type="simple" xlink:href="https://gp.gov.ua/ua/posts/politologu-povidomleno-pro-pidozru-u-derzzradi-ta-prinizenni-nacionalnoyi-cesti-i-gidnosti" text:style-name="Internet_20_link" text:visited-style-name="Visited_20_Internet_20_Link">
检察官办公室乌克兰办公室</text:a>
</text:span>
</text:p>
      <text:p text:style-name="P4">
News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NEWS-->
      <text:h text:style-name="P10" text:outline-level="1">
<text:span text:style-name="T4">
在乌克兰，启动了一个移动申请，以发现失踪的孩子</text:span>
</text:h>
      <text:p text:style-name="P4">
作者: ['АРМІЯINFORM']</text:p>
      <text:p text:style-name="P4">
时间: 2023-04-08T63:00:00-04:00</text:p>
      <text:p text:style-name="P4">
描述: Sredechey Zeunita团聚乌克兰是Smeye VPO，Rodin，Yaki的成员...与乌克兰2022年的战争，与乌克兰的最新新闻，今天与乌克兰2022年的新闻战争，乌克兰和俄罗斯和俄罗斯和俄罗斯和俄罗斯和俄罗斯和俄罗斯之间的战争将会何时，何时，何时，何时，何时，何时，何时，何时，何时，与乌克兰在2022年都将在不久俄罗斯的乌克兰媒体</text:p>
      <text:p text:style-name="P4">
图片: ['<text:a xlink:type="simple" xlink:href="https://armyinform.com.ua/wp-content/uploads/2023/04/photo_2023-04-07_11-02-33.jpg" text:style-name="Internet_20_link" text:visited-style-name="Visited_20_Internet_20_Link">
photo_2023-04-07_11-02-33.jpg</text:a>
']</text:p>
      <text:p text:style-name="P4">
标签: ['STOPRUSSIA', 'ВТОРГНЕННЯ РФ']</text:p>
      <text:p text:style-name="P4">
类别: News</text:p>
      <!--METADATA-->
      <text:p text:style-name="P4">
<draw:frame draw:style-name="fr1" draw:name="Image5" text:anchor-type="as-char" svg:width="6.9236in" svg:height="5.804039in" draw:z-index="0">
<draw:image xlink:href="../Images/AРМІЯINFORM/2023-04-08T63-00-00-04-00/photo_2023-04-07_11-02-33.jpg" xlink:type="simple" xlink:show="embed" xlink:actuate="onLoad" draw:mime-type="image/jpeg"/>
</draw:frame>
申请团聚的功能包括乌克兰的统一家庭，国内流离失所者家庭，那些在乌克兰以外或非法驱逐到俄罗斯联邦，白俄罗斯或暂时占领乌克兰领土的家庭。</text:p>
      <text:p text:style-name="P4">
它是如何工作的：</text:p>
      <text:p text:style-name="P4">
<text:span text:style-name="T5">
下载免费应用程序<text:a xlink:type="simple" xlink:href="https://apps.apple.com/lu/app/reunite-ukraine/id6444649623" text:style-name="Internet_20_link" text:visited-style-name="Visited_20_Internet_20_Link">
团聚乌克兰</text:a>
在App Store或<text:a xlink:type="simple" xlink:href="https://play.google.com/store/apps/details" text:style-name="Internet_20_link" text:visited-style-name="Visited_20_Internet_20_Link">
团聚乌克兰</text:a>
在Google Play上。 </text:span>
创建一个配置文件。 指定有关您自己和家人的信息，添加一张想要的人的照片。 您指出的数据越多，搜索就越有效。 <text:span text:style-name="T5">
乌克兰人工智能技术团聚将在创建个人资料时将您的数据与家人进行比较。 </text:span>
如果有信息，警察将在两个配置文件之间进行检查。 *数据在申请中重合并由警察验证的人员收到通知并同意交换消息。</text:p>
      <text:p text:style-name="P4">
<text:span text:style-name="T5">
derelo：<text:a xlink:type="simple" xlink:href="https://www.facebook.com/komitetG/posts/pfbid0DEENwhBfW3vZLnLXEQngCbowi6BZWzde3xSEFX4QrdVmhuBuwPUEQf4s3Ve6oppxl" text:style-name="Internet_20_link" text:visited-style-name="Visited_20_Internet_20_Link">
人道主义与信息政策委员会</text:a>
</text:span>
</text:p>
      <text:p text:style-name="P4">
News Source: <text:a xlink:type="simple" xlink:href="https://armyinform.com.ua/2023/04/08/v-ukrayini-zapraczyuvav-mobilnyj-zastosunok-dlya-poshuku-znyklyh-bezvisty-ditej/" text:style-name="Internet_20_link" text:visited-style-name="Visited_20_Internet_20_Link">
https://armyinform.com.ua/2023/04/08/v-ukrayini-zapraczyuvav-mobilnyj-zastosunok-dlya-poshuku-znyklyh-bezvisty-ditej/</text:a>
</text:p>
      <!--NEWS-->
      <text:h text:style-name="P10" text:outline-level="1">
<text:span text:style-name="T4">
Kropyvnytskyi被一个机器人农场淘汰了3,000多个假帐户</text:span>
</text:h>
      <text:p text:style-name="P4">
作者: ['АРМІЯINFORM']</text:p>
      <text:p text:style-name="P4">
时间: 2023-04-08T64:00:00-04:00</text:p>
      <text:p text:style-name="P4">
描述: 乌克兰非伊斯兰教的KESBERFAKHIVSKY服务与Kropyvinitsky Botoerm中和，Yak Diyal ...与乌克兰2022年的战争，与乌克兰与乌克兰的最新新闻，今天与乌克兰2022年的新闻战争，今天与乌克兰2022年的新闻战争，乌克兰和俄罗斯之间的战争将在乌克兰和俄罗斯之间发生一场战争，他们在2022年与乌克兰与乌克兰的战争，无论是否将在不久</text:p>
      <text:p text:style-name="P4">
图片: ['<text:a xlink:type="simple" xlink:href="https://armyinform.com.ua/wp-content/uploads/2023/04/027b16d12586c2a85448972d5370cca3.jpeg" text:style-name="Internet_20_link" text:visited-style-name="Visited_20_Internet_20_Link">
027b16d12586c2a85448972d5370cca3.jpeg</text:a>
', '<text:a xlink:type="simple" xlink:href="https://armyinform.com.ua/wp-content/uploads/2023/04/a6d3d5a02283214b4b803515d686d498.jpeg" text:style-name="Internet_20_link" text:visited-style-name="Visited_20_Internet_20_Link">
a6d3d5a02283214b4b803515d686d498.jpeg</text:a>
']</text:p>
      <text:p text:style-name="P4">
标签: ['STOPRUSSIA', 'ВТОРГНЕННЯ РФ', 'СБУ']</text:p>
      <text:p text:style-name="P4">
类别: News</text:p>
      <!--METADATA-->
      <text:p text:style-name="P4">
<draw:frame draw:style-name="fr1" draw:name="Image6" text:anchor-type="as-char" svg:width="6.9236in" svg:height="4.615733in" draw:z-index="0">
<draw:image xlink:href="../Images/AРМІЯINFORM/2023-04-08T64-00-00-04-00/027b16d12586c2a85448972d5370cca3.jpeg" xlink:type="simple" xlink:show="embed" xlink:actuate="onLoad" draw:mime-type="image/jpeg"/>
</draw:frame>
乌克兰安全局的网络法学委员会在Kropyvnytskyi botoferm中被中和，该公司赞成俄罗斯特殊服务。</text:p>
      <text:p text:style-name="P4">
由于调查行动，敌人的“牢房”的组织者被拘留。 他是一个来自Zaporozhye的流离失所者，在全面入侵开始后，他搬到了Nakirovograd地区。</text:p>
      <text:p text:style-name="P4">
在那里，他开始在社交网络上创建大量的匿名帐户，并通过Darknet坐下来。 相应的设备安装在区域中心睡眠区的租用公寓中</text:p>
      <text:p text:style-name="P4">
一个机器人的平均成本为200 UAH。</text:p>
      <text:p text:style-name="P4">
已经确定攻击者创建了近3000个假帐户，他计划以总量超过500万UAH的价格出售。</text:p>
      <text:p text:style-name="P4">
它的主要“客户”是俄罗斯特殊服务的代表，及其对统治宣传的控制。</text:p>
      <text:p text:style-name="P4">
据称，机器人需要侵略者“加速”错误信息，代表乌克兰公民对前线的局势以及试图抹黑国防军部队的情况。</text:p>
      <text:p text:style-name="P4">
因此，敌人试图在战争条件下撼动乌克兰插入地区的政治内部情况。</text:p>
      <text:p text:style-name="P4">
在租用公寓的搜索过程中，发现了涉及的人：</text:p>
      <text:p text:style-name="P4">
<text:span text:style-name="T5">
计算机设备； </text:span>
专业设备； *他在非法活动中使用的3000张SIM卡。</text:p>
      <text:p text:style-name="P4">
<draw:frame draw:style-name="fr1" draw:name="Image7" text:anchor-type="as-char" svg:width="6.9236in" svg:height="4.615733in" draw:z-index="0">
<draw:image xlink:href="../Images/AРМІЯINFORM/2023-04-08T64-00-00-04-00/a6d3d5a02283214b4b803515d686d498.jpeg" xlink:type="simple" xlink:show="embed" xlink:actuate="onLoad" draw:mime-type="image/jpeg"/>
</draw:frame>
目前，乌克兰安全局的调查人员已将袭击者告知袭击者，涉嫌瓦解，承认合法，否认俄罗斯联邦对反乌克兰的武装侵略及其参与者的荣耀。</text:p>
      <text:p text:style-name="P4">
涉及衡量限制的人的犯罪行为的额外资格问题正在解决。</text:p>
      <text:p text:style-name="P4">
这些措施是由SBU工作人员在区域检察官办公室的程序指导下进行的。</text:p>
      <text:p text:style-name="P4">
<text:span text:style-name="T5">
derello：<text:a xlink:type="simple" xlink:href="https://ssu.gov.ua/novyny/sbu-likviduvala-u-kropyvnytskomu-botofermu-yaka-stvoryla-ponad-3-tysiachi-feikovykh-akauntiv-dlia-informdyversii-proty-ukrainy" text:style-name="Internet_20_link" text:visited-style-name="Visited_20_Internet_20_Link">
SBU</text:a>
</text:span>
</text:p>
      <text:p text:style-name="P4">
News Source: <text:a xlink:type="simple" xlink:href="https://armyinform.com.ua/2023/04/08/u-kropyvnyczkomu-likviduvaly-botofermu-na-ponad-3-tysyachi-fejkovyh-akauntiv/" text:style-name="Internet_20_link" text:visited-style-name="Visited_20_Internet_20_Link">
https://armyinform.com.ua/2023/04/08/u-kropyvnyczkomu-likviduvaly-botofermu-na-ponad-3-tysyachi-fejkovyh-akauntiv/</text:a>
</text:p>
      <!--NEWS-->
      <text:h text:style-name="P10" text:outline-level="1">
<text:span text:style-name="T4">
800万UAH被捕的俄罗斯资产已转移以支持武装部队</text:span>
</text:h>
      <text:p text:style-name="P4">
作者: ['АРМІЯINFORM']</text:p>
      <text:p text:style-name="P4">
时间: 2023-04-08T65:00:00-04:00</text:p>
      <text:p text:style-name="P4">
描述: 在检察官的克洛巴尼群落背后，在犯罪的普雷福德·斯托斯诺（Provadzhennya Stosno）的罗兹斯利德河（Rozsliduanne）的框架内……与乌克兰2022年的战争，与乌克兰的战争是今天的最新消息，这是今天与乌克兰的新闻战争，今天与乌克兰2022年的新闻战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2/11/16_420.jpg" text:style-name="Internet_20_link" text:visited-style-name="Visited_20_Internet_20_Link">
16_420.jpg</text:a>
']</text:p>
      <text:p text:style-name="P4">
标签: ['STOPRUSSIA', 'ВТОРГНЕННЯ РФ', 'ОФІС ГЕНЕРАЛЬНОГО ПРОКУРОРА УКРАЇНИ']</text:p>
      <text:p text:style-name="P4">
类别: News</text:p>
      <!--METADATA-->
      <text:p text:style-name="P4">
<draw:frame draw:style-name="fr1" draw:name="Image8" text:anchor-type="as-char" svg:width="6.9236in" svg:height="3.956343in" draw:z-index="0">
<draw:image xlink:href="../Images/AРМІЯINFORM/2023-04-08T65-00-00-04-00/16_420.jpg" xlink:type="simple" xlink:show="embed" xlink:actuate="onLoad" draw:mime-type="image/jpeg"/>
</draw:frame>
说明性照片</text:p>
      <text:p text:style-name="P4">
应检察官的要求，在调查刑事诉讼的框架内，有800万个虔诚的资产被转让给俄罗斯联邦居民，以支持乌克兰的武装部队。</text:p>
      <text:p text:style-name="P4">
根据调查，RFSPZAPPAGAGE的居民居民的官员和所有者订购了成果公司Caperiment Credit的财务财务机制，讨论和撤出国外的货币。 这种行动对乌克兰的国家和经济安全有害。</text:p>
      <text:p text:style-name="P4">
在基辅Podilskyi检察官办公室的程序领导下滥用其全日制官员的上述企业。</text:p>
      <text:p text:style-name="P4">
目前正在采取措施转移其他财产，以支持武装部队。</text:p>
      <text:p text:style-name="P4">
<text:span text:style-name="T5">
derello：<text:a xlink:type="simple" xlink:href="https://gp.gov.ua/ua/posts/prokuratura-peredala-na-korist-zsu-8-mln-grn-arestovanix-rosiiskix-aktiviv" text:style-name="Internet_20_link" text:visited-style-name="Visited_20_Internet_20_Link">
检察官办公室乌克兰办公室</text:a>
</text:span>
</text:p>
      <text:p text:style-name="P4">
News Source: <text:a xlink:type="simple" xlink:href="https://armyinform.com.ua/2023/04/08/na-koryst-zsu-peredano-8-mln-grn-areshtovanyh-rosijskyh-aktyviv/" text:style-name="Internet_20_link" text:visited-style-name="Visited_20_Internet_20_Link">
https://armyinform.com.ua/2023/04/08/na-koryst-zsu-peredano-8-mln-grn-areshtovanyh-rosijskyh-aktyviv/</text:a>
</text:p>
      <!--NEWS-->
      <text:h text:style-name="P10" text:outline-level="1">
<text:span text:style-name="T4">
据报道怀疑一个叛徒，他被爱国者居住者偷走了</text:span>
</text:h>
      <text:p text:style-name="P4">
作者: ['АРМІЯINFORM']</text:p>
      <text:p text:style-name="P4">
时间: 2023-04-08T66:00:00-04:00</text:p>
      <text:p text:style-name="P4">
描述: DBR Pratsikhniki发起了有关Pydozra Kolishnyom Kinologa Kinologa Khersonsky Sis Zo，Yaki ...与乌克兰2022年的战争，与乌克兰与乌克兰的最新新闻，今天与乌克兰的新闻战争，今天上次与乌克兰2022年的新闻战争，乌克兰和俄罗斯和俄罗斯和俄罗斯和俄罗斯之间的战争将会发生。他们在2022年与乌克兰有一年</text:p>
      <text:p text:style-name="P4">
图片: ['<text:a xlink:type="simple" xlink:href="https://armyinform.com.ua/wp-content/uploads/2023/04/povidomilo-pro-pidozru-zradniku-yakij-utrimuvav-v-kamerah-sizo-vikradenih-okupantami-patriotiv-450x395-4fd-e1680877039807.jpeg" text:style-name="Internet_20_link" text:visited-style-name="Visited_20_Internet_20_Link">
povidomilo-pro-pidozru-zradniku-yakij-utrimuvav-v-kamerah-sizo-vikradenih-okupantami-patriotiv-450x395-4fd-e1680877039807.jpeg</text:a>
']</text:p>
      <text:p text:style-name="P4">
标签: ['STOPRUSSIA', 'АГРЕСІЯ РФ', 'ДБР']</text:p>
      <text:p text:style-name="P4">
类别: News</text:p>
      <!--METADATA-->
      <text:p text:style-name="P4">
<draw:frame draw:style-name="fr1" draw:name="Image9" text:anchor-type="as-char" svg:width="6.9236in" svg:height="8.164078in" draw:z-index="0">
<draw:image xlink:href="../Images/AРМІЯINFORM/2023-04-08T66-00-00-04-00/povidomilo-pro-pidozru-zradniku-yakij-utrimuvav-v-kamerah-sizo-vikradenih-okupantami-patriotiv-450x395-4fd-e1680877039807.jpeg" xlink:type="simple" xlink:show="embed" xlink:actuate="onLoad" draw:mime-type="image/jpeg"/>
</draw:frame>
DBR员工报告了前赫尔森前审判中心的怀疑，他将爱国者队偷走了。</text:p>
      <text:p text:style-name="P4">
在开始临时占领霍尔森地区并扣押了霍尔森的霍尔森拘留中心之后，该部的初级督察官员从俄罗斯联邦的特殊服务中获得了加入假法等级的提议执法器官“在Kherson地区订购的服务服务的管理”。</text:p>
      <text:p text:style-name="P4">
这位前执法人员出卖了誓言，并自愿占据了职责初级检查员的职位。 在机构的所有工作中，他都遵循入侵者的所有指示，为此他获得了卢布的薪水。 积极与敌人的合作：致电前同事，敦促去谴责的机构服务。</text:p>
      <text:p text:style-name="P4">
众所周知，他留在了赫尔森的拘留所，占领者在摄像机中偷走了摄像头，对囚犯施加了道德上的压力，威胁了他们。</text:p>
      <text:p text:style-name="P4">
霍森释放后，该人与俄罗斯联邦的军事人员逃离。</text:p>
      <text:p text:style-name="P4">
国家警察内部安全的迅速支持报告了涉嫌合作活动和叛国罪。</text:p>
      <text:p text:style-name="P4">
本文的制裁规定了无期徒刑的判决。</text:p>
      <text:p text:style-name="P4">
程序领导由霍尔森地区检察官办公室执行</text:p>
      <text:p text:style-name="P4">
News Source: <text:a xlink:type="simple" xlink:href="https://armyinform.com.ua/2023/04/08/povidomleno-pro-pidozru-zradnyku-yakyj-utrymuvav-v-kamerah-vykradenyh-okupantamy-patriotiv/" text:style-name="Internet_20_link" text:visited-style-name="Visited_20_Internet_20_Link">
https://armyinform.com.ua/2023/04/08/povidomleno-pro-pidozru-zradnyku-yakyj-utrymuvav-v-kamerah-vykradenyh-okupantamy-patriotiv/</text:a>
</text:p>
      <!--NEWS-->
      <text:h text:style-name="P10" text:outline-level="1">
<text:span text:style-name="T4">
布莱恩斯克地区的最新事件作证 - 在俄罗斯联邦中间，可能针对现行政权的武装抗议</text:span>
</text:h>
      <text:p text:style-name="P4">
作者: ['АРМІЯINFORM']</text:p>
      <text:p text:style-name="P4">
时间: 2023-04-08T67:00:00-04:00</text:p>
      <text:p text:style-name="P4">
描述: 克里姆林宫的Prop pri pri kerivnitva，罗斯伊恩·奥普西（Rosisyan opporthy）政权抗议tsilko mozhlivi ....与乌克兰2022年与乌克兰战争，与乌克兰今天与乌克兰的新闻，与乌克兰2022年的新闻战争，今天与乌克兰2022年的新闻战争，乌克兰和俄罗斯和俄罗斯与俄罗斯和俄罗斯之间以及乌克兰之间以及俄罗斯和俄罗斯之间的战争将会，他们在2022年与乌克兰的战争将是与否，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 'ГУР МОУ']</text:p>
      <text:p text:style-name="P4">
类别: News</text:p>
      <!--METADATA-->
      <text:p text:style-name="P4">
<draw:frame draw:style-name="fr1" draw:name="Image10" text:anchor-type="as-char" svg:width="6.9236in" svg:height="4.615733in" draw:z-index="0">
<draw:image xlink:href="../Images/AРМІЯINFORM/2023-04-08T67-00-00-04-00/poraneni-okupanty.jpg" xlink:type="simple" xlink:show="embed" xlink:actuate="onLoad" draw:mime-type="image/jpeg"/>
</draw:frame>
说明性照片</text:p>
      <text:p text:style-name="P4">
尽管是克里姆林宫领导层的陈述，但俄罗斯人对当前政权的抗议是可能的。 生动的确认是布莱恩斯克地区的最新事件。特别是，骚乱发生在波加斯基地区。 俄罗斯叛军带来了两名占领军的战斗机。 有大量及时的数量，目前指定了确切的数字。 敌人的APC也被破坏了。入侵者的其他设备，设备和财产损坏。</text:p>
      <text:p text:style-name="P4">
俄罗斯志愿军团首次不采取此类措施，规模只是在增长。 士兵与当地人口袭击了军事设施。</text:p>
      <text:p text:style-name="P4">
由于叛军的行动，平民没有受伤。</text:p>
      <text:p text:style-name="P4">
<text:span text:style-name="T5">
derello：<text:a xlink:type="simple" xlink:href="https://gur.gov.ua/content/ostanni-podii-v-brianskii-oblasti-svidchat-v-seredyni-rf-mozhlyvyi-zbroinyi-protest-proty-diiuchoho-rezhymu.html" text:style-name="Internet_20_link" text:visited-style-name="Visited_20_Internet_20_Link">
Gur Mou</text:a>
</text:span>
</text:p>
      <text:p text:style-name="P4">
News Source: <text:a xlink:type="simple" xlink:href="https://armyinform.com.ua/2023/04/08/u-bryanskyj-oblasti-nevidomi-rozstrilyaly-rosijskyh-sylovykiv/" text:style-name="Internet_20_link" text:visited-style-name="Visited_20_Internet_20_Link">
https://armyinform.com.ua/2023/04/08/u-bryanskyj-oblasti-nevidomi-rozstrilyaly-rosijskyh-sylovykiv/</text:a>
</text:p>
      <!--NEWS-->
      <text:h text:style-name="P10" text:outline-level="1">
<text:span text:style-name="T4">
乌克兰士兵在过去的一天击退了60多次敌人袭击</text:span>
</text:h>
      <text:p text:style-name="P4">
作者: ['АРМІЯINFORM']</text:p>
      <text:p text:style-name="P4">
时间: 2023-04-08T68:00:00-04:00</text:p>
      <text:p text:style-name="P4">
描述: 敌人是Zoedzhuvati Basic Zusill在领先的Di ...与乌克兰2022年的战争，与乌克兰与乌克兰的最新消息，今天与乌克兰2022年的新闻战争，今天将在乌克兰和俄罗斯之间发生战争，以及俄罗斯之间的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2/12/photo_5240289782989438827_y.jpg" text:style-name="Internet_20_link" text:visited-style-name="Visited_20_Internet_20_Link">
photo_5240289782989438827_y.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11" text:anchor-type="as-char" svg:width="6.9236in" svg:height="4.624748in" draw:z-index="0">
<draw:image xlink:href="../Images/AРМІЯINFORM/2023-04-08T68-00-00-04-00/photo_5240289782989438827_y.jpg" xlink:type="simple" xlink:show="embed" xlink:actuate="onLoad" draw:mime-type="image/jpeg"/>
</draw:frame>
<text:span text:style-name="T4">
🔥俄罗斯入侵的情况</text:span>
</text:p>
      <text:p text:style-name="P4">
敌人继续将主要努力集中在进攻性代理Lyman，Bakhmut，Avdiiv和Mariinsky的指示上。 由于每个战士的勇气，在这些地区反映了60多个攻击适应性。</text:p>
      <text:p text:style-name="P4">
在Facebook上关于它<text:a xlink:type="simple" xlink:href="https://www.facebook.com/GeneralStaff.ua/posts/pfbid026X7dyboc8SrCdHkCehnTCzaawG7ZYQq6sziA5QM3v4UfpUAy89RpqP4MzTXjLetql" text:style-name="Internet_20_link" text:visited-style-name="Visited_20_Internet_20_Link">
报告</text:a>
武装部队的总人员。</text:p>
      <text:p text:style-name="P4">
在巴赫穆特(Bakhmut)的方向上，敌人继续采取进攻行动，试图完全控制巴赫穆特(Bakhmut)市，而残酷的战斗仍在继续。 在一天中，敌人在东 - 博格达尼夫卡和伊万诺夫斯基地​​区进行了不成功的进攻行动。 国防军对前线指定区域的大约20次攻击。</text:p>
      <text:p text:style-name="P4">
News Source: <text:a xlink:type="simple" xlink:href="https://armyinform.com.ua/2023/04/08/ukrayinski-voyiny-za-mynulu-dobu-vidbyly-ponad-60-vorozhyh-atak/" text:style-name="Internet_20_link" text:visited-style-name="Visited_20_Internet_20_Link">
https://armyinform.com.ua/2023/04/08/ukrayinski-voyiny-za-mynulu-dobu-vidbyly-ponad-60-vorozhyh-atak/</text:a>
</text:p>
      <!--NEWS-->
      <text:h text:style-name="P10" text:outline-level="1">
<text:span text:style-name="T4">
占领者加强了将当地居民撤离到克里米亚的准备工作</text:span>
</text:h>
      <text:p text:style-name="P4">
作者: ['АРМІЯINFORM']</text:p>
      <text:p text:style-name="P4">
时间: 2023-04-08T69:00:00-04:00</text:p>
      <text:p text:style-name="P4">
描述: 在Timchasovo Zaynitikh Teriterii Zaporizko，Rosiyski的Khersonsky地区...与乌克兰2022年的战争，与乌克兰的最新新闻，《与乌克兰2022年的新闻战争》，今天与乌克兰和俄罗斯之间的战争，乌克兰和乌克兰之间的战争将会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4/37_main-v1660280985.jpg" text:style-name="Internet_20_link" text:visited-style-name="Visited_20_Internet_20_Link">
37_main-v1660280985.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12" text:anchor-type="as-char" svg:width="6.9236in" svg:height="4.61903in" draw:z-index="0">
<draw:image xlink:href="../Images/AРМІЯINFORM/2023-04-08T69-00-00-04-00/37_main-v1660280985.jpg" xlink:type="simple" xlink:show="embed" xlink:actuate="onLoad" draw:mime-type="image/jpeg"/>
</draw:frame>
说明性照片<text:span text:style-name="T4">
🔥俄罗斯入侵</text:span>
</text:p>
      <text:p text:style-name="P4">
在Zaporizhzhya和Kherson地区暂时占领的领土上，俄罗斯所有者加强了为克里米亚自治共和国暂时 - 临时领土撤离当地人口的准备。 特别是，在梅利托波尔(Melitopol)，任务多夫斯克敌人(Taskadovsk Enement)在可能的传福音中对当地人口进行了调查。 该调查检查了俄罗斯护照，注册和教育水平的存在。 有周期性的公共汽车愿意淘汰。</text:p>
      <text:p text:style-name="P4">
在Facebook上关于它<text:a xlink:type="simple" xlink:href="https://www.facebook.com/GeneralStaff.ua/posts/pfbid026X7dyboc8SrCdHkCehnTCzaawG7ZYQq6sziA5QM3v4UfpUAy89RpqP4MzTXjLetql" text:style-name="Internet_20_link" text:visited-style-name="Visited_20_Internet_20_Link">
报告</text:a>
武装部队的总人员。</text:p>
      <text:p text:style-name="P4">
入侵者还传播了平民将从4月底开始的信息。</text:p>
      <text:p text:style-name="P4">
News Source: <text:a xlink:type="simple" xlink:href="https://armyinform.com.ua/2023/04/08/na-tot-okupanty-aktyvizuvaly-pidgotovku-do-evakuacziyi-misczevogo-naselennya-do-krymu/" text:style-name="Internet_20_link" text:visited-style-name="Visited_20_Internet_20_Link">
https://armyinform.com.ua/2023/04/08/na-tot-okupanty-aktyvizuvaly-pidgotovku-do-evakuacziyi-misczevogo-naselennya-do-krymu/</text:a>
</text:p>
      <!--NEWS-->
      <text:h text:style-name="P10" text:outline-level="1">
<text:span text:style-name="T4">
乌克兰防守的部队最后一天摧毁了7架俄罗斯无人机</text:span>
</text:h>
      <text:p text:style-name="P4">
作者: ['АРМІЯINFORM']</text:p>
      <text:p text:style-name="P4">
时间: 2023-04-08T70:00:00-04:00</text:p>
      <text:p text:style-name="P4">
描述: pidrodili rakensh inichk Isisilia 1分1分，两个地区...与乌克兰2022年的战争，与乌克兰的最新新闻，今天与乌克兰的新闻，乌克兰2022年上次与乌克兰的新闻战，乌克兰和俄罗斯之间以及乌克兰之间的战争，当时，当乌克兰战争与乌克兰战争时，在不久的将来，是否会与乌克兰进行战争，与乌克兰的战争，今天的乌克兰新闻，乌克兰新闻在俄罗斯的乌克兰新闻</text:p>
      <text:p text:style-name="P4">
图片: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标签: ['STOPRUSSIA', 'АГРЕСІЯ РФ', 'ВТОРГНЕННЯ РФ', 'ГШ ЗСУ', 'ОПЕРАТИВНА ІНФОРМАЦІЯ', 'РАНКОВЕ ЗВЕДЕННЯ', 'ХРОНІКА ОБОРОНИ']</text:p>
      <text:p text:style-name="P4">
类别: News</text:p>
      <!--METADATA-->
      <text:p text:style-name="P4">
<draw:frame draw:style-name="fr1" draw:name="Image13" text:anchor-type="as-char" svg:width="6.9236in" svg:height="4.669802in" draw:z-index="0">
<draw:image xlink:href="../Images/AРМІЯINFORM/2023-04-08T70-00-00-04-00/2022-10-04-avtor-1-zsu-za-visim-misyacziv-znyshhyly-bilshu-polovynu-vijskovyh-bpla1-e1664889963810.jpg" xlink:type="simple" xlink:show="embed" xlink:actuate="onLoad" draw:mime-type="image/jpeg"/>
</draw:frame>
说明性照片<text:span text:style-name="T4">
🔥俄罗斯入侵</text:span>
</text:p>
      <text:p text:style-name="P4">
火箭部队和炮兵部门袭击了1个管理部门的1个管理点，并摧毁了敌方弹药的组成。</text:p>
      <text:p text:style-name="P4">
在Facebook上关于它<text:a xlink:type="simple" xlink:href="https://www.facebook.com/GeneralStaff.ua/posts/pfbid026X7dyboc8SrCdHkCehnTCzaawG7ZYQq6sziA5QM3v4UfpUAy89RpqP4MzTXjLetql" text:style-name="Internet_20_link" text:visited-style-name="Visited_20_Internet_20_Link">
报告</text:a>
武装部队的总人员。</text:p>
      <text:p text:style-name="P4">
在入侵者的人员和军事装备集中的领域，国防军的航空公司每天的航空击中了9次。 此外，我们附近的捍卫者摧毁了俄罗斯SU-25袭击。 另外，敌人失去了7个无人机，出局：3-键入“ Orlan”，3  - “ Lancet”和1-“ Merlin”。</text:p>
      <text:p text:style-name="P4">
News Source: <text:a xlink:type="simple" xlink:href="https://armyinform.com.ua/2023/04/08/syly-oborony-ukrayiny-mynuloyi-doby-znyshhyly-7-rosijskyh-bezpilotnykiv/" text:style-name="Internet_20_link" text:visited-style-name="Visited_20_Internet_20_Link">
https://armyinform.com.ua/2023/04/08/syly-oborony-ukrayiny-mynuloyi-doby-znyshhyly-7-rosijskyh-bezpilotnykiv/</text:a>
</text:p>
      <!--NEWS-->
      <text:h text:style-name="P10" text:outline-level="1">
<text:span text:style-name="T4">
总参谋部报告每天清算570名入侵者</text:span>
</text:h>
      <text:p text:style-name="P4">
作者: ['АРМІЯINFORM']</text:p>
      <text:p text:style-name="P4">
时间: 2023-04-08T71:00:00-04:00</text:p>
      <text:p text:style-name="P4">
描述: Zagalni Boyov，将敌人于02.24.22至08/08/23 Orintovo成为：...与乌克兰2022的战争，与乌克兰与乌克兰的最新新闻，今天与乌克兰的新闻战争，今天与乌克兰的新闻战争，今天与乌克兰2022年，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vtraty_04-08-2023-scaled.jpg" text:style-name="Internet_20_link" text:visited-style-name="Visited_20_Internet_20_Link">
vtraty_04-08-2023-scaled.jpg</text:a>
']</text:p>
      <text:p text:style-name="P4">
标签: ['STOPRUSSIA', 'АГРЕСІЯ РФ', 'ВІЙНА', 'ВТОРГНЕННЯ РФ', 'ВТРАТИ ВОРОГА', 'ГШ ЗСУ']</text:p>
      <text:p text:style-name="P4">
类别: News</text:p>
      <!--METADATA-->
      <text:p text:style-name="P4">
<draw:frame draw:style-name="fr1" draw:name="Image14" text:anchor-type="as-char" svg:width="6.9236in" svg:height="6.981297in" draw:z-index="0">
<draw:image xlink:href="../Images/AРМІЯINFORM/2023-04-08T71-00-00-04-00/vtraty_04-08-2023-scaled.jpg" xlink:type="simple" xlink:show="embed" xlink:actuate="onLoad" draw:mime-type="image/jpeg"/>
</draw:frame>
从24.02.22到08.04.23的敌人的总损失将定向：</text:p>
      <text:p text:style-name="P4">
<text:span text:style-name="T4">
<text:span text:style-name="T5">
人员 -  </text:span>
* 177680(+570)淘汰的人</text:span>
<text:span text:style-name="T5">
坦克 -  </text:span>
<text:span text:style-name="T5">
 3636(+3)</text:span>
<text:span text:style-name="T4">
战斗装甲车 -  </text:span>
 7020(+4)<text:span text:style-name="T4">
<text:span text:style-name="T5">
炮兵系统 -  </text:span>
<text:span text:style-name="T5">
 2727(+5)</text:span>
 </text:span>
 rszv- <text:span text:style-name="T4">
 533(0)</text:span>
<text:span text:style-name="T5">
防空 -  </text:span>
<text:span text:style-name="T5">
 282(+1)</text:span>
<text:span text:style-name="T4">
飞机 -  </text:span>
 307(+1)<text:span text:style-name="T4">
<text:span text:style-name="T5">
直升机 -  </text:span>
* 292(0)</text:span>
<text:span text:style-name="T5">
无人机手术战术水平 -  </text:span>
<text:span text:style-name="T5">
 2298(+7)</text:span>
<text:span text:style-name="T4">
有翼的导弹 -  </text:span>
 911(0)<text:span text:style-name="T4">
<text:span text:style-name="T5">
船 /船 -  </text:span>
* 18(0)</text:span>
<text:span text:style-name="T5">
汽车设备和坦克 -  </text:span>
<text:span text:style-name="T5">
 5599(+12)</text:span>
<text:span text:style-name="T4">
特殊技术 -  </text:span>
 304(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8.04.23。</text:p>
      <text:p text:style-name="P4">
News Source: <text:a xlink:type="simple" xlink:href="https://armyinform.com.ua/2023/04/08/generalnyj-shtab-povidomyv-pro-likvidacziyu-570-okupantiv-za-dobu/" text:style-name="Internet_20_link" text:visited-style-name="Visited_20_Internet_20_Link">
https://armyinform.com.ua/2023/04/08/generalnyj-shtab-povidomyv-pro-likvidacziyu-570-okupantiv-za-dobu/</text:a>
</text:p>
      <!--NEWS-->
      <text:h text:style-name="P10" text:outline-level="1">
<text:span text:style-name="T4">
在暂时占领的赫尔森地区，敌人已经为乌克兰反派对的期望而感到恐慌</text:span>
</text:h>
      <text:p text:style-name="P4">
作者: ['Олексій Тригуб']</text:p>
      <text:p text:style-name="P4">
时间: 2023-04-08T72:00:00-04:00</text:p>
      <text:p text:style-name="P4">
描述: EFIS -EFIST TELEMARAFON的负责人“єIiniNews”是Oblonnaya辅助人员的负责人...与2022年乌克兰的战争，与乌克兰的最新新闻，《与乌克兰的新闻战争》，今天与乌克兰的2022年进行了战争，乌克兰和乌克兰之间的战争将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11/gumenyuk-rozpovila.jpg" text:style-name="Internet_20_link" text:visited-style-name="Visited_20_Internet_20_Link">
gumenyuk-rozpovila.jpg</text:a>
']</text:p>
      <text:p text:style-name="P4">
标签: []</text:p>
      <text:p text:style-name="P4">
类别: News</text:p>
      <!--METADATA-->
      <text:p text:style-name="P4">
<draw:frame draw:style-name="fr1" draw:name="Image15" text:anchor-type="as-char" svg:width="6.9236in" svg:height="4.661737in" draw:z-index="0">
<draw:image xlink:href="../Images/AРМІЯINFORM/2023-04-08T72-00-00-04-00/gumenyuk-rozpovila.jpg" xlink:type="simple" xlink:show="embed" xlink:actuate="onLoad" draw:mime-type="image/jpeg"/>
</draw:frame>
早晨空气(https://www.youtube.com/watch?v=WY8sDvZdWEA)唯一的消息是乌克兰联合协调出版社国防军中心的负责人，第一个排名纳塔利亚·洪尼克(Natalia Humeniuk)的队长讲述了乌克兰南部现任办公室。</text:p>
      <text:p text:style-name="P4">
官员特别指出，过去一天的特征是敌人的空气融合。 此外，敌人同时使用托管的航空炸弹和无人飞机。 在针对工业实体的农业土地上发射侵略者的航空手段。 幸运的是，这些打击没有受害者。 阴险的无人机继续攻击关键的基础设施，并忽略了国际法，医疗设施的规范。 最好由POWL类型的笔触倾倒。 是的，昨天，部落无人机撞上了马车，这导致两名平民受重伤。</text:p>
      <text:p text:style-name="P4">
另外，第一级纳塔利亚·汉尼克(Natalia Humeniuk)的队长说，在预期的乌克兰国防军的预期反性中，种族主义者明显开始被镶板。</text:p>
      <ul>
        <li>
官员解释说，对被占领定居点人口的强制认证，“疏散”清单的准备正在进行中 - 因此，占领者模仿了他们对公众的关注。  - 但是，我们很清楚什么是一个关注。这是要移动平民，以将其作为活盾。</li>
      </ul>
      <text:p text:style-name="P4">
为了避免乌克兰炮兵的袭击，敌人不断移动，移动其管理点，观察点以及弹药和燃料的仓库。 然而，根据纳塔利亚·汉尼克(Natalia Humeniuk)的说法，乌克兰一方的所有这些过程在24/7中受到监测，而物体则被敌人的tacitics的生命力量被准确的打击摧毁。</text:p>
      <text:p text:style-name="P4">
News Source: <text:a xlink:type="simple" xlink:href="https://armyinform.com.ua/2023/04/08/na-tymchasovo-okupovanij-hersonshhyni-vorog-uzhe-panikuye-v-ochikuvanni-ukrayinskogo-kontrnastupu/" text:style-name="Internet_20_link" text:visited-style-name="Visited_20_Internet_20_Link">
https://armyinform.com.ua/2023/04/08/na-tymchasovo-okupovanij-hersonshhyni-vorog-uzhe-panikuye-v-ochikuvanni-ukrayinskogo-kontrnastupu/</text:a>
</text:p>
      <!--NEWS-->
      <text:h text:style-name="P10" text:outline-level="1">
<text:span text:style-name="T4">
北约将在两周内开始主要的军事训练后卫</text:span>
</text:h>
      <text:p text:style-name="P4">
作者: ['АРМІЯINFORM']</text:p>
      <text:p text:style-name="P4">
时间: 2023-04-08T73:00:00-04:00</text:p>
      <text:p text:style-name="P4">
描述: Nonobar，2 22 Kvisnnya 23 Worms，Viduvyskovis Fertfender 23，在Yaki ...与乌克兰2022年的战争，与乌克兰的最新新闻，今天与乌克兰2022的新闻战争是今天的最后一场战争，乌克兰和俄罗斯和俄罗斯之间的战争将会当2022年与乌克兰与乌克兰的战争将在不久的将来与乌克兰发生战争，《与乌克兰与乌克兰的战争》，《今日乌克兰新闻》，乌克兰的新闻，乌克兰媒体的俄罗斯媒体</text:p>
      <text:p text:style-name="P4">
图片: ['<text:a xlink:type="simple" xlink:href="https://armyinform.com.ua/wp-content/uploads/2023/04/ivm.jpg" text:style-name="Internet_20_link" text:visited-style-name="Visited_20_Internet_20_Link">
ivm.jpg</text:a>
', '<text:a xlink:type="simple" xlink:href="https://armyinform.com.ua/wp-content/uploads/2023/04/im.jpg" text:style-name="Internet_20_link" text:visited-style-name="Visited_20_Internet_20_Link">
im.jpg</text:a>
', '<text:a xlink:type="simple" xlink:href="https://armyinform.com.ua/wp-content/uploads/2023/04/ei7.jpg" text:style-name="Internet_20_link" text:visited-style-name="Visited_20_Internet_20_Link">
ei7.jpg</text:a>
']</text:p>
      <text:p text:style-name="P4">
标签: ['DEFENDER', 'НАВЧАННЯ НАТО', 'НАТО']</text:p>
      <text:p text:style-name="P4">
类别: News</text:p>
      <!--METADATA-->
      <text:p text:style-name="P4">
<draw:frame draw:style-name="fr1" draw:name="Image16" text:anchor-type="as-char" svg:width="6.9236in" svg:height="4.622126in" draw:z-index="0">
<draw:image xlink:href="../Images/AРМІЯINFORM/2023-04-08T73-00-00-04-00/ivm.jpg" xlink:type="simple" xlink:show="embed" xlink:actuate="onLoad" draw:mime-type="image/jpeg"/>
</draw:frame>
不久，从4月22日至6月23日，将举行军事演习<text:a xlink:type="simple" xlink:href="https://www.europeafrica.army.mil/DefenderEurope/" text:style-name="Internet_20_link" text:visited-style-name="Visited_20_Internet_20_Link">
Defender23</text:a>
预计将有近9,000名美军。</text:p>
      <text:p text:style-name="P4">
如<text:a xlink:type="simple" xlink:href="https://www.defense.gov/News/News-Stories/Article/article/3353612/multinational-exercise-defender-23-kicks-off-this-month-in-europe/" text:style-name="Internet_20_link" text:visited-style-name="Visited_20_Internet_20_Link">
报告</text:a>
美国国防部这些年度演习将进行两个月，重点是武装部队的战略部署，现成的军队储备以及欧洲盟友和合作伙伴的运营兼容性。</text:p>
      <text:p text:style-name="P4">
自2021年以来，在美国陆军在欧洲和非洲的领导下进行了后卫23。 该培训旨在证明美军迅速部署弹药和设备提供盟友保证并限制那些在欧洲受到威胁并保护大陆免受侵略的人的能力。 培训还表明，欧洲国家的分配增加了自己部队的规模，能力和运营兼容性。</text:p>
      <text:p text:style-name="P4">
五角大哥罗尼亚萨布里娜·辛格(Pentagonagoronosabrina Singh)说：“大约9,000名美国军人和大约17,000名工会国家和合作伙伴将参加，一些演习将覆盖10个不同的欧洲国家。”</text:p>
      <text:p text:style-name="P4">
<draw:frame draw:style-name="fr1" draw:name="Image17" text:anchor-type="as-char" svg:width="6.9236in" svg:height="3.894525in" draw:z-index="0">
<draw:image xlink:href="../Images/AРМІЯINFORM/2023-04-08T73-00-00-04-00/im.jpg" xlink:type="simple" xlink:show="embed" xlink:actuate="onLoad" draw:mime-type="image/jpeg"/>
</draw:frame>
萨布丽娜·辛格(Sabrina Singh)报道说，本周设备已经开始接受培训。 据她说，大约7,000台设备被运送到了欧洲的SISS教育行为剧院。 此外，在Sefefender 23期间，将使用大约13,000台从先前放置的股票中取出的设备。</text:p>
      <text:p text:style-name="P4">
除美利坚合众国外，Defender 23还将参加Zalbani，保加利亚，波斯尼亚和黑塞哥维那，英国，希腊，乔治亚州，丹麦，丹麦，爱沙尼亚，西班牙，意大利，科索沃，科索沃，摩尔多瓦，荷兰，德国，德国，北部，北北马其顿，马其顿，马其顿，马其顿，马其顿，马其顿，马其顿，马其顿，马其顿，马其顿，马其顿，马其顿，马其顿，马其顿，马其顿，马其顿，马其顿，马其顿，马其顿北部波兰，波兰，波兰，波兰，匈牙利，法国，克罗地亚，捷克共和国，黑山，瑞典。</text:p>
      <text:p text:style-name="P4">
另请阅读：</text:p>
      <text:p text:style-name="P4">
<text:a xlink:type="simple" xlink:href="https://armyinform.com.ua/2021/05/06/ukrayina-doluchytsya-do-navchan-nato-defender-europe-21/" text:style-name="Internet_20_link" text:visited-style-name="Visited_20_Internet_20_Link">
乌克兰将加入北约后卫欧洲21</text:a>
背景：Defender 23是欧洲司令部美国司令部的跨国联合培训(跟我)旨在增加盟友与北约合作伙伴之间的准备和运营兼容性。Defender 23将展示美国军队在欧洲和非洲的能力，在东欧感觉战斗能力，增加长途火灾的死亡率，增加单位的准备，并具有复杂的共同跨国环境，利用接受国家，以增加及时的覆盖范围。</text:p>
      <text:p text:style-name="P4">
<text:span text:style-name="T5">
准备的亚历山大·科佐本科</text:span>
</text:p>
      <text:p text:style-name="P4">
News Source: <text:a xlink:type="simple" xlink:href="https://armyinform.com.ua/2023/04/08/za-dva-tyzhni-nato-rozpochne-velyki-vijskovi-navchannya-defender/" text:style-name="Internet_20_link" text:visited-style-name="Visited_20_Internet_20_Link">
https://armyinform.com.ua/2023/04/08/za-dva-tyzhni-nato-rozpochne-velyki-vijskovi-navchannya-defender/</text:a>
</text:p>
      <!--NEWS-->
      <text:h text:style-name="P10" text:outline-level="1">
<text:span text:style-name="T4">
乌克兰总统庆祝了770多个乌克兰士兵州奖</text:span>
</text:h>
      <text:p text:style-name="P4">
作者: ['АРМІЯINFORM']</text:p>
      <text:p text:style-name="P4">
时间: 2023-04-08T74:00:00-04:00</text:p>
      <text:p text:style-name="P4">
描述: 乌克兰沃迪米尔·泽伦斯基（Volodymyr Zelensky）在自己的残酷动物中担任乌克兰总统...与乌克兰2022年的战争，与乌克兰的最新新闻战争，今天与乌克兰的新闻，乌克兰2022年的新闻战争，乌克兰和俄罗斯之间以及俄罗斯之间以及俄罗斯之间的战争，当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3/nagorody-1.jpg" text:style-name="Internet_20_link" text:visited-style-name="Visited_20_Internet_20_Link">
nagorody-1.jpg</text:a>
']</text:p>
      <text:p text:style-name="P4">
标签: []</text:p>
      <text:p text:style-name="P4">
类别: News</text:p>
      <!--METADATA-->
      <text:p text:style-name="P4">
<draw:frame draw:style-name="fr1" draw:name="Image18" text:anchor-type="as-char" svg:width="6.9236in" svg:height="3.872889in" draw:z-index="0">
<draw:image xlink:href="../Images/AРМІЯINFORM/2023-04-08T74-00-00-04-00/nagorody-1.jpg" xlink:type="simple" xlink:show="embed" xlink:actuate="onLoad" draw:mime-type="image/jpeg"/>
</draw:frame>
在乌克兰Volodymyr Zelenskyy总统的日前，他的日常咨询<text:a xlink:type="simple" xlink:href="https://armyinform.com.ua/2023/04/07/v-mizhnarodni-vidnosyny-povernutsya-povaga-j-poryadok-koly-u-krym-povernetsya-ukrayinskyj-prapor-volodymyr-zelenskyj/" text:style-name="Internet_20_link" text:visited-style-name="Visited_20_Internet_20_Link">
报告</text:a>
有关授予我们勇士的几项法令。 Volodymyr Zelenskyy说：“总的来说，在一场大规模战争中，超过43.5万我们的捍卫者和捍卫者以国家为纳维戈罗德(Navigorod)为标志。”</text:p>
      <text:p text:style-name="P4">
相关法令发表在总统官方网站的网站上。 总共有771名军人获得了州奖，其中262人死后是。</text:p>
      <text:p text:style-name="P4">
为了个人勇气，在保护乌克兰的国际教程完整性的国家主权中，授予了军事义务的无私表现，并授予了Bohdan Khmelnitsky，“ Smack”，Danylo Halytsky，Danylo Halytsky的命令，为乌克兰的军事服务。 “和“为了挽救的生命。”</text:p>
      <text:p text:style-name="P4">
<text:span text:style-name="T5">
总统法令<text:a xlink:type="simple" xlink:href="https://www.president.gov.ua/documents/1982023-46309" text:style-name="Internet_20_link" text:visited-style-name="Visited_20_Internet_20_Link">
第198/2023号</text:a>
乌克兰州的州奖被授予137名军人，21名士兵 - 死后。 </text:span>
总统法令<text:a xlink:type="simple" xlink:href="https://www.president.gov.ua/documents/1992023-46297" text:style-name="Internet_20_link" text:visited-style-name="Visited_20_Internet_20_Link">
No. 199/2023</text:a>
-143军人，16岁 - 死后。 <text:span text:style-name="T5">
总统法令<text:a xlink:type="simple" xlink:href="https://www.president.gov.ua/documents/2002023-46293" text:style-name="Internet_20_link" text:visited-style-name="Visited_20_Internet_20_Link">
第200/2023号</text:a>
91名士兵被标记为42。 </text:span>
总统法令<text:a xlink:type="simple" xlink:href="https://www.president.gov.ua/documents/2012023-46301" text:style-name="Internet_20_link" text:visited-style-name="Visited_20_Internet_20_Link">
编号201/2023</text:a>
州奖获得了140名军人，其中32名是死后的。 <text:span text:style-name="T5">
总统法令<text:a xlink:type="simple" xlink:href="https://www.president.gov.ua/documents/2022023-46305" text:style-name="Internet_20_link" text:visited-style-name="Visited_20_Internet_20_Link">
第202/2023号</text:a>
-149军人，63岁 - 死后。 </text:span>
总统法令<text:a xlink:type="simple" xlink:href="https://www.president.gov.ua/documents/2032023-46289" text:style-name="Internet_20_link" text:visited-style-name="Visited_20_Internet_20_Link">
第203/2023号</text:a>
该州奖项被授予111名军人，88岁。</text:p>
      <text:p text:style-name="P4">
<text:span text:style-name="T5">
准备的亚历山大·科佐本科</text:span>
</text:p>
      <text:p text:style-name="P4">
News Source: <text:a xlink:type="simple" xlink:href="https://armyinform.com.ua/2023/04/08/prezydent-ukrayiny-vidznachyv-derzhavnymy-nagorodamy-ponad-770-ukrayinskyh-voyiniv/" text:style-name="Internet_20_link" text:visited-style-name="Visited_20_Internet_20_Link">
https://armyinform.com.ua/2023/04/08/prezydent-ukrayiny-vidznachyv-derzhavnymy-nagorodamy-ponad-770-ukrayinskyh-voyiniv/</text:a>
</text:p>
      <!--NEWS-->
      <text:h text:style-name="P10" text:outline-level="1">
<text:span text:style-name="T4">
为了破坏俄罗斯托管飞机乌克兰，乌克兰需要飞机4+ -Yuri Ignat</text:span>
</text:h>
      <text:p text:style-name="P4">
作者: ['Олексій Тригуб']</text:p>
      <text:p text:style-name="P4">
时间: 2023-04-08T75:00:00-04:00</text:p>
      <text:p text:style-name="P4">
描述: Efiri直接的Efiri Telemarafon“єIini小说” Rechnik的乌克兰兹布罗伊萨尼部队的杜西部队...与乌克兰2022年的战争，与乌克兰与乌克兰的最新新闻，与乌克兰的新闻，与乌克兰2022年的新闻战争，今天，乌克兰之间将在乌克兰之间发生战争，将在乌克兰之间发生战争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text:p>
      <text:p text:style-name="P4">
类别: News</text:p>
      <!--METADATA-->
      <text:p text:style-name="P4">
<draw:frame draw:style-name="fr1" draw:name="Image19" text:anchor-type="as-char" svg:width="6.9236in" svg:height="4.32725in" draw:z-index="0">
<draw:image xlink:href="../Images/AРМІЯINFORM/2023-04-08T75-00-00-04-00/foto-1-krylati-aviabomby-yurij-ignat.jpg" xlink:type="simple" xlink:show="embed" xlink:actuate="onLoad" draw:mime-type="image/jpeg"/>
</draw:frame>
拼贴：陆军</text:p>
      <text:p text:style-name="P4">
在直[以太]中(https://www.youtube.com/watch?v=WY8sDvZdWEA)乌克兰上校尤里·伊格纳特克门(Yuri Ignatkomen)空军的唯一新闻发言人投射了乌克兰领土上托管航空炸弹的敌人的使用。 该官员特别指出，这些高架飞机的失败手段在整个前线都使用 - 这是南部，国家的东部，Isum地区和Chernihiv地区 - 他到处袭击。</text:p>
      <ul>
        <li>
几个星期以来，随着我们分别出现了这种新威胁，这是我们已经出现的。  - 尽管很难做出回应，因为敌人远程施加了这些管理的航空炸弹，到目前为止。有必要了解飞机在没有什么可以得到的距离上击中这些炸弹，这是飞机。 可以尝试击倒，但是很明显您需要多少。 因此，除了抵消这些炸弹的飞机外，没有出路。</li>
      </ul>
      <text:p text:style-name="P4">
另请阅读：</text:p>
      <text:p text:style-name="P4">
<text:a xlink:type="simple" xlink:href="https://armyinform.com.ua/2023/04/07/taktyka-vorozhyh-atak-z-povitrya-stala-bilsh-nebezpechnoyu-polkovnyk-yurij-ignat/" text:style-name="Internet_20_link" text:visited-style-name="Visited_20_Internet_20_Link">
敌对空袭的策略变得更加危险 - 尤里格特上校</text:a>
敌人使用SU-35使用托管的气炸弹。 每天，敌人每天在前线的这些飞机的帮助下每天使用10-12枚此类炸弹。 这些是500公斤重的Fab-500炸弹，配备了机翼和GPS导航。</text:p>
      <ul>
        <li>
这炸弹又飞到了进球，再过10-20公里，可能会取决于它的高度， - 解释Yuri Ignat。  - 这是距离碰撞线数十公里的人，实际上存在施加此类航空炸弹的威胁。</li>
      </ul>
      <text:p text:style-name="P4">
尤里·伊格纳特(Yuri Ignat)还说，就在昨天，在俄罗斯媒体领域，Shoigu的信息是Shoigu正在检查一家工厂，这是生产已经是一个半吨的炸弹的一条失望的线，俄罗斯人也将配备翅膀和GPS导航。 这是爆炸性物质的三倍，因此是威胁更大的破坏力的三倍。</text:p>
      <text:p text:style-name="P4">
News Source: <text:a xlink:type="simple" xlink:href="https://armyinform.com.ua/2023/04/08/dlya-znyshhennya-rosijskyh-kerovanyh-aviabomb-ukrayina-potrebuye-litakiv-pokolinnya-4-yurij-ignat/" text:style-name="Internet_20_link" text:visited-style-name="Visited_20_Internet_20_Link">
https://armyinform.com.ua/2023/04/08/dlya-znyshhennya-rosijskyh-kerovanyh-aviabomb-ukrayina-potrebuye-litakiv-pokolinnya-4-yurij-ignat/</text:a>
</text:p>
      <!--NEWS-->
      <text:h text:style-name="P10" text:outline-level="1">
<text:span text:style-name="T4">
乌克兰海军的军事心理学家提供了从囚禁向兄弟释放的专业援助</text:span>
</text:h>
      <text:p text:style-name="P4">
作者: ['Володимир Віват']</text:p>
      <text:p text:style-name="P4">
时间: 2023-04-08T76:00:00-04:00</text:p>
      <text:p text:style-name="P4">
描述: Fakhivtsi道德和心理学中心PITIMKI VISKOVE VISSKOVO-MORDIC MORDIC部队积极地...与乌克兰2022年的战争，与乌克兰的最新新闻，今天与乌克兰的新闻，与乌克兰的最新新闻进行战争，今天与乌克兰与乌克兰2022年上一次与乌克兰的战争，乌克兰和俄罗斯之间以及乌克兰和俄罗斯之间的战争将会发生。 ，他们在2022年与乌克兰的战争，无论是否将在不久的将来与乌克兰战争，他们说，与乌克兰的战争，今天的乌克兰新闻，乌克兰的新闻，乌克兰媒体在俄罗斯的乌克兰新闻</text:p>
      <text:p text:style-name="P4">
图片: ['<text:a xlink:type="simple" xlink:href="https://armyinform.com.ua/wp-content/uploads/2023/04/1-42.jpg" text:style-name="Internet_20_link" text:visited-style-name="Visited_20_Internet_20_Link">
1-42.jpg</text:a>
', '<text:a xlink:type="simple" xlink:href="https://armyinform.com.ua/wp-content/uploads/2023/04/2-29.jpg" text:style-name="Internet_20_link" text:visited-style-name="Visited_20_Internet_20_Link">
2-29.jpg</text:a>
']</text:p>
      <text:p text:style-name="P4">
标签: ['СОЦІАЛЬНА ДОПОМОГА']</text:p>
      <text:p text:style-name="P4">
类别: News</text:p>
      <!--METADATA-->
      <text:p text:style-name="P4">
<draw:frame draw:style-name="fr1" draw:name="Image20" text:anchor-type="as-char" svg:width="6.9236in" svg:height="5.189615in" draw:z-index="0">
<draw:image xlink:href="../Images/AРМІЯINFORM/2023-04-08T76-00-00-04-00/1-42.jpg" xlink:type="simple" xlink:show="embed" xlink:actuate="onLoad" draw:mime-type="image/jpeg"/>
</draw:frame>
乌克兰国家安全局道德和心理支持中心的专家与海军军事人员积极合作，海军军事人员从被俘虏的康复过程中返回。</text:p>
      <text:p text:style-name="P4">
根据中心vasyl oniskov的负责丢失的设备的设计，有关进一步康复的咨询。</text:p>
      <text:p text:style-name="P4">
在这一领域的工作中，军事心理学家积累了相当大的实际工作，这将在更多的系统中实施。 下次交流后的每一次，都会出现新的问题，需要解决新的量身定制，因此援助过程不断改善。</text:p>
      <text:p text:style-name="P4">
为了准备工作，该中心的专家不仅会使用他们自己的经验和发展，还利用了第三方来源，分析了乌克兰和外国心理学家在军事人员囚禁中修复士兵的经验的陶萨加利化。 毕竟，对于心理学家的工作，人们亲密接触，难以接触，尝试从体验中抽象的工作非常困难。 在这种情况下，心理学家的错误会增加解放的压力状态。</text:p>
      <text:p text:style-name="P4">
<draw:frame draw:style-name="fr1" draw:name="Image21" text:anchor-type="as-char" svg:width="6.9236in" svg:height="5.1927in" draw:z-index="0">
<draw:image xlink:href="../Images/AРМІЯINFORM/2023-04-08T76-00-00-04-00/2-29.jpg" xlink:type="simple" xlink:show="embed" xlink:actuate="onLoad" draw:mime-type="image/jpeg"/>
</draw:frame>
 - 上帝禁止，最终我们将归还所有囚犯，以及对这样一个工人的需求。 我们目前正在根据需要的每项康复申请工作。我们不仅尝试支持我们的战士 - 每次与他们一起参加一些礼物甜点，象征主义，纪念品，印刷版，以调整它们，以调整它们的正面，并提示头部。道德和心理支持中心。乌克兰海军。</text:p>
      <text:p text:style-name="P4">
该官员强调，这项工作的最重要结果应该是对与士兵释放的囚禁有关的问题的无油漆克服，并使他们恢复了正常的平静充分的生活。</text:p>
      <text:p text:style-name="P4">
_ Vasily oniskov_</text:p>
      <text:p text:style-name="P4">
News Source: <text:a xlink:type="simple" xlink:href="https://armyinform.com.ua/2023/04/08/vijskovi-psyhology-vms-ukrayiny-nadayut-fahovu-dopomogu-zvilnenym-z-polonu-pobratymam/" text:style-name="Internet_20_link" text:visited-style-name="Visited_20_Internet_20_Link">
https://armyinform.com.ua/2023/04/08/vijskovi-psyhology-vms-ukrayiny-nadayut-fahovu-dopomogu-zvilnenym-z-polonu-pobratymam/</text:a>
</text:p>
      <!--NEWS-->
      <text:h text:style-name="P10" text:outline-level="1">
<text:span text:style-name="T4">
敌人将四个口径火箭的载体保存在黑色和地中海海洋中</text:span>
</text:h>
      <text:p text:style-name="P4">
作者: ['АРМІЯINFORM']</text:p>
      <text:p text:style-name="P4">
时间: 2023-04-08T77:00:00-04:00</text:p>
      <text:p text:style-name="P4">
描述: 关于乌克兰Zbroych部队的Visskovo-Mordic势力的谷物。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vms-infografika.jpg" text:style-name="Internet_20_link" text:visited-style-name="Visited_20_Internet_20_Link">
vms-infografika.jpg</text:a>
']</text:p>
      <text:p text:style-name="P4">
标签: ['STOPRUSSIA', 'АГРЕСІЯ РФ', 'ВІЙНА', 'ВМС ЗС УКРАЇНИ', 'ВТОРГНЕННЯ РФ', 'РАКЕТИ «КАЛІБР»', 'СЕРЕДЗЕМНЕ МОРЕ', 'ЧОРНЕ МОРЕ']</text:p>
      <text:p text:style-name="P4">
类别: News</text:p>
      <!--METADATA-->
      <text:p text:style-name="P4">
关于它<text:a xlink:type="simple" xlink:href="https://www.facebook.com/navy.mil.gov.ua/posts/pfbid0283FKu9sjKe1awgnMkcCTf5A2LniV735Q9fn6Q6opyKBYMMDaaGU7TYqkRWeBiD9gl" text:style-name="Internet_20_link" text:visited-style-name="Visited_20_Internet_20_Link">
报告</text:a>
乌克兰武装部队海军的指挥。</text:p>
      <text:p text:style-name="P4">
<draw:frame draw:style-name="fr1" draw:name="Image22" text:anchor-type="as-char" svg:width="6.270833in" svg:height="10.0in" draw:z-index="0">
<draw:image xlink:href="../Images/AРМІЯINFORM/2023-04-08T77-00-00-04-00/vms-infografika.jpg" xlink:type="simple" xlink:show="embed" xlink:actuate="onLoad" draw:mime-type="image/jpeg"/>
</draw:frame>
值得注意的是，截至10:00 04/08/2023，黑海有7艘敌方船只，其中1架口径水晶导弹的载体总计高达4枚导弹。</text:p>
      <text:p text:style-name="P4">
“在亚佐夫海 -  1艘敌船； 在地中海，有多达7个敌对的熊，其中3架有翼火箭的载体“机芯”，总计高达20只火箭弹，”  - 在乌克兰武装部队海军的报告中说。</text:p>
      <text:p text:style-name="P4">
根据海军司令部的说法，每天进行kerch-yennykal海峡的通过：8艘船到亚佐夫海，其中1艘从Bosphorus Strait中运送出来； 到黑海 -  24艘船，其中9艘沿Bosphorus海峡的方向徘徊。</text:p>
      <text:p text:style-name="P4">
“俄罗斯联邦在1974年继续违反《国际人类生命保护国际公约》。(Solas)通过关闭自动识别系统(AIS)，纳粹海水地区的纳粹船只。”乌克兰海军海军报道。</text:p>
      <text:p text:style-name="P4">
News Source: <text:a xlink:type="simple" xlink:href="https://armyinform.com.ua/2023/04/08/vorog-trymaye-v-gotovnosti-chotyry-nosiyi-krylatyh-raket-kalibr-u-chornomu-ta-seredzemnomu-moryah/" text:style-name="Internet_20_link" text:visited-style-name="Visited_20_Internet_20_Link">
https://armyinform.com.ua/2023/04/08/vorog-trymaye-v-gotovnosti-chotyry-nosiyi-krylatyh-raket-kalibr-u-chornomu-ta-seredzemnomu-moryah/</text:a>
</text:p>
      <!--NEWS-->
      <text:h text:style-name="P10" text:outline-level="1">
<text:span text:style-name="T4">
至少有12个战略敌方轰炸机准备打击</text:span>
</text:h>
      <text:p text:style-name="P4">
作者: ['Олексій Тригуб']</text:p>
      <text:p text:style-name="P4">
时间: 2023-04-08T78:00:00-04:00</text:p>
      <text:p text:style-name="P4">
描述: 关于直接的efirfon“єIni新闻”，《 Getryani的重货币》的Seni -Nogodniye ...与乌克兰2022年的战争，与乌克兰的最新新闻，与乌克兰的新闻，与乌克兰2022年的新闻战争，今天，乌克兰之间的战争将会在和俄罗斯，当与2022年的战争时，乌克兰是否会在不久的将来与乌克兰进行战争，他们说，与乌克兰的战争，今天的乌克兰新闻，乌克兰的新闻，乌克兰媒体在俄罗斯的乌克兰新闻</text:p>
      <text:p text:style-name="P4">
图片: ['<text:a xlink:type="simple" xlink:href="https://armyinform.com.ua/wp-content/uploads/2023/02/photo_2023-02-11_15-50-42.jpg" text:style-name="Internet_20_link" text:visited-style-name="Visited_20_Internet_20_Link">
photo_2023-02-11_15-50-42.jpg</text:a>
']</text:p>
      <text:p text:style-name="P4">
标签: []</text:p>
      <text:p text:style-name="P4">
类别: News</text:p>
      <!--METADATA-->
      <text:p text:style-name="P4">
<draw:frame draw:style-name="fr1" draw:name="Image23" text:anchor-type="as-char" svg:width="6.9236in" svg:height="4.869599in" draw:z-index="0">
<draw:image xlink:href="../Images/AРМІЯINFORM/2023-04-08T78-00-00-04-00/photo_2023-02-11_15-50-42.jpg" xlink:type="simple" xlink:show="embed" xlink:actuate="onLoad" draw:mime-type="image/jpeg"/>
</draw:frame>
关于它在直[以太]中(https://www.youtube.com/watch?v=WY8sDvZdWEA)乌克兰的尤里·伊格纳特空军上校报道了唯一的新闻电话Temrafon。</text:p>
      <ul>
        <li>
军官说，火箭中风的威胁尚未消失。  - 敌人也应用航空，对此雄辩的确认是俄罗斯军人对陆军俄罗斯飞机SU-25的枪击。 直升机和突击航空是敌人。 它的战略航空在机场中休息。 今天观察到至少有12架可以攻击我们的战略飞机。</li>
      </ul>
      <text:p text:style-name="P4">
在评论了最近的三辆白俄罗斯玛格丽chi机场飞往俄罗斯的MIG-31KZ战斗机导弹飞往俄罗斯的飞机时，Yuri Yuri Ingat上校指出，这已经发生了，每次飞机返回时。 据该官员说，这种恶意可以与计划的轮换和某些技术时刻有关。 例如，需要进行Naerodroma碱基的调节工作。 因此，“匕首”的载体目前正处于乌克兰边境附近，不幸的是，他们使用的威胁尚未得到缓解。</text:p>
      <text:p text:style-name="P4">
News Source: <text:a xlink:type="simple" xlink:href="https://armyinform.com.ua/2023/04/08/shhonajmenshe-12-strategichnyh-bombarduvalnykiv-voroga-perebuvayut-u-gotovnosti-do-zavdavannya-udaru/" text:style-name="Internet_20_link" text:visited-style-name="Visited_20_Internet_20_Link">
https://armyinform.com.ua/2023/04/08/shhonajmenshe-12-strategichnyh-bombarduvalnykiv-voroga-perebuvayut-u-gotovnosti-do-zavdavannya-udaru/</text:a>
</text:p>
      <!--NEWS-->
      <text:h text:style-name="P10" text:outline-level="1">
<text:span text:style-name="T4">
在奥地利，前军事，大使和专家呼吁建立新的学说</text:span>
</text:h>
      <text:p text:style-name="P4">
作者: Ukrinform (Person)</text:p>
      <text:p text:style-name="P4">
出版商: Укринформ (Organization)</text:p>
      <text:p text:style-name="P4">
出版时间: 2023-04-09T-11:17:00+03:00</text:p>
      <text:p text:style-name="P4">
修改时间: 2023-04-09T23:17:00+03:00</text:p>
      <text:p text:style-name="P4">
描述: 100多名奥地利前高级班级将军，部长和政客，大使和外交官，安全和外交政策专家，记者，科学家和企业家呼吁该国的领导人开始对未来的奥地利安全和国防政策进行全国性讨论，并批准一个新的学说。  - 乌克林。</text:p>
      <text:p text:style-name="P4">
图片: ["<text:a xlink:type="simple" xlink:href="https://static.ukrinform.com/photos/2018_11/thumb_files/630_360_1541766375-297.jpg" text:style-name="Internet_20_link" text:visited-style-name="Visited_20_Internet_20_Link">
630_360_15417...</text:a>
"]</text:p>
      <text:p text:style-name="P4">
标签: ['Австрія', 'Нацбезпека', 'Війна з росією']</text:p>
      <text:p text:style-name="P4">
类型: Article</text:p>
      <!--METADATA-->
      <text:p text:style-name="P4">
<draw:frame draw:style-name="fr1" draw:name="Image24" text:anchor-type="as-char" svg:width="6.9236in" svg:height="3.956343in" draw:z-index="0">
<draw:image xlink:href="../Images/yкринформ/2023-04-09T-11-17-00-03-00/630_360_1541766375-297.jpg" xlink:type="simple" xlink:show="embed" xlink:actuate="onLoad" draw:mime-type="image/jpeg"/>
</draw:frame>
100多名奥地利前高级班级将军，部长和政客，大使和外交官，安全和外交政策专家，记者，科学家，科学家和企业家呼吁该国的管理层对未来的安全政策和捍卫奥地利进行一般讨论。</text:p>
      <text:p text:style-name="P4">
根据乌克林福姆的说法，相应的呼叫包含在[]中(https://unseresicherheit.org)“致联邦总统，联邦政府，国家理事会和奥地利的公开信。”</text:p>
      <text:p text:style-name="P4">
奥地利专家在一封信中说，国家领导人忽略了2022年5月在奥地利安全政策进行公开讨论之前的电话。 这些签署人重复了他们对“对未来，安全和国防政策的严重一般国家讨论的要求<text:a xlink:type="simple" xlink:href="https://www.ukrinform.ua/tag-avstria" text:style-name="Internet_20_link" text:visited-style-name="Visited_20_Internet_20_Link">
</text:a>
并采用新的安全学说，以考虑当前情况。”</text:p>
      <text:p text:style-name="P4">
公开信表明，奥地利的许多政治和社会“成为奥地利可能存在的幻想的受害者，这是要远离并满足于为武装部队分配少量钱的受害者。”</text:p>
      <text:p text:style-name="P4">
签署人指出，尽管许多国家改变了其在欧洲的政策安全，包括中立瑞典和芬兰加入多纳托的渴望，但“奥地利的行为似乎在2022年2月23日都没有改变。” 据说，奥地利的宪法原则和学说“仍然是不合时宜的”，以及奥地利的武装力量 - “一切都准备好认真捍卫祖国并按照承诺的其他欧盟国家协助。”</text:p>
      <text:p text:style-name="P4">
<text:span text:style-name="T4">
另请阅读：</text:span>
 <text:a xlink:type="simple" xlink:href="https://www.ukrinform.ua/rubric-polytics/3690129-glava-mzs-avstrii-rosii-ne-mae-zijti-z-ruk-zlocin-agresii.html" text:style-name="Internet_20_link" text:visited-style-name="Visited_20_Internet_20_Link">
<text:span text:style-name="T4">
 Austro </text:span>
</text:a>
签署人坚信，许多奥地利人的信仰是，该国没有任何改变，它可以远离所有军事冲突是在所有军事冲突中保护自己，其和平的外交政策本身可以保证安全 - 是”对奥地利和欧洲都有危险。”尤其是公开信的签署者中，是最高法院的前院长，是Neos Irmgardgris自由党的国家理事会的表现； 欧洲议会的第一任副总统，奥地利人民党Ootmar Karas的成员； 奥地利武装部队司令部指挥官赫伯特·施伯纳(Herbert Schibner)和弗里德尔姆·塞布纳(Friedelmthryanshlagher)(从2012年到201222年4月。)弗朗兹·里斯纳中将； 退休旅，长期以来，不包括维持和平研究所和奥地利绘画国防学院的冲突管理，现在是战略分析中心的主席(CSA)沃尔特·福金(Walter Faikhtinger)； 前驻英国和俄罗斯的大使，尼尼德 - 奥地利外交学院埃米尔·布里克斯(Emil Brix)的导演； 也是前任Rffranz Sede和Martin Vukovich的大使； 前驻法国，英国和美国的大使； 专家Presse领先的报纸Rainer Novak和其他许多人。</text:p>
      <text:p text:style-name="P4">
<text:span text:style-name="T4">
另请阅读：</text:span>
 <text:a xlink:type="simple" xlink:href="https://www.ukrinform.ua/rubric-polytics/3689660-glava-mzs-avstrii-pidtrimav-order-mks-na-arest-putina-ce-pravilnij-signal.html" text:style-name="Internet_20_link" text:visited-style-name="Visited_20_Internet_20_Link">
<text:span text:style-name="T4">
 Austro </text:span>
</text:a>
此外，呼吁奥地利的安全战略，以及要求对该国未来安全制度的讨论进行讨论，这是奥地利的议会反对派。 Neos Beatemain-Rizinger自由党的负责人表示，该战略仍然“将俄罗斯定义为与美国同一水平的重要合作伙伴”。 据她说，有必要“重新考虑奥地利在欧洲在俄罗斯方面的作用”。</text:p>
      <text:p text:style-name="P4">
奥地利联邦总理，奥地利人民党的负责人卡尔尼加默(Karlnegammer)对批评作出回应，意识到有必要修改安全策略。 同时，政府负责人没有宣布此过程的任何细节和条款。 同时，中立强调中立性对奥地利很有用，因此该国将保持中立。</text:p>
      <text:p text:style-name="P4">
正如乌克林福姆(Ukrinform)报道的那样，当前版本的奥地利安全战略仍在考虑俄罗斯联邦在美国与美国与美国的“重要”和“战略”伙伴关系。</text:p>
      <text:p text:style-name="P4">
该文件于2011年制定，并获得2013年议会的批准，在2014年俄罗斯对乌克兰的侵略后并没有改变欧盟针对俄罗斯联邦的制裁，也没有在乌克兰在乌克兰的俄罗斯全面维护俄罗斯在乌克兰的全面维护之后发生变化。 2022年2月24日。</text:p>
      <text:p text:style-name="P4">
News Source: <text:a xlink:type="simple" xlink:href="https://www.ukrinform.ua/rubric-world/3693591-v-avstrii-kolisni-vijskovi-posli-j-eksperti-zaklikali-uhvaliti-novu-doktrinu-bezpeki.html" text:style-name="Internet_20_link" text:visited-style-name="Visited_20_Internet_20_Link">
https://www.ukrinform.ua/rubric-world/3693591-v-avstrii-kolisni-vijskovi-posli-j-eksperti-zaklikali-uhvaliti-novu-doktrinu-bezpeki.html</text:a>
</text:p>
      <!--NEWS-->
      <text:h text:style-name="P10" text:outline-level="1">
<text:span text:style-name="T4">
Yarmolenko在与Haur-Faccan的比赛中以Al Ain的优势出名</text:span>
</text:h>
      <text:p text:style-name="P4">
作者: Ukrinform (Person)</text:p>
      <text:p text:style-name="P4">
出版商: Укринформ (Organization)</text:p>
      <text:p text:style-name="P4">
出版时间: 2023-04-09T-14:53:33+03:00</text:p>
      <text:p text:style-name="P4">
修改时间: 2023-04-09T22:53:33+03:00</text:p>
      <text:p text:style-name="P4">
描述: 这是本赛季乌克兰人的第九个目标。  - 乌克林。</text:p>
      <text:p text:style-name="P4">
图片: ["<text:a xlink:type="simple" xlink:href="https://static.ukrinform.com/photos/2023_04/thumb_files/630_360_1681069957-521.jpg" text:style-name="Internet_20_link" text:visited-style-name="Visited_20_Internet_20_Link">
630_360_16810...</text:a>
"]</text:p>
      <text:p text:style-name="P4">
标签: ['Ярмоленко', 'Футбол']</text:p>
      <text:p text:style-name="P4">
类型: Article</text:p>
      <!--METADATA-->
      <text:p text:style-name="P4">
<draw:frame draw:style-name="fr1" draw:name="Image25" text:anchor-type="as-char" svg:width="6.9236in" svg:height="3.956343in" draw:z-index="0">
<draw:image xlink:href="../Images/yкринформ/2023-04-09T-14-53-33-03-00/630_360_1681069957-521.jpg" xlink:type="simple" xlink:show="embed" xlink:actuate="onLoad" draw:mime-type="image/jpeg"/>
</draw:frame>
乌克兰人本赛季的神父进球。</text:p>
      <text:p text:style-name="P4">
乌克林福姆报道，乌克兰的乌克兰犬“ Al-Yana” Andriy Yarmolenko在阿联酋对阵Haur Faccana的进球中的区别。</text:p>
      <text:p text:style-name="P4">
在比赛的第67分钟，乌克兰边锋在决斗中打进了他的球队的第三个进球。</text:p>
      <text:p text:style-name="P4">
对于安德鲁(Andrew)，这个球成为本赛季的第9赛季，参加了20场比赛的AL -In T恤。还在他的帐户3助手中。</text:p>
      <text:p text:style-name="P4">
<text:span text:style-name="T4">
另请阅读：</text:span>
 <text:a xlink:type="simple" xlink:href="https://www.ukrinform.ua/rubric-sports/3693684-apl-liverpul-zigrav-vniciu-z-arsenalom.html" text:style-name="Internet_20_link" text:visited-style-name="Visited_20_Internet_20_Link">
<text:span text:style-name="T4">
 apl </text:span>
</text:a>
根据乌克林福姆的说法，利物浦和阿森纳在第30次Turiangali英超联赛中分为分数。</text:p>
      <text:p text:style-name="P4">
照片：Twitter.com/alainfcae</text:p>
      <text:p text:style-name="P4">
News Source: <text:a xlink:type="simple" xlink:href="https://www.ukrinform.ua/rubric-sports/3693703-armolenko-vidznacivsa-za-al-ajn-u-matci-proti-haurfakkana.html" text:style-name="Internet_20_link" text:visited-style-name="Visited_20_Internet_20_Link">
https://www.ukrinform.ua/rubric-sports/3693703-armolenko-vidznacivsa-za-al-ajn-u-matci-proti-haurfakkana.html</text:a>
</text:p>
      <!--NEWS-->
      <text:h text:style-name="P10" text:outline-level="1">
<text:span text:style-name="T4">
在俄罗斯联邦中被盗的乌克兰儿童因拒绝演唱俄罗斯的国歌而受到惩罚-Gerasimchuk</text:span>
</text:h>
      <text:p text:style-name="P4">
作者: Ukrinform (Person)</text:p>
      <text:p text:style-name="P4">
出版商: Укринформ (Organization)</text:p>
      <text:p text:style-name="P4">
出版时间: 2023-04-09T-16:53:00+03:00</text:p>
      <text:p text:style-name="P4">
修改时间: 2023-04-09T22:53:00+03:00</text:p>
      <text:p text:style-name="P4">
描述: 返回乌克兰后，俄罗斯联邦被驱逐出境的孩子报告说，殴打和其他惩罚的事实是因为拒绝执行俄罗斯国歌，并提到他们是乌克兰人。  - 乌克林。</text:p>
      <text:p text:style-name="P4">
图片: ["<text:a xlink:type="simple" xlink:href="https://static.ukrinform.com/photos/2022_09/thumb_files/630_360_1664541144-276.jpg" text:style-name="Internet_20_link" text:visited-style-name="Visited_20_Internet_20_Link">
630_360_16645...</text:a>
"]</text:p>
      <text:p text:style-name="P4">
标签: ['Депортація', 'Діти', 'Війна з росією', 'Єдині новини']</text:p>
      <text:p text:style-name="P4">
类型: Article</text:p>
      <!--METADATA-->
      <text:p text:style-name="P4">
<draw:frame draw:style-name="fr1" draw:name="Image26" text:anchor-type="as-char" svg:width="6.9236in" svg:height="3.956343in" draw:z-index="0">
<draw:image xlink:href="../Images/yкринформ/2023-04-09T-16-53-00-03-00/630_360_1664541144-276.jpg" xlink:type="simple" xlink:show="embed" xlink:actuate="onLoad" draw:mime-type="image/jpeg"/>
</draw:frame>
被俄罗斯联邦驱逐回到乌克兰后，遭到殴打和其他惩罚的儿童，因为拒绝执行俄罗斯国歌，以表明他们是乌克兰人的认识。</text:p>
      <text:p text:style-name="P4">
据报道，这是由顾问 - 儿童和小儿康复总统达里亚·杰拉西姆楚克(Darya Gerasimchuk)在Telernador“唯一新闻”的广播中告诉了这一点。</text:p>
      <text:p text:style-name="P4">
“返回的孩子们对同时发生的事情没有说什么。总的来说，这取决于他们的位置，因为他们甚至被杀害……因为不断被提及，因为他们是乌克兰人，因为他们被揭示了唱着俄罗斯国歌，他们拒绝在这段时间 - 俄罗斯国歌，他们拒绝每天早上唱歌”(https://www.ukrinform.ua/tag-rosia)，例如“等等。他们被殴打了，受到了惩罚：他们没有放开散步，被迫写和重写一些俄罗斯的结婚等。”  - 格拉西姆丘克说。</text:p>
      <text:p text:style-name="P4">
她强调，在俄罗斯，乌克兰儿童完全具有俄罗斯。 年轻的乌克兰人正在反对父母，说服父母拒绝，他们不应该返回乌克兰，那里没有人闻所未闻。 总统管理员说：“进一步的精神 - 一切都可以使痛苦的想象力和幻想曲与孩子说话。”</text:p>
      <text:p text:style-name="P4">
据她说，乌克兰儿童被俄罗斯人绑架，甚至通常是身体上的创伤，甚至通常是身体上的。 她举了一个例子，说俄罗斯的一个孩子是手术没有足够麻醉的手术，婴儿哭了说她很痛苦，但被告知要忍受。</text:p>
      <text:p text:style-name="P4">
同时，由顾问授权的人强调，现在没有一个机制可以使儿童转身，每个被驱逐的孩子或采矿都进行了救援手术。</text:p>
      <text:p text:style-name="P4">
<text:span text:style-name="T4">
另请阅读：</text:span>
 <text:a xlink:type="simple" xlink:href="https://www.ukrinform.ua/rubric-society/3693302-v-ukraini-cerez-vijnu-svoi-domivki-zalisili-60-ditej-volonteri.html" text:style-name="Internet_20_link" text:visited-style-name="Visited_20_Internet_20_Link">
<text:span text:style-name="T4">
儿童</text:span>
</text:a>
Gerasimchuk指出，俄罗斯当局在返回日期或谈判过程中没有以任何方式加入国际组织和第三国。</text:p>
      <text:p text:style-name="P4">
总统顾问提醒乌克兰设法返回了360名被盗的儿童，但入侵者仍然是“数百人”。</text:p>
      <text:p text:style-name="P4">
News Source: <text:a xlink:type="simple" xlink:href="https://www.ukrinform.ua/rubric-society/3693637-u-rf-vikradenih-ukrainskih-ditej-karaut-za-vidmovu-spivati-gimn-rosii-gerasimcuk.html" text:style-name="Internet_20_link" text:visited-style-name="Visited_20_Internet_20_Link">
https://www.ukrinform.ua/rubric-society/3693637-u-rf-vikradenih-ukrainskih-ditej-karaut-za-vidmovu-spivati-gimn-rosii-gerasimcuk.html</text:a>
</text:p>
      <!--NEWS-->
      <text:h text:style-name="P10" text:outline-level="1">
<text:span text:style-name="T4">
约书亚：我的下一场战斗定于12月</text:span>
</text:h>
      <text:p text:style-name="P4">
作者: Ukrinform (Person)</text:p>
      <text:p text:style-name="P4">
出版商: Укринформ (Organization)</text:p>
      <text:p text:style-name="P4">
出版时间: 2023-04-09T-18:48:44+03:00</text:p>
      <text:p text:style-name="P4">
修改时间: 2023-04-09T22:48:44+03:00</text:p>
      <text:p text:style-name="P4">
描述: 最后一位安东尼于4月1日登上了戒指。  - 乌克林。</text:p>
      <text:p text:style-name="P4">
图片: ["<text:a xlink:type="simple" xlink:href="https://static.ukrinform.com/photos/2023_04/thumb_files/630_360_1681069644-509.jpg" text:style-name="Internet_20_link" text:visited-style-name="Visited_20_Internet_20_Link">
630_360_16810...</text:a>
"]</text:p>
      <text:p text:style-name="P4">
标签: ['Бокс', 'Ентоні Джошуа']</text:p>
      <text:p text:style-name="P4">
类型: Article</text:p>
      <!--METADATA-->
      <text:p text:style-name="P4">
<draw:frame draw:style-name="fr1" draw:name="Image27" text:anchor-type="as-char" svg:width="6.9236in" svg:height="3.956343in" draw:z-index="0">
<draw:image xlink:href="../Images/yкринформ/2023-04-09T-18-48-44-03-00/630_360_1681069644-509.jpg" xlink:type="simple" xlink:show="embed" xlink:actuate="onLoad" draw:mime-type="image/jpeg"/>
</draw:frame>
最后一位安东尼于4月1日登上了戒指。  前世界冠军安东尼·约书亚(Anthony Joshua)的Haddy重量级高度(25-3，22 XO) <text:a xlink:type="simple" xlink:href="https://www.instagram.com/stories/anthonyjoshua/3077255606090983932/" text:style-name="Internet_20_link" text:visited-style-name="Visited_20_Internet_20_Link">
</text:a>
乌克林福姆报道，温斯塔格拉姆(Winstagram)认为他的下一场战斗将在12月举行。</text:p>
      <text:p text:style-name="P4">
“我的下一场战斗定于12月举行。 并不完美，但这是大局的一部分，”约书亚写道。</text:p>
      <text:p text:style-name="P4">
约书亚(Joshua)在Usik失败后成功返回了戒指，英国人以法官的一致决定赢得了法官。</text:p>
      <text:p text:style-name="P4">
<text:span text:style-name="T4">
另请阅读：</text:span>
 <text:a xlink:type="simple" xlink:href="https://www.ukrinform.ua/rubric-sports/3688336-dzosua-a-b-iz-zadovolennam-znovu-zustrivsa-na-ringu-z-usikom.html" text:style-name="Internet_20_link" text:visited-style-name="Visited_20_Internet_20_Link">
<text:span text:style-name="T4">
 joshua </text:span>
</text:a>
正如乌克林福姆报道的那样，早些时候的约书亚·赫恩(Joshua Hirn)发起人表示，安东尼将在7月份进行下一场比赛。</text:p>
      <text:p text:style-name="P4">
照片：Getty图像</text:p>
      <text:p text:style-name="P4">
News Source: <text:a xlink:type="simple" xlink:href="https://www.ukrinform.ua/rubric-sports/3693702-dzosua-mij-nastupnij-bij-zaplanovano-na-gruden.html" text:style-name="Internet_20_link" text:visited-style-name="Visited_20_Internet_20_Link">
https://www.ukrinform.ua/rubric-sports/3693702-dzosua-mij-nastupnij-bij-zaplanovano-na-gruden.html</text:a>
</text:p>
      <!--NEWS-->
      <text:h text:style-name="P10" text:outline-level="1">
<text:span text:style-name="T4">
Mikhailuk在与克利夫兰的比赛中获得16分</text:span>
</text:h>
      <text:p text:style-name="P4">
作者: Ukrinform (Person)</text:p>
      <text:p text:style-name="P4">
出版商: Укринформ (Organization)</text:p>
      <text:p text:style-name="P4">
出版时间: 2023-04-09T-20:39:00+03:00</text:p>
      <text:p text:style-name="P4">
修改时间: 2023-04-09T22:39:00+03:00</text:p>
      <text:p text:style-name="P4">
描述: 乌克兰在现场花了35分钟 - 乌克林福姆。</text:p>
      <text:p text:style-name="P4">
图片: ["<text:a xlink:type="simple" xlink:href="https://static.ukrinform.com/photos/2023_04/thumb_files/630_360_1681069119-710.jpg" text:style-name="Internet_20_link" text:visited-style-name="Visited_20_Internet_20_Link">
630_360_16810...</text:a>
"]</text:p>
      <text:p text:style-name="P4">
标签: ['Баскетбол', 'НБА', 'Святослав Михайлюк']</text:p>
      <text:p text:style-name="P4">
类型: Article</text:p>
      <!--METADATA-->
      <text:p text:style-name="P4">
<draw:frame draw:style-name="fr1" draw:name="Image28" text:anchor-type="as-char" svg:width="6.9236in" svg:height="3.956343in" draw:z-index="0">
<draw:image xlink:href="../Images/yкринформ/2023-04-09T-20-39-00-03-00/630_360_1681069119-710.jpg" xlink:type="simple" xlink:show="embed" xlink:actuate="onLoad" draw:mime-type="image/jpeg"/>
</draw:frame>
乌克兰在现场演出了35分钟</text:p>
      <text:p text:style-name="P4">
乌克兰篮球运动员“夏洛特”·斯维塔斯拉夫·米哈布鲁克(Svyatoslav Mikhailuk)与“克利夫兰”(Cleveland)参加了比赛(106：95)，报道乌克林福姆。</text:p>
      <text:p text:style-name="P4">
乌克兰在现场花了35分钟，获得16分，7个篮板和6个计划。 他还实施了2/10三分。 最初，Svyatoslav连续烤了8个树干，然后意识到2。</text:p>
      <text:p text:style-name="P4">
本赛季平均而言，Mikhailuk招募夏洛特10.6分，2.4次选秀权，2.7齿轮。</text:p>
      <text:p text:style-name="P4">
比赛以106：95的得分结束，夏洛特·戈尔茨(Charlotte Gornets)的胜利结束。 对于球队 - 本赛季的27场胜利，同样在戈尔茨55失败中(27联赛，有30个命令).</text:p>
      <text:p text:style-name="P4">
Михайлюк закінчив сезон з вісьмома матчами у старті, за цей проміжок віннабирав у середньому 17.2 очки за гру.</text:p>
      <text:p text:style-name="P4">
<text:span text:style-name="T4">
Читайте також:</text:span>
 <text:a xlink:type="simple" xlink:href="https://www.ukrinform.ua/rubric-sports/3693643-volodimir-konev-mvp-sezonu-basketbolnoi-superligi.html" text:style-name="Internet_20_link" text:visited-style-name="Visited_20_Internet_20_Link">
 <text:span text:style-name="T4">
баскетбол</text:span>
 </text:a>
正如乌克林福姆报道的那样，弗拉基米尔·科涅夫(Vladimir Konev Forward)被认为是乌克兰的MVPbasketball超级联赛，赛季-2023/23。</text:p>
      <text:p text:style-name="P4">
照片：Getty图像</text:p>
      <text:p text:style-name="P4">
News Source: <text:a xlink:type="simple" xlink:href="https://www.ukrinform.ua/rubric-sports/3693700-mihajluk-nabrav-16-ocok-u-matci-z-klivlendom.html" text:style-name="Internet_20_link" text:visited-style-name="Visited_20_Internet_20_Link">
https://www.ukrinform.ua/rubric-sports/3693700-mihajluk-nabrav-16-ocok-u-matci-z-klivlendom.html</text:a>
</text:p>
      <!--NEWS-->
      <text:h text:style-name="P10" text:outline-level="1">
<text:span text:style-name="T4">
土耳其将把武器放在一艘独特的船上，以容纳战斗无人机</text:span>
</text:h>
      <text:p text:style-name="P4">
作者: Ukrinform (Person)</text:p>
      <text:p text:style-name="P4">
出版商: Укринформ (Organization)</text:p>
      <text:p text:style-name="P4">
出版时间: 2023-04-09T-22:31:00+03:00</text:p>
      <text:p text:style-name="P4">
修改时间: 2023-04-09T22:31:00+03:00</text:p>
      <text:p text:style-name="P4">
描述: 土耳其将被一艘可以充当轻型航空母舰的新通用着陆船采用。 这是世界上第一个容纳战斗无人机的人。  - 乌克林。</text:p>
      <text:p text:style-name="P4">
图片: ["<text:a xlink:type="simple" xlink:href="https://static.ukrinform.com/photos/2023_04/thumb_files/630_360_1681068591-512.jpeg" text:style-name="Internet_20_link" text:visited-style-name="Visited_20_Internet_20_Link">
630_360_16810...</text:a>
", "<text:a xlink:type="simple" xlink:href="https://static.ukrinform.com/photos/2023_04/1681068590-156.jpeg" text:style-name="Internet_20_link" text:visited-style-name="Visited_20_Internet_20_Link">
1681068590-15...</text:a>
", "<text:a xlink:type="simple" xlink:href="https://static.ukrinform.com/photos/2023_04/1681068590-239.jpeg" text:style-name="Internet_20_link" text:visited-style-name="Visited_20_Internet_20_Link">
1681068590-23...</text:a>
"]</text:p>
      <text:p text:style-name="P4">
标签: ['Безпілотник', 'Корабель', 'Туреччина']</text:p>
      <text:p text:style-name="P4">
类型: Article</text:p>
      <!--METADATA-->
      <text:p text:style-name="P4">
<draw:frame draw:style-name="fr1" draw:name="Image29" text:anchor-type="as-char" svg:width="6.9236in" svg:height="3.956343in" draw:z-index="0">
<draw:image xlink:href="../Images/yкринформ/2023-04-09T-22-31-00-03-00/630_360_1681068591-512.jpeg" xlink:type="simple" xlink:show="embed" xlink:actuate="onLoad" draw:mime-type="image/jpeg"/>
</draw:frame>
土耳其将被一艘可以充当轻型航空母舰的新通用着陆船采用。 这是世界上第一个容纳战斗的人。</text:p>
      <text:p text:style-name="P4">
关于IT报告乌克林福姆，参考<text:a xlink:type="simple" xlink:href="https://twitter.com/RTEdijital/status/1645101132186787840" text:style-name="Internet_20_link" text:visited-style-name="Visited_20_Internet_20_Link">
</text:a>
。</text:p>
      <text:p text:style-name="P4">
报告说：“明天，土耳其武装部队的全球第一艘船TCG Anadolu船是在总统的仪式上组成的。”</text:p>
      <text:p text:style-name="P4">
值得注意的是，在新船的甲板上可以放置10 <text:a xlink:type="simple" xlink:href="https://www.ukrinform.ua/tag-vertolit" text:style-name="Internet_20_link" text:visited-style-name="Visited_20_Internet_20_Link">
</text:a>
和11个无人机，机库的容量 -  19个门廊和30个无人机。</text:p>
      <text:p text:style-name="P4">
<draw:frame draw:style-name="fr1" draw:name="Image30" text:anchor-type="as-char" svg:width="6.9236in" svg:height="3.884909in" draw:z-index="0">
<draw:image xlink:href="../Images/yкринформ/2023-04-09T-22-31-00-03-00/1681068590-156.jpeg" xlink:type="simple" xlink:show="embed" xlink:actuate="onLoad" draw:mime-type="image/jpeg"/>
</draw:frame>
<text:span text:style-name="T4">
另请阅读：</text:span>
 <text:a xlink:type="simple" xlink:href="https://www.ukrinform.ua/rubric-economy/3692475-tureccina-zaversila-montaz-gazoprovodu-v-cornomu-mori.html" text:style-name="Internet_20_link" text:visited-style-name="Visited_20_Internet_20_Link">
<text:span text:style-name="T4">
土耳其</text:span>
</text:a>
TCG Anadolu(L-400) - 土耳其的通用着陆船，可以充当轻型航空母舰。 该建设于2018年2月开始。 该船于2019年5月发射，于2022年6月开始。 为了根据Tcganadolu放置无人机，Baykar Makina开发了Blabayraktar TB3战斗。</text:p>
      <text:p text:style-name="P4">
<draw:frame draw:style-name="fr1" draw:name="Image31" text:anchor-type="as-char" svg:width="6.9236in" svg:height="3.884909in" draw:z-index="0">
<draw:image xlink:href="../Images/yкринформ/2023-04-09T-22-31-00-03-00/1681068590-239.jpeg" xlink:type="simple" xlink:show="embed" xlink:actuate="onLoad" draw:mime-type="image/jpeg"/>
</draw:frame>
TCG Anadolu的长度为231米，宽度为32米。 在27,000吨的最大允许延展性下，船可以以小于20.5单位的最大速度移动，经济速度为16个节点。</text:p>
      <text:p text:style-name="P4">
_照片：ErdoğanDijitalMedya _</text:p>
      <text:p text:style-name="P4">
News Source: <text:a xlink:type="simple" xlink:href="https://www.ukrinform.ua/rubric-world/3693699-tureccina-postavit-na-ozbroenna-unikalnij-korabel-dla-rozmisenna-bojovih-droniv.html" text:style-name="Internet_20_link" text:visited-style-name="Visited_20_Internet_20_Link">
https://www.ukrinform.ua/rubric-world/3693699-tureccina-postavit-na-ozbroenna-unikalnij-korabel-dla-rozmisenna-bojovih-droniv.html</text:a>
</text:p>
      <!--NEWS-->
      <text:h text:style-name="P10" text:outline-level="1">
<text:span text:style-name="T4">
总统宣布了下周加强乌克兰防守的工作</text:span>
</text:h>
      <text:p text:style-name="P4">
作者: Ukrinform (Person)</text:p>
      <text:p text:style-name="P4">
出版商: Укринформ (Organization)</text:p>
      <text:p text:style-name="P4">
出版时间: 2023-04-09T-24:13:00+03:00</text:p>
      <text:p text:style-name="P4">
修改时间: 2023-04-09T22:13:00+03:00</text:p>
      <text:p text:style-name="P4">
描述: 下周将在国际竞技场中活跃，以增强乌克兰的防守能力。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Оборона', 'Зеленський', 'Війна з росією']</text:p>
      <text:p text:style-name="P4">
类型: Article</text:p>
      <!--METADATA-->
      <text:p text:style-name="P4">
<draw:frame draw:style-name="fr1" draw:name="Image32" text:anchor-type="as-char" svg:width="6.9236in" svg:height="3.956343in" draw:z-index="0">
<draw:image xlink:href="../Images/yкринформ/2023-04-09T-24-13-00-03-00/630_360_1676049059-535.png" xlink:type="simple" xlink:show="embed" xlink:actuate="onLoad" draw:mime-type="image/png"/>
</draw:frame>
下周将在国际竞技场上活跃，以提高乌克兰的精确度。</text:p>
      <text:p text:style-name="P4">
这是由沃迪米尔·泽伦斯基(Volodymyr Zelenskyy)总统在[]中指出的(https://t.me/V_Zelenskiy_official/5804)，报道乌克林福姆。</text:p>
      <text:p text:style-name="P4">
“我们正在为新的一周做准备，尤其是在国际工作中，以恢复<text:a xlink:type="simple" xlink:href="https://www.ukrinform.ua/tag-oborona" text:style-name="Internet_20_link" text:visited-style-name="Visited_20_Internet_20_Link">
</text:a>
，加强我们的战士，”国家元首说。</text:p>
      <text:p text:style-name="P4">
Zelensky还保证，每个月的每个月都会增加支持，支持乌克兰的人的圈子，支持乌克兰的勇气和对生活的信仰都在增加。</text:p>
      <text:p text:style-name="P4">
<text:span text:style-name="T4">
另请阅读：</text:span>
 <text:a xlink:type="simple" xlink:href="https://www.ukrinform.ua/rubric-ato/3693392-zelenskij-priemno-zaversuvati-tizden-iz-horosimi-rezultatami-dla-ukraini.html" text:style-name="Internet_20_link" text:visited-style-name="Visited_20_Internet_20_Link">
<text:span text:style-name="T4">
 Zelensk </text:span>
</text:a>
视频：坑</text:p>
      <text:p text:style-name="P4">
据报道，4月5日，总统沃罗迪米尔·泽伦斯基(Volodymyr Zelenskyy)在全面入侵俄罗斯进入乌克兰的一开始就成为了他对Vvole的正式访问。</text:p>
      <text:p text:style-name="P4">
<text:span text:style-name="T5">
照片：总统办公室</text:span>
</text:p>
      <text:p text:style-name="P4">
News Source: <text:a xlink:type="simple" xlink:href="https://www.ukrinform.ua/rubric-ato/3693696-prezident-anonsuvav-robotu-z-posilenna-ukrainskoi-oboroni-nastupnogo-tizna.html" text:style-name="Internet_20_link" text:visited-style-name="Visited_20_Internet_20_Link">
https://www.ukrinform.ua/rubric-ato/3693696-prezident-anonsuvav-robotu-z-posilenna-ukrainskoi-oboroni-nastupnogo-tizna.html</text:a>
</text:p>
      <!--NEWS-->
      <text:h text:style-name="P10" text:outline-level="1">
<text:span text:style-name="T4">
Zelensky：俄罗斯使自己与世界和人类更加孤立</text:span>
</text:h>
      <text:p text:style-name="P4">
作者: Ukrinform (Person)</text:p>
      <text:p text:style-name="P4">
出版商: Укринформ (Organization)</text:p>
      <text:p text:style-name="P4">
出版时间: 2023-04-09T-27:47:00+03:00</text:p>
      <text:p text:style-name="P4">
修改时间: 2023-04-09T21:47:00+03:00</text:p>
      <text:p text:style-name="P4">
描述: 今晚，俄罗斯军队向Zaporozhye C-300火箭弹开火。 因此，恐怖分子举行了这个棕榈周日。 因此，俄罗斯将自己与人类的更大隔离置于世界上。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еленський', 'Війна з росією', '#stoprussia']</text:p>
      <text:p text:style-name="P4">
类型: Article</text:p>
      <!--METADATA-->
      <text:p text:style-name="P4">
<draw:frame draw:style-name="fr1" draw:name="Image33" text:anchor-type="as-char" svg:width="6.9236in" svg:height="3.956343in" draw:z-index="0">
<draw:image xlink:href="../Images/yкринформ/2023-04-09T-27-47-00-03-00/630_360_1679682020-565.jpeg" xlink:type="simple" xlink:show="embed" xlink:actuate="onLoad" draw:mime-type="image/jpeg"/>
</draw:frame>
今晚，俄罗斯军队向Zaporozhye S-300火箭发射了。 因此，国家恐怖分子举办了这个棕榈周日。 因此，俄罗斯将自己与人类的更大隔离。</text:p>
      <text:p text:style-name="P4">
这在他的夜晚强调了<text:a xlink:type="simple" xlink:href="https://www.youtube.com/watch" text:style-name="Internet_20_link" text:visited-style-name="Visited_20_Internet_20_Link">
</text:a>
乌克兰弗拉基米尔齐斯基总统报道了乌克林福姆。</text:p>
      <text:p text:style-name="P4">
<text:span text:style-name="T5">
viso：<text:a xlink:type="simple" xlink:href="https://t.me/OP_UA/9203" text:style-name="Internet_20_link" text:visited-style-name="Visited_20_Internet_20_Link">
</text:a>
</text:span>
</text:p>
      <text:p text:style-name="P4">
<text:span text:style-name="T4">
 <text:span text:style-name="T5">
乌克兰人!乌克兰妇女!</text:span>
​​ </text:span>
</text:p>
      <text:p text:style-name="P4">
今晚，俄罗斯军队向Zaporozhye开火。 C-300导弹。</text:p>
      <text:p text:style-name="P4">
事故 - 在房子里，住宅。 其中三个人在其中。 男人，女人和孩子 - 女孩，她的名字叫伊琳娜，今年她将满11岁。 她死了。 男人也是。 我的慰问...一个女人状况严重，在医院，她得到了帮助。</text:p>
      <text:p text:style-name="P4">
因此，恐怖分子举行了这个棕榈周日。 这样，俄罗斯将自己与世界，人类更具孤立性。</text:p>
      <text:p text:style-name="P4">
每个明亮的基督教假期都会告诉我们我们不知道 - 如何确定邪恶 - 失去。 我们必须相信。 我们 - 我们相信。 应该月亮失去邪恶。 我们正在接近。 世界与我们同在。 每个月都会增加支持，增加支持我们的人的圈子，支持我们的勇气和对生活的信仰。</text:p>
      <text:p text:style-name="P4">
我感谢世界上与乌克兰现在对我们有效的乌克兰。</text:p>
      <text:p text:style-name="P4">
我感谢所有消除俄罗斯炮击的后果的人，刺痛了那些因恐怖而受伤的人。 在Zaporizhzhya，位于Kharkiv，Chernihiv，Sumy，Dnipropetrovsk，Kherson，Donbass。</text:p>
      <text:p text:style-name="P4">
我感谢每个救援人员和医生，所有护士和兄弟，每个警察，每个警察……所有帮助人们的Isella城市的地方当局的代表。 是的 - 志愿者。</text:p>
      <text:p text:style-name="P4">
当然，我要感谢士兵!对于目前正在战斗的每个人。 对于所有受邪恶约束的人。 对于所有摧毁入侵者的人 - 在战斗和后方。</text:p>
      <text:p text:style-name="P4">
我们正在为新的一周做准备，尤其是在国际工作中 - 加强防御，以加强我们的勇士。</text:p>
      <text:p text:style-name="P4">
根据本周的结果，我想特别注意 - 第55炮兵旅的士兵第35和36-Skoly旅的海军陆战队……他们在顿涅茨克地区战斗。 感谢你们!</text:p>
      <text:p text:style-name="P4">
为了在巴赫穆特(Bakhmut)和巴赫穆特(Bakhmut Direction)的积极攻击行动，我感谢州特别交通服务局第783军团的士兵，第5个独立的突击旅的士兵和第80个独立的空中突击大队...做得好，男孩们!为了可持续性和确定，第66个单独的机械旅和DSHV-LIMAN方向的第95旅的士兵。</text:p>
      <text:p text:style-name="P4">
我感谢在最前沿的最热门地战斗的情报部队!</text:p>
      <text:p text:style-name="P4">
卢甘斯克和克拉默斯克支队的边防部队，托内斯克，顿涅茨克，莫吉尔夫 - 莫吉夫 -   - 佩迪尔斯基和贝尔戈罗德·dnestrovsky Connections的竖立单位...谢谢你们!</text:p>
      <text:p text:style-name="P4">
特种部队，国民警卫队的第50军团...谢谢!</text:p>
      <text:p text:style-name="P4">
Zaporizhzhya方向I将分别注意到第39防空导弹团的战斗机。 准确性是主要的。</text:p>
      <text:p text:style-name="P4">
并感谢所有安全地珍惜我们的天空的空军和空军战士!</text:p>
      <text:p text:style-name="P4">
荣耀所有乌克兰英雄!每个正在战斗的人和每个人!每个正在战斗帖子和任务中的人!</text:p>
      <text:p text:style-name="P4">
对所有献出生命的人的永恒和光明记忆，保护乌克兰乌克兰人的生活!</text:p>
      <text:p text:style-name="P4">
让Palm Sunday明年对我们所有的人民保持和平与自由!</text:p>
      <text:p text:style-name="P4">
愿今天听到所有庆祝复活节的人的真诚祈祷!</text:p>
      <text:p text:style-name="P4">
<text:span text:style-name="T4">
 <text:span text:style-name="T5">
荣耀与乌克兰!</text:span>
 </text:span>
</text:p>
      <text:p text:style-name="P4">
News Source: <text:a xlink:type="simple" xlink:href="https://www.ukrinform.ua/rubric-ato/3693693-zelenskij-rosia-stavit-sebe-u-se-bilsu-izolaciu-vid-svitu-ta-ludstva.html" text:style-name="Internet_20_link" text:visited-style-name="Visited_20_Internet_20_Link">
https://www.ukrinform.ua/rubric-ato/3693693-zelenskij-rosia-stavit-sebe-u-se-bilsu-izolaciu-vid-svitu-ta-ludstva.html</text:a>
</text:p>
      <!--NEWS-->
      <text:h text:style-name="P10" text:outline-level="1">
<text:span text:style-name="T4">
白天，俄罗斯人在苏米地区解雇了两个边境社区</text:span>
</text:h>
      <text:p text:style-name="P4">
作者: Ukrinform (Person)</text:p>
      <text:p text:style-name="P4">
出版商: Укринформ (Organization)</text:p>
      <text:p text:style-name="P4">
出版时间: 2023-04-09T-29:37:12+03:00</text:p>
      <text:p text:style-name="P4">
修改时间: 2023-04-09T21:37:12+03:00</text:p>
      <text:p text:style-name="P4">
描述: 白天，俄罗斯联邦的军队向苏米地区的两个边境社区开火：Novoslobidskaya和Belopilsk。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Війна з росією']</text:p>
      <text:p text:style-name="P4">
类型: Article</text:p>
      <!--METADATA-->
      <text:p text:style-name="P4">
<draw:frame draw:style-name="fr1" draw:name="Image34" text:anchor-type="as-char" svg:width="6.9236in" svg:height="3.956343in" draw:z-index="0">
<draw:image xlink:href="../Images/yкринформ/2023-04-09T-29-37-12-03-00/630_360_1574102935-316.jpg" xlink:type="simple" xlink:show="embed" xlink:actuate="onLoad" draw:mime-type="image/jpeg"/>
</draw:frame>
白天，陆军联合会炮击两个边境社区：Novoslobid和Belopilsk。</text:p>
      <text:p text:style-name="P4">
根据乌克林福姆的说法，苏米地区军事行政部门报告了<text:a xlink:type="simple" xlink:href="https://t.me/Sumy_news_ODA/15338" text:style-name="Internet_20_link" text:visited-style-name="Visited_20_Internet_20_Link">
</text:a>
。</text:p>
      <text:p text:style-name="P4">
在白天，在贝洛皮尔社区的领土上，记录了俄罗斯人从迫击炮中击败-10击中。</text:p>
      <text:p text:style-name="P4">
在Novoslobid社区中，敌人成为了<text:a xlink:type="simple" xlink:href="https://www.ukrinform.ua/tag-obstril" text:style-name="Internet_20_link" text:visited-style-name="Visited_20_Internet_20_Link">
</text:a>
来自AGS -10张照片。</text:p>
      <text:p text:style-name="P4">
在这两种情况下都没有后果。</text:p>
      <text:p text:style-name="P4">
<text:span text:style-name="T4">
另请阅读：</text:span>
 <text:a xlink:type="simple" xlink:href="https://www.ukrinform.ua/rubric-ato/3693603-zsu-zbili-nad-sumsinou-rosijskij-bezpilotnik.html" text:style-name="Internet_20_link" text:visited-style-name="Visited_20_Internet_20_Link">
<text:span text:style-name="T4">
总和</text:span>
</text:a>
正如乌克林福姆(Ukrinform)报道的，俄罗斯军队在4月9日星期日上午从苏米地区中间和繁客社区的炮兵到达。</text:p>
      <text:p text:style-name="P4">
<text:span text:style-name="T5">
照片说明性</text:span>
</text:p>
      <text:p text:style-name="P4">
News Source: <text:a xlink:type="simple" xlink:href="https://www.ukrinform.ua/rubric-ato/3693691-rosiani-protagom-dna-obstrilali-dvi-prikordonni-gromadi-na-sumsini.html" text:style-name="Internet_20_link" text:visited-style-name="Visited_20_Internet_20_Link">
https://www.ukrinform.ua/rubric-ato/3693691-rosiani-protagom-dna-obstrilali-dvi-prikordonni-gromadi-na-sumsini.html</text:a>
</text:p>
      <!--NEWS-->
      <text:h text:style-name="P10" text:outline-level="1">
<text:span text:style-name="T4">
明天在乌克兰会很温暖，有时会降雨</text:span>
</text:h>
      <text:p text:style-name="P4">
作者: Ukrinform (Person)</text:p>
      <text:p text:style-name="P4">
出版商: Укринформ (Organization)</text:p>
      <text:p text:style-name="P4">
出版时间: 2023-04-09T-31:19:00+03:00</text:p>
      <text:p text:style-name="P4">
修改时间: 2023-04-09T21:19:00+03:00</text:p>
      <text:p text:style-name="P4">
描述: 4月10日，星期一，在乌克兰，有时在Transcarpathia和喀尔巴阡山脉的小小的降雨中，有一个合理的降雨，雨水湿雪，只有在南部没有大降雨的南部。  - 乌克林。</text:p>
      <text:p text:style-name="P4">
图片: ["<text:a xlink:type="simple" xlink:href="https://static.ukrinform.com/photos/2023_04/thumb_files/630_360_1680706756-178.jpg" text:style-name="Internet_20_link" text:visited-style-name="Visited_20_Internet_20_Link">
630_360_16807...</text:a>
"]</text:p>
      <text:p text:style-name="P4">
标签: ['Дощ', 'Погода', 'Тепло', 'Прогноз']</text:p>
      <text:p text:style-name="P4">
类型: Article</text:p>
      <!--METADATA-->
      <text:p text:style-name="P4">
<draw:frame draw:style-name="fr1" draw:name="Image35" text:anchor-type="as-char" svg:width="6.9236in" svg:height="3.956343in" draw:z-index="0">
<draw:image xlink:href="../Images/yкринформ/2023-04-09T-31-19-00-03-00/630_360_1680706756-178.jpg" xlink:type="simple" xlink:show="embed" xlink:actuate="onLoad" draw:mime-type="image/jpeg"/>
</draw:frame>
4月10日，在乌克兰，在乌克兰，有时在跨托普尔和喀尔巴阡山脉中，在山上有湿雪的山脉，只有在南部没有配件的南部。</text:p>
      <text:p text:style-name="P4">
乌克兰形式在乌克兰水文气象学中心报道。</text:p>
      <text:p text:style-name="P4">
在南部和中部地区的夜晚以及早晨，雾。 窗户，东北，5-10 m/s。</text:p>
      <text:p text:style-name="P4">
晚上3-8°的气温在喀尔巴阡山脉约0°； 下午10-15°温暖，在该国的南部和东部，最高为18°。</text:p>
      <text:p text:style-name="P4">
在基辅和基辅地区，4月10日的乌云密布，有时有一天。 晚上6-8°热的首都温度在下午12-14°； 晚上3-8°温暖的区域，下午10-15°。</text:p>
      <text:p text:style-name="P4">
4月11日，星期二，乌克兰没有大降雨。 4月12日 - 有时在下雨，潮湿的雪。</text:p>
      <text:p text:style-name="P4">
东北，东北风，5-10 m/s，4月11日下午在阵风15-20 m/s的南部和东部。</text:p>
      <text:p text:style-name="P4">
晚上3-8°的温度在喀尔巴阡山脉中，大约0°； 4月11日至17日，4月12日，8-13°。</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乌克兰</text:span>
 <text:span text:style-name="T4">
 </text:span>
通过<text:span text:style-name="T4">
 </text:span>
变暖<text:span text:style-name="T4">
 </text:span>
 <text:span text:style-name="T4">
 </text:span>
激活<text:span text:style-name="T4">
<text:span text:style-name="T5">
* thunderstorms </text:span>
* </text:span>
 <text:span text:style-name="T4">
 </text:span>
预报员**</text:a>
4月11日，在首都地区，没有大降雨，4月12日有时会下雨。在夜晚，在基辅的治疗6-8°； 4月11日下午，大约1210-12°。 在晚上3-8°热的区域； 4月11日至17日，4月12日，8-13°。</text:p>
      <text:p text:style-name="P4">
根据预测者的预测，在4月13日至14日，在乌克兰，在4月13日，在东部的小地方，南部，中度降雨，有时<text:a xlink:type="simple" xlink:href="https://www.ukrinform.ua/tag-groza" text:style-name="Internet_20_link" text:visited-style-name="Visited_20_Internet_20_Link">
</text:a>
。</text:p>
      <text:p text:style-name="P4">
晚上3-9°的温度在该国西部1-6°热； 4月14日，4月14日，除西方地区14-20°以外。</text:p>
      <text:p text:style-name="P4">
4月13日至14日在基辅和该地区，4月13日晚上，晚上。 晚上7-9°热的首都温度； 4月13日，4月14日至14日，4月14日至14日至19日的下午。 在晚上4-9°热的区域； 下午，4月13日至16日，1415-20°。</text:p>
      <text:p text:style-name="P4">
News Source: <text:a xlink:type="simple" xlink:href="https://www.ukrinform.ua/rubric-regions/3693602-v-ukraini-zavtra-bude-teplo-podekudi-nevelikij-dos.html" text:style-name="Internet_20_link" text:visited-style-name="Visited_20_Internet_20_Link">
https://www.ukrinform.ua/rubric-regions/3693602-v-ukraini-zavtra-bude-teplo-podekudi-nevelikij-dos.html</text:a>
</text:p>
      <!--NEWS-->
      <text:h text:style-name="P10" text:outline-level="1">
<text:span text:style-name="T4">
在大教堂附近的Kamianets -podilskyi中，信徒们开始了行动 - 他们需要过渡到PCC</text:span>
</text:h>
      <text:p text:style-name="P4">
作者: Ukrinform (Person)</text:p>
      <text:p text:style-name="P4">
出版商: Укринформ (Organization)</text:p>
      <text:p text:style-name="P4">
出版时间: 2023-04-09T-33:00:00+03:00</text:p>
      <text:p text:style-name="P4">
修改时间: 2023-04-09T21:00:00+03:00</text:p>
      <text:p text:style-name="P4">
描述: 在Kamianets-Podilsky激进主义者的亚历山大·内维斯基大教堂附近，他们支持圣殿从UOC（MP）过渡到PCU，开始部署帐篷。  - 乌克林。</text:p>
      <text:p text:style-name="P4">
图片: ["<text:a xlink:type="simple" xlink:href="https://static.ukrinform.com/photos/2023_04/thumb_files/630_360_1681063208-770.jpg" text:style-name="Internet_20_link" text:visited-style-name="Visited_20_Internet_20_Link">
630_360_16810...</text:a>
", "<text:a xlink:type="simple" xlink:href="https://static.ukrinform.com/photos/2023_04/1681063209-895.jpg" text:style-name="Internet_20_link" text:visited-style-name="Visited_20_Internet_20_Link">
1681063209-89...</text:a>
", "<text:a xlink:type="simple" xlink:href="https://static.ukrinform.com/photos/2023_04/1681063209-272.jpg" text:style-name="Internet_20_link" text:visited-style-name="Visited_20_Internet_20_Link">
1681063209-27...</text:a>
"]</text:p>
      <text:p text:style-name="P4">
标签: ['Церква', 'УПЦ МП', 'Кам’янець-Подільський', 'Акція', 'Православна церква України']</text:p>
      <text:p text:style-name="P4">
类型: Article</text:p>
      <!--METADATA-->
      <text:p text:style-name="P4">
<draw:frame draw:style-name="fr1" draw:name="Image36" text:anchor-type="as-char" svg:width="6.9236in" svg:height="3.956343in" draw:z-index="0">
<draw:image xlink:href="../Images/yкринформ/2023-04-09T-33-00-00-03-00/630_360_1681063208-770.jpg" xlink:type="simple" xlink:show="embed" xlink:actuate="onLoad" draw:mime-type="image/jpeg"/>
</draw:frame>
亚历山大·内维斯基(Alexander Nevsky(MP)帐篷开始部署到PCC。</text:p>
      <text:p text:style-name="P4">
关于它报告<text:a xlink:type="simple" xlink:href="https://suspilne.media/440421-u-kamanci-podilskomu-pid-soborom-oleksandra-nevskogo-vstanovili-nameti/" text:style-name="Internet_20_link" text:visited-style-name="Visited_20_Internet_20_Link">
</text:a>
，报道乌克林福姆。</text:p>
      <text:p text:style-name="P4">
根据Alla Chepelyuk行动的一位组织者的说法，审计委员会对寺庙的主要要求进行库存。</text:p>
      <text:p text:style-name="P4">
<draw:frame draw:style-name="fr1" draw:name="Image37" text:anchor-type="as-char" svg:width="6.9236in" svg:height="3.898161in" draw:z-index="0">
<draw:image xlink:href="../Images/yкринформ/2023-04-09T-33-00-00-03-00/1681063209-895.jpg" xlink:type="simple" xlink:show="embed" xlink:actuate="onLoad" draw:mime-type="image/jpeg"/>
</draw:frame>
“我们要求国会议员错过大教堂的审计委员会。尽管社区决定搬到PCC，但我们不允许去那里。</text:p>
      <text:p text:style-name="P4">
<draw:frame draw:style-name="fr1" draw:name="Image38" text:anchor-type="as-char" svg:width="6.9236in" svg:height="3.898161in" draw:z-index="0">
<draw:image xlink:href="../Images/yкринформ/2023-04-09T-33-00-00-03-00/1681063209-272.jpg" xlink:type="simple" xlink:show="embed" xlink:actuate="onLoad" draw:mime-type="image/jpeg"/>
</draw:frame>
截至周日晚上，亚历山大·内维斯基大教堂(Alexander Nevsky Cathedral)附近，有1000多人聚集在一起，他们支持教堂交叉的人<text:a xlink:type="simple" xlink:href="https://www.ukrinform.ua/tag-pravoslavna-cerkva-ukraini" text:style-name="Internet_20_link" text:visited-style-name="Visited_20_Internet_20_Link">
</text:a>
。 同时，支持国会议员围绕圣殿的500多名信徒，不要让他们。</text:p>
      <text:p text:style-name="P4">
4月8日，在Kamianets-Podilskyi，该市的居民在会议上一致支持亚历山大·内维斯基(Alexander Nevsky)的大教堂向PCU的过渡。</text:p>
      <text:p text:style-name="P4">
<text:span text:style-name="T4">
另请阅读：</text:span>
 <text:a xlink:type="simple" xlink:href="https://www.ukrinform.ua/rubric-regions/3691346-u-kamancipodilskomu-upc-mp-pozbavili-prava-na-koristuvanna-zemleu.html" text:style-name="Internet_20_link" text:visited-style-name="Visited_20_Internet_20_Link">
<text:span text:style-name="T4">
 kam </text:span>
 <text:span text:style-name="T4">
 </text:span>
 yanks **</text:a>
早些时候，4月4日，市议会举行了一次会议，该会议得到了三个转换的批准，尤其是乌克兰领土上的国会议员的禁令，释放了Kamianets-Podilsky教区(MP)来自俄罗斯东正教教堂，终止租赁或使用UOC(MP)属于状态的教会结构。 代表们还投票赞成19个预计使用(MP).</text:p>
      <text:p text:style-name="P4">
<text:span text:style-name="T5">
Фото Алла Чепелюк</text:span>
</text:p>
      <text:p text:style-name="P4">
News Source: <text:a xlink:type="simple" xlink:href="https://www.ukrinform.ua/rubric-regions/3693688-u-kamancipodilskomu-bila-soboru-virani-pocali-akciu-vimagaut-perehodu-do-pcu.html" text:style-name="Internet_20_link" text:visited-style-name="Visited_20_Internet_20_Link">
https://www.ukrinform.ua/rubric-regions/3693688-u-kamancipodilskomu-bila-soboru-virani-pocali-akciu-vimagaut-perehodu-do-pcu.html</text:a>
</text:p>
      <!--NEWS-->
      <text:h text:style-name="P10" text:outline-level="1">
<text:span text:style-name="T4">
在切尔尼维西地区，由于事故，H-03高速公路上的运动很复杂</text:span>
</text:h>
      <text:p text:style-name="P4">
作者: Ukrinform (Person)</text:p>
      <text:p text:style-name="P4">
出版商: Укринформ (Organization)</text:p>
      <text:p text:style-name="P4">
出版时间: 2023-04-09T-36:40:00+03:00</text:p>
      <text:p text:style-name="P4">
修改时间: 2023-04-09T20:40:00+03:00</text:p>
      <text:p text:style-name="P4">
描述: 由于道路事故，在切尔尼维西地区的普鲁图蒂亚村，H-03高速公路Zhytomyr-Chernivtsi的交通很复杂。  - 乌克林。</text:p>
      <text:p text:style-name="P4">
图片: ["<text:a xlink:type="simple" xlink:href="https://static.ukrinform.com/photos/2023_04/thumb_files/630_360_1681061667-352.jpeg" text:style-name="Internet_20_link" text:visited-style-name="Visited_20_Internet_20_Link">
630_360_16810...</text:a>
"]</text:p>
      <text:p text:style-name="P4">
标签: ['Аварія', 'ДТП', 'Поліція', 'Житомир', 'Чернівці']</text:p>
      <text:p text:style-name="P4">
类型: Article</text:p>
      <!--METADATA-->
      <text:p text:style-name="P4">
<draw:frame draw:style-name="fr1" draw:name="Image39" text:anchor-type="as-char" svg:width="6.9236in" svg:height="3.956343in" draw:z-index="0">
<draw:image xlink:href="../Images/yкринформ/2023-04-09T-36-40-00-03-00/630_360_1681061667-352.jpeg" xlink:type="simple" xlink:show="embed" xlink:actuate="onLoad" draw:mime-type="image/jpeg"/>
</draw:frame>
由于道路事故，在切尔尼维斯地区的村庄里，H-03 Zhytomyr-Chernivtsi在高速公路上很复杂。</text:p>
      <text:p text:style-name="P4">
根据乌克林福姆的说法，巡逻警察报告了<text:a xlink:type="simple" xlink:href="https://t.me/patrolpolice_ua/2820" text:style-name="Internet_20_link" text:visited-style-name="Visited_20_Internet_20_Link">
</text:a>
。</text:p>
      <text:p text:style-name="P4">
消息是，由于交通事故发生在H -03 Zhitomyr- Chernivtsi高速公路上，在Chernivtsi地区Prykrutya村，交通均以两个方向构成。”</text:p>
      <text:p text:style-name="P4">
巡逻提供道路安全并在必要时进行规范。</text:p>
      <text:p text:style-name="P4">
<text:span text:style-name="T4">
另请阅读：</text:span>
 <text:a xlink:type="simple" xlink:href="https://www.ukrinform.ua/rubric-society/3693379-u-dtp-v-moldovi-postrazdali-patero-ukrainciv-mzs.html" text:style-name="Internet_20_link" text:visited-style-name="Visited_20_Internet_20_Link">
<text:span text:style-name="T4">
事故</text:span>
</text:a>
考虑到这些信息，驾驶员敦促计划路线。</text:p>
      <text:p text:style-name="P4">
正如乌克林福姆报道的，4月7日在Zhytomyr地区通过附近的一场公路事故<text:a xlink:type="simple" xlink:href="https://www.ukrinform.ua/rubric-regions/3692747-na-zitomirsini-stalasa-dtp-castkovo-perekrili-ruh-na-trasi-kiiv-cop.html" text:style-name="Internet_20_link" text:visited-style-name="Visited_20_Internet_20_Link">
</text:a>
在基辅 -  Chop Highway上移动。</text:p>
      <text:p text:style-name="P4">
News Source: <text:a xlink:type="simple" xlink:href="https://www.ukrinform.ua/rubric-regions/3693683-u-cerniveckij-oblasti-cerez-avariu-uskladnenij-ruh-na-avtoslahu-n03.html" text:style-name="Internet_20_link" text:visited-style-name="Visited_20_Internet_20_Link">
https://www.ukrinform.ua/rubric-regions/3693683-u-cerniveckij-oblasti-cerez-avariu-uskladnenij-ruh-na-avtoslahu-n03.html</text:a>
</text:p>
      <!--NEWS-->
      <text:h text:style-name="P10" text:outline-level="1">
<text:span text:style-name="T4">
APL：利物浦与阿森纳一起玩</text:span>
</text:h>
      <text:p text:style-name="P4">
作者: Ukrinform (Person)</text:p>
      <text:p text:style-name="P4">
出版商: Укринформ (Organization)</text:p>
      <text:p text:style-name="P4">
出版时间: 2023-04-09T-38:38:49+03:00</text:p>
      <text:p text:style-name="P4">
修改时间: 2023-04-09T20:38:49+03:00</text:p>
      <text:p text:style-name="P4">
描述: Zinchenko参加了88分钟的比赛。  - 乌克林。</text:p>
      <text:p text:style-name="P4">
图片: ["<text:a xlink:type="simple" xlink:href="https://static.ukrinform.com/photos/2023_04/thumb_files/630_360_1681061826-748.jpeg" text:style-name="Internet_20_link" text:visited-style-name="Visited_20_Internet_20_Link">
630_360_16810...</text:a>
"]</text:p>
      <text:p text:style-name="P4">
标签: ['Арсенал', 'Футбол', 'Зінченко', 'Ліверпуль', 'АПЛ']</text:p>
      <text:p text:style-name="P4">
类型: Article</text:p>
      <!--METADATA-->
      <text:p text:style-name="P4">
<draw:frame draw:style-name="fr1" draw:name="Image40" text:anchor-type="as-char" svg:width="6.9236in" svg:height="3.956343in" draw:z-index="0">
<draw:image xlink:href="../Images/yкринформ/2023-04-09T-38-38-49-03-00/630_360_1681061826-748.jpeg" xlink:type="simple" xlink:show="embed" xlink:actuate="onLoad" draw:mime-type="image/jpeg"/>
</draw:frame>
Zinchenko参加了88分钟的比赛。</text:p>
      <text:p text:style-name="P4">
乌克林福姆报道，利物浦和阿森纳在英超联赛第30轮中分配了2：2。</text:p>
      <text:p text:style-name="P4">
从游戏的第一分钟开始，“枪手”就占据了球，并打进了一个快速进球：第八届马提内利击中了大门。 在20分钟内，马丁内利的优势是阿森纳的两倍。</text:p>
      <text:p text:style-name="P4">
利物浦能够在上半场结束时打一个球：命令推迟了萨拉赫完成的攻击。</text:p>
      <text:p text:style-name="P4">
在比赛结束时，比赛的第87分钟，该领域的所有者仍然能够比较该帐户。</text:p>
      <text:p text:style-name="P4">
亚历山大·津兴科(Alexander Zinchenko)参加了88分钟的比赛，他被基兰·蒂尔尼(Kiran Tirney)取代。</text:p>
      <text:p text:style-name="P4">
因此，阿森纳继续领导APL排名，他们有73分利物浦 - 第八，资产中有44分。</text:p>
      <text:p text:style-name="P4">
<text:span text:style-name="T4">
另请阅读：</text:span>
 <text:a xlink:type="simple" xlink:href="https://www.ukrinform.ua/rubric-sports/3693352-apl-celsi-mudrika-postupivsa-vulvergemptonu-prodovzivsi-bezvigrasnu-seriu.html" text:style-name="Internet_20_link" text:visited-style-name="Visited_20_Internet_20_Link">
<text:span text:style-name="T4">
 apl </text:span>
</text:a>
据乌克林福姆报道，在Crystal Peles游戏节奏LED的另一场比赛中-5：1。</text:p>
      <text:p text:style-name="P4">
照片：Getty图像</text:p>
      <text:p text:style-name="P4">
News Source: <text:a xlink:type="simple" xlink:href="https://www.ukrinform.ua/rubric-sports/3693684-apl-liverpul-zigrav-vniciu-z-arsenalom.html" text:style-name="Internet_20_link" text:visited-style-name="Visited_20_Internet_20_Link">
https://www.ukrinform.ua/rubric-sports/3693684-apl-liverpul-zigrav-vniciu-z-arsenalom.html</text:a>
</text:p>
      <!--NEWS-->
      <text:h text:style-name="P10" text:outline-level="1">
<text:span text:style-name="T4">
军队的JSU Bakhmut Directio Rusian炮击Vasukivka，Minkivka，Zaliznyanske，Orikhovo-Basil ...</text:span>
</text:h>
      <text:p text:style-name="P4">
作者: liveuamap (Language: en)</text:p>
      <text:p text:style-name="P4">
时间: 2023-04-09T-3:40:00</text:p>
      <text:p text:style-name="P4">
地点: Kostyantynivka (Latitude:48.54946 Longtitude:37.72602)</text:p>
      <text:p text:style-name="P4">
视频: []</text:p>
      <text:p text:style-name="P4">
图片: []</text:p>
      <text:p text:style-name="P4">
标签: ["Russia"]</text:p>
      <text:p text:style-name="P4">
Id: 22554732</text:p>
      <!--METADATA-->
      <text:p text:style-name="P4">
At Bakhmut direction Russian army shelled Vasukivka, Minkivka, Zaliznyanske,Orikhovo-Vasylivka, Markove, Hryhorivka, Bakhmut, Khromove, Chasiv Yar,Ivanivske, Stupochky, Bila Hora, Novodmytrivka and Druzhba of Donetsk region,- General Staff of Armed Forces of Ukraine says在早上的报告中</text:p>
      <text:p text:style-name="P4">
新闻集链接：(https://liveuamap.com/en/2023/9-april-at-bakhmut-direction-russian-army-shelled-vasukivka)</text:p>
      <text:p text:style-name="P4">
News Source: <text:a xlink:type="simple" xlink:href="https://t.me/lumsrc/4449" text:style-name="Internet_20_link" text:visited-style-name="Visited_20_Internet_20_Link">
https://t.me/lumsrc/4449</text:a>
</text:p>
      <!--NEWS-->
      <text:h text:style-name="P10" text:outline-level="1">
<text:span text:style-name="T4">
伊朗宣布成功测试了新的无人机kamikadze</text:span>
</text:h>
      <text:p text:style-name="P4">
作者: Ukrinform (Person)</text:p>
      <text:p text:style-name="P4">
出版商: Укринформ (Organization)</text:p>
      <text:p text:style-name="P4">
出版时间: 2023-04-09T-40:23:00+03:00</text:p>
      <text:p text:style-name="P4">
修改时间: 2023-04-09T20:23:00+03:00</text:p>
      <text:p text:style-name="P4">
描述: 伊斯兰革命监护人（Quir）军团的陆军宣布了对新的Dron-Kamikadze Me'Raj-532的成功测试，该测试能够破坏目标高达450公里的目标。  - 乌克林。</text:p>
      <text:p text:style-name="P4">
图片: ["<text:a xlink:type="simple" xlink:href="https://static.ukrinform.com/photos/2023_04/thumb_files/630_360_1681053493-691.jpg" text:style-name="Internet_20_link" text:visited-style-name="Visited_20_Internet_20_Link">
630_360_16810...</text:a>
"]</text:p>
      <text:p text:style-name="P4">
标签: ['Безпілотник', 'Іран', 'Випробування', 'Дрон']</text:p>
      <text:p text:style-name="P4">
类型: Article</text:p>
      <!--METADATA-->
      <text:p text:style-name="P4">
<draw:frame draw:style-name="fr1" draw:name="Image41" text:anchor-type="as-char" svg:width="6.9236in" svg:height="3.956343in" draw:z-index="0">
<draw:image xlink:href="../Images/yкринформ/2023-04-09T-40-23-00-03-00/630_360_1681053493-691.jpg" xlink:type="simple" xlink:show="embed" xlink:actuate="onLoad" draw:mime-type="image/jpeg"/>
</draw:frame>
伊斯兰革命卫队的苏霍普诺夫兵团(酷儿)他们宣布成功测试了新的Dron-Kamikadze Me'Raj-532，该测试能够同时破坏整个最高450公里。</text:p>
      <text:p text:style-name="P4">
这已报告给该机构<text:a xlink:type="simple" xlink:href="https://www.tasnimnews.com/en/news/2023/04/09/2877484/irgc-tests-new-suicide-drone-with-50-kg-of-ammo" text:style-name="Internet_20_link" text:visited-style-name="Visited_20_Internet_20_Link">
</text:a>
乌克林福姆报道，库鲁斯·阿里·库克斯坦研究部门主席。</text:p>
      <text:p text:style-name="P4">
值得注意的是，这款无人机配备了活塞双胞胎，工作高度为3.6公里，可以在空中长达3个小时。</text:p>
      <text:p text:style-name="P4">
根据Kukhastan的说法，Dron-Kamikadze可以用重50公斤的标头准确度影响整体，并可以从汽车上起飞。</text:p>
      <text:p text:style-name="P4">
<text:span text:style-name="T4">
另请阅读：</text:span>
 <text:a xlink:type="simple" xlink:href="https://www.ukrinform.ua/rubric-world/3693240-u-kndr-zaavlaut-so-viprobuvali-pidvodnij-adernij-dron.html" text:style-name="Internet_20_link" text:visited-style-name="Visited_20_Internet_20_Link">
<text:span text:style-name="T4">
无人机</text:span>
</text:a>
他补充说，可以收集Me'Raj-532并为飞行“轻松烘烤”准备，这是快速回应特定情况的合适选择。</text:p>
      <text:p text:style-name="P4">
库克哈斯坦(Kukhastans)还说，伊朗军事计划吸引更多<text:a xlink:type="simple" xlink:href="https://www.ukrinform.ua/tag-bezpilotnik" text:style-name="Internet_20_link" text:visited-style-name="Visited_20_Internet_20_Link">
</text:a>
-Kamikadze进行不同的任务，这是CVIK陆军的单位。</text:p>
      <text:p text:style-name="P4">
正如乌克林福姆报道的那样，3月21日，美国政府宣布对参与伊朗无人机计划的公司和土耳其的公司以及其他武器进行制裁，包括弹道路线。</text:p>
      <text:p text:style-name="P4">
<text:span text:style-name="T5">
来自tasnimnews.com的照片</text:span>
</text:p>
      <text:p text:style-name="P4">
News Source: <text:a xlink:type="simple" xlink:href="https://www.ukrinform.ua/rubric-world/3693654-iran-zaaviv-pro-uspisne-viprobuvanna-novogo-dronakamikadze.html" text:style-name="Internet_20_link" text:visited-style-name="Visited_20_Internet_20_Link">
https://www.ukrinform.ua/rubric-world/3693654-iran-zaaviv-pro-uspisne-viprobuvanna-novogo-dronakamikadze.html</text:a>
</text:p>
      <!--NEWS-->
      <text:h text:style-name="P10" text:outline-level="1">
<text:span text:style-name="T4">
从利沃夫（Lviv）的新火车的第一班飞机抵达Kramatorsk</text:span>
</text:h>
      <text:p text:style-name="P4">
作者: Ukrinform (Person)</text:p>
      <text:p text:style-name="P4">
出版商: Укринформ (Organization)</text:p>
      <text:p text:style-name="P4">
出版时间: 2023-04-09T-42:20:00+03:00</text:p>
      <text:p text:style-name="P4">
修改时间: 2023-04-09T20:20:00+03:00</text:p>
      <text:p text:style-name="P4">
描述: 新火车的第一次航班№104/103“ LVIV -Kramatorsk”到达Kramatorsk Donetsk地区。  - 乌克林。</text:p>
      <text:p text:style-name="P4">
图片: ["<text:a xlink:type="simple" xlink:href="https://static.ukrinform.com/photos/2023_04/thumb_files/630_360_1681060453-815.jpg" text:style-name="Internet_20_link" text:visited-style-name="Visited_20_Internet_20_Link">
630_360_16810...</text:a>
", "<text:a xlink:type="simple" xlink:href="https://static.ukrinform.com/photos/2023_04/1681060453-527.jpg" text:style-name="Internet_20_link" text:visited-style-name="Visited_20_Internet_20_Link">
1681060453-52...</text:a>
"]</text:p>
      <text:p text:style-name="P4">
标签: ['Краматорськ', 'Львів', 'Укрзалізниця', 'Поїзд']</text:p>
      <text:p text:style-name="P4">
类型: Article</text:p>
      <!--METADATA-->
      <text:p text:style-name="P4">
<draw:frame draw:style-name="fr1" draw:name="Image42" text:anchor-type="as-char" svg:width="6.9236in" svg:height="3.956343in" draw:z-index="0">
<draw:image xlink:href="../Images/yкринформ/2023-04-09T-42-20-00-03-00/630_360_1681060453-815.jpg" xlink:type="simple" xlink:show="embed" xlink:actuate="onLoad" draw:mime-type="image/jpeg"/>
</draw:frame>
新火车的第一次飞行№104/103“ LVIV -KRAMATORSK”到达。</text:p>
      <text:p text:style-name="P4">
根据乌克林福姆(Ukrinform(https://www.facebook.com/Ukrzaliznytsia/posts/pfbid02kb1w1QZSf3ibA1zzJS7HaUjD1TWhemn7j9VHWfFKsAXQKCdwqyB68sM54aT6Gqcvl?locale=uk_UA).</text:p>
      <text:p text:style-name="P4">
"До Краматорська прибув перший рейс нового поїзда №104/103 зі <text:a xlink:type="simple" xlink:href="https://www.ukrinform.ua/tag-lviv" text:style-name="Internet_20_link" text:visited-style-name="Visited_20_Internet_20_Link">
</text:a>
 - 从第一次旅行中，有100％的填充!”  - 消息读取。</text:p>
      <text:p text:style-name="P4">
<draw:frame draw:style-name="fr1" draw:name="Image43" text:anchor-type="as-char" svg:width="6.9236in" svg:height="9.231467in" draw:z-index="0">
<draw:image xlink:href="../Images/yкринформ/2023-04-09T-42-20-00-03-00/1681060453-527.jpg" xlink:type="simple" xlink:show="embed" xlink:actuate="onLoad" draw:mime-type="image/jpeg"/>
</draw:frame>
<text:span text:style-name="T4">
另请阅读：</text:span>
 <text:a xlink:type="simple" xlink:href="https://www.ukrinform.ua/rubric-economy/3692522-ukrzaliznica-zaversila-testovij-rejs-evrokolieu-iz-polsi.html" text:style-name="Internet_20_link" text:visited-style-name="Visited_20_Internet_20_Link">
<text:span text:style-name="T4">
 ukrzal </text:span>
</text:a>
乌克兰兹尼特(Ukrzaliznytsia)指出，乌克兰的克拉马托斯克(Ukrainian Kramatorsk)“充满了生命，坚不可摧的勇气……以及对已经来的罪犯的正义期望”。</text:p>
      <text:p text:style-name="P4">
正如乌克林福姆报道的，4月8日在Kramatorsk <text:a xlink:type="simple" xlink:href="https://www.ukrinform.ua/rubric-regions/3693279-u-kramatorsku-vsanuvali-pamat-zertv-raketnogo-udaru-rf-po-zaliznicnomu-vokzalu.html" text:style-name="Internet_20_link" text:visited-style-name="Visited_20_Internet_20_Link">
</text:a>
一年前，由于俄罗斯火箭弹射击了火车站。</text:p>
      <text:p text:style-name="P4">
News Source: <text:a xlink:type="simple" xlink:href="https://www.ukrinform.ua/rubric-regions/3693680-do-kramatorska-pribuv-persij-rejs-novogo-potaga-zi-lvova.html" text:style-name="Internet_20_link" text:visited-style-name="Visited_20_Internet_20_Link">
https://www.ukrinform.ua/rubric-regions/3693680-do-kramatorska-pribuv-persij-rejs-novogo-potaga-zi-lvova.html</text:a>
</text:p>
      <!--NEWS-->
      <text:h text:style-name="P10" text:outline-level="1">
<text:span text:style-name="T4">
在Marinka和Avdiivka附近，俄罗斯联邦的军队每天都失去两只嘴 - 国防军</text:span>
</text:h>
      <text:p text:style-name="P4">
作者: Ukrinform (Person)</text:p>
      <text:p text:style-name="P4">
出版商: Укринформ (Organization)</text:p>
      <text:p text:style-name="P4">
出版时间: 2023-04-09T-44:05:00+03:00</text:p>
      <text:p text:style-name="P4">
修改时间: 2023-04-09T20:05:00+03:00</text:p>
      <text:p text:style-name="P4">
描述: 在马里因斯基和阿夫迪夫斯基的指示中，俄罗斯军队每天都失去了大约两只嘴的人员，位置战继续。  - 乌克林。</text:p>
      <text:p text:style-name="P4">
图片: ["<text:a xlink:type="simple" xlink:href="https://static.ukrinform.com/photos/2023_02/thumb_files/630_360_1675756522-669.jpg" text:style-name="Internet_20_link" text:visited-style-name="Visited_20_Internet_20_Link">
630_360_16757...</text:a>
"]</text:p>
      <text:p text:style-name="P4">
标签: ['Авдіївка', 'Російські військові', 'Війна з росією', 'Єдині новини']</text:p>
      <text:p text:style-name="P4">
类型: Article</text:p>
      <!--METADATA-->
      <text:p text:style-name="P4">
<draw:frame draw:style-name="fr1" draw:name="Image44" text:anchor-type="as-char" svg:width="6.9236in" svg:height="3.956343in" draw:z-index="0">
<draw:image xlink:href="../Images/yкринформ/2023-04-09T-44-05-00-03-00/630_360_1675756522-669.jpg" xlink:type="simple" xlink:show="embed" xlink:actuate="onLoad" draw:mime-type="image/jpeg"/>
</draw:frame>
纳瓦里斯基(Navaryinsky)和阿夫迪夫斯基(Avdiivsky)指示俄罗斯军队每天失去大约两口人员，位置战继续。</text:p>
      <text:p text:style-name="P4">
塔夫里斯基(Tavriysky)方向的发言人强迫上校Alexeydmitrashkivsky上校在Teleterna“统一新闻”的声音上，通知了这一点。</text:p>
      <text:p text:style-name="P4">
“在Marinka地区和<text:a xlink:type="simple" xlink:href="https://www.ukrinform.ua/tag-avdiivka" text:style-name="Internet_20_link" text:visited-style-name="Visited_20_Internet_20_Link">
</text:a>
继续打架，(入侵者 -  ed。)可变的成功是，但是所有敌人占领的态度都逃脱并回头。(RF- ed。)这是巨大的……损失，敌人每天都失去了大约两名波罗蒂斯的员工，但并没有留下希望。”  - 发言人说。</text:p>
      <text:p text:style-name="P4">
<text:span text:style-name="T4">
另请阅读：</text:span>
 <text:a xlink:type="simple" xlink:href="https://www.ukrinform.ua/rubric-ato/3693194-rosiani-zavdali-aviaudaru-po-avdiivskomu-koksohimu.html" text:style-name="Internet_20_link" text:visited-style-name="Visited_20_Internet_20_Link">
<text:span text:style-name="T4">
 avdi </text:span>
</text:a>
据他说，囚犯说他们是在没有任何准备的情况下被派出的“没有足够的指挥官”：“只是在深夜举起的人构图，在机器的枪口下，枪支派他们冲进他们的袭击。”</text:p>
      <text:p text:style-name="P4">
Dmitryashkivsky指出，敌人在晚上在BMP，APC和坦克的这一天申请的最后一天，袭击纯粹是步兵团体。</text:p>
      <text:p text:style-name="P4">
正如乌克兰的国防军乌克林福姆报道的<text:a xlink:type="simple" xlink:href="https://www.ukrinform.ua/rubric-ato/3693470-zsu-znisili-vze-178-150-rosijskih-zagarbnikiv.html" text:style-name="Internet_20_link" text:visited-style-name="Visited_20_Internet_20_Link">
</text:a>
从2022年2月24日至2023年4月9日，约有17.8千150名俄罗斯入侵者。</text:p>
      <text:p text:style-name="P4">
<text:span text:style-name="T5">
foto：flickr</text:span>
</text:p>
      <text:p text:style-name="P4">
News Source: <text:a xlink:type="simple" xlink:href="https://www.ukrinform.ua/rubric-ato/3693677-u-rajoni-marinki-ta-avdiivki-armia-rf-sodna-vtracae-do-dvoh-rot-sili-oboroni.html" text:style-name="Internet_20_link" text:visited-style-name="Visited_20_Internet_20_Link">
https://www.ukrinform.ua/rubric-ato/3693677-u-rajoni-marinki-ta-avdiivki-armia-rf-sodna-vtracae-do-dvoh-rot-sili-oboroni.html</text:a>
</text:p>
      <!--NEWS-->
      <text:h text:style-name="P10" text:outline-level="1">
<text:span text:style-name="T4">
如果不拿俄罗斯联邦的护照 - 军事</text:span>
</text:h>
      <text:p text:style-name="P4">
作者: Ukrinform (Person)</text:p>
      <text:p text:style-name="P4">
出版商: Укринформ (Organization)</text:p>
      <text:p text:style-name="P4">
出版时间: 2023-04-09T-46:02:00+03:00</text:p>
      <text:p text:style-name="P4">
修改时间: 2023-04-09T20:02:00+03:00</text:p>
      <text:p text:style-name="P4">
描述: 塔夫里伊斯克（Tavriysk）方向暂时捕获的领土的入侵者进行了强制认证，并威胁要从父母那里选择学龄儿童，如果他们拒绝接受俄罗斯联邦的护照。  - 乌克林。</text:p>
      <text:p text:style-name="P4">
图片: ["<text:a xlink:type="simple" xlink:href="https://static.ukrinform.com/photos/2015_12/thumb_files/630_360_1451037491-3661.jpg" text:style-name="Internet_20_link" text:visited-style-name="Visited_20_Internet_20_Link">
630_360_14510...</text:a>
"]</text:p>
      <text:p text:style-name="P4">
标签: ['Діти', 'Окупація', 'Паспорт', 'Війна з росією']</text:p>
      <text:p text:style-name="P4">
类型: Article</text:p>
      <!--METADATA-->
      <text:p text:style-name="P4">
<draw:frame draw:style-name="fr1" draw:name="Image45" text:anchor-type="as-char" svg:width="6.9236in" svg:height="3.956343in" draw:z-index="0">
<draw:image xlink:href="../Images/yкринформ/2023-04-09T-46-02-00-03-00/630_360_1451037491-3661.jpg" xlink:type="simple" xlink:show="embed" xlink:actuate="onLoad" draw:mime-type="image/jpeg"/>
</draw:frame>
塔夫里伊斯克(Tavriysk)方向暂时捕获的领土的入侵者进行了强制认证，并威胁要选择父母年龄的孩子，如果他们拒绝接受俄罗斯联邦的护照。</text:p>
      <text:p text:style-name="P4">
塔夫里斯基(Tavriysky)方向的发言人强迫上校Alexeydmitrashkivsky上校在Teleterna“统一新闻”的声音上，通知了这一点。</text:p>
      <text:p text:style-name="P4">
“我们都听到并看到在梅利托波尔地区有“棉花”重复的地方，仓库和设备的积累都被摧毁了，此后，措施检查文件，电话是敌人。那只狗正在寻找游击队。”发言人说。</text:p>
      <text:p text:style-name="P4">
据他介绍，暂时控制的领土也拒绝强制非法强制性<text:a xlink:type="simple" xlink:href="https://www.ukrinform.ua/tag-pasport" text:style-name="Internet_20_link" text:visited-style-name="Visited_20_Internet_20_Link">
</text:a>
。</text:p>
      <text:p text:style-name="P4">
Dmitryshkivsky说：“他们威胁有学龄儿童的人，如果他们不收到护照，他们将是孩子。”</text:p>
      <text:p text:style-name="P4">
<text:span text:style-name="T4">
另请阅读：</text:span>
 <text:a xlink:type="simple" xlink:href="https://www.ukrinform.ua/rubric-regions/3693112-na-zahoplenih-teritoriah-hersonsini-rosiani-posilili-primusovu-pasportizaciu-hlan.html" text:style-name="Internet_20_link" text:visited-style-name="Visited_20_Internet_20_Link">
<text:span text:style-name="T4">
护照</text:span>
</text:a>
根据官方数据，俄罗斯驱逐了超过19.5万名乌克兰儿童，但非正式<text:a xlink:type="simple" xlink:href="https://www.ukrinform.ua/rubric-ato/3681768-sonajmense-kilka-tisac-ukrainskih-ditej-buli-primusovo-peremiseni-rosieu-hrw.html" text:style-name="Internet_20_link" text:visited-style-name="Visited_20_Internet_20_Link">
</text:a>
。</text:p>
      <text:p text:style-name="P4">
从全面入侵乌克兰开始，由360名工作的儿童返回乌克兰。</text:p>
      <text:p text:style-name="P4">
News Source: <text:a xlink:type="simple" xlink:href="https://www.ukrinform.ua/rubric-regions/3693679-zitelam-okupovanih-teritorij-pogrozuut-vilucati-ditej-akso-ne-bratimut-pasporti-rf-vijskovi.html" text:style-name="Internet_20_link" text:visited-style-name="Visited_20_Internet_20_Link">
https://www.ukrinform.ua/rubric-regions/3693679-zitelam-okupovanih-teritorij-pogrozuut-vilucati-ditej-akso-ne-bratimut-pasporti-rf-vijskovi.html</text:a>
</text:p>
      <!--NEWS-->
      <text:h text:style-name="P10" text:outline-level="1">
<text:span text:style-name="T4">
卡斯珀·鲁德（Casper Rud）赢得了本赛季的第一个奖杯</text:span>
</text:h>
      <text:p text:style-name="P4">
作者: Ukrinform (Person)</text:p>
      <text:p text:style-name="P4">
出版商: Укринформ (Organization)</text:p>
      <text:p text:style-name="P4">
出版时间: 2023-04-09T-49:54:34+03:00</text:p>
      <text:p text:style-name="P4">
修改时间: 2023-04-09T19:54:34+03:00</text:p>
      <text:p text:style-name="P4">
描述: 在决赛中，挪威击败了塞族米迪米尔·基特曼诺维奇。  - 乌克林。</text:p>
      <text:p text:style-name="P4">
图片: ["<text:a xlink:type="simple" xlink:href="https://static.ukrinform.com/photos/2023_04/thumb_files/630_360_1681059227-769.jpg" text:style-name="Internet_20_link" text:visited-style-name="Visited_20_Internet_20_Link">
630_360_16810...</text:a>
"]</text:p>
      <text:p text:style-name="P4">
标签: ['Теніс']</text:p>
      <text:p text:style-name="P4">
类型: Article</text:p>
      <!--METADATA-->
      <text:p text:style-name="P4">
<draw:frame draw:style-name="fr1" draw:name="Image46" text:anchor-type="as-char" svg:width="6.9236in" svg:height="3.956343in" draw:z-index="0">
<draw:image xlink:href="../Images/yкринформ/2023-04-09T-49-54-34-03-00/630_360_1681059227-769.jpg" xlink:type="simple" xlink:show="embed" xlink:actuate="onLoad" draw:mime-type="image/jpeg"/>
</draw:frame>
他在决赛中击败了塞族·米迪米尔·凯兹曼诺维奇。</text:p>
      <text:p text:style-name="P4">
世界第五个球拍Casper Rud(挪威)赢得了APR系列250在Auctoril的排水(葡萄牙)，报道乌克林福姆。</text:p>
      <text:p text:style-name="P4">
在比赛的决赛中，一组24岁的挪威人击败了Mimir Kitsmanovich(塞尔维亚，ATP 40)-6：2，7：6(7：3). Матч тривав 1 годину та 49 хвилин.</text:p>
      <text:p text:style-name="P4">
Для Каспера цей титул став першим у 2023 році та 10-й у кар'єрі.</text:p>
      <text:p text:style-name="P4">
Рахунок особистих зустрічей між Руудом та Кецмановичем став рівним – 2:2.</text:p>
      <text:p text:style-name="P4">
<text:span text:style-name="T4">
Читайте також:</text:span>
 <text:a xlink:type="simple" xlink:href="https://www.ukrinform.ua/rubric-sports/3693563-kalinina-vzala-ucast-u-fotosesii-dla-wta.html" text:style-name="Internet_20_link" text:visited-style-name="Visited_20_Internet_20_Link">
 <text:span text:style-name="T4">
Калініна</text:span>
 </text:a>
正如乌克兰乌克兰(Ukrinform(世界上的#30评级)参加女子网球协会的照片拍摄(WTA)在查尔斯顿锦标赛上(美国).</text:p>
      <text:p text:style-name="P4">
Фото: btu.org.ua</text:p>
      <text:p text:style-name="P4">
News Source: <text:a xlink:type="simple" xlink:href="https://www.ukrinform.ua/rubric-sports/3693675-kasper-ruud-vigrav-persij-trofej-u-sezoni.html" text:style-name="Internet_20_link" text:visited-style-name="Visited_20_Internet_20_Link">
https://www.ukrinform.ua/rubric-sports/3693675-kasper-ruud-vigrav-persij-trofej-u-sezoni.html</text:a>
</text:p>
      <!--NEWS-->
      <text:h text:style-name="P10" text:outline-level="1">
<text:span text:style-name="T4">
Belingcat安装了排水五角大楼文档的主要来源</text:span>
</text:h>
      <text:p text:style-name="P4">
作者: Ukrinform (Person)</text:p>
      <text:p text:style-name="P4">
出版商: Укринформ (Organization)</text:p>
      <text:p text:style-name="P4">
出版时间: 2023-04-09T-51:52:00+03:00</text:p>
      <text:p text:style-name="P4">
修改时间: 2023-04-09T19:52:00+03:00</text:p>
      <text:p text:style-name="P4">
描述: BellingCat的调查人员小组发现了五角大楼文件的主要来源，该文件于2023年1月开始在某些Discord服务器上出现。  - 乌克林。</text:p>
      <text:p text:style-name="P4">
图片: ["<text:a xlink:type="simple" xlink:href="https://static.ukrinform.com/photos/2017_12/thumb_files/630_360_1513407469-9227.jpg" text:style-name="Internet_20_link" text:visited-style-name="Visited_20_Internet_20_Link">
630_360_15134...</text:a>
"]</text:p>
      <text:p text:style-name="P4">
标签: ['Bellingcat', 'Пентагон', 'Документи']</text:p>
      <text:p text:style-name="P4">
类型: Article</text:p>
      <!--METADATA-->
      <text:p text:style-name="P4">
<draw:frame draw:style-name="fr1" draw:name="Image47" text:anchor-type="as-char" svg:width="6.9236in" svg:height="3.956343in" draw:z-index="0">
<draw:image xlink:href="../Images/yкринформ/2023-04-09T-51-52-00-03-00/630_360_1513407469-9227.jpg" xlink:type="simple" xlink:show="embed" xlink:actuate="onLoad" draw:mime-type="image/jpeg"/>
</draw:frame>
BellingCat的调查人员发现，五角大楼文件的主要来源于2023年1月出现在某些Discord服务器上。</text:p>
      <text:p text:style-name="P4">
关于IT报告乌克林福姆，参考<text:a xlink:type="simple" xlink:href="https://www.bellingcat.com/news/2023/04/09/from-discord-to-4chan-the-improbable-journey-of-a-us-defence-leak/" text:style-name="Internet_20_link" text:visited-style-name="Visited_20_Internet_20_Link">
</text:a>
“贝林卡特(Bellingcat)看到了证据表明，日期为1月的一些文件甚至可以更早地发布在网络上，尽管何时尚不清楚。 贝林卡塔塔(Bellingcattha)与Discord社区的三名成员进行了沟通，该消息称，最近几个月，在其他Discord服务器上发表了更多文件。”</text:p>
      <text:p text:style-name="P4">
4月5日，这些文件开始在亲俄的电报频道中分发。 在Donbass Devushka电报频道中发现了调查人员。 但是，一个时钟以前发表在一个4chan论坛上。</text:p>
      <text:p text:style-name="P4">
同时，3月4日 - 在电报和4Chan报告之前的一个月 - 在Discord服务器上公开了数据。 在Minecraft服务器上的另一个小丑的俄罗斯战争争议期间，他们的平台用户之一概述了他们。</text:p>
      <text:p text:style-name="P4">
贝林卡特调查人员看到的文件没有被扫描，令人震惊。 分享照片后来陈述的用户说，他发现由Wowmao在Discord Server上发布了另一个用户。</text:p>
      <text:p text:style-name="P4">
第一次和第二个3月，Wowmao用户在服务器上发布了30多个文档，其中许多具有邮票。</text:p>
      <text:p text:style-name="P4">
在4月7日被删除之前，同一用户还发布了数十个有关乌克兰的其他文件。 虽然 <text:a xlink:type="simple" xlink:href="https://www.ukrinform.ua/tag-bellingcat" text:style-name="Internet_20_link" text:visited-style-name="Visited_20_Internet_20_Link">
 </text:a>
他看到了这些出版物，他无法独立检查其中的文件的真实性。</text:p>
      <text:p text:style-name="P4">
贝林卡特的调查人员与Discord成员进行了交谈，他们声称其他图像早些时候在另一台服务器Thug Shaker Central上发布。</text:p>
      <text:p text:style-name="P4">
<text:span text:style-name="T4">
另请阅读：</text:span>
 <text:a xlink:type="simple" xlink:href="https://www.ukrinform.ua/rubric-ato/3693100-stati-vvazaut-poavu-v-merezi-sekretnih-fajliv-spravznim-vitokom-za-akim-stoit-rosia-zmi.html" text:style-name="Internet_20_link" text:visited-style-name="Visited_20_Internet_20_Link">
</text:a>
图像文件详细描述了与1月13日的Wowmao相同和格式化样式的附加文档。</text:p>
      <text:p text:style-name="P4">
但是，鉴于提供的图像是屏幕图像，而不是对所删除服务器上传出的帖子的引用，因此不可能独立检查性质。该服务器没有剩余的跟踪。 根据前参与者的说法，大约有20位活跃用户坐在服务器上。 他们讨论了视频，音乐，正统观念，并且是氧化YouTube频道的粉丝，否认了不同的武器和防护设备。 服务器不是政治性的，尽管参与者说用户主要遵守保守的观点。 也有种族主义的图像和模因。</text:p>
      <text:p text:style-name="P4">
<text:span text:style-name="T4">
另请阅读：</text:span>
 <text:a xlink:type="simple" xlink:href="https://www.ukrinform.ua/rubric-ato/3693170-u-ssa-viavili-novij-vitik-sekretnih-dokumentiv-pro-vijskovi-plani-ukraini-zmi.html" text:style-name="Internet_20_link" text:visited-style-name="Visited_20_Internet_20_Link">
</text:a>
根据乌克林福姆的说法，《纽约时报》发表了一项材料，该材料调查了据称乌索泽网络有关美国和北约武装部队计划的据称是苏格兹网络的泄漏。</text:p>
      <text:p text:style-name="P4">
<text:a xlink:type="simple" xlink:href="https://www.ukrinform.ua/rubric-world/3693664-u-ssa-rozpocali-rozsliduvanna-pisla-novogo-vitoku-sekretnih-vijskovih-dokumentiv.html" text:style-name="Internet_20_link" text:visited-style-name="Visited_20_Internet_20_Link">
</text:a>
在过去的几周中，这些内容已在社交网络上发表。</text:p>
      <text:p text:style-name="P4">
News Source: <text:a xlink:type="simple" xlink:href="https://www.ukrinform.ua/rubric-world/3693674-u-bellingcat-vstanovili-persodzerela-zlitih-dokumentiv-pentagonu.html" text:style-name="Internet_20_link" text:visited-style-name="Visited_20_Internet_20_Link">
https://www.ukrinform.ua/rubric-world/3693674-u-bellingcat-vstanovili-persodzerela-zlitih-dokumentiv-pentagonu.html</text:a>
</text:p>
      <!--NEWS-->
      <text:h text:style-name="P10" text:outline-level="1">
<text:span text:style-name="T4">
在空军中解释了为什么F-16主题不应该从嘴里流出</text:span>
</text:h>
      <text:p text:style-name="P4">
作者: Ukrinform (Person)</text:p>
      <text:p text:style-name="P4">
出版商: Укринформ (Organization)</text:p>
      <text:p text:style-name="P4">
出版时间: 2023-04-09T-53:36:00+03:00</text:p>
      <text:p text:style-name="P4">
修改时间: 2023-04-09T19:36:00+03:00</text:p>
      <text:p text:style-name="P4">
描述: 现代西方F-16战斗机能够破坏产生100％的火箭和无人机，这无法提供乌克兰和SU的飞机。  - 乌克林。</text:p>
      <text:p text:style-name="P4">
图片: ["<text:a xlink:type="simple" xlink:href="https://static.ukrinform.com/photos/2017_06/thumb_files/630_360_1498327062-2091.jpg" text:style-name="Internet_20_link" text:visited-style-name="Visited_20_Internet_20_Link">
630_360_14983...</text:a>
"]</text:p>
      <text:p text:style-name="P4">
标签: ['Літак', 'Повітряні сили ЗСУ', 'Винищувач', 'Війна з росією', 'Єдині новини']</text:p>
      <text:p text:style-name="P4">
类型: Article</text:p>
      <!--METADATA-->
      <text:p text:style-name="P4">
<draw:frame draw:style-name="fr1" draw:name="Image48" text:anchor-type="as-char" svg:width="6.9236in" svg:height="3.956343in" draw:z-index="0">
<draw:image xlink:href="../Images/yкринформ/2023-04-09T-53-36-00-03-00/630_360_1498327062-2091.jpg" xlink:type="simple" xlink:show="embed" xlink:actuate="onLoad" draw:mime-type="image/jpeg"/>
</draw:frame>
现代F-16战斗机能够销毁100％结果的无人机，这无法在乌克兰和SU提供飞机。</text:p>
      <text:p text:style-name="P4">
乌克林福音通讯员报道，这是空军空军尤里·伊格纳蒂(Yuri Ignati)在Teleterna“ Unin”的空气上所说的。</text:p>
      <text:p text:style-name="P4">
透明(飞机可以而且可以使用。)他们进行了战斗机盖，与Shakhuzhshami和有翼的火箭一起工作，也就是说，在进行大型防空的地方，在某些地方[]工作<text:a xlink:type="simple" xlink:href="https://www.ukrinform.ua/tag-vinisuvac" text:style-name="Internet_20_link" text:visited-style-name="Visited_20_Internet_20_Link">
</text:a>
不幸的是，当我们殴打时，它们无效地破坏火箭和无人机。 F -16将以百分百的效率执行那些识别火箭和无人机的任务。” Ignat说。</text:p>
      <text:p text:style-name="P4">
他强调，抵抗俄罗斯航空和飞机是非常迫切的。</text:p>
      <text:p text:style-name="P4">
<text:span text:style-name="T4">
另请阅读：</text:span>
 <text:a xlink:type="simple" xlink:href="https://www.ukrinform.ua/rubric-ato/3693648-ignat-poasniv-comu-ukraina-ne-moze-zbivati-vsi-rosijski-kerovani-aviabombi.html" text:style-name="Internet_20_link" text:visited-style-name="Visited_20_Internet_20_Link">
<text:span text:style-name="T4">
 ignati </text:span>
</text:a>
“主题F -16不应从嘴或我们的国家中脱颖而出。这将使我们能够在空中赢得优势，这将使我们能够极为有效地抵消敌人，这将使我们能够赢得胜利， “  - 空军说。</text:p>
      <text:p text:style-name="P4">
据报道，乌克兰现在有<text:a xlink:type="simple" xlink:href="https://www.ukrinform.ua/rubric-ato/3660580-vinisuvac-f16-mig-bi-stati-najkrasim-variantom-dla-povitranih-sil-ignat.html" text:style-name="Internet_20_link" text:visited-style-name="Visited_20_Internet_20_Link">
</text:a>
：SU-27和MIG-29战斗机，Su-25沙沙作响和轰炸机24。</text:p>
      <text:p text:style-name="P4">
波兰总统安德烈·杜达(Andrzej Duda)表示，华沙将游说提供乌克兰标准。</text:p>
      <text:p text:style-name="P4">
News Source: <text:a xlink:type="simple" xlink:href="https://www.ukrinform.ua/rubric-ato/3693652-u-povitranih-silah-poasnili-comu-tema-f16-ne-mae-shoditi-z-vust.html" text:style-name="Internet_20_link" text:visited-style-name="Visited_20_Internet_20_Link">
https://www.ukrinform.ua/rubric-ato/3693652-u-povitranih-silah-poasnili-comu-tema-f16-ne-mae-shoditi-z-vust.html</text:a>
</text:p>
      <!--NEWS-->
      <text:h text:style-name="P10" text:outline-level="1">
<text:span text:style-name="T4">
乌克兰国家队在索非亚国际体操锦标赛的最后一天获得了4枚奖牌</text:span>
</text:h>
      <text:p text:style-name="P4">
作者: Ukrinform (Person)</text:p>
      <text:p text:style-name="P4">
出版商: Укринформ (Organization)</text:p>
      <text:p text:style-name="P4">
出版时间: 2023-04-09T-55:21:17+03:00</text:p>
      <text:p text:style-name="P4">
修改时间: 2023-04-09T19:21:17+03:00</text:p>
      <text:p text:style-name="P4">
描述: 克里斯蒂娜边境和波琳娜·戈罗德尼奇（Christina Border）和波琳娜·戈罗德尼奇（Polina Gorodnich）在四个决赛中代表乌克兰。  - 乌克林。</text:p>
      <text:p text:style-name="P4">
图片: ["<text:a xlink:type="simple" xlink:href="https://static.ukrinform.com/photos/2023_04/thumb_files/630_360_1681057147-360.jpg" text:style-name="Internet_20_link" text:visited-style-name="Visited_20_Internet_20_Link">
630_360_16810...</text:a>
"]</text:p>
      <text:p text:style-name="P4">
标签: ['Гімнастика']</text:p>
      <text:p text:style-name="P4">
类型: Article</text:p>
      <!--METADATA-->
      <text:p text:style-name="P4">
<draw:frame draw:style-name="fr1" draw:name="Image49" text:anchor-type="as-char" svg:width="6.9236in" svg:height="3.956343in" draw:z-index="0">
<draw:image xlink:href="../Images/yкринформ/2023-04-09T-55-21-17-03-00/630_360_1681057147-360.jpg" xlink:type="simple" xlink:show="embed" xlink:actuate="onLoad" draw:mime-type="image/jpeg"/>
</draw:frame>
乌克兰由克里斯蒂娜(Christina Border)和波琳·戈罗德尼奇(Pauline Gorodnich)代表。</text:p>
      <text:p text:style-name="P4">
在保加利亚索菲亚(Sophia)，国际体操比赛结束了<text:a xlink:type="simple" xlink:href="https://www.facebook.com/team.ukraine.rg/" text:style-name="Internet_20_link" text:visited-style-name="Visited_20_Internet_20_Link">
</text:a>
乌克林福姆报道，乌克兰艺术体操联合会的新闻服务。</text:p>
      <text:p text:style-name="P4">
克里斯蒂娜(Christina)在结局中获得了3枚奖牌：“金”(Gold)，带有篮筐和两个“银色”，并在决赛中带有球和棒球。</text:p>
      <text:p text:style-name="P4">
波琳娜·戈罗德尼奇(Polina Gorodnich)用丝带成为决赛的冠军。</text:p>
      <text:p text:style-name="P4">
<text:span text:style-name="T4">
另请阅读：</text:span>
 <text:a xlink:type="simple" xlink:href="https://www.ukrinform.ua/rubric-sports/3693516-zbirna-ukraini-gotuetsa-do-startu-na-cempionati-evropi-zi-sportivnoi-gimnastiki.html" text:style-name="Internet_20_link" text:visited-style-name="Visited_20_Internet_20_Link">
<text:span text:style-name="T4">
体操</text:span>
</text:a>
正如乌克林福姆报道的那样，昨天，4月8日，边界赢得了当局的铜牌。</text:p>
      <text:p text:style-name="P4">
照片：facebook.com/team.ukraine.rg</text:p>
      <text:p text:style-name="P4">
News Source: <text:a xlink:type="simple" xlink:href="https://www.ukrinform.ua/rubric-sports/3693666-zbirna-ukraini-vigrala-4-medali-u-zaklucnij-den-miznarodnogo-turniru-z-hudoznoi-gimnastiki-u-sofii.html" text:style-name="Internet_20_link" text:visited-style-name="Visited_20_Internet_20_Link">
https://www.ukrinform.ua/rubric-sports/3693666-zbirna-ukraini-vigrala-4-medali-u-zaklucnij-den-miznarodnogo-turniru-z-hudoznoi-gimnastiki-u-sofii.html</text:a>
</text:p>
      <!--NEWS-->
      <text:h text:style-name="P10" text:outline-level="1">
<text:span text:style-name="T4">
Zaporozhye的导弹打击：市议会展示了它们如何消除炮击的影响</text:span>
</text:h>
      <text:p text:style-name="P4">
作者: Ukrinform (Person)</text:p>
      <text:p text:style-name="P4">
出版商: Укринформ (Organization)</text:p>
      <text:p text:style-name="P4">
出版时间: 2023-04-09T-57:18:00+03:00</text:p>
      <text:p text:style-name="P4">
修改时间: 2023-04-09T19:18:00+03:00</text:p>
      <text:p text:style-name="P4">
描述: 在Zaporozhye中，特殊服务，志愿者和当地人消除了白天的夜间稳固导弹炮击的影响。  - 乌克林。</text:p>
      <text:p text:style-name="P4">
图片: ["<text:a xlink:type="simple" xlink:href="https://static.ukrinform.com/photos/2023_04/thumb_files/630_360_1681057633-759.jpeg" text:style-name="Internet_20_link" text:visited-style-name="Visited_20_Internet_20_Link">
630_360_16810...</text:a>
", "<text:a xlink:type="simple" xlink:href="https://static.ukrinform.com/photos/2023_04/1681057632-644.jpeg" text:style-name="Internet_20_link" text:visited-style-name="Visited_20_Internet_20_Link">
1681057632-64...</text:a>
", "<text:a xlink:type="simple" xlink:href="https://static.ukrinform.com/photos/2023_04/1681057632-220.jpeg" text:style-name="Internet_20_link" text:visited-style-name="Visited_20_Internet_20_Link">
1681057632-22...</text:a>
", "<text:a xlink:type="simple" xlink:href="https://static.ukrinform.com/photos/2023_04/1681057634-196.jpeg" text:style-name="Internet_20_link" text:visited-style-name="Visited_20_Internet_20_Link">
1681057634-19...</text:a>
", "<text:a xlink:type="simple" xlink:href="https://static.ukrinform.com/photos/2023_04/1681057633-573.jpeg" text:style-name="Internet_20_link" text:visited-style-name="Visited_20_Internet_20_Link">
1681057633-57...</text:a>
", "<text:a xlink:type="simple" xlink:href="https://static.ukrinform.com/photos/2023_04/1681057634-223.jpeg" text:style-name="Internet_20_link" text:visited-style-name="Visited_20_Internet_20_Link">
1681057634-22...</text:a>
"]</text:p>
      <text:p text:style-name="P4">
标签: ['Обстріл', 'Запоріжжя', 'Війна з росією']</text:p>
      <text:p text:style-name="P4">
类型: Article</text:p>
      <!--METADATA-->
      <text:p text:style-name="P4">
<draw:frame draw:style-name="fr1" draw:name="Image50" text:anchor-type="as-char" svg:width="6.9236in" svg:height="3.956343in" draw:z-index="0">
<draw:image xlink:href="../Images/yкринформ/2023-04-09T-57-18-00-03-00/630_360_1681057633-759.jpeg" xlink:type="simple" xlink:show="embed" xlink:actuate="onLoad" draw:mime-type="image/jpeg"/>
</draw:frame>
Uzporizhzhi在一天中的特殊服务中，志愿者和当地人消除了夜行的夜行式火箭袭击。</text:p>
      <text:p text:style-name="P4">
根据乌克林福姆的说法，Zaporizhzhya市议会秘书Anatoliy Kurty在<text:a xlink:type="simple" xlink:href="https://t.me/kurtievofficial/9988" text:style-name="Internet_20_link" text:visited-style-name="Visited_20_Internet_20_Link">
</text:a>
在操作信息中，夜间炮击及其消除的后果。</text:p>
      <text:p text:style-name="P4">
目前，七座房屋的被摧毁的屋顶被一部薄膜关闭，所有的Vybitivikna都被OSB板封闭。</text:p>
      <text:p text:style-name="P4">
<draw:frame draw:style-name="fr1" draw:name="Image51" text:anchor-type="as-char" svg:width="6.9236in" svg:height="5.224754in" draw:z-index="0">
<draw:image xlink:href="../Images/yкринформ/2023-04-09T-57-18-00-03-00/1681057632-644.jpeg" xlink:type="simple" xlink:show="embed" xlink:actuate="onLoad" draw:mime-type="image/jpeg"/>
</draw:frame>
<draw:frame draw:style-name="fr1" draw:name="Image52" text:anchor-type="as-char" svg:width="6.9236in" svg:height="5.604043in" draw:z-index="0">
<draw:image xlink:href="../Images/yкринформ/2023-04-09T-57-18-00-03-00/1681057632-220.jpeg" xlink:type="simple" xlink:show="embed" xlink:actuate="onLoad" draw:mime-type="image/jpeg"/>
</draw:frame>
一些维修材料来自城市保护区。 人道主义使命“ plariska”和bf“微笑yua”的另一部分。 “无国界医生”的代表为人们提供了舒缓的药物。</text:p>
      <text:p text:style-name="P4">
<text:span text:style-name="T4">
另请阅读：</text:span>
 <text:a xlink:type="simple" xlink:href="https://www.ukrinform.ua/rubric-regions/3693499-raketnij-udar-po-zaporizzu-postrazdala-perebuvae-v-likarni-u-vazkomu-stani.html" text:style-name="Internet_20_link" text:visited-style-name="Visited_20_Internet_20_Link">
<text:span text:style-name="T4">
 Zaporizhzhia </text:span>
</text:a>
当场部署了市议会的帐篷，该帐篷提供了信息和心理咨询，世界食品计划和卫生巨人的产品和温暖的毯子。</text:p>
      <text:p text:style-name="P4">
<draw:frame draw:style-name="fr1" draw:name="Image53" text:anchor-type="as-char" svg:width="6.9236in" svg:height="5.1927in" draw:z-index="0">
<draw:image xlink:href="../Images/yкринформ/2023-04-09T-57-18-00-03-00/1681057634-196.jpeg" xlink:type="simple" xlink:show="embed" xlink:actuate="onLoad" draw:mime-type="image/jpeg"/>
</draw:frame>
<draw:frame draw:style-name="fr1" draw:name="Image54" text:anchor-type="as-char" svg:width="6.9236in" svg:height="5.1927in" draw:z-index="0">
<draw:image xlink:href="../Images/yкринформ/2023-04-09T-57-18-00-03-00/1681057633-573.jpeg" xlink:type="simple" xlink:show="embed" xlink:actuate="onLoad" draw:mime-type="image/jpeg"/>
</draw:frame>
<draw:frame draw:style-name="fr1" draw:name="Image55" text:anchor-type="as-char" svg:width="6.9236in" svg:height="5.744024in" draw:z-index="0">
<draw:image xlink:href="../Images/yкринформ/2023-04-09T-57-18-00-03-00/1681057634-223.jpeg" xlink:type="simple" xlink:show="embed" xlink:actuate="onLoad" draw:mime-type="image/jpeg"/>
</draw:frame>
库尔托夫强调，这项工作将于明天继续。</text:p>
      <text:p text:style-name="P4">
正如乌克林福姆报道的那样，俄罗斯军队<text:a xlink:type="simple" xlink:href="https://www.ukrinform.ua/rubric-ato/3693468-rosiani-vnoci-atakuvali-zaporizza-raketami-s300.html" text:style-name="Internet_20_link" text:visited-style-name="Visited_20_Internet_20_Link">
</text:a>
在Zaporizhzhia。 两人被杀，损坏了30多个私人房屋，一个被完全摧毁。</text:p>
      <text:p text:style-name="P4">
<text:span text:style-name="T5">
foto：Anatoly Kurtev</text:span>
</text:p>
      <text:p text:style-name="P4">
News Source: <text:a xlink:type="simple" xlink:href="https://www.ukrinform.ua/rubric-regions/3693669-raketnij-udar-po-zaporizzu-u-miskradi-pokazali-ak-usuvaut-naslidki-obstrilu.html" text:style-name="Internet_20_link" text:visited-style-name="Visited_20_Internet_20_Link">
https://www.ukrinform.ua/rubric-regions/3693669-raketnij-udar-po-zaporizzu-u-miskradi-pokazali-ak-usuvaut-naslidki-obstrilu.html</text:a>
</text:p>
      <!--NEWS-->
      <text:h text:style-name="P10" text:outline-level="1">
<text:span text:style-name="T4">
在Avdiyivka和Maryinka的指示，俄罗斯军队炮击了Novokalynove，Kamyanka，Stepove或...</text:span>
</text:h>
      <text:p text:style-name="P4">
作者: liveuamap (Language: en)</text:p>
      <text:p text:style-name="P4">
时间: 2023-04-09T-5:40:00</text:p>
      <text:p text:style-name="P4">
地点: Marinka, Donetsk Oblast (Latitude:47.86708 Longtitude:37.43557)</text:p>
      <text:p text:style-name="P4">
视频: []</text:p>
      <text:p text:style-name="P4">
图片: []</text:p>
      <text:p text:style-name="P4">
标签: ["Russia"]</text:p>
      <text:p text:style-name="P4">
Id: 22554729</text:p>
      <!--METADATA-->
      <text:p text:style-name="P4">
新闻集链接：[https://liveuamap.com/en/2023/9-april-at-at-avdiyivka-and-maryinka-directions-russian-army]](https://liveuamap.com/en/2023/9-april-at-avdiyivka-and-maryinka-directions-russian-army)</text:p>
      <text:p text:style-name="P4">
News Source: <text:a xlink:type="simple" xlink:href="https://t.me/lumsrc/4450" text:style-name="Internet_20_link" text:visited-style-name="Visited_20_Internet_20_Link">
https://t.me/lumsrc/4450</text:a>
</text:p>
      <!--NEWS-->
      <text:h text:style-name="P10" text:outline-level="1">
<text:span text:style-name="T4">
在美国，在新的秘密军事文件泄漏后开始了调查</text:span>
</text:h>
      <text:p text:style-name="P4">
作者: Ukrinform (Person)</text:p>
      <text:p text:style-name="P4">
出版商: Укринформ (Organization)</text:p>
      <text:p text:style-name="P4">
出版时间: 2023-04-09T-60:59:00+03:00</text:p>
      <text:p text:style-name="P4">
修改时间: 2023-04-09T18:59:00+03:00</text:p>
      <text:p text:style-name="P4">
描述: 美国司法部已开始调查过去几周在社交网络上发布的美国情报文件的泄漏。  - 乌克林。</text:p>
      <text:p text:style-name="P4">
图片: ["<text:a xlink:type="simple" xlink:href="https://static.ukrinform.com/photos/2021_06/thumb_files/630_360_1622743216-833.jpg" text:style-name="Internet_20_link" text:visited-style-name="Visited_20_Internet_20_Link">
630_360_16227...</text:a>
"]</text:p>
      <text:p text:style-name="P4">
标签: ['США', 'Розслідування', 'Витік']</text:p>
      <text:p text:style-name="P4">
类型: Article</text:p>
      <!--METADATA-->
      <text:p text:style-name="P4">
<draw:frame draw:style-name="fr1" draw:name="Image56" text:anchor-type="as-char" svg:width="6.9236in" svg:height="3.956343in" draw:z-index="0">
<draw:image xlink:href="../Images/yкринформ/2023-04-09T-60-59-00-03-00/630_360_1622743216-833.jpg" xlink:type="simple" xlink:show="embed" xlink:actuate="onLoad" draw:mime-type="image/jpeg"/>
</draw:frame>
美国司法部已开始对纪录片侦察泄漏的调查，该侦察侦察的泄漏已在社交网络上发布了很长时间。</text:p>
      <text:p text:style-name="P4">
关于它报告<text:a xlink:type="simple" xlink:href="https://edition.cnn.com/2023/04/07/politics/pentagon-leaked-ukraine-documents/index.html" text:style-name="Internet_20_link" text:visited-style-name="Visited_20_Internet_20_Link">
</text:a>
，报道乌克林福姆。</text:p>
      <text:p text:style-name="P4">
如前所述，调查始于周五，没有任何文件涵盖广泛的问题：从支持乌克兰的美国到有关美国关键盟友的信息，例如以色列，这增加了已经令人震惊的后果数量信息泄漏。</text:p>
      <text:p text:style-name="P4">
星期四 <text:a xlink:type="simple" xlink:href="https://www.ukrinform.ua/tag-pentagon" text:style-name="Internet_20_link" text:visited-style-name="Visited_20_Internet_20_Link">
 </text:a>
他说，他正在研究社交网络后正在研究该系列，显然有有关乌克兰战争的机密文件。</text:p>
      <text:p text:style-name="P4">
美国官员在接受CNNN的文件采访时说：“它们看起来很真实。”</text:p>
      <text:p text:style-name="P4">
美国官员说，他们正在认真对待泄漏，因为他们正在调查和研究更正式的评估所包含的内容以及如何泄漏到公开通道中。</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span text:style-name="T4">
 gur </text:span>
 <text:span text:style-name="T4">
关于</text:span>
 <text:span text:style-name="T4">
出口</text:span>
 <text:span text:style-name="T4">
 </text:span>
 <text:span text:style-name="T4">
文档</text:span>
 <text:span text:style-name="T4">
关于</text:span>
<text:span text:style-name="T4">
 counterns </text:span>
 <text:span text:style-name="T4">
 </text:span>
 <text:span text:style-name="T4">
 </text:span>
俄罗斯<text:span text:style-name="T4">
 </text:span>
 <text:span text:style-name="T4">
 </text:span>
 <text:span text:style-name="T4">
<text:span text:style-name="T5">
 </text:span>
</text:span>
 <text:span text:style-name="T4">
 </text:span>
 <text:span text:style-name="T4">
 </text:span>
 <text:span text:style-name="T4">
 </text:span>
 <text:span text:style-name="T4">
 </text:span>
 <text:span text:style-name="T4">
 </text:span>
 <text:span text:style-name="T4">
他们</text:span>
 <text:span text:style-name="T4">
 </text:span>
特殊操作<text:span text:style-name="T4">
** Photoshop </text:span>
</text:a>
根据电视频道的说法，在过去几周中，周五已发布的文件似乎是在互联网上制作的。 显然，它们包含有关各种主题的秘密信息 - 从非洲的Vagner集团的雇佣军运营以及向以色列提供有关阿联酋的侦察信息的致命援助的方式，并向俄罗斯提供有关俄罗斯的侦察信息，以及南部科雷斯赫的关注用于乌克兰。</text:p>
      <text:p text:style-name="P4">
CNN无法独立检查文档没有更改。 Alena描绘了它们类似于有关乌克兰的许多秘密文件，这些文件在过去几周内在互联网上进行了自行车，并且美国官员在周五早上确认CNN是真实的。</text:p>
      <text:p text:style-name="P4">
与这些文件一样，星期五的发现也是印刷和弄皱的文件的照片。 他们都有一个保密的邮票，其中一些是“秘密的”，即最高水平的教室。 他们也是从2月中旬至3月初制造的。目前尚不清楚谁是起源背后的背后以及它们来自哪里。</text:p>
      <text:p text:style-name="P4">
如<text:a xlink:type="simple" xlink:href="https://www.reuters.com/world/south-korea-discuss-issues-raised-leaked-documents-with-us-2023-04-09/" text:style-name="Internet_20_link" text:visited-style-name="Visited_20_Internet_20_Link">
</text:a>
，在韩国，他们知道几个秘密军事文件的泄漏。 韩国总统代表说，首尔计划讨论Zvashington“由于信息泄漏而引起的问题。”</text:p>
      <text:p text:style-name="P4">
正如乌克林福姆报道的那样，《纽约时报》发表了一种材料，其中<text:a xlink:type="simple" xlink:href="https://www.ukrinform.ua/rubric-ato/3693170-u-ssa-viavili-novij-vitik-sekretnih-dokumentiv-pro-vijskovi-plani-ukraini-zmi.html" text:style-name="Internet_20_link" text:visited-style-name="Visited_20_Internet_20_Link">
</text:a>
这涉及美国和北约计划武装部队的计划。</text:p>
      <text:p text:style-name="P4">
总统办公室负责人Mikhail Podolyak的顾问表示，乌克兰的反官方文件的出版是俄罗斯虚张声势，眼中是灰尘。</text:p>
      <text:p text:style-name="P4">
News Source: <text:a xlink:type="simple" xlink:href="https://www.ukrinform.ua/rubric-world/3693664-u-ssa-rozpocali-rozsliduvanna-pisla-novogo-vitoku-sekretnih-vijskovih-dokumentiv.html" text:style-name="Internet_20_link" text:visited-style-name="Visited_20_Internet_20_Link">
https://www.ukrinform.ua/rubric-world/3693664-u-ssa-rozpocali-rozsliduvanna-pisla-novogo-vitoku-sekretnih-vijskovih-dokumentiv.html</text:a>
</text:p>
      <!--NEWS-->
      <text:h text:style-name="P10" text:outline-level="1">
<text:span text:style-name="T4">
乌克兰女子国家队与曲棍球完成了世界杯的表演</text:span>
</text:h>
      <text:p text:style-name="P4">
作者: Ukrinform (Person)</text:p>
      <text:p text:style-name="P4">
出版商: Укринформ (Organization)</text:p>
      <text:p text:style-name="P4">
出版时间: 2023-04-09T-62:50:00+03:00</text:p>
      <text:p text:style-name="P4">
修改时间: 2023-04-09T18:50:00+03:00</text:p>
      <text:p text:style-name="P4">
描述: 乌克兰人在最后一轮赢得了立陶宛。  - 乌克林。</text:p>
      <text:p text:style-name="P4">
图片: ["<text:a xlink:type="simple" xlink:href="https://static.ukrinform.com/photos/2023_04/thumb_files/630_360_1681055387-908.jpg" text:style-name="Internet_20_link" text:visited-style-name="Visited_20_Internet_20_Link">
630_360_16810...</text:a>
"]</text:p>
      <text:p text:style-name="P4">
标签: ['Чемпіонат світу з хокею', 'хокей']</text:p>
      <text:p text:style-name="P4">
类型: Article</text:p>
      <!--METADATA-->
      <text:p text:style-name="P4">
<draw:frame draw:style-name="fr1" draw:name="Image57" text:anchor-type="as-char" svg:width="6.9236in" svg:height="3.956343in" draw:z-index="0">
<draw:image xlink:href="../Images/yкринформ/2023-04-09T-62-50-00-03-00/630_360_1681055387-908.jpg" xlink:type="simple" xlink:show="embed" xlink:actuate="onLoad" draw:mime-type="image/jpeg"/>
</draw:frame>
最后一轮是击败立陶宛。</text:p>
      <text:p text:style-name="P4">
乌克林福姆报道，乌克兰击败立陶宛2：1的女性曲棍球胜利完成了乌克林福姆第三级世界瓦德夫的表现。</text:p>
      <text:p text:style-name="P4">
比分在比赛中打开，冰球的第二阶段被柯里斯纳萨格雷科夫(Khrystinasagrekov)投掷。 但是，在第三阶段开始时，立陶宛在比赛中均升级得分：加比亚·佩特劳斯卡特(Gabia Petrauskaite)被区分了。</text:p>
      <text:p text:style-name="P4">
第三阶段结束前六分钟，乌克兰再次向前前进：维多利亚·特塞诺瓦(Victoria Tsenova)将最后一分为命中率。</text:p>
      <text:p text:style-name="P4">
以2：1的比分获胜使乌克兰以12分的成绩获得第二名，而在教室中获得了第一名，并由香港国家队提供。</text:p>
      <text:p text:style-name="P4">
<text:span text:style-name="T4">
另请阅读：</text:span>
 <text:a xlink:type="simple" xlink:href="https://www.ukrinform.ua/rubric-sports/3692914-zinoca-zbirna-ukraini-rozgromila-bolgarok-na-cempionati-svitu-z-hokeu.html" text:style-name="Internet_20_link" text:visited-style-name="Visited_20_Internet_20_Link">
<text:span text:style-name="T4">
曲棍球</text:span>
</text:a>
据乌克林福姆报道，2023年世界杯成为乌克兰女子国家队的首个官方首发，已有三年多了。</text:p>
      <text:p text:style-name="P4">
照片：fhu.com.ua</text:p>
      <text:p text:style-name="P4">
News Source: <text:a xlink:type="simple" xlink:href="https://www.ukrinform.ua/rubric-sports/3693662-zinoca-zbirna-ukraini-zaversila-vistupi-na-cs-z-hokeu.html" text:style-name="Internet_20_link" text:visited-style-name="Visited_20_Internet_20_Link">
https://www.ukrinform.ua/rubric-sports/3693662-zinoca-zbirna-ukraini-zaversila-vistupi-na-cs-z-hokeu.html</text:a>
</text:p>
      <!--NEWS-->
      <text:h text:style-name="P10" text:outline-level="1">
<text:span text:style-name="T4">
关于乌克兰战争的马克龙：现在不是时候进行谈判</text:span>
</text:h>
      <text:p text:style-name="P4">
作者: Ukrinform (Person)</text:p>
      <text:p text:style-name="P4">
出版商: Укринформ (Organization)</text:p>
      <text:p text:style-name="P4">
出版时间: 2023-04-09T-64:40:18+03:00</text:p>
      <text:p text:style-name="P4">
修改时间: 2023-04-09T18:40:18+03:00</text:p>
      <text:p text:style-name="P4">
描述: 法国总统伊曼纽尔·马克龙（Emmanuel Macron）在俄罗斯对乌克兰的俄罗斯背景下表示，“现在的天气已经是军事”，时间并没有进行谈判。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Франція', 'Макрон', 'Переговори', 'Україна', 'Війна з росією']</text:p>
      <text:p text:style-name="P4">
类型: Article</text:p>
      <!--METADATA-->
      <text:p text:style-name="P4">
<draw:frame draw:style-name="fr1" draw:name="Image58" text:anchor-type="as-char" svg:width="6.9236in" svg:height="3.956343in" draw:z-index="0">
<draw:image xlink:href="../Images/yкринформ/2023-04-09T-64-40-18-03-00/630_360_1650825731-530.jpg" xlink:type="simple" xlink:show="embed" xlink:actuate="onLoad" draw:mime-type="image/jpeg"/>
</draw:frame>
伊曼纽尔·马克龙(Emmanuel Macron)总统机构在俄罗斯反乌克兰战争的背景下说，“天气已经是军事”，不是时候进行谈判了。</text:p>
      <text:p text:style-name="P4">
关于它报告<text:a xlink:type="simple" xlink:href="https://www.rfi.fr/uk/останні-новин/20230409-еммануель-макрон-зараз-не-час-для-переговорів-погода-поки-військова" text:style-name="Internet_20_link" text:visited-style-name="Visited_20_Internet_20_Link">
</text:a>
，报道乌克林福姆。</text:p>
      <text:p text:style-name="P4">
“我认为中国正在做与军队的天气相同的观察。 乌克兰人抵制，我们为他们提供帮助。 即使我们准备好这些，也不是时候进行谈判。(https://www.lesechos.fr/monde/enjeux-internationaux/emmanuel-macron-lautonomie-strategique-doit-etre-le-combat-de-leurope-1933493)。</text:p>
      <text:p text:style-name="P4">
他还指出，与中国对话的目的是巩固战争的联合入口。</text:p>
      <text:p text:style-name="P4">
“首先是支持联合国宪章的原则。 其次，明确提醒核电，应该得出结论，普京总统几天后将核武器放在白俄罗斯，因为他不愿意这样做。 第三：关于人道主义法和保护儿童的非常明确的更新。 和第四：预磨牙和长期和平的愿望。”马克龙强调。</text:p>
      <text:p text:style-name="P4">
<text:span text:style-name="T4">
另请阅读：</text:span>
 <text:a xlink:type="simple" xlink:href="https://www.ukrinform.ua/rubric-world/3693040-kitaj-i-francia-zasudzuut-zbrojni-napadi-na-mirni-aderni-obekti.html" text:style-name="Internet_20_link" text:visited-style-name="Visited_20_Internet_20_Link">
</text:a>
法国的领导人说，习近平谈到了欧洲建筑。 但是，他认为，直到欧洲有些国家被入侵或冻结冲突之前，才不可能。</text:p>
      <text:p text:style-name="P4">
马克龙不确定乌克兰是否是中国政策的优先事项，Proteci对话可以减轻中国对俄罗斯的评论。</text:p>
      <text:p text:style-name="P4">
根据乌克林福姆的说法，欧盟委员会主席Ursula von der Liaien，法国TAP，Emmanuel Macron，在中国参加了为期三天的访问。 马克龙和领导者<text:a xlink:type="simple" xlink:href="https://www.ukrinform.ua/tag-kitaj" text:style-name="Internet_20_link" text:visited-style-name="Visited_20_Internet_20_Link">
</text:a>
Sitsinpin讨论了针对乌克兰的俄罗斯联邦，并同意从“冲突”中调查了核武器。</text:p>
      <text:p text:style-name="P4">
News Source: <text:a xlink:type="simple" xlink:href="https://www.ukrinform.ua/rubric-ato/3693658-makron-pro-vijnu-v-ukraini-zaraz-ne-cas-dla-peregovoriv.html" text:style-name="Internet_20_link" text:visited-style-name="Visited_20_Internet_20_Link">
https://www.ukrinform.ua/rubric-ato/3693658-makron-pro-vijnu-v-ukraini-zaraz-ne-cas-dla-peregovoriv.html</text:a>
</text:p>
      <!--NEWS-->
      <text:h text:style-name="P10" text:outline-level="1">
<text:span text:style-name="T4">
以色列开始动员预备役人员</text:span>
</text:h>
      <text:p text:style-name="P4">
作者: Ukrinform (Person)</text:p>
      <text:p text:style-name="P4">
出版商: Укринформ (Organization)</text:p>
      <text:p text:style-name="P4">
出版时间: 2023-04-09T-9:41:00+03:00</text:p>
      <text:p text:style-name="P4">
修改时间: 2023-04-09T23:41:00+03:00</text:p>
      <text:p text:style-name="P4">
描述: 以色列总理本杰明·内塔尼亚（Benjamin Netanyhah）下令动员警察和陆军储备金，包括三人，包括一名意大利游客，在约旦西部和特拉维夫西部被杀。  - 乌克林。</text:p>
      <text:p text:style-name="P4">
图片: ["<text:a xlink:type="simple" xlink:href="https://static.ukrinform.com/photos/2023_04/thumb_files/630_360_1681072749-491.jpeg" text:style-name="Internet_20_link" text:visited-style-name="Visited_20_Internet_20_Link">
630_360_16810...</text:a>
"]</text:p>
      <text:p text:style-name="P4">
标签: ['Армія', 'Ізраїль', 'Мобілізація', 'Теракт', 'Ракетний удар']</text:p>
      <text:p text:style-name="P4">
类型: Article</text:p>
      <!--METADATA-->
      <text:p text:style-name="P4">
<draw:frame draw:style-name="fr1" draw:name="Image59" text:anchor-type="as-char" svg:width="6.9236in" svg:height="3.956343in" draw:z-index="0">
<draw:image xlink:href="../Images/yкринформ/2023-04-09T-9-41-00-03-00/630_360_1681072749-491.jpeg" xlink:type="simple" xlink:show="embed" xlink:actuate="onLoad" draw:mime-type="image/jpeg"/>
</draw:frame>
以色列总理本杰明·内塔尼亚(Benjamin Netanyhah)下令动员警察的跆拳道储备，包括三名意大利游客在内，在特拉维夫被杀。</text:p>
      <text:p text:style-name="P4">
关于它报告<text:a xlink:type="simple" xlink:href="https://www.france24.com/en/live-news/20230406-rocket-salvo-from-lebanon-targets-israel-after-al-aqsa-clashes" text:style-name="Internet_20_link" text:visited-style-name="Visited_20_Internet_20_Link">
</text:a>
，报道乌克林福姆。</text:p>
      <text:p text:style-name="P4">
总理办公室说，政府负责人“指示以色列警察动员边境警察的所有保留部队和以色列辩护命令动员额外的部队”。</text:p>
      <text:p text:style-name="P4">
[]后发生攻击(https://www.ukrinform.ua/tag-izrail)为了回应加沙和黎巴嫩行业火箭发射器的火箭炮击。 军队表示，以色列“命中了目标，包括哈马斯·哈马斯·里瓦纳恐怖组织拥有的基础设施”。</text:p>
      <text:p text:style-name="P4">
<text:span text:style-name="T4">
另请阅读：</text:span>
 <text:a xlink:type="simple" xlink:href="https://www.ukrinform.ua/rubric-world/3693423-iz-teritorii-sirii-v-bik-izrailu-vipustili-tri-raketi.html" text:style-name="Internet_20_link" text:visited-style-name="Visited_20_Internet_20_Link">
</text:a>
正如乌克林福姆报道的那样，周五两名以色列人被杀，另一名妇女受伤了<text:a xlink:type="simple" xlink:href="https://www.ukrinform.ua/rubric-world/3692877-u-izraili-rozstrilali-avto-zaginuli-dvi-zinki-se-odna-poranena.html" text:style-name="Internet_20_link" text:visited-style-name="Visited_20_Internet_20_Link">
</text:a>
在约旦西岸的一辆平民汽车上。 随后，一名死者的报告是由于特拉维夫一名人士对两项治疗的造成的伤害。</text:p>
      <text:p text:style-name="P4">
<text:span text:style-name="T5">
foto来自theaustralian.com.au</text:span>
</text:p>
      <text:p text:style-name="P4">
News Source: <text:a xlink:type="simple" xlink:href="https://www.ukrinform.ua/rubric-world/3693705-izrail-rozpocav-mobilizaciu-rezervistiv.html" text:style-name="Internet_20_link" text:visited-style-name="Visited_20_Internet_20_Link">
https://www.ukrinform.ua/rubric-world/3693705-izrail-rozpocav-mobilizaciu-rezervistiv.html</text:a>
</text:p>
      <!--NEWS-->
      <text:h text:style-name="P10" text:outline-level="1">
<text:span text:style-name="T4">
Donetsk Oblast（08:47）。 红色警报：空中威胁。 警笛声。 立即掩盖！</text:span>
</text:h>
      <text:p text:style-name="P4">
作者: liveuamap (Language: en)</text:p>
      <text:p text:style-name="P4">
时间: 2023-04-09T02:49:00</text:p>
      <text:p text:style-name="P4">
地点: Donetsk Oblast (Latitude:48.72688 Longtitude:37.57711)</text:p>
      <text:p text:style-name="P4">
视频: []</text:p>
      <text:p text:style-name="P4">
图片: []</text:p>
      <text:p text:style-name="P4">
标签: ["Europe", "Central and Eastern Europe"]</text:p>
      <text:p text:style-name="P4">
Id: 22554690</text:p>
      <!--METADATA-->
      <text:p text:style-name="P4">
Donetsk Oblast(08:47). Red Alert: aerial threat. Sirens sounding. Take covernow!</text:p>
      <text:p text:style-name="P4">
News Collection Link: <text:a xlink:type="simple" xlink:href="https://liveuamap.com/en/2023/09-april-donetsk-oblast0847-red-alert-aerial-g" text:style-name="Internet_20_link" text:visited-style-name="Visited_20_Internet_20_Link">
https://liveuamap.com/en/2023/09-april-donetsk-oblast0847-red-alert-aerial-g</text:a>
</text:p>
      <text:p text:style-name="P4">
News Source: <text:a xlink:type="simple" xlink:href="https://t.me/air_alert_ua/42805" text:style-name="Internet_20_link" text:visited-style-name="Visited_20_Internet_20_Link">
https://t.me/air_alert_ua/42805</text:a>
</text:p>
      <!--NEWS-->
      <text:h text:style-name="P10" text:outline-level="1">
<text:span text:style-name="T4">
Zaporizka Oblast（08:55）。 红色警报：空中威胁。 警笛声。 立即掩盖！</text:span>
</text:h>
      <text:p text:style-name="P4">
作者: liveuamap (Language: en)</text:p>
      <text:p text:style-name="P4">
时间: 2023-04-09T02:58:00</text:p>
      <text:p text:style-name="P4">
地点: Zaporizka Oblast (Latitude:47.612231 Longtitude:35.765971)</text:p>
      <text:p text:style-name="P4">
视频: []</text:p>
      <text:p text:style-name="P4">
图片: []</text:p>
      <text:p text:style-name="P4">
标签: ["Europe", "Central and Eastern Europe"]</text:p>
      <text:p text:style-name="P4">
Id: 22554691</text:p>
      <!--METADATA-->
      <text:p text:style-name="P4">
Zaporizhzhia地区(08:55). Red Alert: aerial threat. Sirens sounding. Take covernow!</text:p>
      <text:p text:style-name="P4">
News Collection Link: <text:a xlink:type="simple" xlink:href="https://liveuamap.com/en/2023/09-april-zaporizka-oblast0855-red-alert-aeriag" text:style-name="Internet_20_link" text:visited-style-name="Visited_20_Internet_20_Link">
https://liveuamap.com/en/2023/09-april-zaporizka-oblast0855-red-alert-aeriag</text:a>
</text:p>
      <text:p text:style-name="P4">
News Source: <text:a xlink:type="simple" xlink:href="https://t.me/air_alert_ua/42806" text:style-name="Internet_20_link" text:visited-style-name="Visited_20_Internet_20_Link">
https://t.me/air_alert_ua/42806</text:a>
</text:p>
      <!--NEWS-->
      <text:h text:style-name="P10" text:outline-level="1">
<text:span text:style-name="T4">
2人丧生，包括一个孩子，彼此受伤，受伤是2人受伤。</text:span>
</text:h>
      <text:p text:style-name="P4">
作者: liveuamap (Language: en)</text:p>
      <text:p text:style-name="P4">
时间: 2023-04-09T02:59:47</text:p>
      <text:p text:style-name="P4">
地点: Zaporizhzhia, Zaporiz'ka oblast (Latitude:47.84541 Longtitude:35.12329)</text:p>
      <text:p text:style-name="P4">
视频: []</text:p>
      <text:p text:style-name="P4">
图片: ["<text:a xlink:type="simple" xlink:href="https://liveuamap.com/pics/2023/04/09/22554692_1.jpg" text:style-name="Internet_20_link" text:visited-style-name="Visited_20_Internet_20_Link">
22554692_1.jpg</text:a>
", "<text:a xlink:type="simple" xlink:href="https://liveuamap.com/pics/2023/04/09/22554692_2.jpg" text:style-name="Internet_20_link" text:visited-style-name="Visited_20_Internet_20_Link">
22554692_2.jpg</text:a>
", "<text:a xlink:type="simple" xlink:href="https://liveuamap.com/pics/2023/04/09/22554692_3.jpg" text:style-name="Internet_20_link" text:visited-style-name="Visited_20_Internet_20_Link">
22554692_3.jpg</text:a>
"]</text:p>
      <text:p text:style-name="P4">
标签: []</text:p>
      <text:p text:style-name="P4">
Id: 22554692</text:p>
      <!--METADATA-->
      <text:p text:style-name="P4">
有2人被杀，包括一个孩子，彼此受伤，由于Zaporizhzhia的2次俄罗斯导弹罢工过夜。  <draw:frame draw:style-name="fr1" draw:name="Image60" text:anchor-type="as-char" svg:width="6.9236in" svg:height="5.1927in" draw:z-index="0">
<draw:image xlink:href="../Images/liveuamap/2023-04-09T02-59-47/22554692_1.jpg" xlink:type="simple" xlink:show="embed" xlink:actuate="onLoad" draw:mime-type="image/jpeg"/>
</draw:frame>
<draw:frame draw:style-name="fr1" draw:name="Image61" text:anchor-type="as-char" svg:width="6.9236in" svg:height="5.1927in" draw:z-index="0">
<draw:image xlink:href="../Images/liveuamap/2023-04-09T02-59-47/22554692_2.jpg" xlink:type="simple" xlink:show="embed" xlink:actuate="onLoad" draw:mime-type="image/jpeg"/>
</draw:frame>
<draw:frame draw:style-name="fr1" draw:name="Image62" text:anchor-type="as-char" svg:width="6.9236in" svg:height="5.1927in" draw:z-index="0">
<draw:image xlink:href="../Images/liveuamap/2023-04-09T02-59-47/22554692_3.jpg" xlink:type="simple" xlink:show="embed" xlink:actuate="onLoad" draw:mime-type="image/jpeg"/>
</draw:frame>
新闻集链接：<text:a xlink:type="simple" xlink:href="https://liveuamap.com/en/2023/9-april-2-person-killed-including-a-child-one-another-wounded" text:style-name="Internet_20_link" text:visited-style-name="Visited_20_Internet_20_Link">
https://liveuamap.com/en/2023/9-April-2-person-kill-kill-including-a-child-a-child-one-one-anthered</text:a>
</text:p>
      <text:p text:style-name="P4">
News Source: <text:a xlink:type="simple" xlink:href="https://t.me/censor_net/27513" text:style-name="Internet_20_link" text:visited-style-name="Visited_20_Internet_20_Link">
https://t.me/censor_net/27513</text:a>
</text:p>
      <!--NEWS-->
      <text:h text:style-name="P10" text:outline-level="1">
<text:span text:style-name="T4">
爱沙尼亚外交大臣：我们不排除购买F-16战斗机并将其交付给英国...</text:span>
</text:h>
      <text:p text:style-name="P4">
作者: liveuamap (Language: en)</text:p>
      <text:p text:style-name="P4">
时间: 2023-04-09T03:05:53</text:p>
      <text:p text:style-name="P4">
地点: Kesklinna, Harju maakond (Latitude:59.43264 Longtitude:24.75427)</text:p>
      <text:p text:style-name="P4">
视频: []</text:p>
      <text:p text:style-name="P4">
图片: []</text:p>
      <text:p text:style-name="P4">
标签: ["Baltics", "Europe"]</text:p>
      <text:p text:style-name="P4">
Id: 22554693</text:p>
      <!--METADATA-->
      <text:p text:style-name="P4">
爱沙尼亚外交大臣：我们不排除购买F-16战斗机并将其送往乌克兰</text:p>
      <text:p text:style-name="P4">
新闻集链接：<text:a xlink:type="simple" xlink:href="https://liveuamap.com/en/2023/9-april-estonias-foreign-minister-we-do-not-rule-out-buying" text:style-name="Internet_20_link" text:visited-style-name="Visited_20_Internet_20_Link">
https://liveuamap.com/en/2023/9-APRIL-ESTONIAS-FOREING-FOREING--FOREING-MINISTER-WE-DO-NOT-RULE-RULE-ule-Out-Buying</text:a>
</text:p>
      <text:p text:style-name="P4">
News Source: <text:a xlink:type="simple" xlink:href="https://twitter.com/alarabiya_brk/status/1644959252933378050" text:style-name="Internet_20_link" text:visited-style-name="Visited_20_Internet_20_Link">
https://twitter.com/alarabiya_brk/status/1644959252933378050</text:a>
</text:p>
      <!--NEWS-->
      <text:h text:style-name="P10" text:outline-level="1">
<text:span text:style-name="T4">
在Sivershchyna和Slobozhanschyna的指示俄罗斯军队炮击了Chernihiv Reg的Hremyach ...</text:span>
</text:h>
      <text:p text:style-name="P4">
作者: liveuamap (Language: en)</text:p>
      <text:p text:style-name="P4">
时间: 2023-04-09T03:39:00</text:p>
      <text:p text:style-name="P4">
地点: Vovchansk (Latitude:50.30179 Longtitude:37.12735)</text:p>
      <text:p text:style-name="P4">
视频: []</text:p>
      <text:p text:style-name="P4">
图片: []</text:p>
      <text:p text:style-name="P4">
标签: ["Russia"]</text:p>
      <text:p text:style-name="P4">
Id: 22554753</text:p>
      <!--METADATA-->
      <text:p text:style-name="P4">
在Sivershchyna和Slbozhanschyna的指示，俄罗斯军队炮击了Chernihiv地区； Seredyna-Buda, Baranivka, Bezsalivka, Volfyne, Turya,Vysoke of Sumy region, also Veterynarne, Hraniv, Vilkhivka, Ternova,Starytsya, Vovchansk, Karayichne and Chuhunivka of Kharkiv region, - GeneralStaff of Armed Forces of Ukraine says in the morning report</text:p>
      <text:p text:style-name="P4">
新闻集链接：(https://liveuamap.com/en/2023/9-april-at-sivershchyna-and-slobozhanschyna-directions-russian)</text:p>
      <text:p text:style-name="P4">
News Source: <text:a xlink:type="simple" xlink:href="https://t.me/lumsrc/4446" text:style-name="Internet_20_link" text:visited-style-name="Visited_20_Internet_20_Link">
https://t.me/lumsrc/4446</text:a>
</text:p>
      <!--NEWS-->
      <text:h text:style-name="P10" text:outline-level="1">
<text:span text:style-name="T4">
在莱曼（Lyman）方向，俄罗斯军队炮击了哈尔基夫地区的切尔内斯基纳（Cherneschyna）； Makiyivka，Nevske，di ...</text:span>
</text:h>
      <text:p text:style-name="P4">
作者: liveuamap (Language: en)</text:p>
      <text:p text:style-name="P4">
时间: 2023-04-09T03:40:00</text:p>
      <text:p text:style-name="P4">
地点: Bakhmut (Latitude:48.80619 Longtitude:38.2453)</text:p>
      <text:p text:style-name="P4">
视频: []</text:p>
      <text:p text:style-name="P4">
图片: []</text:p>
      <text:p text:style-name="P4">
标签: ["Russia"]</text:p>
      <text:p text:style-name="P4">
Id: 22554738</text:p>
      <!--METADATA-->
      <text:p text:style-name="P4">
俄罗斯军队在莱曼指导的指导上炮击了哈尔基夫地区的Cherneschyna； Makiyivka，Nevske，Dibrova，Luhansk地区的Bilohorivka和Kolodyazi，Kolodyazi，Yampolivka，Torske，Torske，Torske，Torske，Siversk，Siversk，Siversk，Spirne of Donetsk地区，乌克纳特(Donetsk of Donetsk)的乌克雷(Ambernect)</text:p>
      <text:p text:style-name="P4">
新闻集链接：<text:a xlink:type="simple" xlink:href="https://liveuamap.com/en/2023/9-april-at-lyman-direction-russian-army-shelled-cherneschyna" text:style-name="Internet_20_link" text:visited-style-name="Visited_20_Internet_20_Link">
https://liveuamap.com/en/2023/9-APRIL-AT--LYMAN-DIRECTION-RUSSIAN-RUSSIAN-SHELLED-SHELLED-CHERNESCHYNA</text:a>
</text:p>
      <text:p text:style-name="P4">
News Source: <text:a xlink:type="simple" xlink:href="https://t.me/lumsrc/4448" text:style-name="Internet_20_link" text:visited-style-name="Visited_20_Internet_20_Link">
https://t.me/lumsrc/4448</text:a>
</text:p>
      <!--NEWS-->
      <text:h text:style-name="P10" text:outline-level="1">
<text:span text:style-name="T4">
俄罗斯部队在Lyman，Bakhmut，Avdiivka和Maryinka Directio进行进攻行动...</text:span>
</text:h>
      <text:p text:style-name="P4">
作者: liveuamap (Language: en)</text:p>
      <text:p text:style-name="P4">
时间: 2023-04-09T03:44:40</text:p>
      <text:p text:style-name="P4">
地点: Marinka, Donetsk Oblast (Latitude:47.93831 Longtitude:37.49891)</text:p>
      <text:p text:style-name="P4">
视频: []</text:p>
      <text:p text:style-name="P4">
图片: []</text:p>
      <text:p text:style-name="P4">
标签: ["Russia"]</text:p>
      <text:p text:style-name="P4">
Id: 22554720</text:p>
      <!--METADATA-->
      <text:p text:style-name="P4">
俄罗斯部队在莱曼，巴赫穆特，阿夫迪夫卡和玛丽卡执行进攻行动。 乌克兰军方遭到了50多次俄罗斯的袭击。俄罗斯军队试图在库兹米恩和维尔卡尼卡米斯克，巴赫穆特，巴赫穆特，博达尼夫卡，诺瓦卡利诺夫，诺瓦卡利诺夫，塞维尔恩，佩尔沃梅斯克和玛丽卡·玛丽卡·奥德尼斯克地区，乌克兰夫妇说，乌克兰班上的军官总人员说，</text:p>
      <text:p text:style-name="P4">
新闻集链接：<text:a xlink:type="simple" xlink:href="https://liveuamap.com/en/2023/9-april-russian-forces-conducting-offensive-actions-at-lyman" text:style-name="Internet_20_link" text:visited-style-name="Visited_20_Internet_20_Link">
https://liveuamap.com/en/2023/9-April-Russian-forces-conducting-conducting-ristendion-actions-actions-actions-at-lyman</text:a>
</text:p>
      <text:p text:style-name="P4">
News Source: <text:a xlink:type="simple" xlink:href="https://t.me/lumsrc/4453" text:style-name="Internet_20_link" text:visited-style-name="Visited_20_Internet_20_Link">
https://t.me/lumsrc/4453</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09T03:49:18</text:p>
      <text:p text:style-name="P4">
地点: Kherson (Latitude:46.63422 Longtitude:32.61228)</text:p>
      <text:p text:style-name="P4">
视频: []</text:p>
      <text:p text:style-name="P4">
图片: []</text:p>
      <text:p text:style-name="P4">
标签: ["Russia"]</text:p>
      <text:p text:style-name="P4">
Id: 22554725</text:p>
      <!--METADATA-->
      <text:p text:style-name="P4">
在Zaporizhzhia和Kherson的指示，俄罗斯军队炮击了Novopilof Donetsk地区的Vremivka； Novosilka，Olhivske，Malynivka，Chervone，Huliaipole，Charivne，Mala Tokmachka，Novodanylivka，Stepove，Stepove，Zaporizhiaizhiaregion oblasty的Kamyanske； Dudchany，Kachkarivka，Beryslav，Kozatske，Mykolayivka，Ivanivka，Mykilske，Mykilske，Komyshany，Bilozerka，Dniprovske，Kherson地区的Dniprovske，Alsokherson，Alsokherson，Alsokherson，Alsokherson，Alsokherson，Alsokherson，Alsokherson，乌克兰及其晨报的武装部队说，</text:p>
      <text:p text:style-name="P4">
新闻集链接：<text:a xlink:type="simple" xlink:href="https://liveuamap.com/en/2023/9-april-at-zaporizhzhia-and-kherson-directions-russian-army" text:style-name="Internet_20_link" text:visited-style-name="Visited_20_Internet_20_Link">
https://liveuamap.com/en/2023/9-April-asaporizhia-kherson-directions-directions-russian-army</text:a>
</text:p>
      <text:p text:style-name="P4">
News Source: <text:a xlink:type="simple" xlink:href="https://t.me/lumsrc/4452" text:style-name="Internet_20_link" text:visited-style-name="Visited_20_Internet_20_Link">
https://t.me/lumsrc/4452</text:a>
</text:p>
      <!--NEWS-->
      <text:h text:style-name="P10" text:outline-level="1">
<text:span text:style-name="T4">
在Shakhtarsk指令Rossian军队搁置了Novomikhailivka，Shakhotrsk，Novokochekanik，领导...</text:span>
</text:h>
      <text:p text:style-name="P4">
作者: liveuamap (Language: en)</text:p>
      <text:p text:style-name="P4">
时间: 2023-04-09T03:52:12</text:p>
      <text:p text:style-name="P4">
地点: Donetsk (Latitude:47.74521 Longtitude:37.03268)</text:p>
      <text:p text:style-name="P4">
视频: []</text:p>
      <text:p text:style-name="P4">
图片: []</text:p>
      <text:p text:style-name="P4">
标签: ["Russia"]</text:p>
      <text:p text:style-name="P4">
Id: 22554728</text:p>
      <!--METADATA-->
      <text:p text:style-name="P4">
在Shaktarske的指示，俄罗斯军队炮击了Novomykhaylivka，Shakhtarske，Novoukrayinka，Velyka Novosilka，Vuhledar，Vuhledar，Prechystivka，Zolota Nyva Nyva andNovomayorske，donetsk地区，DONETSK地区， - 乌克雷恩及其乌克西群岛的一员</text:p>
      <text:p text:style-name="P4">
新闻集链接：(https://liveuamap.com/en/2023/9-april-at-shaktarske-direction-russian-army-shelled-novomykhaylivka)</text:p>
      <text:p text:style-name="P4">
News Source: <text:a xlink:type="simple" xlink:href="https://t.me/lumsrc/4451" text:style-name="Internet_20_link" text:visited-style-name="Visited_20_Internet_20_Link">
https://t.me/lumsrc/4451</text:a>
</text:p>
      <!--NEWS-->
      <text:h text:style-name="P10" text:outline-level="1">
<text:span text:style-name="T4">
俄罗斯军队在苏米地区炮击塞里迪纳·布达（Seredyna-Buda）</text:span>
</text:h>
      <text:p text:style-name="P4">
作者: liveuamap (Language: en)</text:p>
      <text:p text:style-name="P4">
时间: 2023-04-09T04:35:04</text:p>
      <text:p text:style-name="P4">
地点: Seredyna-Buda,Sumy Oblast (Latitude:52.17825 Longtitude:34.03461)</text:p>
      <text:p text:style-name="P4">
视频: []</text:p>
      <text:p text:style-name="P4">
图片: []</text:p>
      <text:p text:style-name="P4">
标签: ["Central and Eastern Europe"]</text:p>
      <text:p text:style-name="P4">
Id: 22554783</text:p>
      <!--METADATA-->
      <text:p text:style-name="P4">
俄罗斯军队在苏米地区炮击塞里迪纳·布达(Seredyna-Buda)</text:p>
      <text:p text:style-name="P4">
新闻集链接：<text:a xlink:type="simple" xlink:href="https://liveuamap.com/en/2023/9-april-russian-army-shelled-seredynabuda-in-sumy-region" text:style-name="Internet_20_link" text:visited-style-name="Visited_20_Internet_20_Link">
https://liveuamap.com/en/2023/9-APRIL-RUSSIAN-ARMY-SHELLED-SEREDYNABUDA-IN-SUMY-REGION</text:a>
</text:p>
      <text:p text:style-name="P4">
News Source: <text:a xlink:type="simple" xlink:href="https://t.me/espresotb/59728" text:style-name="Internet_20_link" text:visited-style-name="Visited_20_Internet_20_Link">
https://t.me/espresotb/59728</text:a>
</text:p>
      <!--NEWS-->
      <text:h text:style-name="P10" text:outline-level="1">
<text:span text:style-name="T4">
俄罗斯人加强了赫森地区被俘虏领土的警察政权</text:span>
</text:h>
      <text:p text:style-name="P4">
作者: Ukrinform (Person)</text:p>
      <text:p text:style-name="P4">
出版商: Укринформ (Organization)</text:p>
      <text:p text:style-name="P4">
出版时间: 2023-04-09T07:22:00+03:00</text:p>
      <text:p text:style-name="P4">
修改时间: 2023-04-09T07:22:00+03:00</text:p>
      <text:p text:style-name="P4">
描述: 俄罗斯联邦的军队加强了霍森地区临时领土的反情报和警察政权。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None</text:p>
      <text:p text:style-name="P4">
类型: Article</text:p>
      <!--METADATA-->
      <text:p text:style-name="P4">
<draw:frame draw:style-name="fr1" draw:name="Image63" text:anchor-type="as-char" svg:width="6.9236in" svg:height="3.956343in" draw:z-index="0">
<draw:image xlink:href="../Images/yкринформ/2023-04-09T07-22-00-03-00/630_360_1668461240-442.jpg" xlink:type="simple" xlink:show="embed" xlink:actuate="onLoad" draw:mime-type="image/jpeg"/>
</draw:frame>
军方在赫尔森地区暂时就业领土上增强了反情报和警察政权。</text:p>
      <text:p text:style-name="P4">
根据乌克林福姆的说法，这是武装部队总参谋长的摘要，该武装部队在<text:a xlink:type="simple" xlink:href="https://www.facebook.com/GeneralStaff.ua/posts/pfbid0PikWoRr64Exh6DyEarBTFugytUdn6vA3yy8qoKoM5XqH8vFhyL36uMeGxstjvzA3l" text:style-name="Internet_20_link" text:visited-style-name="Visited_20_Internet_20_Link">
</text:a>
“俄罗斯入侵者继续在霍森地区暂时就业领土上加强反情报和警察政权。 尤其是，赫尔森地区的匈牙利地区继续进行突袭措施，以检查当地人口中的个人手机是否有照片 -  tavide -tampavide opertals，以及“禁止的“内容”)。</text:p>
      <text:p text:style-name="P4">
<text:span text:style-name="T4">
另请阅读：</text:span>
 <text:a xlink:type="simple" xlink:href="https://www.ukrinform.ua/rubric-regions/3693232-vorozij-obstril-berislava-na-hersonsini-poskodiv-pedagogicnij-koledz.html" text:style-name="Internet_20_link" text:visited-style-name="Visited_20_Internet_20_Link">
<text:span text:style-name="T4">
 hhersonshch </text:span>
</text:a>
有人强调，在此类检查中，入侵者记录了当地人的个人数据，有选择地搜索他们的房屋。</text:p>
      <text:p text:style-name="P4">
我们将提醒，早些时(https://www.ukrinform.ua/rubric-regions/3693132-na-zaporizzi-ta-hersonsini-zagarbniki-posiruut-informaciu-pro-primusovu-evakuaciu.html)在克里米亚自治共和国的暂时占领领土上。</text:p>
      <text:p text:style-name="P4">
News Source: <text:a xlink:type="simple" xlink:href="https://www.ukrinform.ua/rubric-regions/3693438-rosiani-posiluut-policejskij-rezim-na-zahoplenij-teritorii-hersonsini.html" text:style-name="Internet_20_link" text:visited-style-name="Visited_20_Internet_20_Link">
https://www.ukrinform.ua/rubric-regions/3693438-rosiani-posiluut-policejskij-rezim-na-zahoplenij-teritorii-hersonsini.html</text:a>
</text:p>
      <!--NEWS-->
      <text:h text:style-name="P10" text:outline-level="1">
<text:span text:style-name="T4">
在乌克兰，预测降雨，有时会带有雷暴，高达15°</text:span>
</text:h>
      <text:p text:style-name="P4">
作者: Ukrinform (Person)</text:p>
      <text:p text:style-name="P4">
出版商: Укринформ (Organization)</text:p>
      <text:p text:style-name="P4">
出版时间: 2023-04-09T07:38:00+03:00</text:p>
      <text:p text:style-name="P4">
修改时间: 2023-04-09T07:38:00+03:00</text:p>
      <text:p text:style-name="P4">
描述: 4月9日，星期日，在乌克兰的大多数地区，有时会有雷暴。  - 乌克林。</text:p>
      <text:p text:style-name="P4">
图片: ["<text:a xlink:type="simple" xlink:href="https://static.ukrinform.com/photos/2023_04/thumb_files/630_360_1680706754-286.jpg" text:style-name="Internet_20_link" text:visited-style-name="Visited_20_Internet_20_Link">
630_360_16807...</text:a>
"]</text:p>
      <text:p text:style-name="P4">
标签: ['Дощ', 'Гроза', 'Погода', 'Прогноз']</text:p>
      <text:p text:style-name="P4">
类型: Article</text:p>
      <!--METADATA-->
      <text:p text:style-name="P4">
<draw:frame draw:style-name="fr1" draw:name="Image64" text:anchor-type="as-char" svg:width="6.9236in" svg:height="3.956343in" draw:z-index="0">
<draw:image xlink:href="../Images/yкринформ/2023-04-09T07-38-00-03-00/630_360_1680706754-286.jpg" xlink:type="simple" xlink:show="embed" xlink:actuate="onLoad" draw:mime-type="image/jpeg"/>
</draw:frame>
4月9日，星期日，在乌克兰的大多数地区，预计中度会有中等雨，有时会检查。</text:p>
      <text:p text:style-name="P4">
乌克兰形式在乌克兰水文气象学中心报道。</text:p>
      <text:p text:style-name="P4">
“ 4月9日，乌云密布。 晚上大雨，下午温和<text:a xlink:type="simple" xlink:href="https://www.ukrinform.ua/tag-dos" text:style-name="Internet_20_link" text:visited-style-name="Visited_20_Internet_20_Link">
</text:a>
，有时会带有雷暴； 在大多数西方，日和南部地区，没有大降雨。”信息写道。</text:p>
      <text:p text:style-name="P4">
在冰的道路上的喀尔巴阡地区； 在晚上和早晨，Zhytomyr和南部地区雾。 可变方向的风，3-8 m/s。</text:p>
      <text:p text:style-name="P4">
晚上的温度在下午10-15°时为3-8°； 在4°热到1°霜的西部地区(在喀尔巴阡山脉2-7°霜冻)，下午7-12°。</text:p>
      <text:p text:style-name="P4">
在4月9日晚上，在基辅和基辅地区，下午降雨时很低。晚上6-8°，下午12-14°，首都的空气温度在夜晚的空气温度； 晚上3-8°温暖的区域，下午10-15°。</text:p>
      <text:p text:style-name="P4">
在下周初，乌克兰将在喀尔巴阡山脉的喀尔巴阡山脉中澄清，有时是小雨。 特别是，在4月11日，白天，白天和中部地区，适度的降雨； 仅4月10日是半天，4月11日在该国东部没有大降雨。 4月10日在中部南部地区，4月11日在喀尔巴阡地区，早晨在早晨雾。 东北，东北风，5-10 m/s，4月11日下午，阵风以15-20 m/s的阵风以东。</text:p>
      <text:p text:style-name="P4">
晚上3-8°的温度在喀尔巴阡山脉中，大约0°； 4月10日，8-13°，半天和东部的下午，4月11日在乌克兰11-16°。</text:p>
      <text:p text:style-name="P4">
在4月10日至11日的首都地区，乌云密布，有时会降雨。夜间6-8°的基辅温度； 下午10-12°，1113-15°。 在晚上3-8°热的区域； 下午10-13°，4月11日，11-16°。</text:p>
      <text:p text:style-name="P4">
<text:span text:style-name="T4">
另请阅读：</text:span>
 <text:a xlink:type="simple" xlink:href="https://www.ukrinform.ua/rubric-regions/3692957-v-ukraini-cerez-poteplinna-aktivizuutsa-grozi-sinoptik.html" text:style-name="Internet_20_link" text:visited-style-name="Visited_20_Internet_20_Link">
</text:a>
4月12日，星期三，预报员预测在乌克兰的降雨，晚上在喀尔巴阡山脉浸泡了雪。 在东部的晚上，下午在西部地区，没有大量降水。4月13日在南部，中部和北部地区，当地降雨，在合理降雨的东部。 在该国的西部没有降水量。晚上3-9°的温度在1-6°热的西部地区； 4月12日至14日，4月13日，11-17°。</text:p>
      <text:p text:style-name="P4">
News Source: <text:a xlink:type="simple" xlink:href="https://www.ukrinform.ua/rubric-regions/3693263-v-ukraini-prognozuut-dos-podekudi-iz-grozou-do-15-tepla.html" text:style-name="Internet_20_link" text:visited-style-name="Visited_20_Internet_20_Link">
https://www.ukrinform.ua/rubric-regions/3693263-v-ukraini-prognozuut-dos-podekudi-iz-grozou-do-15-tepla.html</text:a>
</text:p>
      <!--NEWS-->
      <text:h text:style-name="P10" text:outline-level="1">
<text:span text:style-name="T4">
Zelensky在复活节向西方仪式的基督徒表示祝贺：我们同样相信自由</text:span>
</text:h>
      <text:p text:style-name="P4">
作者: Ukrinform (Person)</text:p>
      <text:p text:style-name="P4">
出版商: Укринформ (Organization)</text:p>
      <text:p text:style-name="P4">
出版时间: 2023-04-09T07:49:00+03:00</text:p>
      <text:p text:style-name="P4">
修改时间: 2023-04-09T07:49:00+03:00</text:p>
      <text:p text:style-name="P4">
描述: 乌克兰沃迪米尔·泽伦斯基总统在复活节向西方礼仪的基督徒表示祝贺。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Великдень', 'Зеленський', 'Війна з росією']</text:p>
      <text:p text:style-name="P4">
类型: Article</text:p>
      <!--METADATA-->
      <text:p text:style-name="P4">
<draw:frame draw:style-name="fr1" draw:name="Image65" text:anchor-type="as-char" svg:width="6.9236in" svg:height="3.956343in" draw:z-index="0">
<draw:image xlink:href="../Images/yкринформ/2023-04-09T07-49-00-03-00/630_360_1679682020-565.jpeg" xlink:type="simple" xlink:show="embed" xlink:actuate="onLoad" draw:mime-type="image/jpeg"/>
</draw:frame>
乌克兰沃迪米尔·泽伦斯基总统在复活节向西方礼仪的基督徒表示祝贺。</text:p>
      <text:p text:style-name="P4">
根据乌克林福姆的说法，相应的问候被放置在[]的总统页面上(https://www.facebook.com/story.php?story_fbid=pfbid0Mf4FFJf6ZbmScwnaokCSGu777yo4hZvNas2LeC2KEmKVadRERqDthcHgjNeRV74sl&amp;id=100007211555008)“我真诚地祝贺乌克兰人和所有庆祝复活节的基督徒。他们在前线和各个城市和村庄中都有标记。 祝贺Bratpolyaks，立陶宛人，拉脱维亚人，爱沙尼亚人。 我们的真正朋友和盟友，英国，英国，德国，意大利，法国，加拿大。 在布拉格·塔比拉夫(Prague Tabratislav)，卢布(Lyublian)和萨格勒布(Zagreb)，维也纳和布加勒斯特(Bucharest)，马德里(Madrid)和里斯本，阿姆斯特丹(Amsterdam)，哥本哈根(Copenhagen)和布鲁塞尔(Brussels)。 瑞典，芬兰，挪威成千上万的人。 总统说：“所有在欧洲，拉丁美洲，非洲，亚洲和澳大利亚庆祝复活节的人。”</text:p>
      <text:p text:style-name="P4">
他强调这是一个现代世界。 一个试图自由生活的世界。 欣赏每个人的生活，尊重和平等的世界。 在这个世界的后卫上，乌克兰站着。 他为自己的土地而战，为自己的价值观而战。</text:p>
      <text:p text:style-name="P4">
“两天前，我与乌克兰的穆斯林分开了伊法尔。 很快，乌克兰与逾越节结束的祝贺。 正好在一周之内，我祝贺每个牺牲的人<text:a xlink:type="simple" xlink:href="https://www.ukrinform.ua/tag-velikden" text:style-name="Internet_20_link" text:visited-style-name="Visited_20_Internet_20_Link">
</text:a>
今年4月16日。 让我们混淆不同的宗教，但我们同样相信自由。 会有不同的传统，但每个人都普遍存在我们的祖国。我们在不同的日期庆祝淡淡的假期，但是一个人将是唯一的一位：对于乌克兰和整个自由世界，” Zelensky说。 ，然后他补充说，我们一天中的一天是我们一天的胜利。</text:p>
      <text:p text:style-name="P4">
<text:span text:style-name="T4">
另请阅读：</text:span>
 <text:a xlink:type="simple" xlink:href="https://www.ukrinform.ua/rubric-kyiv/3691831-u-kievi-komendantsku-godinu-na-velikden-ne-skasuut.html" text:style-name="Internet_20_link" text:visited-style-name="Visited_20_Internet_20_Link">
<text:span text:style-name="T4">
 ecd </text:span>
</text:a>
“共同。 不可避免的。 光明，善良，正义，生活的胜利的胜利。 复活节!”，他总结道。</text:p>
      <text:p text:style-name="P4">
根据格里高利日历，我们将提醒，今年西方礼仪的基督徒将于4月9日庆祝复活节。</text:p>
      <text:p text:style-name="P4">
News Source: <text:a xlink:type="simple" xlink:href="https://www.ukrinform.ua/rubric-society/3693441-zelenskij-privitav-hristian-zahidnogo-obradu-z-velikodnem-mi-odnakovo-virimo-u-svobodu.html" text:style-name="Internet_20_link" text:visited-style-name="Visited_20_Internet_20_Link">
https://www.ukrinform.ua/rubric-society/3693441-zelenskij-privitav-hristian-zahidnogo-obradu-z-velikodnem-mi-odnakovo-virimo-u-svobodu.html</text:a>
</text:p>
      <!--NEWS-->
      <text:h text:style-name="P10" text:outline-level="1">
<text:span text:style-name="T4">
入侵者每天在赫尔森地区发布495壳</text:span>
</text:h>
      <text:p text:style-name="P4">
作者: Ukrinform (Person)</text:p>
      <text:p text:style-name="P4">
出版商: Укринформ (Organization)</text:p>
      <text:p text:style-name="P4">
出版时间: 2023-04-09T08:00:00+03:00</text:p>
      <text:p text:style-name="P4">
修改时间: 2023-04-09T08:00:00+03:00</text:p>
      <text:p text:style-name="P4">
描述: 在过去的一天，4月8日，俄罗斯军队对赫森地区进行了71炮击。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Херсонщина', 'Обстріл', 'Війна з росією']</text:p>
      <text:p text:style-name="P4">
类型: Article</text:p>
      <!--METADATA-->
      <text:p text:style-name="P4">
<draw:frame draw:style-name="fr1" draw:name="Image66" text:anchor-type="as-char" svg:width="6.9236in" svg:height="3.956343in" draw:z-index="0">
<draw:image xlink:href="../Images/yкринформ/2023-04-09T08-00-00-03-00/630_360_1677781968-366.jpg" xlink:type="simple" xlink:show="embed" xlink:actuate="onLoad" draw:mime-type="image/jpeg"/>
</draw:frame>
Rusierskivska的最后一天，4月8日，霍森地区的71炮击。</text:p>
      <text:p text:style-name="P4">
正如乌克林福姆报道的那样，关于<text:a xlink:type="simple" xlink:href="https://t.me/olexandrprokudin/244" text:style-name="Internet_20_link" text:visited-style-name="Visited_20_Internet_20_Link">
</text:a>
 <text:a xlink:type="simple" xlink:href="https://t.me/olexandrprokudin/244" text:style-name="Internet_20_link" text:visited-style-name="Visited_20_Internet_20_Link">
</text:a>
霍尔森地区区域管理局负责人亚历山大·普鲁丁(Alexander Proudin)告知。</text:p>
      <text:p text:style-name="P4">
据他说，在最后一天，俄罗斯人做了71 <text:a xlink:type="simple" xlink:href="https://www.ukrinform.ua/tag-obstril" text:style-name="Internet_20_link" text:visited-style-name="Visited_20_Internet_20_Link">
</text:a>
，释放495壳。</text:p>
      <text:p text:style-name="P4">
“ 23个炮弹袭击了赫森市。敌人在该地区定居点的住宅区被杀；电力传输线；城市造船船的领土和Berislav地区的谷物码头，”  - propkudin说。</text:p>
      <text:p text:style-name="P4">
他强调，最后一天，平民没有人员伤亡。</text:p>
      <text:p text:style-name="P4">
<text:span text:style-name="T4">
另请阅读：</text:span>
 <text:a xlink:type="simple" xlink:href="https://www.ukrinform.ua/rubric-regions/3693232-vorozij-obstril-berislava-na-hersonsini-poskodiv-pedagogicnij-koledz.html" text:style-name="Internet_20_link" text:visited-style-name="Visited_20_Internet_20_Link">
<text:span text:style-name="T4">
 hhersonshch </text:span>
</text:a>
根据OVA的负责人的说法，霍森地区将61人从俄罗斯人解放出来。</text:p>
      <text:p text:style-name="P4">
俄罗斯联邦军方武装解决方案总参谋部称，乌克林福姆的报道<text:a xlink:type="simple" xlink:href="https://www.ukrinform.ua/rubric-regions/3693438-rosiani-posiluut-policejskij-rezim-na-zahoplenij-teritorii-hersonsini.html" text:style-name="Internet_20_link" text:visited-style-name="Visited_20_Internet_20_Link">
</text:a>
 <text:a xlink:type="simple" xlink:href="https://www.ukrinform.ua/rubric-regions/3693438-rosiani-posiluut-policejskij-rezim-na-zahoplenij-teritorii-hersonsini.html" text:style-name="Internet_20_link" text:visited-style-name="Visited_20_Internet_20_Link">
 </text:a>
及时捕获了赫尔森地区的领土。</text:p>
      <text:p text:style-name="P4">
News Source: <text:a xlink:type="simple" xlink:href="https://www.ukrinform.ua/rubric-regions/3693443-rosiani-za-dobu-vipustili-po-hersonsini-495-snaradiv.html" text:style-name="Internet_20_link" text:visited-style-name="Visited_20_Internet_20_Link">
https://www.ukrinform.ua/rubric-regions/3693443-rosiani-za-dobu-vipustili-po-hersonsini-495-snaradiv.html</text:a>
</text:p>
      <!--NEWS-->
      <text:h text:style-name="P10" text:outline-level="1">
<text:span text:style-name="T4">
俄罗斯军队击中了Zaporozhye导弹，两名死亡</text:span>
</text:h>
      <text:p text:style-name="P4">
作者: Ukrinform (Person)</text:p>
      <text:p text:style-name="P4">
出版商: Укринформ (Organization)</text:p>
      <text:p text:style-name="P4">
出版时间: 2023-04-09T08:09:00+03:00</text:p>
      <text:p text:style-name="P4">
修改时间: 2023-04-09T08:09:00+03:00</text:p>
      <text:p text:style-name="P4">
描述: 敌人在晚上袭击了Zaporozhye-包括一个孩子在内的两个人被杀。  - 乌克林。</text:p>
      <text:p text:style-name="P4">
图片: ["<text:a xlink:type="simple" xlink:href="https://static.ukrinform.com/photos/2023_04/thumb_files/630_360_1681016947-887.jpg" text:style-name="Internet_20_link" text:visited-style-name="Visited_20_Internet_20_Link">
630_360_16810...</text:a>
"]</text:p>
      <text:p text:style-name="P4">
标签: ['Обстріл', 'Запоріжжя', 'Війна з росією']</text:p>
      <text:p text:style-name="P4">
类型: Article</text:p>
      <!--METADATA-->
      <text:p text:style-name="P4">
<draw:frame draw:style-name="fr1" draw:name="Image67" text:anchor-type="as-char" svg:width="6.9236in" svg:height="3.956343in" draw:z-index="0">
<draw:image xlink:href="../Images/yкринформ/2023-04-09T08-09-00-03-00/630_360_1681016947-887.jpg" xlink:type="simple" xlink:show="embed" xlink:actuate="onLoad" draw:mime-type="image/jpeg"/>
</draw:frame>
Voroporin袭击了Zaporozhye-包括孩子在内的两个人被杀。</text:p>
      <text:p text:style-name="P4">
关于<text:a xlink:type="simple" xlink:href="https://www.facebook.com/story.php" text:style-name="Internet_20_link" text:visited-style-name="Visited_20_Internet_20_Link">
</text:a>
乌克林福姆报道，乌克兰地区的乌克兰州紧急服务通知。</text:p>
      <text:p text:style-name="P4">
“在4月9日晚上，敌人发动了导弹<text:a xlink:type="simple" xlink:href="https://www.ukrinform.ua/tag-obstril" text:style-name="Internet_20_link" text:visited-style-name="Visited_20_Internet_20_Link">
</text:a>
Zaporizhzhia的城市。 结果，在100平方米的面积上，造成的居住房屋的部分破坏。 M，爆炸性波长损坏了附近建筑物的相邻房屋和窗户。两个人，一个50岁的父亲和一个11岁的孩子，“  - 在现场表示”。</text:p>
      <text:p text:style-name="P4">
SES的工作人员从瓦砾下方救出了一位46岁的母亲，该母亲正在通过救护车。 大女儿正在拜访而没有受伤。</text:p>
      <text:p text:style-name="P4">
<text:span text:style-name="T4">
另请阅读：</text:span>
 <text:a xlink:type="simple" xlink:href="https://www.ukrinform.ua/rubric-regions/3693132-na-zaporizzi-ta-hersonsini-zagarbniki-posiruut-informaciu-pro-primusovu-evakuaciu.html" text:style-name="Internet_20_link" text:visited-style-name="Visited_20_Internet_20_Link">
<text:span text:style-name="T4">
 Zaporizhia </text:span>
</text:a>
救援人员迅速消除了点火和解析的结构以及单独的元素。</text:p>
      <text:p text:style-name="P4">
截至晚上8:00，搜查受害者和紧急救援工作已经完成。</text:p>
      <text:p text:style-name="P4">
据报道，敌人<text:a xlink:type="simple" xlink:href="https://www.ukrinform.ua/rubric-ato/3693435-zsu-za-dobu-vidbili-ponad-50-atak-protivnika.html" text:style-name="Internet_20_link" text:visited-style-name="Visited_20_Internet_20_Link">
</text:a>
，通过绘制定居点的基础设施在我们部队的阵地上的反应性系统中产生了58个拟合。</text:p>
      <text:p text:style-name="P4">
News Source: <text:a xlink:type="simple" xlink:href="https://www.ukrinform.ua/rubric-ato/3693446-vijska-rf-vdarili-raketami-po-zaporizzu-dvoe-zagiblih.html" text:style-name="Internet_20_link" text:visited-style-name="Visited_20_Internet_20_Link">
https://www.ukrinform.ua/rubric-ato/3693446-vijska-rf-vdarili-raketami-po-zaporizzu-dvoe-zagiblih.html</text:a>
</text:p>
      <!--NEWS-->
      <text:h text:style-name="P10" text:outline-level="1">
<text:span text:style-name="T4">
Snak将与北爱尔兰的Biden会面</text:span>
</text:h>
      <text:p text:style-name="P4">
作者: Ukrinform (Person)</text:p>
      <text:p text:style-name="P4">
出版商: Укринформ (Organization)</text:p>
      <text:p text:style-name="P4">
出版时间: 2023-04-09T08:40:00+03:00</text:p>
      <text:p text:style-name="P4">
修改时间: 2023-04-09T08:40:00+03:00</text:p>
      <text:p text:style-name="P4">
描述: 英国总理里卡·斯纳克（Richa Snak）下周将与北爱尔兰的美国总统乔·拜登（Joe Biden）会面，届时后者将在签署和平星期五和平协议签署25周年之际参加活动。  - 乌克林。</text:p>
      <text:p text:style-name="P4">
图片: ["<text:a xlink:type="simple" xlink:href="https://static.ukrinform.com/photos/2022_11/thumb_files/630_360_1668867140-383.jpg" text:style-name="Internet_20_link" text:visited-style-name="Visited_20_Internet_20_Link">
630_360_16688...</text:a>
"]</text:p>
      <text:p text:style-name="P4">
标签: ['Байден', 'Ірландія', 'Ріші Сунак']</text:p>
      <text:p text:style-name="P4">
类型: Article</text:p>
      <!--METADATA-->
      <text:p text:style-name="P4">
<draw:frame draw:style-name="fr1" draw:name="Image68" text:anchor-type="as-char" svg:width="6.9236in" svg:height="3.956343in" draw:z-index="0">
<draw:image xlink:href="../Images/yкринформ/2023-04-09T08-40-00-03-00/630_360_1668867140-383.jpg" xlink:type="simple" xlink:show="embed" xlink:actuate="onLoad" draw:mime-type="image/jpeg"/>
</draw:frame>
英国总理里奇·斯纳克(Richa Snak)将于下周与北爱尔兰的美国总统乔布迪登会面，届时后者将在签署和平协议的25周年之际到达那里。</text:p>
      <text:p text:style-name="P4">
关于IT报告乌克林福姆，参考<text:a xlink:type="simple" xlink:href="https://www.reuters.com/world/uk-pm-sunak-meet-us-president-northern-ireland-2023-04-08/" text:style-name="Internet_20_link" text:visited-style-name="Visited_20_Internet_20_Link">
</text:a>
如图所述，通过比较1998年的协议，美国是根据北爱尔兰政策中有影响力的声音量身定制的，并试图保护该地区的局势免受欧盟紧张局势造成的紧张局势。</text:p>
      <text:p text:style-name="P4">
太阳将见面<text:a xlink:type="simple" xlink:href="https://www.ukrinform.ua/tag-bajden" text:style-name="Internet_20_link" text:visited-style-name="Visited_20_Internet_20_Link">
</text:a>
4月11日，星期二，他的飞机空军一地着陆，这将在北爱尔兰的政治不确定性增加期间在爱尔兰边境的两侧进行仔细跟踪。</text:p>
      <text:p text:style-name="P4">
4月12日，星期三，英国总理是一场庄严的晚宴。</text:p>
      <text:p text:style-name="P4">
拜登经常自豪地谈论他的爱尔兰人的根源，他还将在都柏林访问的爱尔兰共和国花费时间。</text:p>
      <text:p text:style-name="P4">
耶稣受难日协议于1998年4月10日签署，已经大大阻止了三十年的流血事件，自1960年代后期以来，该地区震惊了该地区。</text:p>
      <text:p text:style-name="P4">
然而，周年纪念日被最大的北爱尔兰西里塔主义党的年度抵制掩盖了，这是一个分散的分配政府，这是和平协议的核心要素。 民主联盟党对英国脱欧贸易规则感到愤怒，这使北爱尔兰的地位与英国其他地区不同。</text:p>
      <text:p text:style-name="P4">
3月，英国情报局MI5宣布北爱尔兰的需求水平提高了“严重”，这表明攻击的可能性很高，尽管这一步骤与周年纪念日无关。</text:p>
      <text:p text:style-name="P4">
<text:span text:style-name="T4">
另请阅读：</text:span>
 <text:a xlink:type="simple" xlink:href="https://www.ukrinform.ua/rubric-polytics/3691930-dzonson-duda-i-bajden-lideri-simpatij-ukrainciv-zpomiz-inozemnih-politikiv.html" text:style-name="Internet_20_link" text:visited-style-name="Visited_20_Internet_20_Link">
<text:span text:style-name="T4">
 biden </text:span>
</text:a>
在关于英国脱欧比登的谈判中，他有时不同意英国人的同意，而是主张大不列颠与欧盟之间最近达成的协议，目的是解决欧盟退出的初步协议引起的一些问题。_foto：op _</text:p>
      <text:p text:style-name="P4">
News Source: <text:a xlink:type="simple" xlink:href="https://www.ukrinform.ua/rubric-world/3693451-sunak-zustrinetsa-z-bajdenom-u-pivnicnij-irlandii.html" text:style-name="Internet_20_link" text:visited-style-name="Visited_20_Internet_20_Link">
https://www.ukrinform.ua/rubric-world/3693451-sunak-zustrinetsa-z-bajdenom-u-pivnicnij-irlandii.html</text:a>
</text:p>
      <!--NEWS-->
      <text:h text:style-name="P10" text:outline-level="1">
<text:span text:style-name="T4">
俄罗斯将两个水下火箭发射器带到了黑海</text:span>
</text:h>
      <text:p text:style-name="P4">
作者: Ukrinform (Person)</text:p>
      <text:p text:style-name="P4">
出版商: Укринформ (Organization)</text:p>
      <text:p text:style-name="P4">
出版时间: 2023-04-09T08:50:16+03:00</text:p>
      <text:p text:style-name="P4">
修改时间: 2023-04-09T08:50:16+03:00</text:p>
      <text:p text:style-name="P4">
描述: 在黑海，俄罗斯拥有两个火箭发射器，其中有八个口径。  - 乌克林。</text:p>
      <text:p text:style-name="P4">
图片: ["<text:a xlink:type="simple" xlink:href="https://static.ukrinform.com/photos/2023_03/thumb_files/630_360_1678431987-587.jpg" text:style-name="Internet_20_link" text:visited-style-name="Visited_20_Internet_20_Link">
630_360_16784...</text:a>
"]</text:p>
      <text:p text:style-name="P4">
标签: ['Ракета', ' Чорне море', 'Війна з росією', 'Єдині новини']</text:p>
      <text:p text:style-name="P4">
类型: Article</text:p>
      <!--METADATA-->
      <text:p text:style-name="P4">
<draw:frame draw:style-name="fr1" draw:name="Image69" text:anchor-type="as-char" svg:width="6.9236in" svg:height="3.956343in" draw:z-index="0">
<draw:image xlink:href="../Images/yкринформ/2023-04-09T08-50-16-03-00/630_360_1678431987-587.jpg" xlink:type="simple" xlink:show="embed" xlink:actuate="onLoad" draw:mime-type="image/jpeg"/>
</draw:frame>
在黑海，俄罗斯拥有两个火箭发射器，船上有八个“口径”。</text:p>
      <text:p text:style-name="P4">
乌克林福姆报道，在全国性电话“统一新闻”中，它是南部纳塔利亚格曼尤克国防中心的tara骨。</text:p>
      <text:p text:style-name="P4">
“敌人继续将船体组成<text:a xlink:type="simple" xlink:href="https://www.ukrinform.ua/tag-corne-more" text:style-name="Internet_20_link" text:visited-style-name="Visited_20_Internet_20_Link">
</text:a>
还有火箭托托尼亚。 目前，使用潜艇，其中两个从最后一天增加到两次，因此火箭射出可以达到8个火箭。 我想提醒您，潜艇的开始更多是要检测我们的防空手段，这意味着，当宣称惊人的焦虑应尽快起作用时，”  -   -   -   -   -   -   -   -   -   -   -   -   -   -   -   -   -   -   -   -   -   -   -   -   -   -   -   -   -   -   -   -   -   - ”</text:p>
      <text:p text:style-name="P4">
她还提醒米纳(Minna)危险。</text:p>
      <text:p text:style-name="P4">
<text:span text:style-name="T4">
另请阅读：</text:span>
 <text:a xlink:type="simple" xlink:href="https://www.ukrinform.ua/rubric-ato/3693446-vijska-rf-vdarili-raketami-po-zaporizzu-dvoe-zagiblih.html" text:style-name="Internet_20_link" text:visited-style-name="Visited_20_Internet_20_Link">
<text:span text:style-name="T4">
导弹</text:span>
</text:a>
“在风暴天气之后，现在，当它变暖时，大海会给海岸带来令人不愉快的惊喜，因此有必要观看和记住防止距离水切成薄片的距离 - 至少200米，而不是更近，” - 汉尼克说。</text:p>
      <text:p text:style-name="P4">
正如乌克林福姆报道的那样，入侵者<text:a xlink:type="simple" xlink:href="https://www.ukrinform.ua/rubric-regions/3693443-rosiani-za-dobu-vipustili-po-hersonsini-495-snaradiv.html" text:style-name="Internet_20_link" text:visited-style-name="Visited_20_Internet_20_Link">
</text:a>
</text:p>
      <text:p text:style-name="P4">
News Source: <text:a xlink:type="simple" xlink:href="https://www.ukrinform.ua/rubric-ato/3693453-rosia-vivela-u-corne-more-dva-pidvodnih-raketonosii.html" text:style-name="Internet_20_link" text:visited-style-name="Visited_20_Internet_20_Link">
https://www.ukrinform.ua/rubric-ato/3693453-rosia-vivela-u-corne-more-dva-pidvodnih-raketonosii.html</text:a>
</text:p>
      <!--NEWS-->
      <text:h text:style-name="P10" text:outline-level="1">
<text:span text:style-name="T4">
Epiphanius在Palm星期日呼吁为乌克兰的捍卫者祈祷</text:span>
</text:h>
      <text:p text:style-name="P4">
作者: Ukrinform (Person)</text:p>
      <text:p text:style-name="P4">
出版商: Укринформ (Organization)</text:p>
      <text:p text:style-name="P4">
出版时间: 2023-04-09T08:55:00+03:00</text:p>
      <text:p text:style-name="P4">
修改时间: 2023-04-09T08:55:00+03:00</text:p>
      <text:p text:style-name="P4">
描述: 乌克兰东正教教堂的负责人大都会顿悟在周日向乌克兰人表示祝贺，并敦促为乌克兰军队祈祷。  - 乌克林。</text:p>
      <text:p text:style-name="P4">
图片: ["<text:a xlink:type="simple" xlink:href="https://static.ukrinform.com/photos/2021_09/thumb_files/630_360_1631014057-553.jpg" text:style-name="Internet_20_link" text:visited-style-name="Visited_20_Internet_20_Link">
630_360_16310...</text:a>
"]</text:p>
      <text:p text:style-name="P4">
标签: ['Великдень', 'Епіфаній', 'Православна церква України']</text:p>
      <text:p text:style-name="P4">
类型: Article</text:p>
      <!--METADATA-->
      <text:p text:style-name="P4">
<draw:frame draw:style-name="fr1" draw:name="Image70" text:anchor-type="as-char" svg:width="6.9236in" svg:height="3.956343in" draw:z-index="0">
<draw:image xlink:href="../Images/yкринформ/2023-04-09T08-55-00-03-00/630_360_1631014057-553.jpg" xlink:type="simple" xlink:show="embed" xlink:actuate="onLoad" draw:mime-type="image/jpeg"/>
</draw:frame>
乌克兰东正教教堂的负责人，埃普帕尼(Epiphani)的大都会(Epiphani)表示祝贺乌克兰人在棕榈周日，并敦促为乌克兰军队祈祷。</text:p>
      <text:p text:style-name="P4">
他在<text:a xlink:type="simple" xlink:href="https://www.facebook.com/watch/" text:style-name="Internet_20_link" text:visited-style-name="Visited_20_Internet_20_Link">
</text:a>
，报道乌克林福姆。</text:p>
      <text:p text:style-name="P4">
“正好一周前<text:a xlink:type="simple" xlink:href="https://www.ukrinform.ua/tag-velikden" text:style-name="Internet_20_link" text:visited-style-name="Visited_20_Internet_20_Link">
</text:a>
每年，我们都会定义福音事件，该事件是基督复活之前的，并通过品牌的苦难和死亡开始了救赎的开始 - 耶和华的入口到耶路撒冷。 正如基督的同时代人向他提出欢乐的喊叫“ Osanna!” 和棕榈树枝，现在，我们使柳树分支成圣，并荣耀上帝的儿子，上帝的儿子是为了人性而自愿承担洗礼的苦难，他爱着人类。”</text:p>
      <text:p text:style-name="P4">
他强调，在一场全面的战争中，我们看到自然英雄如何模仿基督的牺牲，当他们有意识地进行测试，牺牲自己的生命以保护他们所爱的人时。救主。</text:p>
      <text:p text:style-name="P4">
Epiphanius补充说：“因此，今天，在棕榈周日，让我们荣耀赐给我们永生的主，并为现在保护我们生命的乌克兰捍卫者祈祷。”</text:p>
      <text:p text:style-name="P4">
据乌克林福姆报道，东方仪式的基督徒于4月12日在耶路撒冷庆祝耶和华的svyatogus，或者正如人民中所说的那样。</text:p>
      <text:p text:style-name="P4">
<text:span text:style-name="T4">
另请阅读：</text:span>
 <text:a xlink:type="simple" xlink:href="https://www.ukrinform.ua/rubric-society/3693441-zelenskij-privitav-hristian-zahidnogo-obradu-z-velikodnem-mi-odnakovo-virimo-u-svobodu.html" text:style-name="Internet_20_link" text:visited-style-name="Visited_20_Internet_20_Link">
<text:span text:style-name="T4">
绿色</text:span>
</text:a>
乌克兰大都会Epiphanius东正教教堂的负责人在棕榈周日的帕尔马斯克·拉拉夫拉(Kyiv-Pechersk Lalavra)举行了一系列系列赛。 4月9日(星期日)上午9点的神圣服务开始。</text:p>
      <text:p text:style-name="P4">
News Source: <text:a xlink:type="simple" xlink:href="https://www.ukrinform.ua/rubric-society/3693455-epifanij-zaklikav-u-verbnu-nedilu-molitisa-za-ukrainskih-zahisnikiv.html" text:style-name="Internet_20_link" text:visited-style-name="Visited_20_Internet_20_Link">
https://www.ukrinform.ua/rubric-society/3693455-epifanij-zaklikav-u-verbnu-nedilu-molitisa-za-ukrainskih-zahisnikiv.html</text:a>
</text:p>
      <!--NEWS-->
      <text:h text:style-name="P10" text:outline-level="1">
<text:span text:style-name="T4">
高级官员迎接西方仪式的复活节基督徒</text:span>
</text:h>
      <text:p text:style-name="P4">
作者: Ukrinform (Person)</text:p>
      <text:p text:style-name="P4">
出版商: Укринформ (Organization)</text:p>
      <text:p text:style-name="P4">
出版时间: 2023-04-09T08:58:00+03:00</text:p>
      <text:p text:style-name="P4">
修改时间: 2023-04-09T08:58:00+03:00</text:p>
      <text:p text:style-name="P4">
描述: 乌克兰丹尼斯·施米格尔（Denis Shmigal）总理祝贺所有庆祝4月9日星期日假期的人，即基督的复活。  - 乌克林。</text:p>
      <text:p text:style-name="P4">
图片: ["<text:a xlink:type="simple" xlink:href="https://static.ukrinform.com/photos/2021_05/thumb_files/630_360_1620464141-435.jpg" text:style-name="Internet_20_link" text:visited-style-name="Visited_20_Internet_20_Link">
630_360_16204...</text:a>
"]</text:p>
      <text:p text:style-name="P4">
标签: ['Великдень', 'Шмигаль', 'Війна з росією']</text:p>
      <text:p text:style-name="P4">
类型: Article</text:p>
      <!--METADATA-->
      <text:p text:style-name="P4">
<draw:frame draw:style-name="fr1" draw:name="Image71" text:anchor-type="as-char" svg:width="6.9236in" svg:height="3.956343in" draw:z-index="0">
<draw:image xlink:href="../Images/yкринформ/2023-04-09T08-58-00-03-00/630_360_1620464141-435.jpg" xlink:type="simple" xlink:show="embed" xlink:actuate="onLoad" draw:mime-type="image/jpeg"/>
</draw:frame>
乌克兰丹尼斯·施米格尔(Denis Shmigal)总理祝贺所有庆祝4月9日星期日假期的人，即基督的复活。</text:p>
      <text:p text:style-name="P4">
正如乌克林福姆报道的那样，他在[]中撰写了有关它的文章(https://t.me/Denys_Smyhal/4916)政府负责人希望：“愿这个明亮的假期将在俄罗斯侵略者的斗争中带来我们人民的灵感和力量。”</text:p>
      <text:p text:style-name="P4">
Shmigal还强调：“我希望安静而幸福<text:a xlink:type="simple" xlink:href="https://www.ukrinform.ua/tag-velikden" text:style-name="Internet_20_link" text:visited-style-name="Visited_20_Internet_20_Link">
</text:a>
，我们祖国的胜利与和平，对我们的捍卫者的坚不可摧的信仰。 愿乌克兰元素的基督复活。”</text:p>
      <text:p text:style-name="P4">
<text:span text:style-name="T4">
另请阅读：</text:span>
 <text:a xlink:type="simple" xlink:href="https://www.ukrinform.ua/rubric-society/3693441-zelenskij-privitav-hristian-zahidnogo-obradu-z-velikodnem-mi-odnakovo-virimo-u-svobodu.html" text:style-name="Internet_20_link" text:visited-style-name="Visited_20_Internet_20_Link">
<text:span text:style-name="T4">
绿色</text:span>
</text:a>
反过来，乌克兰Ruslan Stefanchuk的Verkhovna Rada主席<text:a xlink:type="simple" xlink:href="https://www.facebook.com/stefanchuk.official/posts/pfbid02UTjxfm1Y6qMCQSoSQ93ThG3boJw1N8JnReauWL69vDmdCcoQn7QoLxvoG6EA7nLhl" text:style-name="Internet_20_link" text:visited-style-name="Visited_20_Internet_20_Link">
</text:a>
那个复活节是一个胜利的节日，善于邪恶，黑暗，不朽的生活。</text:p>
      <text:p text:style-name="P4">
Stefanchuk说：“在这一天，我们的内心特别充满了最坚强的信仰和最大的胜利，我们必须看到，我们必须战斗，我们必须战斗。”</text:p>
      <text:p text:style-name="P4">
据他说，在祈祷中，乌克兰人首先要求每天捍卫他们的人 - 捍卫者和捍卫者。</text:p>
      <text:p text:style-name="P4">
“我们要求所有坚不可摧的乌克兰人民的勇气和耐力!我们将在乌克兰每个角落的每个家庭中建立和平与和平。 ima-在明亮的一面。 这就是为什么我们一定会赢的原因!”  - 头说。</text:p>
      <text:p text:style-name="P4">
<text:span text:style-name="T4">
另请阅读：</text:span>
 <text:a xlink:type="simple" xlink:href="https://www.ukrinform.ua/rubric-society/3693455-epifanij-zaklikav-u-verbnu-nedilu-molitisa-za-ukrainskih-zahisnikiv.html" text:style-name="Internet_20_link" text:visited-style-name="Visited_20_Internet_20_Link">
<text:span text:style-name="T4">
 epif </text:span>
</text:a>
基辅市长Vitaliy Klitschko <text:a xlink:type="simple" xlink:href="http://kyivcity.gov.ua/news/privitannya_kivskogo_miskogo_golovi_khristiyan_zakhidnogo_obryadu_zi_svyatom_voskresinnya_khristovogo_980616/" text:style-name="Internet_20_link" text:visited-style-name="Visited_20_Internet_20_Link">
</text:a>
复活节象征着真理与正义的胜利，生命胜过死亡。 这是一个增强信仰，鼓励善良和怜悯的假期。</text:p>
      <text:p text:style-name="P4">
他说：“我坚信，在这些艰难时期，基督徒的价值观统一了乌克兰人争取其国家的正义和意志，并创造了一个幸运的回忆。”“我希望所有坚定不移的信仰和长期已久的胜利!基督被复活了!真的复活了!”  - 克里奇科说。</text:p>
      <text:p text:style-name="P4">
<text:span text:style-name="T4">
另请阅读：</text:span>
 <text:a xlink:type="simple" xlink:href="https://www.ukrinform.ua/rubric-world/3693298-posol-zvaric-privitav-polakiv-z-velikodnem.html" text:style-name="Internet_20_link" text:visited-style-name="Visited_20_Internet_20_Link">
</text:a>
乌克兰Oleksandr Tkachenko文化和信息政策部长也<text:a xlink:type="simple" xlink:href="https://t.me/otkachenkokyiv/3395" text:style-name="Internet_20_link" text:visited-style-name="Visited_20_Internet_20_Link">
</text:a>
基督徒与复活节和棕榈周日。</text:p>
      <text:p text:style-name="P4">
“我祝贺西方仪式的基督徒，他们今天正在庆祝复活节，以及庆祝棕榈周日的正统基督徒。 Mkip Head说，我们都在不同的日期确定假期的假期，我们都有强烈的信仰和唯一的愿望，自由，对我们的孩子和团结的家庭的光明未来，” Mkip Head说。</text:p>
      <text:p text:style-name="P4">
正如Tkachenko所指出的那样，他认为主会一起听到所有人和所有人。</text:p>
      <text:p text:style-name="P4">
根据格里高利(Gregorian)的日历，据乌克林福姆(Ukrinform)称，今年西方仪式的基督徒庆祝了4月9日的一天。</text:p>
      <text:p text:style-name="P4">
News Source: <text:a xlink:type="simple" xlink:href="https://www.ukrinform.ua/rubric-society/3693449-visokoposadovci-vitaut-iz-velikodnem-hristian-zahidnogo-obradu.html" text:style-name="Internet_20_link" text:visited-style-name="Visited_20_Internet_20_Link">
https://www.ukrinform.ua/rubric-society/3693449-visokoposadovci-vitaut-iz-velikodnem-hristian-zahidnogo-obradu.html</text:a>
</text:p>
      <!--NEWS-->
      <text:h text:style-name="P10" text:outline-level="1">
<text:span text:style-name="T4">
亚瑟·图拉克（Arthur Turlyak）的纪念馆</text:span>
</text:h>
      <text:p text:style-name="P4">
作者: Ukrinform (Person)</text:p>
      <text:p text:style-name="P4">
出版商: Укринформ (Organization)</text:p>
      <text:p text:style-name="P4">
出版时间: 2023-04-09T09:00:00+03:00</text:p>
      <text:p text:style-name="P4">
修改时间: 2023-04-09T09:00:00+03:00</text:p>
      <text:p text:style-name="P4">
描述: 这个人一直是领导者，并没有在简单的生活中寻求</text:p>
      <ul>
        <li>
I的，。: </li>
      </ul>
      <text:p text:style-name="P4">
图片: ["<text:a xlink:type="simple" xlink:href="https://static.ukrinform.com/photos/2023_04/thumb_files/630_360_1680846696-808.jpg" text:style-name="Internet_20_link" text:visited-style-name="Visited_20_Internet_20_Link">
630_360_16808...</text:a>
", "<text:a xlink:type="simple" xlink:href="https://static.ukrinform.com/photos/2023_04/1680846699-503.jpg" text:style-name="Internet_20_link" text:visited-style-name="Visited_20_Internet_20_Link">
1680846699-50...</text:a>
", "<text:a xlink:type="simple" xlink:href="https://static.ukrinform.com/photos/2023_04/1680846698-898.jpg" text:style-name="Internet_20_link" text:visited-style-name="Visited_20_Internet_20_Link">
1680846698-89...</text:a>
", "<text:a xlink:type="simple" xlink:href="https://static.ukrinform.com/photos/2023_04/1680846697-261.jpg" text:style-name="Internet_20_link" text:visited-style-name="Visited_20_Internet_20_Link">
1680846697-26...</text:a>
", "<text:a xlink:type="simple" xlink:href="https://static.ukrinform.com/photos/2023_04/1680846697-652.jpg" text:style-name="Internet_20_link" text:visited-style-name="Visited_20_Internet_20_Link">
1680846697-65...</text:a>
", "<text:a xlink:type="simple" xlink:href="https://static.ukrinform.com/photos/2023_04/1680846697-952.jpg" text:style-name="Internet_20_link" text:visited-style-name="Visited_20_Internet_20_Link">
1680846697-95...</text:a>
", "<text:a xlink:type="simple" xlink:href="https://static.ukrinform.com/photos/2023_04/1680846698-572.jpg" text:style-name="Internet_20_link" text:visited-style-name="Visited_20_Internet_20_Link">
1680846698-57...</text:a>
", "<text:a xlink:type="simple" xlink:href="https://static.ukrinform.com/photos/2023_04/1680846764-537.jpg" text:style-name="Internet_20_link" text:visited-style-name="Visited_20_Internet_20_Link">
1680846764-53...</text:a>
", "<text:a xlink:type="simple" xlink:href="https://static.ukrinform.com/photos/2023_04/1680846699-547.jpg" text:style-name="Internet_20_link" text:visited-style-name="Visited_20_Internet_20_Link">
1680846699-54...</text:a>
", "<text:a xlink:type="simple" xlink:href="https://static.ukrinform.com/photos/2023_04/1680846700-881.jpg" text:style-name="Internet_20_link" text:visited-style-name="Visited_20_Internet_20_Link">
1680846700-88...</text:a>
"]</text:p>
      <text:p text:style-name="P4">
标签: ["Пам'ять", 'Війна з росією', '#stoprussia']</text:p>
      <text:p text:style-name="P4">
类型: Article</text:p>
      <!--METADATA-->
      <text:p text:style-name="P4">
<draw:frame draw:style-name="fr1" draw:name="Image72" text:anchor-type="as-char" svg:width="6.9236in" svg:height="3.956343in" draw:z-index="0">
<draw:image xlink:href="../Images/yкринформ/2023-04-09T09-00-00-03-00/630_360_1680846696-808.jpg" xlink:type="simple" xlink:show="embed" xlink:actuate="onLoad" draw:mime-type="image/jpeg"/>
</draw:frame>
这个男人一直是领导者，并没有寻找生活中的简单方式</text:p>
      <text:p text:style-name="P4">
Vinnytsia特种部队亚瑟·图拉克(Arthur Turlyak)于2022年5月22日在俄罗斯联邦部队对城市的火箭袭击中去世。 警察今年29岁。</text:p>
      <text:p text:style-name="P4">
<text:span text:style-name="T5">
viso：<text:a xlink:type="simple" xlink:href="http://www.youtube.com/watch" text:style-name="Internet_20_link" text:visited-style-name="Visited_20_Internet_20_Link">
</text:a>
</text:span>
</text:p>
      <text:p text:style-name="P4">
他于1993年1月1日出生于Vinnytsia地区Kozyatyn区的Kozyatyn村。 在武装部队完成任务后，他在Kozyatyn的第11州消防和救援部门担任消防员。</text:p>
      <text:p text:style-name="P4">
<draw:frame draw:style-name="fr1" draw:name="Image73" text:anchor-type="as-char" svg:width="6.9236in" svg:height="7.18003in" draw:z-index="0">
<draw:image xlink:href="../Images/yкринформ/2023-04-09T09-00-00-03-00/1680846699-503.jpg" xlink:type="simple" xlink:show="embed" xlink:actuate="onLoad" draw:mime-type="image/jpeg"/>
</draw:frame>
警察始于2015年 - 他决定在Vinnitsa的巡逻警察队伍中首次选择自己的职务。 在2018年，Khlopets已被选为巡逻警察局Vinnytsia地区巡逻警察局的战术和手术响应公司。</text:p>
      <text:p text:style-name="P4">
在两年内，他设定了一个新的目标 - 在电线中服役并达到目标。</text:p>
      <text:p text:style-name="P4">
在服役期间，该人是专业和负责的。特种部队不断参与与拘留犯罪集团有关的危险任务，并反复参与顿涅茨克和卢汉斯克地区的万特恐怖主义行动。</text:p>
      <text:p text:style-name="P4">
<draw:frame draw:style-name="fr1" draw:name="Image74" text:anchor-type="as-char" svg:width="6.9236in" svg:height="4.615733in" draw:z-index="0">
<draw:image xlink:href="../Images/yкринформ/2023-04-09T09-00-00-03-00/1680846698-898.jpg" xlink:type="simple" xlink:show="embed" xlink:actuate="onLoad" draw:mime-type="image/jpeg"/>
</draw:frame>
亚瑟(Arthur国家安全。</text:p>
      <text:p text:style-name="P4">
作为国家警察“野生动物园”合并部门的一部分，执法人员清除了基辅地区的定居点，然后 - 在Zaporizhzhia领土上进行了战斗，并与俄罗斯联邦的武装侵略进行了区分地区。</text:p>
      <text:p text:style-name="P4">
亚瑟(Arthur)的母亲奥克萨纳(Oksana)说，自全面战争开始以来，他们对儿子去Zaporizhzhya的旅行一无所知，他的父母一直以为他一直以为自己在基地的Vinnitsa。 只有当土耳其人打电话给母亲准备温馨美味佳肴时，父母才发现他们的象征。</text:p>
      <text:p text:style-name="P4">
据该名女子说，亚瑟是一个平静的人，有着干净的心。 他一直是领导者，在军队服役期间没有为自己寻找简单的方法。</text:p>
      <text:p text:style-name="P4">
<draw:frame draw:style-name="fr1" draw:name="Image75" text:anchor-type="as-char" svg:width="6.9236in" svg:height="4.615733in" draw:z-index="0">
<draw:image xlink:href="../Images/yкринформ/2023-04-09T09-00-00-03-00/1680846697-261.jpg" xlink:type="simple" xlink:show="embed" xlink:actuate="onLoad" draw:mime-type="image/jpeg"/>
</draw:frame>
</text:p>
      <text:p text:style-name="P4">
<draw:frame draw:style-name="fr1" draw:name="Image76" text:anchor-type="as-char" svg:width="6.9236in" svg:height="7.450082in" draw:z-index="0">
<draw:image xlink:href="../Images/yкринформ/2023-04-09T09-00-00-03-00/1680846697-652.jpg" xlink:type="simple" xlink:show="embed" xlink:actuate="onLoad" draw:mime-type="image/jpeg"/>
</draw:frame>
亚瑟(Arthur)的弟弟现在感到遗憾的是，他与他花了很少的时间。</text:p>
      <text:p text:style-name="P4">
警察的父亲弗拉基米尔(Vladimir)说，他最爱的儿子喜欢付钱 - 他试图为自己的爱好找到时间直到最后一天。弗拉基米尔说：“去森林看森林。”</text:p>
      <text:p text:style-name="P4">
<draw:frame draw:style-name="fr1" draw:name="Image77" text:anchor-type="as-char" svg:width="6.9236in" svg:height="8.373229in" draw:z-index="0">
<draw:image xlink:href="../Images/yкринформ/2023-04-09T09-00-00-03-00/1680846697-952.jpg" xlink:type="simple" xlink:show="embed" xlink:actuate="onLoad" draw:mime-type="image/jpeg"/>
</draw:frame>
土耳其人的同事谢尔盖·基夫(Sergei Kif)将他的兄弟形容为一个很好的人 - 一个简单，诚实，可靠的人，没有表现出侵略性。 他们已经快2岁了，也超出了服务。</text:p>
      <text:p text:style-name="P4">
<draw:frame draw:style-name="fr1" draw:name="Image78" text:anchor-type="as-char" svg:width="6.9236in" svg:height="5.1927in" draw:z-index="0">
<draw:image xlink:href="../Images/yкринформ/2023-04-09T09-00-00-03-00/1680846698-572.jpg" xlink:type="simple" xlink:show="embed" xlink:actuate="onLoad" draw:mime-type="image/jpeg"/>
</draw:frame>
“他的功能很少有人知道 - 他的声音很好。 在这里，亚瑟唱了我们所有人都死了，只是看着他听着。 之后，我们总是要求他唱歌，但这是一次一次性的行动。”执法人员说。</text:p>
      <text:p text:style-name="P4">
一名警察凯瑟琳的妻子说，她缺少言语来讲述他们的7年快乐的幸福。 他们在2014年认识了最好的朋友。 那是一见钟情。 几年来，那个家伙宣布凯瑟琳。</text:p>
      <text:p text:style-name="P4">
<draw:frame draw:style-name="fr1" draw:name="Image79" text:anchor-type="as-char" svg:width="6.9236in" svg:height="7.513839in" draw:z-index="0">
<draw:image xlink:href="../Images/yкринформ/2023-04-09T09-00-00-03-00/1680846764-537.jpg" xlink:type="simple" xlink:show="embed" xlink:actuate="onLoad" draw:mime-type="image/jpeg"/>
</draw:frame>
一年后，他们有一个女儿卡琳娜(Karina)。 亚瑟(Arthur)出现在伊维塔德(Ividtod)的分娩中。 那个男人俯瞰女儿：他在幼儿园里收集，编织头发，穿好衣服。</text:p>
      <text:p text:style-name="P4">
“他非常梦想着Karin为医生学习，” Turlyak母亲说。</text:p>
      <text:p text:style-name="P4">
执法人员也担心他的妻子。 亚瑟想展示她的海洋，这对夫妻的梦想计划在与俄罗斯联邦战争结束后实现。</text:p>
      <text:p text:style-name="P4">
凯瑟琳指出，他们与亚瑟(Arthur)一样，就像一根螺纹的针 - 他们生活了一个，彼此补充。</text:p>
      <text:p text:style-name="P4">
Turlak的尸体于2022年5月28日被带到Vinnytsia。 他们于5月29日向他和他的双胞胎告别。</text:p>
      <text:p text:style-name="P4">
<draw:frame draw:style-name="fr1" draw:name="Image80" text:anchor-type="as-char" svg:width="6.9236in" svg:height="4.615733in" draw:z-index="0">
<draw:image xlink:href="../Images/yкринформ/2023-04-09T09-00-00-03-00/1680846699-547.jpg" xlink:type="simple" xlink:show="embed" xlink:actuate="onLoad" draw:mime-type="image/jpeg"/>
</draw:frame>
<draw:frame draw:style-name="fr1" draw:name="Image81" text:anchor-type="as-char" svg:width="6.9236in" svg:height="4.615733in" draw:z-index="0">
<draw:image xlink:href="../Images/yкринформ/2023-04-09T09-00-00-03-00/1680846700-881.jpg" xlink:type="simple" xlink:show="embed" xlink:actuate="onLoad" draw:mime-type="image/jpeg"/>
</draw:frame>
<text:span text:style-name="T5">
foto：facebook vyacheslav sokolov</text:span>
</text:p>
      <text:p text:style-name="P4">
亚瑟的父母说：“他将永远是我们心中的英雄。”</text:p>
      <text:p text:style-name="P4">
_在Facebook上的国家警察页面上的foto</text:p>
      <text:p text:style-name="P4">
News Source: <text:a xlink:type="simple" xlink:href="https://www.ukrinform.ua/rubric-ato/3692455-pamati-policejskogo-artura-turlaka.html" text:style-name="Internet_20_link" text:visited-style-name="Visited_20_Internet_20_Link">
https://www.ukrinform.ua/rubric-ato/3692455-pamati-policejskogo-artura-turlaka.html</text:a>
</text:p>
      <!--NEWS-->
      <text:h text:style-name="P10" text:outline-level="1">
<text:span text:style-name="T4">
入侵者在Zaporozhye开了近20个定居点，三人被杀</text:span>
</text:h>
      <text:p text:style-name="P4">
作者: Ukrinform (Person)</text:p>
      <text:p text:style-name="P4">
出版商: Укринформ (Organization)</text:p>
      <text:p text:style-name="P4">
出版时间: 2023-04-09T09:04:00+03:00</text:p>
      <text:p text:style-name="P4">
修改时间: 2023-04-09T09:04:00+03:00</text:p>
      <text:p text:style-name="P4">
描述: 当天，敌方军队在Zaporozhye地区的18个定居点开火。 三人被杀。  - 乌克林。</text:p>
      <text:p text:style-name="P4">
图片: ["<text:a xlink:type="simple" xlink:href="https://static.ukrinform.com/photos/2022_11/thumb_files/630_360_1667562981-965.jpg" text:style-name="Internet_20_link" text:visited-style-name="Visited_20_Internet_20_Link">
630_360_16675...</text:a>
"]</text:p>
      <text:p text:style-name="P4">
标签: ['Обстріл', 'Запоріжжя', 'Війна з росією']</text:p>
      <text:p text:style-name="P4">
类型: Article</text:p>
      <!--METADATA-->
      <text:p text:style-name="P4">
<draw:frame draw:style-name="fr1" draw:name="Image82" text:anchor-type="as-char" svg:width="6.9236in" svg:height="3.956343in" draw:z-index="0">
<draw:image xlink:href="../Images/yкринформ/2023-04-09T09-04-00-03-00/630_360_1667562981-965.jpg" xlink:type="simple" xlink:show="embed" xlink:actuate="onLoad" draw:mime-type="image/jpeg"/>
</draw:frame>
当天在Zaporizhzhia地区的18个定居点开火。 特洛伊人被杀。</text:p>
      <text:p text:style-name="P4">
关于<text:a xlink:type="simple" xlink:href="https://t.me/zoda_gov_ua/18145" text:style-name="Internet_20_link" text:visited-style-name="Visited_20_Internet_20_Link">
</text:a>
乌克林福姆报道说，Zaporizhhzhya Ovayuri Malashko的负责人报道。</text:p>
      <text:p text:style-name="P4">
邮政写道：“俄罗斯恐怖分子夺走了该地区居民的三个无辜生命，又有五人，并因敌对袭击而受伤。受害者得到了所有必要的医疗援助。”</text:p>
      <text:p text:style-name="P4">
注意到敌人<text:a xlink:type="simple" xlink:href="https://www.ukrinform.ua/tag-obstril" text:style-name="Internet_20_link" text:visited-style-name="Visited_20_Internet_20_Link">
</text:a>
Zaporozhye，Orikhiv，Gulyaypole和15个定居点。 俄罗斯人进行了一个火箭发射器，四个航空，五次无人机攻击和46次炮击。</text:p>
      <text:p text:style-name="P4">
白天，数十个物体被摧毁或损坏：公寓，房屋，附属建筑。</text:p>
      <text:p text:style-name="P4">
<text:span text:style-name="T4">
另请阅读：</text:span>
 <text:a xlink:type="simple" xlink:href="https://www.ukrinform.ua/rubric-ato/3693435-zsu-za-dobu-vidbili-ponad-50-atak-protivnika.html" text:style-name="Internet_20_link" text:visited-style-name="Visited_20_Internet_20_Link">
</text:a>
据报道，敌人<text:a xlink:type="simple" xlink:href="https://www.ukrinform.ua/rubric-ato/3693446-vijska-rf-vdarili-raketami-po-zaporizzu-dvoe-zagiblih.html" text:style-name="Internet_20_link" text:visited-style-name="Visited_20_Internet_20_Link">
</text:a>
火箭击中了私营部门，男人和他的女儿被杀。</text:p>
      <text:p text:style-name="P4">
<text:span text:style-name="T5">
照片说明性</text:span>
</text:p>
      <text:p text:style-name="P4">
News Source: <text:a xlink:type="simple" xlink:href="https://www.ukrinform.ua/rubric-regions/3693457-vorog-obstrilav-majze-20-naselenih-punktiv-na-zaporizzi-troe-ludej-zaginuli.html" text:style-name="Internet_20_link" text:visited-style-name="Visited_20_Internet_20_Link">
https://www.ukrinform.ua/rubric-regions/3693457-vorog-obstrilav-majze-20-naselenih-punktiv-na-zaporizzi-troe-ludej-zaginuli.html</text:a>
</text:p>
      <!--NEWS-->
      <text:h text:style-name="P10" text:outline-level="1">
<text:span text:style-name="T4">
今天是乌克兰足球英超联赛的第20轮</text:span>
</text:h>
      <text:p text:style-name="P4">
作者: Ukrinform (Person)</text:p>
      <text:p text:style-name="P4">
出版商: Укринформ (Organization)</text:p>
      <text:p text:style-name="P4">
出版时间: 2023-04-09T09:10:32+03:00</text:p>
      <text:p text:style-name="P4">
修改时间: 2023-04-09T09:10:32+03:00</text:p>
      <text:p text:style-name="P4">
描述: 4月9日（星期日）将结束英超联赛球队中乌克兰足球冠军的第20轮比赛。  - 乌克林。</text:p>
      <text:p text:style-name="P4">
图片: ["<text:a xlink:type="simple" xlink:href="https://static.ukrinform.com/photos/2019_07/thumb_files/630_360_1563428338-297.jpg" text:style-name="Internet_20_link" text:visited-style-name="Visited_20_Internet_20_Link">
630_360_15634...</text:a>
"]</text:p>
      <text:p text:style-name="P4">
标签: ['Футбол', "Прем'єр-ліга"]</text:p>
      <text:p text:style-name="P4">
类型: Article</text:p>
      <!--METADATA-->
      <text:p text:style-name="P4">
<draw:frame draw:style-name="fr1" draw:name="Image83" text:anchor-type="as-char" svg:width="6.9236in" svg:height="3.956343in" draw:z-index="0">
<draw:image xlink:href="../Images/yкринформ/2023-04-09T09-10-32-03-00/630_360_1563428338-297.jpg" xlink:type="simple" xlink:show="embed" xlink:actuate="onLoad" draw:mime-type="image/jpeg"/>
</draw:frame>
乌克兰西甲队的第20轮比赛将于4月9日星期日结束，即乌克兰杯的第20轮。</text:p>
      <text:p text:style-name="P4">
在13.00“ dnipro -1”将与“ lviv”，“亚历山大”与敖德萨“ chernomorets”相遇(13.00)，Kovalivsky Kolos-与Kharkiv Metalist 1925(15.00)，报道乌克林福姆。</text:p>
      <text:p text:style-name="P4">
<text:span text:style-name="T5">
巡回演出的先前比赛：</text:span>
</text:p>
      <text:p text:style-name="P4">
沃斯克拉(poltava) - 插入(彼得罗娃)-1：0</text:p>
      <text:p text:style-name="P4">
目标：Va​​sily Kravets(第49分钟);</text:p>
      <text:p text:style-name="P4">
“发电机”(基辅) - “ minaj”  -  2：0</text:p>
      <text:p text:style-name="P4">
目标：安东·沙伦科(35)。弗拉迪斯拉夫·瓦坦(62);</text:p>
      <text:p text:style-name="P4">
Kryvbas(Kryvyi rih) - “黎明”(卢甘斯克)-1：0</text:p>
      <text:p text:style-name="P4">
裸体：r -refet capric(50);</text:p>
      <text:p text:style-name="P4">
“矿工”(顿涅茨克) - 金属主义者(哈尔基夫)-1：0</text:p>
      <text:p text:style-name="P4">
目标：Artem Bondarenko(64);</text:p>
      <text:p text:style-name="P4">
“移动”(利沃夫) - “希瑟”(里文)-0：0。</text:p>
      <text:p text:style-name="P4">
<text:span text:style-name="T4">
另请阅读：</text:span>
 <text:a xlink:type="simple" xlink:href="https://www.ukrinform.ua/rubric-sports/3693381-zinoca-zbirna-ukraini-u19-postupilas-danii-u-vidbori-na-ce2023-z-futbolu.html" text:style-name="Internet_20_link" text:visited-style-name="Visited_20_Internet_20_Link">
<text:span text:style-name="T4">
足球</text:span>
</text:a>
Shakhtar领先UPL积分榜，其中有46分(19场比赛后)然后-dnipro -1-42(18)，Zorya -40(20)，«dynamo»-39(20)和亚历山大 -  31(18).</text:p>
      <text:p text:style-name="P4">
News Source: <text:a xlink:type="simple" xlink:href="https://www.ukrinform.ua/rubric-sports/3693459-sogodni-zaversuetsa-20j-tur-futbolnoi-premerligi-ukraini.html" text:style-name="Internet_20_link" text:visited-style-name="Visited_20_Internet_20_Link">
https://www.ukrinform.ua/rubric-sports/3693459-sogodni-zaversuetsa-20j-tur-futbolnoi-premerligi-ukraini.html</text:a>
</text:p>
      <!--NEWS-->
      <text:h text:style-name="P10" text:outline-level="1">
<text:span text:style-name="T4">
在赫尔森地区，敌人在帮助该地区恢复的基础设施上开火-Humeniuk</text:span>
</text:h>
      <text:p text:style-name="P4">
作者: Ukrinform (Person)</text:p>
      <text:p text:style-name="P4">
出版商: Укринформ (Organization)</text:p>
      <text:p text:style-name="P4">
出版时间: 2023-04-09T09:15:00+03:00</text:p>
      <text:p text:style-name="P4">
修改时间: 2023-04-09T09:15:00+03:00</text:p>
      <text:p text:style-name="P4">
描述: 敌人在赫尔森地区开火，进一步引爆。  - 乌克林。</text:p>
      <text:p text:style-name="P4">
图片: ["<text:a xlink:type="simple" xlink:href="https://static.ukrinform.com/photos/2023_02/thumb_files/630_360_1675418382-232.jpg" text:style-name="Internet_20_link" text:visited-style-name="Visited_20_Internet_20_Link">
630_360_16754...</text:a>
"]</text:p>
      <text:p text:style-name="P4">
标签: ['Міна', 'Обстріл', 'росія', 'Війна з росією', 'Єдині новини']</text:p>
      <text:p text:style-name="P4">
类型: Article</text:p>
      <!--METADATA-->
      <text:p text:style-name="P4">
<draw:frame draw:style-name="fr1" draw:name="Image84" text:anchor-type="as-char" svg:width="6.9236in" svg:height="3.956343in" draw:z-index="0">
<draw:image xlink:href="../Images/yкринформ/2023-04-09T09-15-00-03-00/630_360_1675418382-232.jpg" xlink:type="simple" xlink:show="embed" xlink:actuate="onLoad" draw:mime-type="image/jpeg"/>
</draw:frame>
敌人安排在赫尔森(Kherson)取代土地，进一步引爆。</text:p>
      <text:p text:style-name="P4">
乌克林福姆报道，在全国性电话“统一新闻”中，它是南部纳塔利亚格曼尤克国防中心的tara骨。</text:p>
      <text:p text:style-name="P4">
“他们继续轰炸右岸，尤其是在哥萨克上，他们是由托管in Invivation炸弹指挥的，再次被帮助该地区恢复的基础设施所击败。 主要是因为赫尔森地区是农业地区，现在是现场工作时期。 他们继续<text:a xlink:type="simple" xlink:href="https://www.ukrinform.ua/tag-obstril" text:style-name="Internet_20_link" text:visited-style-name="Visited_20_Internet_20_Link">
</text:a>
在野外国家，电梯，陆地，尚未交换起来并区分平民的生活。”</text:p>
      <text:p text:style-name="P4">
<text:span text:style-name="T4">
另请阅读：</text:span>
 <text:a xlink:type="simple" xlink:href="https://www.ukrinform.ua/rubric-regions/3693457-vorog-obstrilav-majze-20-naselenih-punktiv-na-zaporizzi-troe-ludej-zaginuli.html" text:style-name="Internet_20_link" text:visited-style-name="Visited_20_Internet_20_Link">
<text:span text:style-name="T4">
射击</text:span>
</text:a>
她回忆说，库尔森地区正在进行稳定措施，并打电话给公民并不试图自己交换这些地点。</text:p>
      <text:p text:style-name="P4">
正如乌克林福姆报道的<text:a xlink:type="simple" xlink:href="https://www.ukrinform.ua/rubric-regions/3693136-rosiani-za-dobu-71-raz-obstrilali-hersonsinu-vosmero-poranenih.html" text:style-name="Internet_20_link" text:visited-style-name="Visited_20_Internet_20_Link">
</text:a>
</text:p>
      <text:p text:style-name="P4">
News Source: <text:a xlink:type="simple" xlink:href="https://www.ukrinform.ua/rubric-ato/3693461-na-hersonsini-rosiani-obstriluut-infrastrukturu-aka-dopomagae-regionu-vidnovluvatisa-gumenuk.html" text:style-name="Internet_20_link" text:visited-style-name="Visited_20_Internet_20_Link">
https://www.ukrinform.ua/rubric-ato/3693461-na-hersonsini-rosiani-obstriluut-infrastrukturu-aka-dopomagae-regionu-vidnovluvatisa-gumenuk.html</text:a>
</text:p>
      <!--NEWS-->
      <text:h text:style-name="P10" text:outline-level="1">
<text:span text:style-name="T4">
克里姆林宫试图将乌克兰的局势呈现为受控的 - 英国情报</text:span>
</text:h>
      <text:p text:style-name="P4">
作者: Ukrinform (Person)</text:p>
      <text:p text:style-name="P4">
出版商: Укринформ (Organization)</text:p>
      <text:p text:style-name="P4">
出版时间: 2023-04-09T09:24:00+03:00</text:p>
      <text:p text:style-name="P4">
修改时间: 2023-04-09T09:24:00+03:00</text:p>
      <text:p text:style-name="P4">
描述: 克里姆林宫试图向俄罗斯人展示，该俄罗斯人控制着乌克兰附属领土的局势，而大多数领土仍然是积极战斗的地区。  - 乌克林。</text:p>
      <text:p text:style-name="P4">
图片: ["<text:a xlink:type="simple" xlink:href="https://static.ukrinform.com/photos/2020_03/thumb_files/630_360_1584614321-723.jpg" text:style-name="Internet_20_link" text:visited-style-name="Visited_20_Internet_20_Link">
630_360_15846...</text:a>
"]</text:p>
      <text:p text:style-name="P4">
标签: ['Британія', 'Кремль', 'Розвідка', 'Війна з росією']</text:p>
      <text:p text:style-name="P4">
类型: Article</text:p>
      <!--METADATA-->
      <text:p text:style-name="P4">
<draw:frame draw:style-name="fr1" draw:name="Image85" text:anchor-type="as-char" svg:width="6.9236in" svg:height="3.956343in" draw:z-index="0">
<draw:image xlink:href="../Images/yкринформ/2023-04-09T09-24-00-03-00/630_360_1584614321-723.jpg" xlink:type="simple" xlink:show="embed" xlink:actuate="onLoad" draw:mime-type="image/jpeg"/>
</draw:frame>
克里姆林宫将向俄罗斯人展示，该俄罗斯人控制着乌克兰附属领土的局势，而大多数领土仍然是活跃的战斗人员。</text:p>
      <text:p text:style-name="P4">
关于<text:a xlink:type="simple" xlink:href="https://twitter.com/DefenceHQ/status/1644930948700463107" text:style-name="Internet_20_link" text:visited-style-name="Visited_20_Internet_20_Link">
</text:a>
乌克林福姆报道，英国国防部报告了情报数据。</text:p>
      <text:p text:style-name="P4">
2023年4月5日涉嫌犯罪总统<text:a xlink:type="simple" xlink:href="https://www.ukrinform.ua/tag-rosia" text:style-name="Internet_20_link" text:visited-style-name="Visited_20_Internet_20_Link">
</text:a>
自2022年10月以来，沃迪米·普京(Volodymyr Putin)首次在俄罗斯安理会进行了完整的时间。</text:p>
      <text:p text:style-name="P4">
会议上的主要报告由内部事务部长Volodymyrkolokoltsev提交。 他讨论了恢复的问题，即在乌克兰非法吞并领土上的公共秩序执法机构问题。</text:p>
      <text:p text:style-name="P4">
情报说：“将Kolokoltsev作为主要发言人的选择可能是克里姆林宫试图以归一化的方式显示在这些领土上的说法。”</text:p>
      <text:p text:style-name="P4">
<text:span text:style-name="T4">
另请阅读：</text:span>
 <text:a xlink:type="simple" xlink:href="https://www.ukrinform.ua/rubric-ato/3692975-u-rosii-zavlautsa-grupi-aktivistiv-gotovi-do-zbrojnogo-oporu-rezimu-usov.html" text:style-name="Internet_20_link" text:visited-style-name="Visited_20_Internet_20_Link">
</text:a>
实际上，大多数领土仍然是一个积极战斗的领域，受到游击的攻击，并且为许多公民提供了主要服务。</text:p>
      <text:p text:style-name="P4">
正如乌克林福姆报道的那样，英国情报的初步摘要报告了<text:a xlink:type="simple" xlink:href="https://www.ukrinform.ua/rubric-ato/3693172-moskvi-ne-vdalosa-vigrati-vijnu-proti-ukrainskoi-energosistemi-britanska-rozvidka.html" text:style-name="Internet_20_link" text:visited-style-name="Visited_20_Internet_20_Link">
</text:a>
因此，这项运动实际上已经卷起了。</text:p>
      <text:p text:style-name="P4">
News Source: <text:a xlink:type="simple" xlink:href="https://www.ukrinform.ua/rubric-ato/3693466-kreml-namagaetsa-podavati-situaciu-v-ukraini-ak-kontrolovanu-britanska-rozvidka.html" text:style-name="Internet_20_link" text:visited-style-name="Visited_20_Internet_20_Link">
https://www.ukrinform.ua/rubric-ato/3693466-kreml-namagaetsa-podavati-situaciu-v-ukraini-ak-kontrolovanu-britanska-rozvidka.html</text:a>
</text:p>
      <!--NEWS-->
      <text:h text:style-name="P10" text:outline-level="1">
<text:span text:style-name="T4">
俄罗斯人在晚上C-300火箭袭击了Zaporozhye</text:span>
</text:h>
      <text:p text:style-name="P4">
作者: Ukrinform (Person)</text:p>
      <text:p text:style-name="P4">
出版商: Укринформ (Organization)</text:p>
      <text:p text:style-name="P4">
出版时间: 2023-04-09T09:33:00+03:00</text:p>
      <text:p text:style-name="P4">
修改时间: 2023-04-09T09:33:00+03:00</text:p>
      <text:p text:style-name="P4">
描述: 到了晚上，俄罗斯军方在Zaporizhzhia发行了两枚C-300导弹。 两人被杀，有30多个私人房屋遭到损害，一个被完全摧毁。  - 乌克林。</text:p>
      <text:p text:style-name="P4">
图片: ["<text:a xlink:type="simple" xlink:href="https://static.ukrinform.com/photos/2023_04/thumb_files/630_360_1681021434-907.jpg" text:style-name="Internet_20_link" text:visited-style-name="Visited_20_Internet_20_Link">
630_360_16810...</text:a>
", "<text:a xlink:type="simple" xlink:href="https://static.ukrinform.com/photos/2023_04/1681021433-307.jpg" text:style-name="Internet_20_link" text:visited-style-name="Visited_20_Internet_20_Link">
1681021433-30...</text:a>
", "<text:a xlink:type="simple" xlink:href="https://static.ukrinform.com/photos/2023_04/1681021435-879.jpg" text:style-name="Internet_20_link" text:visited-style-name="Visited_20_Internet_20_Link">
1681021435-87...</text:a>
"]</text:p>
      <text:p text:style-name="P4">
标签: ['Обстріл', 'Запоріжжя', 'Війна з росією']</text:p>
      <text:p text:style-name="P4">
类型: Article</text:p>
      <!--METADATA-->
      <text:p text:style-name="P4">
<draw:frame draw:style-name="fr1" draw:name="Image86" text:anchor-type="as-char" svg:width="6.9236in" svg:height="3.956343in" draw:z-index="0">
<draw:image xlink:href="../Images/yкринформ/2023-04-09T09-33-00-03-00/630_360_1681021434-907.jpg" xlink:type="simple" xlink:show="embed" xlink:actuate="onLoad" draw:mime-type="image/jpeg"/>
</draw:frame>
多纳奇军队在Zaporizhzhia释放了两枚C-300导弹。 两个人遭到破坏，有30多个私人房屋损坏，一个被摧毁了。</text:p>
      <text:p text:style-name="P4">
乌克利福通讯员在现场报告了它。</text:p>
      <text:p text:style-name="P4">
火箭袭击发生在01:40左右。 据民兵称，敌人在私营部门释放<text:a xlink:type="simple" xlink:href="https://www.ukrinform.ua/tag-raketa" text:style-name="Internet_20_link" text:visited-style-name="Visited_20_Internet_20_Link">
</text:a>
C-300。 另一个袭击了住宅，另一个落在私人庭院的领土上。</text:p>
      <text:p text:style-name="P4">
<draw:frame draw:style-name="fr1" draw:name="Image87" text:anchor-type="as-char" svg:width="6.9236in" svg:height="5.1927in" draw:z-index="0">
<draw:image xlink:href="../Images/yкринформ/2023-04-09T09-33-00-03-00/1681021433-307.jpg" xlink:type="simple" xlink:show="embed" xlink:actuate="onLoad" draw:mime-type="image/jpeg"/>
</draw:frame>
Zaporozhye市政厅报告说，有33栋房屋损坏，一栋损坏。</text:p>
      <text:p text:style-name="P4">
<draw:frame draw:style-name="fr1" draw:name="Image88" text:anchor-type="as-char" svg:width="6.9236in" svg:height="5.1927in" draw:z-index="0">
<draw:image xlink:href="../Images/yкринформ/2023-04-09T09-33-00-03-00/1681021435-879.jpg" xlink:type="simple" xlink:show="embed" xlink:actuate="onLoad" draw:mime-type="image/jpeg"/>
</draw:frame>
公用事业当场工作。</text:p>
      <text:p text:style-name="P4">
<text:span text:style-name="T4">
另请阅读：</text:span>
 <text:a xlink:type="simple" xlink:href="https://www.ukrinform.ua/rubric-regions/3693457-vorog-obstrilav-majze-20-naselenih-punktiv-na-zaporizzi-troe-ludej-zaginuli.html" text:style-name="Internet_20_link" text:visited-style-name="Visited_20_Internet_20_Link">
<text:span text:style-name="T4">
便秘</text:span>
</text:a>
据报道，在瓦砾中，在萨波罗兹里(Zaporozhye)，SES工作人员救出了一名46岁的妇女，该妇女被移交给了救护车医生。 <text:a xlink:type="simple" xlink:href="https://www.ukrinform.ua/rubric-ato/3693446-vijska-rf-vdarili-raketami-po-zaporizzu-dvoe-zagiblih.html" text:style-name="Internet_20_link" text:visited-style-name="Visited_20_Internet_20_Link">
</text:a>
</text:p>
      <text:p text:style-name="P4">
News Source: <text:a xlink:type="simple" xlink:href="https://www.ukrinform.ua/rubric-ato/3693468-rosiani-vnoci-atakuvali-zaporizza-raketami-s300.html" text:style-name="Internet_20_link" text:visited-style-name="Visited_20_Internet_20_Link">
https://www.ukrinform.ua/rubric-ato/3693468-rosiani-vnoci-atakuvali-zaporizza-raketami-s300.html</text:a>
</text:p>
      <!--NEWS-->
      <text:h text:style-name="P10" text:outline-level="1">
<text:span text:style-name="T4">
俄罗斯军队在早晨解雇了苏米地区的社区</text:span>
</text:h>
      <text:p text:style-name="P4">
作者: Ukrinform (Person)</text:p>
      <text:p text:style-name="P4">
出版商: Укринформ (Organization)</text:p>
      <text:p text:style-name="P4">
出版时间: 2023-04-09T09:39:00+03:00</text:p>
      <text:p text:style-name="P4">
修改时间: 2023-04-09T09:39:00+03:00</text:p>
      <text:p text:style-name="P4">
描述: 俄罗斯军队在4月9日（星期日）在苏米地区中部建设社区的炮兵中开火。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Обстріл', 'Сумщина', 'Війна з росією']</text:p>
      <text:p text:style-name="P4">
类型: Article</text:p>
      <!--METADATA-->
      <text:p text:style-name="P4">
<draw:frame draw:style-name="fr1" draw:name="Image89" text:anchor-type="as-char" svg:width="6.9236in" svg:height="3.956343in" draw:z-index="0">
<draw:image xlink:href="../Images/yкринформ/2023-04-09T09-39-00-03-00/630_360_1679917009-251.jpg" xlink:type="simple" xlink:show="embed" xlink:actuate="onLoad" draw:mime-type="image/jpeg"/>
</draw:frame>
4月9日(星期日)上午，俄罗斯人在苏米地区中部布尔茨克社区的炮兵中开火。</text:p>
      <text:p text:style-name="P4">
根据乌克林福姆的说法，苏米地区军事行政部门报告了<text:a xlink:type="simple" xlink:href="https://t.me/Sumy_news_ODA/15337" text:style-name="Internet_20_link" text:visited-style-name="Visited_20_Internet_20_Link">
</text:a>
“夜晚过去了没有炮击。 早晨，三只炮兵是从俄罗斯联邦领土的<text:a xlink:type="simple" xlink:href="https://www.ukrinform.ua/tag-obstril" text:style-name="Internet_20_link" text:visited-style-name="Visited_20_Internet_20_Link">
</text:a>
中间布尔茨克社区。 固定的到达。”消息写道。</text:p>
      <text:p text:style-name="P4">
OVA补充说，这没有后果。</text:p>
      <text:p text:style-name="P4">
<text:span text:style-name="T4">
另请阅读：</text:span>
 <text:a xlink:type="simple" xlink:href="https://www.ukrinform.ua/rubric-ato/3693210-ignat-poasniv-comu-narazi-vazko-borotisa-z-kerovanimi-aviabombami.html" text:style-name="Internet_20_link" text:visited-style-name="Visited_20_Internet_20_Link">
</text:a>
正如乌克林福姆报道的，俄罗斯部队于4月8日<text:a xlink:type="simple" xlink:href="https://www.ukrinform.ua/rubric-ato/3693393-rosiani-za-den-sim-raziv-obstrilali-prikordonna-sumsini.html" text:style-name="Internet_20_link" text:visited-style-name="Visited_20_Internet_20_Link">
</text:a>
</text:p>
      <text:p text:style-name="P4">
News Source: <text:a xlink:type="simple" xlink:href="https://www.ukrinform.ua/rubric-ato/3693471-rosiani-zranku-obstrilali-gromadu-na-sumsini.html" text:style-name="Internet_20_link" text:visited-style-name="Visited_20_Internet_20_Link">
https://www.ukrinform.ua/rubric-ato/3693471-rosiani-zranku-obstrilali-gromadu-na-sumsini.html</text:a>
</text:p>
      <!--NEWS-->
      <text:h text:style-name="P10" text:outline-level="1">
<text:span text:style-name="T4">
武装部队摧毁了178 150俄罗斯入侵者</text:span>
</text:h>
      <text:p text:style-name="P4">
作者: Ukrinform (Person)</text:p>
      <text:p text:style-name="P4">
出版商: Укринформ (Organization)</text:p>
      <text:p text:style-name="P4">
出版时间: 2023-04-09T09:40:38+03:00</text:p>
      <text:p text:style-name="P4">
修改时间: 2023-04-09T09:40:38+03:00</text:p>
      <text:p text:style-name="P4">
描述: 乌克兰的国防军从2022年2月24日至2023年4月9日清算，约有17.8千150名俄罗斯侵略者，其中有470人在过去一天。  - 乌克林。</text:p>
      <text:p text:style-name="P4">
图片: ["<text:a xlink:type="simple" xlink:href="https://static.ukrinform.com/photos/2022_04/thumb_files/630_360_1649246846-717.jpg" text:style-name="Internet_20_link" text:visited-style-name="Visited_20_Internet_20_Link">
630_360_16492...</text:a>
", "<text:a xlink:type="simple" xlink:href="https://static.ukrinform.com/photos/2023_04/1681022340-606.jpeg" text:style-name="Internet_20_link" text:visited-style-name="Visited_20_Internet_20_Link">
1681022340-60...</text:a>
"]</text:p>
      <text:p text:style-name="P4">
标签: ['ЗСУ', 'Російські військові', 'Війна з росією']</text:p>
      <text:p text:style-name="P4">
类型: Article</text:p>
      <!--METADATA-->
      <text:p text:style-name="P4">
<draw:frame draw:style-name="fr1" draw:name="Image90" text:anchor-type="as-char" svg:width="6.9236in" svg:height="3.956343in" draw:z-index="0">
<draw:image xlink:href="../Images/yкринформ/2023-04-09T09-40-38-03-00/630_360_1649246846-717.jpg" xlink:type="simple" xlink:show="embed" xlink:actuate="onLoad" draw:mime-type="image/jpeg"/>
</draw:frame>
从2022年2月24日至2023年4月9日，乌克兰的部队被淘汰，1.78千150名俄罗斯侵略者在过去的一天中几乎有470人。</text:p>
      <text:p text:style-name="P4">
正如乌克林福姆报道的那样，关于<text:a xlink:type="simple" xlink:href="https://www.facebook.com/GeneralStaff.ua/posts/pfbid022K96E5NBzVKJtofHNiWtBduVrS3i4ZxdZztWXJkEJDZppBbikfLYMx9NFFVeNPiPl" text:style-name="Internet_20_link" text:visited-style-name="Visited_20_Internet_20_Link">
</text:a>
<text:a xlink:type="simple" xlink:href="https://www.facebook.com/GeneralStaff.ua/posts/pfbid022K96E5NBzVKJtofHNiWtBduVrS3i4ZxdZztWXJkEJDZppBbikfLYMx9NFFVeNPiPl" text:style-name="Internet_20_link" text:visited-style-name="Visited_20_Internet_20_Link">
</text:a>
乌克兰武装部队的总人员报道。</text:p>
      <text:p text:style-name="P4">
还摧毁了3636个敌方坦克(+0)，战斗装甲车-7024(+4)，炮兵系统-2740(+13)，RSWV -533(+0)，防空-282(+0)，飞机-307(+0)，直升机-292(+0)，无人机手术级别2312(+14)，有翼火箭-911(+0)，船 /船-18(+0)，汽车设备和坦克-5602(+3)，特殊设备-309(+5).</text:p>
      <text:p text:style-name="P4">
<draw:frame draw:style-name="fr1" draw:name="Image91" text:anchor-type="as-char" svg:width="6.9236in" svg:height="9.962291in" draw:z-index="0">
<draw:image xlink:href="../Images/yкринформ/2023-04-09T09-40-38-03-00/1681022340-606.jpeg" xlink:type="simple" xlink:show="embed" xlink:actuate="onLoad" draw:mime-type="image/jpeg"/>
</draw:frame>
指定数据。</text:p>
      <text:p text:style-name="P4">
<text:span text:style-name="T4">
另请阅读：</text:span>
 <text:a xlink:type="simple" xlink:href="https://www.ukrinform.ua/rubric-ato/3693337-na-mikolaivsini-zsu-znisili-rozviduvalnij-bezpilotnik-rosian.html" text:style-name="Internet_20_link" text:visited-style-name="Visited_20_Internet_20_Link">
<text:span text:style-name="T4">
销毁</text:span>
</text:a>
正如乌克林福姆报道的<text:a xlink:type="simple" xlink:href="https://www.ukrinform.ua/rubric-ato/3693435-zsu-za-dobu-vidbili-ponad-50-atak-protivnika.html" text:style-name="Internet_20_link" text:visited-style-name="Visited_20_Internet_20_Link">
</text:a>
俄罗斯的50多次袭击。</text:p>
      <text:p text:style-name="P4">
News Source: <text:a xlink:type="simple" xlink:href="https://www.ukrinform.ua/rubric-ato/3693470-zsu-znisili-vze-178-150-rosijskih-zagarbnikiv.html" text:style-name="Internet_20_link" text:visited-style-name="Visited_20_Internet_20_Link">
https://www.ukrinform.ua/rubric-ato/3693470-zsu-znisili-vze-178-150-rosijskih-zagarbnikiv.html</text:a>
</text:p>
      <!--NEWS-->
      <text:h text:style-name="P10" text:outline-level="1">
<text:span text:style-name="T4">
由于天气恶劣，俄罗斯人增加了卢汉斯地区的炮击数量</text:span>
</text:h>
      <text:p text:style-name="P4">
作者: Ukrinform (Person)</text:p>
      <text:p text:style-name="P4">
出版商: Укринформ (Organization)</text:p>
      <text:p text:style-name="P4">
出版时间: 2023-04-09T09:52:00+03:00</text:p>
      <text:p text:style-name="P4">
修改时间: 2023-04-09T09:52:00+03:00</text:p>
      <text:p text:style-name="P4">
描述: 在卢汉斯克地区，袭击袭击时由于恶劣天气而导致的入侵者无法使用装甲车，因此增加炮击数量。  - 乌克林。</text:p>
      <text:p text:style-name="P4">
图片: ["<text:a xlink:type="simple" xlink:href="https://static.ukrinform.com/photos/2018_01/thumb_files/630_360_1515582984-3216-foto-milgovua.jpg" text:style-name="Internet_20_link" text:visited-style-name="Visited_20_Internet_20_Link">
630_360_15155...</text:a>
"]</text:p>
      <text:p text:style-name="P4">
标签: ['Луганщина', 'Окупація', 'Російські військові', 'Війна з росією', 'Артилерія']</text:p>
      <text:p text:style-name="P4">
类型: Article</text:p>
      <!--METADATA-->
      <text:p text:style-name="P4">
<draw:frame draw:style-name="fr1" draw:name="Image92" text:anchor-type="as-char" svg:width="6.9236in" svg:height="3.956343in" draw:z-index="0">
<draw:image xlink:href="../Images/yкринформ/2023-04-09T09-52-00-03-00/630_360_1515582984-3216-foto-milgovua.jpg" xlink:type="simple" xlink:show="embed" xlink:actuate="onLoad" draw:mime-type="image/jpeg"/>
</draw:frame>
在卢汉斯克地区，由于恶劣的天气，入侵者无法进行下一次攻击尝试，因此增加文章的数量。</text:p>
      <text:p text:style-name="P4">
根据乌克林福姆的说法，卢甘斯克地区军事行政部门报告了<text:a xlink:type="simple" xlink:href="https://www.facebook.com/odalug/posts/pfbid0Y7iej8D9fA8wVTyb3JQbEcHZXmDbo6RD2RJnJ6KTxzhoFr3Bkt7w9potAUT6E4nYl" text:style-name="Internet_20_link" text:visited-style-name="Visited_20_Internet_20_Link">
</text:a>
卢汉斯克·奥瓦(Luhansk Ova)负责人亚历克西(Alexei Smirnov)说：“在敌人由于天气恶劣而无法在袭击内部使用装甲车的那些日子，它增加了炮击的数量。”</text:p>
      <text:p text:style-name="P4">
据他说，“四月份，敌对大火主要受到克拉斯诺里奇社区占卜点的影响。 在这一领域，俄罗斯人开始使用更积极的反应性，较长的炮兵和航空。 我们每次都说服撤离137名平民。”</text:p>
      <text:p text:style-name="P4">
“如果您管理定居点<text:a xlink:type="simple" xlink:href="https://www.ukrinform.ua/tag-rosia" text:style-name="Internet_20_link" text:visited-style-name="Visited_20_Internet_20_Link">
</text:a>
他们找到了一个人，然后无法在那里建立生命系统。 在前线城市的街道上 - 摩尔的降雪量仍然躺在电管道下，人们和运输的移动。”  - 证词说。</text:p>
      <text:p text:style-name="P4">
<text:span text:style-name="T4">
另请阅读：</text:span>
 <text:a xlink:type="simple" xlink:href="https://www.ukrinform.ua/rubric-regions/3687832-zagarbniki-pisla-1-lipna-zvilnatimut-ziteliv-lugansini-aki-vidmovlautsa-vid-pasportiv-rf.html" text:style-name="Internet_20_link" text:visited-style-name="Visited_20_Internet_20_Link">
<text:span text:style-name="T4">
 luhansk地区</text:span>
</text:a>
卢甘斯克OVA指出，在九个月内的利斯坎斯克，卫生保健设施的正常运作无法考虑。 最近设备齐全的移动点提供了帮助。 他们从卢甘斯克(Lugansk)带医生，生产用于感冒，压力，止痛药和其他药物的药物。</text:p>
      <text:p text:style-name="P4">
但是，对年轻人有偏好。 正如OVA的信息中指出的那样，“过去会发现的未来。 进入俄罗斯时的其他要点将被给出那些被称为“ lnr”的参赛者，他们具有区别“ GTO”  - 他们说：“准备工作和捍卫。”</text:p>
      <text:p text:style-name="P4">
正如乌克林福姆报道的那样，有6000多名来自临时领土的儿童<text:a xlink:type="simple" xlink:href="https://www.ukrinform.ua/rubric-ato/3676556-u-rosii-projsli-perevihovanna-ponad-6-tisac-vikradenih-v-ukraini-ditej-luganska-ova.html" text:style-name="Internet_20_link" text:visited-style-name="Visited_20_Internet_20_Link">
</text:a>
</text:p>
      <text:p text:style-name="P4">
News Source: <text:a xlink:type="simple" xlink:href="https://www.ukrinform.ua/rubric-ato/3693475-rosiani-cerez-negodu-zbilsuut-kilkist-artobstriliv-na-lugansini.html" text:style-name="Internet_20_link" text:visited-style-name="Visited_20_Internet_20_Link">
https://www.ukrinform.ua/rubric-ato/3693475-rosiani-cerez-negodu-zbilsuut-kilkist-artobstriliv-na-lugansini.html</text:a>
</text:p>
      <!--NEWS-->
      <text:h text:style-name="P10" text:outline-level="1">
<text:span text:style-name="T4">
由于乌克兰的俄罗斯侵略，有468名儿童被杀</text:span>
</text:h>
      <text:p text:style-name="P4">
作者: Ukrinform (Person)</text:p>
      <text:p text:style-name="P4">
出版商: Укринформ (Organization)</text:p>
      <text:p text:style-name="P4">
出版时间: 2023-04-09T09:52:05+03:00</text:p>
      <text:p text:style-name="P4">
修改时间: 2023-04-09T09:52:05+03:00</text:p>
      <text:p text:style-name="P4">
描述: 截至4月9日，俄罗斯联邦的军队在乌克兰杀死了468名儿童，另外947名儿童受伤。  - 乌克林。</text:p>
      <text:p text:style-name="P4">
图片: ["<text:a xlink:type="simple" xlink:href="https://static.ukrinform.com/photos/2022_08/thumb_files/630_360_1661502009-183.jpg" text:style-name="Internet_20_link" text:visited-style-name="Visited_20_Internet_20_Link">
630_360_16615...</text:a>
"]</text:p>
      <text:p text:style-name="P4">
标签: ['Діти', 'Війна з росією']</text:p>
      <text:p text:style-name="P4">
类型: Article</text:p>
      <!--METADATA-->
      <text:p text:style-name="P4">
<draw:frame draw:style-name="fr1" draw:name="Image93" text:anchor-type="as-char" svg:width="6.9236in" svg:height="3.956343in" draw:z-index="0">
<draw:image xlink:href="../Images/yкринформ/2023-04-09T09-52-05-03-00/630_360_1661502009-183.jpg" xlink:type="simple" xlink:show="embed" xlink:actuate="onLoad" draw:mime-type="image/jpeg"/>
</draw:frame>
截至4月9日，陆军联合会在乌克兰杀死了468名儿童，有947名儿童受伤。</text:p>
      <text:p text:style-name="P4">
根据乌克林福姆的说法，检察长的办公室报告了<text:a xlink:type="simple" xlink:href="https://t.me/pgo_gov_ua/11116" text:style-name="Internet_20_link" text:visited-style-name="Visited_20_Internet_20_Link">
</text:a>
 <text:a xlink:type="simple" xlink:href="https://t.me/pgo_gov_ua/11116" text:style-name="Internet_20_link" text:visited-style-name="Visited_20_Internet_20_Link">
 </text:a>
 <text:a xlink:type="simple" xlink:href="https://t.me/pgo_gov_ua/11116" text:style-name="Internet_20_link" text:visited-style-name="Visited_20_Internet_20_Link">
</text:a>
“截至2023年4月9日上午，由于完整的武装武装[]，乌克兰有1415多名儿童受伤(https://www.ukrinform.ua/tag-russian-aggression)。 根据少年检察官的官方信息，有468个日期被杀，947多个严重程度的受伤。</text:p>
      <text:p text:style-name="P4">
这些数据不是最终的，因为工作继续安装在敌对行动中，暂时捕获和解放的领土。</text:p>
      <text:p text:style-name="P4">
儿童在顿涅茨克地区受到影响最大-449，哈尔基夫-275，基辅-127，Kherson -94，Zaporizhia -89，Mykolaivska -85 -85，Chernihiv -68，Lugansk -66，Dnipropopetrovsk -66。</text:p>
      <text:p text:style-name="P4">
4月9日，星期日，俄罗斯人对Zaporozhye进行了火箭射击。 一枚火箭在一个私人住宅中<text:a xlink:type="simple" xlink:href="https://www.ukrinform.ua/rubric-ato/3693446-vijska-rf-vdarili-raketami-po-zaporizzu-dvoe-zagiblih.html" text:style-name="Internet_20_link" text:visited-style-name="Visited_20_Internet_20_Link">
</text:a>
。</text:p>
      <text:p text:style-name="P4">
<text:span text:style-name="T4">
另请阅读：</text:span>
 <text:a xlink:type="simple" xlink:href="https://www.ukrinform.ua/rubric-other_news/3693303-v-ukraini-cerez-vijnu-svoi-domivki-zalisili-60-ditej-volonteri.html" text:style-name="Internet_20_link" text:visited-style-name="Visited_20_Internet_20_Link">
<text:span text:style-name="T4">
儿童</text:span>
</text:a>
4月8日，星期六，由于托伦斯克·顿涅茨克(Toretsk Donetsk)地区的敌对炮击，一名15岁男孩受伤。</text:p>
      <text:p text:style-name="P4">
据乌克林福姆报道，4月8日，它返回<text:a xlink:type="simple" xlink:href="https://www.ukrinform.ua/rubric-society/3693273-v-ukrainu-povertaetsa-31-ditina-deportovana-rosieu.html" text:style-name="Internet_20_link" text:visited-style-name="Visited_20_Internet_20_Link">
</text:a>
</text:p>
      <text:p text:style-name="P4">
News Source: <text:a xlink:type="simple" xlink:href="https://www.ukrinform.ua/rubric-ato/3693474-cerez-rosijsku-agresiu-v-ukraini-zaginuli-468-ditej.html" text:style-name="Internet_20_link" text:visited-style-name="Visited_20_Internet_20_Link">
https://www.ukrinform.ua/rubric-ato/3693474-cerez-rosijsku-agresiu-v-ukraini-zaginuli-468-ditej.html</text:a>
</text:p>
      <!--NEWS-->
      <text:h text:style-name="P10" text:outline-level="1">
<text:span text:style-name="T4">
俄罗斯军队使用火炮来弥补降低的进攻潜力-ISW</text:span>
</text:h>
      <text:p text:style-name="P4">
作者: Ukrinform (Person)</text:p>
      <text:p text:style-name="P4">
出版商: Укринформ (Organization)</text:p>
      <text:p text:style-name="P4">
出版时间: 2023-04-09T09:58:09+03:00</text:p>
      <text:p text:style-name="P4">
修改时间: 2023-04-09T09:58:09+03:00</text:p>
      <text:p text:style-name="P4">
描述: 俄罗斯正在整个前线战斗，但其整体进步正在接近高潮，占领者使用炮兵​​来弥补进攻潜力的降低。  - 乌克林。</text:p>
      <text:p text:style-name="P4">
图片: ["<text:a xlink:type="simple" xlink:href="https://static.ukrinform.com/photos/2023_02/thumb_files/630_360_1675756522-669.jpg" text:style-name="Internet_20_link" text:visited-style-name="Visited_20_Internet_20_Link">
630_360_16757...</text:a>
"]</text:p>
      <text:p text:style-name="P4">
标签: ['Донеччина', 'Російські військові', 'Війна з росією']</text:p>
      <text:p text:style-name="P4">
类型: Article</text:p>
      <!--METADATA-->
      <text:p text:style-name="P4">
<draw:frame draw:style-name="fr1" draw:name="Image94" text:anchor-type="as-char" svg:width="6.9236in" svg:height="3.956343in" draw:z-index="0">
<draw:image xlink:href="../Images/yкринформ/2023-04-09T09-58-09-03-00/630_360_1675756522-669.jpg" xlink:type="simple" xlink:show="embed" xlink:actuate="onLoad" draw:mime-type="image/jpeg"/>
</draw:frame>
俄罗斯Vedaebay沿着整个前线，但其整体进步正在接近文件，占领者使用炮兵​​来弥补降低的优势潜力。</text:p>
      <text:p text:style-name="P4">
关于<text:a xlink:type="simple" xlink:href="https://www.understandingwar.org/backgrounder/russian-offensive-campaign-assessment-april-8-2023" text:style-name="Internet_20_link" text:visited-style-name="Visited_20_Internet_20_Link">
</text:a>
报告战争研究所(ISW)，报道乌克林福姆。</text:p>
      <text:p text:style-name="P4">
特别是，尤其指出的是，4月8日，乌克兰伊万·蒂马乔(Ivan Tymochko)土地部队的预备役董事长报告说，俄罗斯军队在各地战斗，但俄罗斯的进攻潜力持续下降。</text:p>
      <text:p text:style-name="P4">
据他说，俄罗斯军队并没有在前线，巴赫穆特的袭击事件和郊区的袭击方面有所下降，在某些地区有所下降，而在其他地区停下来。</text:p>
      <text:p text:style-name="P4">
Timochko对俄罗斯对Avdiivka的攻势表示赞赏，称为“ cho住”，他说<text:a xlink:type="simple" xlink:href="https://www.ukrinform.ua/tag-rosia" text:style-name="Internet_20_link" text:visited-style-name="Visited_20_Internet_20_Link">
</text:a>
尽管她将这座城市变成了废墟，但她尚未掌握Marinka的控制。</text:p>
      <text:p text:style-name="P4">
同时，俄罗斯军队使用火炮来弥补ISW中的潜在潜力。</text:p>
      <text:p text:style-name="P4">
分析人士认为，对弹丸的高需求表明，俄罗斯是炮兵的重要仪表，可以弥补圣洁的关键缺点，包括糟糕的地面暴风雨技能和乌克兰航空的无法访问。</text:p>
      <text:p text:style-name="P4">
俄罗斯军队利用重型炮弹炮击彻底摧毁了定居点，然后才通过土地袭击抓住了定居点。</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a>
声明说：“俄罗斯的炮兵弹药的持续赤字将破坏俄罗斯军方继续弥补其其他缺点和限制的能力。”</text:p>
      <text:p text:style-name="P4">
据报道，俄罗斯联邦的军事指挥可能是<text:a xlink:type="simple" xlink:href="https://www.ukrinform.ua/rubric-ato/3692739-u-rosii-stvoruut-zagoni-dla-vulicnih-boiv-isw.html" text:style-name="Internet_20_link" text:visited-style-name="Visited_20_Internet_20_Link">
</text:a>
在城市战斗前列的主要地层中，并增强了单位的战斗能力。</text:p>
      <text:p text:style-name="P4">
News Source: <text:a xlink:type="simple" xlink:href="https://www.ukrinform.ua/rubric-ato/3693477-vijska-rf-vikoristovuut-artileriu-dla-kompensacii-znizenogo-nastupalnogo-potencialu-isw.html" text:style-name="Internet_20_link" text:visited-style-name="Visited_20_Internet_20_Link">
https://www.ukrinform.ua/rubric-ato/3693477-vijska-rf-vikoristovuut-artileriu-dla-kompensacii-znizenogo-nastupalnogo-potencialu-isw.html</text:a>
</text:p>
      <!--NEWS-->
      <text:h text:style-name="P10" text:outline-level="1">
<text:span text:style-name="T4">
俄罗斯人每天伤害了顿涅茨克地区的两个居民</text:span>
</text:h>
      <text:p text:style-name="P4">
作者: Ukrinform (Person)</text:p>
      <text:p text:style-name="P4">
出版商: Укринформ (Organization)</text:p>
      <text:p text:style-name="P4">
出版时间: 2023-04-09T09:59:00+03:00</text:p>
      <text:p text:style-name="P4">
修改时间: 2023-04-09T09:59:00+03:00</text:p>
      <text:p text:style-name="P4">
描述: 在顿涅茨克地区，由于俄罗斯炮击，两名当地人在4月8日受伤 - 在托莱斯克和巴赫穆特。  - 乌克林。</text:p>
      <text:p text:style-name="P4">
图片: ["<text:a xlink:type="simple" xlink:href="https://static.ukrinform.com/photos/2022_06/thumb_files/630_360_1654768443-794.jpg" text:style-name="Internet_20_link" text:visited-style-name="Visited_20_Internet_20_Link">
630_360_16547...</text:a>
", "<text:a xlink:type="simple" xlink:href="https://static.ukrinform.com/photos/2023_04/1681023548-391.jpeg" text:style-name="Internet_20_link" text:visited-style-name="Visited_20_Internet_20_Link">
1681023548-39...</text:a>
"]</text:p>
      <text:p text:style-name="P4">
标签: ['Донеччина', 'Поранені', 'Війна з росією']</text:p>
      <text:p text:style-name="P4">
类型: Article</text:p>
      <!--METADATA-->
      <text:p text:style-name="P4">
<draw:frame draw:style-name="fr1" draw:name="Image95" text:anchor-type="as-char" svg:width="6.9236in" svg:height="3.956343in" draw:z-index="0">
<draw:image xlink:href="../Images/yкринформ/2023-04-09T09-59-00-03-00/630_360_1654768443-794.jpg" xlink:type="simple" xlink:show="embed" xlink:actuate="onLoad" draw:mime-type="image/jpeg"/>
</draw:frame>
纳德尼纳(Nadnechyna)昨天是4月8日，由于俄罗斯炮击，托莱斯克(Toretsk)和巴赫穆塔(Bakhmuta)受伤了两名当地人。</text:p>
      <text:p text:style-name="P4">
关于<text:a xlink:type="simple" xlink:href="https://t.me/pavlokyrylenko_donoda/7447" text:style-name="Internet_20_link" text:visited-style-name="Visited_20_Internet_20_Link">
</text:a>
乌克林福姆报道，Donetsk Ova负责人Pavel Kirilenko报道。</text:p>
      <text:p text:style-name="P4">
“ 4月8日，俄罗斯人<text:a xlink:type="simple" xlink:href="https://www.ukrinform.ua/tag-poraneni" text:style-name="Internet_20_link" text:visited-style-name="Visited_20_Internet_20_Link">
</text:a>
2居民：在托莱斯克和巴赫穆特中，”信息写道。</text:p>
      <text:p text:style-name="P4">
<draw:frame draw:style-name="fr1" draw:name="Image96" text:anchor-type="as-char" svg:width="6.9236in" svg:height="4.942681in" draw:z-index="0">
<draw:image xlink:href="../Images/yкринформ/2023-04-09T09-59-00-03-00/1681023548-391.jpeg" xlink:type="simple" xlink:show="embed" xlink:actuate="onLoad" draw:mime-type="image/jpeg"/>
</draw:frame>
<text:span text:style-name="T4">
另请阅读：</text:span>
 <text:a xlink:type="simple" xlink:href="https://www.ukrinform.ua/rubric-regions/3693309-u-zaporizkij-oblasti-vnaslidok-rosijskogo-obstrilu-poraneni-dvoe-colovikiv.html" text:style-name="Internet_20_link" text:visited-style-name="Visited_20_Internet_20_Link">
<text:span text:style-name="T4">
受伤</text:span>
</text:a>
有人强调，不可能建立Umariupol和Volnovak的确切受害者数量。</text:p>
      <text:p text:style-name="P4">
正如乌克林福姆报道的，俄罗斯联合会于4月7日当天<text:a xlink:type="simple" xlink:href="https://www.ukrinform.ua/rubric-regions/3693139-vijska-rf-minuloi-dobi-vbili-cotiroh-ziteliv-doneccini.html" text:style-name="Internet_20_link" text:visited-style-name="Visited_20_Internet_20_Link">
</text:a>
</text:p>
      <text:p text:style-name="P4">
News Source: <text:a xlink:type="simple" xlink:href="https://www.ukrinform.ua/rubric-regions/3693478-rosiani-za-dobu-poranili-dvoh-ziteliv-doneccini.html" text:style-name="Internet_20_link" text:visited-style-name="Visited_20_Internet_20_Link">
https://www.ukrinform.ua/rubric-regions/3693478-rosiani-za-dobu-poranili-dvoh-ziteliv-doneccini.html</text:a>
</text:p>
      <!--NEWS-->
      <text:h text:style-name="P10" text:outline-level="1">
<text:span text:style-name="T4">
军队的JSC Kupiansk Directio Rusian炮击得很好，Krasne First，Novomlinsk，两年 - 戈德，...</text:span>
</text:h>
      <text:p text:style-name="P4">
作者: liveuamap (Language: en)</text:p>
      <text:p text:style-name="P4">
时间: 2023-04-09T0:39:00</text:p>
      <text:p text:style-name="P4">
地点: Svatove (Latitude:49.5388 Longtitude:37.89597)</text:p>
      <text:p text:style-name="P4">
视频: []</text:p>
      <text:p text:style-name="P4">
图片: []</text:p>
      <text:p text:style-name="P4">
标签: ["Russia"]</text:p>
      <text:p text:style-name="P4">
Id: 22554742</text:p>
      <!--METADATA-->
      <text:p text:style-name="P4">
在Kupiansk方向，俄罗斯军队炮击了Kolodyazne，Krasne Pershe，Novomlynsk，Dvorichna，Zapadne，Krokhmalne，Kindrashivka，Kharkiv地区的Pischane andBerestove， - 乌克兰武装部队的武装部队报告</text:p>
      <text:p text:style-name="P4">
新闻集链接：<text:a xlink:type="simple" xlink:href="https://liveuamap.com/en/2023/9-april-at-kupiansk-direction-russian-army-shelled-kolodyazne" text:style-name="Internet_20_link" text:visited-style-name="Visited_20_Internet_20_Link">
https://liveuamap.com/en/2023/9-pril-at-kupiansk-direction-direction-arussian-arsy-arsy-shelled-kolodyazne</text:a>
</text:p>
      <text:p text:style-name="P4">
News Source: <text:a xlink:type="simple" xlink:href="https://t.me/lumsrc/4447" text:style-name="Internet_20_link" text:visited-style-name="Visited_20_Internet_20_Link">
https://t.me/lumsrc/4447</text:a>
</text:p>
      <!--NEWS-->
      <text:h text:style-name="P10" text:outline-level="1">
<text:span text:style-name="T4">
在顿涅茨克（Donetsk</text:span>
</text:h>
      <text:p text:style-name="P4">
作者: Ukrinform (Person)</text:p>
      <text:p text:style-name="P4">
出版商: Укринформ (Organization)</text:p>
      <text:p text:style-name="P4">
出版时间: 2023-04-09T10:04:00+03:00</text:p>
      <text:p text:style-name="P4">
修改时间: 2023-04-09T10:04:00+03:00</text:p>
      <text:p text:style-name="P4">
描述: 在顿涅茨克地区，空中情报官员消除了位于堆上的敌方观察站。  - 乌克林。</text:p>
      <text:p text:style-name="P4">
图片: ["<text:a xlink:type="simple" xlink:href="https://static.ukrinform.com/photos/2019_04/thumb_files/630_360_1556257793-170.jpg" text:style-name="Internet_20_link" text:visited-style-name="Visited_20_Internet_20_Link">
630_360_15562...</text:a>
"]</text:p>
      <text:p text:style-name="P4">
标签: ['ЗСУ', 'Російські військові', 'Війна з росією']</text:p>
      <text:p text:style-name="P4">
类型: Article</text:p>
      <!--METADATA-->
      <text:p text:style-name="P4">
<draw:frame draw:style-name="fr1" draw:name="Image97" text:anchor-type="as-char" svg:width="6.9236in" svg:height="3.956343in" draw:z-index="0">
<draw:image xlink:href="../Images/yкринформ/2023-04-09T10-04-00-03-00/630_360_1556257793-170.jpg" xlink:type="simple" xlink:show="embed" xlink:actuate="onLoad" draw:mime-type="image/jpeg"/>
</draw:frame>
Udonetsk地区空气情报人员淘汰了位于堆上的敌方观察站。</text:p>
      <text:p text:style-name="P4">
根据乌克林的说法，乌克兰武装部队在[]中报告(https://t.me/ukrainian_navy/2700)“在顿涅茨克地区，一个单独的海军陆战队的空中情报以星空的迈克尔·奥斯特格拉德斯基(Michael Ostrogradsky)命名，淘汰了敌人的观察哨所，该敌人被放在其中一个堆上，”  - 信息写道。</text:p>
      <text:p text:style-name="P4">
<text:span text:style-name="T5">
viso：<text:a xlink:type="simple" xlink:href="https://t.me/ukrainian_navy/2700" text:style-name="Internet_20_link" text:visited-style-name="Visited_20_Internet_20_Link">
</text:a>
</text:span>
</text:p>
      <text:p text:style-name="P4">
<text:span text:style-name="T4">
另请阅读：</text:span>
 <text:a xlink:type="simple" xlink:href="https://www.ukrinform.ua/rubric-ato/3693337-na-mikolaivsini-zsu-znisili-rozviduvalnij-bezpilotnik-rosian.html" text:style-name="Internet_20_link" text:visited-style-name="Visited_20_Internet_20_Link">
<text:span text:style-name="T4">
销毁</text:span>
</text:a>
正如乌克兰的国防军乌克林福姆报道的<text:a xlink:type="simple" xlink:href="https://www.ukrinform.ua/rubric-ato/3693470-zsu-znisili-vze-178-150-rosijskih-zagarbnikiv.html" text:style-name="Internet_20_link" text:visited-style-name="Visited_20_Internet_20_Link">
</text:a>
 <text:a xlink:type="simple" xlink:href="https://www.ukrinform.ua/rubric-ato/3693470-zsu-znisili-vze-178-150-rosijskih-zagarbnikiv.html" text:style-name="Internet_20_link" text:visited-style-name="Visited_20_Internet_20_Link">
 </text:a>
 <text:a xlink:type="simple" xlink:href="https://www.ukrinform.ua/rubric-ato/3693470-zsu-znisili-vze-178-150-rosijskih-zagarbnikiv.html" text:style-name="Internet_20_link" text:visited-style-name="Visited_20_Internet_20_Link">
</text:a>
<text:span text:style-name="T5">
照片说明性</text:span>
</text:p>
      <text:p text:style-name="P4">
News Source: <text:a xlink:type="simple" xlink:href="https://www.ukrinform.ua/rubric-ato/3693480-na-doneccini-aerorozvidniki-znisili-spostereznij-punkt-rosian.html" text:style-name="Internet_20_link" text:visited-style-name="Visited_20_Internet_20_Link">
https://www.ukrinform.ua/rubric-ato/3693480-na-doneccini-aerorozvidniki-znisili-spostereznij-punkt-rosian.html</text:a>
</text:p>
      <!--NEWS-->
      <text:h text:style-name="P10" text:outline-level="1">
<text:span text:style-name="T4">
下周将通过1/4届足球欧洲杯决赛的第一场比赛</text:span>
</text:h>
      <text:p text:style-name="P4">
作者: Ukrinform (Person)</text:p>
      <text:p text:style-name="P4">
出版商: Укринформ (Organization)</text:p>
      <text:p text:style-name="P4">
出版时间: 2023-04-09T10:10:05+03:00</text:p>
      <text:p text:style-name="P4">
修改时间: 2023-04-09T10:10:05+03:00</text:p>
      <text:p text:style-name="P4">
描述: 欧洲冠军联赛将于4月11日至12日举行。  - 乌克林。</text:p>
      <text:p text:style-name="P4">
图片: ["<text:a xlink:type="simple" xlink:href="https://static.ukrinform.com/photos/2018_04/thumb_files/630_360_1524051222-8444.jpg" text:style-name="Internet_20_link" text:visited-style-name="Visited_20_Internet_20_Link">
630_360_15240...</text:a>
"]</text:p>
      <text:p text:style-name="P4">
标签: ['Футбол', 'Ліга чемпіонів', 'Ліга Європи', 'Ліга конференцій УЄФА']</text:p>
      <text:p text:style-name="P4">
类型: Article</text:p>
      <!--METADATA-->
      <text:p text:style-name="P4">
<draw:frame draw:style-name="fr1" draw:name="Image98" text:anchor-type="as-char" svg:width="6.9236in" svg:height="3.956343in" draw:z-index="0">
<draw:image xlink:href="../Images/yкринформ/2023-04-09T10-10-05-03-00/630_360_1524051222-8444.jpg" xlink:type="simple" xlink:show="embed" xlink:actuate="onLoad" draw:mime-type="image/jpeg"/>
</draw:frame>
UEFA Lisichampions将于4月11日至12日举行，第一场比赛将举行。</text:p>
      <text:p text:style-name="P4">
英国“曼彻斯特城”将接受德国“巴伐利亚”，葡萄牙“本菲卡”将与意大利语“ Intere”会面，名义“真实”的有效所有者将与英国的“切尔西”和Italian Derbiza一起玩米兰和“那不勒斯”。</text:p>
      <text:p text:style-name="P4">
对冠军联赛1/4总决赛的比赛将于4月18日至19日举行。</text:p>
      <text:p text:style-name="P4">
4月13日至20日，在欧洲联盟欧洲联盟的1/4决赛中，将会与曼联会面”(英国) - “塞维利亚”(西班牙)。尤文图斯”(意大利) - «Sporting»(葡萄牙)，“拜耳”(德国) - 工会(比利时)和“童话”(荷兰)- “罗马”(意大利).</text:p>
      <text:p text:style-name="P4">
У чвертьфіналах Ліги конференцій УЄФА також 13 та 20 квітня зіграють «Лех»(波兰)-Fiorentina(意大利)，«gent»(比利时) - “西宝石”(英国)和运气«alkt»(荷兰) - «Anderlecht»(比利时)你«bazel»(瑞士)-“滋养”(法国).</text:p>
      <text:p text:style-name="P4">
<text:span text:style-name="T4">
Читайте також:</text:span>
 <text:a xlink:type="simple" xlink:href="https://www.ukrinform.ua/rubric-sports/3692118-prezident-uefa-pro-dopusk-rosian-poki-ne-zakincitsa-vijna-ne-bacu-mozlivosti-sos-minati.html" text:style-name="Internet_20_link" text:visited-style-name="Visited_20_Internet_20_Link">
 <text:span text:style-name="T4">
УЄФА</text:span>
 </text:a>
回想一下，欧洲冠军联赛的最后一场比赛将于6月10日在伊斯坦布尔的阿塔图尔克奥林匹克体育场举行，欧洲联赛的决定性比赛将于5月31日在布达佩斯举行的“ Pushkash Arena”(匈牙利)会议联赛决赛将于6月7日在布拉格的Sinobo Stedium举行(捷克共和国).</text:p>
      <text:p text:style-name="P4">
News Source: <text:a xlink:type="simple" xlink:href="https://www.ukrinform.ua/rubric-sports/3693481-nastupnogo-tizna-projdut-persi-matci-14-finalu-futbolnih-evrokubkiv.html" text:style-name="Internet_20_link" text:visited-style-name="Visited_20_Internet_20_Link">
https://www.ukrinform.ua/rubric-sports/3693481-nastupnogo-tizna-projdut-persi-matci-14-finalu-futbolnih-evrokubkiv.html</text:a>
</text:p>
      <!--NEWS-->
      <text:h text:style-name="P10" text:outline-level="1">
<text:span text:style-name="T4">
法国马赛倒塌的房子，有受害者</text:span>
</text:h>
      <text:p text:style-name="P4">
作者: Ukrinform (Person)</text:p>
      <text:p text:style-name="P4">
出版商: Укринформ (Organization)</text:p>
      <text:p text:style-name="P4">
出版时间: 2023-04-09T10:18:00+03:00</text:p>
      <text:p text:style-name="P4">
修改时间: 2023-04-09T10:18:00+03:00</text:p>
      <text:p text:style-name="P4">
描述: 法国城市马赛至少五人受伤。  - 乌克林。</text:p>
      <text:p text:style-name="P4">
图片: ["<text:a xlink:type="simple" xlink:href="https://static.ukrinform.com/photos/2023_04/thumb_files/630_360_1681026460-144.jpeg" text:style-name="Internet_20_link" text:visited-style-name="Visited_20_Internet_20_Link">
630_360_16810...</text:a>
"]</text:p>
      <text:p text:style-name="P4">
标签: ['Будинок', 'Франція', 'Поранені', 'Пожежа']</text:p>
      <text:p text:style-name="P4">
类型: Article</text:p>
      <!--METADATA-->
      <text:p text:style-name="P4">
<draw:frame draw:style-name="fr1" draw:name="Image99" text:anchor-type="as-char" svg:width="6.9236in" svg:height="3.956343in" draw:z-index="0">
<draw:image xlink:href="../Images/yкринформ/2023-04-09T10-18-00-03-00/630_360_1681026460-144.jpeg" xlink:type="simple" xlink:show="embed" xlink:actuate="onLoad" draw:mime-type="image/jpeg"/>
</draw:frame>
在乌法祖城马赛市，至少有五人受伤。</text:p>
      <text:p text:style-name="P4">
正如乌克林福姆报道的那样，它报告了<text:a xlink:type="simple" xlink:href="https://www.france24.com/en/france/20230409-marseille-building-collapse-injures-at-least-five-fire-hampers-rescue-efforts" text:style-name="Internet_20_link" text:visited-style-name="Visited_20_Internet_20_Link">
</text:a>
注意到，救援工作被大火打扰。</text:p>
      <text:p text:style-name="P4">
马赛·贝努阿·佩恩(Marseille Benoua Payan)说：“消防员考虑如何每分钟扑灭这场大火，因为人们可以在里面。”</text:p>
      <text:p text:style-name="P4">
Payan说，倒塌发生在周日00.40左右，损害了周围建筑物的一部分。</text:p>
      <text:p text:style-name="Quotations">

<text:p text:style-name="P4">
la chute dunuméro15：Vers 7 H 45，L'Mmeuble voisin dunuméro17de la&gt;
 rue de tivoli s'estégalmentEffondré，fragiliséparl'pran's爆炸。 iCi les&gt;
照片de sa sa con par un par un riverin <text:a xlink:type="simple" xlink:href="https://t.co/qfLRrPvQ9b" text:style-name="Internet_20_link" text:visited-style-name="Visited_20_Internet_20_Link">
</text:a>
&gt;
&gt;
  -  Guilhem Ricavy(@guilhemricavy) <text:a xlink:type="simple" xlink:href="https://twitter.com/guilhemricavy/status/1644962746503421953" text:style-name="Internet_20_link" text:visited-style-name="Visited_20_Internet_20_Link">
&gt;
 </text:a>
他补充说，来自两座附近建筑物的五个人现在经历了<text:a xlink:type="simple" xlink:href="https://www.ukrinform.ua/tag-poraneni" text:style-name="Internet_20_link" text:visited-style-name="Visited_20_Internet_20_Link">
</text:a>
，但是瓦砾下的大火仍在进行中。</text:p>

</text:p>
      <text:p text:style-name="P4">
周围房屋中撤离的居民在学校和儿童中。</text:p>
      <text:p text:style-name="P4">
当地消防局报告说，他们试图加速搜救行动，但是服务犬无法在高温下运行。</text:p>
      <text:p text:style-name="P4">
<text:span text:style-name="T4">
另请阅读：</text:span>
 <text:a xlink:type="simple" xlink:href="https://www.ukrinform.ua/rubric-world/3692182-u-centri-moskvi-gorila-budivla-minoboroni.html" text:style-name="Internet_20_link" text:visited-style-name="Visited_20_Internet_20_Link">
</text:a>
克里斯托夫·米兰达(Cristof Miranda)区域完美表示，人们“有很大的怀疑”是崩溃的原因是爆炸，这可能是由于气体泄漏所致。</text:p>
      <text:p text:style-name="P4">
正如乌克林福姆报道的<text:a xlink:type="simple" xlink:href="https://www.ukrinform.ua/rubric-world/3691579-u-banglades-goriv-stolicnij-rinok-zniseni-blizko-5-tisac-kramnic.html" text:style-name="Internet_20_link" text:visited-style-name="Visited_20_Internet_20_Link">
</text:a>
<text:span text:style-name="T5">
foto Twitter Guillaume Quiquez</text:span>
</text:p>
      <text:p text:style-name="P4">
News Source: <text:a xlink:type="simple" xlink:href="https://www.ukrinform.ua/rubric-world/3693490-u-marseli-obvalivsa-zitlovij-budinok-e-postrazdali.html" text:style-name="Internet_20_link" text:visited-style-name="Visited_20_Internet_20_Link">
https://www.ukrinform.ua/rubric-world/3693490-u-marseli-obvalivsa-zitlovij-budinok-e-postrazdali.html</text:a>
</text:p>
      <!--NEWS-->
      <text:h text:style-name="P10" text:outline-level="1">
<text:span text:style-name="T4">
在南部，炮兵消除了岛上的敌人标题</text:span>
</text:h>
      <text:p text:style-name="P4">
作者: Ukrinform (Person)</text:p>
      <text:p text:style-name="P4">
出版商: Укринформ (Organization)</text:p>
      <text:p text:style-name="P4">
出版时间: 2023-04-09T10:25:41+03:00</text:p>
      <text:p text:style-name="P4">
修改时间: 2023-04-09T10:25:41+03:00</text:p>
      <text:p text:style-name="P4">
描述: 在乌克兰南部，火箭艺术厂单位摧毁了俄罗斯观察哨所和敌人在岛上的弹药的现场工作。  - 乌克林。</text:p>
      <text:p text:style-name="P4">
图片: ["<text:a xlink:type="simple" xlink:href="https://static.ukrinform.com/photos/2023_03/thumb_files/630_360_1678804858-897.jpg" text:style-name="Internet_20_link" text:visited-style-name="Visited_20_Internet_20_Link">
630_360_16788...</text:a>
"]</text:p>
      <text:p text:style-name="P4">
标签: ['Обстріл', 'Війна з росією', 'Артилерія']</text:p>
      <text:p text:style-name="P4">
类型: Article</text:p>
      <!--METADATA-->
      <text:p text:style-name="P4">
<draw:frame draw:style-name="fr1" draw:name="Image100" text:anchor-type="as-char" svg:width="6.9236in" svg:height="3.956343in" draw:z-index="0">
<draw:image xlink:href="../Images/yкринформ/2023-04-09T10-25-41-03-00/630_360_1678804858-897.jpg" xlink:type="simple" xlink:show="embed" xlink:actuate="onLoad" draw:mime-type="image/jpeg"/>
</draw:frame>
在乌克兰南部，火箭艺术厂单位摧毁了敌人在岛上弹药的观察站。</text:p>
      <text:p text:style-name="P4">
根据乌克林福姆的说法，运营司令部“南”报告<text:a xlink:type="simple" xlink:href="https://www.facebook.com/OperationalCommandSouth/posts/pfbid02Gxgj4dT1n1eGimDF4Tt9Hn3CUcEyaoUqWfzEcRGqhmHBxfvkxgdGwqKG5djJJv1Pl" text:style-name="Internet_20_link" text:visited-style-name="Visited_20_Internet_20_Link">
</text:a>
“我们的火箭 - 武装部队摧毁了左岸的观察邮局和岛上的弹药领域，”是在信息中。</text:p>
      <text:p text:style-name="P4">
一般确认敌人的损失-12名俄罗斯军人，武器和设备，包括两篇自我推广的文章，两个放射性斗争的站点，<text:a xlink:type="simple" xlink:href="https://www.ukrinform.ua/tag-bezpilotnik" text:style-name="Internet_20_link" text:visited-style-name="Visited_20_Internet_20_Link">
</text:a>
-Contener SuperCam和两辆汽车。</text:p>
      <text:p text:style-name="P4">
<text:span text:style-name="T4">
另请阅读：</text:span>
 <text:a xlink:type="simple" xlink:href="https://www.ukrinform.ua/rubric-ato/3693480-na-doneccini-aerorozvidniki-znisili-spostereznij-punkt-rosian.html" text:style-name="Internet_20_link" text:visited-style-name="Visited_20_Internet_20_Link">
<text:span text:style-name="T4">
销毁</text:span>
</text:a>
据乌克林福姆报道，国防军显着<text:a xlink:type="simple" xlink:href="https://www.ukrinform.ua/rubric-ato/3692627-sili-oboroni-potisnili-voroga-na-kinburnskij-kosi-gumenuk.html" text:style-name="Internet_20_link" text:visited-style-name="Visited_20_Internet_20_Link">
</text:a>
 <text:a xlink:type="simple" xlink:href="https://www.ukrinform.ua/rubric-ato/3692627-sili-oboroni-potisnili-voroga-na-kinburnskij-kosi-gumenuk.html" text:style-name="Internet_20_link" text:visited-style-name="Visited_20_Internet_20_Link">
 </text:a>
但是，敌人不时被DNIEPER-BUZIAN河口发射。</text:p>
      <text:p text:style-name="P4">
News Source: <text:a xlink:type="simple" xlink:href="https://www.ukrinform.ua/rubric-ato/3693487-na-pivdni-artileristi-likviduvali-vorozij-punkt-boepostacanna-na-ostrovah.html" text:style-name="Internet_20_link" text:visited-style-name="Visited_20_Internet_20_Link">
https://www.ukrinform.ua/rubric-ato/3693487-na-pivdni-artileristi-likviduvali-vorozij-punkt-boepostacanna-na-ostrovah.html</text:a>
</text:p>
      <!--NEWS-->
      <text:h text:style-name="P10" text:outline-level="1">
<text:span text:style-name="T4">
据说波兰至少在七月之前被乌克兰谷物暂停</text:span>
</text:h>
      <text:p text:style-name="P4">
作者: Ukrinform (Person)</text:p>
      <text:p text:style-name="P4">
出版商: Укринформ (Organization)</text:p>
      <text:p text:style-name="P4">
出版时间: 2023-04-09T10:43:00+03:00</text:p>
      <text:p text:style-name="P4">
修改时间: 2023-04-09T10:43:00+03:00</text:p>
      <text:p text:style-name="P4">
描述: “至少7月”将乌克兰谷物进口到波兰。  - 乌克林。</text:p>
      <text:p text:style-name="P4">
图片: ["<text:a xlink:type="simple" xlink:href="https://static.ukrinform.com/photos/2023_02/thumb_files/630_360_1676909362-870.jpg" text:style-name="Internet_20_link" text:visited-style-name="Visited_20_Internet_20_Link">
630_360_16769...</text:a>
"]</text:p>
      <text:p text:style-name="P4">
标签: ['Імпорт', 'Польща', 'Зерно']</text:p>
      <text:p text:style-name="P4">
类型: Article</text:p>
      <!--METADATA-->
      <text:p text:style-name="P4">
<draw:frame draw:style-name="fr1" draw:name="Image101" text:anchor-type="as-char" svg:width="6.9236in" svg:height="3.956343in" draw:z-index="0">
<draw:image xlink:href="../Images/yкринформ/2023-04-09T10-43-00-03-00/630_360_1676909362-870.jpg" xlink:type="simple" xlink:show="embed" xlink:actuate="onLoad" draw:mime-type="image/jpeg"/>
</draw:frame>
“至少7月”将乌克兰谷物进口到波兰。</text:p>
      <text:p text:style-name="P4">
这是在空中陈述的<text:a xlink:type="simple" xlink:href="https://www.tvp.info/69062201/import-zboza-z-ukrainy-wstrzymany-na-pewien-czas-propozycja-strony-ukrainskiej" text:style-name="Internet_20_link" text:visited-style-name="Visited_20_Internet_20_Link">
</text:a>
波兰农业副部长贾努斯·科瓦尔斯基(Janusz Kowalski)报道。</text:p>
      <text:p text:style-name="P4">
“欧共体对波兰农民无济于事，但萨利尔部长罗伯特·泰勒斯(Robert Telus)的有效性(约会后 -  ed。)总理和总统也是Zelensky总统的结果，他们表明我们能够与乌克兰进行谈判，并暂时中止进口( <text:a xlink:type="simple" xlink:href="https://www.ukrinform.ua/tag-zerno" text:style-name="Internet_20_link" text:visited-style-name="Visited_20_Internet_20_Link">
 </text:a>
来自乌克兰 -  ed。)至少要直到7月。”科瓦尔斯基说。</text:p>
      <text:p text:style-name="P4">
副部长表示，波兰 - 乌克兰关于谷物的协议“只是第一步”。 据科瓦尔斯基(Kowalski)称，他的联合党“统治者波兰”坚定地断言，即“乌克兰的存在产品必须施加在乌克兰上”。</text:p>
      <text:p text:style-name="P4">
<text:span text:style-name="T4">
另请阅读：</text:span>
 <text:a xlink:type="simple" xlink:href="https://www.ukrinform.ua/rubric-economy/3693021-kubrakov-obgovoriv-robotu-zernovogo-koridoru-z-ministrom-oboroni-tureccini.html" text:style-name="Internet_20_link" text:visited-style-name="Visited_20_Internet_20_Link">
<text:span text:style-name="T4">
谷物</text:span>
</text:a>
“我们帮助乌克兰，但我们必须是一个过境国家。 所有产品均应通过波兰，不应损害波兰农民，波兰生产者，并造成与食品安全有关的危机。”科瓦尔斯基说。</text:p>
      <text:p text:style-name="P4">
他还告知，4月11日，星期二，泰卢斯汀的波兰部长将与其他五个国家的农业组织的代表在边境。</text:p>
      <text:p text:style-name="P4">
正如农业政策和食品美食Mykolaso​​lsky部长乌克林福姆(Ukrinform)在与波兰村农业和发展部长的联合新闻发布会上报道的那样和下沉。 他指出，在下次与波兰情节的会议上，将详细阐述与乌克罗农业生产的出口有关的程序。 据他说，只有在波兰方面的同意下，出口才能发生。 乌克兰部长补充说，波兰方面还将讨论从乌克兰到RP领土的谷物过境问题。 根据他的话，与波兰人的另一面讨论这些问题将是一个新的收获季节。在过去的几个月中，波兰农业主义者尤其是大规模抗议活动，反对乌克兰农业生产商在波兰领土上的运输。 他们强调，大部分乌克兰谷物不是进一步运输的，而是在波兰定居，降低了波兰农民谷物的RP购买价格。 在激励措施下，波兰政府向欧盟委员会呼吁乌克兰农产品拒绝零Mitane。 但是，欧盟委员会未能满足对乌克兰同伴的职责的主要需求，并持续了一年，直到2024年6月5日，从乌克兰从税务的无税协议达成协议。</text:p>
      <text:p text:style-name="P4">
<text:span text:style-name="T4">
另请阅读：</text:span>
 <text:a xlink:type="simple" xlink:href="https://www.ukrinform.ua/rubric-economy/3692141-problemi-polskih-fermeriv-zelenskij-zapevnae-so-pitanna-virisat-u-najblizci-dnitizni.html" text:style-name="Internet_20_link" text:visited-style-name="Visited_20_Internet_20_Link">
</text:a>
4月5日，星期三，在乌克兰谷物的危机背景下，波兰亨利克·科瓦尔奇克(Henryk Kovalchyk)上任农业部长辞职。 罗伯特·泰勒斯(Robert Telus)在四分之一的位置被分配，并于同一天组装，这是为解决乌克兰谷物市场涌入的问题而解决的工作人员。</text:p>
      <text:p text:style-name="P4">
<text:span text:style-name="T5">
foto：迷你基础架构</text:span>
</text:p>
      <text:p text:style-name="P4">
News Source: <text:a xlink:type="simple" xlink:href="https://www.ukrinform.ua/rubric-economy/3693494-u-polsi-kazut-so-import-ukrainskogo-zbizza-prizupinili-sonajmense-do-lipna.html" text:style-name="Internet_20_link" text:visited-style-name="Visited_20_Internet_20_Link">
https://www.ukrinform.ua/rubric-economy/3693494-u-polsi-kazut-so-import-ukrainskogo-zbizza-prizupinili-sonajmense-do-lipna.html</text:a>
</text:p>
      <!--NEWS-->
      <text:h text:style-name="P10" text:outline-level="1">
<text:span text:style-name="T4">
在土耳其，一场大尘来自该省的省</text:span>
</text:h>
      <text:p text:style-name="P4">
作者: Ukrinform (Person)</text:p>
      <text:p text:style-name="P4">
出版商: Укринформ (Organization)</text:p>
      <text:p text:style-name="P4">
出版时间: 2023-04-09T11:01:00+03:00</text:p>
      <text:p text:style-name="P4">
修改时间: 2023-04-09T11:01:00+03:00</text:p>
      <text:p text:style-name="P4">
描述: 在土耳其东南部，尤其是遭受地震的省份，仍在收获工作的省份，尘埃风暴即将到来。  - 乌克林。</text:p>
      <text:p text:style-name="P4">
图片: ["<text:a xlink:type="simple" xlink:href="https://static.ukrinform.com/photos/2023_04/thumb_files/630_360_1681027268-356.jpg" text:style-name="Internet_20_link" text:visited-style-name="Visited_20_Internet_20_Link">
630_360_16810...</text:a>
", "<text:a xlink:type="simple" xlink:href="https://static.ukrinform.com/photos/2023_04/1681027477-998.jpg" text:style-name="Internet_20_link" text:visited-style-name="Visited_20_Internet_20_Link">
1681027477-99...</text:a>
", "<text:a xlink:type="simple" xlink:href="https://static.ukrinform.com/photos/2023_04/1681027470-813.jpg" text:style-name="Internet_20_link" text:visited-style-name="Visited_20_Internet_20_Link">
1681027470-81...</text:a>
", "<text:a xlink:type="simple" xlink:href="https://static.ukrinform.com/photos/2023_04/1681027484-241.jpg" text:style-name="Internet_20_link" text:visited-style-name="Visited_20_Internet_20_Link">
1681027484-24...</text:a>
", "<text:a xlink:type="simple" xlink:href="https://static.ukrinform.com/photos/2023_04/1681027260-431.jpg" text:style-name="Internet_20_link" text:visited-style-name="Visited_20_Internet_20_Link">
1681027260-43...</text:a>
"]</text:p>
      <text:p text:style-name="P4">
标签: ['Погода', 'Туреччина', 'Негода', 'Буря']</text:p>
      <text:p text:style-name="P4">
类型: Article</text:p>
      <!--METADATA-->
      <text:p text:style-name="P4">
<draw:frame draw:style-name="fr1" draw:name="Image102" text:anchor-type="as-char" svg:width="6.9236in" svg:height="3.956343in" draw:z-index="0">
<draw:image xlink:href="../Images/yкринформ/2023-04-09T11-01-00-03-00/630_360_1681027268-356.jpg" xlink:type="simple" xlink:show="embed" xlink:actuate="onLoad" draw:mime-type="image/jpeg"/>
</draw:frame>
土耳其以东半天的半天，尤其是遭受地震的省份，其中仍在进行清洁瓦砾的工作正在进行中，即将发生沙尘暴。</text:p>
      <text:p text:style-name="P4">
乌克林福姆报告给<text:a xlink:type="simple" xlink:href="https://www.trthaber.com/foto-galeri/ankarada-kuduse-destek-konvoyu/55560/sayfa-1.html" text:style-name="Internet_20_link" text:visited-style-name="Visited_20_Internet_20_Link">
</text:a>
“气象学家标志着15个省的“黄”代码(四层的危险级别。). Вплив пилової бурі буде відчутним на сході країни. Слід бутиуважними та обережними через такі негативні прояви, як перебої в роботітранспорту, погіршення видимості та зниження якості повітря”, - повідомляєтелеканал.</text:p>
      <text:p text:style-name="P4">
<draw:frame draw:style-name="fr1" draw:name="Image103" text:anchor-type="as-char" svg:width="6.9236in" svg:height="3.89773in" draw:z-index="0">
<draw:image xlink:href="../Images/yкринформ/2023-04-09T11-01-00-03-00/1681027477-998.jpg" xlink:type="simple" xlink:show="embed" xlink:actuate="onLoad" draw:mime-type="image/jpeg"/>
</draw:frame>
</text:p>
      <text:p text:style-name="P4">
<draw:frame draw:style-name="fr1" draw:name="Image104" text:anchor-type="as-char" svg:width="6.9236in" svg:height="3.89773in" draw:z-index="0">
<draw:image xlink:href="../Images/yкринформ/2023-04-09T11-01-00-03-00/1681027470-813.jpg" xlink:type="simple" xlink:show="embed" xlink:actuate="onLoad" draw:mime-type="image/jpeg"/>
</draw:frame>
灰尘 <text:a xlink:type="simple" xlink:href="https://www.ukrinform.ua/tag-bura" text:style-name="Internet_20_link" text:visited-style-name="Visited_20_Internet_20_Link">
</text:a>
Hatai，Adan，Adan，Adan，Bingol，Diyarbakir，Elizig，Gaziantep，Malathia，Malathia，Kakhramanmarash，Mardin，Mardin，Tundheli，Shanglurf，Shanglurf，Batman，Ottmania省是预测的。 这些省份中的大多数受到2月6日与卡哈拉曼马汉(Kahramanmahash)的震中的影响。 在这些地区，正在进行工作，以解析地震后绷紧的堵塞，成千上万的人居住在最快和最模块化的城镇中。</text:p>
      <text:p text:style-name="P4">
<draw:frame draw:style-name="fr1" draw:name="Image105" text:anchor-type="as-char" svg:width="6.9236in" svg:height="3.89773in" draw:z-index="0">
<draw:image xlink:href="../Images/yкринформ/2023-04-09T11-01-00-03-00/1681027484-241.jpg" xlink:type="simple" xlink:show="embed" xlink:actuate="onLoad" draw:mime-type="image/jpeg"/>
</draw:frame>
</text:p>
      <text:p text:style-name="P4">
<draw:frame draw:style-name="fr1" draw:name="Image106" text:anchor-type="as-char" svg:width="6.9236in" svg:height="3.89773in" draw:z-index="0">
<draw:image xlink:href="../Images/yкринформ/2023-04-09T11-01-00-03-00/1681027260-431.jpg" xlink:type="simple" xlink:show="embed" xlink:actuate="onLoad" draw:mime-type="image/jpeg"/>
</draw:frame>
<text:span text:style-name="T4">
另请阅读：</text:span>
 <text:a xlink:type="simple" xlink:href="https://www.ukrinform.ua/rubric-world/3693011-u-kanadi-vnaslidok-krizanogo-stormu-zaginuli-dvoe-ludej-ponad-miljon-bez-svitla.html" text:style-name="Internet_20_link" text:visited-style-name="Visited_20_Internet_20_Link">
<text:span text:style-name="T4">
加拿大</text:span>
</text:a>
如报道，<text:a xlink:type="simple" xlink:href="https://www.ukrinform.ua/rubric-world/3685169-kilkist-zagiblih-vnaslidok-zemletrusiv-u-tureccini-perevisila-50-tisac.html" text:style-name="Internet_20_link" text:visited-style-name="Visited_20_Internet_20_Link">
</text:a>
<text:span text:style-name="T5">
foto：trt haber</text:span>
</text:p>
      <text:p text:style-name="P4">
News Source: <text:a xlink:type="simple" xlink:href="https://www.ukrinform.ua/rubric-world/3693498-u-tureccini-na-postrazdali-vid-zemletrusiv-provincii-nasuvaetsa-pilova-bura.html" text:style-name="Internet_20_link" text:visited-style-name="Visited_20_Internet_20_Link">
https://www.ukrinform.ua/rubric-world/3693498-u-tureccini-na-postrazdali-vid-zemletrusiv-provincii-nasuvaetsa-pilova-bura.html</text:a>
</text:p>
      <!--NEWS-->
      <text:h text:style-name="P10" text:outline-level="1">
<text:span text:style-name="T4">
Lucescuy可能需要手术</text:span>
</text:h>
      <text:p text:style-name="P4">
作者: Ukrinform (Person)</text:p>
      <text:p text:style-name="P4">
出版商: Укринформ (Organization)</text:p>
      <text:p text:style-name="P4">
出版时间: 2023-04-09T11:01:47+03:00</text:p>
      <text:p text:style-name="P4">
修改时间: 2023-04-09T11:01:47+03:00</text:p>
      <text:p text:style-name="P4">
描述: Dynamo主教练Mircea Lucescu有健康问题。  - 乌克林。</text:p>
      <text:p text:style-name="P4">
图片: ["<text:a xlink:type="simple" xlink:href="https://static.ukrinform.com/photos/2015_10/thumb_files/630_360_1443693595-6038.jpg" text:style-name="Internet_20_link" text:visited-style-name="Visited_20_Internet_20_Link">
630_360_14436...</text:a>
"]</text:p>
      <text:p text:style-name="P4">
标签: ['Динамо', 'Футбол', 'Мірча Луческу']</text:p>
      <text:p text:style-name="P4">
类型: Article</text:p>
      <!--METADATA-->
      <text:p text:style-name="P4">
<draw:frame draw:style-name="fr1" draw:name="Image107" text:anchor-type="as-char" svg:width="6.9236in" svg:height="3.956343in" draw:z-index="0">
<draw:image xlink:href="../Images/yкринформ/2023-04-09T11-01-47-03-00/630_360_1443693595-6038.jpg" xlink:type="simple" xlink:show="embed" xlink:actuate="onLoad" draw:mime-type="image/jpeg"/>
</draw:frame>
Dynamo首席培训师Mircea Lucescu存在健康问题。</text:p>
      <text:p text:style-name="P4">
根据罗马尼亚语<text:a xlink:type="simple" xlink:href="https://orangesport.ro/mircea-lucescu-are-noi-probleme-de-sanatate-cat-am-sa-pot-am-sa-continui-nu-nu-ma-retrag-21089273" text:style-name="Internet_20_link" text:visited-style-name="Visited_20_Internet_20_Link">
</text:a>
乌克林福姆报道，橙色运动是一种77岁的专家发展了冠心病 - 髋关节关节炎，导师遇到困难。</text:p>
      <text:p text:style-name="P4">
“当我们在欧洲杯比赛中打球时，我们一直在乘公共汽车驶去 - 一次10小时。 同时，我每天工作7-8个小时。 结果，五十球致力于发展。”</text:p>
      <text:p text:style-name="P4">
同时，他将继续工作。 “否则，我将不得不躺下，退休。 如果我设法进行Tsoperation，但与团队在一起，那将是很棒的。 无论如何，我没有办法离开足球。”迪纳摩总教练说。</text:p>
      <text:p text:style-name="P4">
<text:span text:style-name="T4">
另请阅读：</text:span>
 <text:a xlink:type="simple" xlink:href="https://www.ukrinform.ua/rubric-sports/3690668-lucesku-mi-cekaemo-na-supragu-protagom-dvoh-rokiv.html" text:style-name="Internet_20_link" text:visited-style-name="Visited_20_Internet_20_Link">
<text:span text:style-name="T4">
 lucescu </text:span>
</text:a>
据报道，米尔奇·卢塞斯库(Mirchi Lucescu)病房的前一天击败了跨汽车的“ minaj”(2：0).</text:p>
      <text:p text:style-name="P4">
News Source: <text:a xlink:type="simple" xlink:href="https://www.ukrinform.ua/rubric-sports/3693497-lucesku-moze-znadobitisa-operacia.html" text:style-name="Internet_20_link" text:visited-style-name="Visited_20_Internet_20_Link">
https://www.ukrinform.ua/rubric-sports/3693497-lucesku-moze-znadobitisa-operacia.html</text:a>
</text:p>
      <!--NEWS-->
      <text:h text:style-name="P10" text:outline-level="1">
<text:span text:style-name="T4">
Zaporozhye的导弹打击：受害者处于严重状况的医院</text:span>
</text:h>
      <text:p text:style-name="P4">
作者: Ukrinform (Person)</text:p>
      <text:p text:style-name="P4">
出版商: Укринформ (Organization)</text:p>
      <text:p text:style-name="P4">
出版时间: 2023-04-09T11:15:00+03:00</text:p>
      <text:p text:style-name="P4">
修改时间: 2023-04-09T11:15:00+03:00</text:p>
      <text:p text:style-name="P4">
描述: 在Zaporozhye，一名俄罗斯火箭弹从瓦砾中救出的妇女处于严重状态。  - 乌克林。</text:p>
      <text:p text:style-name="P4">
图片: ["<text:a xlink:type="simple" xlink:href="https://static.ukrinform.com/photos/2023_04/thumb_files/630_360_1681023257-970.jpg" text:style-name="Internet_20_link" text:visited-style-name="Visited_20_Internet_20_Link">
630_360_16810...</text:a>
"]</text:p>
      <text:p text:style-name="P4">
标签: ['Обстріл', 'Запоріжжя', 'Війна з росією']</text:p>
      <text:p text:style-name="P4">
类型: Article</text:p>
      <!--METADATA-->
      <text:p text:style-name="P4">
<draw:frame draw:style-name="fr1" draw:name="Image108" text:anchor-type="as-char" svg:width="6.9236in" svg:height="3.956343in" draw:z-index="0">
<draw:image xlink:href="../Images/yкринформ/2023-04-09T11-15-00-03-00/630_360_1681023257-970.jpg" xlink:type="simple" xlink:show="embed" xlink:actuate="onLoad" draw:mime-type="image/jpeg"/>
</draw:frame>
乌兹波里亚(Uzporizhia)是一名妇女，从俄罗斯火箭发射的俄罗斯火箭的废墟下救出，病情严重。</text:p>
      <text:p text:style-name="P4">
乌克利福德通讯员报道，Zaporizhhzhya ova Yurimalashko的负责人在现场报告了这一点。</text:p>
      <text:p text:style-name="P4">
“一 <text:a xlink:type="simple" xlink:href="https://www.ukrinform.ua/tag-raketa" text:style-name="Internet_20_link" text:visited-style-name="Visited_20_Internet_20_Link">
</text:a>
她撞到了一个私人住宅。两个人被杀 - 一个男人和他的女儿。 一个女人的状况严重。”他说。</text:p>
      <text:p text:style-name="P4">
SESA的调查小组，Sappers，Sesa的救援人员正在现场工作。</text:p>
      <text:p text:style-name="P4">
据警方称，该活动的主要法律资格 - 艺术的第2部分。 438(违反战争的法律和习俗)乌克兰的刑法。</text:p>
      <text:p text:style-name="P4">
随后在[]中报道(https://t.me/kurtievofficial/9988)市议会秘书处阿纳托利·库尔托夫(Anatoly Kurtov)，受伤的妇女是尿液。</text:p>
      <text:p text:style-name="P4">
“一个在火箭袭击中受伤的女人是尿液。我们为她的健康和康复祈祷。总共(爸爸，妈妈和特洛伊斯)他们表示希望暂时定居在志愿者庇护所中。”库尔特夫说。</text:p>
      <text:p text:style-name="P4">
<text:span text:style-name="T4">
另请阅读：</text:span>
 <text:a xlink:type="simple" xlink:href="https://www.ukrinform.ua/rubric-regions/3693457-vorog-obstrilav-majze-20-naselenih-punktiv-na-zaporizzi-troe-ludej-zaginuli.html" text:style-name="Internet_20_link" text:visited-style-name="Visited_20_Internet_20_Link">
<text:span text:style-name="T4">
便秘</text:span>
</text:a>
据报道，4月9日晚上，俄罗斯军队<text:a xlink:type="simple" xlink:href="https://www.ukrinform.ua/rubric-ato/3693468-rosiani-vnoci-atakuvali-zaporizza-raketami-s300.html" text:style-name="Internet_20_link" text:visited-style-name="Visited_20_Internet_20_Link">
</text:a>
一名50岁的男子和他的11岁女儿在Zaporizhzhia地区的住宅区被杀。 救援人员从瓦砾中得到了一名46岁的女人。</text:p>
      <text:p text:style-name="P4">
News Source: <text:a xlink:type="simple" xlink:href="https://www.ukrinform.ua/rubric-regions/3693499-raketnij-udar-po-zaporizzu-postrazdala-perebuvae-v-likarni-u-vazkomu-stani.html" text:style-name="Internet_20_link" text:visited-style-name="Visited_20_Internet_20_Link">
https://www.ukrinform.ua/rubric-regions/3693499-raketnij-udar-po-zaporizzu-postrazdala-perebuvae-v-likarni-u-vazkomu-stani.html</text:a>
</text:p>
      <!--NEWS-->
      <text:h text:style-name="P10" text:outline-level="1">
<text:span text:style-name="T4">
俄罗斯对卢汉斯克地区环境的损害超过4750亿</text:span>
</text:h>
      <text:p text:style-name="P4">
作者: Ukrinform (Person)</text:p>
      <text:p text:style-name="P4">
出版商: Укринформ (Organization)</text:p>
      <text:p text:style-name="P4">
出版时间: 2023-04-09T11:20:00+03:00</text:p>
      <text:p text:style-name="P4">
修改时间: 2023-04-09T11:20:00+03:00</text:p>
      <text:p text:style-name="P4">
描述: 俄罗斯战争危害卢汉斯克地区环境的损失高于UAH 4750亿。  - 乌克林。</text:p>
      <text:p text:style-name="P4">
图片: ["<text:a xlink:type="simple" xlink:href="https://static.ukrinform.com/photos/2023_04/thumb_files/630_360_1681028343-937.jpg" text:style-name="Internet_20_link" text:visited-style-name="Visited_20_Internet_20_Link">
630_360_16810...</text:a>
"]</text:p>
      <text:p text:style-name="P4">
标签: ['Екологія', 'Луганщина', 'Російські військові', 'Воєнні злочини', 'Збитки', 'Війна з росією']</text:p>
      <text:p text:style-name="P4">
类型: Article</text:p>
      <!--METADATA-->
      <text:p text:style-name="P4">
<draw:frame draw:style-name="fr1" draw:name="Image109" text:anchor-type="as-char" svg:width="6.9236in" svg:height="3.956343in" draw:z-index="0">
<draw:image xlink:href="../Images/yкринформ/2023-04-09T11-20-00-03-00/630_360_1681028343-937.jpg" xlink:type="simple" xlink:show="embed" xlink:actuate="onLoad" draw:mime-type="image/jpeg"/>
</draw:frame>
俄罗斯战争危害卢汉斯克地区环境的损失超过4750亿。</text:p>
      <text:p text:style-name="P4">
根据乌克林福姆的说法，卢甘斯克OVA在[]中报告(https://www.facebook.com/odalug/posts/pfbid0kaoJGzJxPiXopQW5BEZTYqKJ9pm6CGswfEpojGxr2s5wtEUrnomkhDkQA8wdMxGwl)“今天的检查中包含45起俄罗斯军队在卢汉斯地区环境犯罪中的委员会，该案件计算出475 112573 537 UAH的损失，”  - 消息写道。</text:p>
      <text:p text:style-name="P4">
如图所述，根据乌鲁甘斯克地区的国家环境检查局获得的数据，自从敌对行动开始以来，占领者已部分摧毁了超过2600万公顷的卢汉斯地区。 总尺寸<text:a xlink:type="simple" xlink:href="https://www.ukrinform.ua/tag-zbitki" text:style-name="Internet_20_link" text:visited-style-name="Visited_20_Internet_20_Link">
</text:a>
这超过1800亿UAH。</text:p>
      <text:p text:style-name="P4">
由于火灾，自然保护基金的领土，阿萨姆邦 - 国家自然公园“克林斯基森林”，当地重要性的水文执行者“ kreminsky kaptage”以及卢甘斯克自然保护区的一部分Triizben Steppe”受损。</text:p>
      <text:p text:style-name="P4">
<text:span text:style-name="T4">
另请阅读：</text:span>
 <text:a xlink:type="simple" xlink:href="https://www.ukrinform.ua/rubric-society/3688536-ocinka-skodi-dovkillu-vid-agresii-rf-dla-ukrainciv-stvorili-bezkostovnij-kurs.html" text:style-name="Internet_20_link" text:visited-style-name="Visited_20_Internet_20_Link">
<text:span text:style-name="T4">
环境</text:span>
</text:a>
正如强调的那样，通过使用重型武器并被磷弹药后卫的禁止，以及“ Sunpsy”的重型火焰式读物系统，基础设施的对象，行业受损，被覆盖在土地上，捕获了土地，并陷入困境。土地和建筑。这些物体将污染物释放到大气中。</text:p>
      <text:p text:style-name="P4">
根据OVA的说法，能源对象，购物和娱乐中心，市场，教育机构和物体的建筑物和地区受到影响。</text:p>
      <text:p text:style-name="P4">
由于持续的炮击，卢甘斯克土地基金会受到最大的痛苦。 例如，由于500 kV的“ kreminska电气变电站遭到PS 500 kV donbass-donska的乘员和220 kV Kreminsk-Juvilein的乘员，堵塞造成的危害都超过一半。 Hryvnias的鲤鱼。</text:p>
      <text:p text:style-name="P4">
由于PJSC“ Severodonetsk Association”的建筑物和设备破坏了，这种危害已经超过UAH 2530亿。</text:p>
      <text:p text:style-name="P4">
<text:span text:style-name="T4">
另请阅读：</text:span>
 <text:a xlink:type="simple" xlink:href="https://www.ukrinform.ua/rubric-regions/3687229-zagarbniki-vzali-pid-kontrol-zapovidnik-askania-nova-na-hersonsini.html" text:style-name="Internet_20_link" text:visited-style-name="Visited_20_Internet_20_Link">
<text:span text:style-name="T4">
 Askania </text:span>
</text:a>
</text:p>
      <text:p text:style-name="P4">
正如乌克林福姆报道的那样，总统沃罗迪米尔·Zelenskyy(Volodymyr Zelenskyy)显示了United24视频平台，该平台告诉<text:a xlink:type="simple" xlink:href="https://www.ukrinform.ua/rubric-uarazom/3668760-zelenskij-pokazav-video-pro-znisene-rosianami-dovkilla-ukraini.html" text:style-name="Internet_20_link" text:visited-style-name="Visited_20_Internet_20_Link">
</text:a>
<text:span text:style-name="T5">
foto：Maria Kovalchuk</text:span>
</text:p>
      <text:p text:style-name="P4">
News Source: <text:a xlink:type="simple" xlink:href="https://www.ukrinform.ua/rubric-regions/3693501-zbitki-vid-zlociniv-rf-proti-dovkilla-lugansini-perevisili-475-milardi.html" text:style-name="Internet_20_link" text:visited-style-name="Visited_20_Internet_20_Link">
https://www.ukrinform.ua/rubric-regions/3693501-zbitki-vid-zlociniv-rf-proti-dovkilla-lugansini-perevisili-475-milardi.html</text:a>
</text:p>
      <!--NEWS-->
      <text:h text:style-name="P10" text:outline-level="1">
<text:span text:style-name="T4">
乌克兰人继续从波兰到德国免费旅行，直到夏天</text:span>
</text:h>
      <text:p text:style-name="P4">
作者: Ukrinform (Person)</text:p>
      <text:p text:style-name="P4">
出版商: Укринформ (Organization)</text:p>
      <text:p text:style-name="P4">
出版时间: 2023-04-09T11:28:21+03:00</text:p>
      <text:p text:style-name="P4">
修改时间: 2023-04-09T11:28:21+03:00</text:p>
      <text:p text:style-name="P4">
描述: Przemysl的自由通过 - 汉诺威在2023年5月底继续进行。  - 乌克林。</text:p>
      <text:p text:style-name="P4">
图片: ["<text:a xlink:type="simple" xlink:href="https://static.ukrinform.com/photos/2023_04/thumb_files/630_360_1681028783-307.jpg" text:style-name="Internet_20_link" text:visited-style-name="Visited_20_Internet_20_Link">
630_360_16810...</text:a>
"]</text:p>
      <text:p text:style-name="P4">
标签: None</text:p>
      <text:p text:style-name="P4">
类型: Article</text:p>
      <!--METADATA-->
      <text:p text:style-name="P4">
<draw:frame draw:style-name="fr1" draw:name="Image110" text:anchor-type="as-char" svg:width="6.9236in" svg:height="3.956343in" draw:z-index="0">
<draw:image xlink:href="../Images/yкринформ/2023-04-09T11-28-21-03-00/630_360_1681028783-307.jpg" xlink:type="simple" xlink:show="embed" xlink:actuate="onLoad" draw:mime-type="image/jpeg"/>
</draw:frame>
Przemysl的免费通过 - 乌克兰人的汉诺威火车，到2023年5月继续进行。</text:p>
      <text:p text:style-name="P4">
根据乌克林福姆的说法，新闻服务报告<text:a xlink:type="simple" xlink:href="https://minre.gov.ua/2023/04/09/bezoplatnyj-proyizd-potyagom-z-polshhi-do-nimechchyny-dlya-ukrayincziv-prodovzheno/" text:style-name="Internet_20_link" text:visited-style-name="Visited_20_Internet_20_Link">
</text:a>
“脱离Przemysl将在4月22:30的奇数上进行。您无需种植优惠券。 您所要做的就是出示乌克兰公民或其他身份文件的护照。”证词写道。</text:p>
      <text:p text:style-name="P4">
运输优先考虑的人是有波兰红十字会的手镯，有孩子，老年人和人的家庭。</text:p>
      <text:p text:style-name="P4">
如该部所述，如果缺乏空缺，有必要与红十字会志愿者联系。 他们将有助于安置以及下一列火车的保证。</text:p>
      <text:p text:style-name="P4">
<text:span text:style-name="T4">
另请阅读：</text:span>
 <text:a xlink:type="simple" xlink:href="https://www.ukrinform.ua/rubric-society/3692029-naperedodni-velikodnih-svat-zbilsivsa-pasaziropotik-gromadan-v-ukrainu-demcenko.html" text:style-name="Internet_20_link" text:visited-style-name="Visited_20_Internet_20_Link">
<text:span text:style-name="T4">
大</text:span>
</text:a>
还指出，在汉诺威，乘客会受到指示通往护理中心的途径的工人或志愿者的欢迎。</text:p>
      <text:p text:style-name="P4">
正如乌克林夫姆(Ukrinfrm)报道的那样，在国外寻找庇护所的乌克兰公民可以使用<text:a xlink:type="simple" xlink:href="https://www.ukrinform.ua/rubric-society/3693327-ukraincam-dostupna-interaktivna-mapa-dla-posuku-prihistku-za-kordonom.html" text:style-name="Internet_20_link" text:visited-style-name="Visited_20_Internet_20_Link">
</text:a>
 <text:a xlink:type="simple" xlink:href="https://www.ukrinform.ua/rubric-society/3693327-ukraincam-dostupna-interaktivna-mapa-dla-posuku-prihistku-za-kordonom.html" text:style-name="Internet_20_link" text:visited-style-name="Visited_20_Internet_20_Link">
 </text:a>
，由外交部开发。</text:p>
      <text:p text:style-name="P4">
<text:span text:style-name="T5">
foto：Minintegration</text:span>
</text:p>
      <text:p text:style-name="P4">
News Source: <text:a xlink:type="simple" xlink:href="https://www.ukrinform.ua/rubric-society/3693503-ukraincam-do-lita-prodovzili-bezoplatnij-proizd-potagom-z-polsi-do-nimeccini.html" text:style-name="Internet_20_link" text:visited-style-name="Visited_20_Internet_20_Link">
https://www.ukrinform.ua/rubric-society/3693503-ukraincam-do-lita-prodovzili-bezoplatnij-proizd-potagom-z-polsi-do-nimeccini.html</text:a>
</text:p>
      <!--NEWS-->
      <text:h text:style-name="P10" text:outline-level="1">
<text:span text:style-name="T4">
Epiphanius在耶和华进入耶路撒冷的那天度过了礼仪</text:span>
</text:h>
      <text:p text:style-name="P4">
作者: Ukrinform (Person)</text:p>
      <text:p text:style-name="P4">
出版商: Укринформ (Organization)</text:p>
      <text:p text:style-name="P4">
出版时间: 2023-04-09T11:30:00+03:00</text:p>
      <text:p text:style-name="P4">
修改时间: 2023-04-09T11:30:00+03:00</text:p>
      <text:p text:style-name="P4">
描述: 乌克兰大都会Epiphanius东正教教堂的负责人在耶路撒冷的盛宴之际举行了敬拜礼拜。  - 乌克林。</text:p>
      <text:p text:style-name="P4">
图片: ["<text:a xlink:type="simple" xlink:href="https://static.ukrinform.com/photos/2023_04/thumb_files/630_360_1681026444-7880.jpeg" text:style-name="Internet_20_link" text:visited-style-name="Visited_20_Internet_20_Link">
630_360_16810...</text:a>
", "<text:a xlink:type="simple" xlink:href="https://static.ukrinform.com/photos/2023_04/thumb_files/630_360_1681026443-1364.jpeg" text:style-name="Internet_20_link" text:visited-style-name="Visited_20_Internet_20_Link">
630_360_16810...</text:a>
", "<text:a xlink:type="simple" xlink:href="https://static.ukrinform.com/photos/2023_04/thumb_files/630_360_1681026442-2556.jpeg" text:style-name="Internet_20_link" text:visited-style-name="Visited_20_Internet_20_Link">
630_360_16810...</text:a>
", "<text:a xlink:type="simple" xlink:href="https://static.ukrinform.com/photos/2023_04/thumb_files/630_360_1681026442-6639.jpeg" text:style-name="Internet_20_link" text:visited-style-name="Visited_20_Internet_20_Link">
630_360_16810...</text:a>
", "<text:a xlink:type="simple" xlink:href="https://static.ukrinform.com/photos/2023_04/thumb_files/630_360_1681026442-8536.jpeg" text:style-name="Internet_20_link" text:visited-style-name="Visited_20_Internet_20_Link">
630_360_16810...</text:a>
", "<text:a xlink:type="simple" xlink:href="https://static.ukrinform.com/photos/2023_04/thumb_files/630_360_1681026442-2551.jpeg" text:style-name="Internet_20_link" text:visited-style-name="Visited_20_Internet_20_Link">
630_360_16810...</text:a>
", "<text:a xlink:type="simple" xlink:href="https://static.ukrinform.com/photos/2023_04/thumb_files/630_360_1681026443-6116.jpeg" text:style-name="Internet_20_link" text:visited-style-name="Visited_20_Internet_20_Link">
630_360_16810...</text:a>
", "<text:a xlink:type="simple" xlink:href="https://static.ukrinform.com/photos/2023_04/thumb_files/630_360_1681026442-9253.jpeg" text:style-name="Internet_20_link" text:visited-style-name="Visited_20_Internet_20_Link">
630_360_16810...</text:a>
", "<text:a xlink:type="simple" xlink:href="https://static.ukrinform.com/photos/2023_04/thumb_files/630_360_1681026443-7127.jpeg" text:style-name="Internet_20_link" text:visited-style-name="Visited_20_Internet_20_Link">
630_360_16810...</text:a>
", "<text:a xlink:type="simple" xlink:href="https://static.ukrinform.com/photos/2023_04/thumb_files/630_360_1681026443-8428.jpeg" text:style-name="Internet_20_link" text:visited-style-name="Visited_20_Internet_20_Link">
630_360_16810...</text:a>
", "<text:a xlink:type="simple" xlink:href="https://static.ukrinform.com/photos/2023_04/thumb_files/630_360_1681026443-2443.jpeg" text:style-name="Internet_20_link" text:visited-style-name="Visited_20_Internet_20_Link">
630_360_16810...</text:a>
", "<text:a xlink:type="simple" xlink:href="https://static.ukrinform.com/photos/2023_04/thumb_files/630_360_1681026443-6866.jpeg" text:style-name="Internet_20_link" text:visited-style-name="Visited_20_Internet_20_Link">
630_360_16810...</text:a>
", "<text:a xlink:type="simple" xlink:href="https://static.ukrinform.com/photos/2023_04/thumb_files/630_360_1681026444-8776.jpeg" text:style-name="Internet_20_link" text:visited-style-name="Visited_20_Internet_20_Link">
630_360_16810...</text:a>
", "<text:a xlink:type="simple" xlink:href="https://static.ukrinform.com/photos/2023_04/thumb_files/630_360_1681026444-2789.jpeg" text:style-name="Internet_20_link" text:visited-style-name="Visited_20_Internet_20_Link">
630_360_16810...</text:a>
", "<text:a xlink:type="simple" xlink:href="https://static.ukrinform.com/photos/2023_04/thumb_files/630_360_1681026444-3719.jpeg" text:style-name="Internet_20_link" text:visited-style-name="Visited_20_Internet_20_Link">
630_360_16810...</text:a>
", "<text:a xlink:type="simple" xlink:href="https://static.ukrinform.com/photos/2023_04/thumb_files/630_360_1681026444-7975.jpeg" text:style-name="Internet_20_link" text:visited-style-name="Visited_20_Internet_20_Link">
630_360_16810...</text:a>
"]</text:p>
      <text:p text:style-name="P4">
标签: ['Єрусалим', 'Великдень', 'Епіфаній']</text:p>
      <text:p text:style-name="P4">
类型: Article</text:p>
      <!--METADATA-->
      <text:p text:style-name="P4">
<draw:frame draw:style-name="fr1" draw:name="Image111" text:anchor-type="as-char" svg:width="6.9236in" svg:height="3.956343in" draw:z-index="0">
<draw:image xlink:href="../Images/yкринформ/2023-04-09T11-30-00-03-00/630_360_1681026444-7880.jpeg" xlink:type="simple" xlink:show="embed" xlink:actuate="onLoad" draw:mime-type="image/jpeg"/>
</draw:frame>
乌克兰大都会顿悟的东正教教堂的负责人在耶路撒冷的盛宴之际。</text:p>
      <text:p text:style-name="P4">
根据乌克林福姆的说法，敬拜始于上午9点，在基辅 - 佩奇克·拉维拉(Kiev-Pechersk Lavra)的摄影罩中。</text:p>
      <text:p text:style-name="P4">
“随着当前对耶路撒冷的入口的记忆，以及战争通过战争带到我们家的所有审判，鼓励我们知道真理，成为Zonistna，成为真理的见证，成为热，而不是温暖此外。我们不会用网络抓住我们，邪恶会毒害灵魂。但是，知道所有这些方面，建立了诱惑 - 当基督赢得了邪恶和死亡，所以我们将成为胜利的帮助，” Epiphani说。页面(https://www.facebook.com/epifaniy/videos/3427534554200528/?locale=uk_UA) .</text:p>
      <text:p text:style-name="P4">
<text:span text:style-name="T4">
另请阅读：</text:span>
 <text:a xlink:type="simple" xlink:href="https://www.ukrinform.ua/rubric-society/3693441-zelenskij-privitav-hristian-zahidnogo-obradu-z-velikodnem-mi-odnakovo-virimo-u-svobodu.html" text:style-name="Internet_20_link" text:visited-style-name="Visited_20_Internet_20_Link">
<text:span text:style-name="T4">
绿色</text:span>
</text:a>
在此之前，大都会顿悟向乌克兰人周日和[]祝贺乌克兰人(https://www.ukrinform.ua/rubric-society/3693455-epifanij-zaklikav-u-verbnu-nedilu-molitisa-za-ukrainskih-zahisnikiv.html)</text:p>
      <text:p text:style-name="P4">
News Source: <text:a xlink:type="simple" xlink:href="https://www.ukrinform.ua/rubric-society/3693465-epifanij-provodit-liturgiu-u-den-svata-vhodu-gospodnogo-v-erusalim.html" text:style-name="Internet_20_link" text:visited-style-name="Visited_20_Internet_20_Link">
https://www.ukrinform.ua/rubric-society/3693465-epifanij-provodit-liturgiu-u-den-svata-vhodu-gospodnogo-v-erusalim.html</text:a>
</text:p>
      <!--NEWS-->
      <text:h text:style-name="P10" text:outline-level="1">
<text:span text:style-name="T4">
在布鲁塞尔将举办一场展览，讲述乌克兰人对俄罗斯占领的抵抗运动</text:span>
</text:h>
      <text:p text:style-name="P4">
作者: Ukrinform (Person)</text:p>
      <text:p text:style-name="P4">
出版商: Укринформ (Organization)</text:p>
      <text:p text:style-name="P4">
出版时间: 2023-04-09T11:41:00+03:00</text:p>
      <text:p text:style-name="P4">
修改时间: 2023-04-09T11:41:00+03:00</text:p>
      <text:p text:style-name="P4">
描述: 布鲁塞尔将举行一个展览，该展览将讲述乌克兰人每天在临时被占领的领土上做俄罗斯侵略者。  - 乌克林。</text:p>
      <text:p text:style-name="P4">
图片: ["<text:a xlink:type="simple" xlink:href="https://static.ukrinform.com/photos/2023_04/thumb_files/630_360_1681030298-841.jpg" text:style-name="Internet_20_link" text:visited-style-name="Visited_20_Internet_20_Link">
630_360_16810...</text:a>
"]</text:p>
      <text:p text:style-name="P4">
标签: ['Брюссель', 'Окупація', 'Виставка', 'Війна з росією', 'Рух опору «Жовта стрічка»']</text:p>
      <text:p text:style-name="P4">
类型: Article</text:p>
      <!--METADATA-->
      <text:p text:style-name="P4">
<draw:frame draw:style-name="fr1" draw:name="Image112" text:anchor-type="as-char" svg:width="6.9236in" svg:height="3.956343in" draw:z-index="0">
<draw:image xlink:href="../Images/yкринформ/2023-04-09T11-41-00-03-00/630_360_1681030298-841.jpg" xlink:type="simple" xlink:show="embed" xlink:actuate="onLoad" draw:mime-type="image/jpeg"/>
</draw:frame>
布鲁塞尔将举办一个展览，讲述乌克兰人每天都在做相当占领的领土的乌克兰人。</text:p>
      <text:p text:style-name="P4">
关于<text:a xlink:type="simple" xlink:href="https://t.me/yellowribbon_ua/4204" text:style-name="Internet_20_link" text:visited-style-name="Visited_20_Internet_20_Link">
</text:a>
据报道，乌克林福姆报道说，告知“ Zhovtastrichka”运动。</text:p>
      <text:p text:style-name="P4">
“布鲁塞尔心脏欧洲车站附近的4月12日至13日将举行弹出式弹出窗口<text:a xlink:type="simple" xlink:href="https://www.ukrinform.ua/tag-vistavka" text:style-name="Internet_20_link" text:visited-style-name="Visited_20_Internet_20_Link">
</text:a>
信息是我们每天都会告诉欧洲的欧洲历史，这是我们每天都会抵制居民的历史的机会。”</text:p>
      <text:p text:style-name="P4">
展览组织者希望尽可能多的人了解暂时占领的领土的运动。</text:p>
      <text:p text:style-name="P4">
<text:span text:style-name="T4">
另请阅读：</text:span>
 <text:a xlink:type="simple" xlink:href="https://www.ukrinform.ua/rubric-ato/3690127-bila-oon-u-nujorku-vidkrilasa-vistavka-so-demonstrue-zvirstva-rf-v-ukraini.html" text:style-name="Internet_20_link" text:visited-style-name="Visited_20_Internet_20_Link">
<text:span text:style-name="T4">
展览</text:span>
</text:a>
正如乌克林福姆报道的，3月<text:a xlink:type="simple" xlink:href="https://www.ukrinform.ua/rubric-crimea/3689983-aktivisti-zovtoi-stricki-peredali-evrodeputatam-listi-z-istoriami-sprotivu-u-krimu.html#:~:text=%D0%90%D0%BA%D1%82%D0%B8%D0%B2%D1%96%D1%81%D1%82%D0%B8%20%D1%80%D1%83%D1%85%D1%83%20%C2%AB%D0%96%D0%BE%D0%B2%D1%82%D0%B0%20%D1%81%D1%82%D1%80%D1%96%D1%87%D0%BA%D0%B0%C2%BB%20%D0%BF%D0%B5%D1%80%D0%B5%D0%B4%D0%B0%D0%BB%D0%B8,%D0%BE%D1%80%D0%B3%D0%B0%D0%BD%D1%96%D0%B7%D0%B0%D1%82%D0%BE%D1%80%D0%B8%20%D1%80%D1%83%D1%85%D1%83%20%D0%BE%D0%BF%D0%BE%D1%80%D1%83%20%D0%BF%D0%B5%D1%80%D0%B5%D0%B4%D0%B0%D0%BB%D0%B8%20%D0%A3%D0%BA%D1%80%D1%96%D0%BD%D1%84%D0%BE%D1%80%D0%BC%D1%83." text:style-name="Internet_20_link" text:visited-style-name="Visited_20_Internet_20_Link">
</text:a>
关于抵抗克里米亚俄罗斯入侵者的故事以及半岛的门票。</text:p>
      <text:p text:style-name="P4">
_从开源_OPTO _</text:p>
      <text:p text:style-name="P4">
News Source: <text:a xlink:type="simple" xlink:href="https://www.ukrinform.ua/rubric-culture/3693509-u-brusseli-vidbudetsa-vistavka-pro-ruh-sprotivu-ukrainciv-rosijskij-okupacii.html" text:style-name="Internet_20_link" text:visited-style-name="Visited_20_Internet_20_Link">
https://www.ukrinform.ua/rubric-culture/3693509-u-brusseli-vidbudetsa-vistavka-pro-ruh-sprotivu-ukrainciv-rosijskij-okupacii.html</text:a>
</text:p>
      <!--NEWS-->
      <text:h text:style-name="P10" text:outline-level="1">
<text:span text:style-name="T4">
Zaluzhuzhni祝贺西方仪式的基督徒复活节，并希望胜利的和平</text:span>
</text:h>
      <text:p text:style-name="P4">
作者: Ukrinform (Person)</text:p>
      <text:p text:style-name="P4">
出版商: Укринформ (Organization)</text:p>
      <text:p text:style-name="P4">
出版时间: 2023-04-09T11:46:48+03:00</text:p>
      <text:p text:style-name="P4">
修改时间: 2023-04-09T11:46:48+03:00</text:p>
      <text:p text:style-name="P4">
描述: 指挥官 - 乌克兰瓦莱里·扎卢兹尼（Zaluzhny）武装部队的主持人向西方仪式的基督徒表示祝贺。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Великдень', 'Валерій Залужний', 'Війна з росією']</text:p>
      <text:p text:style-name="P4">
类型: Article</text:p>
      <!--METADATA-->
      <text:p text:style-name="P4">
<draw:frame draw:style-name="fr1" draw:name="Image113" text:anchor-type="as-char" svg:width="6.9236in" svg:height="3.956343in" draw:z-index="0">
<draw:image xlink:href="../Images/yкринформ/2023-04-09T11-46-48-03-00/630_360_1676531390-589.jpg" xlink:type="simple" xlink:show="embed" xlink:actuate="onLoad" draw:mime-type="image/jpeg"/>
</draw:frame>
指挥官 - 乌克兰瓦莱里·扎卢兹尼(Zaluzhny)武装部队的主持人向基督教的仪式表示祝贺。</text:p>
      <text:p text:style-name="P4">
正如乌克林福姆报道的那样，扎卢兹尼在[]中写道(https://www.facebook.com/CinCAFU/posts/pfbid036eygwSXRDdyV5DgvVeef6YvDQBUe1y3PXiiUsePKnqApLAGMBBgpNLmK3k2Syk4Xl)“西方仪式的基督徒今天正在庆祝<text:a xlink:type="simple" xlink:href="https://www.ukrinform.ua/tag-velikden" text:style-name="Internet_20_link" text:visited-style-name="Visited_20_Internet_20_Link">
</text:a>
。 一个假期体现了生命的胜利，春天的到来代替了黑暗的冬天。 我祝贺庆祝这一伟大日子的乌克兰人以及世界各地的伴侣，这每天都要求我们使我们更接近胜利和正义的胜利，” Zazluzhny说。</text:p>
      <text:p text:style-name="P4">
“愿复活的盛宴给我们精神和胜利的不服从。 要尽快到达漫长的一天，当所有家庭在一个共同的桌子上团结起来，互相问候，依然主义者的复活互相问候!</text:p>
      <text:p text:style-name="P4">
<text:span text:style-name="T4">
另请阅读：</text:span>
 <text:a xlink:type="simple" xlink:href="https://www.ukrinform.ua/rubric-society/3693441-zelenskij-privitav-hristian-zahidnogo-obradu-z-velikodnem-mi-odnakovo-virimo-u-svobodu.html" text:style-name="Internet_20_link" text:visited-style-name="Visited_20_Internet_20_Link">
</text:a>
根据格里高利(Gregorian)的日历，据乌克林福姆(Ukrinform)称，今年西方仪式的基督徒庆祝了4月9日的一天。</text:p>
      <text:p text:style-name="P4">
News Source: <text:a xlink:type="simple" xlink:href="https://www.ukrinform.ua/rubric-society/3693507-zaluznij-privitav-hristian-zahidnogo-obradu-z-velikodnem-i-pobazav-peremoznogo-miru.html" text:style-name="Internet_20_link" text:visited-style-name="Visited_20_Internet_20_Link">
https://www.ukrinform.ua/rubric-society/3693507-zaluznij-privitav-hristian-zahidnogo-obradu-z-velikodnem-i-pobazav-peremoznogo-miru.html</text:a>
</text:p>
      <!--NEWS-->
      <text:h text:style-name="P10" text:outline-level="1">
<text:span text:style-name="T4">
俄罗斯军队在乌克兰的八个地区开火 - 当天的OVA勃起</text:span>
</text:h>
      <text:p text:style-name="P4">
作者: Ukrinform (Person)</text:p>
      <text:p text:style-name="P4">
出版商: Укринформ (Organization)</text:p>
      <text:p text:style-name="P4">
出版时间: 2023-04-09T11:56:00+03:00</text:p>
      <text:p text:style-name="P4">
修改时间: 2023-04-09T11:56:00+03:00</text:p>
      <text:p text:style-name="P4">
描述: 每天俄罗斯联邦的军队对乌克兰的八个地区发动了袭击。  - 乌克林。</text:p>
      <text:p text:style-name="P4">
图片: ["<text:a xlink:type="simple" xlink:href="https://static.ukrinform.com/photos/2018_12/thumb_files/630_360_1544520502-246.jpg" text:style-name="Internet_20_link" text:visited-style-name="Visited_20_Internet_20_Link">
630_360_15445...</text:a>
"]</text:p>
      <text:p text:style-name="P4">
标签: ['Обстріл', 'ЗСУ', 'Війна з росією']</text:p>
      <text:p text:style-name="P4">
类型: Article</text:p>
      <!--METADATA-->
      <text:p text:style-name="P4">
<draw:frame draw:style-name="fr1" draw:name="Image114" text:anchor-type="as-char" svg:width="6.9236in" svg:height="3.956343in" draw:z-index="0">
<draw:image xlink:href="../Images/yкринформ/2023-04-09T11-56-00-03-00/630_360_1544520502-246.jpg" xlink:type="simple" xlink:show="embed" xlink:actuate="onLoad" draw:mime-type="image/jpeg"/>
</draw:frame>
陆军每天对乌克兰的八个地区发动袭击。</text:p>
      <text:p text:style-name="P4">
根据乌克林福姆的说法，这是在4月9日星期日9:00的地区军事行政部门的合并信息中指出的有关乌克兰地区的情况。</text:p>
      <text:p text:style-name="P4">
在切尔尼希夫地区，敌人制造了三个<text:a xlink:type="simple" xlink:href="https://www.ukrinform.ua/tag-obstril" text:style-name="Internet_20_link" text:visited-style-name="Visited_20_Internet_20_Link">
</text:a>
从Novgorod-Siversky区的迫击炮中，记录了大约20次爆炸。 另外，俄罗斯人可能从飞机上发射了火箭。 没有受害者。 没有破坏。</text:p>
      <text:p text:style-name="P4">
在周日早上的苏米地区，来自其领土的侵略者在社区中间被击败了三次。 记录了5个节拍。 遗嘱数据，没有破坏和受害者。</text:p>
      <text:p text:style-name="P4">
昨天，白天，俄罗斯人在贝洛皮斯克(Belopilsk)，霍宾斯克(Khotinsk)，维利基帕(Velikopysariv)和米特罗皮尔(Miropil)社区的边界开火。 记录了79个节拍。</text:p>
      <text:p text:style-name="P4">
在Zaporozhye地区<text:a xlink:type="simple" xlink:href="https://www.ukrinform.ua/rubric-regions/3693457-vorog-obstrilav-majze-20-naselenih-punktiv-na-zaporizzi-troe-ludej-zaginuli.html" text:style-name="Internet_20_link" text:visited-style-name="Visited_20_Internet_20_Link">
</text:a>
俄罗斯军队袭击了Zaporizhzhia，Orikhiv，Gulyaypole和15个定居点。记录了一名火箭射击，四次航空，5次无人机袭击和46名艺术家。</text:p>
      <text:p text:style-name="P4">
<text:span text:style-name="T4">
另请阅读：</text:span>
 <text:a xlink:type="simple" xlink:href="https://www.ukrinform.ua/rubric-ato/3693468-rosiani-vnoci-atakuvali-zaporizza-raketami-s300.html" text:style-name="Internet_20_link" text:visited-style-name="Visited_20_Internet_20_Link">
<text:span text:style-name="T4">
便秘</text:span>
</text:a>
几十个物体已被摧毁和损坏：公寓，房屋，附属建筑。</text:p>
      <text:p text:style-name="P4">
到了晚上，敌人袭击了区域中心，亲吻了私人房屋。 死了，婴儿，母亲被从废墟下救出。</text:p>
      <text:p text:style-name="P4">
昨天，俄罗斯人在尼科波尔区开火，击败了重型火炮和无人机。</text:p>
      <text:p text:style-name="P4">
在炮弹和米洛夫斯克社区中，气ogine和围栏受损。 受损。</text:p>
      <text:p text:style-name="P4">
在哈尔基夫地区，在slobozhansky的方向上，俄罗斯军队被实验室，炉排，维尔基夫特斯，ternov，Starytsya，Vovchansk，Vovchansk，Karaica Chugunivtsi击败。</text:p>
      <text:p text:style-name="P4">
在kupyansk的炮击方向上，井，克拉斯尼第一，诺沃斯林斯克，两年，西方，淀粉，kindrashivka，桑迪和桦木。</text:p>
      <text:p text:style-name="P4">
<text:span text:style-name="T4">
另请阅读：</text:span>
 <text:a xlink:type="simple" xlink:href="https://www.ukrinform.ua/rubric-ato/3693380-rosiani-obstrilali-kupanskij-rajon-harkivsini-e-zagibli-ta-poranena.html" text:style-name="Internet_20_link" text:visited-style-name="Visited_20_Internet_20_Link">
<text:span text:style-name="T4">
 kharkiv </text:span>
</text:a>
昨天早上敌人击中了火箭中风(以前，X-59)在哈尔基夫地区的水库领土上，马拉多利夫卡村的建筑物受损。由于两年 - 库皮斯克地区的村庄炮击，两名男子被杀65和34岁。</text:p>
      <text:p text:style-name="P4">
在私人拥有的Podola Kupyansk地区炮击期间，一名65岁的妇女受伤。 变压器也损坏。</text:p>
      <text:p text:style-name="P4">
在中央公墓的伊兹(Izium)，一名53岁的妇女患有一种突出的矿山“帕尔特”(Palt)，并被住院。</text:p>
      <text:p text:style-name="P4">
在Slobozhanske Chuguev区的村庄，一个人发现了一个可疑的物体，有必要拆卸它。 该项目爆炸了。 该男子住院。</text:p>
      <text:p text:style-name="P4">
<text:span text:style-name="T4">
另请阅读：</text:span>
 <text:a xlink:type="simple" xlink:href="https://www.ukrinform.ua/rubric-regions/3693501-zbitki-vid-zlociniv-rf-proti-dovkilla-lugansini-perevisili-475-milardi.html" text:style-name="Internet_20_link" text:visited-style-name="Visited_20_Internet_20_Link">
<text:span text:style-name="T4">
 lugansch </text:span>
</text:a>
在俄罗斯军队最后一天的利汉斯克地区，在克雷明社区，库兹明以南有大型进攻行动。</text:p>
      <text:p text:style-name="P4">
Makeevka，Nevskoye，Dibrova Tabulogogovka是敌方炮击。</text:p>
      <text:p text:style-name="P4">
在顿涅茨克地区，俄罗斯人进行了空袭，被炮兵和迫击炮击败。</text:p>
      <text:p text:style-name="P4">
在大火下是Bakhmut，Konstantinovka，Kurakhovo，Toretsk，Greater Valley，Reed，Reed，时间，友谊。 在所有定居点中，毁灭都被住宅部门摧毁。</text:p>
      <text:p text:style-name="P4">
每天在顿涅茨克地区<text:a xlink:type="simple" xlink:href="https://www.ukrinform.ua/rubric-regions/3693478-rosiani-za-dobu-poranili-dvoh-ziteliv-doneccini.html" text:style-name="Internet_20_link" text:visited-style-name="Visited_20_Internet_20_Link">
</text:a>
在赫尔森地区，入侵者每天进行71次炮击，从不同类型的武器和航空中释放了495个单位。</text:p>
      <text:p text:style-name="P4">
赫尔森六次开火，释放了23壳。</text:p>
      <text:p text:style-name="P4">
俄罗斯侵略者在赫尔森地区加强了反情报和警察。</text:p>
      <text:p text:style-name="P4">
<text:span text:style-name="T4">
另请阅读：</text:span>
 <text:a xlink:type="simple" xlink:href="https://www.ukrinform.ua/rubric-ato/3693461-na-hersonsini-rosiani-obstriluut-infrastrukturu-aka-dopomagae-regionu-vidnovluvatisa-gumenuk.html" text:style-name="Internet_20_link" text:visited-style-name="Visited_20_Internet_20_Link">
<text:span text:style-name="T4">
 hhersonshch </text:span>
</text:a>
特别是，正在进行突袭措施，以检查人口的电话中是否有照片和视频材料以及“禁止”内容。 入侵者记录当地人的个人数据，有选择地搜索房屋。</text:p>
      <text:p text:style-name="P4">
从俄罗斯人解放的努力继续进行索尔地区的恢复和重建。</text:p>
      <text:p text:style-name="P4">
News Source: <text:a xlink:type="simple" xlink:href="https://www.ukrinform.ua/rubric-regions/3693511-vijska-rf-za-dobu-obstrilali-visim-oblastej-ukraini-zvedenna-ova.html" text:style-name="Internet_20_link" text:visited-style-name="Visited_20_Internet_20_Link">
https://www.ukrinform.ua/rubric-regions/3693511-vijska-rf-za-dobu-obstrilali-visim-oblastej-ukraini-zvedenna-ova.html</text:a>
</text:p>
      <!--NEWS-->
      <text:h text:style-name="P10" text:outline-level="1">
<text:span text:style-name="T4">
SES烟火技术从Tetratech收到了15次皮卡</text:span>
</text:h>
      <text:p text:style-name="P4">
作者: Ukrinform (Person)</text:p>
      <text:p text:style-name="P4">
出版商: Укринформ (Organization)</text:p>
      <text:p text:style-name="P4">
出版时间: 2023-04-09T11:57:00+03:00</text:p>
      <text:p text:style-name="P4">
修改时间: 2023-04-09T11:57:00+03:00</text:p>
      <text:p text:style-name="P4">
描述: 乌克兰的州紧急服务对四位一体的烟火单元的需求收到了15辆汽车。  - 乌克林。</text:p>
      <text:p text:style-name="P4">
图片: ["<text:a xlink:type="simple" xlink:href="https://static.ukrinform.com/photos/2023_04/thumb_files/630_360_1681030651-441.jpeg" text:style-name="Internet_20_link" text:visited-style-name="Visited_20_Internet_20_Link">
630_360_16810...</text:a>
", "<text:a xlink:type="simple" xlink:href="https://static.ukrinform.com/photos/2023_04/thumb_files/630_360_1681030734-6494.jpeg" text:style-name="Internet_20_link" text:visited-style-name="Visited_20_Internet_20_Link">
630_360_16810...</text:a>
", "<text:a xlink:type="simple" xlink:href="https://static.ukrinform.com/photos/2023_04/thumb_files/630_360_1681030734-8783.jpeg" text:style-name="Internet_20_link" text:visited-style-name="Visited_20_Internet_20_Link">
630_360_16810...</text:a>
", "<text:a xlink:type="simple" xlink:href="https://static.ukrinform.com/photos/2023_04/thumb_files/630_360_1681030734-7155.jpeg" text:style-name="Internet_20_link" text:visited-style-name="Visited_20_Internet_20_Link">
630_360_16810...</text:a>
", "<text:a xlink:type="simple" xlink:href="https://static.ukrinform.com/photos/2023_04/thumb_files/630_360_1681030734-9881.jpeg" text:style-name="Internet_20_link" text:visited-style-name="Visited_20_Internet_20_Link">
630_360_16810...</text:a>
", "<text:a xlink:type="simple" xlink:href="https://static.ukrinform.com/photos/2023_04/thumb_files/630_360_1681030734-1709.jpeg" text:style-name="Internet_20_link" text:visited-style-name="Visited_20_Internet_20_Link">
630_360_16810...</text:a>
"]</text:p>
      <text:p text:style-name="P4">
标签: ['Автомобіль', 'ДСНС', 'Розмінування', 'допомога']</text:p>
      <text:p text:style-name="P4">
类型: Article</text:p>
      <!--METADATA-->
      <text:p text:style-name="P4">
<draw:frame draw:style-name="fr1" draw:name="Image115" text:anchor-type="as-char" svg:width="6.9236in" svg:height="3.956343in" draw:z-index="0">
<draw:image xlink:href="../Images/yкринформ/2023-04-09T11-57-00-03-00/630_360_1681030651-441.jpeg" xlink:type="simple" xlink:show="embed" xlink:actuate="onLoad" draw:mime-type="image/jpeg"/>
</draw:frame>
国家紧急情况中心为四位一体的烟火单元的需求收到了15辆汽车。</text:p>
      <text:p text:style-name="P4">
根据乌克林福姆的说法，SES报告了<text:a xlink:type="simple" xlink:href="https://t.me/dsns_telegram/15666" text:style-name="Internet_20_link" text:visited-style-name="Visited_20_Internet_20_Link">
</text:a>
“对于SES来说，重要的是与准备使用最现代的技术人员和设备技术为乌克兰烟火设备做好准备的国际组织很重要，因为随着俄罗斯联邦一侧的全面入侵，服务单位执行的任务卷。”</text:p>
      <text:p text:style-name="P4">
<draw:frame draw:style-name="fr1" draw:name="Image116" text:anchor-type="as-char" svg:width="6.9236in" svg:height="3.956343in" draw:z-index="0">
<draw:image xlink:href="../Images/yкринформ/2023-04-09T11-57-00-03-00/630_360_1681030734-6494.jpeg" xlink:type="simple" xlink:show="embed" xlink:actuate="onLoad" draw:mime-type="image/jpeg"/>
</draw:frame>
SES从Tetra Tech收到了15辆汽车，以满足烟火单元 /照片的需求：SES <text:a xlink:type="simple" xlink:href="https://static.ukrinform.com/photos/2023_04/1681030734-6494.jpeg" text:style-name="Internet_20_link" text:visited-style-name="Visited_20_Internet_20_Link">
<draw:frame draw:style-name="fr1" draw:name="Image117" text:anchor-type="as-char" svg:width="6.9236in" svg:height="3.956343in" draw:z-index="0">
<draw:image xlink:href="../Images/yкринформ/2023-04-09T11-57-00-03-00/630_360_1681030734-6494.jpeg" xlink:type="simple" xlink:show="embed" xlink:actuate="onLoad" draw:mime-type="image/jpeg"/>
</draw:frame>
</text:a>
 <text:a xlink:type="simple" xlink:href="https://static.ukrinform.com/photos/2023_04/1681030734-8783.jpeg" text:style-name="Internet_20_link" text:visited-style-name="Visited_20_Internet_20_Link">
<draw:frame draw:style-name="fr1" draw:name="Image118" text:anchor-type="as-char" svg:width="6.9236in" svg:height="3.956343in" draw:z-index="0">
<draw:image xlink:href="../Images/yкринформ/2023-04-09T11-57-00-03-00/630_360_1681030734-8783.jpeg" xlink:type="simple" xlink:show="embed" xlink:actuate="onLoad" draw:mime-type="image/jpeg"/>
</draw:frame>
</text:a>
 <text:a xlink:type="simple" xlink:href="https://static.ukrinform.com/photos/2023_04/1681030734-7155.jpeg" text:style-name="Internet_20_link" text:visited-style-name="Visited_20_Internet_20_Link">
<draw:frame draw:style-name="fr1" draw:name="Image119" text:anchor-type="as-char" svg:width="6.9236in" svg:height="3.956343in" draw:z-index="0">
<draw:image xlink:href="../Images/yкринформ/2023-04-09T11-57-00-03-00/630_360_1681030734-7155.jpeg" xlink:type="simple" xlink:show="embed" xlink:actuate="onLoad" draw:mime-type="image/jpeg"/>
</draw:frame>
</text:a>
 <text:a xlink:type="simple" xlink:href="https://static.ukrinform.com/photos/2023_04/1681030734-9881.jpeg" text:style-name="Internet_20_link" text:visited-style-name="Visited_20_Internet_20_Link">
<draw:frame draw:style-name="fr1" draw:name="Image120" text:anchor-type="as-char" svg:width="6.9236in" svg:height="3.956343in" draw:z-index="0">
<draw:image xlink:href="../Images/yкринформ/2023-04-09T11-57-00-03-00/630_360_1681030734-9881.jpeg" xlink:type="simple" xlink:show="embed" xlink:actuate="onLoad" draw:mime-type="image/jpeg"/>
</draw:frame>
</text:a>
 <text:a xlink:type="simple" xlink:href="https://static.ukrinform.com/photos/2023_04/1681030734-1709.jpeg" text:style-name="Internet_20_link" text:visited-style-name="Visited_20_Internet_20_Link">
<draw:frame draw:style-name="fr1" draw:name="Image121" text:anchor-type="as-char" svg:width="6.9236in" svg:height="3.956343in" draw:z-index="0">
<draw:image xlink:href="../Images/yкринформ/2023-04-09T11-57-00-03-00/630_360_1681030734-1709.jpeg" xlink:type="simple" xlink:show="embed" xlink:actuate="onLoad" draw:mime-type="image/jpeg"/>
</draw:frame>
</text:a>
前几天，Tetratech已转移<text:a xlink:type="simple" xlink:href="https://www.ukrinform.ua/tag-dsns" text:style-name="Internet_20_link" text:visited-style-name="Visited_20_Internet_20_Link">
</text:a>
15个墓碑Toyota Hilux。 这些汽车将使用烟火单元进行脱魔。</text:p>
      <text:p text:style-name="P4">
此前，该公司已经转移了基辅地区用来清洁该领土免于战争后果的设备。</text:p>
      <text:p text:style-name="P4">
<text:span text:style-name="T4">
另请阅读：</text:span>
 <text:a xlink:type="simple" xlink:href="https://www.ukrinform.ua/rubric-diaspora/3686356-dsns-ukraini-otrimala-18-pikapiv-vid-svitovogo-kongresu-ukrainciv.html" text:style-name="Internet_20_link" text:visited-style-name="Visited_20_Internet_20_Link">
<text:span text:style-name="T4">
拾音器</text:span>
</text:a>
正如乌克兰的乌克兰地区紧急医疗援助中心的报道<text:a xlink:type="simple" xlink:href="https://www.ukrinform.ua/rubric-society/3693238-blagodijniki-peredali-termobiliznu-medikam-ekstrenoi-dopomogi.html" text:style-name="Internet_20_link" text:visited-style-name="Visited_20_Internet_20_Link">
</text:a>
<text:span text:style-name="T5">
foto：snns</text:span>
</text:p>
      <text:p text:style-name="P4">
News Source: <text:a xlink:type="simple" xlink:href="https://www.ukrinform.ua/rubric-society/3693517-pirotehniki-dsns-otrimali-15-pikapiv-vid-kompanii-tetratech.html" text:style-name="Internet_20_link" text:visited-style-name="Visited_20_Internet_20_Link">
https://www.ukrinform.ua/rubric-society/3693517-pirotehniki-dsns-otrimali-15-pikapiv-vid-kompanii-tetratech.html</text:a>
</text:p>
      <!--NEWS-->
      <text:h text:style-name="P10" text:outline-level="1">
<text:span text:style-name="T4">
乌克兰国家队正在为开始欧洲体操锦标赛做准备</text:span>
</text:h>
      <text:p text:style-name="P4">
作者: Ukrinform (Person)</text:p>
      <text:p text:style-name="P4">
出版商: Укринформ (Organization)</text:p>
      <text:p text:style-name="P4">
出版时间: 2023-04-09T12:01:49+03:00</text:p>
      <text:p text:style-name="P4">
修改时间: 2023-04-09T12:01:49+03:00</text:p>
      <text:p text:style-name="P4">
描述: 国家体操队将在X欧洲锦标赛上演出，该锦标赛将于4月11日至16日在安塔利亚（土耳其）举行。  - 乌克林。</text:p>
      <text:p text:style-name="P4">
图片: ["<text:a xlink:type="simple" xlink:href="https://static.ukrinform.com/photos/2023_04/thumb_files/630_360_1681030722-492.jpg" text:style-name="Internet_20_link" text:visited-style-name="Visited_20_Internet_20_Link">
630_360_16810...</text:a>
"]</text:p>
      <text:p text:style-name="P4">
标签: ['Гімнастика']</text:p>
      <text:p text:style-name="P4">
类型: Article</text:p>
      <!--METADATA-->
      <text:p text:style-name="P4">
<draw:frame draw:style-name="fr1" draw:name="Image122" text:anchor-type="as-char" svg:width="6.9236in" svg:height="3.956343in" draw:z-index="0">
<draw:image xlink:href="../Images/yкринформ/2023-04-09T12-01-49-03-00/630_360_1681030722-492.jpg" xlink:type="simple" xlink:show="embed" xlink:actuate="onLoad" draw:mime-type="image/jpeg"/>
</draw:frame>
国家体操国家队将在X欧洲锦标赛上演出，该锦标赛将于4月11日至16日在安塔利亚举行(火鸡).</text:p>
      <text:p text:style-name="P4">
До складу чоловічої команди увійшли п'ять гімнастів - Ілля Ковтун (Cherkasy)乌克林福姆报道，基辅伊戈尔·拉迪维洛夫(Kiev Igor Radivilov)，尼基塔·梅尔尼科夫(Nikita Melnikov)，潘特尔·科洛迪(Pantel Kolodiy)以及来自卢汉斯克地区的杰出人士。</text:p>
      <text:p text:style-name="P4">
女子国家队将由来自Kropyvnytsky的Ivano-Frankivsk，Dniproanka Elizabeth Gubarev和Diana Savelyev的Ilona Krupa，Anna Lashchevskaya代表。</text:p>
      <text:p text:style-name="P4">
大陆锦标赛在团队比赛中赢得奖项，全部胜任和单独的练习。</text:p>
      <text:p text:style-name="P4">
<text:span text:style-name="T4">
另请阅读：</text:span>
 <text:a xlink:type="simple" xlink:href="https://www.ukrinform.ua/rubric-sports/3691219-gimnast-vernaev-oficijno-povernuvsa-do-skladu-zbirnoi-ukraini.html" text:style-name="Internet_20_link" text:visited-style-name="Visited_20_Internet_20_Link">
</text:a>
欧洲冠军将成为世界杯的资格，该冠军将于9月30日至9月8日获得安特卫普(比利时).</text:p>
      <text:p text:style-name="P4">
На фото: Ігор Радівілов (Facebook).</text:p>
      <text:p text:style-name="P4">
News Source: <text:a xlink:type="simple" xlink:href="https://www.ukrinform.ua/rubric-sports/3693516-zbirna-ukraini-gotuetsa-do-startu-na-cempionati-evropi-zi-sportivnoi-gimnastiki.html" text:style-name="Internet_20_link" text:visited-style-name="Visited_20_Internet_20_Link">
https://www.ukrinform.ua/rubric-sports/3693516-zbirna-ukraini-gotuetsa-do-startu-na-cempionati-evropi-zi-sportivnoi-gimnastiki.html</text:a>
</text:p>
      <!--NEWS-->
      <text:h text:style-name="P10" text:outline-level="1">
<text:span text:style-name="T4">
和平缔造者将在摩尔多瓦接受培训</text:span>
</text:h>
      <text:p text:style-name="P4">
作者: Ukrinform (Person)</text:p>
      <text:p text:style-name="P4">
出版商: Укринформ (Organization)</text:p>
      <text:p text:style-name="P4">
出版时间: 2023-04-09T12:14:00+03:00</text:p>
      <text:p text:style-name="P4">
修改时间: 2023-04-09T12:14:00+03:00</text:p>
      <text:p text:style-name="P4">
描述: 第22和维和营“蓝头盔”的士兵将于4月10日至4月14日在摩尔多瓦国民军的垃圾填埋场进行培训，将涉及Piranya装甲运输车。  - 乌克林。</text:p>
      <text:p text:style-name="P4">
图片: ["<text:a xlink:type="simple" xlink:href="https://static.ukrinform.com/photos/2022_04/thumb_files/630_360_1649857838-528.jpg" text:style-name="Internet_20_link" text:visited-style-name="Visited_20_Internet_20_Link">
630_360_16498...</text:a>
"]</text:p>
      <text:p text:style-name="P4">
标签: ['Миротворці', 'Молдова', 'ООН', 'Військові навчання']</text:p>
      <text:p text:style-name="P4">
类型: Article</text:p>
      <!--METADATA-->
      <text:p text:style-name="P4">
<draw:frame draw:style-name="fr1" draw:name="Image123" text:anchor-type="as-char" svg:width="6.9236in" svg:height="3.956343in" draw:z-index="0">
<draw:image xlink:href="../Images/yкринформ/2023-04-09T12-14-00-03-00/630_360_1649857838-528.jpg" xlink:type="simple" xlink:show="embed" xlink:actuate="onLoad" draw:mime-type="image/jpeg"/>
</draw:frame>
4月10日至4月14日，第22款维和营“蓝头盔”的士兵将在摩尔多瓦国民军的垃圾填埋场进行培训，而Piranya Bronetransporters则参与其中。</text:p>
      <text:p text:style-name="P4">
正如乌克林福姆报道的那样，它报告了<text:a xlink:type="simple" xlink:href="https://newsmaker.md/rus/novosti/v-moldove-proydut-ucheniya-mirotvortsev-v-nih-zadeystvuyut-btr-piranya/" text:style-name="Internet_20_link" text:visited-style-name="Visited_20_Internet_20_Link">
</text:a>
。</text:p>
      <text:p text:style-name="P4">
摩尔多瓦国防部说：“军方将研究乏味的行动中使用的策略，方法和程序，包括巡逻和保护重要目标。”</text:p>
      <text:p text:style-name="P4">
该培训将于4月10日至4月14日举行，将基于“国际战争剧院的特征”的场景，包括理论和实践课程。</text:p>
      <text:p text:style-name="P4">
<text:span text:style-name="T4">
另请阅读：</text:span>
 <text:a xlink:type="simple" xlink:href="https://www.ukrinform.ua/rubric-polytics/3692525-rf-castkovo-zminila-plani-sodo-derzperevorotu-v-moldovi-danilov.html" text:style-name="Internet_20_link" text:visited-style-name="Visited_20_Internet_20_Link">
<text:span text:style-name="T4">
摩尔多夫</text:span>
</text:a>
还指出，军队将参与Piranha装甲官员的演习，该载装甲载体由德国转移到摩尔多瓦。</text:p>
      <text:p text:style-name="P4">
前三个APC于今年1月交付给Chisinau，其余单元将在这一年中交付。</text:p>
      <text:p text:style-name="P4">
众所周知，“蓝头盔”称为<text:a xlink:type="simple" xlink:href="https://www.ukrinform.ua/tag-mirotvorci" text:style-name="Internet_20_link" text:visited-style-name="Visited_20_Internet_20_Link">
</text:a>
联合国。 这些是来自不同国家的专业军事部队。</text:p>
      <text:p text:style-name="P4">
News Source: <text:a xlink:type="simple" xlink:href="https://www.ukrinform.ua/rubric-world/3693523-u-moldovi-projdut-navcanna-mirotvorciv.html" text:style-name="Internet_20_link" text:visited-style-name="Visited_20_Internet_20_Link">
https://www.ukrinform.ua/rubric-world/3693523-u-moldovi-projdut-navcanna-mirotvorciv.html</text:a>
</text:p>
      <!--NEWS-->
      <text:h text:style-name="P10" text:outline-level="1">
<text:span text:style-name="T4">
Epiphanius祝贺西方仪式与复活节：愿信仰赋予与邪恶作斗争的力量</text:span>
</text:h>
      <text:p text:style-name="P4">
作者: Ukrinform (Person)</text:p>
      <text:p text:style-name="P4">
出版商: Укринформ (Organization)</text:p>
      <text:p text:style-name="P4">
出版时间: 2023-04-09T12:24:30+03:00</text:p>
      <text:p text:style-name="P4">
修改时间: 2023-04-09T12:24:30+03:00</text:p>
      <text:p text:style-name="P4">
描述: 乌克兰东正教教堂的负责人大都会Epiphani祝贺西方仪式信徒，并希望履行其武力来抗击邪恶。  - 乌克林。</text:p>
      <text:p text:style-name="P4">
图片: ["<text:a xlink:type="simple" xlink:href="https://static.ukrinform.com/photos/2023_04/thumb_files/630_360_1681026443-8428.jpeg" text:style-name="Internet_20_link" text:visited-style-name="Visited_20_Internet_20_Link">
630_360_16810...</text:a>
"]</text:p>
      <text:p text:style-name="P4">
标签: ['Свято', 'Великдень', 'Епіфаній']</text:p>
      <text:p text:style-name="P4">
类型: Article</text:p>
      <!--METADATA-->
      <text:p text:style-name="P4">
<draw:frame draw:style-name="fr1" draw:name="Image124" text:anchor-type="as-char" svg:width="6.9236in" svg:height="3.956343in" draw:z-index="0">
<draw:image xlink:href="../Images/yкринформ/2023-04-09T12-24-30-03-00/630_360_1681026443-8428.jpeg" xlink:type="simple" xlink:show="embed" xlink:actuate="onLoad" draw:mime-type="image/jpeg"/>
</draw:frame>
乌克兰东正教教堂的负责人Epiphani的大都市向复活节忠实的仪式表示祝贺，并希望履行其对抗邪恶斗争的力量。</text:p>
      <text:p text:style-name="P4">
正如乌克林福姆报道的那样，PCU的负责人在[]中写道(https://twitter.com/epifaniy/status/1644987888658968576?s=46&amp;t=4A6ZMFI1o9RLENTQ4-kYTw&amp;fbclid=IwAR3jUQgBeZzN2tJGt_t5E6L4SSigchKA2XdJPvffFnOcl4fPM0tYr0_8QC0)“我祝贺西方基督教传统的兄弟姐妹，这些传统现在被庆祝了<text:a xlink:type="simple" xlink:href="https://www.ukrinform.ua/tag-velikden" text:style-name="Internet_20_link" text:visited-style-name="Visited_20_Internet_20_Link">
</text:a>
呢 对基督复活的信念是，他处于善行状态，充满了与邪恶作斗争的力量。” Mintropolitan说。</text:p>
      <text:p text:style-name="P4">
<text:span text:style-name="T4">
另请阅读：</text:span>
 <text:a xlink:type="simple" xlink:href="https://www.ukrinform.ua/rubric-society/3693441-zelenskij-privitav-hristian-zahidnogo-obradu-z-velikodnem-mi-odnakovo-virimo-u-svobodu.html" text:style-name="Internet_20_link" text:visited-style-name="Visited_20_Internet_20_Link">
<text:span text:style-name="T4">
绿色</text:span>
</text:a>
据报道，今年西方仪式的基督徒将于4月9日庆祝复活节。</text:p>
      <text:p text:style-name="P4">
News Source: <text:a xlink:type="simple" xlink:href="https://www.ukrinform.ua/rubric-society/3693526-epifanij-privitav-viran-zahidnogo-obradu-z-velikodnem-nehaj-vira-dae-sili-na-borotbu-zi-zlom.html" text:style-name="Internet_20_link" text:visited-style-name="Visited_20_Internet_20_Link">
https://www.ukrinform.ua/rubric-society/3693526-epifanij-privitav-viran-zahidnogo-obradu-z-velikodnem-nehaj-vira-dae-sili-na-borotbu-zi-zlom.html</text:a>
</text:p>
      <!--NEWS-->
      <text:h text:style-name="P10" text:outline-level="1">
<text:span text:style-name="T4">
Zaporozhye地区被占领的地区摧毁了15多个敌方军团</text:span>
</text:h>
      <text:p text:style-name="P4">
作者: Ukrinform (Person)</text:p>
      <text:p text:style-name="P4">
出版商: Укринформ (Organization)</text:p>
      <text:p text:style-name="P4">
出版时间: 2023-04-09T12:34:00+03:00</text:p>
      <text:p text:style-name="P4">
修改时间: 2023-04-09T12:34:00+03:00</text:p>
      <text:p text:style-name="P4">
描述: 在两周之内，在Zaporizhzhya地区被占领的领土中，有15个以上的军事团体在Melitopol中被摧毁。  - 乌克林。</text:p>
      <text:p text:style-name="P4">
图片: ["<text:a xlink:type="simple" xlink:href="https://static.ukrinform.com/photos/2022_02/thumb_files/630_360_1646057019-898.jpg" text:style-name="Internet_20_link" text:visited-style-name="Visited_20_Internet_20_Link">
630_360_16460...</text:a>
"]</text:p>
      <text:p text:style-name="P4">
标签: ['Російські військові', 'Запоріжжя', 'Війна з росією', 'Єдині новини']</text:p>
      <text:p text:style-name="P4">
类型: Article</text:p>
      <!--METADATA-->
      <text:p text:style-name="P4">
<draw:frame draw:style-name="fr1" draw:name="Image125" text:anchor-type="as-char" svg:width="6.9236in" svg:height="3.956343in" draw:z-index="0">
<draw:image xlink:href="../Images/yкринформ/2023-04-09T12-34-00-03-00/630_360_1646057019-898.jpg" xlink:type="simple" xlink:show="embed" xlink:actuate="onLoad" draw:mime-type="image/jpeg"/>
</draw:frame>
在这两个星期中，在Zaporozhye地区的占领领土中摧毁了15个军事团体，其中7个在Melitopol。</text:p>
      <text:p text:style-name="P4">
乌克林福姆(Ukrinform)的伊万·费多罗夫(Ivan Fedorov)在《国家泰特纳(National Teleterna)新闻范围》中说了这一点。</text:p>
      <text:p text:style-name="P4">
“在两周内暂时占领的Zaporizhzhya地区的领土中，有15个以上的军事团体减少了，其中7个在城市的领土上。(https://www.ukrinform.ua/tag-rosijski-vijskovi)他放置了设备维修的基础，然后放置了燃料存储，”他说。</text:p>
      <text:p text:style-name="P4">
Fedorov还补充说，在Melitopol区，入侵者更改了四个被称为职业委员会的人。 “已经更换了四个职业管理部门。说。</text:p>
      <text:p text:style-name="P4">
<text:span text:style-name="T4">
另请阅读：</text:span>
 <text:a xlink:type="simple" xlink:href="https://www.ukrinform.ua/rubric-ato/3692784-na-melitopolsini-lunali-vibuhi-u-selisi-kudi-zagarbniki-zvozili-tehniku.html" text:style-name="Internet_20_link" text:visited-style-name="Visited_20_Internet_20_Link">
<text:span text:style-name="T4">
 melitopol </text:span>
</text:a>
此外，Fedorov指出，在过去的两个星期中，涉嫌策划的梅利托波尔(Melitopol)地区的9个合作者。</text:p>
      <text:p text:style-name="P4">
根据乌克林福姆的说法，根据Fedorov的说法，<text:a xlink:type="simple" xlink:href="https://www.ukrinform.ua/rubric-regions/3691887-spivpracuvati-z-vorogom-pogodilis-700-meskanciv-melitopolskogo-rajonu-mer.html" text:style-name="Internet_20_link" text:visited-style-name="Visited_20_Internet_20_Link">
</text:a>
</text:p>
      <text:p text:style-name="P4">
News Source: <text:a xlink:type="simple" xlink:href="https://www.ukrinform.ua/rubric-ato/3693529-na-okupovanij-castini-zaporizkoi-oblasti-znisili-ponad-15-vorozih-vijskovih-ugrupuvan.html" text:style-name="Internet_20_link" text:visited-style-name="Visited_20_Internet_20_Link">
https://www.ukrinform.ua/rubric-ato/3693529-na-okupovanij-castini-zaporizkoi-oblasti-znisili-ponad-15-vorozih-vijskovih-ugrupuvan.html</text:a>
</text:p>
      <!--NEWS-->
      <text:h text:style-name="P10" text:outline-level="1">
<text:span text:style-name="T4">
警告危险的空气污染，在汉堡发生了大规模大火</text:span>
</text:h>
      <text:p text:style-name="P4">
作者: Ukrinform (Person)</text:p>
      <text:p text:style-name="P4">
出版商: Укринформ (Organization)</text:p>
      <text:p text:style-name="P4">
出版时间: 2023-04-09T12:37:49+03:00</text:p>
      <text:p text:style-name="P4">
修改时间: 2023-04-09T12:37:49+03:00</text:p>
      <text:p text:style-name="P4">
描述: 在德国北部汉堡的港口城市，由于大规模火灾，宣布了空气污染的危险。  - 乌克林。</text:p>
      <text:p text:style-name="P4">
图片: ["<text:a xlink:type="simple" xlink:href="https://static.ukrinform.com/photos/2023_04/thumb_files/630_360_1681032740-139.jpeg" text:style-name="Internet_20_link" text:visited-style-name="Visited_20_Internet_20_Link">
630_360_16810...</text:a>
"]</text:p>
      <text:p text:style-name="P4">
标签: ['Гамбург', 'Німеччина', 'Пожежа', 'Забруднення повітря']</text:p>
      <text:p text:style-name="P4">
类型: Article</text:p>
      <!--METADATA-->
      <text:p text:style-name="P4">
<draw:frame draw:style-name="fr1" draw:name="Image126" text:anchor-type="as-char" svg:width="6.9236in" svg:height="3.956343in" draw:z-index="0">
<draw:image xlink:href="../Images/yкринформ/2023-04-09T12-37-49-03-00/630_360_1681032740-139.jpeg" xlink:type="simple" xlink:show="embed" xlink:actuate="onLoad" draw:mime-type="image/jpeg"/>
</draw:frame>
由于大规模火灾，汉堡在德国北部宣布了空气污染。</text:p>
      <text:p text:style-name="P4">
根据乌克林福姆的说法，该市的居民通过该州告知<text:a xlink:type="simple" xlink:href="https://warnung.bund.de/meldungen/mow.DE-HH-HH-SE033-20230409-33-001/Starke_Rauchentwicklung_durch_Grossbrand_im_Bereich_Hamburg_Rothenburgsort_HamburgRothenburgsort" text:style-name="Internet_20_link" text:visited-style-name="Visited_20_Internet_20_Link">
</text:a>
警告。</text:p>
      <text:p text:style-name="P4">
警告说：“由于汉堡地区的人口大火，空气中的唯一成分的烟气会受到影响。”</text:p>
      <text:p text:style-name="P4">
威胁水平被评为“极高”。</text:p>
      <text:p text:style-name="P4">
黑烟云已经到达市中心。 要求居民不要外出，关闭窗户和门。</text:p>
      <text:p text:style-name="P4">
<text:a xlink:type="simple" xlink:href="https://www.ukrinform.ua/tag-pozeza" text:style-name="Internet_20_link" text:visited-style-name="Visited_20_Internet_20_Link">
</text:a>
它在周日早些时候在货物中爆发了，该货物已经完全燃烧。 现在他们燃烧了一些仓库。 根据初步数据，硫化氢泄漏。</text:p>
      <text:p text:style-name="P4">
<text:span text:style-name="T4">
另请阅读：</text:span>
 <text:a xlink:type="simple" xlink:href="https://www.ukrinform.ua/rubric-world/3690914-u-berlinskij-likarni-stalasa-pozeza-postrazdali-troe-pacientiv-i-medsestra.html" text:style-name="Internet_20_link" text:visited-style-name="Visited_20_Internet_20_Link">
<text:span text:style-name="T4">
开火</text:span>
</text:a>
现场有200多个紧急服务工作。</text:p>
      <text:p text:style-name="P4">
德意志巴恩铁路公司(Deutsche Bahn Railway Company)宣布，汉堡Ibuichen之间的联系因火灾而关闭，汉堡和柏林之间的火车由其他路线重定向，汉堡和波兰Rostock之间的火车总结了。</text:p>
      <text:p text:style-name="P4">
城市运输的运动也受到限制。</text:p>
      <text:p text:style-name="P4">
调查人员工作，大火的原因仍然未知。</text:p>
      <text:p text:style-name="P4">
<text:span text:style-name="T5">
foto：Jonas Walzberg/DPA</text:span>
</text:p>
      <text:p text:style-name="P4">
News Source: <text:a xlink:type="simple" xlink:href="https://www.ukrinform.ua/rubric-world/3693530-u-gamburzi-spalahnula-masstabna-pozeza-poperedzaut-pro-nebezpecne-zabrudnenna-povitra.html" text:style-name="Internet_20_link" text:visited-style-name="Visited_20_Internet_20_Link">
https://www.ukrinform.ua/rubric-world/3693530-u-gamburzi-spalahnula-masstabna-pozeza-poperedzaut-pro-nebezpecne-zabrudnenna-povitra.html</text:a>
</text:p>
      <!--NEWS-->
      <text:h text:style-name="P10" text:outline-level="1">
<text:span text:style-name="T4">
在瑞士阿尔卑斯山，一辆雪崩出来，九个滑雪者受伤</text:span>
</text:h>
      <text:p text:style-name="P4">
作者: Ukrinform (Person)</text:p>
      <text:p text:style-name="P4">
出版商: Укринформ (Organization)</text:p>
      <text:p text:style-name="P4">
出版时间: 2023-04-09T12:52:00+03:00</text:p>
      <text:p text:style-name="P4">
修改时间: 2023-04-09T12:52:00+03:00</text:p>
      <text:p text:style-name="P4">
描述: 9名滑雪者受到瑞士阿尔卑斯山雪崩的影响。  - 乌克林。</text:p>
      <text:p text:style-name="P4">
图片: ["<text:a xlink:type="simple" xlink:href="https://static.ukrinform.com/photos/2018_01/thumb_files/630_360_1515323527-9625.jpg" text:style-name="Internet_20_link" text:visited-style-name="Visited_20_Internet_20_Link">
630_360_15153...</text:a>
"]</text:p>
      <text:p text:style-name="P4">
标签: ['Лавина', 'Альпи', 'Гори']</text:p>
      <text:p text:style-name="P4">
类型: Article</text:p>
      <!--METADATA-->
      <text:p text:style-name="P4">
<draw:frame draw:style-name="fr1" draw:name="Image127" text:anchor-type="as-char" svg:width="6.9236in" svg:height="3.956343in" draw:z-index="0">
<draw:image xlink:href="../Images/yкринформ/2023-04-09T12-52-00-03-00/630_360_1515323527-9625.jpg" xlink:type="simple" xlink:show="embed" xlink:actuate="onLoad" draw:mime-type="image/jpeg"/>
</draw:frame>
由于瑞士阿尔卑斯山的雪崩而受伤了9条鞋。</text:p>
      <text:p text:style-name="P4">
正如乌克林福姆报道的那样，它报告了<text:a xlink:type="simple" xlink:href="https://www.theguardian.com/world/2023/apr/08/nine-skiers-in-switzerland-airlifted-to-hospital-after-major-avalanche" text:style-name="Internet_20_link" text:visited-style-name="Visited_20_Internet_20_Link">
</text:a>
。</text:p>
      <text:p text:style-name="P4">
雪崩落在与意大利边界附近的瓦利斯广州SaaS-Fe山上的Alfubel山顶附近。</text:p>
      <text:p text:style-name="P4">
该地块位于著名的瑞士山山怪物Tagiruskaya的Cermatt。</text:p>
      <text:p text:style-name="P4">
“当这些团体在4000米的高度上坐在阿尔图贝尔时，下降了<text:a xlink:type="simple" xlink:href="https://www.ukrinform.ua/tag-lavina" text:style-name="Internet_20_link" text:visited-style-name="Visited_20_Internet_20_Link">
</text:a>
。 警方在瓦利斯市说：“有几个人很大。”</text:p>
      <text:p text:style-name="P4">
几架直升机上的紧急服务去了现场。</text:p>
      <text:p text:style-name="P4">
警察代表沃利斯说，该地区有16人，他们被山上枪杀。</text:p>
      <text:p text:style-name="P4">
<text:span text:style-name="T4">
另请阅读：</text:span>
 <text:a xlink:type="simple" xlink:href="https://www.ukrinform.ua/rubric-world/3684670-na-pivnoci-italii-zijsla-lavina-odna-ludina-zaginula.html" text:style-name="Internet_20_link" text:visited-style-name="Visited_20_Internet_20_Link">
<text:span text:style-name="T4">
雪崩</text:span>
</text:a>
直升机将九名受害者交付给附近Hazp和锡安的医院。 其中，其中三个在门诊治疗后出院，在医生的监督下，艾因希(Ainshi)在一夜之间保持了一夜。</text:p>
      <text:p text:style-name="P4">
当地警察发言人说：“我们正在谈论非常容易受伤，所以一切看起来很积极。你可以说它们很幸运。”</text:p>
      <text:p text:style-name="P4">
据报道，4月4日星期二，<text:a xlink:type="simple" xlink:href="https://www.ukrinform.ua/rubric-world/3691428-u-gimalaah-lavina-nakrila-grupu-turistiv-sestero-zagiblih.html" text:style-name="Internet_20_link" text:visited-style-name="Visited_20_Internet_20_Link">
</text:a>
印度东北部的喜马拉雅山脉最少的人被杀。</text:p>
      <text:p text:style-name="P4">
News Source: <text:a xlink:type="simple" xlink:href="https://www.ukrinform.ua/rubric-world/3693535-u-svejcarskih-alpah-zijsla-lavina-postrazdali-devat-liznikiv.html" text:style-name="Internet_20_link" text:visited-style-name="Visited_20_Internet_20_Link">
https://www.ukrinform.ua/rubric-world/3693535-u-svejcarskih-alpah-zijsla-lavina-postrazdali-devat-liznikiv.html</text:a>
</text:p>
      <!--NEWS-->
      <text:h text:style-name="P10" text:outline-level="1">
<text:span text:style-name="T4">
蓝色和黄色的花在塞瓦斯托波尔的Lesya Ukrainka纪念碑附近种植</text:span>
</text:h>
      <text:p text:style-name="P4">
作者: Ukrinform (Person)</text:p>
      <text:p text:style-name="P4">
出版商: Укринформ (Organization)</text:p>
      <text:p text:style-name="P4">
出版时间: 2023-04-09T13:04:00+03:00</text:p>
      <text:p text:style-name="P4">
修改时间: 2023-04-09T13:04:00+03:00</text:p>
      <text:p text:style-name="P4">
描述: 在乌克兰作家莱斯娅（Lesya）纪念碑附近的临时占领的塞瓦斯托波尔（Sevastopol）中，乌克兰人种植了黄色和蓝色的紫罗兰。  - 乌克林。</text:p>
      <text:p text:style-name="P4">
图片: ["<text:a xlink:type="simple" xlink:href="https://static.ukrinform.com/photos/2023_04/thumb_files/630_360_1681034551-608.jpg" text:style-name="Internet_20_link" text:visited-style-name="Visited_20_Internet_20_Link">
630_360_16810...</text:a>
", "<text:a xlink:type="simple" xlink:href="https://static.ukrinform.com/photos/2023_04/1681034951-359.jpg" text:style-name="Internet_20_link" text:visited-style-name="Visited_20_Internet_20_Link">
1681034951-35...</text:a>
", "<text:a xlink:type="simple" xlink:href="https://static.ukrinform.com/photos/2023_04/1681034699-943.jpeg" text:style-name="Internet_20_link" text:visited-style-name="Visited_20_Internet_20_Link">
1681034699-94...</text:a>
"]</text:p>
      <text:p text:style-name="P4">
标签: ['Крим', "Пам'ятник", 'Україна', 'Леся Українка', 'Квіти']</text:p>
      <text:p text:style-name="P4">
类型: Article</text:p>
      <!--METADATA-->
      <text:p text:style-name="P4">
<draw:frame draw:style-name="fr1" draw:name="Image128" text:anchor-type="as-char" svg:width="6.9236in" svg:height="3.956343in" draw:z-index="0">
<draw:image xlink:href="../Images/yкринформ/2023-04-09T13-04-00-03-00/630_360_1681034551-608.jpg" xlink:type="simple" xlink:show="embed" xlink:actuate="onLoad" draw:mime-type="image/jpeg"/>
</draw:frame>
从类似地，乌克兰作家利苏斯·乌克兰人在纪念碑附近被占领的塞瓦斯托波尔种植了黄色和蓝色的紫罗兰。</text:p>
      <text:p text:style-name="P4">
根据乌克林福姆的说法，在线版报告<text:a xlink:type="simple" xlink:href="https://ua.krymr.com/a/news-sevastopol-pamyatnyk-lesi-ukrayinky-vysadyly-syni-ta-zhovti-kvity/32355825.html" text:style-name="Internet_20_link" text:visited-style-name="Visited_20_Internet_20_Link">
</text:a>
紫罗兰在[]的两侧种植在固定的混凝土花盆中(https://www.ukrinform.ua/tag-pamatnik)。 花朵的流行名称 - “五人”，每年春天都在街上装饰着草坪。</text:p>
      <text:p text:style-name="P4">
根据当地人的说法，园林绿化专门选择了颜色的组合。 因此，他们表达了对乌克兰和作家本人的态度，阿罗西亚当局“跌落”。</text:p>
      <text:p text:style-name="P4">
<text:span text:style-name="T4">
另请阅读：</text:span>
 <text:a xlink:type="simple" xlink:href="https://www.ukrinform.ua/rubric-crimea/3686360-simferopol-ta-sevastopol-trivae-sprotiv-zovta-stricka-pokazala-novi-listivki-ta-grafiti.html" text:style-name="Internet_20_link" text:visited-style-name="Visited_20_Internet_20_Link">
<text:span text:style-name="T4">
 sevastopol </text:span>
</text:a>
</text:p>
      <text:p text:style-name="P4">
<draw:frame draw:style-name="fr1" draw:name="Image129" text:anchor-type="as-char" svg:width="6.9236in" svg:height="5.1927in" draw:z-index="0">
<draw:image xlink:href="../Images/yкринформ/2023-04-09T13-04-00-03-00/1681034951-359.jpg" xlink:type="simple" xlink:show="embed" xlink:actuate="onLoad" draw:mime-type="image/jpeg"/>
</draw:frame>
<draw:frame draw:style-name="fr1" draw:name="Image130" text:anchor-type="as-char" svg:width="6.9236in" svg:height="3.89132in" draw:z-index="0">
<draw:image xlink:href="../Images/yкринформ/2023-04-09T13-04-00-03-00/1681034699-943.jpeg" xlink:type="simple" xlink:show="embed" xlink:actuate="onLoad" draw:mime-type="image/jpeg"/>
</draw:frame>
如报道，<text:a xlink:type="simple" xlink:href="https://www.ukrinform.ua/rubric-crimea/3675257-u-sevastopoli-vidznacili-den-narodzenna-lesi-ukrainki.html" text:style-name="Internet_20_link" text:visited-style-name="Visited_20_Internet_20_Link">
</text:a>
(1871-1913。)将黄色和蓝色的花在其纪念碑上。</text:p>
      <text:p text:style-name="P4">
_foto：rfe/rl _</text:p>
      <text:p text:style-name="P4">
News Source: <text:a xlink:type="simple" xlink:href="https://www.ukrinform.ua/rubric-crimea/3693543-bila-pamatnika-lesi-ukrainki-u-sevastopoli-visadili-sini-ta-zovti-kviti.html" text:style-name="Internet_20_link" text:visited-style-name="Visited_20_Internet_20_Link">
https://www.ukrinform.ua/rubric-crimea/3693543-bila-pamatnika-lesi-ukrainki-u-sevastopoli-visadili-sini-ta-zovti-kviti.html</text:a>
</text:p>
      <!--NEWS-->
      <text:h text:style-name="P10" text:outline-level="1">
<text:span text:style-name="T4">
在一天中的利马诺 - 库皮斯克方向上，有202个炮击 - 樱桃</text:span>
</text:h>
      <text:p text:style-name="P4">
作者: Ukrinform (Person)</text:p>
      <text:p text:style-name="P4">
出版商: Укринформ (Organization)</text:p>
      <text:p text:style-name="P4">
出版时间: 2023-04-09T13:11:00+03:00</text:p>
      <text:p text:style-name="P4">
修改时间: 2023-04-09T13:11:00+03:00</text:p>
      <text:p text:style-name="P4">
描述: 在利马诺·库皮斯克（Limano-Kupyansk）的方向上，每天发生202次敌人炮击，50名入侵者被摧毁。  - 乌克林。</text:p>
      <text:p text:style-name="P4">
图片: ["<text:a xlink:type="simple" xlink:href="https://static.ukrinform.com/photos/2023_02/thumb_files/630_360_1675335452-443.jpg" text:style-name="Internet_20_link" text:visited-style-name="Visited_20_Internet_20_Link">
630_360_16753...</text:a>
"]</text:p>
      <text:p text:style-name="P4">
标签: ['Обстріл', 'ЗСУ', 'Лиман', 'Війна з росією', 'Єдині новини']</text:p>
      <text:p text:style-name="P4">
类型: Article</text:p>
      <!--METADATA-->
      <text:p text:style-name="P4">
<draw:frame draw:style-name="fr1" draw:name="Image131" text:anchor-type="as-char" svg:width="6.9236in" svg:height="3.956343in" draw:z-index="0">
<draw:image xlink:href="../Images/yкринформ/2023-04-09T13-11-00-03-00/630_360_1675335452-443.jpg" xlink:type="simple" xlink:show="embed" xlink:actuate="onLoad" draw:mime-type="image/jpeg"/>
</draw:frame>
在利马诺·库皮斯克(Limano-Kupyansk)的方向上，每天进行202次敌人炮击，武装部队被50个积累摧毁。</text:p>
      <text:p text:style-name="P4">
乌克林福姆报道，武装部队武装部队武装部队发言人谢尔盖·奇雷维蒂(Sergey Cherevaty)在国家新闻电话“唯一的新闻”“唯一的新闻”中说了这一点。</text:p>
      <text:p text:style-name="P4">
“总的来说，利马诺 - 库皮亚方向在[]之后的活动中排名第二(https://www.ukrinform.ua/tag-bahmut)在我们责任领域。 特别是，在这一天，有202枚枪管炮弹，7名战斗人员，50名朝向这个方向的入侵者被摧毁，有86名暴露于不同的程度。”</text:p>
      <text:p text:style-name="P4">
<text:span text:style-name="T4">
另请阅读：</text:span>
 <text:a xlink:type="simple" xlink:href="https://www.ukrinform.ua/rubric-ato/3693480-na-doneccini-aerorozvidniki-znisili-spostereznij-punkt-rosian.html" text:style-name="Internet_20_link" text:visited-style-name="Visited_20_Internet_20_Link">
<text:span text:style-name="T4">
 DONETSK </text:span>
 <text:span text:style-name="T4">
 </text:span>
 AERAVLYA <text:span text:style-name="T4">
 </text:span>
 <text:span text:style-name="T4">
 </text:span>
被摧毁<text:span text:style-name="T4">
<text:span text:style-name="T5">
*监督</text:span>
* </text:span>
 <text:span text:style-name="T4">
 </text:span>
项目<text:span text:style-name="T4">
 </text:span>
 <text:span text:style-name="T4">
 </text:span>
 <text:span text:style-name="T4">
俄语</text:span>
</text:a>
据他说，BMP-1也被摧毁，该模型以前被删除，2个无人机，3个迫击炮和两条战斗线。</text:p>
      <text:p text:style-name="P4">
正如乌克林福姆报道的那样，在最后一天，乌克兰国防军击退了50多次敌人的袭击，摧毁了14个无人机和5个REB的站点。</text:p>
      <text:p text:style-name="P4">
<text:span text:style-name="T5">
照片：陆军</text:span>
</text:p>
      <text:p text:style-name="P4">
News Source: <text:a xlink:type="simple" xlink:href="https://www.ukrinform.ua/rubric-regions/3693553-na-limanokupanskomu-napramku-za-dobu-vidbulosa-202-obstrili-cerevatij-nazvav-vtrati-voroga.html" text:style-name="Internet_20_link" text:visited-style-name="Visited_20_Internet_20_Link">
https://www.ukrinform.ua/rubric-regions/3693553-na-limanokupanskomu-napramku-za-dobu-vidbulosa-202-obstrili-cerevatij-nazvav-vtrati-voroga.html</text:a>
</text:p>
      <!--NEWS-->
      <text:h text:style-name="P10" text:outline-level="1">
<text:span text:style-name="T4">
“ Prometheus”和“ Epicenter-Podolyany”将决定排球中乌克兰超级联赛的冠军</text:span>
</text:h>
      <text:p text:style-name="P4">
作者: Ukrinform (Person)</text:p>
      <text:p text:style-name="P4">
出版商: Укринформ (Organization)</text:p>
      <text:p text:style-name="P4">
出版时间: 2023-04-09T13:19:00+03:00</text:p>
      <text:p text:style-name="P4">
修改时间: 2023-04-09T13:19:00+03:00</text:p>
      <text:p text:style-name="P4">
描述: 乌克兰超级联赛的排球季2022/23奖项由DNIEPER的Prometheus和来自Khmelnitsky地区Gorodok的Epicenter-Podolyany颁发。  - 乌克林。</text:p>
      <text:p text:style-name="P4">
图片: ["<text:a xlink:type="simple" xlink:href="https://static.ukrinform.com/photos/2023_04/thumb_files/630_360_1681035532-284.jpeg" text:style-name="Internet_20_link" text:visited-style-name="Visited_20_Internet_20_Link">
630_360_16810...</text:a>
"]</text:p>
      <text:p text:style-name="P4">
标签: ['Волейбол']</text:p>
      <text:p text:style-name="P4">
类型: Article</text:p>
      <!--METADATA-->
      <text:p text:style-name="P4">
<draw:frame draw:style-name="fr1" draw:name="Image132" text:anchor-type="as-char" svg:width="6.9236in" svg:height="3.956343in" draw:z-index="0">
<draw:image xlink:href="../Images/yкринформ/2023-04-09T13-19-00-03-00/630_360_1681035532-284.jpeg" xlink:type="simple" xlink:show="embed" xlink:actuate="onLoad" draw:mime-type="image/jpeg"/>
</draw:frame>
乌克兰超级联赛在排球季2022/23将从赫梅尔尼特斯基(Khmelnytsky)地区Gorodok的Dniep​​er和Epicenter-Podolyany扮演Prometheus。</text:p>
      <text:p text:style-name="P4">
乌克林福姆报道，最后一系列系列将于4月11日开始。</text:p>
      <text:p text:style-name="P4">
<text:span text:style-name="T4">
另请阅读：</text:span>
 <text:a xlink:type="simple" xlink:href="https://www.ukrinform.ua/rubric-sports/3683806-vidomi-superniki-zbirnoi-ukraini-z-volejbolu-v-olimpijskomu-kvalifikacijnomu-turniri.html" text:style-name="Internet_20_link" text:visited-style-name="Visited_20_Internet_20_Link">
<text:span text:style-name="T4">
排球</text:span>
</text:a>
在铜的对抗中，Zhytomyr Zhytomyr-Polissya和来自Kharkiv的VSC“ Law Academy”。</text:p>
      <text:p text:style-name="P4">
该系列赛的第一场比赛将于4月12日举行。</text:p>
      <text:p text:style-name="P4">
我们会提醒，女子超级行的获胜者是来自Dniep​​er地区的排球运动员，他们在决赛中被Vinnitsa的“ Charles-Medical-Medical-Shvsm”所克服。</text:p>
      <text:p text:style-name="P4">
照片：facebook.com/gorodok.best。</text:p>
      <text:p text:style-name="P4">
News Source: <text:a xlink:type="simple" xlink:href="https://www.ukrinform.ua/rubric-sports/3693546-prometej-ta-epicentrpodolani-viznacat-peremozca-superligi-ukraini-z-volejbolu.html" text:style-name="Internet_20_link" text:visited-style-name="Visited_20_Internet_20_Link">
https://www.ukrinform.ua/rubric-sports/3693546-prometej-ta-epicentrpodolani-viznacat-peremozca-superligi-ukraini-z-volejbolu.html</text:a>
</text:p>
      <!--NEWS-->
      <text:h text:style-name="P10" text:outline-level="1">
<text:span text:style-name="T4">
在哈尔基夫（Kharkiv），花园里的一个人在迷你</text:span>
</text:h>
      <text:p text:style-name="P4">
作者: Ukrinform (Person)</text:p>
      <text:p text:style-name="P4">
出版商: Укринформ (Organization)</text:p>
      <text:p text:style-name="P4">
出版时间: 2023-04-09T13:30:00+03:00</text:p>
      <text:p text:style-name="P4">
修改时间: 2023-04-09T13:30:00+03:00</text:p>
      <text:p text:style-name="P4">
描述: 在哈尔基夫地区的Snizhkivka村，一名男子踩在矿山“ Palt”的花园里，遭受了弹片伤口。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Міна', 'Поранені', 'Вибух', 'Харківщина']</text:p>
      <text:p text:style-name="P4">
类型: Article</text:p>
      <!--METADATA-->
      <text:p text:style-name="P4">
<draw:frame draw:style-name="fr1" draw:name="Image133" text:anchor-type="as-char" svg:width="6.9236in" svg:height="3.956343in" draw:z-index="0">
<draw:image xlink:href="../Images/yкринформ/2023-04-09T13-30-00-03-00/630_360_1676281282-210.jpg" xlink:type="simple" xlink:show="embed" xlink:actuate="onLoad" draw:mime-type="image/jpeg"/>
</draw:frame>
在哈尔基夫地区的村庄，一名男子在矿山“墙”弹片伤口上踩在花园里。</text:p>
      <text:p text:style-name="P4">
根据乌克兰的乌克林福姆(Ukrinform(https://www.facebook.com/DSNSKHARKIV/posts/pfbid0m5CBogYMmbxyJWgaZBxJHjadHKi9JG5sGVhLq1P1HbXxTJk6XutdRbVHsXjQNEfHl).</text:p>
      <text:p text:style-name="P4">
“9 квітня в Ізюмському районі стався черговий вибух вибухонебезпечногопредмету. Подія сталась у селі Сніжківка на території приватногодомоволодіння. Чоловік, 1985 року народження, в городі наступив на <text:a xlink:type="simple" xlink:href="https://www.ukrinform.ua/tag-mina" text:style-name="Internet_20_link" text:visited-style-name="Visited_20_Internet_20_Link">
</text:a>
“花瓣”。 由于爆炸式爆炸，他受到了严重程度不同的刺激性伤口。 它被带到了城市医院。”消息写道。</text:p>
      <text:p text:style-name="P4">
<text:span text:style-name="T4">
另请阅读：</text:span>
 <text:a xlink:type="simple" xlink:href="https://www.ukrinform.ua/rubric-regions/3693374-na-kiivsini-traktorist-pidirvavsa-na-protitankovij-mini.html" text:style-name="Internet_20_link" text:visited-style-name="Visited_20_Internet_20_Link">
<text:span text:style-name="T4">
排除</text:span>
</text:a>
SESA补充说，最终情况已澄清。</text:p>
      <text:p text:style-name="P4">
正如乌克林福姆报道的，4月8日在哈尔基夫地区<text:a xlink:type="simple" xlink:href="https://www.ukrinform.ua/rubric-regions/3693293-na-harkivsini-dvoe-ludej-pidirvalisa-na-vibuhivci.html" text:style-name="Internet_20_link" text:visited-style-name="Visited_20_Internet_20_Link">
</text:a>
在爆炸物上。  <text:span text:style-name="T5">
照片说明性</text:span>
</text:p>
      <text:p text:style-name="P4">
News Source: <text:a xlink:type="simple" xlink:href="https://www.ukrinform.ua/rubric-regions/3693564-na-harkivsini-colovik-na-vlasnomu-gorodi-pidirvavsa-na-mini.html" text:style-name="Internet_20_link" text:visited-style-name="Visited_20_Internet_20_Link">
https://www.ukrinform.ua/rubric-regions/3693564-na-harkivsini-colovik-na-vlasnomu-gorodi-pidirvavsa-na-mini.html</text:a>
</text:p>
      <!--NEWS-->
      <text:h text:style-name="P10" text:outline-level="1">
<text:span text:style-name="T4">
救援人员警告喀尔巴阡山脉的巨大雪崩危险</text:span>
</text:h>
      <text:p text:style-name="P4">
作者: Ukrinform (Person)</text:p>
      <text:p text:style-name="P4">
出版商: Укринформ (Organization)</text:p>
      <text:p text:style-name="P4">
出版时间: 2023-04-09T13:40:00+03:00</text:p>
      <text:p text:style-name="P4">
修改时间: 2023-04-09T13:40:00+03:00</text:p>
      <text:p text:style-name="P4">
描述: 救援人员于4月9日至10日警告跨巡回同步人和伊万诺·弗兰基夫斯克地区的高重雪崩危险。  - 乌克林。</text:p>
      <text:p text:style-name="P4">
图片: ["<text:a xlink:type="simple" xlink:href="https://static.ukrinform.com/photos/2020_01/thumb_files/630_360_1579069647-594.jpg" text:style-name="Internet_20_link" text:visited-style-name="Visited_20_Internet_20_Link">
630_360_15790...</text:a>
"]</text:p>
      <text:p text:style-name="P4">
标签: ['ДСНС', 'Карпати', 'Лавина', 'Сніг', 'Закарпаття']</text:p>
      <text:p text:style-name="P4">
类型: Article</text:p>
      <!--METADATA-->
      <text:p text:style-name="P4">
<draw:frame draw:style-name="fr1" draw:name="Image134" text:anchor-type="as-char" svg:width="6.9236in" svg:height="3.956343in" draw:z-index="0">
<draw:image xlink:href="../Images/yкринформ/2023-04-09T13-40-00-03-00/630_360_1579069647-594.jpg" xlink:type="simple" xlink:show="embed" xlink:actuate="onLoad" draw:mime-type="image/jpeg"/>
</draw:frame>
救援人员于4月9日至10日警告高级军队和伊万诺·弗兰基夫斯克地区的巨大雪崩危险。</text:p>
      <text:p text:style-name="P4">
根据乌克林福姆的说法，州紧急服务在[]中报告(https://t.me/dsns_telegram/15674)“维持了跨库Patherian地区东部高级的9-10朵花，由于降雪，宣布了伊万诺 - 弗兰基夫斯克地区的高山脉，宣布了<text:a xlink:type="simple" xlink:href="https://www.ukrinform.ua/tag-lavina" text:style-name="Internet_20_link" text:visited-style-name="Visited_20_Internet_20_Link">
</text:a>
危险(3级)”， - 消息读取。</text:p>
      <text:p text:style-name="P4">
<text:span text:style-name="T4">
另请阅读：</text:span>
 <text:a xlink:type="simple" xlink:href="https://www.ukrinform.ua/rubric-regions/3692939-na-prikarpatti-tri-dni-viruvav-ciklon-podekudi-namelo-do-25-santimetriv-snigu.html" text:style-name="Internet_20_link" text:visited-style-name="Visited_20_Internet_20_Link">
</text:a>
根据乌克林福姆的说法，根据天气预报员的说法，在西部地区，4月9日下午正在观看7-12°热量。</text:p>
      <text:p text:style-name="P4">
News Source: <text:a xlink:type="simple" xlink:href="https://www.ukrinform.ua/rubric-regions/3693561-ratuvalniki-poperedzaut-pro-znacnu-lavinnu-nebezpeku-v-karpatah.html" text:style-name="Internet_20_link" text:visited-style-name="Visited_20_Internet_20_Link">
https://www.ukrinform.ua/rubric-regions/3693561-ratuvalniki-poperedzaut-pro-znacnu-lavinnu-nebezpeku-v-karpatah.html</text:a>
</text:p>
      <!--NEWS-->
      <text:h text:style-name="P10" text:outline-level="1">
<text:span text:style-name="T4">
拉脱维亚将在与白俄罗斯的边界上建造超过60公里的篱笆</text:span>
</text:h>
      <text:p text:style-name="P4">
作者: Ukrinform (Person)</text:p>
      <text:p text:style-name="P4">
出版商: Укринформ (Organization)</text:p>
      <text:p text:style-name="P4">
出版时间: 2023-04-09T13:43:00+03:00</text:p>
      <text:p text:style-name="P4">
修改时间: 2023-04-09T13:43:00+03:00</text:p>
      <text:p text:style-name="P4">
描述: 拉脱维亚计划在拉脱维亚 - 贝拉鲁斯边界沿着篱笆的第二阶段开始建造，这段时间为63.9公里。  - 乌克林。</text:p>
      <text:p text:style-name="P4">
图片: ["<text:a xlink:type="simple" xlink:href="https://static.ukrinform.com/photos/2022_02/thumb_files/630_360_1645814843-702.jpg" text:style-name="Internet_20_link" text:visited-style-name="Visited_20_Internet_20_Link">
630_360_16458...</text:a>
"]</text:p>
      <text:p text:style-name="P4">
标签: ['білорусь', 'Будівництво', 'Латвія', 'Кордон', 'Паркан']</text:p>
      <text:p text:style-name="P4">
类型: Article</text:p>
      <!--METADATA-->
      <text:p text:style-name="P4">
<draw:frame draw:style-name="fr1" draw:name="Image135" text:anchor-type="as-char" svg:width="6.9236in" svg:height="3.956343in" draw:z-index="0">
<draw:image xlink:href="../Images/yкринформ/2023-04-09T13-43-00-03-00/630_360_1645814843-702.jpg" xlink:type="simple" xlink:show="embed" xlink:actuate="onLoad" draw:mime-type="image/jpeg"/>
</draw:frame>
拉脱维亚计划在拉脱维亚 - 贝拉鲁斯边界沿着篱笆的第二阶段开始建造，这段时间为63.9公里。</text:p>
      <text:p text:style-name="P4">
乌克林福姆报告说，整个建筑的建设计划在2024年底完成。(https://rus.delfi.lv/news/daily/latvia/na-latvijsko-belorusskoj-granice-nachinaetsya-vtoroj-etap-stroitelnyh-rabot.d?id=55413122)。</text:p>
      <text:p text:style-name="P4">
在拉脱维亚 - 贝拉鲁斯人的第一阶段<text:a xlink:type="simple" xlink:href="https://www.ukrinform.ua/tag-kordon" text:style-name="Internet_20_link" text:visited-style-name="Visited_20_Internet_20_Link">
</text:a>
建造了约54公里的围栏。 在沼泽地形上，这个冬天的天气状况尚未继续。 当土壤变得更加固体并且气温将稳定+10度时，它们将恢复。</text:p>
      <text:p text:style-name="P4">
<text:span text:style-name="T4">
另请阅读：</text:span>
 <text:a xlink:type="simple" xlink:href="https://www.ukrinform.ua/rubric-ato/3693214-na-kordoni-z-bilorussu-i-rf-posiluut-oboronni-rubezi-naev.html" text:style-name="Internet_20_link" text:visited-style-name="Visited_20_Internet_20_Link">
<text:span text:style-name="T4">
边框</text:span>
</text:a>
其中一些问题与地形有关：与基础设施接壤也应建立在陡峭的斜坡和湿地上，并且应对交通安全。</text:p>
      <text:p text:style-name="P4">
通常，该项目设想在173公里的Strzilatvaty-Belarusian边界上建造围栏。</text:p>
      <text:p text:style-name="P4">
据报道，波兰建造了<text:a xlink:type="simple" xlink:href="https://www.ukrinform.ua/rubric-world/3518922-polsa-zaversila-budivnictvo-stini-na-kordoni-z-bilorussu.html" text:style-name="Internet_20_link" text:visited-style-name="Visited_20_Internet_20_Link">
</text:a>
在与白俄罗斯的边界长186公里。</text:p>
      <text:p text:style-name="P4">
News Source: <text:a xlink:type="simple" xlink:href="https://www.ukrinform.ua/rubric-world/3693565-latvia-pobudue-se-ponad-60-kilometriv-parkanu-na-kordoni-z-bilorussu.html" text:style-name="Internet_20_link" text:visited-style-name="Visited_20_Internet_20_Link">
https://www.ukrinform.ua/rubric-world/3693565-latvia-pobudue-se-ponad-60-kilometriv-parkanu-na-kordoni-z-bilorussu.html</text:a>
</text:p>
      <!--NEWS-->
      <text:h text:style-name="P10" text:outline-level="1">
<text:span text:style-name="T4">
Kalinina参加了为WTA拍摄的照片</text:span>
</text:h>
      <text:p text:style-name="P4">
作者: Ukrinform (Person)</text:p>
      <text:p text:style-name="P4">
出版商: Укринформ (Organization)</text:p>
      <text:p text:style-name="P4">
出版时间: 2023-04-09T13:46:30+03:00</text:p>
      <text:p text:style-name="P4">
修改时间: 2023-04-09T13:46:30+03:00</text:p>
      <text:p text:style-name="P4">
描述: 乌克兰安吉丽娜·卡利尼娜（Angelina Kalinina）的第一个“球拍”（世界＃30）参加了在查尔斯顿锦标赛（美国）的女子网球协会（WTA）的照片拍摄。  - 乌克林。</text:p>
      <text:p text:style-name="P4">
图片: ["<text:a xlink:type="simple" xlink:href="https://static.ukrinform.com/photos/2023_04/thumb_files/630_360_1680517901-800.jpg" text:style-name="Internet_20_link" text:visited-style-name="Visited_20_Internet_20_Link">
630_360_16805...</text:a>
"]</text:p>
      <text:p text:style-name="P4">
标签: ['Теніс', 'Ангеліна Калініна']</text:p>
      <text:p text:style-name="P4">
类型: Article</text:p>
      <!--METADATA-->
      <text:p text:style-name="P4">
<draw:frame draw:style-name="fr1" draw:name="Image136" text:anchor-type="as-char" svg:width="6.9236in" svg:height="3.956343in" draw:z-index="0">
<draw:image xlink:href="../Images/yкринформ/2023-04-09T13-46-30-03-00/630_360_1680517901-800.jpg" xlink:type="simple" xlink:show="embed" xlink:actuate="onLoad" draw:mime-type="image/jpeg"/>
</draw:frame>
乌克兰安吉丽娜·卡利尼娜(Angelina Kalinina)的第一个“球拍”(世界上的#30评级)参加女子网球协会的乌福斯(WTA)在查尔斯顿锦标赛上(美国).</text:p>
      <text:p text:style-name="P4">
26-річна тенісистка опублікувала в <text:a xlink:type="simple" xlink:href="https://www.instagram.com/angie_kalinina/" text:style-name="Internet_20_link" text:visited-style-name="Visited_20_Internet_20_Link">
</text:a>
乌克林福姆报道，从轨道Mvtriiix下拍摄的照片拍摄的视频，Kingpin Skinny Pimp -calmness放慢了混音。</text:p>
      <text:p text:style-name="P4">
<text:span text:style-name="T4">
另请阅读：</text:span>
 <text:a xlink:type="simple" xlink:href="https://www.ukrinform.ua/rubric-sports/3691177-svitolina-i-kalinina-postupilisa-na-starti-turniru-wta-v-carlstoni.html" text:style-name="Internet_20_link" text:visited-style-name="Visited_20_Internet_20_Link">
<text:span text:style-name="T4">
 kalinina </text:span>
</text:a>
应当指出的是，卡利尼娜(Kalinina)失去了他的最后一场比赛，将留下前30个世界排名，并将占35 emk。</text:p>
      <text:p text:style-name="P4">
照片：盖蒂图像。</text:p>
      <text:p text:style-name="P4">
News Source: <text:a xlink:type="simple" xlink:href="https://www.ukrinform.ua/rubric-sports/3693563-kalinina-vzala-ucast-u-fotosesii-dla-wta.html" text:style-name="Internet_20_link" text:visited-style-name="Visited_20_Internet_20_Link">
https://www.ukrinform.ua/rubric-sports/3693563-kalinina-vzala-ucast-u-fotosesii-dla-wta.html</text:a>
</text:p>
      <!--NEWS-->
      <text:h text:style-name="P10" text:outline-level="1">
<text:span text:style-name="T4">
乌克兰前卫的展览在库木的爱沙尼亚博物馆举行</text:span>
</text:h>
      <text:p text:style-name="P4">
作者: Ukrinform (Person)</text:p>
      <text:p text:style-name="P4">
出版商: Укринформ (Organization)</text:p>
      <text:p text:style-name="P4">
出版时间: 2023-04-09T13:53:00+03:00</text:p>
      <text:p text:style-name="P4">
修改时间: 2023-04-09T13:53:00+03:00</text:p>
      <text:p text:style-name="P4">
描述: 在爱沙尼亚库木（Estonia Kumu）的主要艺术博物馆与艺术阿森纳（Arsenal）合作，这是乌克兰前卫主义者的展览“ Futuros：乌克兰和Avangard”。  - 乌克林。</text:p>
      <text:p text:style-name="P4">
图片: ["<text:a xlink:type="simple" xlink:href="https://static.ukrinform.com/photos/2023_04/thumb_files/630_360_1681037598-536.jpg" text:style-name="Internet_20_link" text:visited-style-name="Visited_20_Internet_20_Link">
630_360_16810...</text:a>
", "<text:a xlink:type="simple" xlink:href="https://static.ukrinform.com/photos/2023_04/thumb_files/630_360_1681037600-8597.jpeg" text:style-name="Internet_20_link" text:visited-style-name="Visited_20_Internet_20_Link">
630_360_16810...</text:a>
", "<text:a xlink:type="simple" xlink:href="https://static.ukrinform.com/photos/2023_04/thumb_files/630_360_1681037600-5411.jpeg" text:style-name="Internet_20_link" text:visited-style-name="Visited_20_Internet_20_Link">
630_360_16810...</text:a>
", "<text:a xlink:type="simple" xlink:href="https://static.ukrinform.com/photos/2023_04/thumb_files/630_360_1681037600-8947.jpeg" text:style-name="Internet_20_link" text:visited-style-name="Visited_20_Internet_20_Link">
630_360_16810...</text:a>
", "<text:a xlink:type="simple" xlink:href="https://static.ukrinform.com/photos/2023_04/thumb_files/630_360_1681037600-5647.jpeg" text:style-name="Internet_20_link" text:visited-style-name="Visited_20_Internet_20_Link">
630_360_16810...</text:a>
", "<text:a xlink:type="simple" xlink:href="https://static.ukrinform.com/photos/2023_04/thumb_files/630_360_1681037837-2016.jpeg" text:style-name="Internet_20_link" text:visited-style-name="Visited_20_Internet_20_Link">
630_360_16810...</text:a>
"]</text:p>
      <text:p text:style-name="P4">
标签: ['Естонія', 'Музей', 'Україна', 'Виставка', 'Мистецтво', 'Художник', 'Олена Зеленська']</text:p>
      <text:p text:style-name="P4">
类型: Article</text:p>
      <!--METADATA-->
      <text:p text:style-name="P4">
<draw:frame draw:style-name="fr1" draw:name="Image137" text:anchor-type="as-char" svg:width="6.9236in" svg:height="3.956343in" draw:z-index="0">
<draw:image xlink:href="../Images/yкринформ/2023-04-09T13-53-00-03-00/630_360_1681037598-536.jpg" xlink:type="simple" xlink:show="embed" xlink:actuate="onLoad" draw:mime-type="image/jpeg"/>
</draw:frame>
爱沙尼亚库木艺术博物馆与乌克兰前卫艺术阿森纳艺术展览合作 - 狂热主义者“未来：乌克兰·塔瓦恩塔德”。</text:p>
      <text:p text:style-name="P4">
关于<text:a xlink:type="simple" xlink:href="https://t.me/FirstLadyOfUkraine/2866" text:style-name="Internet_20_link" text:visited-style-name="Visited_20_Internet_20_Link">
</text:a>
乌克林福姆报道，乌克兰Zelenska的第一夫人写道。</text:p>
      <text:p text:style-name="P4">
正如第一夫人所指出的那样，是<text:a xlink:type="simple" xlink:href="https://www.ukrinform.ua/tag-vistavka" text:style-name="Internet_20_link" text:visited-style-name="Visited_20_Internet_20_Link">
</text:a>
专业 - 乌克兰艺术家 - 作家，艺术家，董事，因此创造了方面，如果他们没有被摧毁，他们可能会成为世界财产。 Zelenskaya说：“有点，但是只有当他们的身份被隐藏起来时，只有在俄罗斯人称呼。”</text:p>
      <text:p text:style-name="P4">
<draw:frame draw:style-name="fr1" draw:name="Image138" text:anchor-type="as-char" svg:width="6.9236in" svg:height="3.956343in" draw:z-index="0">
<draw:image xlink:href="../Images/yкринформ/2023-04-09T13-53-00-03-00/630_360_1681037600-8597.jpeg" xlink:type="simple" xlink:show="embed" xlink:actuate="onLoad" draw:mime-type="image/jpeg"/>
</draw:frame>
库穆·韦斯顿博物馆(Kumu Weston Museum)开设了乌克兰的展览会 - 狂热主义者 /照片：电报Elena Zelenska <text:a xlink:type="simple" xlink:href="https://static.ukrinform.com/photos/2023_04/1681037600-8597.jpeg" text:style-name="Internet_20_link" text:visited-style-name="Visited_20_Internet_20_Link">
<draw:frame draw:style-name="fr1" draw:name="Image139" text:anchor-type="as-char" svg:width="6.9236in" svg:height="3.956343in" draw:z-index="0">
<draw:image xlink:href="../Images/yкринформ/2023-04-09T13-53-00-03-00/630_360_1681037600-8597.jpeg" xlink:type="simple" xlink:show="embed" xlink:actuate="onLoad" draw:mime-type="image/jpeg"/>
</draw:frame>
</text:a>
 <text:a xlink:type="simple" xlink:href="https://static.ukrinform.com/photos/2023_04/1681037600-5411.jpeg" text:style-name="Internet_20_link" text:visited-style-name="Visited_20_Internet_20_Link">
<draw:frame draw:style-name="fr1" draw:name="Image140" text:anchor-type="as-char" svg:width="6.9236in" svg:height="3.956343in" draw:z-index="0">
<draw:image xlink:href="../Images/yкринформ/2023-04-09T13-53-00-03-00/630_360_1681037600-5411.jpeg" xlink:type="simple" xlink:show="embed" xlink:actuate="onLoad" draw:mime-type="image/jpeg"/>
</draw:frame>
</text:a>
 <text:a xlink:type="simple" xlink:href="https://static.ukrinform.com/photos/2023_04/1681037600-8947.jpeg" text:style-name="Internet_20_link" text:visited-style-name="Visited_20_Internet_20_Link">
<draw:frame draw:style-name="fr1" draw:name="Image141" text:anchor-type="as-char" svg:width="6.9236in" svg:height="3.956343in" draw:z-index="0">
<draw:image xlink:href="../Images/yкринформ/2023-04-09T13-53-00-03-00/630_360_1681037600-8947.jpeg" xlink:type="simple" xlink:show="embed" xlink:actuate="onLoad" draw:mime-type="image/jpeg"/>
</draw:frame>
</text:a>
 <text:a xlink:type="simple" xlink:href="https://static.ukrinform.com/photos/2023_04/1681037600-5647.jpeg" text:style-name="Internet_20_link" text:visited-style-name="Visited_20_Internet_20_Link">
<draw:frame draw:style-name="fr1" draw:name="Image142" text:anchor-type="as-char" svg:width="6.9236in" svg:height="3.956343in" draw:z-index="0">
<draw:image xlink:href="../Images/yкринформ/2023-04-09T13-53-00-03-00/630_360_1681037600-5647.jpeg" xlink:type="simple" xlink:show="embed" xlink:actuate="onLoad" draw:mime-type="image/jpeg"/>
</draw:frame>
</text:a>
 <text:a xlink:type="simple" xlink:href="https://static.ukrinform.com/photos/2023_04/1681037837-2016.jpeg" text:style-name="Internet_20_link" text:visited-style-name="Visited_20_Internet_20_Link">
<draw:frame draw:style-name="fr1" draw:name="Image143" text:anchor-type="as-char" svg:width="6.9236in" svg:height="3.956343in" draw:z-index="0">
<draw:image xlink:href="../Images/yкринформ/2023-04-09T13-53-00-03-00/630_360_1681037837-2016.jpeg" xlink:type="simple" xlink:show="embed" xlink:actuate="onLoad" draw:mime-type="image/jpeg"/>
</draw:frame>
</text:a>
她补充说，她已经在视频问候中向客人讲话。 “她讲述了现在的故事是如何重复的 - 侵略者有意识地破坏了乌克兰文化。魔杖已经被几个博物馆丢失了，许多有价值的艺术展览都丢失了。这些作品将看到展览的游客 -  Vasyl Yermilov，Alexandra E'cster，Alexandra E'Cster，Davidaburlyuk，Victor，Victor，Victor，Victor帕尔夫 - 从他的收藏中。战争的工作。</text:p>
      <text:p text:style-name="P4">
<text:span text:style-name="T4">
另请阅读：</text:span>
 <text:a xlink:type="simple" xlink:href="https://www.ukrinform.ua/rubric-culture/3693509-u-brusseli-vidbudetsa-vistavka-pro-ruh-sprotivu-ukrainciv-rosijskij-okupacii.html" text:style-name="Internet_20_link" text:visited-style-name="Visited_20_Internet_20_Link">
<text:span text:style-name="T4">
展览</text:span>
</text:a>
第一夫人指出，尽管在敌对行动中，艺术品正在隐藏艺术作品，但世界博物馆仍帮助揭示了关于乌克兰收据的真相。如报道，<text:a xlink:type="simple" xlink:href="https://www.ukrinform.ua/rubric-culture/3692623-u-vidni-projde-vistavka-tvoriv-ivana-marcuka.html" text:style-name="Internet_20_link" text:visited-style-name="Visited_20_Internet_20_Link">
</text:a>
她的人民的精神是最著名的乌克兰现代艺术家伊万·马尔克克(Ivan Marchuk)的精神。</text:p>
      <text:p text:style-name="P4">
News Source: <text:a xlink:type="simple" xlink:href="https://www.ukrinform.ua/rubric-culture/3693566-v-estonskomu-muzei-kumu-prohodit-vistavka-ukrainskih-avangardistiv.html" text:style-name="Internet_20_link" text:visited-style-name="Visited_20_Internet_20_Link">
https://www.ukrinform.ua/rubric-culture/3693566-v-estonskomu-muzei-kumu-prohodit-vistavka-ukrainskih-avangardistiv.html</text:a>
</text:p>
      <!--NEWS-->
      <text:h text:style-name="P10" text:outline-level="1">
<text:span text:style-name="T4">
中国模拟台湾目标的打击</text:span>
</text:h>
      <text:p text:style-name="P4">
作者: Ukrinform (Person)</text:p>
      <text:p text:style-name="P4">
出版商: Укринформ (Organization)</text:p>
      <text:p text:style-name="P4">
出版时间: 2023-04-09T14:00:00+03:00</text:p>
      <text:p text:style-name="P4">
修改时间: 2023-04-09T14:00:00+03:00</text:p>
      <text:p text:style-name="P4">
描述: 军事中国在岛上的第二天模仿台湾的罢工。  - 乌克林。</text:p>
      <text:p text:style-name="P4">
图片: ["<text:a xlink:type="simple" xlink:href="https://static.ukrinform.com/photos/2023_04/thumb_files/630_360_1681038374-544.jpg" text:style-name="Internet_20_link" text:visited-style-name="Visited_20_Internet_20_Link">
630_360_16810...</text:a>
"]</text:p>
      <text:p text:style-name="P4">
标签: ['Китай', 'Тайвань', 'Військові навчання']</text:p>
      <text:p text:style-name="P4">
类型: Article</text:p>
      <!--METADATA-->
      <text:p text:style-name="P4">
<draw:frame draw:style-name="fr1" draw:name="Image144" text:anchor-type="as-char" svg:width="6.9236in" svg:height="3.956343in" draw:z-index="0">
<draw:image xlink:href="../Images/yкринформ/2023-04-09T14-00-00-03-00/630_360_1681038374-544.jpg" xlink:type="simple" xlink:show="embed" xlink:actuate="onLoad" draw:mime-type="image/jpeg"/>
</draw:frame>
在奥斯特罗娃研究的第二天，军事病房被模仿为台湾的关键目的。</text:p>
      <text:p text:style-name="P4">
根据乌克林福姆的报道，该机构报告了<text:a xlink:type="simple" xlink:href="https://www.reuters.com/world/us-says-it-is-monitoring-chinas-drills-around-taiwan-closely-2023-04-08/" text:style-name="Internet_20_link" text:visited-style-name="Visited_20_Internet_20_Link">
</text:a>
。</text:p>
      <text:p text:style-name="P4">
如图所述，台湾国防部报告了许多离开航空。 该部报道说，大约6点凌晨6点，71架人民解放军人民解放军和中国舰队的第9架被记录在岛上。</text:p>
      <text:p text:style-name="P4">
台湾说他们监视了<text:a xlink:type="simple" xlink:href="https://www.ukrinform.ua/tag-litak" text:style-name="Internet_20_link" text:visited-style-name="Visited_20_Internet_20_Link">
</text:a>
，中国土地基地的船只和火箭系统对此做出回应。</text:p>
      <text:p text:style-name="P4">
台湾海峡的紧张局势在周六开始在岛上进行军事演习时急剧增加。</text:p>
      <text:p text:style-name="P4">
培训开始了第二天，台湾泰总统成为对美国的短暂访问，尽管北京警告了这一警告，但她会见了帕拉蒂的发言人凯文·麦卡锡。</text:p>
      <text:p text:style-name="P4">
<text:span text:style-name="T4">
另请阅读：</text:span>
 <text:a xlink:type="simple" xlink:href="https://www.ukrinform.ua/rubric-world/3693328-ssa-mozut-vvesti-vijska-u-tajvan-u-razi-vtorgnenna-kitau.html" text:style-name="Internet_20_link" text:visited-style-name="Visited_20_Internet_20_Link">
<text:span text:style-name="T4">
中国</text:span>
</text:a>
中国将民主管理的台湾视为其自己的领土，这是他与美国关系中最重要，最微妙的问题。</text:p>
      <text:p text:style-name="P4">
北京也没有宣布拒绝武力，以占领该岛进行下区控制。</text:p>
      <text:p text:style-name="P4">
正如乌克林福姆报道的那样，中国开始了三天的军事演习，在台湾总统蒂维文(TSI Invven)访问美国之后。</text:p>
      <text:p text:style-name="P4">
外交事务委员会主席迈克尔·麦科尔(Michael McCol)周五在访问台湾时说，美利坚合众国可以派遣部队前往台湾。</text:p>
      <text:p text:style-name="P4">
News Source: <text:a xlink:type="simple" xlink:href="https://www.ukrinform.ua/rubric-world/3693571-kitaj-imitue-udari-po-cilah-na-teritorii-tajvanu.html" text:style-name="Internet_20_link" text:visited-style-name="Visited_20_Internet_20_Link">
https://www.ukrinform.ua/rubric-world/3693571-kitaj-imitue-udari-po-cilah-na-teritorii-tajvanu.html</text:a>
</text:p>
      <!--NEWS-->
      <text:h text:style-name="P10" text:outline-level="1">
<text:span text:style-name="T4">
Cherevaty：尽管破坏了Chrome的桥梁，但在Bakhmut提供军队仍在继续</text:span>
</text:h>
      <text:p text:style-name="P4">
作者: Ukrinform (Person)</text:p>
      <text:p text:style-name="P4">
出版商: Укринформ (Organization)</text:p>
      <text:p text:style-name="P4">
出版时间: 2023-04-09T14:04:00+03:00</text:p>
      <text:p text:style-name="P4">
修改时间: 2023-04-09T14:04:00+03:00</text:p>
      <text:p text:style-name="P4">
描述: 尽管在附近的Chrome村庄的方向上破坏了桥梁，但仍有必要在巴赫穆特提供乌克兰军队。  - 乌克林。</text:p>
      <text:p text:style-name="P4">
图片: ["<text:a xlink:type="simple" xlink:href="https://static.ukrinform.com/photos/2022_12/thumb_files/630_360_1671467664-524.jpg" text:style-name="Internet_20_link" text:visited-style-name="Visited_20_Internet_20_Link">
630_360_16714...</text:a>
"]</text:p>
      <text:p text:style-name="P4">
标签: ['Бахмут', 'ЗСУ', 'Військові', 'Єдині новини']</text:p>
      <text:p text:style-name="P4">
类型: Article</text:p>
      <!--METADATA-->
      <text:p text:style-name="P4">
<draw:frame draw:style-name="fr1" draw:name="Image145" text:anchor-type="as-char" svg:width="6.9236in" svg:height="3.956343in" draw:z-index="0">
<draw:image xlink:href="../Images/yкринформ/2023-04-09T14-04-00-03-00/630_360_1671467664-524.jpg" xlink:type="simple" xlink:show="embed" xlink:actuate="onLoad" draw:mime-type="image/jpeg"/>
</draw:frame>
乌克兰军队在巴赫穆特(Bakhmut)提供了桥梁侵略者在附近村庄Chrome方向的一切所需的一切。</text:p>
      <text:p text:style-name="P4">
武装部队武装部队Sergey Cherevaty的发言人在国家新闻电话“唯一的新闻”中说了这一点。</text:p>
      <text:p text:style-name="P4">
“现在，我们的工程师，物流器正在做所有事情。因此，这样的等级，因此试图在火灾下或直接控制的路线上，我们发现了如何摆脱情况并为[]提供供应。(https://www.ukrinform.ua/tag-bahmut)弹药，弹药和伊万的产品需要，我们也受伤了。” Cherevaty说。</text:p>
      <text:p text:style-name="P4">
<text:span text:style-name="T4">
另请阅读：</text:span>
 <text:a xlink:type="simple" xlink:href="https://www.ukrinform.ua/rubric-ato/3692897-rosiani-ne-maut-strategicnogo-uspihu-v-bahmuti-cerevatij.html" text:style-name="Internet_20_link" text:visited-style-name="Visited_20_Internet_20_Link">
<text:span text:style-name="T4">
樱桃</text:span>
</text:a>
据报道，3月3日，俄罗斯入侵者摧毁了Chrome村庄Bakhmut之间的桥梁。</text:p>
      <text:p text:style-name="P4">
News Source: <text:a xlink:type="simple" xlink:href="https://www.ukrinform.ua/rubric-ato/3693558-cerevatij-zabezpecenna-vijskovih-u-bahmuti-trivae-popri-pidriv-mostu-na-hromove.html" text:style-name="Internet_20_link" text:visited-style-name="Visited_20_Internet_20_Link">
https://www.ukrinform.ua/rubric-ato/3693558-cerevatij-zabezpecenna-vijskovih-u-bahmuti-trivae-popri-pidriv-mostu-na-hromove.html</text:a>
</text:p>
      <!--NEWS-->
      <text:h text:style-name="P10" text:outline-level="1">
<text:span text:style-name="T4">
敌人在切尼希夫地区的边界造成了空军</text:span>
</text:h>
      <text:p text:style-name="P4">
作者: Ukrinform (Person)</text:p>
      <text:p text:style-name="P4">
出版商: Укринформ (Organization)</text:p>
      <text:p text:style-name="P4">
出版时间: 2023-04-09T14:08:00+03:00</text:p>
      <text:p text:style-name="P4">
修改时间: 2023-04-09T14:08:00+03:00</text:p>
      <text:p text:style-name="P4">
描述: 俄罗斯联邦的军队在切尼希夫地区边界亲吻了一枚航空导弹。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Обстріл', 'Ракета', 'Чернігівщина', 'Війна з росією']</text:p>
      <text:p text:style-name="P4">
类型: Article</text:p>
      <!--METADATA-->
      <text:p text:style-name="P4">
<draw:frame draw:style-name="fr1" draw:name="Image146" text:anchor-type="as-char" svg:width="6.9236in" svg:height="3.954441in" draw:z-index="0">
<draw:image xlink:href="../Images/yкринформ/2023-04-09T14-08-00-03-00/630_360_1670260661-504.jpg" xlink:type="simple" xlink:show="embed" xlink:actuate="onLoad" draw:mime-type="image/jpeg"/>
</draw:frame>
Chernihiv地区Chrange的Rfpopopopopopopopopopopopopopopopopopopopopopopoposcoscolacy viriavate。</text:p>
      <text:p text:style-name="P4">
根据乌克林福姆的说法，运营司令部“北”报告了<text:a xlink:type="simple" xlink:href="https://t.me/ok_pivnich1/1714" text:style-name="Internet_20_link" text:visited-style-name="Visited_20_Internet_20_Link">
</text:a>
4月9日晚上11:54左右报告了一场爆炸，这引起了<text:a xlink:type="simple" xlink:href="https://www.ukrinform.ua/tag-raketa" text:style-name="Internet_20_link" text:visited-style-name="Visited_20_Internet_20_Link">
</text:a>
由俄罗斯联邦的俄罗斯飞机释放到定居点格雷里亚赫地区。</text:p>
      <text:p text:style-name="P4">
“炮击的原因是破坏定居点的基础设施。 消息写道：“没有关于当地人口损失的信息。”</text:p>
      <text:p text:style-name="P4">
<text:span text:style-name="T4">
另请阅读：</text:span>
 <text:a xlink:type="simple" xlink:href="https://www.ukrinform.ua/rubric-ato/3693393-rosiani-za-den-sim-raziv-obstrilali-prikordonna-sumsini.html" text:style-name="Internet_20_link" text:visited-style-name="Visited_20_Internet_20_Link">
<text:span text:style-name="T4">
 sumy region </text:span>
</text:a>
正如乌克林福姆报道的，俄罗斯联邦军队每天<text:a xlink:type="simple" xlink:href="https://www.ukrinform.ua/rubric-regions/3693511-vijska-rf-za-dobu-obstrilali-visim-oblastej-ukraini-zvedenna-ova.html" text:style-name="Internet_20_link" text:visited-style-name="Visited_20_Internet_20_Link">
</text:a>
</text:p>
      <text:p text:style-name="P4">
News Source: <text:a xlink:type="simple" xlink:href="https://www.ukrinform.ua/rubric-ato/3693569-rosiani-zavdali-aviaudaru-po-prikordonnu-cernigivsini.html" text:style-name="Internet_20_link" text:visited-style-name="Visited_20_Internet_20_Link">
https://www.ukrinform.ua/rubric-ato/3693569-rosiani-zavdali-aviaudaru-po-prikordonnu-cernigivsini.html</text:a>
</text:p>
      <!--NEWS-->
      <text:h text:style-name="P10" text:outline-level="1">
<text:span text:style-name="T4">
俄罗斯人袭击了霍森地区通过托管无机</text:span>
</text:h>
      <text:p text:style-name="P4">
作者: Ukrinform (Person)</text:p>
      <text:p text:style-name="P4">
出版商: Укринформ (Organization)</text:p>
      <text:p text:style-name="P4">
出版时间: 2023-04-09T14:24:34+03:00</text:p>
      <text:p text:style-name="P4">
修改时间: 2023-04-09T14:24:34+03:00</text:p>
      <text:p text:style-name="P4">
描述: 俄罗斯军队继续用托管的气篮进攻赫尔森地区。  - 乌克林。</text:p>
      <text:p text:style-name="P4">
图片: ["<text:a xlink:type="simple" xlink:href="https://static.ukrinform.com/photos/2023_04/thumb_files/630_360_1681039462-138.jpg" text:style-name="Internet_20_link" text:visited-style-name="Visited_20_Internet_20_Link">
630_360_16810...</text:a>
"]</text:p>
      <text:p text:style-name="P4">
标签: ['Херсонщина', 'Обстріл', 'Війна з росією']</text:p>
      <text:p text:style-name="P4">
类型: Article</text:p>
      <!--METADATA-->
      <text:p text:style-name="P4">
<draw:frame draw:style-name="fr1" draw:name="Image147" text:anchor-type="as-char" svg:width="6.9236in" svg:height="3.956343in" draw:z-index="0">
<draw:image xlink:href="../Images/yкринформ/2023-04-09T14-24-34-03-00/630_360_1681039462-138.jpg" xlink:type="simple" xlink:show="embed" xlink:actuate="onLoad" draw:mime-type="image/jpeg"/>
</draw:frame>
RFPPP部队遭到霍森地区的袭击。</text:p>
      <text:p text:style-name="P4">
正如乌克林福姆报道的那样，它报告了<text:a xlink:type="simple" xlink:href="https://t.me/khersonskaODA/5005" text:style-name="Internet_20_link" text:visited-style-name="Visited_20_Internet_20_Link">
</text:a>
“敌人继续通过托管手机袭击赫尔森地区 - 下一次袭击在贝利斯拉夫地区遭到袭击。 昨晚，俄罗斯飞机将电梯扔到了贝利斯拉夫。 该建筑物经历了严重的破坏。”</text:p>
      <text:p text:style-name="P4">
还指出，从航空中，俄罗斯联邦的军队也袭击了利维夫·泰根斯克市的村庄。 由于敌对袭击，行政大楼损坏了，当地人在附近。</text:p>
      <text:p text:style-name="P4">
此外，俄罗斯侵略者还对贝雷斯拉夫社区的奥尔吉恩高格罗马德和托马林的村庄进行了空袭。</text:p>
      <text:p text:style-name="P4">
<text:span text:style-name="T4">
另请阅读：</text:span>
 <text:a xlink:type="simple" xlink:href="https://www.ukrinform.ua/rubric-regions/3693511-vijska-rf-za-dobu-obstrilali-visim-oblastej-ukraini-zvedenna-ova.html" text:style-name="Internet_20_link" text:visited-style-name="Visited_20_Internet_20_Link">
</text:a>
如前所述，和平的人没有受伤。</text:p>
      <text:p text:style-name="P4">
回想一下，在敌人的赫尔森<text:a xlink:type="simple" xlink:href="https://www.ukrinform.ua/rubric-regions/3693443-rosiani-za-dobu-vipustili-po-hersonsini-495-snaradiv.html" text:style-name="Internet_20_link" text:visited-style-name="Visited_20_Internet_20_Link">
</text:a>
这有助于该地区恢复。</text:p>
      <text:p text:style-name="P4">
俄罗斯军队在4月8日，<text:a xlink:type="simple" xlink:href="https://www.ukrinform.ua/rubric-ato/3693461-na-hersonsini-rosiani-obstriluut-infrastrukturu-aka-dopomagae-regionu-vidnovluvatisa-gumenuk.html" text:style-name="Internet_20_link" text:visited-style-name="Visited_20_Internet_20_Link">
</text:a>
 <text:a xlink:type="simple" xlink:href="https://www.ukrinform.ua/rubric-regions/3693443-rosiani-za-dobu-vipustili-po-hersonsini-495-snaradiv.html" text:style-name="Internet_20_link" text:visited-style-name="Visited_20_Internet_20_Link">
</text:a>
 <text:a xlink:type="simple" xlink:href="https://www.ukrinform.ua/rubric-ato/3693461-na-hersonsini-rosiani-obstriluut-infrastrukturu-aka-dopomagae-regionu-vidnovluvatisa-gumenuk.html" text:style-name="Internet_20_link" text:visited-style-name="Visited_20_Internet_20_Link">
 </text:a>
</text:p>
      <text:p text:style-name="P4">
News Source: <text:a xlink:type="simple" xlink:href="https://www.ukrinform.ua/rubric-regions/3693575-rosiani-atakuvali-hersonsinu-kerovanimi-aviabombami.html" text:style-name="Internet_20_link" text:visited-style-name="Visited_20_Internet_20_Link">
https://www.ukrinform.ua/rubric-regions/3693575-rosiani-atakuvali-hersonsinu-kerovanimi-aviabombami.html</text:a>
</text:p>
      <!--NEWS-->
      <text:h text:style-name="P10" text:outline-level="1">
<text:span text:style-name="T4">
法国国防部否认其军事在乌克兰的存在</text:span>
</text:h>
      <text:p text:style-name="P4">
作者: Ukrinform (Person)</text:p>
      <text:p text:style-name="P4">
出版商: Укринформ (Organization)</text:p>
      <text:p text:style-name="P4">
出版时间: 2023-04-09T14:40:00+03:00</text:p>
      <text:p text:style-name="P4">
修改时间: 2023-04-09T14:40:00+03:00</text:p>
      <text:p text:style-name="P4">
描述: 法国国防部否认法国军方在乌克兰的存在，据称，五角大楼归因于五角大楼的文件中提到的，该文件在本周中期进入了俄罗斯网络。  - 乌克林。</text:p>
      <text:p text:style-name="P4">
图片: ["<text:a xlink:type="simple" xlink:href="https://static.ukrinform.com/photos/2017_03/thumb_files/630_360_1489839267-1837.jpg" text:style-name="Internet_20_link" text:visited-style-name="Visited_20_Internet_20_Link">
630_360_14898...</text:a>
"]</text:p>
      <text:p text:style-name="P4">
标签: ['Франція', 'Війна з росією', 'Витік']</text:p>
      <text:p text:style-name="P4">
类型: Article</text:p>
      <!--METADATA-->
      <text:p text:style-name="P4">
<draw:frame draw:style-name="fr1" draw:name="Image148" text:anchor-type="as-char" svg:width="6.9236in" svg:height="3.956343in" draw:z-index="0">
<draw:image xlink:href="../Images/yкринформ/2023-04-09T14-40-00-03-00/630_360_1489839267-1837.jpg" xlink:type="simple" xlink:show="embed" xlink:actuate="onLoad" draw:mime-type="image/jpeg"/>
</draw:frame>
法国国防部否认法国军方在乌克兰的存在，据称在五角大楼和雅各布在本周中旬归因于俄罗斯网络的文件中提到。</text:p>
      <text:p text:style-name="P4">
据乌克林福姆(Ukrinform)称，法国奥塞巴斯蒂安·勒科恩(Osebastien Lecorn)的发言人说，<text:a xlink:type="simple" xlink:href="https://www.theguardian.com/world/live/2023/apr/09/russia-ukraine-war-live-two-killed-in-russian-strike-on-zaporizhzhia-ukraine-children-returned-from-russia-rights-group-says#top-of-blog" text:style-name="Internet_20_link" text:visited-style-name="Visited_20_Internet_20_Link">
</text:a>
莱科顿说：“法国军队不参加乌克兰的行动。指定的杂物不是来自法国军队。我们不对其来源未知的文件发表评论。”</text:p>
      <text:p text:style-name="P4">
据报道，五角大楼的超级秘密文件包含有关预期武器供应，单位数量和其他机密信息的抽头方案，本周在Twitter网络和电报中广泛存在。</text:p>
      <text:p text:style-name="P4">
其中一张幻灯片指出，在乌克兰，已经有一支来自法国，美国，英国和拉脱维亚的特定特异性部队，该部队拥有来自成员国的一百万名战士<text:a xlink:type="simple" xlink:href="https://www.ukrinform.ua/tag-nato" text:style-name="Internet_20_link" text:visited-style-name="Visited_20_Internet_20_Link">
</text:a>
根据军事分析师的说法，这些文件在某些​​地方发生了变化，以夸大美国死去的乌克兰军事塔萨尼的评估，使死去的俄罗斯军方死亡的估计值估计。</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a>
据报道，《纽约时报》早些时候发表了一种五角大楼[]的材料(https://www.ukrinform.ua/rubric-ato/3693170-u-ssa-viavili-novij-vitik-sekretnih-dokumentiv-pro-vijskovi-plani-ukraini-zmi.html)与美国和北约武装部队的计划有关。</text:p>
      <text:p text:style-name="P4">
文件不包含特定的战斗计划，例如，当杜克兰(Deukraine)开始进攻时，如何反映截至3月1日起的武装部队的需求。</text:p>
      <text:p text:style-name="P4">
在乌克兰总统办公室<text:a xlink:type="simple" xlink:href="https://www.ukrinform.ua/rubric-ato/3692907-v-op-nazvali-rosijskim-blefom-publikaciu-nibito-dokumentiv-pro-kontrnastup-ukraini.html" text:style-name="Internet_20_link" text:visited-style-name="Visited_20_Internet_20_Link">
</text:a>
在反官方乌克兰的涉嫌文件发布。</text:p>
      <text:p text:style-name="P4">
_照片：ERA _</text:p>
      <text:p text:style-name="P4">
News Source: <text:a xlink:type="simple" xlink:href="https://www.ukrinform.ua/rubric-ato/3693579-minoboroni-francii-zaperecue-prisutnist-svoih-vijskovih-v-ukraini.html" text:style-name="Internet_20_link" text:visited-style-name="Visited_20_Internet_20_Link">
https://www.ukrinform.ua/rubric-ato/3693579-minoboroni-francii-zaperecue-prisutnist-svoih-vijskovih-v-ukraini.html</text:a>
</text:p>
      <!--NEWS-->
      <text:h text:style-name="P10" text:outline-level="1">
<text:span text:style-name="T4">
俄罗斯军队向Zaporozhye社区开火 - 亲吻学校</text:span>
</text:h>
      <text:p text:style-name="P4">
作者: Ukrinform (Person)</text:p>
      <text:p text:style-name="P4">
出版商: Укринформ (Organization)</text:p>
      <text:p text:style-name="P4">
出版时间: 2023-04-09T14:44:52+03:00</text:p>
      <text:p text:style-name="P4">
修改时间: 2023-04-09T14:44:52+03:00</text:p>
      <text:p text:style-name="P4">
描述: 敌方航空摧毁了Zaporizhzhya地区Pologovsky地区的学校。  - 乌克林。</text:p>
      <text:p text:style-name="P4">
图片: ["<text:a xlink:type="simple" xlink:href="https://static.ukrinform.com/photos/2023_04/thumb_files/630_360_1681040502-270.jpg" text:style-name="Internet_20_link" text:visited-style-name="Visited_20_Internet_20_Link">
630_360_16810...</text:a>
", "<text:a xlink:type="simple" xlink:href="https://static.ukrinform.com/photos/2023_04/1681040503-750.jpg" text:style-name="Internet_20_link" text:visited-style-name="Visited_20_Internet_20_Link">
1681040503-75...</text:a>
"]</text:p>
      <text:p text:style-name="P4">
标签: ['Обстріл', 'Школа', 'Запоріжжя', 'Війна з росією']</text:p>
      <text:p text:style-name="P4">
类型: Article</text:p>
      <!--METADATA-->
      <text:p text:style-name="P4">
<draw:frame draw:style-name="fr1" draw:name="Image149" text:anchor-type="as-char" svg:width="6.9236in" svg:height="3.956343in" draw:z-index="0">
<draw:image xlink:href="../Images/yкринформ/2023-04-09T14-44-52-03-00/630_360_1681040502-270.jpg" xlink:type="simple" xlink:show="embed" xlink:actuate="onLoad" draw:mime-type="image/jpeg"/>
</draw:frame>
航空摧毁了Zaporizhzhya地区Pologovsky地区的学校。</text:p>
      <text:p text:style-name="P4">
在[]中的页面上关于它(https://www.facebook.com/story.php?story_fbid=pfbid042Qx6kxb9odbVNHYjVEYpvHbvNSww3Yah16zYCmj37ykLPDtzJFNx1nCHkEFBGXyl&amp;id=100064492458177)乌克林福姆报道，乌克兰地区的乌克兰州紧急服务通知。</text:p>
      <text:p text:style-name="P4">
该邮报写道：“根据Pologovsky区的一个社区的飞机罢工的初步信息，在4月9日，学校的两座建筑物被摧毁；爆炸浪潮破坏了三个私人家庭。”</text:p>
      <text:p text:style-name="P4">
<draw:frame draw:style-name="fr1" draw:name="Image150" text:anchor-type="as-char" svg:width="6.9236in" svg:height="5.1927in" draw:z-index="0">
<draw:image xlink:href="../Images/yкринформ/2023-04-09T14-44-52-03-00/1681040503-750.jpg" xlink:type="simple" xlink:show="embed" xlink:actuate="onLoad" draw:mime-type="image/jpeg"/>
</draw:frame>
到达的救援人员淘汰了<text:a xlink:type="simple" xlink:href="https://www.ukrinform.ua/tag-pozeza" text:style-name="Internet_20_link" text:visited-style-name="Visited_20_Internet_20_Link">
</text:a>
在150平方米的区域中：由于影响，教育机构被破坏的建筑结构被破坏了。</text:p>
      <text:p text:style-name="P4">
<text:span text:style-name="T4">
另请阅读：</text:span>
 <text:a xlink:type="simple" xlink:href="https://www.ukrinform.ua/rubric-ato/3693468-rosiani-vnoci-atakuvali-zaporizza-raketami-s300.html" text:style-name="Internet_20_link" text:visited-style-name="Visited_20_Internet_20_Link">
<text:span text:style-name="T4">
 Zaporizhzhia </text:span>
</text:a>
没有伤亡和受害者。</text:p>
      <text:p text:style-name="P4">
据报道，在Zaporizhhya地区，敌人增加了火灾的强度并积极应用航空。</text:p>
      <text:p text:style-name="P4">
<text:span text:style-name="T5">
照片：Zaporizhzhya oblast乌克兰SES的主要局</text:span>
</text:p>
      <text:p text:style-name="P4">
News Source: <text:a xlink:type="simple" xlink:href="https://www.ukrinform.ua/rubric-ato/3693581-vijska-rf-obstrilali-gromadu-na-zaporizzi-pocilili-u-skolu.html" text:style-name="Internet_20_link" text:visited-style-name="Visited_20_Internet_20_Link">
https://www.ukrinform.ua/rubric-ato/3693581-vijska-rf-obstrilali-gromadu-na-zaporizzi-pocilili-u-skolu.html</text:a>
</text:p>
      <!--NEWS-->
      <text:h text:style-name="P10" text:outline-level="1">
<text:span text:style-name="T4">
教皇方济各在乌克兰为和平祈祷，为俄罗斯人祈祷</text:span>
</text:h>
      <text:p text:style-name="P4">
作者: Ukrinform (Person)</text:p>
      <text:p text:style-name="P4">
出版商: Укринформ (Organization)</text:p>
      <text:p text:style-name="P4">
出版时间: 2023-04-09T14:51:32+03:00</text:p>
      <text:p text:style-name="P4">
修改时间: 2023-04-09T14:51:32+03:00</text:p>
      <text:p text:style-name="P4">
描述: 教皇方济各在乌克兰为和平祈祷，并向俄罗斯人民祈祷“复活节之光”。  - 乌克林。</text:p>
      <text:p text:style-name="P4">
图片: ["<text:a xlink:type="simple" xlink:href="https://static.ukrinform.com/photos/2023_04/thumb_files/630_360_1681040986-676.jpeg" text:style-name="Internet_20_link" text:visited-style-name="Visited_20_Internet_20_Link">
630_360_16810...</text:a>
"]</text:p>
      <text:p text:style-name="P4">
标签: ['Папа Франциск', 'Великдень', 'Війна з росією']</text:p>
      <text:p text:style-name="P4">
类型: Article</text:p>
      <!--METADATA-->
      <text:p text:style-name="P4">
<draw:frame draw:style-name="fr1" draw:name="Image151" text:anchor-type="as-char" svg:width="6.9236in" svg:height="3.956343in" draw:z-index="0">
<draw:image xlink:href="../Images/yкринформ/2023-04-09T14-51-32-03-00/630_360_1681040986-676.jpeg" xlink:type="simple" xlink:show="embed" xlink:actuate="onLoad" draw:mime-type="image/jpeg"/>
</draw:frame>
Papafransysk在乌克兰为和平祈祷，并为俄罗斯人民开除“复活节”。</text:p>
      <text:p text:style-name="P4">
正如乌克林福姆报道的那样，它报告了<text:a xlink:type="simple" xlink:href="https://www.theguardian.com/world/live/2023/apr/09/russia-ukraine-war-live-two-killed-in-russian-strike-on-zaporizhzhia-ukraine-children-returned-from-russia-rights-group-says#top-of-blog" text:style-name="Internet_20_link" text:visited-style-name="Visited_20_Internet_20_Link">
</text:a>
教皇在他向世界的复活节信息中呼吁俄罗斯人寻求有关将其国家入侵乌克兰的真相，并结束所有冲突。</text:p>
      <text:p text:style-name="P4">
这位86岁的弗朗西斯(Francis)领导了今年在罗马的佩特拉广场(Petra Square)举行的庄严复活节弥撒，并向他的信息“ Urbi et Orbi”和祝福讲话，每年从圣彼得大教堂的中央阳台上举行两次。</text:p>
      <text:p text:style-name="P4">
在梅萨期间，弗朗西斯还说：“帮助他心爱的乌克兰人民和平之路，向人民发送复活节的光芒<text:a xlink:type="simple" xlink:href="https://www.ukrinform.ua/tag-rosia" text:style-name="Internet_20_link" text:visited-style-name="Visited_20_Internet_20_Link">
</text:a>
”。</text:p>
      <text:p text:style-name="P4">
<text:span text:style-name="T4">
另请阅读：</text:span>
 <text:a xlink:type="simple" xlink:href="https://www.ukrinform.ua/rubric-society/3693441-zelenskij-privitav-hristian-zahidnogo-obradu-z-velikodnem-mi-odnakovo-virimo-u-svobodu.html" text:style-name="Internet_20_link" text:visited-style-name="Visited_20_Internet_20_Link">
<text:span text:style-name="T4">
 Zelensky </text:span>
</text:a>
自从俄罗斯去年入侵乌克兰以来，弗朗西斯经常以“烈士”成立乌克兰及其人民，并使用侵略性和暴行等词来描述俄罗斯联邦的行动。</text:p>
      <text:p text:style-name="P4">
<text:span text:style-name="T5">
foto：梵蒂冈新闻</text:span>
</text:p>
      <text:p text:style-name="P4">
News Source: <text:a xlink:type="simple" xlink:href="https://www.ukrinform.ua/rubric-society/3693586-papa-francisk-pomolivsa-za-mir-v-ukraini-ta-svitlo-pashi-dla-rosian.html" text:style-name="Internet_20_link" text:visited-style-name="Visited_20_Internet_20_Link">
https://www.ukrinform.ua/rubric-society/3693586-papa-francisk-pomolivsa-za-mir-v-ukraini-ta-svitlo-pashi-dla-rosian.html</text:a>
</text:p>
      <!--NEWS-->
      <text:h text:style-name="P10" text:outline-level="1">
<text:span text:style-name="T4">
迫击炮入侵者在哈尔基夫地区的村庄开火，受伤的平民</text:span>
</text:h>
      <text:p text:style-name="P4">
作者: Ukrinform (Person)</text:p>
      <text:p text:style-name="P4">
出版商: Укринформ (Organization)</text:p>
      <text:p text:style-name="P4">
出版时间: 2023-04-09T14:56:28+03:00</text:p>
      <text:p text:style-name="P4">
修改时间: 2023-04-09T14:56:28+03:00</text:p>
      <text:p text:style-name="P4">
描述: 在哈尔基夫地区，俄罗斯军队在Chuguev地区的卡拉奇纳村开火，当地居民受伤。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Поранені', 'Харківщина', 'Міномет', 'Синєгубов']</text:p>
      <text:p text:style-name="P4">
类型: Article</text:p>
      <!--METADATA-->
      <text:p text:style-name="P4">
<draw:frame draw:style-name="fr1" draw:name="Image152" text:anchor-type="as-char" svg:width="6.9236in" svg:height="3.956343in" draw:z-index="0">
<draw:image xlink:href="../Images/yкринформ/2023-04-09T14-56-28-03-00/630_360_1574102935-316.jpg" xlink:type="simple" xlink:show="embed" xlink:actuate="onLoad" draw:mime-type="image/jpeg"/>
</draw:frame>
俄罗斯军方向Chuguev区Karaicchyna村开火，一名当地居民受到了严重伤害。</text:p>
      <text:p text:style-name="P4">
正如乌克林福姆报道的那样，关于<text:a xlink:type="simple" xlink:href="https://t.me/synegubov/5896" text:style-name="Internet_20_link" text:visited-style-name="Visited_20_Internet_20_Link">
</text:a>
Kharkiv地区军事管理Oleg Synigubov的记者。</text:p>
      <text:p text:style-name="P4">
“今天，在迫击炮炮击下是村庄。 卡拉西亚人的chuguev区。平民已经严重受伤已有30年了。”证词写道。</text:p>
      <text:p text:style-name="P4">
<text:span text:style-name="T4">
另请阅读：</text:span>
 <text:a xlink:type="simple" xlink:href="https://www.ukrinform.ua/rubric-ato/3693380-rosiani-obstrilali-kupanskij-rajon-harkivsini-e-zagibli-ta-poranena.html" text:style-name="Internet_20_link" text:visited-style-name="Visited_20_Internet_20_Link">
<text:span text:style-name="T4">
 kharkiv </text:span>
</text:a>
该男子病情严重。 <text:a xlink:type="simple" xlink:href="https://www.ukrinform.ua/tag-likari" text:style-name="Internet_20_link" text:visited-style-name="Visited_20_Internet_20_Link">
</text:a>
他们为他的生命而战。</text:p>
      <text:p text:style-name="P4">
如前所述，库班斯克市也受到了敌对的火灾。</text:p>
      <text:p text:style-name="P4">
正如乌克林福姆报道的，俄罗斯联邦军队每天<text:a xlink:type="simple" xlink:href="https://www.ukrinform.ua/rubric-regions/3693511-vijska-rf-za-dobu-obstrilali-visim-oblastej-ukraini-zvedenna-ova.html" text:style-name="Internet_20_link" text:visited-style-name="Visited_20_Internet_20_Link">
</text:a>
进入乌克兰的八个地区。</text:p>
      <text:p text:style-name="P4">
News Source: <text:a xlink:type="simple" xlink:href="https://www.ukrinform.ua/rubric-ato/3693588-zagarbniki-z-minometiv-obstrilali-selo-na-harkivsini-poranenij-civilnij.html" text:style-name="Internet_20_link" text:visited-style-name="Visited_20_Internet_20_Link">
https://www.ukrinform.ua/rubric-ato/3693588-zagarbniki-z-minometiv-obstrilali-selo-na-harkivsini-poranenij-civilnij.html</text:a>
</text:p>
      <!--NEWS-->
      <text:h text:style-name="P10" text:outline-level="1">
<text:span text:style-name="T4">
UPL：大多数人的“亚历山大”无法击败切尔诺诺特</text:span>
</text:h>
      <text:p text:style-name="P4">
作者: Ukrinform (Person)</text:p>
      <text:p text:style-name="P4">
出版商: Укринформ (Organization)</text:p>
      <text:p text:style-name="P4">
出版时间: 2023-04-09T14:58:00+03:00</text:p>
      <text:p text:style-name="P4">
修改时间: 2023-04-09T14:58:00+03:00</text:p>
      <text:p text:style-name="P4">
描述: 亚历山大球员在乌克兰超级联赛冠军的第20轮比赛中逃脱了切尔诺诺特·敖德萨的击败。  - 乌克林。</text:p>
      <text:p text:style-name="P4">
图片: ["<text:a xlink:type="simple" xlink:href="https://static.ukrinform.com/photos/2023_04/thumb_files/630_360_1681047252-683.jpg" text:style-name="Internet_20_link" text:visited-style-name="Visited_20_Internet_20_Link">
630_360_16810...</text:a>
"]</text:p>
      <text:p text:style-name="P4">
标签: ['Футбол', "Прем'єр-ліга", 'Олександрія', 'Чорноморець']</text:p>
      <text:p text:style-name="P4">
类型: Article</text:p>
      <!--METADATA-->
      <text:p text:style-name="P4">
<draw:frame draw:style-name="fr1" draw:name="Image153" text:anchor-type="as-char" svg:width="6.9236in" svg:height="3.956343in" draw:z-index="0">
<draw:image xlink:href="../Images/yкринформ/2023-04-09T14-58-00-03-00/630_360_1681047252-683.jpg" xlink:type="simple" xlink:show="embed" xlink:actuate="onLoad" draw:mime-type="image/jpeg"/>
</draw:frame>
亚历山大球员在英超联赛球队中第20届乌克兰的turbionate对决中逃脱了敖德萨敖德萨的击败。</text:p>
      <text:p text:style-name="P4">
报道，在亚历山大的Nika CSC的会议以1：1的得分结束。</text:p>
      <text:p text:style-name="P4">
比分是由“水手”打开的 - 丹尼尔·阿雷菲伦科(Daniel Alefirenko)在第36分钟使用了亚历山大·登申科(Alexander Demchenko)。 均衡恢复的西里尔·科瓦特(Cyril Kovalett)(69).</text:p>
      <text:p text:style-name="P4">
«Чорноморець» догравав матч у меншості - за друге попередження червону карткуотримав Демченко (45+2).</text:p>
      <text:p text:style-name="P4">
Програму туру завершує поєдинок між ковалівським «Колосом» та харківським«Металістом 1925».</text:p>
      <text:p text:style-name="P4">
<text:span text:style-name="T5">
Результати попередніх матчів туру:</text:span>
</text:p>
      <text:p text:style-name="P4">
«Ворскла» (poltava) - 插入(彼得罗娃)-1：0</text:p>
      <text:p text:style-name="P4">
目标：Va​​sily Kravets(第49分钟);</text:p>
      <text:p text:style-name="P4">
“发电机”(基辅) - “ minaj”  -  2：0</text:p>
      <text:p text:style-name="P4">
目标：安东·沙伦科(35)。弗拉迪斯拉夫·瓦坦(62);</text:p>
      <text:p text:style-name="P4">
Kryvbas(Kryvyi rih) - “黎明”(卢甘斯克)-1：0</text:p>
      <text:p text:style-name="P4">
裸体：r -refet capric(50);</text:p>
      <text:p text:style-name="P4">
“矿工”(顿涅茨克) - 金属主义者(哈尔基夫)-1：0</text:p>
      <text:p text:style-name="P4">
目标：Artem Bondarenko(64);</text:p>
      <text:p text:style-name="P4">
“移动”(利沃夫) - “希瑟”(里文)-0：0;</text:p>
      <text:p text:style-name="P4">
“ dnipro -1”  - “ lviv”  -  5：2</text:p>
      <text:p text:style-name="P4">
目标：Alexey Hutsulak(7，44)，Artem Dovbik(41，90+2)，爱德华·萨拉西(Edward Sarasi)(84)-Yaroslav Bohunov(63)，Artem Milchenko(81).</text:p>
      <text:p text:style-name="P4">
<text:span text:style-name="T4">
Читайте також:</text:span>
 <text:a xlink:type="simple" xlink:href="https://www.ukrinform.ua/rubric-sports/3693314-apl-everton-z-mikolenkom-postupivsa-na-viizdi-mancester-unajted.html" text:style-name="Internet_20_link" text:visited-style-name="Visited_20_Internet_20_Link">
 </text:a>
Shakhtar领先UPL积分榜，其中有46分(19场比赛后)，下一个-dnipro -1-45(19)，Zorya -40(20)，«dynamo»-39(20)和亚历山大-32(19).</text:p>
      <text:p text:style-name="P4">
Фото: ФК «Олександрія».</text:p>
      <text:p text:style-name="P4">
News Source: <text:a xlink:type="simple" xlink:href="https://www.ukrinform.ua/rubric-sports/3693589-upl-oleksandria-u-bilsosti-ne-zmogla-peregrati-cornomorec.html" text:style-name="Internet_20_link" text:visited-style-name="Visited_20_Internet_20_Link">
https://www.ukrinform.ua/rubric-sports/3693589-upl-oleksandria-u-bilsosti-ne-zmogla-peregrati-cornomorec.html</text:a>
</text:p>
      <!--NEWS-->
      <text:h text:style-name="P10" text:outline-level="1">
<text:span text:style-name="T4">
Dnipro-1在乌克兰足球英超联赛的比赛中击败了利维夫</text:span>
</text:h>
      <text:p text:style-name="P4">
作者: Ukrinform (Person)</text:p>
      <text:p text:style-name="P4">
出版商: Укринформ (Organization)</text:p>
      <text:p text:style-name="P4">
出版时间: 2023-04-09T14:59:00+03:00</text:p>
      <text:p text:style-name="P4">
修改时间: 2023-04-09T14:59:00+03:00</text:p>
      <text:p text:style-name="P4">
描述: Dnipro-1球员在乌克兰西甲队20轮比赛中击败了利维夫。  - 乌克林。</text:p>
      <text:p text:style-name="P4">
图片: ["<text:a xlink:type="simple" xlink:href="https://static.ukrinform.com/photos/2023_04/thumb_files/630_360_1681047158-505.jpg" text:style-name="Internet_20_link" text:visited-style-name="Visited_20_Internet_20_Link">
630_360_16810...</text:a>
"]</text:p>
      <text:p text:style-name="P4">
标签: ['Дніпро', 'Футбол', "Прем'єр-ліга", 'ФК Львів']</text:p>
      <text:p text:style-name="P4">
类型: Article</text:p>
      <!--METADATA-->
      <text:p text:style-name="P4">
<draw:frame draw:style-name="fr1" draw:name="Image154" text:anchor-type="as-char" svg:width="6.9236in" svg:height="3.956343in" draw:z-index="0">
<draw:image xlink:href="../Images/yкринформ/2023-04-09T14-59-00-03-00/630_360_1681047158-505.jpg" xlink:type="simple" xlink:show="embed" xlink:actuate="onLoad" draw:mime-type="image/jpeg"/>
</draw:frame>
DNIPRO-1球员在乌克兰超级联赛队20轮的比赛中击败了LVIV。</text:p>
      <text:p text:style-name="P4">
乌克利福姆报告的报道，在乌兹霍罗德的Avangard体育场的比赛结束了，以5：2的比例结束了比赛。</text:p>
      <text:p text:style-name="P4">
球得分Alexey Hutsulak(7，44分钟)，Artem Dovbik(41，90+2)Joedoward Sarasi(84) - 在Dnipro-1中，Yaroslav Bohunov(63)和Artem Milchenko(81) - 在LVIV内。</text:p>
      <text:p text:style-name="P4">
这次巡回演出的计划由Kovalivsky Kolos与Kharkiv Metalist 1925的比赛完成。</text:p>
      <text:p text:style-name="P4">
<text:span text:style-name="T5">
巡回演出的先前比赛：</text:span>
</text:p>
      <text:p text:style-name="P4">
沃斯克拉(poltava) - 插入(彼得罗娃)-1：0</text:p>
      <text:p text:style-name="P4">
目标：Va​​sily Kravets(第49分钟);</text:p>
      <text:p text:style-name="P4">
“发电机”(基辅) - “ minaj”  -  2：0</text:p>
      <text:p text:style-name="P4">
目标：安东·沙伦科(35)。弗拉迪斯拉夫·瓦坦(62);</text:p>
      <text:p text:style-name="P4">
Kryvbas(Kryvyi rih) - “黎明”(卢甘斯克)-1：0</text:p>
      <text:p text:style-name="P4">
裸体：r -refet capric(50);</text:p>
      <text:p text:style-name="P4">
“矿工”(顿涅茨克) - 金属主义者(哈尔基夫)-1：0</text:p>
      <text:p text:style-name="P4">
目标：Artem Bondarenko(64);</text:p>
      <text:p text:style-name="P4">
“移动”(利沃夫) - “希瑟”(里文)-0：0：</text:p>
      <text:p text:style-name="P4">
亚历山大-Chernomorets(odesa)-1：1</text:p>
      <text:p text:style-name="P4">
目标：西里尔·科瓦特(Cyril Kovaletts)(69)-Daniel Alefirenko(36).</text:p>
      <text:p text:style-name="P4">
<text:span text:style-name="T4">
Читайте також:</text:span>
 <text:a xlink:type="simple" xlink:href="https://www.ukrinform.ua/rubric-sports/3693481-nastupnogo-tizna-projdut-persi-matci-14-finalu-futbolnih-evrokubkiv.html" text:style-name="Internet_20_link" text:visited-style-name="Visited_20_Internet_20_Link">
 <text:span text:style-name="T4">
футбол</text:span>
 </text:a>
Shakhtar领先UPL积分榜，其中有46分(19场比赛后)，下一个-dnipro -1-45(19)，Zorya -40(20)，«dynamo»-39(20)和亚历山大-32(19).</text:p>
      <text:p text:style-name="P4">
Фото: СК «Дніпро-1».</text:p>
      <text:p text:style-name="P4">
News Source: <text:a xlink:type="simple" xlink:href="https://www.ukrinform.ua/rubric-sports/3693590-dnipro1-rozgromiv-lviv-u-matci-futbolnoi-premerligi-ukraini.html" text:style-name="Internet_20_link" text:visited-style-name="Visited_20_Internet_20_Link">
https://www.ukrinform.ua/rubric-sports/3693590-dnipro1-rozgromiv-lviv-u-matci-futbolnoi-premerligi-ukraini.html</text:a>
</text:p>
      <!--NEWS-->
      <text:h text:style-name="P10" text:outline-level="1">
<text:span text:style-name="T4">
巴赫穆特方向的武装部队使用澳大利亚丛林</text:span>
</text:h>
      <text:p text:style-name="P4">
作者: Ukrinform (Person)</text:p>
      <text:p text:style-name="P4">
出版商: Укринформ (Organization)</text:p>
      <text:p text:style-name="P4">
出版时间: 2023-04-09T15:03:50+03:00</text:p>
      <text:p text:style-name="P4">
修改时间: 2023-04-09T15:03:50+03:00</text:p>
      <text:p text:style-name="P4">
描述: 布什马斯特澳大利亚装甲的人员载体有效地使用了巴赫穆特方向的国防军的突击部队。  - 乌克林。</text:p>
      <text:p text:style-name="P4">
图片: ["<text:a xlink:type="simple" xlink:href="https://static.ukrinform.com/photos/2023_04/thumb_files/630_360_1681041580-300.jpeg" text:style-name="Internet_20_link" text:visited-style-name="Visited_20_Internet_20_Link">
630_360_16810...</text:a>
", "<text:a xlink:type="simple" xlink:href="https://static.ukrinform.com/photos/2023_04/1681041580-853.jpeg" text:style-name="Internet_20_link" text:visited-style-name="Visited_20_Internet_20_Link">
1681041580-85...</text:a>
", "<text:a xlink:type="simple" xlink:href="https://static.ukrinform.com/photos/2023_04/1681041581-156.jpeg" text:style-name="Internet_20_link" text:visited-style-name="Visited_20_Internet_20_Link">
1681041581-15...</text:a>
"]</text:p>
      <text:p text:style-name="P4">
标签: ['Автомобіль', 'Бахмут', 'Генштаб', 'ЗСУ']</text:p>
      <text:p text:style-name="P4">
类型: Article</text:p>
      <!--METADATA-->
      <text:p text:style-name="P4">
<draw:frame draw:style-name="fr1" draw:name="Image155" text:anchor-type="as-char" svg:width="6.9236in" svg:height="3.956343in" draw:z-index="0">
<draw:image xlink:href="../Images/yкринформ/2023-04-09T15-03-50-03-00/630_360_1681041580-300.jpeg" xlink:type="simple" xlink:show="embed" xlink:actuate="onLoad" draw:mime-type="image/jpeg"/>
</draw:frame>
布什马斯特澳大利亚装甲的人员载体有效地使用了巴赫穆特方向的国防军的突击部队。</text:p>
      <text:p text:style-name="P4">
根据乌克林福姆的说法，乌克兰武装部队的总参谋部报告了紫外线<text:a xlink:type="simple" xlink:href="https://t.me/generalstaff_ua/5954" text:style-name="Internet_20_link" text:visited-style-name="Visited_20_Internet_20_Link">
</text:a>
.</text:p>
      <text:p text:style-name="P4">
«Ці автомобілі добре зарекомендували себе у якості транспортного засобу дляпереміщення піхоти та евакуації. Вони досить маневрені та прохідні, що важливодля виконання поставлених бойових завдань. І допомагають зберегти життя нашимхлопцям», - зазначив військовослужбовець <text:a xlink:type="simple" xlink:href="https://www.ukrinform.ua/tag-zsu" text:style-name="Internet_20_link" text:visited-style-name="Visited_20_Internet_20_Link">
 </text:a>
安德鲁。</text:p>
      <text:p text:style-name="P4">
<draw:frame draw:style-name="fr1" draw:name="Image156" text:anchor-type="as-char" svg:width="6.9236in" svg:height="4.615733in" draw:z-index="0">
<draw:image xlink:href="../Images/yкринформ/2023-04-09T15-03-50-03-00/1681041580-853.jpeg" xlink:type="simple" xlink:show="embed" xlink:actuate="onLoad" draw:mime-type="image/jpeg"/>
</draw:frame>
<text:span text:style-name="T4">
另请阅读：</text:span>
 <text:a xlink:type="simple" xlink:href="https://www.ukrinform.ua/rubric-ato/3693341-zaluznij-pokazav-ak-polski-gaubici-krab-vikonuut-bojovi-zavdanna.html" text:style-name="Internet_20_link" text:visited-style-name="Visited_20_Internet_20_Link">
</text:a>
</text:p>
      <text:p text:style-name="P4">
<draw:frame draw:style-name="fr1" draw:name="Image157" text:anchor-type="as-char" svg:width="6.9236in" svg:height="4.384947in" draw:z-index="0">
<draw:image xlink:href="../Images/yкринформ/2023-04-09T15-03-50-03-00/1681041581-156.jpeg" xlink:type="simple" xlink:show="embed" xlink:actuate="onLoad" draw:mime-type="image/jpeg"/>
</draw:frame>
正如乌克林福姆报道的那样，2022年10月，澳大利亚政府就[]做出了决定(https://www.ukrinform.ua/rubric-ato/3601622-avstralia-peredast-ukraini-se-30-bronemasin-bushmaster.html)另外还有30辆灌木大师装甲车。</text:p>
      <text:p text:style-name="P4">
_foto：武装部队总参谋部</text:p>
      <text:p text:style-name="P4">
News Source: <text:a xlink:type="simple" xlink:href="https://www.ukrinform.ua/rubric-ato/3693592-zsu-na-bahmutskomu-napramku-vikoristovuut-avstralijski-bushmaster.html" text:style-name="Internet_20_link" text:visited-style-name="Visited_20_Internet_20_Link">
https://www.ukrinform.ua/rubric-ato/3693592-zsu-na-bahmutskomu-napramku-vikoristovuut-avstralijski-bushmaster.html</text:a>
</text:p>
      <!--NEWS-->
      <text:h text:style-name="P10" text:outline-level="1">
<text:span text:style-name="T4">
卫生部告诉乌克兰的假肢是谁资助的</text:span>
</text:h>
      <text:p text:style-name="P4">
作者: Ukrinform (Person)</text:p>
      <text:p text:style-name="P4">
出版商: Укринформ (Organization)</text:p>
      <text:p text:style-name="P4">
出版时间: 2023-04-09T15:08:07+03:00</text:p>
      <text:p text:style-name="P4">
修改时间: 2023-04-09T15:08:07+03:00</text:p>
      <text:p text:style-name="P4">
描述: 乌克兰的假肢是由社会政策部完全付出的，世界制造商的组成部分用于假体。  - 乌克林。</text:p>
      <text:p text:style-name="P4">
图片: ["<text:a xlink:type="simple" xlink:href="https://static.ukrinform.com/photos/2018_08/thumb_files/630_360_1535187043-6752.jpeg" text:style-name="Internet_20_link" text:visited-style-name="Visited_20_Internet_20_Link">
630_360_15351...</text:a>
"]</text:p>
      <text:p text:style-name="P4">
标签: ['Мінсоцполітики', 'МОЗ', 'Протезування', 'Єдині новини']</text:p>
      <text:p text:style-name="P4">
类型: Article</text:p>
      <!--METADATA-->
      <text:p text:style-name="P4">
<draw:frame draw:style-name="fr1" draw:name="Image158" text:anchor-type="as-char" svg:width="6.9236in" svg:height="3.956343in" draw:z-index="0">
<draw:image xlink:href="../Images/yкринформ/2023-04-09T15-08-07-03-00/630_360_1535187043-6752.jpeg" xlink:type="simple" xlink:show="embed" xlink:actuate="onLoad" draw:mime-type="image/jpeg"/>
</draw:frame>
乌克兰的假肢是由社会政策部完全付出的，世界制造商的组成部分用于假体。</text:p>
      <text:p text:style-name="P4">
唯一的消息说，这在全国电视台的播放中。(https://www.ukrinform.ua/tag-moz)Vasily Arrow和High -Tech手册和创新的乌克利福通讯员报告。</text:p>
      <text:p text:style-name="P4">
射手保证：“乌克兰的假肢是由社会政策部完全支付的，该部的支付费用足以使假肢企业从最佳制造商那里使用配件。”</text:p>
      <text:p text:style-name="P4">
他补充说，国家也涵盖了仿生假肢，但是这个问题中有一些特征，因为在安装了传统假体后的一定时间后放置了假体，并且该人学会了使用它。 用语，这种方法用于其他国家。</text:p>
      <text:p text:style-name="P4">
<text:span text:style-name="T4">
另请阅读：</text:span>
 <text:a xlink:type="simple" xlink:href="https://www.ukrinform.ua/rubric-regions/3688471-vidomij-travmatolog-z-avstralii-navcav-lvivskih-likariv-novitnomu-metodu-protezuvanna.html" text:style-name="Internet_20_link" text:visited-style-name="Visited_20_Internet_20_Link">
<text:span text:style-name="T4">
假肢</text:span>
</text:a>
据乌克林福姆报道，在乌克兰，可以在244家医疗机构中收到住院住院服务，以在386家医疗机构中可以在门诊病人条件下进行康复。</text:p>
      <text:p text:style-name="P4">
News Source: <text:a xlink:type="simple" xlink:href="https://www.ukrinform.ua/rubric-society/3693593-u-moz-rozpovili-kim-finansuetsa-protezuvanna-v-ukraini.html" text:style-name="Internet_20_link" text:visited-style-name="Visited_20_Internet_20_Link">
https://www.ukrinform.ua/rubric-society/3693593-u-moz-rozpovili-kim-finansuetsa-protezuvanna-v-ukraini.html</text:a>
</text:p>
      <!--NEWS-->
      <text:h text:style-name="P10" text:outline-level="1">
<text:span text:style-name="T4">
在基辅和下一个小时的该地区，预计会有雷暴</text:span>
</text:h>
      <text:p text:style-name="P4">
作者: Ukrinform (Person)</text:p>
      <text:p text:style-name="P4">
出版商: Укринформ (Organization)</text:p>
      <text:p text:style-name="P4">
出版时间: 2023-04-09T15:17:00+03:00</text:p>
      <text:p text:style-name="P4">
修改时间: 2023-04-09T15:17:00+03:00</text:p>
      <text:p text:style-name="P4">
描述: 在基辅和基辅地区，预计将在下一个小时内进行雷暴，这将持续到一天结束。  - 乌克林。</text:p>
      <text:p text:style-name="P4">
图片: ["<text:a xlink:type="simple" xlink:href="https://static.ukrinform.com/photos/2018_04/thumb_files/630_360_1523985021-3028.jpg" text:style-name="Internet_20_link" text:visited-style-name="Visited_20_Internet_20_Link">
630_360_15239...</text:a>
"]</text:p>
      <text:p text:style-name="P4">
标签: ['Гроза', 'Погода', 'Київщина']</text:p>
      <text:p text:style-name="P4">
类型: Article</text:p>
      <!--METADATA-->
      <text:p text:style-name="P4">
<draw:frame draw:style-name="fr1" draw:name="Image159" text:anchor-type="as-char" svg:width="6.9236in" svg:height="3.956343in" draw:z-index="0">
<draw:image xlink:href="../Images/yкринформ/2023-04-09T15-17-00-03-00/630_360_1523985021-3028.jpg" xlink:type="simple" xlink:show="embed" xlink:actuate="onLoad" draw:mime-type="image/jpeg"/>
</draw:frame>
在基辅地区，预计将在下一个小时内雷暴，这将持续一天。</text:p>
      <text:p text:style-name="P4">
根据乌克林福姆的说法，基辅市政府报告报告<text:a xlink:type="simple" xlink:href="https://t.me/KyivCityOfficial/6430" text:style-name="Internet_20_link" text:visited-style-name="Visited_20_Internet_20_Link">
</text:a>
。</text:p>
      <text:p text:style-name="P4">
“根据Ukrhydromet Center的说法，下一个小时随着一天结束，预计4月9日将<text:a xlink:type="simple" xlink:href="https://www.ukrinform.ua/tag-groza" text:style-name="Internet_20_link" text:visited-style-name="Visited_20_Internet_20_Link">
</text:a>
”， - 在消息中说。</text:p>
      <text:p text:style-name="P4">
专家提醒，在强风期间，有必要远离广告屏蔽，传输线，树木，而不要停放附近的车辆。</text:p>
      <text:p text:style-name="P4">
在车道或人行道洪水泛滥的情况下，他们被要求联系Dissipherskaya：044-284-74-19。</text:p>
      <text:p text:style-name="P4">
如果掉落的树木或树枝，当创伤性的人会立即告知紧急情况：101或103。电话KARS：044-430-37-13。</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雷暴</text:span>
</text:a>
依次在<text:a xlink:type="simple" xlink:href="https://t.me/kyivoda/9218" text:style-name="Internet_20_link" text:visited-style-name="Visited_20_Internet_20_Link">
</text:a>
基辅地区军事政府还警告居民关于即将来临的恶劣天气。</text:p>
      <text:p text:style-name="P4">
“根据Ukrhydromet中心的说法，下一个小时的维护至4月9日，”  - 消息写道。</text:p>
      <text:p text:style-name="P4">
值得注意的是，该地区也已宣布和危险水平(黄色的).</text:p>
      <text:p text:style-name="P4">
News Source: <text:a xlink:type="simple" xlink:href="https://www.ukrinform.ua/rubric-kyiv/3693598-na-kiivsini-u-najblizcu-godinu-ocikuetsa-groza.html" text:style-name="Internet_20_link" text:visited-style-name="Visited_20_Internet_20_Link">
https://www.ukrinform.ua/rubric-kyiv/3693598-na-kiivsini-u-najblizcu-godinu-ocikuetsa-groza.html</text:a>
</text:p>
      <!--NEWS-->
      <text:h text:style-name="P10" text:outline-level="1">
<text:span text:style-name="T4">
在Zaporozhye，俄罗斯人使用飞机，最受欢迎的飞机和Guliaypole的影响</text:span>
</text:h>
      <text:p text:style-name="P4">
作者: Ukrinform (Person)</text:p>
      <text:p text:style-name="P4">
出版商: Укринформ (Organization)</text:p>
      <text:p text:style-name="P4">
出版时间: 2023-04-09T15:18:00+03:00</text:p>
      <text:p text:style-name="P4">
修改时间: 2023-04-09T15:18:00+03:00</text:p>
      <text:p text:style-name="P4">
描述: 在Zaporozhye地区，炮击的强度增加，敌人积极使用航空炸弹。  - 乌克林。</text:p>
      <text:p text:style-name="P4">
图片: ["<text:a xlink:type="simple" xlink:href="https://static.ukrinform.com/photos/2017_11/thumb_files/630_360_1512070243-3440.jpg" text:style-name="Internet_20_link" text:visited-style-name="Visited_20_Internet_20_Link">
630_360_15120...</text:a>
"]</text:p>
      <text:p text:style-name="P4">
标签: ['Обстріл', 'Бомба', 'Запоріжжя', 'Єдині новини']</text:p>
      <text:p text:style-name="P4">
类型: Article</text:p>
      <!--METADATA-->
      <text:p text:style-name="P4">
<draw:frame draw:style-name="fr1" draw:name="Image160" text:anchor-type="as-char" svg:width="6.9236in" svg:height="3.956343in" draw:z-index="0">
<draw:image xlink:href="../Images/yкринформ/2023-04-09T15-18-00-03-00/630_360_1512070243-3440.jpg" xlink:type="simple" xlink:show="embed" xlink:actuate="onLoad" draw:mime-type="image/jpeg"/>
</draw:frame>
Uzaposhzhia地区炮击的强度增加，敌人被航空炸弹积极检查。</text:p>
      <text:p text:style-name="P4">
乌克林福姆报道，尤里·马拉什科(Yuriy Malashko)在国家电话“唯一的新闻”“一个新闻”中说。</text:p>
      <text:p text:style-name="P4">
他说：“炮击的强度正在增加，敌人被航空炸弹积极使用。”</text:p>
      <text:p text:style-name="P4">
<text:span text:style-name="T4">
另请阅读：</text:span>
 <text:a xlink:type="simple" xlink:href="https://www.ukrinform.ua/rubric-ato/3693270-suputnik-znav-70kilometrovij-okop-rosian-na-zaporizzi.html" text:style-name="Internet_20_link" text:visited-style-name="Visited_20_Internet_20_Link">
<text:span text:style-name="T4">
 Zaporizhzhia </text:span>
</text:a>
该地区的负责人补充说，特别是空军遭受了Orichi tagulyapole。 昨天，4月8日，由于Orikhov的炮击<text:a xlink:type="simple" xlink:href="https://www.ukrinform.ua/tag-zagibel" text:style-name="Internet_20_link" text:visited-style-name="Visited_20_Internet_20_Link">
</text:a>
该男子出生于1946年。</text:p>
      <text:p text:style-name="P4">
据报道，敌人<text:a xlink:type="simple" xlink:href="https://www.ukrinform.ua/rubric-ato/3693468-rosiani-vnoci-atakuvali-zaporizza-raketami-s300.html" text:style-name="Internet_20_link" text:visited-style-name="Visited_20_Internet_20_Link">
</text:a>
。 两个人同意。</text:p>
      <text:p text:style-name="P4">
News Source: <text:a xlink:type="simple" xlink:href="https://www.ukrinform.ua/rubric-regions/3693576-na-zaporizzi-rosiani-zastosovuut-aviabombi-najbilse-strazdaut-orihiv-i-gulajpole.html" text:style-name="Internet_20_link" text:visited-style-name="Visited_20_Internet_20_Link">
https://www.ukrinform.ua/rubric-regions/3693576-na-zaporizzi-rosiani-zastosovuut-aviabombi-najbilse-strazdaut-orihiv-i-gulajpole.html</text:a>
</text:p>
      <!--NEWS-->
      <text:h text:style-name="P10" text:outline-level="1">
<text:span text:style-name="T4">
乌克兰炮兵摧毁了俄罗斯枪</text:span>
</text:h>
      <text:p text:style-name="P4">
作者: Ukrinform (Person)</text:p>
      <text:p text:style-name="P4">
出版商: Укринформ (Organization)</text:p>
      <text:p text:style-name="P4">
出版时间: 2023-04-09T15:25:00+03:00</text:p>
      <text:p text:style-name="P4">
修改时间: 2023-04-09T15:25:00+03:00</text:p>
      <text:p text:style-name="P4">
描述: 第43个单独的炮兵旅的炮兵以赫特曼·塔拉斯·特拉斯（Hetman Traster）的名字命名，摧毁了俄罗斯枪。  - 乌克林。</text:p>
      <text:p text:style-name="P4">
图片: ["<text:a xlink:type="simple" xlink:href="https://static.ukrinform.com/photos/2023_04/thumb_files/630_360_1681043049-319.jpg" text:style-name="Internet_20_link" text:visited-style-name="Visited_20_Internet_20_Link">
630_360_16810...</text:a>
"]</text:p>
      <text:p text:style-name="P4">
标签: ['Розвідка', 'Військова техніка', 'Війна з росією', 'Артилерія']</text:p>
      <text:p text:style-name="P4">
类型: Article</text:p>
      <!--METADATA-->
      <text:p text:style-name="P4">
<draw:frame draw:style-name="fr1" draw:name="Image161" text:anchor-type="as-char" svg:width="6.9236in" svg:height="3.956343in" draw:z-index="0">
<draw:image xlink:href="../Images/yкринформ/2023-04-09T15-25-00-03-00/630_360_1681043049-319.jpg" xlink:type="simple" xlink:show="embed" xlink:actuate="onLoad" draw:mime-type="image/jpeg"/>
</draw:frame>
第43个单独的炮兵旅的炮兵以Hetman Trassylazhlazhlas命名为俄罗斯枪。</text:p>
      <text:p text:style-name="P4">
根据乌克林福姆的说法，炮兵旅在[]中报告(https://www.facebook.com/watch/?v=549621680611541)。</text:p>
      <text:p text:style-name="P4">
“我不击败，柳树跳动!由于我们的枪支和我们的权力智能的互动，俄罗斯枪支-12令人惊讶。”</text:p>
      <text:p text:style-name="P4">
<text:span text:style-name="T4">
另请阅读：</text:span>
 <text:a xlink:type="simple" xlink:href="https://www.ukrinform.ua/rubric-ato/3692766-na-svativskomu-napramku-aerorozvidka-prikordonnikiv-znisila-sklad-ta-vanatzivku-voroga.html" text:style-name="Internet_20_link" text:visited-style-name="Visited_20_Internet_20_Link">
<text:span text:style-name="T4">
被摧毁</text:span>
</text:a>
正如乌克林福姆(Ukrinform)报道的，在乌克兰南部<text:a xlink:type="simple" xlink:href="https://www.ukrinform.ua/rubric-ato/3693487-na-pivdni-artileristi-likviduvali-vorozij-punkt-boepostacanna-na-ostrovah.html" text:style-name="Internet_20_link" text:visited-style-name="Visited_20_Internet_20_Link">
</text:a>
他们摧毁了俄罗斯的观察站和敌人在岛屿上的弹药的费尔德奇。</text:p>
      <text:p text:style-name="P4">
News Source: <text:a xlink:type="simple" xlink:href="https://www.ukrinform.ua/rubric-ato/3693601-ukrainski-artileristi-znisili-rosijsku-garmatu.html" text:style-name="Internet_20_link" text:visited-style-name="Visited_20_Internet_20_Link">
https://www.ukrinform.ua/rubric-ato/3693601-ukrainski-artileristi-znisili-rosijsku-garmatu.html</text:a>
</text:p>
      <!--NEWS-->
      <text:h text:style-name="P10" text:outline-level="1">
<text:span text:style-name="T4">
棕榈周日联合部队的指挥官参加了Lavra的礼仪庙宇的礼拜仪式</text:span>
</text:h>
      <text:p text:style-name="P4">
作者: Ukrinform (Person)</text:p>
      <text:p text:style-name="P4">
出版商: Укринформ (Organization)</text:p>
      <text:p text:style-name="P4">
出版时间: 2023-04-09T15:27:00+03:00</text:p>
      <text:p text:style-name="P4">
修改时间: 2023-04-09T15:27:00+03:00</text:p>
      <text:p text:style-name="P4">
描述: 一群由乌克兰武装部队联合部队指挥的官员，由中尉谢尔盖·纳耶夫（Sergey Nayev）中尉领导，在棕榈周日参加了礼拜仪式。  - 乌克林。</text:p>
      <text:p text:style-name="P4">
图片: ["<text:a xlink:type="simple" xlink:href="https://static.ukrinform.com/photos/2023_04/thumb_files/630_360_1681043165-356.jpg" text:style-name="Internet_20_link" text:visited-style-name="Visited_20_Internet_20_Link">
630_360_16810...</text:a>
", "<text:a xlink:type="simple" xlink:href="https://static.ukrinform.com/photos/2023_04/1681043166-356.jpg" text:style-name="Internet_20_link" text:visited-style-name="Visited_20_Internet_20_Link">
1681043166-35...</text:a>
", "<text:a xlink:type="simple" xlink:href="https://static.ukrinform.com/photos/2023_04/1681043166-464.jpg" text:style-name="Internet_20_link" text:visited-style-name="Visited_20_Internet_20_Link">
1681043166-46...</text:a>
", "<text:a xlink:type="simple" xlink:href="https://static.ukrinform.com/photos/2023_04/1681043167-290.jpg" text:style-name="Internet_20_link" text:visited-style-name="Visited_20_Internet_20_Link">
1681043167-29...</text:a>
"]</text:p>
      <text:p text:style-name="P4">
标签: ['Великдень', 'Військові', 'Київська Лавра', 'Наєв']</text:p>
      <text:p text:style-name="P4">
类型: Article</text:p>
      <!--METADATA-->
      <text:p text:style-name="P4">
<draw:frame draw:style-name="fr1" draw:name="Image162" text:anchor-type="as-char" svg:width="6.9236in" svg:height="3.956343in" draw:z-index="0">
<draw:image xlink:href="../Images/yкринформ/2023-04-09T15-27-00-03-00/630_360_1681043165-356.jpg" xlink:type="simple" xlink:show="embed" xlink:actuate="onLoad" draw:mime-type="image/jpeg"/>
</draw:frame>
由武装部队联合武装部队指挥官由中尉谢尔盖·纳耶夫(Sergey Nayev)领导，参加了棕榈周日的礼拜仪式。</text:p>
      <text:p text:style-name="P4">
根据乌克林福姆的说法，联合部队的指挥在[]报告(https://www.facebook.com/JointForcesCommandAFU/posts/pfbid02S86uE3dT4dzzCEY2hWdJDGo6eUpxeDegnnvxprC236Tu2nZRwnEcX9jFtTDFSRfVl)值得注意的是，在基辅 - 佩奇斯克·拉夫拉(Kiev-Pechersk Lavra)领土上，对圣徒安东尼和西奥多斯帕克斯基的崇拜举行了基辅大都会和所有乌克兰Epiphanius，在基辅 - 佩奇斯克·拉夫拉(Kiev-Pechersk Lavra)领土上。</text:p>
      <text:p text:style-name="P4">
<draw:frame draw:style-name="fr1" draw:name="Image163" text:anchor-type="as-char" svg:width="6.9236in" svg:height="4.615733in" draw:z-index="0">
<draw:image xlink:href="../Images/yкринформ/2023-04-09T15-27-00-03-00/1681043166-356.jpg" xlink:type="simple" xlink:show="embed" xlink:actuate="onLoad" draw:mime-type="image/jpeg"/>
</draw:frame>
<draw:frame draw:style-name="fr1" draw:name="Image164" text:anchor-type="as-char" svg:width="6.9236in" svg:height="4.224678in" draw:z-index="0">
<draw:image xlink:href="../Images/yкринформ/2023-04-09T15-27-00-03-00/1681043166-464.jpg" xlink:type="simple" xlink:show="embed" xlink:actuate="onLoad" draw:mime-type="image/jpeg"/>
</draw:frame>
正如中将所说的<text:a xlink:type="simple" xlink:href="https://www.ukrinform.ua/tag-naev" text:style-name="Internet_20_link" text:visited-style-name="Visited_20_Internet_20_Link">
</text:a>
，对于军事军人来说，维拉是一种强烈的情绪状态，伴随着战士对胜利的有说服力和信心。</text:p>
      <text:p text:style-name="P4">
<draw:frame draw:style-name="fr1" draw:name="Image165" text:anchor-type="as-char" svg:width="6.9236in" svg:height="4.615733in" draw:z-index="0">
<draw:image xlink:href="../Images/yкринформ/2023-04-09T15-27-00-03-00/1681043167-290.jpg" xlink:type="simple" xlink:show="embed" xlink:actuate="onLoad" draw:mime-type="image/jpeg"/>
</draw:frame>
“这是一支至关重要的力量，赋予我们在战场上克服敌人的意愿。 此外，它还具有信任，即依靠指挥官和战斗兄弟的能力，即您信任的人。 今天，我们保护乌克兰的领土目的，并在我们的军队中加强上帝的道。 我们将沉入上帝中，我们相信和我们的光明胜利。 我们将从喷嘴中竭尽所能，因为我们的信仰是贫穷的，我们的胜利将变得最终而强大。”指挥官强调。</text:p>
      <text:p text:style-name="P4">
<text:span text:style-name="T4">
另请阅读：</text:span>
 <text:a xlink:type="simple" xlink:href="https://www.ukrinform.ua/rubric-ato/3691106-naev-rozpoviv-pro-gotovnist-sil-oboroni-na-kordoni-z-bilorussu.html" text:style-name="Internet_20_link" text:visited-style-name="Visited_20_Internet_20_Link">
<text:span text:style-name="T4">
 naev </text:span>
</text:a>
据乌克林福姆报道，东方仪式的基督徒于4月12日在耶路撒冷庆祝耶和华的svyatogus，或者正如人民中所说的那样。</text:p>
      <text:p text:style-name="P4">
<text:span text:style-name="T5">
foto：武装部队联合力量的命令</text:span>
</text:p>
      <text:p text:style-name="P4">
News Source: <text:a xlink:type="simple" xlink:href="https://www.ukrinform.ua/rubric-society/3693604-komanduvac-obednanih-sil-u-verbnu-nedilu-vzav-ucast-u-liturgii-v-trapeznomu-hrami-lavri.html" text:style-name="Internet_20_link" text:visited-style-name="Visited_20_Internet_20_Link">
https://www.ukrinform.ua/rubric-society/3693604-komanduvac-obednanih-sil-u-verbnu-nedilu-vzav-ucast-u-liturgii-v-trapeznomu-hrami-lavri.html</text:a>
</text:p>
      <!--NEWS-->
      <text:h text:style-name="P10" text:outline-level="1">
<text:span text:style-name="T4">
武装部队在苏米地区的敌人无人机上殴打</text:span>
</text:h>
      <text:p text:style-name="P4">
作者: Ukrinform (Person)</text:p>
      <text:p text:style-name="P4">
出版商: Укринформ (Organization)</text:p>
      <text:p text:style-name="P4">
出版时间: 2023-04-09T15:30:00+03:00</text:p>
      <text:p text:style-name="P4">
修改时间: 2023-04-09T15:30:00+03:00</text:p>
      <text:p text:style-name="P4">
描述: Siverschyna防御部队被俄罗斯无人驾驶飞机击落。  - 乌克林。</text:p>
      <text:p text:style-name="P4">
图片: ["<text:a xlink:type="simple" xlink:href="https://static.ukrinform.com/photos/2023_03/thumb_files/630_360_1678784562-840.jpg" text:style-name="Internet_20_link" text:visited-style-name="Visited_20_Internet_20_Link">
630_360_16787...</text:a>
"]</text:p>
      <text:p text:style-name="P4">
标签: ['Безпілотник', 'Сумщина', 'Війна з росією']</text:p>
      <text:p text:style-name="P4">
类型: Article</text:p>
      <!--METADATA-->
      <text:p text:style-name="P4">
<draw:frame draw:style-name="fr1" draw:name="Image166" text:anchor-type="as-char" svg:width="6.9236in" svg:height="3.948262in" draw:z-index="0">
<draw:image xlink:href="../Images/yкринформ/2023-04-09T15-30-00-03-00/630_360_1678784562-840.jpg" xlink:type="simple" xlink:show="embed" xlink:actuate="onLoad" draw:mime-type="image/jpeg"/>
</draw:frame>
西弗斯地区部队被俄罗斯无人驾驶飞机击落。</text:p>
      <text:p text:style-name="P4">
根据乌克林福姆的说法，运营司令部“北”报告了<text:a xlink:type="simple" xlink:href="https://t.me/ok_pivnich1/1715" text:style-name="Internet_20_link" text:visited-style-name="Visited_20_Internet_20_Link">
</text:a>
“ 4月9日，星期日，联合股票战斗机击倒了俄罗斯<text:a xlink:type="simple" xlink:href="https://www.ukrinform.ua/tag-bezpilotnik" text:style-name="Internet_20_link" text:visited-style-name="Visited_20_Internet_20_Link">
</text:a>
，type Zala 421-16e»， - 在消息中进行。</text:p>
      <text:p text:style-name="P4">
<text:span text:style-name="T4">
另请阅读：</text:span>
 <text:a xlink:type="simple" xlink:href="https://www.ukrinform.ua/rubric-ato/3693480-na-doneccini-aerorozvidniki-znisili-spostereznij-punkt-rosian.html" text:style-name="Internet_20_link" text:visited-style-name="Visited_20_Internet_20_Link">
<text:span text:style-name="T4">
销毁</text:span>
</text:a>
正如乌克兰的国防军乌克林福姆报道的<text:a xlink:type="simple" xlink:href="https://www.ukrinform.ua/rubric-ato/3693470-zsu-znisili-vze-178-150-rosijskih-zagarbnikiv.html" text:style-name="Internet_20_link" text:visited-style-name="Visited_20_Internet_20_Link">
</text:a>
其中有470人在过去一天。</text:p>
      <text:p text:style-name="P4">
<text:span text:style-name="T5">
foto：盖蒂图像，说明性</text:span>
</text:p>
      <text:p text:style-name="P4">
News Source: <text:a xlink:type="simple" xlink:href="https://www.ukrinform.ua/rubric-ato/3693603-zsu-zbili-nad-sumsinou-rosijskij-bezpilotnik.html" text:style-name="Internet_20_link" text:visited-style-name="Visited_20_Internet_20_Link">
https://www.ukrinform.ua/rubric-ato/3693603-zsu-zbili-nad-sumsinou-rosijskij-bezpilotnik.html</text:a>
</text:p>
      <!--NEWS-->
      <text:h text:style-name="P10" text:outline-level="1">
<text:span text:style-name="T4">
Chatgpt开发公司已宣布提高聊天率安全性</text:span>
</text:h>
      <text:p text:style-name="P4">
作者: Ukrinform (Person)</text:p>
      <text:p text:style-name="P4">
出版商: Укринформ (Organization)</text:p>
      <text:p text:style-name="P4">
出版时间: 2023-04-09T15:37:00+03:00</text:p>
      <text:p text:style-name="P4">
修改时间: 2023-04-09T15:37:00+03:00</text:p>
      <text:p text:style-name="P4">
描述: 创建了聊天机器人聊天机器人的美国公司OpenAI已宣布对基于人工智能的交互式产品的安全措施进行加强，以保护用户和儿童的机密性。  - 乌克林。</text:p>
      <text:p text:style-name="P4">
图片: ["<text:a xlink:type="simple" xlink:href="https://static.ukrinform.com/photos/2023_02/thumb_files/630_360_1676713184-792.png" text:style-name="Internet_20_link" text:visited-style-name="Visited_20_Internet_20_Link">
630_360_16767...</text:a>
"]</text:p>
      <text:p text:style-name="P4">
标签: ['Технології', 'Персональні дані', 'Штучний інтелект', 'Безпека', 'ChatGPT']</text:p>
      <text:p text:style-name="P4">
类型: Article</text:p>
      <!--METADATA-->
      <text:p text:style-name="P4">
<draw:frame draw:style-name="fr1" draw:name="Image167" text:anchor-type="as-char" svg:width="6.9236in" svg:height="3.956343in" draw:z-index="0">
<draw:image xlink:href="../Images/yкринформ/2023-04-09T15-37-00-03-00/630_360_1676713184-792.png" xlink:type="simple" xlink:show="embed" xlink:actuate="onLoad" draw:mime-type="image/png"/>
</draw:frame>
创建聊天机器人聊天聊天的美国公司OpenAi宣布了基于人工办公室的互动产品安全预防措施，以保护用户和儿童的机密性。</text:p>
      <text:p text:style-name="P4">
关于它报告<text:a xlink:type="simple" xlink:href="https://www3.nhk.or.jp/nhkworld/ru/news/420168/" text:style-name="Internet_20_link" text:visited-style-name="Visited_20_Internet_20_Link">
</text:a>
，报道乌克林福姆。</text:p>
      <text:p text:style-name="P4">
如图所述，Openai在其官方博客上宣布了更新的安全措施。</text:p>
      <text:p text:style-name="P4">
该公司特别强调，一些用于培训的数据包含个人信息，但它正在努力删除有关个人的信息。</text:p>
      <text:p text:style-name="P4">
Openai还报告说，它可以防止技术编程来产生内在内容，并促进暴力和残酷行为。</text:p>
      <text:p text:style-name="P4">
根据该公司的数据，与以前的变体相比，最新的GPT-4模型(82％)对违反内容的要求的响应的可能性较小。</text:p>
      <text:p text:style-name="P4">
<text:span text:style-name="T4">
另请阅读：</text:span>
 <text:a xlink:type="simple" xlink:href="https://www.ukrinform.ua/rubric-technology/3692609-u-kanadi-rozsliduut-mozlivij-nezakonnij-zbir-danih-chatgpt.html" text:style-name="Internet_20_link" text:visited-style-name="Visited_20_Internet_20_Link">
<text:span text:style-name="T4">
 chatgpt </text:span>
</text:a>
聊天机器人<text:a xlink:type="simple" xlink:href="https://www.ukrinform.ua/tag-chatgpt" text:style-name="Internet_20_link" text:visited-style-name="Visited_20_Internet_20_Link">
</text:a>
由于该系统可以生成看起来像作品的文本，因此它正在广受欢迎。 同时，对保护用户的机密性感到焦虑。</text:p>
      <text:p text:style-name="P4">
如报道，<text:a xlink:type="simple" xlink:href="https://www.ukrinform.ua/rubric-technology/3690019-v-italii-zablokuvali-chatgpt-za-nezakonnij-zbir-danih.html" text:style-name="Internet_20_link" text:visited-style-name="Visited_20_Internet_20_Link">
</text:a>
同时，加拿大隐私专员办公室已经开始调查不当使用Chatgpt Chat Bott。</text:p>
      <text:p text:style-name="P4">
日本在4月底的七个小组部长会议上关于数字问题的会议<text:a xlink:type="simple" xlink:href="https://www.ukrinform.ua/rubric-technology/3693000-aponia-iniciue-diskusiu-pro-riziki-zastosuvanna-stucnogo-intelektu-na-g7.html" text:style-name="Internet_20_link" text:visited-style-name="Visited_20_Internet_20_Link">
</text:a>
</text:p>
      <text:p text:style-name="P4">
News Source: <text:a xlink:type="simple" xlink:href="https://www.ukrinform.ua/rubric-technology/3693609-kompaniarozrobnik-chatgpt-zaavila-pro-pidvisenna-rivna-bezpeki-catbota.html" text:style-name="Internet_20_link" text:visited-style-name="Visited_20_Internet_20_Link">
https://www.ukrinform.ua/rubric-technology/3693609-kompaniarozrobnik-chatgpt-zaavila-pro-pidvisenna-rivna-bezpeki-catbota.html</text:a>
</text:p>
      <!--NEWS-->
      <text:h text:style-name="P10" text:outline-level="1">
<text:span text:style-name="T4">
乌克兰的女子足球队将在爱沙尼亚进行控制比赛</text:span>
</text:h>
      <text:p text:style-name="P4">
作者: Ukrinform (Person)</text:p>
      <text:p text:style-name="P4">
出版商: Укринформ (Organization)</text:p>
      <text:p text:style-name="P4">
出版时间: 2023-04-09T15:38:41+03:00</text:p>
      <text:p text:style-name="P4">
修改时间: 2023-04-09T15:38:41+03:00</text:p>
      <text:p text:style-name="P4">
描述: 乌克兰国家队的球员去了塔林，他们将与爱沙尼亚队进行控制。  - 乌克林。</text:p>
      <text:p text:style-name="P4">
图片: ["<text:a xlink:type="simple" xlink:href="https://static.ukrinform.com/photos/2023_04/thumb_files/630_360_1681043642-815.jpg" text:style-name="Internet_20_link" text:visited-style-name="Visited_20_Internet_20_Link">
630_360_16810...</text:a>
"]</text:p>
      <text:p text:style-name="P4">
标签: ['Футбол', 'Збірна України', 'Жінки']</text:p>
      <text:p text:style-name="P4">
类型: Article</text:p>
      <!--METADATA-->
      <text:p text:style-name="P4">
<draw:frame draw:style-name="fr1" draw:name="Image168" text:anchor-type="as-char" svg:width="6.9236in" svg:height="3.956343in" draw:z-index="0">
<draw:image xlink:href="../Images/yкринформ/2023-04-09T15-38-41-03-00/630_360_1681043642-815.jpg" xlink:type="simple" xlink:show="embed" xlink:actuate="onLoad" draw:mime-type="image/jpeg"/>
</draw:frame>
乌克兰国家队的足球运动员去了塔林，在那里他们将与爱沙尼亚队持有争议。</text:p>
      <text:p text:style-name="P4">
如报告<text:a xlink:type="simple" xlink:href="https://uaf.ua/article/47977" text:style-name="Internet_20_link" text:visited-style-name="Visited_20_Internet_20_Link">
</text:a>
乌克兰足球协会(WAF)，爱沙尼亚比赛 - 乌克兰将得到支持(开始 -  19.00)，报道乌克林福姆。</text:p>
      <text:p text:style-name="P4">
与爱沙尼亚人争吵将成为欧洲联盟国际联盟官方比赛的阶段，将成为“蓝色和黄色”的第一场比赛。</text:p>
      <text:p text:style-name="P4">
乌克兰国家队路易斯·科尔特斯(Luis Cortes)的导师名单包括22名五个五人球员，其中包括两名首演者 -  Kryvbasa Goelkiperari Kelyushik和前锋Polina Yanchuk的代表。</text:p>
      <text:p text:style-name="P4">
<text:span text:style-name="T4">
另请阅读：</text:span>
 <text:a xlink:type="simple" xlink:href="https://www.ukrinform.ua/rubric-sports/3693381-zinoca-zbirna-ukraini-u19-postupilas-danii-u-vidbori-na-ce2023-z-futbolu.html" text:style-name="Internet_20_link" text:visited-style-name="Visited_20_Internet_20_Link">
<text:span text:style-name="T4">
足球</text:span>
</text:a>
回想一下，国际联盟历史上的第一场比赛将在第二届。 在抽奖前的层和播种的组成将决定欧洲橄榄球妇女国家队的当前评分。 目前，乌克兰正在22个班级注册表中，该注册表设想了V联盟。</text:p>
      <text:p text:style-name="P4">
在2023年，为国际联盟的参与者提供了六个游戏窗口：9月20日至23日至26日，25-27和10月28日至31日，11月29日至12月1日至12月2-5日。</text:p>
      <text:p text:style-name="P4">
照片：uaf.ua。</text:p>
      <text:p text:style-name="P4">
News Source: <text:a xlink:type="simple" xlink:href="https://www.ukrinform.ua/rubric-sports/3693606-zinoca-zbirna-ukraini-z-futbolu-zigrae-kontrolnij-matc-v-estonii.html" text:style-name="Internet_20_link" text:visited-style-name="Visited_20_Internet_20_Link">
https://www.ukrinform.ua/rubric-sports/3693606-zinoca-zbirna-ukraini-z-futbolu-zigrae-kontrolnij-matc-v-estonii.html</text:a>
</text:p>
      <!--NEWS-->
      <text:h text:style-name="P10" text:outline-level="1">
<text:span text:style-name="T4">
在Zaporozhye的Tokmak地区，一系列爆炸响起</text:span>
</text:h>
      <text:p text:style-name="P4">
作者: Ukrinform (Person)</text:p>
      <text:p text:style-name="P4">
出版商: Укринформ (Organization)</text:p>
      <text:p text:style-name="P4">
出版时间: 2023-04-09T15:43:21+03:00</text:p>
      <text:p text:style-name="P4">
修改时间: 2023-04-09T15:43:21+03:00</text:p>
      <text:p text:style-name="P4">
描述: 在Zaporizhhya地区暂时捕获的Tokmak地区，一系列爆炸声。  - 乌克林。</text:p>
      <text:p text:style-name="P4">
图片: ["<text:a xlink:type="simple" xlink:href="https://static.ukrinform.com/photos/2023_02/thumb_files/630_360_1677569405-698.jpg" text:style-name="Internet_20_link" text:visited-style-name="Visited_20_Internet_20_Link">
630_360_16775...</text:a>
"]</text:p>
      <text:p text:style-name="P4">
标签: ['Вибух', 'Федоров', 'Запоріжжя', 'Війна з росією']</text:p>
      <text:p text:style-name="P4">
类型: Article</text:p>
      <!--METADATA-->
      <text:p text:style-name="P4">
<draw:frame draw:style-name="fr1" draw:name="Image169" text:anchor-type="as-char" svg:width="6.9236in" svg:height="3.956343in" draw:z-index="0">
<draw:image xlink:href="../Images/yкринформ/2023-04-09T15-43-21-03-00/630_360_1677569405-698.jpg" xlink:type="simple" xlink:show="embed" xlink:actuate="onLoad" draw:mime-type="image/jpeg"/>
</draw:frame>
Zaporizhhya地区的人造丝 - 主机上的tokmak响起了一系列爆炸。</text:p>
      <text:p text:style-name="P4">
关于<text:a xlink:type="simple" xlink:href="https://t.me/ivan_fedorov_melitopol/1686" text:style-name="Internet_20_link" text:visited-style-name="Visited_20_Internet_20_Link">
</text:a>
据报道，梅利托波尔市董事长伊万·费多罗夫(Ivan Fedorov)报道说。</text:p>
      <text:p text:style-name="P4">
他写道：“在临时占领的托克马克(Tokmak)领域，有六次高调爆炸。我们的动词击败。”</text:p>
      <text:p text:style-name="P4">
目前尚无细节报告。</text:p>
      <text:p text:style-name="P4">
<text:span text:style-name="T4">
另请阅读：</text:span>
 <text:a xlink:type="simple" xlink:href="https://www.ukrinform.ua/rubric-ato/3693468-rosiani-vnoci-atakuvali-zaporizza-raketami-s300.html" text:style-name="Internet_20_link" text:visited-style-name="Visited_20_Internet_20_Link">
<text:span text:style-name="T4">
 Zaporizhzhia </text:span>
</text:a>
据报道，Fedorov早些时候<text:a xlink:type="simple" xlink:href="https://www.ukrinform.ua/rubric-ato/3693529-na-okupovanij-castini-zaporizkoi-oblasti-znisili-ponad-15-vorozih-vijskovih-ugrupuvan.html" text:style-name="Internet_20_link" text:visited-style-name="Visited_20_Internet_20_Link">
</text:a>
在两个星期内，占领者的15多名占领者在Zaporozhye地区被俘虏的地区被摧毁，其中7个在Melitopol。 其他Ufedorivtsi，Merry，附近的Tokmak，Upper Tokmak，Mirny，Molochansk。</text:p>
      <text:p text:style-name="P4">
News Source: <text:a xlink:type="simple" xlink:href="https://www.ukrinform.ua/rubric-ato/3693608-u-rajoni-tokmaka-na-zaporizzi-prolunala-seria-vibuhiv.html" text:style-name="Internet_20_link" text:visited-style-name="Visited_20_Internet_20_Link">
https://www.ukrinform.ua/rubric-ato/3693608-u-rajoni-tokmaka-na-zaporizzi-prolunala-seria-vibuhiv.html</text:a>
</text:p>
      <!--NEWS-->
      <text:h text:style-name="P10" text:outline-level="1">
<text:span text:style-name="T4">
在马赛两所房屋的废墟下，最多有10人</text:span>
</text:h>
      <text:p text:style-name="P4">
作者: Ukrinform (Person)</text:p>
      <text:p text:style-name="P4">
出版商: Укринформ (Organization)</text:p>
      <text:p text:style-name="P4">
出版时间: 2023-04-09T15:50:00+03:00</text:p>
      <text:p text:style-name="P4">
修改时间: 2023-04-09T15:50:00+03:00</text:p>
      <text:p text:style-name="P4">
描述: 法国内政部长杰拉尔德·达曼（Gerald Darmann）说，马赛两个住宅的瓦砾大约有10人。  - 乌克林。</text:p>
      <text:p text:style-name="P4">
图片: ["<text:a xlink:type="simple" xlink:href="https://static.ukrinform.com/photos/2023_04/thumb_files/630_360_1681044566-362.jpg" text:style-name="Internet_20_link" text:visited-style-name="Visited_20_Internet_20_Link">
630_360_16810...</text:a>
"]</text:p>
      <text:p text:style-name="P4">
标签: ['Франція', 'Обвалення', 'Вибух']</text:p>
      <text:p text:style-name="P4">
类型: Article</text:p>
      <!--METADATA-->
      <text:p text:style-name="P4">
<draw:frame draw:style-name="fr1" draw:name="Image170" text:anchor-type="as-char" svg:width="6.9236in" svg:height="3.956343in" draw:z-index="0">
<draw:image xlink:href="../Images/yкринформ/2023-04-09T15-50-00-03-00/630_360_1681044566-362.jpg" xlink:type="simple" xlink:show="embed" xlink:actuate="onLoad" draw:mime-type="image/jpeg"/>
</draw:frame>
法国内政部长杰拉尔德·达曼(Gerald Darmann)说，马赛两所房子的废墟下有10人。</text:p>
      <text:p text:style-name="P4">
关于它报告<text:a xlink:type="simple" xlink:href="https://www.reuters.com/world/europe/building-collapses-marseille-least-six-injured-2023-04-09/" text:style-name="Internet_20_link" text:visited-style-name="Visited_20_Internet_20_Link">
</text:a>
，报道乌克林福姆。</text:p>
      <text:p text:style-name="P4">
据部长说，救援工作使[]复杂化<text:a xlink:type="simple" xlink:href="https://www.ukrinform.ua/tag-vibuh" text:style-name="Internet_20_link" text:visited-style-name="Visited_20_Internet_20_Link">
</text:a>
可以扑灭的火。 据当局称，瓦砾下有四到十个人。</text:p>
      <text:p text:style-name="P4">
五人受到严重伤害被送往医院，但对他们的生命没有威胁。 官员补充说，在第六名受害者中。</text:p>
      <text:p text:style-name="P4">
该事件被该地区近30座建筑物的人们撤离。</text:p>
      <text:p text:style-name="P4">
爆炸的原因目前尚不清楚。</text:p>
      <text:p text:style-name="P4">
<text:span text:style-name="T4">
另请阅读：</text:span>
 <text:a xlink:type="simple" xlink:href="https://www.ukrinform.ua/rubric-society/3692580-francuz-namagavsa-zavezti-v-ukrainu-jmovirno-dorogocinne-kaminna.html" text:style-name="Internet_20_link" text:visited-style-name="Visited_20_Internet_20_Link">
<text:span text:style-name="T4">
 franz </text:span>
</text:a>
据报道，周日大约00:40在法国城市马赛市<text:a xlink:type="simple" xlink:href="https://www.ukrinform.ua/rubric-world/3693490-u-marseli-obvalivsa-zitlovij-budinok-e-postrazdali.html" text:style-name="Internet_20_link" text:visited-style-name="Visited_20_Internet_20_Link">
</text:a>
通过损害周围建筑物的一部分。至少有五人成为。</text:p>
      <text:p text:style-name="P4">
Cristoph Miranda地区完美表示，可能是由于气体泄漏引起的，可能是由于气体造成的。</text:p>
      <text:p text:style-name="P4">
照片：Tasnim</text:p>
      <text:p text:style-name="P4">
News Source: <text:a xlink:type="simple" xlink:href="https://www.ukrinform.ua/rubric-world/3693613-pid-zavalami-dvoh-budinkiv-u-marseli-perebuvaut-do-10-ludej.html" text:style-name="Internet_20_link" text:visited-style-name="Visited_20_Internet_20_Link">
https://www.ukrinform.ua/rubric-world/3693613-pid-zavalami-dvoh-budinkiv-u-marseli-perebuvaut-do-10-ludej.html</text:a>
</text:p>
      <!--NEWS-->
      <text:h text:style-name="P10" text:outline-level="1">
<text:span text:style-name="T4">
来自荷兰的志愿者被送往乌克兰后卫13辆车</text:span>
</text:h>
      <text:p text:style-name="P4">
作者: Ukrinform (Person)</text:p>
      <text:p text:style-name="P4">
出版商: Укринформ (Organization)</text:p>
      <text:p text:style-name="P4">
出版时间: 2023-04-09T15:51:00+03:00</text:p>
      <text:p text:style-name="P4">
修改时间: 2023-04-09T15:51:00+03:00</text:p>
      <text:p text:style-name="P4">
描述: 来自荷兰的志愿者已将33架无人机转移到乌克兰军队，30个夜视装置，10名长辈，10辆军事无线电系统和13辆汽车，乌克利福德通讯员在海牙的报告。  - 乌克林。</text:p>
      <text:p text:style-name="P4">
图片: ["<text:a xlink:type="simple" xlink:href="https://static.ukrinform.com/photos/2023_04/thumb_files/630_360_1681044479-884.jpeg" text:style-name="Internet_20_link" text:visited-style-name="Visited_20_Internet_20_Link">
630_360_16810...</text:a>
", "<text:a xlink:type="simple" xlink:href="https://static.ukrinform.com/photos/2023_04/1681044513-626.jpg" text:style-name="Internet_20_link" text:visited-style-name="Visited_20_Internet_20_Link">
1681044513-62...</text:a>
", "<text:a xlink:type="simple" xlink:href="https://static.ukrinform.com/photos/2023_04/1681044532-679.jpeg" text:style-name="Internet_20_link" text:visited-style-name="Visited_20_Internet_20_Link">
1681044532-67...</text:a>
", "<text:a xlink:type="simple" xlink:href="https://static.ukrinform.com/photos/2023_04/1681044550-802.jpeg" text:style-name="Internet_20_link" text:visited-style-name="Visited_20_Internet_20_Link">
1681044550-80...</text:a>
", "<text:a xlink:type="simple" xlink:href="https://static.ukrinform.com/photos/2023_04/1681044550-567.jpeg" text:style-name="Internet_20_link" text:visited-style-name="Visited_20_Internet_20_Link">
1681044550-56...</text:a>
"]</text:p>
      <text:p text:style-name="P4">
标签: ['Діаспора', 'Нідерланди', 'Волонтери', 'Війна з росією']</text:p>
      <text:p text:style-name="P4">
类型: Article</text:p>
      <!--METADATA-->
      <text:p text:style-name="P4">
<draw:frame draw:style-name="fr1" draw:name="Image171" text:anchor-type="as-char" svg:width="6.9236in" svg:height="3.956343in" draw:z-index="0">
<draw:image xlink:href="../Images/yкринформ/2023-04-09T15-51-00-03-00/630_360_1681044479-884.jpeg" xlink:type="simple" xlink:show="embed" xlink:actuate="onLoad" draw:mime-type="image/jpeg"/>
</draw:frame>
荷兰的志愿者在海牙报告中将荷兰志愿者转移到乌克兰军事33次无人机，30个国家设备，10名长辈，10辆军事无线电系统和13辆汽车中。</text:p>
      <text:p text:style-name="P4">
来自荷兰玛丽亚姆·兰伯特(Mariam Lambert)的志愿者报告了这一点。</text:p>
      <text:p text:style-name="P4">
<draw:frame draw:style-name="fr1" draw:name="Image172" text:anchor-type="as-char" svg:width="6.9236in" svg:height="5.1927in" draw:z-index="0">
<draw:image xlink:href="../Images/yкринформ/2023-04-09T15-51-00-03-00/1681044513-626.jpg" xlink:type="simple" xlink:show="embed" xlink:actuate="onLoad" draw:mime-type="image/jpeg"/>
</draw:frame>
“在一月份我们从前线的指挥官那里收到的大多数疑问中，我们不断听到同样的事情：“我们需要无人机才能看到Azebage和汽车要动手又快速。” 因此，我们的公共组织开始在荷兰的河马上寻找PICAP汽车和SUV，我们大多数采购网络都在这里。 我们设法从荷兰获得10辆汽车，并从波兰获得了10辆汽车。 我们仔细检查了所有这些，用“乌克兰天使”的徽标在侧面用军事绿色涂漆，阿波托组织组织了一列13辆汽车，其中包括一辆我被称为“灰姑娘”的汽车基辅。 在那里，我们聚集了另一个驾驶员团队，这些驾驶员帮助我们将这些汽车运送到我们分配的汽车的相关单元(以及其他交货，例如无人机，Starlin，Radio Systems)“， - 她说。</text:p>
      <text:p text:style-name="P4">
<text:span text:style-name="T4">
另请阅读：</text:span>
 <text:a xlink:type="simple" xlink:href="https://www.ukrinform.ua/rubric-diaspora/3692764-u-niderlandah-prezentuvali-artproekt-prisvacenij-ukrainskim-civilnim-uvaznenim.html" text:style-name="Internet_20_link" text:visited-style-name="Visited_20_Internet_20_Link">
<text:span text:style-name="T4">
荷兰</text:span>
 <text:span text:style-name="T4">
呈现</text:span>
 <text:span text:style-name="T4">
 </text:span>
 <text:span text:style-name="T4">
 artproet </text:span>
<text:span text:style-name="T4">
献给</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乌克兰人</text:span>
 **</text:a>
</text:p>
      <text:p text:style-name="P4">
<draw:frame draw:style-name="fr1" draw:name="Image173" text:anchor-type="as-char" svg:width="6.9236in" svg:height="4.212552in" draw:z-index="0">
<draw:image xlink:href="../Images/yкринформ/2023-04-09T15-51-00-03-00/1681044532-679.jpeg" xlink:type="simple" xlink:show="embed" xlink:actuate="onLoad" draw:mime-type="image/jpeg"/>
</draw:frame>
志愿者还指出，这些汽车交付期间的评论是竞标。</text:p>
      <text:p text:style-name="P4">
兰伯特说：“他们说，他们很少拥有如此出色的汽车，并且在流动性中将非常重要……而且所有其他部门现在也可以要求我们下一个城市的更多汽车。”</text:p>
      <text:p text:style-name="P4">
<draw:frame draw:style-name="fr1" draw:name="Image174" text:anchor-type="as-char" svg:width="6.9236in" svg:height="4.10316in" draw:z-index="0">
<draw:image xlink:href="../Images/yкринформ/2023-04-09T15-51-00-03-00/1681044550-802.jpeg" xlink:type="simple" xlink:show="embed" xlink:actuate="onLoad" draw:mime-type="image/jpeg"/>
</draw:frame>
乌克兰军队被称为玛丽亚姆·兰伯特灰姑娘。 在乌克兰的俄罗斯全年战争年中，在其协助下，有67个660世纪被化学攻击，24吨冬季服装，85吨药物(包括非常必要的癌症药物，流感疫苗和医疗设施)，31吨食物。</text:p>
      <text:p text:style-name="P4">
<draw:frame draw:style-name="fr1" draw:name="Image175" text:anchor-type="as-char" svg:width="6.9236in" svg:height="3.916963in" draw:z-index="0">
<draw:image xlink:href="../Images/yкринформ/2023-04-09T15-51-00-03-00/1681044550-567.jpeg" xlink:type="simple" xlink:show="embed" xlink:actuate="onLoad" draw:mime-type="image/jpeg"/>
</draw:frame>
</text:p>
      <text:p text:style-name="P4">
孤儿喂养基金会是一个纯粹的人道主义组织，而安吉利乌斯·乌克兰(Angelius Ukraine)则处理汽车，发电机和夜间装置的交付，即前线军方可能需要的一切。</text:p>
      <text:p text:style-name="P4">
正如乌克林福姆报道的，荷兰的一名学生<text:a xlink:type="simple" xlink:href="https://www.ukrinform.ua/rubric-diaspora/3677870-student-z-niderlandiv-podolav-na-velosipedi-za-dobu-365-km-sob-zibrati-grosi-dla-ukraini.html" text:style-name="Internet_20_link" text:visited-style-name="Visited_20_Internet_20_Link">
</text:a>
每天365公里为乌克兰筹集资金，这将是一家发芽的移动初级保健。</text:p>
      <text:p text:style-name="P4">
<text:span text:style-name="T5">
foto提供了Mariam Lambert</text:span>
</text:p>
      <text:p text:style-name="P4">
News Source: <text:a xlink:type="simple" xlink:href="https://www.ukrinform.ua/rubric-diaspora/3693612-volonteri-z-niderlandiv-dopravili-ukrainskim-zahisnikam-13-avtomobiliv.html" text:style-name="Internet_20_link" text:visited-style-name="Visited_20_Internet_20_Link">
https://www.ukrinform.ua/rubric-diaspora/3693612-volonteri-z-niderlandiv-dopravili-ukrainskim-zahisnikam-13-avtomobiliv.html</text:a>
</text:p>
      <!--NEWS-->
      <text:h text:style-name="P10" text:outline-level="1">
<text:span text:style-name="T4">
市议会议会部长在乌兹戈罗德被烧毁 - 他谈论纵火</text:span>
</text:h>
      <text:p text:style-name="P4">
作者: Ukrinform (Person)</text:p>
      <text:p text:style-name="P4">
出版商: Укринформ (Organization)</text:p>
      <text:p text:style-name="P4">
出版时间: 2023-04-09T15:59:05+03:00</text:p>
      <text:p text:style-name="P4">
修改时间: 2023-04-09T15:59:05+03:00</text:p>
      <text:p text:style-name="P4">
描述: 在乌兹戈罗德（Uzhgorod），市议会的汽车秘书被烧毁。  - 乌克林。</text:p>
      <text:p text:style-name="P4">
图片: ["<text:a xlink:type="simple" xlink:href="https://static.ukrinform.com/photos/2023_04/thumb_files/630_360_1681045121-110.jpg" text:style-name="Internet_20_link" text:visited-style-name="Visited_20_Internet_20_Link">
630_360_16810...</text:a>
"]</text:p>
      <text:p text:style-name="P4">
标签: ['Пожежа', 'Ужгород', 'Підпал']</text:p>
      <text:p text:style-name="P4">
类型: Article</text:p>
      <!--METADATA-->
      <text:p text:style-name="P4">
<draw:frame draw:style-name="fr1" draw:name="Image176" text:anchor-type="as-char" svg:width="6.9236in" svg:height="3.956343in" draw:z-index="0">
<draw:image xlink:href="../Images/yкринформ/2023-04-09T15-59-05-03-00/630_360_1681045121-110.jpg" xlink:type="simple" xlink:show="embed" xlink:actuate="onLoad" draw:mime-type="image/jpeg"/>
</draw:frame>
Uzhgorod是市议会的汽车秘书。</text:p>
      <text:p text:style-name="P4">
根据乌克林福姆的说法，乌兹霍罗德市议会秘书阿森·梅尔库米安(Arsen Melkumyan)是<text:a xlink:type="simple" xlink:href="https://www.facebook.com/arsen.melkumyan.3/posts/pfbid02A5jy7X3QHXi95kjYuZYB9uvobDhhezDRfskgr4wG2f9LZpf1xJckJAjMauq33Jncl" text:style-name="Internet_20_link" text:visited-style-name="Visited_20_Internet_20_Link">
</text:a>
<text:a xlink:type="simple" xlink:href="https://www.facebook.com/arsen.melkumyan.3/posts/pfbid02A5jy7X3QHXi95kjYuZYB9uvobDhhezDRfskgr4wG2f9LZpf1xJckJAjMauq33Jncl" text:style-name="Internet_20_link" text:visited-style-name="Visited_20_Internet_20_Link">
</text:a>
<text:a xlink:type="simple" xlink:href="https://www.facebook.com/arsen.melkumyan.3/posts/pfbid02A5jy7X3QHXi95kjYuZYB9uvobDhhezDRfskgr4wG2f9LZpf1xJckJAjMauq33Jncl" text:style-name="Internet_20_link" text:visited-style-name="Visited_20_Internet_20_Link">
</text:a>
梅尔库米恩写道：“我犹豫了很长时间，但是分析情况，我意识到那天晚上我必须讲述我的汽车纵火。”</text:p>
      <text:p text:style-name="P4">
据他说，在他家院子里的1:50上，一辆汽车着火了。 正如他强调的那样，毫无疑问，这是一项故意的生意，不。 他表示，执法人员将竭尽所能找到罪魁祸首。</text:p>
      <text:p text:style-name="P4">
<text:span text:style-name="T4">
另请阅读：</text:span>
 <text:a xlink:type="simple" xlink:href="https://www.ukrinform.ua/rubric-regions/3690631-u-lucku-pidpalili-kvartiru-advokata-j-bijca-teroboroni-zlocincam-ogolosili-pidozru.html" text:style-name="Internet_20_link" text:visited-style-name="Visited_20_Internet_20_Link">
<text:span text:style-name="T4">
纵火</text:span>
</text:a>
后来在<text:a xlink:type="simple" xlink:href="https://www.facebook.com/arsen.melkumyan.3/posts/pfbid0bgfw9BS4vAJ8SK8ZA2FpSS7fN5v43ZfoK46YRaGkN3AD5hD28ED1SYGy7c4aEqWbl" text:style-name="Internet_20_link" text:visited-style-name="Visited_20_Internet_20_Link">
</text:a>
Melkumyan指出[]中的说法(https://www.ukrinform.ua/tag-policia)他写道，采取了调查行动。  <text:span text:style-name="T5">
照片：Volyn新闻，说明性</text:span>
</text:p>
      <text:p text:style-name="P4">
News Source: <text:a xlink:type="simple" xlink:href="https://www.ukrinform.ua/rubric-regions/3693617-v-uzgorodi-zgorila-avtivka-sekretara-miskradi-vin-kaze-pro-pidpal.html" text:style-name="Internet_20_link" text:visited-style-name="Visited_20_Internet_20_Link">
https://www.ukrinform.ua/rubric-regions/3693617-v-uzgorodi-zgorila-avtivka-sekretara-miskradi-vin-kaze-pro-pidpal.html</text:a>
</text:p>
      <!--NEWS-->
      <text:h text:style-name="P10" text:outline-level="1">
<text:span text:style-name="T4">
奥地利继续从乌克兰难民的影响</text:span>
</text:h>
      <text:p text:style-name="P4">
作者: Ukrinform (Person)</text:p>
      <text:p text:style-name="P4">
出版商: Укринформ (Organization)</text:p>
      <text:p text:style-name="P4">
出版时间: 2023-04-09T16:03:00+03:00</text:p>
      <text:p text:style-name="P4">
修改时间: 2023-04-09T16:03:00+03:00</text:p>
      <text:p text:style-name="P4">
描述: 奥地利自动继续从乌克兰获得寻求庇护者证书。  - 乌克林。</text:p>
      <text:p text:style-name="P4">
图片: ["<text:a xlink:type="simple" xlink:href="https://static.ukrinform.com/photos/2020_09/thumb_files/630_360_1600162711-7066.jpeg" text:style-name="Internet_20_link" text:visited-style-name="Visited_20_Internet_20_Link">
630_360_16001...</text:a>
"]</text:p>
      <text:p text:style-name="P4">
标签: ['Австрія', 'Переселенці', 'Україна', 'Біженці', 'Документи']</text:p>
      <text:p text:style-name="P4">
类型: Article</text:p>
      <!--METADATA-->
      <text:p text:style-name="P4">
<draw:frame draw:style-name="fr1" draw:name="Image177" text:anchor-type="as-char" svg:width="6.9236in" svg:height="3.956343in" draw:z-index="0">
<draw:image xlink:href="../Images/yкринформ/2023-04-09T16-03-00-03-00/630_360_1600162711-7066.jpeg" xlink:type="simple" xlink:show="embed" xlink:actuate="onLoad" draw:mime-type="image/jpeg"/>
</draw:frame>
奥地利自律继续从乌克兰寻求庇护的人证书。</text:p>
      <text:p text:style-name="P4">
乌克林福姆(Ukrinform(https://t.me/minre_ua/3049)。  “在奥地利找到庇护所的寻求庇护者会自动继续迫使证书的效果<text:a xlink:type="simple" xlink:href="https://www.ukrinform.ua/tag-pereselenci" text:style-name="Internet_20_link" text:visited-style-name="Visited_20_Internet_20_Link">
</text:a>
”， - 在消息中go。</text:p>
      <text:p text:style-name="P4">
相关机构将通过注册地点通过注册信件发送。</text:p>
      <text:p text:style-name="P4">
如果交货时没有人在家，则该信将在下一个邮局存放。</text:p>
      <text:p text:style-name="P4">
<text:span text:style-name="T4">
另请阅读：</text:span>
 <text:a xlink:type="simple" xlink:href="https://www.ukrinform.ua/rubric-society/3692578-lubinec-dav-trudovi-poradi-ukrainskim-bizencam-za-kordonom.html" text:style-name="Internet_20_link" text:visited-style-name="Visited_20_Internet_20_Link">
<text:span text:style-name="T4">
难民</text:span>
</text:a>
“如果您不能在指定期限内从邮局接过一封信，请联系联邦移民办公室和庇护办公室(联邦外交和庇护办公室)”， - 在重返社会部中说。</text:p>
      <text:p text:style-name="P4">
可以找到[]的联邦机构相关区域代表的联系数据(https://www.bfa.gv.at/kontakt/)。</text:p>
      <text:p text:style-name="P4">
正如乌克林福姆报道的那样，来自乌克兰的流离失所者<text:a xlink:type="simple" xlink:href="https://www.ukrinform.ua/rubric-society/3689602-v-avstrii-polegsili-dostup-ukrainskih-pereselenciv-do-rinku-praci.html" text:style-name="Internet_20_link" text:visited-style-name="Visited_20_Internet_20_Link">
</text:a>
到奥地利劳动力市场。</text:p>
      <text:p text:style-name="P4">
News Source: <text:a xlink:type="simple" xlink:href="https://www.ukrinform.ua/rubric-society/3693615-avstria-prodovzila-diu-posvidcen-bizencam-z-ukraini.html" text:style-name="Internet_20_link" text:visited-style-name="Visited_20_Internet_20_Link">
https://www.ukrinform.ua/rubric-society/3693615-avstria-prodovzila-diu-posvidcen-bizencam-z-ukraini.html</text:a>
</text:p>
      <!--NEWS-->
      <text:h text:style-name="P10" text:outline-level="1">
<text:span text:style-name="T4">
俄罗斯人在顿涅茨克地区解雇了德鲁兹基夫卡，受伤了两名平民</text:span>
</text:h>
      <text:p text:style-name="P4">
作者: Ukrinform (Person)</text:p>
      <text:p text:style-name="P4">
出版商: Укринформ (Organization)</text:p>
      <text:p text:style-name="P4">
出版时间: 2023-04-09T16:22:00+03:00</text:p>
      <text:p text:style-name="P4">
修改时间: 2023-04-09T16:22:00+03:00</text:p>
      <text:p text:style-name="P4">
描述: 俄罗斯联邦的军队从射击大火的喷气机系统中向顿涅茨克地区的德鲁兹基夫卡（Druzhkivka）开火，两名平民受伤。  - 乌克林。</text:p>
      <text:p text:style-name="P4">
图片: ["<text:a xlink:type="simple" xlink:href="https://static.ukrinform.com/photos/2023_04/thumb_files/630_360_1681066576-1477.jpeg" text:style-name="Internet_20_link" text:visited-style-name="Visited_20_Internet_20_Link">
630_360_16810...</text:a>
", "<text:a xlink:type="simple" xlink:href="https://static.ukrinform.com/photos/2023_04/thumb_files/630_360_1681066576-2724.jpeg" text:style-name="Internet_20_link" text:visited-style-name="Visited_20_Internet_20_Link">
630_360_16810...</text:a>
", "<text:a xlink:type="simple" xlink:href="https://static.ukrinform.com/photos/2023_04/thumb_files/630_360_1681066576-5627.jpeg" text:style-name="Internet_20_link" text:visited-style-name="Visited_20_Internet_20_Link">
630_360_16810...</text:a>
", "<text:a xlink:type="simple" xlink:href="https://static.ukrinform.com/photos/2023_04/thumb_files/630_360_1681066576-3719.jpeg" text:style-name="Internet_20_link" text:visited-style-name="Visited_20_Internet_20_Link">
630_360_16810...</text:a>
", "<text:a xlink:type="simple" xlink:href="https://static.ukrinform.com/photos/2023_04/thumb_files/630_360_1681066576-6573.jpeg" text:style-name="Internet_20_link" text:visited-style-name="Visited_20_Internet_20_Link">
630_360_16810...</text:a>
", "<text:a xlink:type="simple" xlink:href="https://static.ukrinform.com/photos/2023_04/thumb_files/630_360_1681066576-9022.jpeg" text:style-name="Internet_20_link" text:visited-style-name="Visited_20_Internet_20_Link">
630_360_16810...</text:a>
", "<text:a xlink:type="simple" xlink:href="https://static.ukrinform.com/photos/2023_04/thumb_files/630_360_1681066577-1931.jpeg" text:style-name="Internet_20_link" text:visited-style-name="Visited_20_Internet_20_Link">
630_360_16810...</text:a>
", "<text:a xlink:type="simple" xlink:href="https://static.ukrinform.com/photos/2023_04/thumb_files/630_360_1681066577-9391.jpeg" text:style-name="Internet_20_link" text:visited-style-name="Visited_20_Internet_20_Link">
630_360_16810...</text:a>
", "<text:a xlink:type="simple" xlink:href="https://static.ukrinform.com/photos/2023_04/thumb_files/630_360_1681066577-2148.jpeg" text:style-name="Internet_20_link" text:visited-style-name="Visited_20_Internet_20_Link">
630_360_16810...</text:a>
", "<text:a xlink:type="simple" xlink:href="https://static.ukrinform.com/photos/2023_04/thumb_files/630_360_1681066577-8984.jpeg" text:style-name="Internet_20_link" text:visited-style-name="Visited_20_Internet_20_Link">
630_360_16810...</text:a>
", "<text:a xlink:type="simple" xlink:href="https://static.ukrinform.com/photos/2023_04/thumb_files/630_360_1681066577-3662.jpeg" text:style-name="Internet_20_link" text:visited-style-name="Visited_20_Internet_20_Link">
630_360_16810...</text:a>
", "<text:a xlink:type="simple" xlink:href="https://static.ukrinform.com/photos/2023_04/thumb_files/630_360_1681066577-2586.jpeg" text:style-name="Internet_20_link" text:visited-style-name="Visited_20_Internet_20_Link">
630_360_16810...</text:a>
", "<text:a xlink:type="simple" xlink:href="https://static.ukrinform.com/photos/2023_04/thumb_files/630_360_1681066578-1370.jpeg" text:style-name="Internet_20_link" text:visited-style-name="Visited_20_Internet_20_Link">
630_360_16810...</text:a>
", "<text:a xlink:type="simple" xlink:href="https://static.ukrinform.com/photos/2023_04/thumb_files/630_360_1681066579-4937.jpeg" text:style-name="Internet_20_link" text:visited-style-name="Visited_20_Internet_20_Link">
630_360_16810...</text:a>
", "<text:a xlink:type="simple" xlink:href="https://static.ukrinform.com/photos/2023_04/thumb_files/630_360_1681066578-9382.jpeg" text:style-name="Internet_20_link" text:visited-style-name="Visited_20_Internet_20_Link">
630_360_16810...</text:a>
", "<text:a xlink:type="simple" xlink:href="https://static.ukrinform.com/photos/2023_04/thumb_files/630_360_1681066579-9032.jpeg" text:style-name="Internet_20_link" text:visited-style-name="Visited_20_Internet_20_Link">
630_360_16810...</text:a>
", "<text:a xlink:type="simple" xlink:href="https://static.ukrinform.com/photos/2023_04/thumb_files/630_360_1681066579-6719.jpeg" text:style-name="Internet_20_link" text:visited-style-name="Visited_20_Internet_20_Link">
630_360_16810...</text:a>
", "<text:a xlink:type="simple" xlink:href="https://static.ukrinform.com/photos/2023_04/thumb_files/630_360_1681066579-3104.jpeg" text:style-name="Internet_20_link" text:visited-style-name="Visited_20_Internet_20_Link">
630_360_16810...</text:a>
", "<text:a xlink:type="simple" xlink:href="https://static.ukrinform.com/photos/2023_04/thumb_files/630_360_1681066580-7646.jpeg" text:style-name="Internet_20_link" text:visited-style-name="Visited_20_Internet_20_Link">
630_360_16810...</text:a>
", "<text:a xlink:type="simple" xlink:href="https://static.ukrinform.com/photos/2023_04/thumb_files/630_360_1681066580-6098.jpeg" text:style-name="Internet_20_link" text:visited-style-name="Visited_20_Internet_20_Link">
630_360_16810...</text:a>
", "<text:a xlink:type="simple" xlink:href="https://static.ukrinform.com/photos/2023_04/thumb_files/630_360_1681066580-1057.jpeg" text:style-name="Internet_20_link" text:visited-style-name="Visited_20_Internet_20_Link">
630_360_16810...</text:a>
", "<text:a xlink:type="simple" xlink:href="https://static.ukrinform.com/photos/2023_04/thumb_files/630_360_1681066580-9595.jpeg" text:style-name="Internet_20_link" text:visited-style-name="Visited_20_Internet_20_Link">
630_360_16810...</text:a>
", "<text:a xlink:type="simple" xlink:href="https://static.ukrinform.com/photos/2023_04/thumb_files/630_360_1681066580-7145.jpeg" text:style-name="Internet_20_link" text:visited-style-name="Visited_20_Internet_20_Link">
630_360_16810...</text:a>
", "<text:a xlink:type="simple" xlink:href="https://static.ukrinform.com/photos/2023_04/thumb_files/630_360_1681066580-3826.jpeg" text:style-name="Internet_20_link" text:visited-style-name="Visited_20_Internet_20_Link">
630_360_16810...</text:a>
", "<text:a xlink:type="simple" xlink:href="https://static.ukrinform.com/photos/2023_04/thumb_files/630_360_1681066581-3323.jpeg" text:style-name="Internet_20_link" text:visited-style-name="Visited_20_Internet_20_Link">
630_360_16810...</text:a>
", "<text:a xlink:type="simple" xlink:href="https://static.ukrinform.com/photos/2023_04/thumb_files/630_360_1681066581-9044.jpeg" text:style-name="Internet_20_link" text:visited-style-name="Visited_20_Internet_20_Link">
630_360_16810...</text:a>
", "<text:a xlink:type="simple" xlink:href="https://static.ukrinform.com/photos/2023_04/thumb_files/630_360_1681066581-2495.jpeg" text:style-name="Internet_20_link" text:visited-style-name="Visited_20_Internet_20_Link">
630_360_16810...</text:a>
", "<text:a xlink:type="simple" xlink:href="https://static.ukrinform.com/photos/2023_04/thumb_files/630_360_1681066581-8599.jpeg" text:style-name="Internet_20_link" text:visited-style-name="Visited_20_Internet_20_Link">
630_360_16810...</text:a>
", "<text:a xlink:type="simple" xlink:href="https://static.ukrinform.com/photos/2023_04/thumb_files/630_360_1681066581-8714.jpeg" text:style-name="Internet_20_link" text:visited-style-name="Visited_20_Internet_20_Link">
630_360_16810...</text:a>
", "<text:a xlink:type="simple" xlink:href="https://static.ukrinform.com/photos/2023_04/thumb_files/630_360_1681066581-7510.jpeg" text:style-name="Internet_20_link" text:visited-style-name="Visited_20_Internet_20_Link">
630_360_16810...</text:a>
", "<text:a xlink:type="simple" xlink:href="https://static.ukrinform.com/photos/2023_04/thumb_files/630_360_1681066582-6845.jpeg" text:style-name="Internet_20_link" text:visited-style-name="Visited_20_Internet_20_Link">
630_360_16810...</text:a>
", "<text:a xlink:type="simple" xlink:href="https://static.ukrinform.com/photos/2023_04/thumb_files/630_360_1681066582-9140.jpeg" text:style-name="Internet_20_link" text:visited-style-name="Visited_20_Internet_20_Link">
630_360_16810...</text:a>
", "<text:a xlink:type="simple" xlink:href="https://static.ukrinform.com/photos/2023_04/thumb_files/630_360_1681066582-8547.jpeg" text:style-name="Internet_20_link" text:visited-style-name="Visited_20_Internet_20_Link">
630_360_16810...</text:a>
"]</text:p>
      <text:p text:style-name="P4">
标签: ['Донеччина', 'Обстріл', 'Війна з росією']</text:p>
      <text:p text:style-name="P4">
类型: Article</text:p>
      <!--METADATA-->
      <text:p text:style-name="P4">
<draw:frame draw:style-name="fr1" draw:name="Image178" text:anchor-type="as-char" svg:width="6.9236in" svg:height="3.956343in" draw:z-index="0">
<draw:image xlink:href="../Images/yкринформ/2023-04-09T16-22-00-03-00/630_360_1681066576-1477.jpeg" xlink:type="simple" xlink:show="embed" xlink:actuate="onLoad" draw:mime-type="image/jpeg"/>
</draw:frame>
陆军联合会从射击大火的喷气系统中向顿涅茨克地区的德鲁兹基夫卡开了枪，两名平民受伤。</text:p>
      <text:p text:style-name="P4">
根据乌克林福姆的说法，安德里·耶尔马克(Andriy Yermak)在<text:a xlink:type="simple" xlink:href="https://t.me/ermaka2022/2410" text:style-name="Internet_20_link" text:visited-style-name="Visited_20_Internet_20_Link">
</text:a>
 <text:a xlink:type="simple" xlink:href="https://t.me/ermaka2022/2410" text:style-name="Internet_20_link" text:visited-style-name="Visited_20_Internet_20_Link">
</text:a>
 <text:a xlink:type="simple" xlink:href="https://t.me/ermaka2022/2410" text:style-name="Internet_20_link" text:visited-style-name="Visited_20_Internet_20_Link">
 </text:a>
</text:p>
      <text:p text:style-name="P4">
“俄罗斯人做了<text:a xlink:type="simple" xlink:href="https://www.ukrinform.ua/tag-obstril" text:style-name="Internet_20_link" text:visited-style-name="Visited_20_Internet_20_Link">
</text:a>
Druzhkivka Zrszv的城市。 众所周知，这两个平民。”耶尔马克说。</text:p>
      <text:p text:style-name="P4">
房屋的屋顶被损坏，窗户被撞倒。</text:p>
      <text:p text:style-name="P4">
<text:span text:style-name="T4">
另请阅读：</text:span>
 <text:a xlink:type="simple" xlink:href="https://www.ukrinform.ua/rubric-ato/3693480-na-doneccini-aerorozvidniki-znisili-spostereznij-punkt-rosian.html" text:style-name="Internet_20_link" text:visited-style-name="Visited_20_Internet_20_Link">
<text:span text:style-name="T4">
 Donetsk </text:span>
</text:a>
正如乌克林福姆(Ukrinform)报道的，由于俄罗斯的炮击，4月8日在顿涅茨克地区报道，他们得到了<text:a xlink:type="simple" xlink:href="https://www.ukrinform.ua/rubric-regions/3693478-rosiani-za-dobu-poranili-dvoh-ziteliv-doneccini.html" text:style-name="Internet_20_link" text:visited-style-name="Visited_20_Internet_20_Link">
</text:a>
-Utoretsk和Bakhmuti。</text:p>
      <text:p text:style-name="P4">
News Source: <text:a xlink:type="simple" xlink:href="https://www.ukrinform.ua/rubric-ato/3693622-rosiani-obstrilali-druzkivku-na-doneccini-poraneni-dvoe-civilnih.html" text:style-name="Internet_20_link" text:visited-style-name="Visited_20_Internet_20_Link">
https://www.ukrinform.ua/rubric-ato/3693622-rosiani-obstrilali-druzkivku-na-doneccini-poraneni-dvoe-civilnih.html</text:a>
</text:p>
      <!--NEWS-->
      <text:h text:style-name="P10" text:outline-level="1">
<text:span text:style-name="T4">
Cherkasy地区的教会社区去了PCCU</text:span>
</text:h>
      <text:p text:style-name="P4">
作者: Ukrinform (Person)</text:p>
      <text:p text:style-name="P4">
出版商: Укринформ (Organization)</text:p>
      <text:p text:style-name="P4">
出版时间: 2023-04-09T16:28:38+03:00</text:p>
      <text:p text:style-name="P4">
修改时间: 2023-04-09T16:28:38+03:00</text:p>
      <text:p text:style-name="P4">
描述: Cherkasy地区Mala Sevastyanovka村的教堂社区在一次会议上决定从莫斯科重生的从属转移到乌克兰东正教教堂。  - 乌克林。</text:p>
      <text:p text:style-name="P4">
图片: ["<text:a xlink:type="simple" xlink:href="https://static.ukrinform.com/photos/2023_04/thumb_files/630_360_1681046577-359.jpg" text:style-name="Internet_20_link" text:visited-style-name="Visited_20_Internet_20_Link">
630_360_16810...</text:a>
", "<text:a xlink:type="simple" xlink:href="https://static.ukrinform.com/photos/2023_04/1681046577-161.jpg" text:style-name="Internet_20_link" text:visited-style-name="Visited_20_Internet_20_Link">
1681046577-16...</text:a>
", "<text:a xlink:type="simple" xlink:href="https://static.ukrinform.com/photos/2023_04/1681046576-782.jpg" text:style-name="Internet_20_link" text:visited-style-name="Visited_20_Internet_20_Link">
1681046576-78...</text:a>
"]</text:p>
      <text:p text:style-name="P4">
标签: ['Черкащина', 'УПЦ МП', 'Православна церква України']</text:p>
      <text:p text:style-name="P4">
类型: Article</text:p>
      <!--METADATA-->
      <text:p text:style-name="P4">
<draw:frame draw:style-name="fr1" draw:name="Image179" text:anchor-type="as-char" svg:width="6.9236in" svg:height="3.956343in" draw:z-index="0">
<draw:image xlink:href="../Images/yкринформ/2023-04-09T16-28-38-03-00/630_360_1681046577-359.jpg" xlink:type="simple" xlink:show="embed" xlink:actuate="onLoad" draw:mime-type="image/jpeg"/>
</draw:frame>
Cherkasy地区Mala Sevastyanovka村的教堂在一次会议上决定征服莫斯科父权制的从属于乌克兰东正教教堂。</text:p>
      <text:p text:style-name="P4">
关于它报告了[]的Khrystyniv市议会(https://www.facebook.com/vukonkomkhrystmr/posts/pfbid0xhg81MnTP1fNZC11rBDNeL5rNPFeVPyLRbxA17QCMRBGxP4uX5FopVD1kN7Uwc67l)，报道乌克林福姆。</text:p>
      <text:p text:style-name="P4">
“ ...在马拉·塞瓦斯塔诺夫卡村(Mala Sevastyanovka)村，是《祝福书》教堂教堂的一次会议……参与者投票赞成退出UOC -MP，并过渡到PCC。</text:p>
      <text:p text:style-name="P4">
<draw:frame draw:style-name="fr1" draw:name="Image180" text:anchor-type="as-char" svg:width="6.9236in" svg:height="5.1927in" draw:z-index="0">
<draw:image xlink:href="../Images/yкринформ/2023-04-09T16-28-38-03-00/1681046577-161.jpg" xlink:type="simple" xlink:show="embed" xlink:actuate="onLoad" draw:mime-type="image/jpeg"/>
</draw:frame>
值得注意的是，法治是由克里斯蒂维斯基纳(Khrystynivschyna)的警察提供的。</text:p>
      <text:p text:style-name="P4">
<text:span text:style-name="T4">
另请阅读：</text:span>
 <text:a xlink:type="simple" xlink:href="https://www.ukrinform.ua/rubric-regions/3692343-na-vinniccini-se-cotiri-religijni-gromadi-priednalisa-do-pcu.html" text:style-name="Internet_20_link" text:visited-style-name="Visited_20_Internet_20_Link">
<text:span text:style-name="T4">
 PCC </text:span>
</text:a>
</text:p>
      <text:p text:style-name="P4">
<draw:frame draw:style-name="fr1" draw:name="Image181" text:anchor-type="as-char" svg:width="6.9236in" svg:height="5.1927in" draw:z-index="0">
<draw:image xlink:href="../Images/yкринформ/2023-04-09T16-28-38-03-00/1681046576-782.jpg" xlink:type="simple" xlink:show="embed" xlink:actuate="onLoad" draw:mime-type="image/jpeg"/>
</draw:frame>
正如乌克兰(Ukrinform(https://www.ukrinform.ua/tag-cerkva) (莫斯科宗主)宣布波多兹在对俄罗斯联邦对反对乌克兰的合法武装侵略的正当理由和认可方面宣布(第2部分，3汤匙。 乌克兰刑法的436-2).</text:p>
      <text:p text:style-name="P4">
Раніше йому повідомили про підозру у порушенні рівноправності громадян залежновід їх релігійних переконань (艺术的第1部分。 乌克兰刑法的161).</text:p>
      <text:p text:style-name="P4">
News Source: <text:a xlink:type="simple" xlink:href="https://www.ukrinform.ua/rubric-regions/3693623-cerkovna-gromada-na-cerkasini-perejsla-do-pcu.html" text:style-name="Internet_20_link" text:visited-style-name="Visited_20_Internet_20_Link">
https://www.ukrinform.ua/rubric-regions/3693623-cerkovna-gromada-na-cerkasini-perejsla-do-pcu.html</text:a>
</text:p>
      <!--NEWS-->
      <text:h text:style-name="P10" text:outline-level="1">
<text:span text:style-name="T4">
在刚果，武装分子袭击了村庄，杀死了约20人</text:span>
</text:h>
      <text:p text:style-name="P4">
作者: Ukrinform (Person)</text:p>
      <text:p text:style-name="P4">
出版商: Укринформ (Organization)</text:p>
      <text:p text:style-name="P4">
出版时间: 2023-04-09T16:37:00+03:00</text:p>
      <text:p text:style-name="P4">
修改时间: 2023-04-09T16:37:00+03:00</text:p>
      <text:p text:style-name="P4">
描述: 在刚果民主共和国的东部，武装分子袭击了该村庄，造成约20人死亡。  - 乌克林。</text:p>
      <text:p text:style-name="P4">
图片: ["<text:a xlink:type="simple" xlink:href="https://static.ukrinform.com/photos/2021_05/thumb_files/630_360_1619865208-793.jpg" text:style-name="Internet_20_link" text:visited-style-name="Visited_20_Internet_20_Link">
630_360_16198...</text:a>
"]</text:p>
      <text:p text:style-name="P4">
标签: ['Конго', 'Тероризм', 'Загибель', 'Насильство']</text:p>
      <text:p text:style-name="P4">
类型: Article</text:p>
      <!--METADATA-->
      <text:p text:style-name="P4">
<draw:frame draw:style-name="fr1" draw:name="Image182" text:anchor-type="as-char" svg:width="6.9236in" svg:height="3.956343in" draw:z-index="0">
<draw:image xlink:href="../Images/yкринформ/2023-04-09T16-37-00-03-00/630_360_1619865208-793.jpg" xlink:type="simple" xlink:show="embed" xlink:actuate="onLoad" draw:mime-type="image/jpeg"/>
</draw:frame>
在刚果的工作人员，武装分子袭击了该村，造成了约20人。</text:p>
      <text:p text:style-name="P4">
关于它报告<text:a xlink:type="simple" xlink:href="https://www.reuters.com/world/africa/islamist-rebel-attack-kills-around-20-eastern-congo-2023-04-08/" text:style-name="Internet_20_link" text:visited-style-name="Visited_20_Internet_20_Link">
</text:a>
，报道乌克林福姆。</text:p>
      <text:p text:style-name="P4">
“我们在周五在Musandaba村杀死了大约20人，”查尔斯·奥蒙上校说。</text:p>
      <text:p text:style-name="P4">
北基夫省的军队发言人说，袭击者正在使用它。</text:p>
      <text:p text:style-name="P4">
伊斯兰国恐怖组织承担了扎塔克的责任。</text:p>
      <text:p text:style-name="P4">
一波针对民兵和地方当局的暴力行为指责联合民主军队(adf)，基于刚果员工的乌干达集团，并宣誓效忠“伊斯兰国”。</text:p>
      <text:p text:style-name="P4">
<text:span text:style-name="T4">
另请阅读：</text:span>
 <text:a xlink:type="simple" xlink:href="https://www.ukrinform.ua/rubric-world/3688689-u-grecii-zaarestuvali-dvoh-pidozruvanih-u-terorizmi.html" text:style-name="Internet_20_link" text:visited-style-name="Visited_20_Internet_20_Link">
</text:a>
该事件发生在有关的两个省之一中，军事政府取代了平民权力，试图停止该国的航行。</text:p>
      <text:p text:style-name="P4">
联合国维持和平任务<text:a xlink:type="simple" xlink:href="https://www.ukrinform.ua/tag-kongo" text:style-name="Internet_20_link" text:visited-style-name="Visited_20_Internet_20_Link">
</text:a>
她谴责了另一场由ADF在邻近伊图尔省犯下的大屠杀，其中30人被杀。</text:p>
      <text:p text:style-name="P4">
如报道，<text:a xlink:type="simple" xlink:href="https://www.ukrinform.ua/rubric-world/3691691-policia-izrailu-uvirvalasa-do-meceti-alaksa-sim-palestinciv-distali-poranenna.html" text:style-name="Internet_20_link" text:visited-style-name="Visited_20_Internet_20_Link">
</text:a>
在试图驱散祈祷人群时，七名巴勒斯坦人受伤。</text:p>
      <text:p text:style-name="P4">
News Source: <text:a xlink:type="simple" xlink:href="https://www.ukrinform.ua/rubric-world/3693626-u-kongo-pid-cas-napadu-bojovikiv-na-selo-zaginuli-blizko-20-ludej.html" text:style-name="Internet_20_link" text:visited-style-name="Visited_20_Internet_20_Link">
https://www.ukrinform.ua/rubric-world/3693626-u-kongo-pid-cas-napadu-bojovikiv-na-selo-zaginuli-blizko-20-ludej.html</text:a>
</text:p>
      <!--NEWS-->
      <text:h text:style-name="P10" text:outline-level="1">
<text:span text:style-name="T4">
政府计划尽快启动大规模的魔鬼计划</text:span>
</text:h>
      <text:p text:style-name="P4">
作者: Ukrinform (Person)</text:p>
      <text:p text:style-name="P4">
出版商: Укринформ (Organization)</text:p>
      <text:p text:style-name="P4">
出版时间: 2023-04-09T16:46:22+03:00</text:p>
      <text:p text:style-name="P4">
修改时间: 2023-04-09T16:46:22+03:00</text:p>
      <text:p text:style-name="P4">
描述: 部长内阁的优先事项是启动乌克兰的大规模魔鬼计划。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Розмінування', 'Шмигаль', 'Війна з росією']</text:p>
      <text:p text:style-name="P4">
类型: Article</text:p>
      <!--METADATA-->
      <text:p text:style-name="P4">
<draw:frame draw:style-name="fr1" draw:name="Image183" text:anchor-type="as-char" svg:width="6.9236in" svg:height="3.956343in" draw:z-index="0">
<draw:image xlink:href="../Images/yкринформ/2023-04-09T16-46-22-03-00/630_360_1679674428-586.jpg" xlink:type="simple" xlink:show="embed" xlink:actuate="onLoad" draw:mime-type="image/jpeg"/>
</draw:frame>
部长的内阁尽快为乌克兰领土启动大型计划。</text:p>
      <text:p text:style-name="P4">
根据乌克林福姆的说法，总理丹尼斯·施米加尔(Denis Shmigal)在[]中说(https://www.facebook.com/dshmyhal/posts/pfbid022fEafNEiow6Q15zCaNVNpxSXUe3hmQaWMRRVmP1FUU3ixv1dn92JLW7xMb65HQVQl)总结本周的经济结果。</text:p>
      <text:p text:style-name="P4">
“通过俄罗斯恐怖分子，乌克兰已成为最多的人之一。(https://www.ukrinform.ua/tag-minuvanna)世界上的国家。 政府的优先事项是启动大规模降级计划。 我们创建了州人道主义的魔鬼中心，已经处理了约3.2万个生产对象。 我们更新标准，设定优先级，创建一个用于脱颖而出的服务的市场。”消息写道。</text:p>
      <text:p text:style-name="P4">
Schmigal还回忆说：“乌克兰人已经在弹性赠款中提交了23,000份申请。 已经创建了3.5万个新业务。一个很好的结果，表明该计划的需求。 我们将扩展它。 我们为退伍军人添加了三种新型赠款。 他们还将该计划的地理扩展到八个地区。”</text:p>
      <text:p text:style-name="P4">
<text:span text:style-name="T4">
另请阅读：</text:span>
 <text:a xlink:type="simple" xlink:href="https://www.ukrinform.ua/rubric-society/3693517-pirotehniki-dsns-otrimali-15-pikapiv-vid-kompanii-tetratech.html" text:style-name="Internet_20_link" text:visited-style-name="Visited_20_Internet_20_Link">
</text:a>
“我们接近漫游签证豁免并发展数字化。 批准了该文件，该文件将允许乌克兰缔结一项关于今年冰上签证豁免签证的协议，”总理说。</text:p>
      <text:p text:style-name="P4">
另外，根据Shmigal的说法，“开始了一项服务测试，乌克兰人可以在一个人的帮助下签署欧洲合同和文件。 它将在EC国家用作改进的电子签名。”</text:p>
      <text:p text:style-name="P4">
“他们采用了教育机构安全的概念。 该文件提供了积极建造舒适的庇护所，新的消防安全方法，与相关警察部队参与的保护技能，通过模式的新方法，视频监视，包容性。 UAH今年已经为学校的安全庇护所分配了15亿个补贴的安全。” Shmigal补充说。</text:p>
      <text:p text:style-name="P4">
他还提醒“本周乌克兰在长期计划中获得了第一个27亿美元的MMVF，票价为156亿美元。 我们派遣资金用于泵送支持，教育和医学。 今年，今年的乌克兰提供了25亿美元的授予。 他们将使世界银行的目标基金损失。”Shmigal说：“国际支持将使政府能够维持宏观财务稳定性和预算的专业优先支出。”</text:p>
      <text:p text:style-name="P4">
正如乌克林福姆报道的<text:a xlink:type="simple" xlink:href="https://www.ukrinform.ua/rubric-economy/3692945-urad-shvaliv-stvorenna-centru-gumanitarnogo-rozminuvanna.html" text:style-name="Internet_20_link" text:visited-style-name="Visited_20_Internet_20_Link">
</text:a>
国家紧急服务的提案成立了预算机构“人道主义魔鬼中心”。</text:p>
      <text:p text:style-name="P4">
<text:span text:style-name="T5">
foto：cmu</text:span>
</text:p>
      <text:p text:style-name="P4">
News Source: <text:a xlink:type="simple" xlink:href="https://www.ukrinform.ua/rubric-vidbudova/3693628-urad-planue-aknajsvidse-rozpocati-masstabnu-programu-z-rozminuvanna-smigal.html" text:style-name="Internet_20_link" text:visited-style-name="Visited_20_Internet_20_Link">
https://www.ukrinform.ua/rubric-vidbudova/3693628-urad-planue-aknajsvidse-rozpocati-masstabnu-programu-z-rozminuvanna-smigal.html</text:a>
</text:p>
      <!--NEWS-->
      <text:h text:style-name="P10" text:outline-level="1">
<text:span text:style-name="T4">
国防军摧毁了一个罕见的敌方雷达站</text:span>
</text:h>
      <text:p text:style-name="P4">
作者: Ukrinform (Person)</text:p>
      <text:p text:style-name="P4">
出版商: Укринформ (Organization)</text:p>
      <text:p text:style-name="P4">
出版时间: 2023-04-09T16:50:00+03:00</text:p>
      <text:p text:style-name="P4">
修改时间: 2023-04-09T16:50:00+03:00</text:p>
      <text:p text:style-name="P4">
描述: 国防部队摧毁了俄罗斯雷达站“新娘”。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ЗСУ', 'Військова техніка', 'Війна з росією']</text:p>
      <text:p text:style-name="P4">
类型: Article</text:p>
      <!--METADATA-->
      <text:p text:style-name="P4">
<draw:frame draw:style-name="fr1" draw:name="Image184" text:anchor-type="as-char" svg:width="6.9236in" svg:height="3.956343in" draw:z-index="0">
<draw:image xlink:href="../Images/yкринформ/2023-04-09T16-50-00-03-00/630_360_1669987737-966.jpg" xlink:type="simple" xlink:show="embed" xlink:actuate="onLoad" draw:mime-type="image/jpeg"/>
</draw:frame>
黛花摧毁了俄罗斯雷达站。</text:p>
      <text:p text:style-name="P4">
根据乌克林福姆的说法，北部运营司令部报告了<text:a xlink:type="simple" xlink:href="https://www.facebook.com/kommander.nord/videos/753404169501802/" text:style-name="Internet_20_link" text:visited-style-name="Visited_20_Internet_20_Link">
</text:a>
“第30个单独的机械旅的侦察兵以Knyaz Konstantine Ostrozhsky命名，发现了一个敌对的雷达(https://www.ukrinform.ua/tag-artileria)旅。 准确的shot777-目的被破坏了，”  - 消息读取。</text:p>
      <text:p text:style-name="P4">
_viso：好的“北” _</text:p>
      <text:p text:style-name="P4">
Rapyakhosh Radar是一个现代的俄罗斯雷达站，用于检测休闲活动。 自2022年以来就为入侵者服务。 根据一月的说法，俄罗斯人只生产了11个这样的站点。</text:p>
      <text:p text:style-name="P4">
<text:span text:style-name="T4">
另请阅读：</text:span>
 <text:a xlink:type="simple" xlink:href="https://www.ukrinform.ua/rubric-ato/3693601-ukrainski-artileristi-znisili-rosijsku-garmatu.html" text:style-name="Internet_20_link" text:visited-style-name="Visited_20_Internet_20_Link">
<text:span text:style-name="T4">
被摧毁</text:span>
</text:a>
正如乌克林福姆报道的，乌克兰的国防军从2022年2月24日至2023年4月9日<text:a xlink:type="simple" xlink:href="https://www.ukrinform.ua/rubric-ato/3693470-zsu-znisili-vze-178-150-rosijskih-zagarbnikiv.html" text:style-name="Internet_20_link" text:visited-style-name="Visited_20_Internet_20_Link">
</text:a>
，在过去的一天中 -  470人。</text:p>
      <text:p text:style-name="P4">
News Source: <text:a xlink:type="simple" xlink:href="https://www.ukrinform.ua/rubric-ato/3693630-sili-oboroni-znisili-ridkisnu-radiolokacijnu-stanciu-voroga.html" text:style-name="Internet_20_link" text:visited-style-name="Visited_20_Internet_20_Link">
https://www.ukrinform.ua/rubric-ato/3693630-sili-oboroni-znisili-ridkisnu-radiolokacijnu-stanciu-voroga.html</text:a>
</text:p>
      <!--NEWS-->
      <text:h text:style-name="P10" text:outline-level="1">
<text:span text:style-name="T4">
UPL。 奥里克霍夫斯基（Orikhovsky）的双打帮助科洛斯（Kolos）击败了1925年的金属主义者</text:span>
</text:h>
      <text:p text:style-name="P4">
作者: Ukrinform (Person)</text:p>
      <text:p text:style-name="P4">
出版商: Укринформ (Organization)</text:p>
      <text:p text:style-name="P4">
出版时间: 2023-04-09T16:54:38+03:00</text:p>
      <text:p text:style-name="P4">
修改时间: 2023-04-09T16:54:38+03:00</text:p>
      <text:p text:style-name="P4">
描述: 科瓦利夫斯基·科洛斯（Kovalivsky Kolos）在英超联赛球队中乌克兰足球锦标赛第20轮的最后一场比赛中赢得了1925年的哈尔基夫金属主义者的自信胜利。  - 乌克林。</text:p>
      <text:p text:style-name="P4">
图片: ["<text:a xlink:type="simple" xlink:href="https://static.ukrinform.com/photos/2023_04/thumb_files/630_360_1681047724-401.jpg" text:style-name="Internet_20_link" text:visited-style-name="Visited_20_Internet_20_Link">
630_360_16810...</text:a>
"]</text:p>
      <text:p text:style-name="P4">
标签: None</text:p>
      <text:p text:style-name="P4">
类型: Article</text:p>
      <!--METADATA-->
      <text:p text:style-name="P4">
<draw:frame draw:style-name="fr1" draw:name="Image185" text:anchor-type="as-char" svg:width="6.9236in" svg:height="3.956343in" draw:z-index="0">
<draw:image xlink:href="../Images/yкринформ/2023-04-09T16-54-38-03-00/630_360_1681047724-401.jpg" xlink:type="simple" xlink:show="embed" xlink:actuate="onLoad" draw:mime-type="image/jpeg"/>
</draw:frame>
科瓦洛夫斯基·科洛斯(Kovalovsky Kolos)在乌克兰总理的第20轮比赛的决赛中赢得了1925年击败哈尔基夫金属主义者的自信胜利。</text:p>
      <text:p text:style-name="P4">
据报道，在科瓦利夫卡的科洛斯体育场举行的会议以3：0的成绩结束了，以3：0的成绩结束。</text:p>
      <text:p text:style-name="P4">
Kolos的成功是由Pavel Orikhovsky的双打带来的，他在第三和第35分钟得分，Denis Bezborodko的进球(64).</text:p>
      <text:p text:style-name="P4">
<text:span text:style-name="T5">
Результати попередніх матчів туру:</text:span>
</text:p>
      <text:p text:style-name="P4">
«Ворскла» (poltava) - 插入(彼得罗娃)-1：0</text:p>
      <text:p text:style-name="P4">
目标：Va​​sily Kravets(第49分钟);</text:p>
      <text:p text:style-name="P4">
“发电机”(基辅) - “ minaj”  -  2：0</text:p>
      <text:p text:style-name="P4">
目标：安东·沙伦科(35)。弗拉迪斯拉夫·瓦坦(62);</text:p>
      <text:p text:style-name="P4">
Kryvbas(Kryvyi rih) - “黎明”(卢甘斯克)-1：0</text:p>
      <text:p text:style-name="P4">
裸体：r -refet capric(50);</text:p>
      <text:p text:style-name="P4">
“矿工”(顿涅茨克) - 金属主义者(哈尔基夫)-1：0</text:p>
      <text:p text:style-name="P4">
目标：Artem Bondarenko(64);</text:p>
      <text:p text:style-name="P4">
“移动”(利沃夫) - “希瑟”(里文)-0：0;</text:p>
      <text:p text:style-name="P4">
“ dnipro -1”  - “ lviv”  -  5：2</text:p>
      <text:p text:style-name="P4">
目标：Alexey Hutsulak(7，44)，Artem Dovbik(41，90+3)，爱德华·萨拉西(Edward Sarasi)(84)-Yaroslav Bohunov(63)，Artem Milchenko(81);</text:p>
      <text:p text:style-name="P4">
亚历山大-Chernomorets(odesa)-1：1</text:p>
      <text:p text:style-name="P4">
目标：西里尔·科瓦特(Cyril Kovaletts)(69)-Daniel Alefirenko(36).</text:p>
      <text:p text:style-name="P4">
<text:span text:style-name="T4">
Читайте також:</text:span>
 <text:a xlink:type="simple" xlink:href="https://www.ukrinform.ua/rubric-sports/3693197-stali-vidomi-data-ta-cas-matcu-upl-dinamo-sahtar.html" text:style-name="Internet_20_link" text:visited-style-name="Visited_20_Internet_20_Link">
 </text:a>
Shakhtar领先UPL积分榜，其中有46分(19场比赛后)，下一个-dnipro -1-45(19)，Zorya -40(20)，«dynamo»-39(20)，亚历山大-32(19)，克里夫巴斯-28(20)和“ Kolos” -27(20).</text:p>
      <text:p text:style-name="P4">
Фото: ФК «Колос».</text:p>
      <text:p text:style-name="P4">
News Source: <text:a xlink:type="simple" xlink:href="https://www.ukrinform.ua/rubric-sports/3693633-upl-dubl-orihovskogo-dopomig-kolosu-rozgromiti-metalist-1925.html" text:style-name="Internet_20_link" text:visited-style-name="Visited_20_Internet_20_Link">
https://www.ukrinform.ua/rubric-sports/3693633-upl-dubl-orihovskogo-dopomig-kolosu-rozgromiti-metalist-1925.html</text:a>
</text:p>
      <!--NEWS-->
      <text:h text:style-name="P10" text:outline-level="1">
<text:span text:style-name="T4">
俄罗斯人减少了Zaporozhye和Donetsk地区武装部队武装力量的炮击数量</text:span>
</text:h>
      <text:p text:style-name="P4">
作者: Ukrinform (Person)</text:p>
      <text:p text:style-name="P4">
出版商: Укринформ (Organization)</text:p>
      <text:p text:style-name="P4">
出版时间: 2023-04-09T17:00:00+03:00</text:p>
      <text:p text:style-name="P4">
修改时间: 2023-04-09T17:00:00+03:00</text:p>
      <text:p text:style-name="P4">
描述: 在一周内，敌人在乌克兰士兵的位置开火，在Zaporizhzhya和Donetsk Direction 1844次开火。 这是今年2月的三倍。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Донеччина', 'Обстріл', 'Запоріжжя', 'Війна з росією', 'Єдині новини']</text:p>
      <text:p text:style-name="P4">
类型: Article</text:p>
      <!--METADATA-->
      <text:p text:style-name="P4">
<draw:frame draw:style-name="fr1" draw:name="Image186" text:anchor-type="as-char" svg:width="6.9236in" svg:height="3.956343in" draw:z-index="0">
<draw:image xlink:href="../Images/yкринформ/2023-04-09T17-00-00-03-00/630_360_1668461240-442.jpg" xlink:type="simple" xlink:show="embed" xlink:actuate="onLoad" draw:mime-type="image/jpeg"/>
</draw:frame>
在一周内，敌人以1844次Zaporizhhya Tadononets方向在乌克兰士兵的位置开火。 这是今年2月的三倍。</text:p>
      <text:p text:style-name="P4">
塔夫里斯卡亚(Tavriyskaya Direction)的发言人亚历克西(Alexei Dmitrashkivsky)上校在国家电报上说，这是“唯一的新闻”。</text:p>
      <text:p text:style-name="P4">
“与凶猛相比，俄罗斯军队的步伐有所下降。他们减少了三分之一。只有在本周，敌人<text:a xlink:type="simple" xlink:href="https://www.ukrinform.ua/tag-obstril" text:style-name="Internet_20_link" text:visited-style-name="Visited_20_Internet_20_Link">
</text:a>
我们在Zaporizhhya和Donetsk方向1844次的位置小于2月。 最危险的方向是Avdi tamarin方向。”他说。</text:p>
      <text:p text:style-name="P4">
据军方称，俄罗斯联邦的军队正在积极袭击乌克兰军队的立场。 它还使用枪管，RSZV应用发射病变，不仅在Donetsk，而且在Nazaporozhian方向上都采用了航空。</text:p>
      <text:p text:style-name="P4">
他说：“积极的战斗继续朝着阿夫迪夫斯基的方向持续。敌人试图弥补阿夫迪夫卡并俘虏了马林卡搬到库拉科沃。但是今天，敌人却在任何方向上都取得了成功。因此，敌人向外国人开火。”</text:p>
      <text:p text:style-name="P4">
<text:span text:style-name="T4">
另请阅读：</text:span>
 <text:a xlink:type="simple" xlink:href="https://www.ukrinform.ua/rubric-ato/3693608-u-rajoni-tokmaka-na-zaporizzi-prolunala-seria-vibuhiv.html" text:style-name="Internet_20_link" text:visited-style-name="Visited_20_Internet_20_Link">
<text:span text:style-name="T4">
 Zaporizhia </text:span>
</text:a>
根据德米特里什基夫斯基(Dmitryashkivsky)的说法，由于担心反对意见，俄罗斯人有一个立场，建立防御力，并且非常积极地开始改变领土。</text:p>
      <text:p text:style-name="P4">
他补充说：“我什至不知道矿场卡是否已绘制，因此可以是我的。”</text:p>
      <text:p text:style-name="P4">
据报道，昨天该男子通过空军杀害。(https://www.ukrinform.ua/rubric-ato/3693468-rosiani-vnoci-atakuvali-zaporizza-raketami-s300.html)，一个男人和一个孩子被杀。</text:p>
      <text:p text:style-name="P4">
News Source: <text:a xlink:type="simple" xlink:href="https://www.ukrinform.ua/rubric-ato/3693632-rosiani-zmensili-kilkist-obstriliv-pozicij-zsu-na-zaporizzi-ta-doneccini.html" text:style-name="Internet_20_link" text:visited-style-name="Visited_20_Internet_20_Link">
https://www.ukrinform.ua/rubric-ato/3693632-rosiani-zmensili-kilkist-obstriliv-pozicij-zsu-na-zaporizzi-ta-doneccini.html</text:a>
</text:p>
      <!--NEWS-->
      <text:h text:style-name="P10" text:outline-level="1">
<text:span text:style-name="T4">
以色列继续向乌克兰难民提供人道主义援助</text:span>
</text:h>
      <text:p text:style-name="P4">
作者: Ukrinform (Person)</text:p>
      <text:p text:style-name="P4">
出版商: Укринформ (Organization)</text:p>
      <text:p text:style-name="P4">
出版时间: 2023-04-09T17:16:00+03:00</text:p>
      <text:p text:style-name="P4">
修改时间: 2023-04-09T17:16:00+03:00</text:p>
      <text:p text:style-name="P4">
描述: 以色列继续向乌克兰难民提供人道主义援助，这些难民由于俄罗斯的全面侵略而被迫离开乌克兰。  - 乌克林。</text:p>
      <text:p text:style-name="P4">
图片: ["<text:a xlink:type="simple" xlink:href="https://static.ukrinform.com/photos/2023_02/thumb_files/630_360_1676808421-498.jpg" text:style-name="Internet_20_link" text:visited-style-name="Visited_20_Internet_20_Link">
630_360_16768...</text:a>
"]</text:p>
      <text:p text:style-name="P4">
标签: ['Ізраїль', 'Біженці', 'допомога', 'Війна з росією']</text:p>
      <text:p text:style-name="P4">
类型: Article</text:p>
      <!--METADATA-->
      <text:p text:style-name="P4">
<draw:frame draw:style-name="fr1" draw:name="Image187" text:anchor-type="as-char" svg:width="6.9236in" svg:height="3.956343in" draw:z-index="0">
<draw:image xlink:href="../Images/yкринформ/2023-04-09T17-16-00-03-00/630_360_1676808421-498.jpg" xlink:type="simple" xlink:show="embed" xlink:actuate="onLoad" draw:mime-type="image/jpeg"/>
</draw:frame>
以色列为乌克兰难民提供了人道主义援助，这些难民由于俄罗斯的全面侵略而被迫离开乌克兰人。</text:p>
      <text:p text:style-name="P4">
乌克林福姆报道，关于以色列的时代，以色列的时报是以色列本杰明·内塔尼亚格(Benjamin Netanyaag)的声明。</text:p>
      <text:p text:style-name="P4">
如有所指出，援助包括持续的签证和卫生和社会保障行业的援助。</text:p>
      <text:p text:style-name="P4">
同时，在以色列总理办公室的简短声明中，他们没有指定有效期的任期<text:a xlink:type="simple" xlink:href="https://www.ukrinform.ua/tag-dopomoga" text:style-name="Internet_20_link" text:visited-style-name="Visited_20_Internet_20_Link">
</text:a>
<text:span text:style-name="T4">
另请阅读：</text:span>
 <text:a xlink:type="simple" xlink:href="https://www.ukrinform.ua/rubric-society/3693615-avstria-prodovzila-diu-posvidcen-bizencam-z-ukraini.html" text:style-name="Internet_20_link" text:visited-style-name="Visited_20_Internet_20_Link">
<text:span text:style-name="T4">
难民</text:span>
</text:a>
正如乌克林福姆报道的<text:a xlink:type="simple" xlink:href="https://www.ukrinform.ua/rubric-society/3692931-albania-prodovzila-termin-dii-zahistu-ukrainciv.html" text:style-name="Internet_20_link" text:visited-style-name="Visited_20_Internet_20_Link">
</text:a>
由于俄罗斯全面的侵略，豪沃利(Jacobly)离开了乌克兰。</text:p>
      <text:p text:style-name="P4">
News Source: <text:a xlink:type="simple" xlink:href="https://www.ukrinform.ua/rubric-society/3693635-izrail-prodovziv-gumanitarnu-dopomogu-ukrainskim-bizencam.html" text:style-name="Internet_20_link" text:visited-style-name="Visited_20_Internet_20_Link">
https://www.ukrinform.ua/rubric-society/3693635-izrail-prodovziv-gumanitarnu-dopomogu-ukrainskim-bizencam.html</text:a>
</text:p>
      <!--NEWS-->
      <text:h text:style-name="P10" text:outline-level="1">
<text:span text:style-name="T4">
Vladimir Konev-篮球超级联赛赛季的MVP</text:span>
</text:h>
      <text:p text:style-name="P4">
作者: Ukrinform (Person)</text:p>
      <text:p text:style-name="P4">
出版商: Укринформ (Organization)</text:p>
      <text:p text:style-name="P4">
出版时间: 2023-04-09T17:27:36+03:00</text:p>
      <text:p text:style-name="P4">
修改时间: 2023-04-09T17:27:36+03:00</text:p>
      <text:p text:style-name="P4">
描述: 乌克兰俱乐部提前赢得了冠军冠军。  - 乌克林。</text:p>
      <text:p text:style-name="P4">
图片: ["<text:a xlink:type="simple" xlink:href="https://static.ukrinform.com/photos/2023_04/thumb_files/630_360_1681050397-927.jpg" text:style-name="Internet_20_link" text:visited-style-name="Visited_20_Internet_20_Link">
630_360_16810...</text:a>
"]</text:p>
      <text:p text:style-name="P4">
标签: ['Баскетбол']</text:p>
      <text:p text:style-name="P4">
类型: Article</text:p>
      <!--METADATA-->
      <text:p text:style-name="P4">
<draw:frame draw:style-name="fr1" draw:name="Image188" text:anchor-type="as-char" svg:width="6.9236in" svg:height="3.956343in" draw:z-index="0">
<draw:image xlink:href="../Images/yкринформ/2023-04-09T17-27-36-03-00/630_360_1681050397-927.jpg" xlink:type="simple" xlink:show="embed" xlink:actuate="onLoad" draw:mime-type="image/jpeg"/>
</draw:frame>
乌克兰俱乐部提前了。</text:p>
      <text:p text:style-name="P4">
建筑商前锋弗拉基米尔·科内维(Vladimir Konev(https://fbu.ua/news/volodimir-konv---mvp-chemponatu-superlgi-202223)乌克林福姆报道，乌克兰篮球联合会的新闻服务。</text:p>
      <text:p text:style-name="P4">
Konev参加了31场常规冠军赛，在其中他带来了15.2分的“建造者”，获得了6.6个选择，3.4齿轮，效率为18.9分。 就效率评级而言，它成为冠军球员表现的第四名，进入前十名。</text:p>
      <text:p text:style-name="P4">
此外，Konev应对乌克兰国家队的挑战应对2月的20123年世界杯著名选择。</text:p>
      <text:p text:style-name="P4">
<text:span text:style-name="T4">
另请阅读：</text:span>
 <text:a xlink:type="simple" xlink:href="https://www.ukrinform.ua/rubric-sports/3691883-basketbol-cempionat-superligi-viznacit-volodara-nagorodi-imeni-salnikova.html" text:style-name="Internet_20_link" text:visited-style-name="Visited_20_Internet_20_Link">
</text:a>
正如乌克林福姆报道的那样，超级联赛冠军是提前的建造者。</text:p>
      <text:p text:style-name="P4">
照片：fbu.ua</text:p>
      <text:p text:style-name="P4">
News Source: <text:a xlink:type="simple" xlink:href="https://www.ukrinform.ua/rubric-sports/3693643-volodimir-konev-mvp-sezonu-basketbolnoi-superligi.html" text:style-name="Internet_20_link" text:visited-style-name="Visited_20_Internet_20_Link">
https://www.ukrinform.ua/rubric-sports/3693643-volodimir-konev-mvp-sezonu-basketbolnoi-superligi.html</text:a>
</text:p>
      <!--NEWS-->
      <text:h text:style-name="P10" text:outline-level="1">
<text:span text:style-name="T4">
在法国阿尔卑斯山上，由于雪崩而导致四人被杀</text:span>
</text:h>
      <text:p text:style-name="P4">
作者: Ukrinform (Person)</text:p>
      <text:p text:style-name="P4">
出版商: Укринформ (Organization)</text:p>
      <text:p text:style-name="P4">
出版时间: 2023-04-09T17:33:00+03:00</text:p>
      <text:p text:style-name="P4">
修改时间: 2023-04-09T17:33:00+03:00</text:p>
      <text:p text:style-name="P4">
描述: 在法国阿尔卑斯山的法国阿尔卑斯山中，有四人在法国阿尔卑斯山被杀害，另外一些人受伤。  - 乌克林。</text:p>
      <text:p text:style-name="P4">
图片: ["<text:a xlink:type="simple" xlink:href="https://static.ukrinform.com/photos/2018_01/thumb_files/630_360_1515323527-9625.jpg" text:style-name="Internet_20_link" text:visited-style-name="Visited_20_Internet_20_Link">
630_360_15153...</text:a>
"]</text:p>
      <text:p text:style-name="P4">
标签: ['Франція', 'Лавина', 'Альпи']</text:p>
      <text:p text:style-name="P4">
类型: Article</text:p>
      <!--METADATA-->
      <text:p text:style-name="P4">
<draw:frame draw:style-name="fr1" draw:name="Image189" text:anchor-type="as-char" svg:width="6.9236in" svg:height="3.956343in" draw:z-index="0">
<draw:image xlink:href="../Images/yкринформ/2023-04-09T17-33-00-03-00/630_360_1515323527-9625.jpg" xlink:type="simple" xlink:show="embed" xlink:actuate="onLoad" draw:mime-type="image/jpeg"/>
</draw:frame>
由于雪崩的雪崩而被人杀死的法国阿尔卑斯特郡阿曼塞特的剃须刀被人杀死，更多的人受伤。</text:p>
      <text:p text:style-name="P4">
法国内政部长杰拉尔德·达曼(Gerald Darmann)报道了这一点<text:a xlink:type="simple" xlink:href="https://twitter.com/GDarmanin/status/1645037366854205440" text:style-name="Internet_20_link" text:visited-style-name="Visited_20_Internet_20_Link">
</text:a>
，报道乌克林福姆。</text:p>
      <text:p text:style-name="P4">
“在一天中期，在阿尔卑斯山的Armansett冰川上下来<text:a xlink:type="simple" xlink:href="https://www.ukrinform.ua/tag-lavina" text:style-name="Internet_20_link" text:visited-style-name="Visited_20_Internet_20_Link">
</text:a>
。 根据初步数据，有4人同意并受伤。”他写道。</text:p>
      <text:p text:style-name="P4">
据他说，救援人员当场工作。</text:p>
      <text:p text:style-name="P4">
<text:span text:style-name="T4">
另请阅读：</text:span>
 <text:a xlink:type="simple" xlink:href="https://www.ukrinform.ua/rubric-regions/3693561-ratuvalniki-poperedzaut-pro-znacnu-lavinnu-nebezpeku-v-karpatah.html" text:style-name="Internet_20_link" text:visited-style-name="Visited_20_Internet_20_Link">
<text:span text:style-name="T4">
 lavin </text:span>
</text:a>
正如乌克林福姆报道的，有9个滑雪者<text:a xlink:type="simple" xlink:href="https://www.ukrinform.ua/rubric-world/3693535-u-svejcarskih-alpah-zijsla-lavina-postrazdali-devat-liznikiv.html" text:style-name="Internet_20_link" text:visited-style-name="Visited_20_Internet_20_Link">
</text:a>
在瑞士阿尔卑斯山。</text:p>
      <text:p text:style-name="P4">
News Source: <text:a xlink:type="simple" xlink:href="https://www.ukrinform.ua/rubric-world/3693642-u-francuzkih-alpah-unaslidok-shodzenna-lavini-zaginuli-cotiri-ludini.html" text:style-name="Internet_20_link" text:visited-style-name="Visited_20_Internet_20_Link">
https://www.ukrinform.ua/rubric-world/3693642-u-francuzkih-alpah-unaslidok-shodzenna-lavini-zaginuli-cotiri-ludin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09T17:47:00+03:00</text:p>
      <text:p text:style-name="P4">
修改时间: 2023-04-09T17:47: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90" text:anchor-type="as-char" svg:width="6.9236in" svg:height="3.956343in" draw:z-index="0">
<draw:image xlink:href="../Images/yкринформ/2023-04-09T17-47-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91" text:anchor-type="as-char" svg:width="6.9236in" svg:height="6.9236in" draw:z-index="0">
<draw:image xlink:href="../Images/yкринформ/2023-04-09T17-47-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92" text:anchor-type="as-char" svg:width="6.9236in" svg:height="6.9236in" draw:z-index="0">
<draw:image xlink:href="../Images/yкринформ/2023-04-09T17-47-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193" text:anchor-type="as-char" svg:width="6.9236in" svg:height="6.9236in" draw:z-index="0">
<draw:image xlink:href="../Images/yкринформ/2023-04-09T17-47-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194" text:anchor-type="as-char" svg:width="6.9236in" svg:height="6.9236in" draw:z-index="0">
<draw:image xlink:href="../Images/yкринформ/2023-04-09T17-47-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195" text:anchor-type="as-char" svg:width="6.9236in" svg:height="6.9236in" draw:z-index="0">
<draw:image xlink:href="../Images/yкринформ/2023-04-09T17-47-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196" text:anchor-type="as-char" svg:width="6.9236in" svg:height="6.9236in" draw:z-index="0">
<draw:image xlink:href="../Images/yкринформ/2023-04-09T17-47-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197" text:anchor-type="as-char" svg:width="6.9236in" svg:height="6.9236in" draw:z-index="0">
<draw:image xlink:href="../Images/yкринформ/2023-04-09T17-47-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198" text:anchor-type="as-char" svg:width="6.9236in" svg:height="6.9236in" draw:z-index="0">
<draw:image xlink:href="../Images/yкринформ/2023-04-09T17-47-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199" text:anchor-type="as-char" svg:width="6.9236in" svg:height="6.9236in" draw:z-index="0">
<draw:image xlink:href="../Images/yкринформ/2023-04-09T17-47-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200" text:anchor-type="as-char" svg:width="6.9236in" svg:height="6.9236in" draw:z-index="0">
<draw:image xlink:href="../Images/yкринформ/2023-04-09T17-47-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波兰改变了从乌克兰进口宠物的规则</text:span>
</text:h>
      <text:p text:style-name="P4">
作者: Ukrinform (Person)</text:p>
      <text:p text:style-name="P4">
出版商: Укринформ (Organization)</text:p>
      <text:p text:style-name="P4">
出版时间: 2023-04-09T18:02:00+03:00</text:p>
      <text:p text:style-name="P4">
修改时间: 2023-04-09T18:02:00+03:00</text:p>
      <text:p text:style-name="P4">
描述: 波兰改变了从乌克兰进口宠物的规则。  - 乌克林。</text:p>
      <text:p text:style-name="P4">
图片: ["<text:a xlink:type="simple" xlink:href="https://static.ukrinform.com/photos/2021_02/thumb_files/630_360_1612535331-310.jpeg" text:style-name="Internet_20_link" text:visited-style-name="Visited_20_Internet_20_Link">
630_360_16125...</text:a>
"]</text:p>
      <text:p text:style-name="P4">
标签: ['Польща', 'Тварини', 'Україна', 'Кордон']</text:p>
      <text:p text:style-name="P4">
类型: Article</text:p>
      <!--METADATA-->
      <text:p text:style-name="P4">
<draw:frame draw:style-name="fr1" draw:name="Image201" text:anchor-type="as-char" svg:width="6.9236in" svg:height="3.956343in" draw:z-index="0">
<draw:image xlink:href="../Images/yкринформ/2023-04-09T18-02-00-03-00/630_360_1612535331-310.jpeg" xlink:type="simple" xlink:show="embed" xlink:actuate="onLoad" draw:mime-type="image/jpeg"/>
</draw:frame>
波兰一直是从乌克兰进口宠物的规则。</text:p>
      <text:p text:style-name="P4">
根据乌克林福姆的说法，临时覆盖的领土的重新融入部报告了这一点。(https://t.me/minre_ua/3051)。</text:p>
      <text:p text:style-name="P4">
“早些时候，前往波兰的乌克兰人可以在简化的条件下与亲人越境。 它被允许随身携带狗，猫的猫，其中包含最少的文件。 只有芯片，狂犬病疫苗接种以及欧洲样本的兽医护照才能到来。</text:p>
      <text:p text:style-name="P4">
但是，该国最近取消了这一规则。 从现在开始，进口的一般条件将提供给乌克兰公民<text:a xlink:type="simple" xlink:href="https://www.ukrinform.ua/tag-tvarini" text:style-name="Internet_20_link" text:visited-style-name="Visited_20_Internet_20_Link">
</text:a>
在欧盟领土上有效。</text:p>
      <text:p text:style-name="P4">
<text:span text:style-name="T4">
另请阅读：</text:span>
 <text:a xlink:type="simple" xlink:href="https://www.ukrinform.ua/rubric-ato/3692796-zelenska-vbivstvo-tvarin-v-ukraini-se-odin-strasnij-zlocin-rosian.html" text:style-name="Internet_20_link" text:visited-style-name="Visited_20_Internet_20_Link">
<text:span text:style-name="T4">
动物</text:span>
</text:a>
据指出，上述动物的文件清单已添加了健康证书和书面声明，这将确认进口不是商业化。 以及测试狂犬病水平的结果。</text:p>
      <text:p text:style-name="P4">
正如乌克林福姆报道的<text:a xlink:type="simple" xlink:href="https://www.ukrinform.ua/rubric-society/3685594-uanimals-planuut-zibrati-500-tisac-na-domivki-dla-tvarin-u-prifrontovij-zoni.html" text:style-name="Internet_20_link" text:visited-style-name="Visited_20_Internet_20_Link">
</text:a>
 <text:a xlink:type="simple" xlink:href="https://www.ukrinform.ua/rubric-society/3685594-uanimals-planuut-zibrati-500-tisac-na-domivki-dla-tvarin-u-prifrontovij-zoni.html" text:style-name="Internet_20_link" text:visited-style-name="Visited_20_Internet_20_Link">
 </text:a>
该系列的销售额是精益和T衬衫“您的瘦弱 - 他们自己的”，为一线无家可归的动物建造房屋。</text:p>
      <text:p text:style-name="P4">
News Source: <text:a xlink:type="simple" xlink:href="https://www.ukrinform.ua/rubric-society/3693647-polsa-zminila-pravila-vvezenna-domasnih-tvarin-z-ukraini.html" text:style-name="Internet_20_link" text:visited-style-name="Visited_20_Internet_20_Link">
https://www.ukrinform.ua/rubric-society/3693647-polsa-zminila-pravila-vvezenna-domasnih-tvarin-z-ukraini.html</text:a>
</text:p>
      <!--NEWS-->
      <text:h text:style-name="P10" text:outline-level="1">
<text:span text:style-name="T4">
媒体：巴伐利亚准备支付凯恩1亿欧元</text:span>
</text:h>
      <text:p text:style-name="P4">
作者: Ukrinform (Person)</text:p>
      <text:p text:style-name="P4">
出版商: Укринформ (Organization)</text:p>
      <text:p text:style-name="P4">
出版时间: 2023-04-09T18:30:45+03:00</text:p>
      <text:p text:style-name="P4">
修改时间: 2023-04-09T18:30:45+03:00</text:p>
      <text:p text:style-name="P4">
描述: 德国俱乐部希望在下个赛季签下球员。  - 乌克林。</text:p>
      <text:p text:style-name="P4">
图片: ["<text:a xlink:type="simple" xlink:href="https://static.ukrinform.com/photos/2023_04/thumb_files/630_360_1681054162-861.jpg" text:style-name="Internet_20_link" text:visited-style-name="Visited_20_Internet_20_Link">
630_360_16810...</text:a>
"]</text:p>
      <text:p text:style-name="P4">
标签: ['Баварія', 'Футбол', 'Тоттенхем']</text:p>
      <text:p text:style-name="P4">
类型: Article</text:p>
      <!--METADATA-->
      <text:p text:style-name="P4">
<draw:frame draw:style-name="fr1" draw:name="Image202" text:anchor-type="as-char" svg:width="6.9236in" svg:height="3.956343in" draw:z-index="0">
<draw:image xlink:href="../Images/yкринформ/2023-04-09T18-30-45-03-00/630_360_1681054162-861.jpg" xlink:type="simple" xlink:show="embed" xlink:actuate="onLoad" draw:mime-type="image/jpeg"/>
</draw:frame>
德国俱乐部希望在下个赛季签下球员。</text:p>
      <text:p text:style-name="P4">
巴伐利亚想签下哈里·凯恩(Harry Kane)，<text:a xlink:type="simple" xlink:href="https://www.instagram.com/stories/pedro.gva6/3077187841464229696/" text:style-name="Internet_20_link" text:visited-style-name="Visited_20_Internet_20_Link">
</text:a>
乌克林福姆报道，阿尔梅德的记者。</text:p>
      <text:p text:style-name="P4">
德国俱乐部希望在下个赛季签下球员。 这是慕尼黑的主要转移目的。 巴伐利亚准备支付约1亿欧元。</text:p>
      <text:p text:style-name="P4">
这位29岁的英国人在本赛季进行了41场比赛，并用4个生产齿轮得分25英里。 他的合同有效到2024年。</text:p>
      <text:p text:style-name="P4">
自2011年以来，凯恩(Kane)一直赞成托特纳马(Tottenhama)的一线队。</text:p>
      <text:p text:style-name="P4">
<text:span text:style-name="T4">
另请阅读：</text:span>
 <text:a xlink:type="simple" xlink:href="https://www.ukrinform.ua/rubric-sports/3693395-son-hin-min-vstanoviv-rekord-rezultativnosti-v-apl-sered-azijskih-futbolistiv.html" text:style-name="Internet_20_link" text:visited-style-name="Visited_20_Internet_20_Link">
</text:a>
正如乌克林福姆报道的那样，昨天，4月8日，布莱顿让位于热刺 -  1：2。</text:p>
      <text:p text:style-name="P4">
照片：Getty图像</text:p>
      <text:p text:style-name="P4">
News Source: <text:a xlink:type="simple" xlink:href="https://www.ukrinform.ua/rubric-sports/3693656-zmi-bavaria-gotova-zaplatiti-za-kejna-100-miljoniv-evro.html" text:style-name="Internet_20_link" text:visited-style-name="Visited_20_Internet_20_Link">
https://www.ukrinform.ua/rubric-sports/3693656-zmi-bavaria-gotova-zaplatiti-za-kejna-100-miljoniv-evro.html</text:a>
</text:p>
      <!--NEWS-->
      <text:h text:style-name="P10" text:outline-level="1">
<text:span text:style-name="T4">
每天武装部队袭击了敌人集中的17个地区</text:span>
</text:h>
      <text:p text:style-name="P4">
作者: Ukrinform (Person)</text:p>
      <text:p text:style-name="P4">
出版商: Укринформ (Organization)</text:p>
      <text:p text:style-name="P4">
出版时间: 2023-04-09T18:33:00+03:00</text:p>
      <text:p text:style-name="P4">
修改时间: 2023-04-09T18:33:00+03:00</text:p>
      <text:p text:style-name="P4">
描述: 国防军的航空袭击了敌人的位置，火箭部队和炮兵的单位击中了11。</text:p>
      <text:p text:style-name="P4">
图片: ["<text:a xlink:type="simple" xlink:href="https://static.ukrinform.com/photos/2023_04/thumb_files/630_360_1681054399-394.jpg" text:style-name="Internet_20_link" text:visited-style-name="Visited_20_Internet_20_Link">
630_360_16810...</text:a>
"]</text:p>
      <text:p text:style-name="P4">
标签: ['Авіація', 'Обстріл', 'ЗСУ', 'Війна з росією']</text:p>
      <text:p text:style-name="P4">
类型: Article</text:p>
      <!--METADATA-->
      <text:p text:style-name="P4">
<draw:frame draw:style-name="fr1" draw:name="Image203" text:anchor-type="as-char" svg:width="6.9236in" svg:height="3.956343in" draw:z-index="0">
<draw:image xlink:href="../Images/yкринформ/2023-04-09T18-33-00-03-00/630_360_1681054399-394.jpg" xlink:type="simple" xlink:show="embed" xlink:actuate="onLoad" draw:mime-type="image/jpeg"/>
</draw:frame>
航空一天在敌人的位置上击中了六杆，部队和炮兵部队又击中了11杆。</text:p>
      <text:p text:style-name="P4">
根据乌克兰的说法，乌克兰武装部队的总参谋部在[]中报道(https://www.facebook.com/GeneralStaff.ua/posts/pfbid02LJyGWQmBBoha7JxjJ9Sewig1Wua3YBySmQfD7pxYxEPCDeTZw1X99a5M6jiaMnqNl)截至4月9日18:00发布了及时信息。</text:p>
      <text:p text:style-name="P4">
“国防军航空在占领者集中的领域中赢得6杆，导弹和炮兵部门击中了4次反射导弹综合体，11个活力，武器和军事装备，弹药，弹药，弹药和敌人的5个站。</text:p>
      <text:p text:style-name="P4">
相反，敌人进行了10多个<text:a xlink:type="simple" xlink:href="https://www.ukrinform.ua/tag-obstril" text:style-name="Internet_20_link" text:visited-style-name="Visited_20_Internet_20_Link">
</text:a>
从火箭发射器中，造成了23架飞机和4架火箭中风。 从SDRS-300释放的两枚俄罗斯火箭袭击了Zaporizhzhia的平民基础设施，在平民公民中被杀，破坏并损坏了住宅建筑。此外，C-300 ZRK的两枚导弹在物体基础设施上释放了。</text:p>
      <text:p text:style-name="P4">
在乌克兰，导弹和航空罢工的可能性仍然很高。</text:p>
      <text:p text:style-name="P4">
总参谋部报告说，敌人继续专注于在莱曼(Lyman)，巴赫穆特(Bakhmut)，阿夫迪夫斯基(Avdiivsky)塔玛林(Tamarin)方向上采取进攻行动的主要努力。 在白天，由于每个战士的勇气，反映了40多次敌人袭击。</text:p>
      <text:p text:style-name="P4">
<text:span text:style-name="T4">
另请阅读：</text:span>
 <text:a xlink:type="simple" xlink:href="https://www.ukrinform.ua/rubric-ato/3693603-zsu-zbili-nad-sumsinou-rosijskij-bezpilotnik.html" text:style-name="Internet_20_link" text:visited-style-name="Visited_20_Internet_20_Link">
</text:a>
_ <text:span text:style-name="T4">
在Volyn，Polissya，Siversky和Slobozhansky的指示</text:span>
 <text:span text:style-name="T4">
<text:span text:style-name="T5">
_</text:span>
</text:span>
_____的情况下没有发生重大变化，未发现敌人进攻群体的迹象。</text:p>
      <text:p text:style-name="P4">
白天，入侵者在切尼希夫地区的Yasna Polyana的定居点开火。 Sumy地区的Volfine，Zazillya和Popivka，以及兽医，Kozacha Lopan，Mala Danilovka，Gatyshche，Ustinovka，Ustinovka，Milove，Milove，Greater Burluk Dadpoli，Kharkiv地区。</text:p>
      <text:p text:style-name="P4">
_ <text:span text:style-name="T4">
在Kupyansk方向</text:span>
 <text:span text:style-name="T5">
敌人炮击是第一个Novomlinsk，两年和西部Kharkiv地区。</text:span>
 <text:span text:style-name="T4">
在Bakhmut方向</text:span>
 _ _敌人继续采取进攻行动，试图控制Bakhmut市，激烈的战斗仍在继续。当天的入侵者在东方地区没有成功的进攻行动 - 抓住了bogdanivka和Chrome附近的点。 国防军在前线指定区域发生了20次敌方攻击。 Vasyukivka，Minskivka，Zaliznyanske，Orikhovo-Vasylivka，Markovo，Bakhmut，Chrome，Yar，Yar，Ivanivske，White Mountain和Donetsk地区的友谊是敌对的。</text:p>
      <text:p text:style-name="P4">
_ <text:span text:style-name="T4">
在Avdiiv和Marinsk的指示</text:span>
 _ _敌人进行了诺茨克地区的诺维卡林，贝尔迪奇，阿维迪夫卡，塞维尼和马克卡地区的进攻行动，没有成功。 锋线指定区域上最激烈的战斗继续与Avdiivka和Marinka一起，在那里反映了10多次敌人攻击。 同时，Novokalinovo，Avdiivka，Swallow，Pervomaisko，Krasnogorivka，Acute，Georgiyivka和Marinka，Donetsk地区的定居点是敌人。</text:p>
      <text:p text:style-name="P4">
_ <text:span text:style-name="T4">
在矿物方向</text:span>
 _ _白天，进攻行动的敌人不是。 他在Novomykhailivka，Bogoyavlenka，Shakhtarske，Novoukrainka，Veliky Novosilka，Prychistivka和Golden Niva Niva Niva Nadonechyna的定居点开火。</text:p>
      <text:p text:style-name="P4">
_ <text:span text:style-name="T4">
在Zaporizhzhya和Kherson的指示中</text:span>
 _俄罗斯军队继续在强化的防御边界和位置上得到加强。特别是，顿涅茨克地区的诺茨克地区，弗雷米夫卡(Vremivka)； Lull，Guliaypole，铁路，Gulyaipil，Zaporizhzhya地区的白色Abstick； Vesele，Burguna，Ivanivka，Antonovka，Dniprovskoye Kherson地区以及Kherson。</text:p>
      <text:p text:style-name="P4">
<text:span text:style-name="T4">
另请阅读：</text:span>
 <text:a xlink:type="simple" xlink:href="https://www.ukrinform.ua/rubric-ato/3693529-na-okupovanij-castini-zaporizkoi-oblasti-znisili-ponad-15-vorozih-vijskovih-ugrupuvan.html" text:style-name="Internet_20_link" text:visited-style-name="Visited_20_Internet_20_Link">
<text:span text:style-name="T4">
销毁</text:span>
</text:a>
总参谋部指出，俄罗斯入侵者没有在乌克兰暂时被俘虏的领土上暴力绑架平民。 特别是，在卢甘斯克地区的Starobilsk，俄罗斯组织正在组织搜查涉嫌支持乌克兰并以未知方向出口的公民的居住地，而无需返回。</text:p>
      <text:p text:style-name="P4">
正如乌克兰的国防军乌克林福姆报道的<text:a xlink:type="simple" xlink:href="https://www.ukrinform.ua/rubric-ato/3693470-zsu-znisili-vze-178-150-rosijskih-zagarbnikiv.html" text:style-name="Internet_20_link" text:visited-style-name="Visited_20_Internet_20_Link">
</text:a>
，在过去的一天中 -  470人。</text:p>
      <text:p text:style-name="P4">
_foto：武装部队总参谋部</text:p>
      <text:p text:style-name="P4">
News Source: <text:a xlink:type="simple" xlink:href="https://www.ukrinform.ua/rubric-ato/3693657-zsu-za-den-urazili-17-rajoniv-zoseredzenna-voroga.html" text:style-name="Internet_20_link" text:visited-style-name="Visited_20_Internet_20_Link">
https://www.ukrinform.ua/rubric-ato/3693657-zsu-za-den-urazili-17-rajoniv-zoseredzenna-voroga.html</text:a>
</text:p>
      <!--NEWS-->
      <text:h text:style-name="P10" text:outline-level="1">
<text:span text:style-name="T4">
关于乌克兰战争的马克龙：现在不是时候进行谈判</text:span>
</text:h>
      <text:p text:style-name="P4">
作者: Ukrinform (Person)</text:p>
      <text:p text:style-name="P4">
出版商: Укринформ (Organization)</text:p>
      <text:p text:style-name="P4">
出版时间: 2023-04-09T18:40:18+03:00</text:p>
      <text:p text:style-name="P4">
修改时间: 2023-04-09T18:40:18+03:00</text:p>
      <text:p text:style-name="P4">
描述: 法国总统伊曼纽尔·马克龙（Emmanuel Macron）在俄罗斯对乌克兰的俄罗斯背景下表示，“现在的天气已经是军事”，时间并没有进行谈判。  - 乌克林。</text:p>
      <text:p text:style-name="P4">
图片: ["<text:a xlink:type="simple" xlink:href="https://static.ukrinform.com/photos/2022_04/thumb_files/630_360_1650825731-530.jpg" text:style-name="Internet_20_link" text:visited-style-name="Visited_20_Internet_20_Link">
630_360_16508...</text:a>
"]</text:p>
      <text:p text:style-name="P4">
标签: ['Франція', 'Макрон', 'Переговори', 'Україна', 'Війна з росією']</text:p>
      <text:p text:style-name="P4">
类型: Article</text:p>
      <!--METADATA-->
      <text:p text:style-name="P4">
<draw:frame draw:style-name="fr1" draw:name="Image204" text:anchor-type="as-char" svg:width="6.9236in" svg:height="3.956343in" draw:z-index="0">
<draw:image xlink:href="../Images/yкринформ/2023-04-09T18-40-18-03-00/630_360_1650825731-530.jpg" xlink:type="simple" xlink:show="embed" xlink:actuate="onLoad" draw:mime-type="image/jpeg"/>
</draw:frame>
伊曼纽尔·马克龙(Emmanuel Macron)总统机构在俄罗斯反乌克兰战争的背景下说，“天气已经是军事”，不是时候进行谈判了。</text:p>
      <text:p text:style-name="P4">
关于它报告<text:a xlink:type="simple" xlink:href="https://www.rfi.fr/uk/останні-новин/20230409-еммануель-макрон-зараз-не-час-для-переговорів-погода-поки-військова" text:style-name="Internet_20_link" text:visited-style-name="Visited_20_Internet_20_Link">
</text:a>
，报道乌克林福姆。</text:p>
      <text:p text:style-name="P4">
“我认为中国正在做与军队的天气相同的观察。 乌克兰人抵制，我们为他们提供帮助。 即使我们准备好这些，也不是时候进行谈判。(https://www.lesechos.fr/monde/enjeux-internationaux/emmanuel-macron-lautonomie-strategique-doit-etre-le-combat-de-leurope-1933493)。</text:p>
      <text:p text:style-name="P4">
他还指出，与中国对话的目的是巩固战争的联合入口。</text:p>
      <text:p text:style-name="P4">
“首先是支持联合国宪章的原则。 其次，明确提醒核电，应该得出结论，普京总统几天后将核武器放在白俄罗斯，因为他不愿意这样做。 第三：关于人道主义法和保护儿童的非常明确的更新。 和第四：预磨牙和长期和平的愿望。”马克龙强调。</text:p>
      <text:p text:style-name="P4">
<text:span text:style-name="T4">
另请阅读：</text:span>
 <text:a xlink:type="simple" xlink:href="https://www.ukrinform.ua/rubric-world/3693040-kitaj-i-francia-zasudzuut-zbrojni-napadi-na-mirni-aderni-obekti.html" text:style-name="Internet_20_link" text:visited-style-name="Visited_20_Internet_20_Link">
</text:a>
法国的领导人说，习近平谈到了欧洲建筑。 但是，他认为，直到欧洲有些国家被入侵或冻结冲突之前，才不可能。</text:p>
      <text:p text:style-name="P4">
马克龙不确定乌克兰是否是中国政策的优先事项，Proteci对话可以减轻中国对俄罗斯的评论。</text:p>
      <text:p text:style-name="P4">
根据乌克林福姆的说法，欧盟委员会主席Ursula von der Liaien，法国TAP，Emmanuel Macron，在中国参加了为期三天的访问。 马克龙和领导者<text:a xlink:type="simple" xlink:href="https://www.ukrinform.ua/tag-kitaj" text:style-name="Internet_20_link" text:visited-style-name="Visited_20_Internet_20_Link">
</text:a>
Sitsinpin讨论了针对乌克兰的俄罗斯联邦，并同意从“冲突”中调查了核武器。</text:p>
      <text:p text:style-name="P4">
News Source: <text:a xlink:type="simple" xlink:href="https://www.ukrinform.ua/rubric-ato/3693658-makron-pro-vijnu-v-ukraini-zaraz-ne-cas-dla-peregovoriv.html" text:style-name="Internet_20_link" text:visited-style-name="Visited_20_Internet_20_Link">
https://www.ukrinform.ua/rubric-ato/3693658-makron-pro-vijnu-v-ukraini-zaraz-ne-cas-dla-peregovoriv.html</text:a>
</text:p>
      <!--NEWS-->
      <text:h text:style-name="P10" text:outline-level="1">
<text:span text:style-name="T4">
乌克兰女子国家队与曲棍球完成了世界杯的表演</text:span>
</text:h>
      <text:p text:style-name="P4">
作者: Ukrinform (Person)</text:p>
      <text:p text:style-name="P4">
出版商: Укринформ (Organization)</text:p>
      <text:p text:style-name="P4">
出版时间: 2023-04-09T18:50:00+03:00</text:p>
      <text:p text:style-name="P4">
修改时间: 2023-04-09T18:50:00+03:00</text:p>
      <text:p text:style-name="P4">
描述: 乌克兰人在最后一轮赢得了立陶宛。  - 乌克林。</text:p>
      <text:p text:style-name="P4">
图片: ["<text:a xlink:type="simple" xlink:href="https://static.ukrinform.com/photos/2023_04/thumb_files/630_360_1681055387-908.jpg" text:style-name="Internet_20_link" text:visited-style-name="Visited_20_Internet_20_Link">
630_360_16810...</text:a>
"]</text:p>
      <text:p text:style-name="P4">
标签: ['Чемпіонат світу з хокею', 'хокей']</text:p>
      <text:p text:style-name="P4">
类型: Article</text:p>
      <!--METADATA-->
      <text:p text:style-name="P4">
<draw:frame draw:style-name="fr1" draw:name="Image205" text:anchor-type="as-char" svg:width="6.9236in" svg:height="3.956343in" draw:z-index="0">
<draw:image xlink:href="../Images/yкринформ/2023-04-09T18-50-00-03-00/630_360_1681055387-908.jpg" xlink:type="simple" xlink:show="embed" xlink:actuate="onLoad" draw:mime-type="image/jpeg"/>
</draw:frame>
乌克兰人在最后一轮赢得了立陶宛。</text:p>
      <text:p text:style-name="P4">
乌克林福姆报道，乌克兰击败立陶宛2：1的女性曲棍球胜利完成了乌克林福姆第三级世界瓦德夫的表现。</text:p>
      <text:p text:style-name="P4">
比分在比赛中打开，冰球的第二阶段被柯里斯纳萨格雷科夫(Khrystinasagrekov)投掷。 但是，在第三阶段开始时，立陶宛在比赛中均升级得分：加比亚·佩特劳斯卡特(Gabia Petrauskaite)被区分了。</text:p>
      <text:p text:style-name="P4">
第三阶段结束前六分钟，乌克兰再次向前前进：维多利亚·特塞诺瓦(Victoria Tsenova)将最后一分为命中率。</text:p>
      <text:p text:style-name="P4">
以2：1的比分获胜使乌克兰以12分的成绩获得第二名，而在教室中获得了第一名，并由香港国家队提供。</text:p>
      <text:p text:style-name="P4">
<text:span text:style-name="T4">
另请阅读：</text:span>
 <text:a xlink:type="simple" xlink:href="https://www.ukrinform.ua/rubric-sports/3692914-zinoca-zbirna-ukraini-rozgromila-bolgarok-na-cempionati-svitu-z-hokeu.html" text:style-name="Internet_20_link" text:visited-style-name="Visited_20_Internet_20_Link">
<text:span text:style-name="T4">
曲棍球</text:span>
</text:a>
据乌克林福姆报道，2023年世界杯成为乌克兰女子国家队的首个官方首发，已有三年多了。</text:p>
      <text:p text:style-name="P4">
照片：fhu.com.ua</text:p>
      <text:p text:style-name="P4">
News Source: <text:a xlink:type="simple" xlink:href="https://www.ukrinform.ua/rubric-sports/3693662-zinoca-zbirna-ukraini-zaversila-vistupi-na-cs-z-hokeu.html" text:style-name="Internet_20_link" text:visited-style-name="Visited_20_Internet_20_Link">
https://www.ukrinform.ua/rubric-sports/3693662-zinoca-zbirna-ukraini-zaversila-vistupi-na-cs-z-hokeu.html</text:a>
</text:p>
      <!--NEWS-->
      <text:h text:style-name="P10" text:outline-level="1">
<text:span text:style-name="T4">
在美国，在新的秘密军事文件泄漏后开始了调查</text:span>
</text:h>
      <text:p text:style-name="P4">
作者: Ukrinform (Person)</text:p>
      <text:p text:style-name="P4">
出版商: Укринформ (Organization)</text:p>
      <text:p text:style-name="P4">
出版时间: 2023-04-09T18:59:00+03:00</text:p>
      <text:p text:style-name="P4">
修改时间: 2023-04-09T18:59:00+03:00</text:p>
      <text:p text:style-name="P4">
描述: 美国司法部已开始调查过去几周在社交网络上发布的美国情报文件的泄漏。  - 乌克林。</text:p>
      <text:p text:style-name="P4">
图片: ["<text:a xlink:type="simple" xlink:href="https://static.ukrinform.com/photos/2021_06/thumb_files/630_360_1622743216-833.jpg" text:style-name="Internet_20_link" text:visited-style-name="Visited_20_Internet_20_Link">
630_360_16227...</text:a>
"]</text:p>
      <text:p text:style-name="P4">
标签: ['США', 'Розслідування', 'Витік']</text:p>
      <text:p text:style-name="P4">
类型: Article</text:p>
      <!--METADATA-->
      <text:p text:style-name="P4">
<draw:frame draw:style-name="fr1" draw:name="Image206" text:anchor-type="as-char" svg:width="6.9236in" svg:height="3.956343in" draw:z-index="0">
<draw:image xlink:href="../Images/yкринформ/2023-04-09T18-59-00-03-00/630_360_1622743216-833.jpg" xlink:type="simple" xlink:show="embed" xlink:actuate="onLoad" draw:mime-type="image/jpeg"/>
</draw:frame>
美国司法部已开始对纪录片侦察泄漏的调查，该侦察侦察的泄漏已在社交网络上发布了很长时间。</text:p>
      <text:p text:style-name="P4">
关于它报告<text:a xlink:type="simple" xlink:href="https://edition.cnn.com/2023/04/07/politics/pentagon-leaked-ukraine-documents/index.html" text:style-name="Internet_20_link" text:visited-style-name="Visited_20_Internet_20_Link">
</text:a>
，报道乌克林福姆。</text:p>
      <text:p text:style-name="P4">
如前所述，调查始于周五，没有任何文件涵盖广泛的问题：从支持乌克兰的美国到有关美国关键盟友的信息，例如以色列，这增加了已经令人震惊的后果数量信息泄漏。</text:p>
      <text:p text:style-name="P4">
星期四 <text:a xlink:type="simple" xlink:href="https://www.ukrinform.ua/tag-pentagon" text:style-name="Internet_20_link" text:visited-style-name="Visited_20_Internet_20_Link">
 </text:a>
他说，他正在研究社交网络后正在研究该系列，显然有有关乌克兰战争的机密文件。</text:p>
      <text:p text:style-name="P4">
美国官员在接受CNNN的文件采访时说：“它们看起来很真实。”</text:p>
      <text:p text:style-name="P4">
美国官员说，他们正在认真对待泄漏，因为他们正在调查和研究更正式的评估所包含的内容以及如何泄漏到公开通道中。</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span text:style-name="T4">
 gur </text:span>
 <text:span text:style-name="T4">
关于</text:span>
 <text:span text:style-name="T4">
出口</text:span>
 <text:span text:style-name="T4">
 </text:span>
 <text:span text:style-name="T4">
文档</text:span>
 <text:span text:style-name="T4">
关于</text:span>
<text:span text:style-name="T4">
 counterns </text:span>
 <text:span text:style-name="T4">
 </text:span>
 <text:span text:style-name="T4">
 </text:span>
俄罗斯<text:span text:style-name="T4">
 </text:span>
 <text:span text:style-name="T4">
 </text:span>
 <text:span text:style-name="T4">
<text:span text:style-name="T5">
 </text:span>
</text:span>
 <text:span text:style-name="T4">
 </text:span>
 <text:span text:style-name="T4">
 </text:span>
 <text:span text:style-name="T4">
 </text:span>
 <text:span text:style-name="T4">
 </text:span>
 <text:span text:style-name="T4">
 </text:span>
 <text:span text:style-name="T4">
他们</text:span>
 <text:span text:style-name="T4">
 </text:span>
特殊操作<text:span text:style-name="T4">
** Photoshop </text:span>
</text:a>
根据电视频道的说法，在过去几周中，周五已发布的文件似乎是在互联网上制作的。 显然，它们包含有关各种主题的秘密信息 - 从非洲的Vagner集团的雇佣军运营以及向以色列提供有关阿联酋的侦察信息的致命援助的方式，并向俄罗斯提供有关俄罗斯的侦察信息，以及南部科雷斯赫的关注用于乌克兰。</text:p>
      <text:p text:style-name="P4">
CNN无法独立检查文档没有更改。 Alena描绘了它们类似于有关乌克兰的许多秘密文件，这些文件在过去几周内在互联网上进行了自行车，并且美国官员在周五早上确认CNN是真实的。</text:p>
      <text:p text:style-name="P4">
与这些文件一样，星期五的发现也是印刷和弄皱的文件的照片。 他们都有一个保密的邮票，其中一些是“秘密的”，即最高水平的教室。 他们也是从2月中旬至3月初制造的。目前尚不清楚谁是起源背后的背后以及它们来自哪里。</text:p>
      <text:p text:style-name="P4">
如<text:a xlink:type="simple" xlink:href="https://www.reuters.com/world/south-korea-discuss-issues-raised-leaked-documents-with-us-2023-04-09/" text:style-name="Internet_20_link" text:visited-style-name="Visited_20_Internet_20_Link">
</text:a>
，在韩国，他们知道几个秘密军事文件的泄漏。 韩国总统代表说，首尔计划讨论Zvashington“由于信息泄漏而引起的问题。”</text:p>
      <text:p text:style-name="P4">
正如乌克林福姆报道的那样，《纽约时报》发表了一种材料，其中<text:a xlink:type="simple" xlink:href="https://www.ukrinform.ua/rubric-ato/3693170-u-ssa-viavili-novij-vitik-sekretnih-dokumentiv-pro-vijskovi-plani-ukraini-zmi.html" text:style-name="Internet_20_link" text:visited-style-name="Visited_20_Internet_20_Link">
</text:a>
这涉及美国和北约计划武装部队的计划。</text:p>
      <text:p text:style-name="P4">
总统办公室负责人Mikhail Podolyak的顾问表示，乌克兰的反官方文件的出版是俄罗斯虚张声势，眼中是灰尘。</text:p>
      <text:p text:style-name="P4">
News Source: <text:a xlink:type="simple" xlink:href="https://www.ukrinform.ua/rubric-world/3693664-u-ssa-rozpocali-rozsliduvanna-pisla-novogo-vitoku-sekretnih-vijskovih-dokumentiv.html" text:style-name="Internet_20_link" text:visited-style-name="Visited_20_Internet_20_Link">
https://www.ukrinform.ua/rubric-world/3693664-u-ssa-rozpocali-rozsliduvanna-pisla-novogo-vitoku-sekretnih-vijskovih-dokumentiv.html</text:a>
</text:p>
      <!--NEWS-->
      <text:h text:style-name="P10" text:outline-level="1">
<text:span text:style-name="T4">
Zaporozhye的导弹打击：市议会展示了它们如何消除炮击的影响</text:span>
</text:h>
      <text:p text:style-name="P4">
作者: Ukrinform (Person)</text:p>
      <text:p text:style-name="P4">
出版商: Укринформ (Organization)</text:p>
      <text:p text:style-name="P4">
出版时间: 2023-04-09T19:18:00+03:00</text:p>
      <text:p text:style-name="P4">
修改时间: 2023-04-09T19:18:00+03:00</text:p>
      <text:p text:style-name="P4">
描述: 在Zaporozhye中，特殊服务，志愿者和当地人消除了白天的夜间稳固导弹炮击的影响。  - 乌克林。</text:p>
      <text:p text:style-name="P4">
图片: ["<text:a xlink:type="simple" xlink:href="https://static.ukrinform.com/photos/2023_04/thumb_files/630_360_1681057633-759.jpeg" text:style-name="Internet_20_link" text:visited-style-name="Visited_20_Internet_20_Link">
630_360_16810...</text:a>
", "<text:a xlink:type="simple" xlink:href="https://static.ukrinform.com/photos/2023_04/1681057632-644.jpeg" text:style-name="Internet_20_link" text:visited-style-name="Visited_20_Internet_20_Link">
1681057632-64...</text:a>
", "<text:a xlink:type="simple" xlink:href="https://static.ukrinform.com/photos/2023_04/1681057632-220.jpeg" text:style-name="Internet_20_link" text:visited-style-name="Visited_20_Internet_20_Link">
1681057632-22...</text:a>
", "<text:a xlink:type="simple" xlink:href="https://static.ukrinform.com/photos/2023_04/1681057634-196.jpeg" text:style-name="Internet_20_link" text:visited-style-name="Visited_20_Internet_20_Link">
1681057634-19...</text:a>
", "<text:a xlink:type="simple" xlink:href="https://static.ukrinform.com/photos/2023_04/1681057633-573.jpeg" text:style-name="Internet_20_link" text:visited-style-name="Visited_20_Internet_20_Link">
1681057633-57...</text:a>
", "<text:a xlink:type="simple" xlink:href="https://static.ukrinform.com/photos/2023_04/1681057634-223.jpeg" text:style-name="Internet_20_link" text:visited-style-name="Visited_20_Internet_20_Link">
1681057634-22...</text:a>
"]</text:p>
      <text:p text:style-name="P4">
标签: ['Обстріл', 'Запоріжжя', 'Війна з росією']</text:p>
      <text:p text:style-name="P4">
类型: Article</text:p>
      <!--METADATA-->
      <text:p text:style-name="P4">
<draw:frame draw:style-name="fr1" draw:name="Image207" text:anchor-type="as-char" svg:width="6.9236in" svg:height="3.956343in" draw:z-index="0">
<draw:image xlink:href="../Images/yкринформ/2023-04-09T19-18-00-03-00/630_360_1681057633-759.jpeg" xlink:type="simple" xlink:show="embed" xlink:actuate="onLoad" draw:mime-type="image/jpeg"/>
</draw:frame>
Uzporizhzhi在一天中的特殊服务中，志愿者和当地人消除了夜行的夜行式火箭袭击。</text:p>
      <text:p text:style-name="P4">
根据乌克林福姆的说法，Zaporizhzhya市议会秘书Anatoliy Kurty在<text:a xlink:type="simple" xlink:href="https://t.me/kurtievofficial/9988" text:style-name="Internet_20_link" text:visited-style-name="Visited_20_Internet_20_Link">
</text:a>
在操作信息中，夜间炮击及其消除的后果。</text:p>
      <text:p text:style-name="P4">
目前，七座房屋的被摧毁的屋顶被一部薄膜关闭，所有的Vybitivikna都被OSB板封闭。</text:p>
      <text:p text:style-name="P4">
<draw:frame draw:style-name="fr1" draw:name="Image208" text:anchor-type="as-char" svg:width="6.9236in" svg:height="5.224754in" draw:z-index="0">
<draw:image xlink:href="../Images/yкринформ/2023-04-09T19-18-00-03-00/1681057632-644.jpeg" xlink:type="simple" xlink:show="embed" xlink:actuate="onLoad" draw:mime-type="image/jpeg"/>
</draw:frame>
<draw:frame draw:style-name="fr1" draw:name="Image209" text:anchor-type="as-char" svg:width="6.9236in" svg:height="5.604043in" draw:z-index="0">
<draw:image xlink:href="../Images/yкринформ/2023-04-09T19-18-00-03-00/1681057632-220.jpeg" xlink:type="simple" xlink:show="embed" xlink:actuate="onLoad" draw:mime-type="image/jpeg"/>
</draw:frame>
一些维修材料来自城市保护区。 人道主义使命“ plariska”和bf“微笑yua”的另一部分。 “无国界医生”的代表为人们提供了舒缓的药物。</text:p>
      <text:p text:style-name="P4">
<text:span text:style-name="T4">
另请阅读：</text:span>
 <text:a xlink:type="simple" xlink:href="https://www.ukrinform.ua/rubric-regions/3693499-raketnij-udar-po-zaporizzu-postrazdala-perebuvae-v-likarni-u-vazkomu-stani.html" text:style-name="Internet_20_link" text:visited-style-name="Visited_20_Internet_20_Link">
<text:span text:style-name="T4">
 Zaporizhzhia </text:span>
</text:a>
当场部署了市议会的帐篷，该帐篷提供了信息和心理咨询，世界食品计划和卫生巨人的产品和温暖的毯子。</text:p>
      <text:p text:style-name="P4">
<draw:frame draw:style-name="fr1" draw:name="Image210" text:anchor-type="as-char" svg:width="6.9236in" svg:height="5.1927in" draw:z-index="0">
<draw:image xlink:href="../Images/yкринформ/2023-04-09T19-18-00-03-00/1681057634-196.jpeg" xlink:type="simple" xlink:show="embed" xlink:actuate="onLoad" draw:mime-type="image/jpeg"/>
</draw:frame>
<draw:frame draw:style-name="fr1" draw:name="Image211" text:anchor-type="as-char" svg:width="6.9236in" svg:height="5.1927in" draw:z-index="0">
<draw:image xlink:href="../Images/yкринформ/2023-04-09T19-18-00-03-00/1681057633-573.jpeg" xlink:type="simple" xlink:show="embed" xlink:actuate="onLoad" draw:mime-type="image/jpeg"/>
</draw:frame>
<draw:frame draw:style-name="fr1" draw:name="Image212" text:anchor-type="as-char" svg:width="6.9236in" svg:height="5.744024in" draw:z-index="0">
<draw:image xlink:href="../Images/yкринформ/2023-04-09T19-18-00-03-00/1681057634-223.jpeg" xlink:type="simple" xlink:show="embed" xlink:actuate="onLoad" draw:mime-type="image/jpeg"/>
</draw:frame>
库尔托夫强调，这项工作将于明天继续。</text:p>
      <text:p text:style-name="P4">
正如乌克林福姆报道的那样，俄罗斯军队<text:a xlink:type="simple" xlink:href="https://www.ukrinform.ua/rubric-ato/3693468-rosiani-vnoci-atakuvali-zaporizza-raketami-s300.html" text:style-name="Internet_20_link" text:visited-style-name="Visited_20_Internet_20_Link">
</text:a>
在Zaporizhzhia。 两人被杀，损坏了30多个私人房屋，一个被完全摧毁。</text:p>
      <text:p text:style-name="P4">
<text:span text:style-name="T5">
foto：Anatoly Kurtev</text:span>
</text:p>
      <text:p text:style-name="P4">
News Source: <text:a xlink:type="simple" xlink:href="https://www.ukrinform.ua/rubric-regions/3693669-raketnij-udar-po-zaporizzu-u-miskradi-pokazali-ak-usuvaut-naslidki-obstrilu.html" text:style-name="Internet_20_link" text:visited-style-name="Visited_20_Internet_20_Link">
https://www.ukrinform.ua/rubric-regions/3693669-raketnij-udar-po-zaporizzu-u-miskradi-pokazali-ak-usuvaut-naslidki-obstrilu.html</text:a>
</text:p>
      <!--NEWS-->
      <text:h text:style-name="P10" text:outline-level="1">
<text:span text:style-name="T4">
乌克兰国家队在索非亚国际体操锦标赛的最后一天获得了4枚奖牌</text:span>
</text:h>
      <text:p text:style-name="P4">
作者: Ukrinform (Person)</text:p>
      <text:p text:style-name="P4">
出版商: Укринформ (Organization)</text:p>
      <text:p text:style-name="P4">
出版时间: 2023-04-09T19:21:17+03:00</text:p>
      <text:p text:style-name="P4">
修改时间: 2023-04-09T19:21:17+03:00</text:p>
      <text:p text:style-name="P4">
描述: 克里斯蒂娜边境和波琳娜·戈罗德尼奇（Christina Border）和波琳娜·戈罗德尼奇（Polina Gorodnich）在四个决赛中代表乌克兰。  - 乌克林。</text:p>
      <text:p text:style-name="P4">
图片: ["<text:a xlink:type="simple" xlink:href="https://static.ukrinform.com/photos/2023_04/thumb_files/630_360_1681057147-360.jpg" text:style-name="Internet_20_link" text:visited-style-name="Visited_20_Internet_20_Link">
630_360_16810...</text:a>
"]</text:p>
      <text:p text:style-name="P4">
标签: ['Гімнастика']</text:p>
      <text:p text:style-name="P4">
类型: Article</text:p>
      <!--METADATA-->
      <text:p text:style-name="P4">
<draw:frame draw:style-name="fr1" draw:name="Image213" text:anchor-type="as-char" svg:width="6.9236in" svg:height="3.956343in" draw:z-index="0">
<draw:image xlink:href="../Images/yкринформ/2023-04-09T19-21-17-03-00/630_360_1681057147-360.jpg" xlink:type="simple" xlink:show="embed" xlink:actuate="onLoad" draw:mime-type="image/jpeg"/>
</draw:frame>
乌克兰由克里斯蒂娜(Christina Border)和波琳·戈罗德尼奇(Pauline Gorodnich)代表。</text:p>
      <text:p text:style-name="P4">
在保加利亚索菲亚(Sophia)，国际体操比赛结束了<text:a xlink:type="simple" xlink:href="https://www.facebook.com/team.ukraine.rg/" text:style-name="Internet_20_link" text:visited-style-name="Visited_20_Internet_20_Link">
</text:a>
乌克林福姆报道，乌克兰艺术体操联合会的新闻服务。</text:p>
      <text:p text:style-name="P4">
克里斯蒂娜(Christina)在结局中获得了3枚奖牌：“金”(Gold)，带有篮筐和两个“银色”，并在决赛中带有球和棒球。</text:p>
      <text:p text:style-name="P4">
波琳娜·戈罗德尼奇(Polina Gorodnich)用丝带成为决赛的冠军。</text:p>
      <text:p text:style-name="P4">
<text:span text:style-name="T4">
另请阅读：</text:span>
 <text:a xlink:type="simple" xlink:href="https://www.ukrinform.ua/rubric-sports/3693516-zbirna-ukraini-gotuetsa-do-startu-na-cempionati-evropi-zi-sportivnoi-gimnastiki.html" text:style-name="Internet_20_link" text:visited-style-name="Visited_20_Internet_20_Link">
<text:span text:style-name="T4">
体操</text:span>
</text:a>
正如乌克林福姆报道的那样，昨天，4月8日，边界赢得了当局的铜牌。</text:p>
      <text:p text:style-name="P4">
照片：facebook.com/team.ukraine.rg</text:p>
      <text:p text:style-name="P4">
News Source: <text:a xlink:type="simple" xlink:href="https://www.ukrinform.ua/rubric-sports/3693666-zbirna-ukraini-vigrala-4-medali-u-zaklucnij-den-miznarodnogo-turniru-z-hudoznoi-gimnastiki-u-sofii.html" text:style-name="Internet_20_link" text:visited-style-name="Visited_20_Internet_20_Link">
https://www.ukrinform.ua/rubric-sports/3693666-zbirna-ukraini-vigrala-4-medali-u-zaklucnij-den-miznarodnogo-turniru-z-hudoznoi-gimnastiki-u-sofii.html</text:a>
</text:p>
      <!--NEWS-->
      <text:h text:style-name="P10" text:outline-level="1">
<text:span text:style-name="T4">
在空军中解释了为什么F-16主题不应该从嘴里流出</text:span>
</text:h>
      <text:p text:style-name="P4">
作者: Ukrinform (Person)</text:p>
      <text:p text:style-name="P4">
出版商: Укринформ (Organization)</text:p>
      <text:p text:style-name="P4">
出版时间: 2023-04-09T19:36:00+03:00</text:p>
      <text:p text:style-name="P4">
修改时间: 2023-04-09T19:36:00+03:00</text:p>
      <text:p text:style-name="P4">
描述: 现代西方F-16战斗机能够破坏产生100％的火箭和无人机，这无法提供乌克兰和SU的飞机。  - 乌克林。</text:p>
      <text:p text:style-name="P4">
图片: ["<text:a xlink:type="simple" xlink:href="https://static.ukrinform.com/photos/2017_06/thumb_files/630_360_1498327062-2091.jpg" text:style-name="Internet_20_link" text:visited-style-name="Visited_20_Internet_20_Link">
630_360_14983...</text:a>
"]</text:p>
      <text:p text:style-name="P4">
标签: ['Літак', 'Повітряні сили ЗСУ', 'Винищувач', 'Війна з росією', 'Єдині новини']</text:p>
      <text:p text:style-name="P4">
类型: Article</text:p>
      <!--METADATA-->
      <text:p text:style-name="P4">
<draw:frame draw:style-name="fr1" draw:name="Image214" text:anchor-type="as-char" svg:width="6.9236in" svg:height="3.956343in" draw:z-index="0">
<draw:image xlink:href="../Images/yкринформ/2023-04-09T19-36-00-03-00/630_360_1498327062-2091.jpg" xlink:type="simple" xlink:show="embed" xlink:actuate="onLoad" draw:mime-type="image/jpeg"/>
</draw:frame>
现代F-16战斗机能够销毁100％结果的无人机，这无法在乌克兰和SU提供飞机。</text:p>
      <text:p text:style-name="P4">
乌克林福音通讯员报道，这是空军空军尤里·伊格纳蒂(Yuri Ignati)在Teleterna“ Unin”的空气上所说的。</text:p>
      <text:p text:style-name="P4">
透明(飞机可以而且可以使用。)他们进行了战斗机盖，与Shakhuzhshami和有翼的火箭一起工作，也就是说，在进行大型防空的地方，在某些地方[]工作<text:a xlink:type="simple" xlink:href="https://www.ukrinform.ua/tag-vinisuvac" text:style-name="Internet_20_link" text:visited-style-name="Visited_20_Internet_20_Link">
</text:a>
不幸的是，当我们殴打时，它们无效地破坏火箭和无人机。 F -16将以百分百的效率执行那些识别火箭和无人机的任务。” Ignat说。</text:p>
      <text:p text:style-name="P4">
他强调，抵抗俄罗斯航空和飞机是非常迫切的。</text:p>
      <text:p text:style-name="P4">
<text:span text:style-name="T4">
另请阅读：</text:span>
 <text:a xlink:type="simple" xlink:href="https://www.ukrinform.ua/rubric-ato/3693648-ignat-poasniv-comu-ukraina-ne-moze-zbivati-vsi-rosijski-kerovani-aviabombi.html" text:style-name="Internet_20_link" text:visited-style-name="Visited_20_Internet_20_Link">
<text:span text:style-name="T4">
 ignati </text:span>
</text:a>
“主题F -16不应从嘴或我们的国家中脱颖而出。这将使我们能够在空中赢得优势，这将使我们能够极为有效地抵消敌人，这将使我们能够赢得胜利， “  - 空军说。</text:p>
      <text:p text:style-name="P4">
据报道，乌克兰现在有<text:a xlink:type="simple" xlink:href="https://www.ukrinform.ua/rubric-ato/3660580-vinisuvac-f16-mig-bi-stati-najkrasim-variantom-dla-povitranih-sil-ignat.html" text:style-name="Internet_20_link" text:visited-style-name="Visited_20_Internet_20_Link">
</text:a>
：SU-27和MIG-29战斗机，Su-25沙沙作响和轰炸机24。</text:p>
      <text:p text:style-name="P4">
波兰总统安德烈·杜达(Andrzej Duda)表示，华沙将游说提供乌克兰标准。</text:p>
      <text:p text:style-name="P4">
News Source: <text:a xlink:type="simple" xlink:href="https://www.ukrinform.ua/rubric-ato/3693652-u-povitranih-silah-poasnili-comu-tema-f16-ne-mae-shoditi-z-vust.html" text:style-name="Internet_20_link" text:visited-style-name="Visited_20_Internet_20_Link">
https://www.ukrinform.ua/rubric-ato/3693652-u-povitranih-silah-poasnili-comu-tema-f16-ne-mae-shoditi-z-vust.html</text:a>
</text:p>
      <!--NEWS-->
      <text:h text:style-name="P10" text:outline-level="1">
<text:span text:style-name="T4">
Belingcat安装了排水五角大楼文档的主要来源</text:span>
</text:h>
      <text:p text:style-name="P4">
作者: Ukrinform (Person)</text:p>
      <text:p text:style-name="P4">
出版商: Укринформ (Organization)</text:p>
      <text:p text:style-name="P4">
出版时间: 2023-04-09T19:52:00+03:00</text:p>
      <text:p text:style-name="P4">
修改时间: 2023-04-09T19:52:00+03:00</text:p>
      <text:p text:style-name="P4">
描述: BellingCat的调查人员小组发现了五角大楼文件的主要来源，该文件于2023年1月开始在某些Discord服务器上出现。  - 乌克林。</text:p>
      <text:p text:style-name="P4">
图片: ["<text:a xlink:type="simple" xlink:href="https://static.ukrinform.com/photos/2017_12/thumb_files/630_360_1513407469-9227.jpg" text:style-name="Internet_20_link" text:visited-style-name="Visited_20_Internet_20_Link">
630_360_15134...</text:a>
"]</text:p>
      <text:p text:style-name="P4">
标签: ['Bellingcat', 'Пентагон', 'Документи']</text:p>
      <text:p text:style-name="P4">
类型: Article</text:p>
      <!--METADATA-->
      <text:p text:style-name="P4">
<draw:frame draw:style-name="fr1" draw:name="Image215" text:anchor-type="as-char" svg:width="6.9236in" svg:height="3.956343in" draw:z-index="0">
<draw:image xlink:href="../Images/yкринформ/2023-04-09T19-52-00-03-00/630_360_1513407469-9227.jpg" xlink:type="simple" xlink:show="embed" xlink:actuate="onLoad" draw:mime-type="image/jpeg"/>
</draw:frame>
BellingCat的调查人员发现，五角大楼文件的主要来源于2023年1月出现在某些Discord服务器上。</text:p>
      <text:p text:style-name="P4">
关于IT报告乌克林福姆，参考<text:a xlink:type="simple" xlink:href="https://www.bellingcat.com/news/2023/04/09/from-discord-to-4chan-the-improbable-journey-of-a-us-defence-leak/" text:style-name="Internet_20_link" text:visited-style-name="Visited_20_Internet_20_Link">
</text:a>
“贝林卡特(Bellingcat)看到了证据表明，一月份的一些文件甚至可以更早地发布在网络上，尽管它何时确切知道。 贝林卡塔塔(Bellingcattha)与Discord社区的三名成员进行了沟通，该消息称，最近几个月，在其他Discord服务器上发表了更多文件。”</text:p>
      <text:p text:style-name="P4">
4月5日，这些文件开始在亲俄的电报频道中分发。 在Donbass Devushka电报频道中发现了调查人员。 但是，一个时钟以前发表在一个4chan论坛上。</text:p>
      <text:p text:style-name="P4">
同时，3月4日 - 在电报和4Chan报告之前的一个月 - 在Discord服务器上公开了数据。 在Minecraft服务器上的另一个小丑的俄罗斯战争争议期间，他们的平台用户之一概述了他们。</text:p>
      <text:p text:style-name="P4">
贝林卡特调查人员看到的文件没有被扫描，令人震惊。 分享照片后来陈述的用户说，他发现由Wowmao在Discord Server上发布了另一个用户。</text:p>
      <text:p text:style-name="P4">
第一次和第二个3月，Wowmao用户在服务器上发布了30多个文档，其中许多具有邮票。</text:p>
      <text:p text:style-name="P4">
在4月7日被删除之前，同一用户还发布了数十个有关乌克兰的其他文件。 虽然 <text:a xlink:type="simple" xlink:href="https://www.ukrinform.ua/tag-bellingcat" text:style-name="Internet_20_link" text:visited-style-name="Visited_20_Internet_20_Link">
 </text:a>
他看到了这些出版物，他无法独立检查其中的文件的真实性。</text:p>
      <text:p text:style-name="P4">
贝林卡特的调查人员与Discord成员进行了交谈，他们声称其他图像早些时候在另一台服务器Thug Shaker Central上发布。</text:p>
      <text:p text:style-name="P4">
<text:span text:style-name="T4">
另请阅读：</text:span>
 <text:a xlink:type="simple" xlink:href="https://www.ukrinform.ua/rubric-ato/3693100-stati-vvazaut-poavu-v-merezi-sekretnih-fajliv-spravznim-vitokom-za-akim-stoit-rosia-zmi.html" text:style-name="Internet_20_link" text:visited-style-name="Visited_20_Internet_20_Link">
</text:a>
图像文件详细描述了与1月13日的Wowmao相同和格式化样式的附加文档。</text:p>
      <text:p text:style-name="P4">
但是，鉴于提供的图像是屏幕图像，而不是对所删除服务器上传出的帖子的引用，因此不可能独立检查性质。该服务器没有剩余的跟踪。 根据前参与者的说法，大约有20位活跃用户坐在服务器上。 他们讨论了视频，音乐，正统观念，并且是氧化YouTube频道的粉丝，否认了不同的武器和防护设备。 服务器不是政治性的，尽管参与者说用户主要遵守保守的观点。 也有种族主义的图像和模因。</text:p>
      <text:p text:style-name="P4">
<text:span text:style-name="T4">
另请阅读：</text:span>
 <text:a xlink:type="simple" xlink:href="https://www.ukrinform.ua/rubric-ato/3693170-u-ssa-viavili-novij-vitik-sekretnih-dokumentiv-pro-vijskovi-plani-ukraini-zmi.html" text:style-name="Internet_20_link" text:visited-style-name="Visited_20_Internet_20_Link">
</text:a>
根据乌克林福姆的说法，《纽约时报》发表了一种材料，五角大楼正在调查据称是乌索斯的秘密文件的泄漏，该文件涉及美国和北约为武装部队计划的计划。</text:p>
      <text:p text:style-name="P4">
<text:a xlink:type="simple" xlink:href="https://www.ukrinform.ua/rubric-world/3693664-u-ssa-rozpocali-rozsliduvanna-pisla-novogo-vitoku-sekretnih-vijskovih-dokumentiv.html" text:style-name="Internet_20_link" text:visited-style-name="Visited_20_Internet_20_Link">
</text:a>
在过去的几周中，这些内容已在社交网络上发表。</text:p>
      <text:p text:style-name="P4">
News Source: <text:a xlink:type="simple" xlink:href="https://www.ukrinform.ua/rubric-world/3693674-u-bellingcat-vstanovili-persodzerela-zlitih-dokumentiv-pentagonu.html" text:style-name="Internet_20_link" text:visited-style-name="Visited_20_Internet_20_Link">
https://www.ukrinform.ua/rubric-world/3693674-u-bellingcat-vstanovili-persodzerela-zlitih-dokumentiv-pentagonu.html</text:a>
</text:p>
      <!--NEWS-->
      <text:h text:style-name="P10" text:outline-level="1">
<text:span text:style-name="T4">
卡斯珀·鲁德（Casper Rud）赢得了本赛季的第一个奖杯</text:span>
</text:h>
      <text:p text:style-name="P4">
作者: Ukrinform (Person)</text:p>
      <text:p text:style-name="P4">
出版商: Укринформ (Organization)</text:p>
      <text:p text:style-name="P4">
出版时间: 2023-04-09T19:54:34+03:00</text:p>
      <text:p text:style-name="P4">
修改时间: 2023-04-09T19:54:34+03:00</text:p>
      <text:p text:style-name="P4">
描述: 在决赛中，挪威击败了塞族米迪米尔·基特曼诺维奇。  - 乌克林。</text:p>
      <text:p text:style-name="P4">
图片: ["<text:a xlink:type="simple" xlink:href="https://static.ukrinform.com/photos/2023_04/thumb_files/630_360_1681059227-769.jpg" text:style-name="Internet_20_link" text:visited-style-name="Visited_20_Internet_20_Link">
630_360_16810...</text:a>
"]</text:p>
      <text:p text:style-name="P4">
标签: ['Теніс']</text:p>
      <text:p text:style-name="P4">
类型: Article</text:p>
      <!--METADATA-->
      <text:p text:style-name="P4">
<draw:frame draw:style-name="fr1" draw:name="Image216" text:anchor-type="as-char" svg:width="6.9236in" svg:height="3.956343in" draw:z-index="0">
<draw:image xlink:href="../Images/yкринформ/2023-04-09T19-54-34-03-00/630_360_1681059227-769.jpg" xlink:type="simple" xlink:show="embed" xlink:actuate="onLoad" draw:mime-type="image/jpeg"/>
</draw:frame>
他在决赛中击败了塞族·米迪米尔·凯兹曼诺维奇。</text:p>
      <text:p text:style-name="P4">
世界第五个球拍Casper Rud(挪威)赢得了APR系列250在Auctoril的排水(葡萄牙)，报道乌克林福姆。</text:p>
      <text:p text:style-name="P4">
在比赛的决赛中，一组24岁的挪威人击败了Mimir Kitsmanovich(塞尔维亚，ATP 40)-6：2，7：6(7：3). Матч тривав 1 годину та 49 хвилин.</text:p>
      <text:p text:style-name="P4">
Для Каспера цей титул став першим у 2023 році та 10-й у кар'єрі.</text:p>
      <text:p text:style-name="P4">
Рахунок особистих зустрічей між Руудом та Кецмановичем став рівним – 2:2.</text:p>
      <text:p text:style-name="P4">
<text:span text:style-name="T4">
Читайте також:</text:span>
 <text:a xlink:type="simple" xlink:href="https://www.ukrinform.ua/rubric-sports/3693563-kalinina-vzala-ucast-u-fotosesii-dla-wta.html" text:style-name="Internet_20_link" text:visited-style-name="Visited_20_Internet_20_Link">
 <text:span text:style-name="T4">
Калініна</text:span>
 </text:a>
正如乌克兰乌克兰(Ukrinform(世界上的#30评级)参加女子网球协会的照片拍摄(WTA)在查尔斯顿锦标赛上(美国).</text:p>
      <text:p text:style-name="P4">
Фото: btu.org.ua</text:p>
      <text:p text:style-name="P4">
News Source: <text:a xlink:type="simple" xlink:href="https://www.ukrinform.ua/rubric-sports/3693675-kasper-ruud-vigrav-persij-trofej-u-sezoni.html" text:style-name="Internet_20_link" text:visited-style-name="Visited_20_Internet_20_Link">
https://www.ukrinform.ua/rubric-sports/3693675-kasper-ruud-vigrav-persij-trofej-u-sezoni.html</text:a>
</text:p>
      <!--NEWS-->
      <text:h text:style-name="P10" text:outline-level="1">
<text:span text:style-name="T4">
如果不拿俄罗斯联邦的护照 - 军事</text:span>
</text:h>
      <text:p text:style-name="P4">
作者: Ukrinform (Person)</text:p>
      <text:p text:style-name="P4">
出版商: Укринформ (Organization)</text:p>
      <text:p text:style-name="P4">
出版时间: 2023-04-09T20:02:00+03:00</text:p>
      <text:p text:style-name="P4">
修改时间: 2023-04-09T20:02:00+03:00</text:p>
      <text:p text:style-name="P4">
描述: 塔夫里伊斯克（Tavriysk）方向暂时捕获的领土的入侵者进行了强制认证，并威胁要从父母那里选择学龄儿童，如果他们拒绝接受俄罗斯联邦的护照。  - 乌克林。</text:p>
      <text:p text:style-name="P4">
图片: ["<text:a xlink:type="simple" xlink:href="https://static.ukrinform.com/photos/2015_12/thumb_files/630_360_1451037491-3661.jpg" text:style-name="Internet_20_link" text:visited-style-name="Visited_20_Internet_20_Link">
630_360_14510...</text:a>
"]</text:p>
      <text:p text:style-name="P4">
标签: ['Діти', 'Окупація', 'Паспорт', 'Війна з росією']</text:p>
      <text:p text:style-name="P4">
类型: Article</text:p>
      <!--METADATA-->
      <text:p text:style-name="P4">
<draw:frame draw:style-name="fr1" draw:name="Image217" text:anchor-type="as-char" svg:width="6.9236in" svg:height="3.956343in" draw:z-index="0">
<draw:image xlink:href="../Images/yкринформ/2023-04-09T20-02-00-03-00/630_360_1451037491-3661.jpg" xlink:type="simple" xlink:show="embed" xlink:actuate="onLoad" draw:mime-type="image/jpeg"/>
</draw:frame>
塔夫里伊斯克(Tavriysk)方向暂时捕获的领土的入侵者进行了强制认证，并威胁要选择父母年龄的孩子，如果他们拒绝接受俄罗斯联邦的护照。</text:p>
      <text:p text:style-name="P4">
塔夫里斯基(Tavriysky)方向的发言人强迫上校Alexeydmitrashkivsky上校在Teleterna“统一新闻”的声音上，通知了这一点。</text:p>
      <text:p text:style-name="P4">
“我们都听到并看到在梅利托波尔地区有“棉花”重复的地方，仓库和设备的积累都被摧毁了，此后，措施检查文件，电话是敌人。那只狗正在寻找游击队。”发言人说。</text:p>
      <text:p text:style-name="P4">
据他介绍，暂时控制的领土也拒绝强制非法强制性<text:a xlink:type="simple" xlink:href="https://www.ukrinform.ua/tag-pasport" text:style-name="Internet_20_link" text:visited-style-name="Visited_20_Internet_20_Link">
</text:a>
。</text:p>
      <text:p text:style-name="P4">
Dmitryshkivsky说：“他们威胁有学龄儿童的人，如果他们不收到护照，他们将是孩子。”</text:p>
      <text:p text:style-name="P4">
<text:span text:style-name="T4">
另请阅读：</text:span>
 <text:a xlink:type="simple" xlink:href="https://www.ukrinform.ua/rubric-regions/3693112-na-zahoplenih-teritoriah-hersonsini-rosiani-posilili-primusovu-pasportizaciu-hlan.html" text:style-name="Internet_20_link" text:visited-style-name="Visited_20_Internet_20_Link">
<text:span text:style-name="T4">
护照</text:span>
</text:a>
根据官方数据，俄罗斯驱逐了超过19.5万名乌克兰儿童，但非正式<text:a xlink:type="simple" xlink:href="https://www.ukrinform.ua/rubric-ato/3681768-sonajmense-kilka-tisac-ukrainskih-ditej-buli-primusovo-peremiseni-rosieu-hrw.html" text:style-name="Internet_20_link" text:visited-style-name="Visited_20_Internet_20_Link">
</text:a>
。</text:p>
      <text:p text:style-name="P4">
从全面入侵乌克兰开始，由360名工作的儿童返回乌克兰。</text:p>
      <text:p text:style-name="P4">
News Source: <text:a xlink:type="simple" xlink:href="https://www.ukrinform.ua/rubric-regions/3693679-zitelam-okupovanih-teritorij-pogrozuut-vilucati-ditej-akso-ne-bratimut-pasporti-rf-vijskovi.html" text:style-name="Internet_20_link" text:visited-style-name="Visited_20_Internet_20_Link">
https://www.ukrinform.ua/rubric-regions/3693679-zitelam-okupovanih-teritorij-pogrozuut-vilucati-ditej-akso-ne-bratimut-pasporti-rf-vijskovi.html</text:a>
</text:p>
      <!--NEWS-->
      <text:h text:style-name="P10" text:outline-level="1">
<text:span text:style-name="T4">
在Marinka和Avdiivka附近，俄罗斯联邦的军队每天都失去两只嘴 - 国防军</text:span>
</text:h>
      <text:p text:style-name="P4">
作者: Ukrinform (Person)</text:p>
      <text:p text:style-name="P4">
出版商: Укринформ (Organization)</text:p>
      <text:p text:style-name="P4">
出版时间: 2023-04-09T20:05:00+03:00</text:p>
      <text:p text:style-name="P4">
修改时间: 2023-04-09T20:05:00+03:00</text:p>
      <text:p text:style-name="P4">
描述: 在马里因斯基和阿夫迪夫斯基的指示中，俄罗斯军队每天都失去了大约两只嘴的人员，位置战继续。  - 乌克林。</text:p>
      <text:p text:style-name="P4">
图片: ["<text:a xlink:type="simple" xlink:href="https://static.ukrinform.com/photos/2023_02/thumb_files/630_360_1675756522-669.jpg" text:style-name="Internet_20_link" text:visited-style-name="Visited_20_Internet_20_Link">
630_360_16757...</text:a>
"]</text:p>
      <text:p text:style-name="P4">
标签: ['Авдіївка', 'Російські військові', 'Війна з росією', 'Єдині новини']</text:p>
      <text:p text:style-name="P4">
类型: Article</text:p>
      <!--METADATA-->
      <text:p text:style-name="P4">
<draw:frame draw:style-name="fr1" draw:name="Image218" text:anchor-type="as-char" svg:width="6.9236in" svg:height="3.956343in" draw:z-index="0">
<draw:image xlink:href="../Images/yкринформ/2023-04-09T20-05-00-03-00/630_360_1675756522-669.jpg" xlink:type="simple" xlink:show="embed" xlink:actuate="onLoad" draw:mime-type="image/jpeg"/>
</draw:frame>
纳瓦里斯基(Navaryinsky)和阿夫迪夫斯基(Avdiivsky)指示俄罗斯军队每天失去大约两口人员，位置战继续。</text:p>
      <text:p text:style-name="P4">
塔夫里斯基(Tavriysky)方向的发言人强迫上校Alexeydmitrashkivsky上校在Teleterna“统一新闻”的声音上，通知了这一点。</text:p>
      <text:p text:style-name="P4">
“在Marinka地区和<text:a xlink:type="simple" xlink:href="https://www.ukrinform.ua/tag-avdiivka" text:style-name="Internet_20_link" text:visited-style-name="Visited_20_Internet_20_Link">
</text:a>
继续打架，(入侵者 -  ed。)可变的成功是，但是所有敌人占领的态度都逃脱并回头。(RF- ed。)这是巨大的……损失，敌人每天都失去了大约两名波罗蒂斯的员工，但并没有留下希望。”  - 发言人说。</text:p>
      <text:p text:style-name="P4">
<text:span text:style-name="T4">
另请阅读：</text:span>
 <text:a xlink:type="simple" xlink:href="https://www.ukrinform.ua/rubric-ato/3693194-rosiani-zavdali-aviaudaru-po-avdiivskomu-koksohimu.html" text:style-name="Internet_20_link" text:visited-style-name="Visited_20_Internet_20_Link">
<text:span text:style-name="T4">
 avdi </text:span>
</text:a>
据他说，囚犯说他们是在没有任何准备的情况下被派出的“没有足够的指挥官”：“只是在深夜举起的人构图，在机器的枪口下，枪支派他们冲进他们的袭击。”</text:p>
      <text:p text:style-name="P4">
Dmitryashkivsky指出，敌人在晚上在BMP，APC和坦克的这一天申请的最后一天，袭击纯粹是步兵团体。</text:p>
      <text:p text:style-name="P4">
正如乌克兰的国防军乌克林福姆报道的<text:a xlink:type="simple" xlink:href="https://www.ukrinform.ua/rubric-ato/3693470-zsu-znisili-vze-178-150-rosijskih-zagarbnikiv.html" text:style-name="Internet_20_link" text:visited-style-name="Visited_20_Internet_20_Link">
</text:a>
从2022年2月24日至2023年4月9日，约有17.8千150名俄罗斯入侵者。</text:p>
      <text:p text:style-name="P4">
<text:span text:style-name="T5">
foto：flickr</text:span>
</text:p>
      <text:p text:style-name="P4">
News Source: <text:a xlink:type="simple" xlink:href="https://www.ukrinform.ua/rubric-ato/3693677-u-rajoni-marinki-ta-avdiivki-armia-rf-sodna-vtracae-do-dvoh-rot-sili-oboroni.html" text:style-name="Internet_20_link" text:visited-style-name="Visited_20_Internet_20_Link">
https://www.ukrinform.ua/rubric-ato/3693677-u-rajoni-marinki-ta-avdiivki-armia-rf-sodna-vtracae-do-dvoh-rot-sili-oboroni.html</text:a>
</text:p>
      <!--NEWS-->
      <text:h text:style-name="P10" text:outline-level="1">
<text:span text:style-name="T4">
从利沃夫（Lviv）的新火车的第一班飞机抵达Kramatorsk</text:span>
</text:h>
      <text:p text:style-name="P4">
作者: Ukrinform (Person)</text:p>
      <text:p text:style-name="P4">
出版商: Укринформ (Organization)</text:p>
      <text:p text:style-name="P4">
出版时间: 2023-04-09T20:20:00+03:00</text:p>
      <text:p text:style-name="P4">
修改时间: 2023-04-09T20:20:00+03:00</text:p>
      <text:p text:style-name="P4">
描述: 新火车的第一次航班№104/103“ LVIV -Kramatorsk”到达Kramatorsk Donetsk地区。  - 乌克林。</text:p>
      <text:p text:style-name="P4">
图片: ["<text:a xlink:type="simple" xlink:href="https://static.ukrinform.com/photos/2023_04/thumb_files/630_360_1681060453-815.jpg" text:style-name="Internet_20_link" text:visited-style-name="Visited_20_Internet_20_Link">
630_360_16810...</text:a>
", "<text:a xlink:type="simple" xlink:href="https://static.ukrinform.com/photos/2023_04/1681060453-527.jpg" text:style-name="Internet_20_link" text:visited-style-name="Visited_20_Internet_20_Link">
1681060453-52...</text:a>
"]</text:p>
      <text:p text:style-name="P4">
标签: ['Краматорськ', 'Львів', 'Укрзалізниця', 'Поїзд']</text:p>
      <text:p text:style-name="P4">
类型: Article</text:p>
      <!--METADATA-->
      <text:p text:style-name="P4">
<draw:frame draw:style-name="fr1" draw:name="Image219" text:anchor-type="as-char" svg:width="6.9236in" svg:height="3.956343in" draw:z-index="0">
<draw:image xlink:href="../Images/yкринформ/2023-04-09T20-20-00-03-00/630_360_1681060453-815.jpg" xlink:type="simple" xlink:show="embed" xlink:actuate="onLoad" draw:mime-type="image/jpeg"/>
</draw:frame>
新火车的第一次飞行№104/103“ LVIV -KRAMATORSK”到达。</text:p>
      <text:p text:style-name="P4">
根据乌克林福姆(Ukrinform(https://www.facebook.com/Ukrzaliznytsia/posts/pfbid02kb1w1QZSf3ibA1zzJS7HaUjD1TWhemn7j9VHWfFKsAXQKCdwqyB68sM54aT6Gqcvl?locale=uk_UA).</text:p>
      <text:p text:style-name="P4">
"До Краматорська прибув перший рейс нового поїзда №104/103 зі <text:a xlink:type="simple" xlink:href="https://www.ukrinform.ua/tag-lviv" text:style-name="Internet_20_link" text:visited-style-name="Visited_20_Internet_20_Link">
</text:a>
 - 从第一次旅行中，有100％的填充!”  - 消息读取。</text:p>
      <text:p text:style-name="P4">
<draw:frame draw:style-name="fr1" draw:name="Image220" text:anchor-type="as-char" svg:width="6.9236in" svg:height="9.231467in" draw:z-index="0">
<draw:image xlink:href="../Images/yкринформ/2023-04-09T20-20-00-03-00/1681060453-527.jpg" xlink:type="simple" xlink:show="embed" xlink:actuate="onLoad" draw:mime-type="image/jpeg"/>
</draw:frame>
<text:span text:style-name="T4">
另请阅读：</text:span>
 <text:a xlink:type="simple" xlink:href="https://www.ukrinform.ua/rubric-economy/3692522-ukrzaliznica-zaversila-testovij-rejs-evrokolieu-iz-polsi.html" text:style-name="Internet_20_link" text:visited-style-name="Visited_20_Internet_20_Link">
<text:span text:style-name="T4">
 ukrzal </text:span>
</text:a>
乌克兰兹尼特(Ukrzaliznytsia)指出，乌克兰的克拉马托斯克(Ukrainian Kramatorsk)“充满了生命，坚不可摧的勇气……以及对已经来的罪犯的正义期望”。</text:p>
      <text:p text:style-name="P4">
正如乌克林福姆报道的，4月8日在Kramatorsk <text:a xlink:type="simple" xlink:href="https://www.ukrinform.ua/rubric-regions/3693279-u-kramatorsku-vsanuvali-pamat-zertv-raketnogo-udaru-rf-po-zaliznicnomu-vokzalu.html" text:style-name="Internet_20_link" text:visited-style-name="Visited_20_Internet_20_Link">
</text:a>
一年前，由于俄罗斯火箭弹射击了火车站。</text:p>
      <text:p text:style-name="P4">
News Source: <text:a xlink:type="simple" xlink:href="https://www.ukrinform.ua/rubric-regions/3693680-do-kramatorska-pribuv-persij-rejs-novogo-potaga-zi-lvova.html" text:style-name="Internet_20_link" text:visited-style-name="Visited_20_Internet_20_Link">
https://www.ukrinform.ua/rubric-regions/3693680-do-kramatorska-pribuv-persij-rejs-novogo-potaga-zi-lvova.html</text:a>
</text:p>
      <!--NEWS-->
      <text:h text:style-name="P10" text:outline-level="1">
<text:span text:style-name="T4">
伊朗宣布成功测试了新的无人机kamikadze</text:span>
</text:h>
      <text:p text:style-name="P4">
作者: Ukrinform (Person)</text:p>
      <text:p text:style-name="P4">
出版商: Укринформ (Organization)</text:p>
      <text:p text:style-name="P4">
出版时间: 2023-04-09T20:23:00+03:00</text:p>
      <text:p text:style-name="P4">
修改时间: 2023-04-09T20:23:00+03:00</text:p>
      <text:p text:style-name="P4">
描述: 伊斯兰革命监护人（Quir）军团的陆军宣布了对新的Dron-Kamikadze Me'Raj-532的成功测试，该测试能够破坏目标高达450公里的目标。  - 乌克林。</text:p>
      <text:p text:style-name="P4">
图片: ["<text:a xlink:type="simple" xlink:href="https://static.ukrinform.com/photos/2023_04/thumb_files/630_360_1681053493-691.jpg" text:style-name="Internet_20_link" text:visited-style-name="Visited_20_Internet_20_Link">
630_360_16810...</text:a>
"]</text:p>
      <text:p text:style-name="P4">
标签: ['Безпілотник', 'Іран', 'Випробування', 'Дрон']</text:p>
      <text:p text:style-name="P4">
类型: Article</text:p>
      <!--METADATA-->
      <text:p text:style-name="P4">
<draw:frame draw:style-name="fr1" draw:name="Image221" text:anchor-type="as-char" svg:width="6.9236in" svg:height="3.956343in" draw:z-index="0">
<draw:image xlink:href="../Images/yкринформ/2023-04-09T20-23-00-03-00/630_360_1681053493-691.jpg" xlink:type="simple" xlink:show="embed" xlink:actuate="onLoad" draw:mime-type="image/jpeg"/>
</draw:frame>
伊斯兰革命卫队的苏霍普诺夫兵团(酷儿)他们宣布成功测试了新的Dron-Kamikadze Me'Raj-532，该测试能够同时破坏整个最高450公里。</text:p>
      <text:p text:style-name="P4">
这已报告给该机构<text:a xlink:type="simple" xlink:href="https://www.tasnimnews.com/en/news/2023/04/09/2877484/irgc-tests-new-suicide-drone-with-50-kg-of-ammo" text:style-name="Internet_20_link" text:visited-style-name="Visited_20_Internet_20_Link">
</text:a>
乌克林福姆报道，库鲁斯·阿里·库克斯坦研究部门主席。</text:p>
      <text:p text:style-name="P4">
值得注意的是，这款无人机配备了活塞双胞胎，工作高度为3.6公里，可以在空中长达3个小时。</text:p>
      <text:p text:style-name="P4">
根据Kukhastan的说法，Dron-Kamikadze可以用重50公斤的标头准确度影响整体，并可以从汽车上起飞。</text:p>
      <text:p text:style-name="P4">
<text:span text:style-name="T4">
另请阅读：</text:span>
 <text:a xlink:type="simple" xlink:href="https://www.ukrinform.ua/rubric-world/3693240-u-kndr-zaavlaut-so-viprobuvali-pidvodnij-adernij-dron.html" text:style-name="Internet_20_link" text:visited-style-name="Visited_20_Internet_20_Link">
<text:span text:style-name="T4">
无人机</text:span>
</text:a>
他补充说，可以收集Me'Raj-532并为飞行“轻松烘烤”准备，这是快速回应特定情况的合适选择。</text:p>
      <text:p text:style-name="P4">
库克哈斯坦(Kukhastans)还说，伊朗军事计划吸引更多<text:a xlink:type="simple" xlink:href="https://www.ukrinform.ua/tag-bezpilotnik" text:style-name="Internet_20_link" text:visited-style-name="Visited_20_Internet_20_Link">
</text:a>
-Kamikadze进行不同的任务，这是CVIK陆军的单位。</text:p>
      <text:p text:style-name="P4">
正如乌克林福姆报道的那样，3月21日，美国政府宣布对参与伊朗无人机计划的公司和土耳其的公司以及其他武器进行制裁，包括弹道路线。</text:p>
      <text:p text:style-name="P4">
<text:span text:style-name="T5">
来自tasnimnews.com的照片</text:span>
</text:p>
      <text:p text:style-name="P4">
News Source: <text:a xlink:type="simple" xlink:href="https://www.ukrinform.ua/rubric-world/3693654-iran-zaaviv-pro-uspisne-viprobuvanna-novogo-dronakamikadze.html" text:style-name="Internet_20_link" text:visited-style-name="Visited_20_Internet_20_Link">
https://www.ukrinform.ua/rubric-world/3693654-iran-zaaviv-pro-uspisne-viprobuvanna-novogo-dronakamikadze.html</text:a>
</text:p>
      <!--NEWS-->
      <text:h text:style-name="P10" text:outline-level="1">
<text:span text:style-name="T4">
APL：利物浦与阿森纳一起玩</text:span>
</text:h>
      <text:p text:style-name="P4">
作者: Ukrinform (Person)</text:p>
      <text:p text:style-name="P4">
出版商: Укринформ (Organization)</text:p>
      <text:p text:style-name="P4">
出版时间: 2023-04-09T20:38:49+03:00</text:p>
      <text:p text:style-name="P4">
修改时间: 2023-04-09T20:38:49+03:00</text:p>
      <text:p text:style-name="P4">
描述: Zinchenko参加了88分钟的比赛。  - 乌克林。</text:p>
      <text:p text:style-name="P4">
图片: ["<text:a xlink:type="simple" xlink:href="https://static.ukrinform.com/photos/2023_04/thumb_files/630_360_1681061826-748.jpeg" text:style-name="Internet_20_link" text:visited-style-name="Visited_20_Internet_20_Link">
630_360_16810...</text:a>
"]</text:p>
      <text:p text:style-name="P4">
标签: ['Арсенал', 'Футбол', 'Зінченко', 'Ліверпуль', 'АПЛ']</text:p>
      <text:p text:style-name="P4">
类型: Article</text:p>
      <!--METADATA-->
      <text:p text:style-name="P4">
<draw:frame draw:style-name="fr1" draw:name="Image222" text:anchor-type="as-char" svg:width="6.9236in" svg:height="3.956343in" draw:z-index="0">
<draw:image xlink:href="../Images/yкринформ/2023-04-09T20-38-49-03-00/630_360_1681061826-748.jpeg" xlink:type="simple" xlink:show="embed" xlink:actuate="onLoad" draw:mime-type="image/jpeg"/>
</draw:frame>
Zinchenko参加了88分钟的比赛。</text:p>
      <text:p text:style-name="P4">
乌克林福姆报道，利物浦和阿森纳在英超联赛第30轮中分配了2：2。</text:p>
      <text:p text:style-name="P4">
从游戏的第一分钟开始，“枪手”就占据了球，并打进了一个快速进球：第八届马提内利击中了大门。 在20分钟内，马丁内利的优势是阿森纳的两倍。</text:p>
      <text:p text:style-name="P4">
利物浦能够在上半场结束时打一个球：命令推迟了萨拉赫完成的攻击。</text:p>
      <text:p text:style-name="P4">
在比赛结束时，比赛的第87分钟，该领域的所有者仍然能够比较该帐户。</text:p>
      <text:p text:style-name="P4">
亚历山大·津兴科(Alexander Zinchenko)参加了88分钟的比赛，他被基兰·蒂尔尼(Kiran Tirney)取代。</text:p>
      <text:p text:style-name="P4">
因此，阿森纳继续领导APL排名，他们有73分利物浦 - 第八，资产中有44分。</text:p>
      <text:p text:style-name="P4">
<text:span text:style-name="T4">
另请阅读：</text:span>
 <text:a xlink:type="simple" xlink:href="https://www.ukrinform.ua/rubric-sports/3693352-apl-celsi-mudrika-postupivsa-vulvergemptonu-prodovzivsi-bezvigrasnu-seriu.html" text:style-name="Internet_20_link" text:visited-style-name="Visited_20_Internet_20_Link">
<text:span text:style-name="T4">
 apl </text:span>
</text:a>
据乌克林福姆报道，在Crystal Peles游戏节奏LED的另一场比赛中-5：1。</text:p>
      <text:p text:style-name="P4">
照片：Getty图像</text:p>
      <text:p text:style-name="P4">
News Source: <text:a xlink:type="simple" xlink:href="https://www.ukrinform.ua/rubric-sports/3693684-apl-liverpul-zigrav-vniciu-z-arsenalom.html" text:style-name="Internet_20_link" text:visited-style-name="Visited_20_Internet_20_Link">
https://www.ukrinform.ua/rubric-sports/3693684-apl-liverpul-zigrav-vniciu-z-arsenalom.html</text:a>
</text:p>
      <!--NEWS-->
      <text:h text:style-name="P10" text:outline-level="1">
<text:span text:style-name="T4">
在切尔尼维西地区，由于事故，H-03高速公路上的运动很复杂</text:span>
</text:h>
      <text:p text:style-name="P4">
作者: Ukrinform (Person)</text:p>
      <text:p text:style-name="P4">
出版商: Укринформ (Organization)</text:p>
      <text:p text:style-name="P4">
出版时间: 2023-04-09T20:40:00+03:00</text:p>
      <text:p text:style-name="P4">
修改时间: 2023-04-09T20:40:00+03:00</text:p>
      <text:p text:style-name="P4">
描述: 由于道路事故，在切尔尼维西地区的普鲁图蒂亚村，H-03高速公路Zhytomyr-Chernivtsi的交通很复杂。  - 乌克林。</text:p>
      <text:p text:style-name="P4">
图片: ["<text:a xlink:type="simple" xlink:href="https://static.ukrinform.com/photos/2023_04/thumb_files/630_360_1681061667-352.jpeg" text:style-name="Internet_20_link" text:visited-style-name="Visited_20_Internet_20_Link">
630_360_16810...</text:a>
"]</text:p>
      <text:p text:style-name="P4">
标签: ['Аварія', 'ДТП', 'Поліція', 'Житомир', 'Чернівці']</text:p>
      <text:p text:style-name="P4">
类型: Article</text:p>
      <!--METADATA-->
      <text:p text:style-name="P4">
<draw:frame draw:style-name="fr1" draw:name="Image223" text:anchor-type="as-char" svg:width="6.9236in" svg:height="3.956343in" draw:z-index="0">
<draw:image xlink:href="../Images/yкринформ/2023-04-09T20-40-00-03-00/630_360_1681061667-352.jpeg" xlink:type="simple" xlink:show="embed" xlink:actuate="onLoad" draw:mime-type="image/jpeg"/>
</draw:frame>
由于道路事故，在切尔尼维斯地区的村庄里，H-03 Zhytomyr-Chernivtsi在高速公路上很复杂。</text:p>
      <text:p text:style-name="P4">
根据乌克林福姆的说法，巡逻警察报告了<text:a xlink:type="simple" xlink:href="https://t.me/patrolpolice_ua/2820" text:style-name="Internet_20_link" text:visited-style-name="Visited_20_Internet_20_Link">
</text:a>
。</text:p>
      <text:p text:style-name="P4">
消息是，由于交通事故发生在H -03 Zhitomyr- Chernivtsi高速公路上，在Chernivtsi地区Prykrutya村，交通均以两个方向构成。”</text:p>
      <text:p text:style-name="P4">
巡逻提供道路安全并在必要时进行规范。</text:p>
      <text:p text:style-name="P4">
<text:span text:style-name="T4">
另请阅读：</text:span>
 <text:a xlink:type="simple" xlink:href="https://www.ukrinform.ua/rubric-society/3693379-u-dtp-v-moldovi-postrazdali-patero-ukrainciv-mzs.html" text:style-name="Internet_20_link" text:visited-style-name="Visited_20_Internet_20_Link">
<text:span text:style-name="T4">
事故</text:span>
</text:a>
考虑到这些信息，驾驶员敦促计划路线。</text:p>
      <text:p text:style-name="P4">
正如乌克林福姆报道的，4月7日在Zhytomyr地区通过附近的一场公路事故<text:a xlink:type="simple" xlink:href="https://www.ukrinform.ua/rubric-regions/3692747-na-zitomirsini-stalasa-dtp-castkovo-perekrili-ruh-na-trasi-kiiv-cop.html" text:style-name="Internet_20_link" text:visited-style-name="Visited_20_Internet_20_Link">
</text:a>
在基辅 -  Chop Highway上移动。</text:p>
      <text:p text:style-name="P4">
News Source: <text:a xlink:type="simple" xlink:href="https://www.ukrinform.ua/rubric-regions/3693683-u-cerniveckij-oblasti-cerez-avariu-uskladnenij-ruh-na-avtoslahu-n03.html" text:style-name="Internet_20_link" text:visited-style-name="Visited_20_Internet_20_Link">
https://www.ukrinform.ua/rubric-regions/3693683-u-cerniveckij-oblasti-cerez-avariu-uskladnenij-ruh-na-avtoslahu-n03.html</text:a>
</text:p>
      <!--NEWS-->
      <text:h text:style-name="P10" text:outline-level="1">
<text:span text:style-name="T4">
在大教堂附近的Kamianets -podilskyi中，信徒们开始了行动 - 他们需要过渡到PCC</text:span>
</text:h>
      <text:p text:style-name="P4">
作者: Ukrinform (Person)</text:p>
      <text:p text:style-name="P4">
出版商: Укринформ (Organization)</text:p>
      <text:p text:style-name="P4">
出版时间: 2023-04-09T21:00:00+03:00</text:p>
      <text:p text:style-name="P4">
修改时间: 2023-04-09T21:00:00+03:00</text:p>
      <text:p text:style-name="P4">
描述: 在Kamianets-Podilsky激进主义者的亚历山大·内维斯基大教堂附近，他们支持圣殿从UOC（MP）过渡到PCU，开始部署帐篷。  - 乌克林。</text:p>
      <text:p text:style-name="P4">
图片: ["<text:a xlink:type="simple" xlink:href="https://static.ukrinform.com/photos/2023_04/thumb_files/630_360_1681063208-770.jpg" text:style-name="Internet_20_link" text:visited-style-name="Visited_20_Internet_20_Link">
630_360_16810...</text:a>
", "<text:a xlink:type="simple" xlink:href="https://static.ukrinform.com/photos/2023_04/1681063209-895.jpg" text:style-name="Internet_20_link" text:visited-style-name="Visited_20_Internet_20_Link">
1681063209-89...</text:a>
", "<text:a xlink:type="simple" xlink:href="https://static.ukrinform.com/photos/2023_04/1681063209-272.jpg" text:style-name="Internet_20_link" text:visited-style-name="Visited_20_Internet_20_Link">
1681063209-27...</text:a>
"]</text:p>
      <text:p text:style-name="P4">
标签: ['Церква', 'УПЦ МП', 'Кам’янець-Подільський', 'Акція', 'Православна церква України']</text:p>
      <text:p text:style-name="P4">
类型: Article</text:p>
      <!--METADATA-->
      <text:p text:style-name="P4">
<draw:frame draw:style-name="fr1" draw:name="Image224" text:anchor-type="as-char" svg:width="6.9236in" svg:height="3.956343in" draw:z-index="0">
<draw:image xlink:href="../Images/yкринформ/2023-04-09T21-00-00-03-00/630_360_1681063208-770.jpg" xlink:type="simple" xlink:show="embed" xlink:actuate="onLoad" draw:mime-type="image/jpeg"/>
</draw:frame>
亚历山大·内维斯基(Alexander Nevsky(MP)帐篷开始部署到PCC。</text:p>
      <text:p text:style-name="P4">
关于它报告<text:a xlink:type="simple" xlink:href="https://suspilne.media/440421-u-kamanci-podilskomu-pid-soborom-oleksandra-nevskogo-vstanovili-nameti/" text:style-name="Internet_20_link" text:visited-style-name="Visited_20_Internet_20_Link">
</text:a>
，报道乌克林福姆。</text:p>
      <text:p text:style-name="P4">
根据Alla Chepelyuk行动的一位组织者的说法，审计委员会对寺庙的主要要求进行库存。</text:p>
      <text:p text:style-name="P4">
<draw:frame draw:style-name="fr1" draw:name="Image225" text:anchor-type="as-char" svg:width="6.9236in" svg:height="3.898161in" draw:z-index="0">
<draw:image xlink:href="../Images/yкринформ/2023-04-09T21-00-00-03-00/1681063209-895.jpg" xlink:type="simple" xlink:show="embed" xlink:actuate="onLoad" draw:mime-type="image/jpeg"/>
</draw:frame>
“我们要求国会议员错过大教堂的审计委员会。尽管社区决定搬到PCC，但我们不允许去那里。</text:p>
      <text:p text:style-name="P4">
<draw:frame draw:style-name="fr1" draw:name="Image226" text:anchor-type="as-char" svg:width="6.9236in" svg:height="3.898161in" draw:z-index="0">
<draw:image xlink:href="../Images/yкринформ/2023-04-09T21-00-00-03-00/1681063209-272.jpg" xlink:type="simple" xlink:show="embed" xlink:actuate="onLoad" draw:mime-type="image/jpeg"/>
</draw:frame>
截至周日晚上，亚历山大·内维斯基大教堂(Alexander Nevsky Cathedral)附近，有1000多人聚集在一起，他们支持教堂交叉的人<text:a xlink:type="simple" xlink:href="https://www.ukrinform.ua/tag-pravoslavna-cerkva-ukraini" text:style-name="Internet_20_link" text:visited-style-name="Visited_20_Internet_20_Link">
</text:a>
。 同时，支持国会议员围绕圣殿的500多名信徒，不要让他们。</text:p>
      <text:p text:style-name="P4">
4月8日，在Kamianets-Podilskyi，该市的居民在会议上一致支持亚历山大·内维斯基(Alexander Nevsky)的大教堂向PCU的过渡。</text:p>
      <text:p text:style-name="P4">
<text:span text:style-name="T4">
另请阅读：</text:span>
 <text:a xlink:type="simple" xlink:href="https://www.ukrinform.ua/rubric-regions/3691346-u-kamancipodilskomu-upc-mp-pozbavili-prava-na-koristuvanna-zemleu.html" text:style-name="Internet_20_link" text:visited-style-name="Visited_20_Internet_20_Link">
<text:span text:style-name="T4">
 kam </text:span>
 <text:span text:style-name="T4">
 </text:span>
 yanks **</text:a>
早些时候，4月4日，市议会举行了一次会议，该会议得到了三个转换的批准，尤其是乌克兰领土上的国会议员的禁令，释放了Kamianets-Podilsky教区(MP)来自俄罗斯东正教教堂，终止租赁或使用UOC(MP)属于状态的教会结构。 代表们还投票赞成19个预计使用(MP).</text:p>
      <text:p text:style-name="P4">
<text:span text:style-name="T5">
Фото Алла Чепелюк</text:span>
</text:p>
      <text:p text:style-name="P4">
News Source: <text:a xlink:type="simple" xlink:href="https://www.ukrinform.ua/rubric-regions/3693688-u-kamancipodilskomu-bila-soboru-virani-pocali-akciu-vimagaut-perehodu-do-pcu.html" text:style-name="Internet_20_link" text:visited-style-name="Visited_20_Internet_20_Link">
https://www.ukrinform.ua/rubric-regions/3693688-u-kamancipodilskomu-bila-soboru-virani-pocali-akciu-vimagaut-perehodu-do-pcu.html</text:a>
</text:p>
      <!--NEWS-->
      <text:h text:style-name="P10" text:outline-level="1">
<text:span text:style-name="T4">
明天在乌克兰会很温暖，有时会降雨</text:span>
</text:h>
      <text:p text:style-name="P4">
作者: Ukrinform (Person)</text:p>
      <text:p text:style-name="P4">
出版商: Укринформ (Organization)</text:p>
      <text:p text:style-name="P4">
出版时间: 2023-04-09T21:19:00+03:00</text:p>
      <text:p text:style-name="P4">
修改时间: 2023-04-09T21:19:00+03:00</text:p>
      <text:p text:style-name="P4">
描述: 4月10日，星期一，在乌克兰，有时在Transcarpathia和喀尔巴阡山脉的小小的降雨中，有一个合理的降雨，雨水湿雪，只有在南部没有大降雨的南部。  - 乌克林。</text:p>
      <text:p text:style-name="P4">
图片: ["<text:a xlink:type="simple" xlink:href="https://static.ukrinform.com/photos/2023_04/thumb_files/630_360_1680706756-178.jpg" text:style-name="Internet_20_link" text:visited-style-name="Visited_20_Internet_20_Link">
630_360_16807...</text:a>
"]</text:p>
      <text:p text:style-name="P4">
标签: ['Дощ', 'Погода', 'Тепло', 'Прогноз']</text:p>
      <text:p text:style-name="P4">
类型: Article</text:p>
      <!--METADATA-->
      <text:p text:style-name="P4">
<draw:frame draw:style-name="fr1" draw:name="Image227" text:anchor-type="as-char" svg:width="6.9236in" svg:height="3.956343in" draw:z-index="0">
<draw:image xlink:href="../Images/yкринформ/2023-04-09T21-19-00-03-00/630_360_1680706756-178.jpg" xlink:type="simple" xlink:show="embed" xlink:actuate="onLoad" draw:mime-type="image/jpeg"/>
</draw:frame>
4月10日，在乌克兰，在乌克兰，有时在跨托普尔和喀尔巴阡山脉中，在山上有湿雪的山脉，只有在南部没有配件的南部。</text:p>
      <text:p text:style-name="P4">
乌克兰形式在乌克兰水文气象学中心报道。</text:p>
      <text:p text:style-name="P4">
在南部和中部地区的夜晚以及早晨，雾。 窗户，东北，5-10 m/s。</text:p>
      <text:p text:style-name="P4">
晚上3-8°的气温在喀尔巴阡山脉约0°； 下午10-15°温暖，在该国的南部和东部，最高为18°。</text:p>
      <text:p text:style-name="P4">
在基辅和基辅地区，4月10日的乌云密布，有时有一天。 晚上6-8°热的首都温度在下午12-14°； 晚上3-8°温暖的区域，下午10-15°。</text:p>
      <text:p text:style-name="P4">
4月11日，星期二，乌克兰没有大降雨。 4月12日 - 有时在下雨，潮湿的雪。</text:p>
      <text:p text:style-name="P4">
东北，东北风，5-10 m/s，4月11日下午在阵风15-20 m/s的南部和东部。</text:p>
      <text:p text:style-name="P4">
晚上3-8°的温度在喀尔巴阡山脉中，大约0°； 4月11日至17日，4月12日，8-13°。</text:p>
      <text:p text:style-name="P4">
<text:span text:style-name="T4">
另请阅读：</text:span>
 <text:a xlink:type="simple" xlink:href="https://www.ukrinform.ua/rubric-regions/3692957-v-ukraini-cerez-poteplinna-aktivizuutsa-grozi-sinoptik.html" text:style-name="Internet_20_link" text:visited-style-name="Visited_20_Internet_20_Link">
<text:span text:style-name="T4">
乌克兰</text:span>
 <text:span text:style-name="T4">
 </text:span>
通过<text:span text:style-name="T4">
 </text:span>
变暖<text:span text:style-name="T4">
 </text:span>
 <text:span text:style-name="T4">
 </text:span>
激活<text:span text:style-name="T4">
<text:span text:style-name="T5">
* thunderstorms </text:span>
* </text:span>
 <text:span text:style-name="T4">
 </text:span>
预报员**</text:a>
4月11日，在首都地区，没有大降雨，4月12日有时会下雨。在夜晚，在基辅的治疗6-8°； 4月11日下午，大约1210-12°。 在晚上3-8°热的区域； 4月11日至17日，4月12日，8-13°。</text:p>
      <text:p text:style-name="P4">
根据预测者的预测，在4月13日至14日，在乌克兰，在4月13日，在东部的小地方，南部，中度降雨，有时<text:a xlink:type="simple" xlink:href="https://www.ukrinform.ua/tag-groza" text:style-name="Internet_20_link" text:visited-style-name="Visited_20_Internet_20_Link">
</text:a>
。</text:p>
      <text:p text:style-name="P4">
晚上3-9°的温度在该国西部1-6°热； 4月14日，4月14日，除西方地区14-20°以外。</text:p>
      <text:p text:style-name="P4">
4月13日至14日在基辅和该地区，4月13日晚上，晚上。 晚上7-9°热的首都温度； 4月13日，4月14日至14日，4月14日至14日至19日的下午。 在晚上4-9°热的区域； 下午，4月13日至16日，1415-20°。</text:p>
      <text:p text:style-name="P4">
News Source: <text:a xlink:type="simple" xlink:href="https://www.ukrinform.ua/rubric-regions/3693602-v-ukraini-zavtra-bude-teplo-podekudi-nevelikij-dos.html" text:style-name="Internet_20_link" text:visited-style-name="Visited_20_Internet_20_Link">
https://www.ukrinform.ua/rubric-regions/3693602-v-ukraini-zavtra-bude-teplo-podekudi-nevelikij-dos.html</text:a>
</text:p>
      <!--NEWS-->
      <text:h text:style-name="P10" text:outline-level="1">
<text:span text:style-name="T4">
白天，俄罗斯人在苏米地区解雇了两个边境社区</text:span>
</text:h>
      <text:p text:style-name="P4">
作者: Ukrinform (Person)</text:p>
      <text:p text:style-name="P4">
出版商: Укринформ (Organization)</text:p>
      <text:p text:style-name="P4">
出版时间: 2023-04-09T21:37:12+03:00</text:p>
      <text:p text:style-name="P4">
修改时间: 2023-04-09T21:37:12+03:00</text:p>
      <text:p text:style-name="P4">
描述: 白天，俄罗斯联邦的军队向苏米地区的两个边境社区开火：Novoslobidskaya和Belopilsk。  - 乌克林。</text:p>
      <text:p text:style-name="P4">
图片: ["<text:a xlink:type="simple" xlink:href="https://static.ukrinform.com/photos/2019_11/thumb_files/630_360_1574102935-316.jpg" text:style-name="Internet_20_link" text:visited-style-name="Visited_20_Internet_20_Link">
630_360_15741...</text:a>
"]</text:p>
      <text:p text:style-name="P4">
标签: ['Обстріл', 'Сумщина', 'Війна з росією']</text:p>
      <text:p text:style-name="P4">
类型: Article</text:p>
      <!--METADATA-->
      <text:p text:style-name="P4">
<draw:frame draw:style-name="fr1" draw:name="Image228" text:anchor-type="as-char" svg:width="6.9236in" svg:height="3.956343in" draw:z-index="0">
<draw:image xlink:href="../Images/yкринформ/2023-04-09T21-37-12-03-00/630_360_1574102935-316.jpg" xlink:type="simple" xlink:show="embed" xlink:actuate="onLoad" draw:mime-type="image/jpeg"/>
</draw:frame>
白天，陆军联合会炮击两个边境社区：Novoslobid和Belopilsk。</text:p>
      <text:p text:style-name="P4">
根据乌克林福姆的说法，苏米地区军事行政部门报告了<text:a xlink:type="simple" xlink:href="https://t.me/Sumy_news_ODA/15338" text:style-name="Internet_20_link" text:visited-style-name="Visited_20_Internet_20_Link">
</text:a>
。</text:p>
      <text:p text:style-name="P4">
在白天，在贝洛皮尔社区的领土上，记录了俄罗斯人从迫击炮中击败-10击中。</text:p>
      <text:p text:style-name="P4">
在Novoslobid社区中，敌人成为了<text:a xlink:type="simple" xlink:href="https://www.ukrinform.ua/tag-obstril" text:style-name="Internet_20_link" text:visited-style-name="Visited_20_Internet_20_Link">
</text:a>
来自AGS -10张照片。</text:p>
      <text:p text:style-name="P4">
在这两种情况下都没有后果。</text:p>
      <text:p text:style-name="P4">
<text:span text:style-name="T4">
另请阅读：</text:span>
 <text:a xlink:type="simple" xlink:href="https://www.ukrinform.ua/rubric-ato/3693603-zsu-zbili-nad-sumsinou-rosijskij-bezpilotnik.html" text:style-name="Internet_20_link" text:visited-style-name="Visited_20_Internet_20_Link">
<text:span text:style-name="T4">
总和</text:span>
</text:a>
正如乌克林福姆(Ukrinform)报道的，俄罗斯军队在4月9日星期日上午从苏米地区中间和繁客社区的炮兵到达。</text:p>
      <text:p text:style-name="P4">
<text:span text:style-name="T5">
照片说明性</text:span>
</text:p>
      <text:p text:style-name="P4">
News Source: <text:a xlink:type="simple" xlink:href="https://www.ukrinform.ua/rubric-ato/3693691-rosiani-protagom-dna-obstrilali-dvi-prikordonni-gromadi-na-sumsini.html" text:style-name="Internet_20_link" text:visited-style-name="Visited_20_Internet_20_Link">
https://www.ukrinform.ua/rubric-ato/3693691-rosiani-protagom-dna-obstrilali-dvi-prikordonni-gromadi-na-sumsini.html</text:a>
</text:p>
      <!--NEWS-->
      <text:h text:style-name="P10" text:outline-level="1">
<text:span text:style-name="T4">
Zelensky：俄罗斯使自己与世界和人类更加孤立</text:span>
</text:h>
      <text:p text:style-name="P4">
作者: Ukrinform (Person)</text:p>
      <text:p text:style-name="P4">
出版商: Укринформ (Organization)</text:p>
      <text:p text:style-name="P4">
出版时间: 2023-04-09T21:47:00+03:00</text:p>
      <text:p text:style-name="P4">
修改时间: 2023-04-09T21:47:00+03:00</text:p>
      <text:p text:style-name="P4">
描述: 今晚，俄罗斯军队向Zaporozhye C-300火箭弹开火。 因此，恐怖分子举行了这个棕榈周日。 因此，俄罗斯将自己与人类的更大隔离置于世界上。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еленський', 'Війна з росією', '#stoprussia']</text:p>
      <text:p text:style-name="P4">
类型: Article</text:p>
      <!--METADATA-->
      <text:p text:style-name="P4">
<draw:frame draw:style-name="fr1" draw:name="Image229" text:anchor-type="as-char" svg:width="6.9236in" svg:height="3.956343in" draw:z-index="0">
<draw:image xlink:href="../Images/yкринформ/2023-04-09T21-47-00-03-00/630_360_1679682020-565.jpeg" xlink:type="simple" xlink:show="embed" xlink:actuate="onLoad" draw:mime-type="image/jpeg"/>
</draw:frame>
今晚，俄罗斯军队向Zaporozhye S-300火箭发射了。 因此，国家恐怖分子举办了这个棕榈周日。 因此，俄罗斯将自己与人类的更大隔离。</text:p>
      <text:p text:style-name="P4">
这在他的夜晚强调了<text:a xlink:type="simple" xlink:href="https://www.youtube.com/watch" text:style-name="Internet_20_link" text:visited-style-name="Visited_20_Internet_20_Link">
</text:a>
乌克兰弗拉基米尔齐斯基总统报道了乌克林福姆。</text:p>
      <text:p text:style-name="P4">
<text:span text:style-name="T5">
viso：<text:a xlink:type="simple" xlink:href="https://t.me/OP_UA/9203" text:style-name="Internet_20_link" text:visited-style-name="Visited_20_Internet_20_Link">
</text:a>
</text:span>
</text:p>
      <text:p text:style-name="P4">
<text:span text:style-name="T4">
 <text:span text:style-name="T5">
乌克兰人!乌克兰妇女!</text:span>
​​ </text:span>
</text:p>
      <text:p text:style-name="P4">
今晚，俄罗斯军队向Zaporozhye开火。 C-300导弹。</text:p>
      <text:p text:style-name="P4">
事故 - 在房子里，住宅。 其中三个人在其中。 男人，女人和孩子 - 女孩，她的名字叫伊琳娜，今年她将满11岁。 她死了。 男人也是。 我的慰问...一个女人状况严重，在医院，她得到了帮助。</text:p>
      <text:p text:style-name="P4">
因此，恐怖分子举行了这个棕榈周日。 这样，俄罗斯将自己与世界，人类更具孤立性。</text:p>
      <text:p text:style-name="P4">
每个明亮的基督教假期都会告诉我们我们不知道 - 如何确定邪恶 - 失去。 我们必须相信。 我们 - 我们相信。 应该月亮失去邪恶。 我们正在接近。 世界与我们同在。 每个月都会增加支持，增加支持我们的人的圈子，支持我们的勇气和对生活的信仰。</text:p>
      <text:p text:style-name="P4">
我感谢世界上与乌克兰现在对我们有效的乌克兰。</text:p>
      <text:p text:style-name="P4">
我感谢所有消除俄罗斯炮击的后果的人，刺痛了那些因恐怖而受伤的人。 在Zaporizhzhya，位于Kharkiv，Chernihiv，Sumy，Dnipropetrovsk，Kherson，Donbass。</text:p>
      <text:p text:style-name="P4">
我感谢每个救援人员和医生，所有护士和兄弟，每个警察，每个警察……所有帮助人们的Isella城市的地方当局的代表。 是的 - 志愿者。</text:p>
      <text:p text:style-name="P4">
当然，我要感谢士兵!对于目前正在战斗的每个人。 对于所有受邪恶约束的人。 对于所有摧毁入侵者的人 - 在战斗和后方。</text:p>
      <text:p text:style-name="P4">
我们正在为新的一周做准备，尤其是在国际工作中 - 加强防御，以加强我们的勇士。</text:p>
      <text:p text:style-name="P4">
根据本周的结果，我想特别注意 - 第55炮兵旅的士兵第35和36-Skoly旅的海军陆战队……他们在顿涅茨克地区战斗。 感谢你们!</text:p>
      <text:p text:style-name="P4">
为了在巴赫穆特(Bakhmut)和巴赫穆特(Bakhmut Direction)的积极攻击行动，我感谢州特别交通服务局第783军团的士兵，第5个独立的突击旅的士兵和第80个独立的空中突击大队...做得好，男孩们!为了可持续性和确定，第66个单独的机械旅和DSHV-LIMAN方向的第95旅的士兵。</text:p>
      <text:p text:style-name="P4">
我感谢在最前沿的最热门地战斗的情报部队!</text:p>
      <text:p text:style-name="P4">
卢甘斯克和克拉默斯克支队的边防部队，托内斯克，顿涅茨克，莫吉尔夫 - 莫吉夫 -   - 佩迪尔斯基和贝尔戈罗德·dnestrovsky Connections的竖立单位...谢谢你们!</text:p>
      <text:p text:style-name="P4">
特种部队，国民警卫队的第50军团...谢谢!</text:p>
      <text:p text:style-name="P4">
Zaporizhzhya方向I将分别注意到第39防空导弹团的战斗机。 准确性是主要的。</text:p>
      <text:p text:style-name="P4">
并感谢所有安全地珍惜我们的天空的空军和空军战士!</text:p>
      <text:p text:style-name="P4">
荣耀所有乌克兰英雄!每个正在战斗的人和每个人!每个正在战斗帖子和任务中的人!</text:p>
      <text:p text:style-name="P4">
对所有献出生命的人的永恒和光明记忆，保护乌克兰乌克兰人的生活!</text:p>
      <text:p text:style-name="P4">
让Palm Sunday明年对我们所有的人民保持和平与自由!</text:p>
      <text:p text:style-name="P4">
愿今天听到所有庆祝复活节的人的真诚祈祷!</text:p>
      <text:p text:style-name="P4">
<text:span text:style-name="T4">
 <text:span text:style-name="T5">
荣耀与乌克兰!</text:span>
 </text:span>
</text:p>
      <text:p text:style-name="P4">
News Source: <text:a xlink:type="simple" xlink:href="https://www.ukrinform.ua/rubric-ato/3693693-zelenskij-rosia-stavit-sebe-u-se-bilsu-izolaciu-vid-svitu-ta-ludstva.html" text:style-name="Internet_20_link" text:visited-style-name="Visited_20_Internet_20_Link">
https://www.ukrinform.ua/rubric-ato/3693693-zelenskij-rosia-stavit-sebe-u-se-bilsu-izolaciu-vid-svitu-ta-ludstva.html</text:a>
</text:p>
      <!--NEWS-->
      <text:h text:style-name="P10" text:outline-level="1">
<text:span text:style-name="T4">
总统宣布了下周加强乌克兰防守的工作</text:span>
</text:h>
      <text:p text:style-name="P4">
作者: Ukrinform (Person)</text:p>
      <text:p text:style-name="P4">
出版商: Укринформ (Organization)</text:p>
      <text:p text:style-name="P4">
出版时间: 2023-04-09T22:13:00+03:00</text:p>
      <text:p text:style-name="P4">
修改时间: 2023-04-09T22:13:00+03:00</text:p>
      <text:p text:style-name="P4">
描述: 下周将在国际竞技场中活跃，以增强乌克兰的防守能力。  - 乌克林。</text:p>
      <text:p text:style-name="P4">
图片: ["<text:a xlink:type="simple" xlink:href="https://static.ukrinform.com/photos/2023_02/thumb_files/630_360_1676049059-535.png" text:style-name="Internet_20_link" text:visited-style-name="Visited_20_Internet_20_Link">
630_360_16760...</text:a>
"]</text:p>
      <text:p text:style-name="P4">
标签: ['Оборона', 'Зеленський', 'Війна з росією']</text:p>
      <text:p text:style-name="P4">
类型: Article</text:p>
      <!--METADATA-->
      <text:p text:style-name="P4">
<draw:frame draw:style-name="fr1" draw:name="Image230" text:anchor-type="as-char" svg:width="6.9236in" svg:height="3.956343in" draw:z-index="0">
<draw:image xlink:href="../Images/yкринформ/2023-04-09T22-13-00-03-00/630_360_1676049059-535.png" xlink:type="simple" xlink:show="embed" xlink:actuate="onLoad" draw:mime-type="image/png"/>
</draw:frame>
下周将在国际竞技场上活跃，以提高乌克兰的精确度。</text:p>
      <text:p text:style-name="P4">
这是由沃迪米尔·泽伦斯基(Volodymyr Zelenskyy)总统在[]中指出的(https://t.me/V_Zelenskiy_official/5804)，报道乌克林福姆。</text:p>
      <text:p text:style-name="P4">
“我们正在为新的一周做准备，尤其是在国际工作中，以恢复<text:a xlink:type="simple" xlink:href="https://www.ukrinform.ua/tag-oborona" text:style-name="Internet_20_link" text:visited-style-name="Visited_20_Internet_20_Link">
</text:a>
，加强我们的战士，”国家元首说。</text:p>
      <text:p text:style-name="P4">
Zelensky还保证，每个月的每个月都会增加支持，支持乌克兰的人的圈子，支持乌克兰的勇气和对生活的信仰都在增加。</text:p>
      <text:p text:style-name="P4">
<text:span text:style-name="T4">
另请阅读：</text:span>
 <text:a xlink:type="simple" xlink:href="https://www.ukrinform.ua/rubric-ato/3693392-zelenskij-priemno-zaversuvati-tizden-iz-horosimi-rezultatami-dla-ukraini.html" text:style-name="Internet_20_link" text:visited-style-name="Visited_20_Internet_20_Link">
<text:span text:style-name="T4">
 Zelensk </text:span>
</text:a>
视频：坑</text:p>
      <text:p text:style-name="P4">
据报道，4月5日，总统沃罗迪米尔·泽伦斯基(Volodymyr Zelenskyy)在全面入侵俄罗斯进入乌克兰的一开始就成为了他对Vvole的正式访问。</text:p>
      <text:p text:style-name="P4">
<text:span text:style-name="T5">
照片：总统办公室</text:span>
</text:p>
      <text:p text:style-name="P4">
News Source: <text:a xlink:type="simple" xlink:href="https://www.ukrinform.ua/rubric-ato/3693696-prezident-anonsuvav-robotu-z-posilenna-ukrainskoi-oboroni-nastupnogo-tizna.html" text:style-name="Internet_20_link" text:visited-style-name="Visited_20_Internet_20_Link">
https://www.ukrinform.ua/rubric-ato/3693696-prezident-anonsuvav-robotu-z-posilenna-ukrainskoi-oboroni-nastupnogo-tizna.html</text:a>
</text:p>
      <!--NEWS-->
      <text:h text:style-name="P10" text:outline-level="1">
<text:span text:style-name="T4">
土耳其将把武器放在一艘独特的船上，以容纳战斗无人机</text:span>
</text:h>
      <text:p text:style-name="P4">
作者: Ukrinform (Person)</text:p>
      <text:p text:style-name="P4">
出版商: Укринформ (Organization)</text:p>
      <text:p text:style-name="P4">
出版时间: 2023-04-09T22:31:00+03:00</text:p>
      <text:p text:style-name="P4">
修改时间: 2023-04-09T22:31:00+03:00</text:p>
      <text:p text:style-name="P4">
描述: 土耳其将被一艘可以充当轻型航空母舰的新通用着陆船采用。 这是世界上第一个容纳战斗无人机的人。  - 乌克林。</text:p>
      <text:p text:style-name="P4">
图片: ["<text:a xlink:type="simple" xlink:href="https://static.ukrinform.com/photos/2023_04/thumb_files/630_360_1681068591-512.jpeg" text:style-name="Internet_20_link" text:visited-style-name="Visited_20_Internet_20_Link">
630_360_16810...</text:a>
", "<text:a xlink:type="simple" xlink:href="https://static.ukrinform.com/photos/2023_04/1681068590-156.jpeg" text:style-name="Internet_20_link" text:visited-style-name="Visited_20_Internet_20_Link">
1681068590-15...</text:a>
", "<text:a xlink:type="simple" xlink:href="https://static.ukrinform.com/photos/2023_04/1681068590-239.jpeg" text:style-name="Internet_20_link" text:visited-style-name="Visited_20_Internet_20_Link">
1681068590-23...</text:a>
"]</text:p>
      <text:p text:style-name="P4">
标签: ['Безпілотник', 'Корабель', 'Туреччина']</text:p>
      <text:p text:style-name="P4">
类型: Article</text:p>
      <!--METADATA-->
      <text:p text:style-name="P4">
<draw:frame draw:style-name="fr1" draw:name="Image231" text:anchor-type="as-char" svg:width="6.9236in" svg:height="3.956343in" draw:z-index="0">
<draw:image xlink:href="../Images/yкринформ/2023-04-09T22-31-00-03-00/630_360_1681068591-512.jpeg" xlink:type="simple" xlink:show="embed" xlink:actuate="onLoad" draw:mime-type="image/jpeg"/>
</draw:frame>
土耳其将坐在一艘新的通用着陆船上，该船可以像轻型航空母舰一样。 这是世界上第一个容纳战场的人。</text:p>
      <text:p text:style-name="P4">
关于IT报告乌克林福姆，参考<text:a xlink:type="simple" xlink:href="https://twitter.com/RTEdijital/status/1645101132186787840" text:style-name="Internet_20_link" text:visited-style-name="Visited_20_Internet_20_Link">
</text:a>
。</text:p>
      <text:p text:style-name="P4">
报告说：“明天，土耳其武装部队的全球第一艘船TCG Anadolu船是在总统的仪式上组成的。”</text:p>
      <text:p text:style-name="P4">
值得注意的是，在新船的甲板上可以放置10 <text:a xlink:type="simple" xlink:href="https://www.ukrinform.ua/tag-vertolit" text:style-name="Internet_20_link" text:visited-style-name="Visited_20_Internet_20_Link">
</text:a>
和11个无人机，机库的容量 -  19个门廊和30个无人机。</text:p>
      <text:p text:style-name="P4">
<draw:frame draw:style-name="fr1" draw:name="Image232" text:anchor-type="as-char" svg:width="6.9236in" svg:height="3.884909in" draw:z-index="0">
<draw:image xlink:href="../Images/yкринформ/2023-04-09T22-31-00-03-00/1681068590-156.jpeg" xlink:type="simple" xlink:show="embed" xlink:actuate="onLoad" draw:mime-type="image/jpeg"/>
</draw:frame>
<text:span text:style-name="T4">
另请阅读：</text:span>
 <text:a xlink:type="simple" xlink:href="https://www.ukrinform.ua/rubric-economy/3692475-tureccina-zaversila-montaz-gazoprovodu-v-cornomu-mori.html" text:style-name="Internet_20_link" text:visited-style-name="Visited_20_Internet_20_Link">
<text:span text:style-name="T4">
土耳其</text:span>
</text:a>
TCG Anadolu(L-400) - 土耳其的通用着陆船，可以充当轻型航空母舰。 该建设于2018年2月开始。 该船于2019年5月发射，于2022年6月开始。 为了根据Tcganadolu放置无人机，Baykar Makina开发了Blabayraktar TB3战斗。</text:p>
      <text:p text:style-name="P4">
<draw:frame draw:style-name="fr1" draw:name="Image233" text:anchor-type="as-char" svg:width="6.9236in" svg:height="3.884909in" draw:z-index="0">
<draw:image xlink:href="../Images/yкринформ/2023-04-09T22-31-00-03-00/1681068590-239.jpeg" xlink:type="simple" xlink:show="embed" xlink:actuate="onLoad" draw:mime-type="image/jpeg"/>
</draw:frame>
TCG Anadolu的长度为231米，宽度为32米。 在27,000吨的最大允许延展性下，船可以以小于20.5单位的最大速度移动，经济速度为16个节点。</text:p>
      <text:p text:style-name="P4">
_照片：ErdoğanDijitalMedya _</text:p>
      <text:p text:style-name="P4">
News Source: <text:a xlink:type="simple" xlink:href="https://www.ukrinform.ua/rubric-world/3693699-tureccina-postavit-na-ozbroenna-unikalnij-korabel-dla-rozmisenna-bojovih-droniv.html" text:style-name="Internet_20_link" text:visited-style-name="Visited_20_Internet_20_Link">
https://www.ukrinform.ua/rubric-world/3693699-tureccina-postavit-na-ozbroenna-unikalnij-korabel-dla-rozmisenna-bojovih-droniv.html</text:a>
</text:p>
      <!--NEWS-->
      <text:h text:style-name="P10" text:outline-level="1">
<text:span text:style-name="T4">
Mikhailuk在与克利夫兰的比赛中获得16分</text:span>
</text:h>
      <text:p text:style-name="P4">
作者: Ukrinform (Person)</text:p>
      <text:p text:style-name="P4">
出版商: Укринформ (Organization)</text:p>
      <text:p text:style-name="P4">
出版时间: 2023-04-09T22:39:00+03:00</text:p>
      <text:p text:style-name="P4">
修改时间: 2023-04-09T22:39:00+03:00</text:p>
      <text:p text:style-name="P4">
描述: 乌克兰在现场花了35分钟 - 乌克林福姆。</text:p>
      <text:p text:style-name="P4">
图片: ["<text:a xlink:type="simple" xlink:href="https://static.ukrinform.com/photos/2023_04/thumb_files/630_360_1681069119-710.jpg" text:style-name="Internet_20_link" text:visited-style-name="Visited_20_Internet_20_Link">
630_360_16810...</text:a>
"]</text:p>
      <text:p text:style-name="P4">
标签: ['Баскетбол', 'НБА', 'Святослав Михайлюк']</text:p>
      <text:p text:style-name="P4">
类型: Article</text:p>
      <!--METADATA-->
      <text:p text:style-name="P4">
<draw:frame draw:style-name="fr1" draw:name="Image234" text:anchor-type="as-char" svg:width="6.9236in" svg:height="3.956343in" draw:z-index="0">
<draw:image xlink:href="../Images/yкринформ/2023-04-09T22-39-00-03-00/630_360_1681069119-710.jpg" xlink:type="simple" xlink:show="embed" xlink:actuate="onLoad" draw:mime-type="image/jpeg"/>
</draw:frame>
乌克兰在现场演出了35分钟</text:p>
      <text:p text:style-name="P4">
乌克兰篮球运动员“夏洛特”·斯维塔斯拉夫·米哈布鲁克(Svyatoslav Mikhailuk)与“克利夫兰”(Cleveland)参加了比赛(106：95)，报道乌克林福姆。</text:p>
      <text:p text:style-name="P4">
乌克兰在现场花了35分钟，获得16分，7个篮板和6个计划。 他还实施了2/10三分。 最初，Svyatoslav连续烤了8个树干，然后意识到2。</text:p>
      <text:p text:style-name="P4">
本赛季平均而言，Mikhailuk招募夏洛特10.6分，2.4次选秀权，2.7齿轮。</text:p>
      <text:p text:style-name="P4">
比赛以106：95的得分结束，夏洛特·戈尔茨(Charlotte Gornets)的胜利结束。 对于球队 - 本赛季的27场胜利，同样在戈尔茨55失败中(27联赛，有30个命令).</text:p>
      <text:p text:style-name="P4">
Михайлюк закінчив сезон з вісьмома матчами у старті, за цей проміжок віннабирав у середньому 17.2 очки за гру.</text:p>
      <text:p text:style-name="P4">
<text:span text:style-name="T4">
Читайте також:</text:span>
 <text:a xlink:type="simple" xlink:href="https://www.ukrinform.ua/rubric-sports/3693643-volodimir-konev-mvp-sezonu-basketbolnoi-superligi.html" text:style-name="Internet_20_link" text:visited-style-name="Visited_20_Internet_20_Link">
 <text:span text:style-name="T4">
баскетбол</text:span>
 </text:a>
正如乌克林福姆报道的那样，弗拉基米尔·科涅夫(Vladimir Konev Forward)被认为是乌克兰的MVPbasketball超级联赛，赛季-2023/23。</text:p>
      <text:p text:style-name="P4">
照片：Getty图像</text:p>
      <text:p text:style-name="P4">
News Source: <text:a xlink:type="simple" xlink:href="https://www.ukrinform.ua/rubric-sports/3693700-mihajluk-nabrav-16-ocok-u-matci-z-klivlendom.html" text:style-name="Internet_20_link" text:visited-style-name="Visited_20_Internet_20_Link">
https://www.ukrinform.ua/rubric-sports/3693700-mihajluk-nabrav-16-ocok-u-matci-z-klivlendom.html</text:a>
</text:p>
      <!--NEWS-->
      <text:h text:style-name="P10" text:outline-level="1">
<text:span text:style-name="T4">
约书亚：我的下一场战斗定于12月</text:span>
</text:h>
      <text:p text:style-name="P4">
作者: Ukrinform (Person)</text:p>
      <text:p text:style-name="P4">
出版商: Укринформ (Organization)</text:p>
      <text:p text:style-name="P4">
出版时间: 2023-04-09T22:48:44+03:00</text:p>
      <text:p text:style-name="P4">
修改时间: 2023-04-09T22:48:44+03:00</text:p>
      <text:p text:style-name="P4">
描述: 最后一位安东尼于4月1日登上了戒指。  - 乌克林。</text:p>
      <text:p text:style-name="P4">
图片: ["<text:a xlink:type="simple" xlink:href="https://static.ukrinform.com/photos/2023_04/thumb_files/630_360_1681069644-509.jpg" text:style-name="Internet_20_link" text:visited-style-name="Visited_20_Internet_20_Link">
630_360_16810...</text:a>
"]</text:p>
      <text:p text:style-name="P4">
标签: ['Бокс', 'Ентоні Джошуа']</text:p>
      <text:p text:style-name="P4">
类型: Article</text:p>
      <!--METADATA-->
      <text:p text:style-name="P4">
<draw:frame draw:style-name="fr1" draw:name="Image235" text:anchor-type="as-char" svg:width="6.9236in" svg:height="3.956343in" draw:z-index="0">
<draw:image xlink:href="../Images/yкринформ/2023-04-09T22-48-44-03-00/630_360_1681069644-509.jpg" xlink:type="simple" xlink:show="embed" xlink:actuate="onLoad" draw:mime-type="image/jpeg"/>
</draw:frame>
最后一位安东尼于4月1日登上了戒指。  前世界冠军安东尼·约书亚(Anthony Joshua)的Haddy重量级高度(25-3，22 XO) <text:a xlink:type="simple" xlink:href="https://www.instagram.com/stories/anthonyjoshua/3077255606090983932/" text:style-name="Internet_20_link" text:visited-style-name="Visited_20_Internet_20_Link">
</text:a>
乌克林福姆报道，温斯塔格拉姆(Winstagram)认为他的下一场战斗将在12月举行。</text:p>
      <text:p text:style-name="P4">
“我的下一场战斗定于12月举行。 并不完美，但这是大局的一部分，”约书亚写道。</text:p>
      <text:p text:style-name="P4">
约书亚(Joshua)在Usik失败后成功返回了戒指，英国人以法官的一致决定赢得了法官。</text:p>
      <text:p text:style-name="P4">
<text:span text:style-name="T4">
另请阅读：</text:span>
 <text:a xlink:type="simple" xlink:href="https://www.ukrinform.ua/rubric-sports/3688336-dzosua-a-b-iz-zadovolennam-znovu-zustrivsa-na-ringu-z-usikom.html" text:style-name="Internet_20_link" text:visited-style-name="Visited_20_Internet_20_Link">
<text:span text:style-name="T4">
 joshua </text:span>
</text:a>
正如乌克林福姆报道的那样，早些时候的约书亚·赫恩(Joshua Hirn)发起人表示，安东尼将在7月份进行下一场比赛。</text:p>
      <text:p text:style-name="P4">
照片：Getty图像</text:p>
      <text:p text:style-name="P4">
News Source: <text:a xlink:type="simple" xlink:href="https://www.ukrinform.ua/rubric-sports/3693702-dzosua-mij-nastupnij-bij-zaplanovano-na-gruden.html" text:style-name="Internet_20_link" text:visited-style-name="Visited_20_Internet_20_Link">
https://www.ukrinform.ua/rubric-sports/3693702-dzosua-mij-nastupnij-bij-zaplanovano-na-gruden.html</text:a>
</text:p>
      <!--NEWS-->
      <text:h text:style-name="P10" text:outline-level="1">
<text:span text:style-name="T4">
在俄罗斯联邦中被盗的乌克兰儿童因拒绝演唱俄罗斯的国歌而受到惩罚-Gerasimchuk</text:span>
</text:h>
      <text:p text:style-name="P4">
作者: Ukrinform (Person)</text:p>
      <text:p text:style-name="P4">
出版商: Укринформ (Organization)</text:p>
      <text:p text:style-name="P4">
出版时间: 2023-04-09T22:53:00+03:00</text:p>
      <text:p text:style-name="P4">
修改时间: 2023-04-09T22:53:00+03:00</text:p>
      <text:p text:style-name="P4">
描述: 返回乌克兰后，俄罗斯联邦被驱逐出境的孩子报告说，殴打和其他惩罚的事实是因为拒绝执行俄罗斯国歌，并提到他们是乌克兰人。  - 乌克林。</text:p>
      <text:p text:style-name="P4">
图片: ["<text:a xlink:type="simple" xlink:href="https://static.ukrinform.com/photos/2022_09/thumb_files/630_360_1664541144-276.jpg" text:style-name="Internet_20_link" text:visited-style-name="Visited_20_Internet_20_Link">
630_360_16645...</text:a>
"]</text:p>
      <text:p text:style-name="P4">
标签: ['Депортація', 'Діти', 'Війна з росією', 'Єдині новини']</text:p>
      <text:p text:style-name="P4">
类型: Article</text:p>
      <!--METADATA-->
      <text:p text:style-name="P4">
<draw:frame draw:style-name="fr1" draw:name="Image236" text:anchor-type="as-char" svg:width="6.9236in" svg:height="3.956343in" draw:z-index="0">
<draw:image xlink:href="../Images/yкринформ/2023-04-09T22-53-00-03-00/630_360_1664541144-276.jpg" xlink:type="simple" xlink:show="embed" xlink:actuate="onLoad" draw:mime-type="image/jpeg"/>
</draw:frame>
被俄罗斯联邦驱逐回到乌克兰后，遭到殴打和其他惩罚的儿童，因为拒绝执行俄罗斯国歌，以表明他们是乌克兰人的认识。</text:p>
      <text:p text:style-name="P4">
据报道，这是由顾问 - 儿童和小儿康复总统达里亚·杰拉西姆楚克(Darya Gerasimchuk)在Telernador“唯一新闻”的广播中告诉了这一点。</text:p>
      <text:p text:style-name="P4">
“返回的孩子们对同时发生的事情没有说什么。总的来说，这取决于他们的位置，因为他们甚至被杀害……因为不断被提及，因为他们是乌克兰人，因为他们被揭示了唱着俄罗斯国歌，他们拒绝在这段时间 - 俄罗斯国歌，他们拒绝每天早上唱歌”(https://www.ukrinform.ua/tag-rosia)，例如“等等。他们被殴打了，受到了惩罚：他们没有放开散步，被迫写和重写一些俄罗斯的结婚等。”  - 格拉西姆丘克说。</text:p>
      <text:p text:style-name="P4">
她强调，在俄罗斯，乌克兰儿童完全具有俄罗斯。 年轻的乌克兰人正在反对父母，说服父母拒绝，他们不应该返回乌克兰，那里没有人闻所未闻。 总统管理员说：“进一步的精神 - 一切都可以使痛苦的想象力和幻想曲与孩子说话。”</text:p>
      <text:p text:style-name="P4">
据她说，乌克兰儿童被俄罗斯人绑架，甚至通常是身体上的创伤，甚至通常是身体上的。 她举了一个例子，说俄罗斯的一个孩子是手术没有足够麻醉的手术，婴儿哭了说她很痛苦，但被告知要忍受。</text:p>
      <text:p text:style-name="P4">
同时，由顾问授权的人强调，现在没有一个机制可以使儿童转身，每个被驱逐的孩子或采矿都进行了救援手术。</text:p>
      <text:p text:style-name="P4">
<text:span text:style-name="T4">
另请阅读：</text:span>
 <text:a xlink:type="simple" xlink:href="https://www.ukrinform.ua/rubric-society/3693302-v-ukraini-cerez-vijnu-svoi-domivki-zalisili-60-ditej-volonteri.html" text:style-name="Internet_20_link" text:visited-style-name="Visited_20_Internet_20_Link">
<text:span text:style-name="T4">
儿童</text:span>
</text:a>
Gerasimchuk指出，俄罗斯当局在返回日期或谈判过程中没有以任何方式加入国际组织和第三国。</text:p>
      <text:p text:style-name="P4">
总统顾问提醒乌克兰设法返回了360名被盗的儿童，但入侵者仍然是“数百人”。</text:p>
      <text:p text:style-name="P4">
News Source: <text:a xlink:type="simple" xlink:href="https://www.ukrinform.ua/rubric-society/3693637-u-rf-vikradenih-ukrainskih-ditej-karaut-za-vidmovu-spivati-gimn-rosii-gerasimcuk.html" text:style-name="Internet_20_link" text:visited-style-name="Visited_20_Internet_20_Link">
https://www.ukrinform.ua/rubric-society/3693637-u-rf-vikradenih-ukrainskih-ditej-karaut-za-vidmovu-spivati-gimn-rosii-gerasimcuk.html</text:a>
</text:p>
      <!--NEWS-->
      <text:h text:style-name="P10" text:outline-level="1">
<text:span text:style-name="T4">
Yarmolenko在与Haur-Faccan的比赛中以Al Ain的优势出名</text:span>
</text:h>
      <text:p text:style-name="P4">
作者: Ukrinform (Person)</text:p>
      <text:p text:style-name="P4">
出版商: Укринформ (Organization)</text:p>
      <text:p text:style-name="P4">
出版时间: 2023-04-09T22:53:33+03:00</text:p>
      <text:p text:style-name="P4">
修改时间: 2023-04-09T22:53:33+03:00</text:p>
      <text:p text:style-name="P4">
描述: 这是本赛季乌克兰人的第九个目标。  - 乌克林。</text:p>
      <text:p text:style-name="P4">
图片: ["<text:a xlink:type="simple" xlink:href="https://static.ukrinform.com/photos/2023_04/thumb_files/630_360_1681069957-521.jpg" text:style-name="Internet_20_link" text:visited-style-name="Visited_20_Internet_20_Link">
630_360_16810...</text:a>
"]</text:p>
      <text:p text:style-name="P4">
标签: ['Ярмоленко', 'Футбол']</text:p>
      <text:p text:style-name="P4">
类型: Article</text:p>
      <!--METADATA-->
      <text:p text:style-name="P4">
<draw:frame draw:style-name="fr1" draw:name="Image237" text:anchor-type="as-char" svg:width="6.9236in" svg:height="3.956343in" draw:z-index="0">
<draw:image xlink:href="../Images/yкринформ/2023-04-09T22-53-33-03-00/630_360_1681069957-521.jpg" xlink:type="simple" xlink:show="embed" xlink:actuate="onLoad" draw:mime-type="image/jpeg"/>
</draw:frame>
乌克兰人本赛季的神父进球。</text:p>
      <text:p text:style-name="P4">
乌克林福姆报道，乌克兰的乌克兰犬“ Al-Yana” Andriy Yarmolenko在阿联酋对阵Haur Faccana的进球中的区别。</text:p>
      <text:p text:style-name="P4">
在比赛的第67分钟，乌克兰边锋在决斗中打进了他的球队的第三个进球。</text:p>
      <text:p text:style-name="P4">
对于安德鲁(Andrew)，这个球成为本赛季的第9赛季，参加了20场比赛的AL -In T恤。还在他的帐户3助手中。</text:p>
      <text:p text:style-name="P4">
<text:span text:style-name="T4">
另请阅读：</text:span>
 <text:a xlink:type="simple" xlink:href="https://www.ukrinform.ua/rubric-sports/3693684-apl-liverpul-zigrav-vniciu-z-arsenalom.html" text:style-name="Internet_20_link" text:visited-style-name="Visited_20_Internet_20_Link">
<text:span text:style-name="T4">
 apl </text:span>
</text:a>
根据乌克林福姆的说法，利物浦和阿森纳在第30次Turiangali英超联赛中分为分数。</text:p>
      <text:p text:style-name="P4">
照片：Twitter.com/alainfcae</text:p>
      <text:p text:style-name="P4">
News Source: <text:a xlink:type="simple" xlink:href="https://www.ukrinform.ua/rubric-sports/3693703-armolenko-vidznacivsa-za-al-ajn-u-matci-proti-haurfakkana.html" text:style-name="Internet_20_link" text:visited-style-name="Visited_20_Internet_20_Link">
https://www.ukrinform.ua/rubric-sports/3693703-armolenko-vidznacivsa-za-al-ajn-u-matci-proti-haurfakkana.html</text:a>
</text:p>
      <!--NEWS-->
      <text:h text:style-name="P10" text:outline-level="1">
<text:span text:style-name="T4">
在奥地利，前军事，大使和专家呼吁建立新的学说</text:span>
</text:h>
      <text:p text:style-name="P4">
作者: Ukrinform (Person)</text:p>
      <text:p text:style-name="P4">
出版商: Укринформ (Organization)</text:p>
      <text:p text:style-name="P4">
出版时间: 2023-04-09T23:17:00+03:00</text:p>
      <text:p text:style-name="P4">
修改时间: 2023-04-09T23:17:00+03:00</text:p>
      <text:p text:style-name="P4">
描述: 100多名奥地利前高级班级将军，部长和政客，大使和外交官，安全和外交政策专家，记者，科学家和企业家呼吁该国的领导人开始对未来的奥地利安全和国防政策进行全国性讨论，并批准一个新的学说。  - 乌克林。</text:p>
      <text:p text:style-name="P4">
图片: ["<text:a xlink:type="simple" xlink:href="https://static.ukrinform.com/photos/2018_11/thumb_files/630_360_1541766375-297.jpg" text:style-name="Internet_20_link" text:visited-style-name="Visited_20_Internet_20_Link">
630_360_15417...</text:a>
"]</text:p>
      <text:p text:style-name="P4">
标签: ['Австрія', 'Нацбезпека', 'Війна з росією']</text:p>
      <text:p text:style-name="P4">
类型: Article</text:p>
      <!--METADATA-->
      <text:p text:style-name="P4">
<draw:frame draw:style-name="fr1" draw:name="Image238" text:anchor-type="as-char" svg:width="6.9236in" svg:height="3.956343in" draw:z-index="0">
<draw:image xlink:href="../Images/yкринформ/2023-04-09T23-17-00-03-00/630_360_1541766375-297.jpg" xlink:type="simple" xlink:show="embed" xlink:actuate="onLoad" draw:mime-type="image/jpeg"/>
</draw:frame>
100多名奥地利前高级班级将军，部长和政客，大使和外交官，安全和外交政策专家，记者，科学家，科学家和企业家呼吁该国的管理层对未来的安全政策和捍卫奥地利进行一般讨论。</text:p>
      <text:p text:style-name="P4">
根据乌克林福姆的说法，相应的呼叫包含在[]中(https://unseresicherheit.org)“致联邦总统，联邦政府，国家理事会和奥地利的公开信。”</text:p>
      <text:p text:style-name="P4">
奥地利专家在一封信中说，国家领导人忽略了2022年5月在奥地利安全政策进行公开讨论之前的电话。 这些签署人重复了他们对“对未来，安全和国防政策的严重一般国家讨论的要求<text:a xlink:type="simple" xlink:href="https://www.ukrinform.ua/tag-avstria" text:style-name="Internet_20_link" text:visited-style-name="Visited_20_Internet_20_Link">
</text:a>
并采用新的安全学说，以考虑当前情况。”</text:p>
      <text:p text:style-name="P4">
公开信表明，奥地利的许多政治和社会“成为奥地利可能存在的幻想的受害者，这是要远离并满足于为武装部队分配少量钱的受害者。”</text:p>
      <text:p text:style-name="P4">
签署人指出，尽管许多国家改变了其在欧洲的政策安全，包括中立瑞典和芬兰加入多纳托的渴望，但“奥地利的行为似乎在2022年2月23日都没有改变。” 据说，奥地利的宪法原则和学说“仍然是不合时宜的”，以及奥地利的武装力量 - “一切都准备好认真捍卫祖国并按照承诺的其他欧盟国家协助。”</text:p>
      <text:p text:style-name="P4">
<text:span text:style-name="T4">
另请阅读：</text:span>
 <text:a xlink:type="simple" xlink:href="https://www.ukrinform.ua/rubric-polytics/3690129-glava-mzs-avstrii-rosii-ne-mae-zijti-z-ruk-zlocin-agresii.html" text:style-name="Internet_20_link" text:visited-style-name="Visited_20_Internet_20_Link">
<text:span text:style-name="T4">
 Austro </text:span>
</text:a>
签署人坚信，许多奥地利人的信仰是，该国没有任何改变，它可以远离所有军事冲突是在所有军事冲突中保护自己，其和平的外交政策本身可以保证安全 - 是”对奥地利和欧洲都有危险。”尤其是公开信的签署者中，是最高法院的前院长，是Neos Irmgardgris自由党的国家理事会的表现； 欧洲议会的第一任副总统，奥地利人民党Ootmar Karas的成员； 奥地利武装部队司令部指挥官赫伯特·施伯纳(Herbert Schibner)和弗里德尔姆·塞布纳(Friedelmthryanshlagher)(从2012年到201222年4月。)弗朗兹·里斯纳中将； 退休旅，长期以来，不包括维持和平研究所和奥地利绘画国防学院的冲突管理，现在是战略分析中心的主席(CSA)沃尔特·福金(Walter Faikhtinger)； 前驻英国和俄罗斯的大使，尼尼德 - 奥地利外交学院埃米尔·布里克斯(Emil Brix)的导演； 也是前任Rffranz Sede和Martin Vukovich的大使； 前驻法国，英国和美国的大使； 专家Presse领先的报纸Rainer Novak和其他许多人。</text:p>
      <text:p text:style-name="P4">
<text:span text:style-name="T4">
另请阅读：</text:span>
 <text:a xlink:type="simple" xlink:href="https://www.ukrinform.ua/rubric-polytics/3689660-glava-mzs-avstrii-pidtrimav-order-mks-na-arest-putina-ce-pravilnij-signal.html" text:style-name="Internet_20_link" text:visited-style-name="Visited_20_Internet_20_Link">
<text:span text:style-name="T4">
 Austro </text:span>
</text:a>
此外，呼吁奥地利的安全战略，以及要求对该国未来安全制度的讨论进行讨论，这是奥地利的议会反对派。 Neos Beatemain-Rizinger自由党的负责人表示，该战略仍然“将俄罗斯定义为与美国同一水平的重要合作伙伴”。 据她说，有必要“重新考虑奥地利在欧洲在俄罗斯方面的作用”。</text:p>
      <text:p text:style-name="P4">
奥地利联邦总理，奥地利人民党的负责人卡尔尼加默(Karlnegammer)对批评作出回应，意识到有必要修改安全策略。 同时，政府负责人没有宣布此过程的任何细节和条款。 同时，中立强调中立性对奥地利很有用，因此该国将保持中立。</text:p>
      <text:p text:style-name="P4">
正如乌克林福姆(Ukrinform)报道的那样，当前版本的奥地利安全战略仍在考虑俄罗斯联邦在美国与美国与美国的“重要”和“战略”伙伴关系。</text:p>
      <text:p text:style-name="P4">
该文件于2011年制定，并获得2013年议会的批准，在2014年俄罗斯对乌克兰的侵略后并没有改变欧盟针对俄罗斯联邦的制裁，也没有在乌克兰在乌克兰的俄罗斯全面维护俄罗斯在乌克兰的全面维护之后发生变化。 2022年2月24日。</text:p>
      <text:p text:style-name="P4">
News Source: <text:a xlink:type="simple" xlink:href="https://www.ukrinform.ua/rubric-world/3693591-v-avstrii-kolisni-vijskovi-posli-j-eksperti-zaklikali-uhvaliti-novu-doktrinu-bezpeki.html" text:style-name="Internet_20_link" text:visited-style-name="Visited_20_Internet_20_Link">
https://www.ukrinform.ua/rubric-world/3693591-v-avstrii-kolisni-vijskovi-posli-j-eksperti-zaklikali-uhvaliti-novu-doktrinu-bezpeki.html</text:a>
</text:p>
      <!--NEWS-->
      <text:h text:style-name="P10" text:outline-level="1">
<text:span text:style-name="T4">
以色列开始动员预备役人员</text:span>
</text:h>
      <text:p text:style-name="P4">
作者: Ukrinform (Person)</text:p>
      <text:p text:style-name="P4">
出版商: Укринформ (Organization)</text:p>
      <text:p text:style-name="P4">
出版时间: 2023-04-09T23:41:00+03:00</text:p>
      <text:p text:style-name="P4">
修改时间: 2023-04-09T23:41:00+03:00</text:p>
      <text:p text:style-name="P4">
描述: 以色列总理本杰明·内塔尼亚（Benjamin Netanyhah）下令动员警察和陆军储备金，包括三人，包括一名意大利游客，在约旦西部和特拉维夫西部被杀。  - 乌克林。</text:p>
      <text:p text:style-name="P4">
图片: ["<text:a xlink:type="simple" xlink:href="https://static.ukrinform.com/photos/2023_04/thumb_files/630_360_1681072749-491.jpeg" text:style-name="Internet_20_link" text:visited-style-name="Visited_20_Internet_20_Link">
630_360_16810...</text:a>
"]</text:p>
      <text:p text:style-name="P4">
标签: ['Армія', 'Ізраїль', 'Мобілізація', 'Теракт', 'Ракетний удар']</text:p>
      <text:p text:style-name="P4">
类型: Article</text:p>
      <!--METADATA-->
      <text:p text:style-name="P4">
<draw:frame draw:style-name="fr1" draw:name="Image239" text:anchor-type="as-char" svg:width="6.9236in" svg:height="3.956343in" draw:z-index="0">
<draw:image xlink:href="../Images/yкринформ/2023-04-09T23-41-00-03-00/630_360_1681072749-491.jpeg" xlink:type="simple" xlink:show="embed" xlink:actuate="onLoad" draw:mime-type="image/jpeg"/>
</draw:frame>
以色列总理本杰明·内塔尼亚(Benjamin Netanyhah)下令动员警察的跆拳道储备，包括三名意大利游客在内，在特拉维夫被杀。</text:p>
      <text:p text:style-name="P4">
关于它报告<text:a xlink:type="simple" xlink:href="https://www.france24.com/en/live-news/20230406-rocket-salvo-from-lebanon-targets-israel-after-al-aqsa-clashes" text:style-name="Internet_20_link" text:visited-style-name="Visited_20_Internet_20_Link">
</text:a>
，报道乌克林福姆。</text:p>
      <text:p text:style-name="P4">
总理办公室说，政府负责人“指示以色列警察动员边境警察的所有保留部队和以色列辩护命令动员额外的部队”。</text:p>
      <text:p text:style-name="P4">
[]后发生攻击(https://www.ukrinform.ua/tag-izrail)为了回应加沙和黎巴嫩行业火箭发射器的火箭炮击。 军队表示，以色列“命中了目标，包括哈马斯·哈马斯·里瓦纳恐怖组织拥有的基础设施”。</text:p>
      <text:p text:style-name="P4">
<text:span text:style-name="T4">
另请阅读：</text:span>
 <text:a xlink:type="simple" xlink:href="https://www.ukrinform.ua/rubric-world/3693423-iz-teritorii-sirii-v-bik-izrailu-vipustili-tri-raketi.html" text:style-name="Internet_20_link" text:visited-style-name="Visited_20_Internet_20_Link">
</text:a>
正如乌克林福姆报道的那样，周五两名以色列人被杀，另一名妇女受伤了<text:a xlink:type="simple" xlink:href="https://www.ukrinform.ua/rubric-world/3692877-u-izraili-rozstrilali-avto-zaginuli-dvi-zinki-se-odna-poranena.html" text:style-name="Internet_20_link" text:visited-style-name="Visited_20_Internet_20_Link">
</text:a>
在约旦西岸的一辆平民汽车上。 随后，一名死者的报告是由于特拉维夫一名人士对两项治疗的造成的伤害。</text:p>
      <text:p text:style-name="P4">
<text:span text:style-name="T5">
foto来自theaustralian.com.au</text:span>
</text:p>
      <text:p text:style-name="P4">
News Source: <text:a xlink:type="simple" xlink:href="https://www.ukrinform.ua/rubric-world/3693705-izrail-rozpocav-mobilizaciu-rezervistiv.html" text:style-name="Internet_20_link" text:visited-style-name="Visited_20_Internet_20_Link">
https://www.ukrinform.ua/rubric-world/3693705-izrail-rozpocav-mobilizaciu-rezervistiv.html</text:a>
</text:p>
      <!--NEWS-->
      <text:h text:style-name="P10" text:outline-level="1">
<text:span text:style-name="T4">
占用者设置了一个额外的围栏，以将入口封闭到ZPP</text:span>
</text:h>
      <text:p text:style-name="P4">
作者: ['АРМІЯINFORM']</text:p>
      <text:p text:style-name="P4">
时间: 2023-04-09T49:00:00-04:00</text:p>
      <text:p text:style-name="P4">
描述: 关于Pilomlya的giddriyavity，“国家国家原子能势gogeenyuch是一种综合……与乌克兰2022年的战争，与乌克兰的最新新闻，今天与乌克兰的新闻战争，今天与乌克兰2022年最后一次战争，乌克兰和俄罗斯之间的战争是否会发生战争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4/parkan-zaes.jpg" text:style-name="Internet_20_link" text:visited-style-name="Visited_20_Internet_20_Link">
parkan-zaes.jpg</text:a>
']</text:p>
      <text:p text:style-name="P4">
标签: ['STOPRUSSIA', 'АГРЕСІЯ РФ', 'АТОМНА СТАНЦІЯ', 'ВТОРГНЕННЯ РФ', 'ЕНЕРГОАТОМ', 'ЗАЕС', 'ЗАПОРІЖЖЯ', 'ЯДЕРНА БЕЗПЕКА']</text:p>
      <text:p text:style-name="P4">
类别: News</text:p>
      <!--METADATA-->
      <text:p text:style-name="P4">
<draw:frame draw:style-name="fr1" draw:name="Image240" text:anchor-type="as-char" svg:width="6.9236in" svg:height="4.61393in" draw:z-index="0">
<draw:image xlink:href="../Images/AРМІЯINFORM/2023-04-09T49-00-00-04-00/parkan-zaes.jpg" xlink:type="simple" xlink:show="embed" xlink:actuate="onLoad" draw:mime-type="image/jpeg"/>
</draw:frame>
照片：Energoatom</text:p>
      <text:p text:style-name="P4">
关于它<text:a xlink:type="simple" xlink:href="https://t.me/energoatom_ua/12661" text:style-name="Internet_20_link" text:visited-style-name="Visited_20_Internet_20_Link">
报告</text:a>
国有企业“国家原子能产生公司”。</text:p>
      <text:p text:style-name="P4">
新闻说：“从现在开始，Zaporizhzhya核电站的员工将不会像往常一样到达Donesa，部分路将步行。”</text:p>
      <text:p text:style-name="P4">
值得注意的是，ZPEC的工作人员的公共汽车将不再运行到路线的最后一点。新的栅栏将成为一个新的栅栏，入侵者将配备该围栏车站的车站建设。 为此，他们已经开始挖掘地面。</text:p>
      <text:p text:style-name="P4">
因此，路线巴士只能到达挤压工人的环，他们应该走。 因此，种族主义者实际上扩大了车站周围的封闭外围，就好像为防守做准备。 更多讲话：他们担心甚至在原子物体领土上的非法建设之前都不会停止。</text:p>
      <text:p text:style-name="P4">
“ ZPP是乌克兰!而且，没有任何围栏会阻止承包商和法律运营商 - 能源设备的返回!”  - 添加到新闻服务。</text:p>
      <text:p text:style-name="P4">
News Source: <text:a xlink:type="simple" xlink:href="https://armyinform.com.ua/2023/04/09/okupanty-vstanovlyuyut-dodatkovyj-parkan-shhob-ogorodyty-pidyizdy-do-zaes/" text:style-name="Internet_20_link" text:visited-style-name="Visited_20_Internet_20_Link">
https://armyinform.com.ua/2023/04/09/okupanty-vstanovlyuyut-dodatkovyj-parkan-shhob-ogorodyty-pidyizdy-do-zaes/</text:a>
</text:p>
      <!--NEWS-->
      <text:h text:style-name="P10" text:outline-level="1">
<text:span text:style-name="T4">
挪威国民警卫队教乌克兰新兵在最前沿领导步枪之战</text:span>
</text:h>
      <text:p text:style-name="P4">
作者: ['АРМІЯINFORM']</text:p>
      <text:p text:style-name="P4">
时间: 2023-04-09T50:00:00-04:00</text:p>
      <text:p text:style-name="P4">
描述: Instruktori Norwegian民族卫队（Heimevernet）有一个非挪威的Misikh ...与乌克兰2022年的战争，与乌克兰的最新新闻战争，与乌克兰的乌克兰及俄罗斯的新闻战争，与乌克兰的乌克兰战争，以及乌克兰与乌克兰在乌克兰的战争何时与乌克兰的战争将是，是否会在不久的将来与乌克兰进行战争，今天与乌克兰的战争，今天的乌克兰新闻</text:p>
      <text:p text:style-name="P4">
图片: ['<text:a xlink:type="simple" xlink:href="https://armyinform.com.ua/wp-content/uploads/2023/04/norvegiya-1.jpg" text:style-name="Internet_20_link" text:visited-style-name="Visited_20_Internet_20_Link">
norvegiya-1.jpg</text:a>
', '<text:a xlink:type="simple" xlink:href="https://armyinform.com.ua/wp-content/uploads/2023/04/norvegiya-2.jpg" text:style-name="Internet_20_link" text:visited-style-name="Visited_20_Internet_20_Link">
norvegiya-2.jpg</text:a>
']</text:p>
      <text:p text:style-name="P4">
标签: ['ВІДЕО', 'ВІЙСЬКОВА ПІДГОТОВКА', 'ГШ ЗСУ', 'НОРВЕГІЯ']</text:p>
      <text:p text:style-name="P4">
类别: News</text:p>
      <!--METADATA-->
      <text:p text:style-name="P4">
<draw:frame draw:style-name="fr1" draw:name="Image241" text:anchor-type="as-char" svg:width="6.9236in" svg:height="3.867425in" draw:z-index="0">
<draw:image xlink:href="../Images/AРМІЯINFORM/2023-04-09T50-00-00-04-00/norvegiya-1.jpg" xlink:type="simple" xlink:show="embed" xlink:actuate="onLoad" draw:mime-type="image/jpeg"/>
</draw:frame>
挪威国民警卫队讲师(家庭防御)在基本公共军事训练计划下，英国的挪威军事方法是通过在国防战斗中从小武器进行消防部门进行的。</text:p>
      <text:p text:style-name="P4">
关于它<text:a xlink:type="simple" xlink:href="https://www.facebook.com/GeneralStaff.ua/posts/pfbid037aP5hJx7MT72AvUaVHW3hiUPUxsLimVwW1MyuX56hoAC98MXQGLBXjYDtNsCH3f5l" text:style-name="Internet_20_link" text:visited-style-name="Visited_20_Internet_20_Link">
报告</text:a>
乌克兰武装部队的总参谋部。</text:p>
      <text:p text:style-name="P4">
在挪威国民警卫队的教练的专家指导下，他们获得了宝贵的经验和技能，可以帮助他们保护乌克兰。</text:p>
      <text:p text:style-name="P4">
这项培训使您能够掌握战斗技能，以便几乎没有或最少的军事经验的志愿士兵可以保护乌克兰。</text:p>
      <text:p text:style-name="P4">
<draw:frame draw:style-name="fr1" draw:name="Image242" text:anchor-type="as-char" svg:width="6.9236in" svg:height="4.211342in" draw:z-index="0">
<draw:image xlink:href="../Images/AРМІЯINFORM/2023-04-09T50-00-00-04-00/norvegiya-2.jpg" xlink:type="simple" xlink:show="embed" xlink:actuate="onLoad" draw:mime-type="image/jpeg"/>
</draw:frame>
大型学习旨在提高边境Zsukraine的安全性和能力。</text:p>
      <text:p text:style-name="P4">
挪威王国继续支持乌克兰人民，并为持续违反国际法的行为提供了不断的支持。</text:p>
      <text:p text:style-name="P4">
挪威国民警卫队军人与伙伴国家的教育团队一起参加了乌克兰贵族的培训计划，在英国的领导下。</text:p>
      <text:p text:style-name="P4">
News Source: <text:a xlink:type="simple" xlink:href="https://armyinform.com.ua/2023/04/09/norvezka-naczionalna-gvardiya-navchaye-ukrayinskyh-novobrancziv/" text:style-name="Internet_20_link" text:visited-style-name="Visited_20_Internet_20_Link">
https://armyinform.com.ua/2023/04/09/norvezka-naczionalna-gvardiya-navchaye-ukrayinskyh-novobrancziv/</text:a>
</text:p>
      <!--NEWS-->
      <text:h text:style-name="P10" text:outline-level="1">
<text:span text:style-name="T4">
如何支持参加战争的军事家庭 - 心理学家的建议</text:span>
</text:h>
      <text:p text:style-name="P4">
作者: ['АРМІЯINFORM']</text:p>
      <text:p text:style-name="P4">
时间: 2023-04-09T51:00:00-04:00</text:p>
      <text:p text:style-name="P4">
描述: Rodini vissikovikh对恶作剧感到兴奋。 目前被算在内的Vin，如果与乌克兰2022年的战争，与乌克兰的战争是今天的最新消息，今天与乌克兰2022年的新闻战，将在乌克兰和俄罗斯之间以及何时，俄罗斯之间发生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4/psyhologichna-dopomoga.jpg" text:style-name="Internet_20_link" text:visited-style-name="Visited_20_Internet_20_Link">
psyhologichna-dopomoga.jpg</text:a>
', '<text:a xlink:type="simple" xlink:href="https://armyinform.com.ua/wp-content/uploads/2023/04/1-28-150x150.jpg" text:style-name="Internet_20_link" text:visited-style-name="Visited_20_Internet_20_Link">
1-28-150x150.jpg</text:a>
', '<text:a xlink:type="simple" xlink:href="https://armyinform.com.ua/wp-content/uploads/2023/04/2-26-150x150.jpg" text:style-name="Internet_20_link" text:visited-style-name="Visited_20_Internet_20_Link">
2-26-150x150.jpg</text:a>
', '<text:a xlink:type="simple" xlink:href="https://armyinform.com.ua/wp-content/uploads/2023/04/3-22-150x150.jpg" text:style-name="Internet_20_link" text:visited-style-name="Visited_20_Internet_20_Link">
3-22-150x150.jpg</text:a>
', '<text:a xlink:type="simple" xlink:href="https://armyinform.com.ua/wp-content/uploads/2023/04/4-19-150x150.jpg" text:style-name="Internet_20_link" text:visited-style-name="Visited_20_Internet_20_Link">
4-19-150x150.jpg</text:a>
']</text:p>
      <text:p text:style-name="P4">
标签: ['МІНІСТЕРСТВО ОХОРОНИ ЗДОРОВ’Я УКРАЇНИ', 'ПОРАДИ ПСИХОЛОГА', 'ПСИХОЛОГІЧНА ДОПОМОГА', 'РОДИНИ ВІЙСЬКОВОСЛУЖБОВЦІВ']</text:p>
      <text:p text:style-name="P4">
类别: News</text:p>
      <!--METADATA-->
      <text:p text:style-name="P4">
<draw:frame draw:style-name="fr1" draw:name="Image243" text:anchor-type="as-char" svg:width="6.9236in" svg:height="4.618027in" draw:z-index="0">
<draw:image xlink:href="../Images/AРМІЯINFORM/2023-04-09T51-00-00-04-00/psyhologichna-dopomoga.jpg" xlink:type="simple" xlink:show="embed" xlink:actuate="onLoad" draw:mime-type="image/jpeg"/>
</draw:frame>
对军人家属的心理帮助</text:p>
      <text:p text:style-name="P4">
军人家庭每天都有压力。 从这个人的亲密人物开始战争并继续进行的那一刻起。</text:p>
      <text:p text:style-name="P4">
关于这个<text:a xlink:type="simple" xlink:href="https://www.facebook.com/moz.ukr/posts/pfbid02XnPR4o5n4cpR294mkTqQNgxMsk4BKNaXN7EJ5j9wp2jRmdey2pkhKeC3Yk315zJrl" text:style-name="Internet_20_link" text:visited-style-name="Visited_20_Internet_20_Link">
被引用</text:a>
在乌克兰卫生部的职位上。</text:p>
      <text:p text:style-name="P4">
“等待战争中的亲戚令人恐惧和非常艰苦：不断的焦虑，思考危险，希望会议和返回家园的希望 - 我们的骨盆保护家族经历和经历的秘密清单。</text:p>
      <text:p text:style-name="P4">
如何支持此类家庭？ 阅读Lesya Bondarenko的建议，中央心理健康的心理学家以及乌克兰卫生部的森林多拉纳，创伤者和主管的康复。”该部邮政说。</text:p>
      <text:p text:style-name="P4">
<text:a xlink:type="simple" xlink:href="https://armyinform.com.ua/wp-content/uploads/2023/04/1-28.jpg" text:style-name="Internet_20_link" text:visited-style-name="Visited_20_Internet_20_Link">
!(Images/AРМІЯINFORM/2023-04-09T51-00-00-04-00/1-28-150x150.jpg)</text:a>
</text:p>
      <text:p text:style-name="P4">
<text:a xlink:type="simple" xlink:href="https://armyinform.com.ua/wp-content/uploads/2023/04/2-26.jpg" text:style-name="Internet_20_link" text:visited-style-name="Visited_20_Internet_20_Link">
<draw:frame draw:style-name="fr1" draw:name="Image244" text:anchor-type="as-char" svg:width="6.9236in" svg:height="6.9236in" draw:z-index="0">
<draw:image xlink:href="../Images/AРМІЯINFORM/2023-04-09T51-00-00-04-00/2-26-150x150.jpg" xlink:type="simple" xlink:show="embed" xlink:actuate="onLoad" draw:mime-type="image/jpeg"/>
</draw:frame>
</text:a>
</text:p>
      <text:p text:style-name="P4">
<text:a xlink:type="simple" xlink:href="https://armyinform.com.ua/wp-content/uploads/2023/04/3-22.jpg" text:style-name="Internet_20_link" text:visited-style-name="Visited_20_Internet_20_Link">
<draw:frame draw:style-name="fr1" draw:name="Image245" text:anchor-type="as-char" svg:width="6.9236in" svg:height="6.9236in" draw:z-index="0">
<draw:image xlink:href="../Images/AРМІЯINFORM/2023-04-09T51-00-00-04-00/3-22-150x150.jpg" xlink:type="simple" xlink:show="embed" xlink:actuate="onLoad" draw:mime-type="image/jpeg"/>
</draw:frame>
</text:a>
</text:p>
      <text:p text:style-name="P4">
<text:a xlink:type="simple" xlink:href="https://armyinform.com.ua/wp-content/uploads/2023/04/4-19.jpg" text:style-name="Internet_20_link" text:visited-style-name="Visited_20_Internet_20_Link">
<draw:frame draw:style-name="fr1" draw:name="Image246" text:anchor-type="as-char" svg:width="6.9236in" svg:height="6.9236in" draw:z-index="0">
<draw:image xlink:href="../Images/AРМІЯINFORM/2023-04-09T51-00-00-04-00/4-19-150x150.jpg" xlink:type="simple" xlink:show="embed" xlink:actuate="onLoad" draw:mime-type="image/jpeg"/>
</draw:frame>
</text:a>
</text:p>
      <text:p text:style-name="P4">
News Source: <text:a xlink:type="simple" xlink:href="https://armyinform.com.ua/2023/04/09/yak-pidtrymaty-rodynu-vijskovogo/" text:style-name="Internet_20_link" text:visited-style-name="Visited_20_Internet_20_Link">
https://armyinform.com.ua/2023/04/09/yak-pidtrymaty-rodynu-vijskovogo/</text:a>
</text:p>
      <!--NEWS-->
      <text:h text:style-name="P10" text:outline-level="1">
<text:span text:style-name="T4">
乌克兰T-64坦克将不知所措</text:span>
</text:h>
      <text:p text:style-name="P4">
作者: ['АРМІЯINFORM']</text:p>
      <text:p text:style-name="P4">
时间: 2023-04-09T52:00:00-04:00</text:p>
      <text:p text:style-name="P4">
描述: 持有人关注的“乌克罗龙普罗姆”（Ukroboronprom）是波尔斯卡波尔斯卡（Polska Polska）的新近装甲车辆的新型武装部队...与乌克兰2022年的战争，与乌克兰的最新新闻，今天与乌克兰2022年的新闻战争，今天与乌克兰的新闻战争，乌克兰和俄罗斯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3/04/tank-t64-ukroboronprom.jpg" text:style-name="Internet_20_link" text:visited-style-name="Visited_20_Internet_20_Link">
tank-t64-ukroboronprom.jpg</text:a>
']</text:p>
      <text:p text:style-name="P4">
标签: ['STOPRUSSIA', 'АГРЕСІЯ РФ', 'ВІЙСЬКОВО-ТЕХНІЧНЕ СПІВРОБІТНИЦТВО', 'ВТОРГНЕННЯ РФ', 'ОВТ', 'ПОЛЬЩА', 'РЕМОНТ ТЕХНІКИ', 'СПІЛЬНЕ ПІДПРИЄМСТВО', 'Т-64', 'ТАНКИ', 'УКРОБОРОНПРОМ']</text:p>
      <text:p text:style-name="P4">
类别: News</text:p>
      <!--METADATA-->
      <text:p text:style-name="P4">
<draw:frame draw:style-name="fr1" draw:name="Image247" text:anchor-type="as-char" svg:width="6.9236in" svg:height="4.618458in" draw:z-index="0">
<draw:image xlink:href="../Images/AРМІЯINFORM/2023-04-09T52-00-00-04-00/tank-t64-ukroboronprom.jpg" xlink:type="simple" xlink:show="embed" xlink:actuate="onLoad" draw:mime-type="image/jpeg"/>
</draw:frame>
说明性照片：Ukroboronprom</text:p>
      <text:p text:style-name="P4">
该州关注的是“乌克罗龙”和Polska Grupa Zbrojeniowa的装甲车最大的制造商，将共同进行T-64的重大维修。 相关协议达成了乌克罗龙普罗姆(Ukroboronprom)与行业领导者Bumar-见工厂之间的缔结，这是PGZ的一部分。</text:p>
      <text:p text:style-name="P4">
关于它<text:a xlink:type="simple" xlink:href="https://t.me/UOP_Official/1056" text:style-name="Internet_20_link" text:visited-style-name="Visited_20_Internet_20_Link">
报告</text:a>
乌克兰国家的新闻服务。</text:p>
      <text:p text:style-name="P4">
该协议规定，乌克兰T -64坦克将在新创建的Bumar-Virabędyglivice中提供服务并利用。</text:p>
      <text:p text:style-name="P4">
证词写道：“将来，计划将合作扩展到Tankivt-72和RT-91的服务，并将其转移到波兰到乌克兰方。”</text:p>
      <text:p text:style-name="P4">
还考虑了由国际装甲联盟转移到乌克兰的豹2家族联合服务的可能性。</text:p>
      <text:p text:style-name="P4">
“我们的公司准备创建一个枢纽，以维修配备乌克兰军队的装甲车辆。 我们在生产和维修领域拥有超过70年的经验。 后期港口和装甲车的现代化，以支持乌克兰军队的防御能力。 多亏了监管维修和服务机器人，机器将恢复其容量。</text:p>
      <text:p text:style-name="P4">
“我们感谢波兰的合作伙伴为乌克兰的安全和国防军增加数量的帮助。 每项国际协议都是与北约成员国生产链的整合。</text:p>
      <text:p text:style-name="P4">
_索斯塔，在乌克兰沃迪米尔·泽伦斯基(Volodymyr Zelensky)总统访问波兰人时，双方也<text:a xlink:type="simple" xlink:href="https://armyinform.com.ua/2023/04/08/ukladena-ugoda-pro-spilne-vyrobnycztvo-125-mm-tankovyh-snaryadiv-na-terytoriyi-polshhi-ukroboronprom/" text:style-name="Internet_20_link" text:visited-style-name="Visited_20_Internet_20_Link">
签署土地</text:a>
关于以波兰的能力共同生产125毫米坦克弹药。</text:p>
      <text:p text:style-name="P4">
News Source: <text:a xlink:type="simple" xlink:href="https://armyinform.com.ua/2023/04/09/ukrayinski-tanky-t-64-budut-kapitalno-vidnovlyuvatysya-na-terytoriyi-polshhi-ukroboronprom/" text:style-name="Internet_20_link" text:visited-style-name="Visited_20_Internet_20_Link">
https://armyinform.com.ua/2023/04/09/ukrayinski-tanky-t-64-budut-kapitalno-vidnovlyuvatysya-na-terytoriyi-polshhi-ukroboronprom/</text:a>
</text:p>
      <!--NEWS-->
      <text:h text:style-name="P10" text:outline-level="1">
<text:span text:style-name="T4">
如何通过检查站时表现</text:span>
</text:h>
      <text:p text:style-name="P4">
作者: ['АРМІЯINFORM']</text:p>
      <text:p text:style-name="P4">
时间: 2023-04-09T53:00:00-04:00</text:p>
      <text:p text:style-name="P4">
描述: Shchob Unitznuti Pinzozozin Pils乘客程序控制检查站，滑行...与乌克兰2022年的战争，与乌克兰与乌克兰的最新消息，今天与乌克兰的新闻，乌克兰2022年上次与乌克兰的新闻战争，乌克兰和俄罗斯之间的战争以及何时与俄罗斯之间的战争，当战争与俄罗斯的战争以及何时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blokpost-kyyiv.jpg" text:style-name="Internet_20_link" text:visited-style-name="Visited_20_Internet_20_Link">
blokpost-kyyiv.jpg</text:a>
']</text:p>
      <text:p text:style-name="P4">
标签: ['БЛОКПОСТ', 'МІНРЕІНТЕГРАЦІЇ']</text:p>
      <text:p text:style-name="P4">
类别: News</text:p>
      <!--METADATA-->
      <text:p text:style-name="P4">
<draw:frame draw:style-name="fr1" draw:name="Image248" text:anchor-type="as-char" svg:width="6.9236in" svg:height="4.61393in" draw:z-index="0">
<draw:image xlink:href="../Images/AРМІЯINFORM/2023-04-09T53-00-00-04-00/blokpost-kyyiv.jpg" xlink:type="simple" xlink:show="embed" xlink:actuate="onLoad" draw:mime-type="image/jpeg"/>
</draw:frame>
基辅的检查站。 照片Unian</text:p>
      <text:p text:style-name="P4">
为了避免进行检查点控制时误解，应遵循几个简单的规则：**</text:p>
      <text:p text:style-name="P4">
<text:span text:style-name="T5">
接近检查功率时，降低速度并准备您的文档； </text:span>
卸下DVR，并在挡风玻璃附近卸下手机； <text:span text:style-name="T5">
停在停止符号或铭文上。 关闭大灯，打开“事故”； </text:span>
等待您的手或手电筒。 慢慢接近给您打电话给您的军事人员，警察或Ternoboron雇员； <text:span text:style-name="T5">
如果您没有被要求，请不要离开汽车。 与通过降低侧玻璃检查您的员工进行交流； </text:span>
应授权人员的要求，允许行李箱和汽车沙龙； *在获得支票许可后离开检查站。 缓慢地做，因为速度急剧提高会引起怀疑。</text:p>
      <text:p text:style-name="P4">
<text:span text:style-name="T4">
通过检查点时可以检查：</text:span>
</text:p>
      <ul>
        <li>
人的文件 - 事物(审查)， - 车辆 - 行李和货物。</li>
      </ul>
      <text:p text:style-name="P4">
<text:span text:style-name="T4">
可以执行授权人员：</text:span>
</text:p>
      <text:p text:style-name="P4">
<text:span text:style-name="T5">
乌克兰国家警察， </text:span>
乌克兰国民警卫队的安全局 <text:span text:style-name="T5">
乌克兰的武装部队 </text:span>
乌克兰国家边境部队 <text:span text:style-name="T5">
乌克兰州移民服务局 </text:span>
乌克兰州海关服务局。</text:p>
      <text:p text:style-name="P4">
资料来源：<text:a xlink:type="simple" xlink:href="https://minre.gov.ua/2023/04/08/yak-povodytysya-pid-chas-prohodzhennya-blokpostiv/" text:style-name="Internet_20_link" text:visited-style-name="Visited_20_Internet_20_Link">
临时占领领土的重返社会部</text:a>
</text:p>
      <text:p text:style-name="P4">
News Source: <text:a xlink:type="simple" xlink:href="https://armyinform.com.ua/2023/04/09/pravyla-yak-povodytysya-pid-chas-prohodzhennya-blokpostiv/" text:style-name="Internet_20_link" text:visited-style-name="Visited_20_Internet_20_Link">
https://armyinform.com.ua/2023/04/09/pravyla-yak-povodytysya-pid-chas-prohodzhennya-blokpostiv/</text:a>
</text:p>
      <!--NEWS-->
      <text:h text:style-name="P10" text:outline-level="1">
<text:span text:style-name="T4">
行动制裁 - 乌克兰和世界反对俄罗斯侵略</text:span>
</text:h>
      <text:p text:style-name="P4">
作者: ['АРМІЯINFORM']</text:p>
      <text:p text:style-name="P4">
时间: 2023-04-09T54: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3/04/antyrosijski-sankcziyi-szr.jpg" text:style-name="Internet_20_link" text:visited-style-name="Visited_20_Internet_20_Link">
antyrosijski-sankcziyi-szr.jpg</text:a>
']</text:p>
      <text:p text:style-name="P4">
标签: ['АНТИРОСІЙСЬКІ САНКЦІЇ', 'КРАХ РОСІЙСЬКОЇ ЕКОНОМІКИ', 'СЗР']</text:p>
      <text:p text:style-name="P4">
类别: News</text:p>
      <!--METADATA-->
      <text:p text:style-name="P4">
<draw:frame draw:style-name="fr1" draw:name="Image249" text:anchor-type="as-char" svg:width="6.9236in" svg:height="4.615733in" draw:z-index="0">
<draw:image xlink:href="../Images/AРМІЯINFORM/2023-04-09T54-00-00-04-00/antyrosijski-sankcziyi-szr.jpg" xlink:type="simple" xlink:show="embed" xlink:actuate="onLoad" draw:mime-type="image/jpeg"/>
</draw:frame>
反俄罗斯制裁。 说明性图像</text:p>
      <text:p text:style-name="P4">
乌克兰的外国情报服务<text:a xlink:type="simple" xlink:href="https://www.facebook.com/SZRUkraine/posts/pfbid0eFXRuR8tHUf6bSnxDJWnQ72UUq3akyMLNm6e27Fcg8fa72wJtytCRjid9VUNEKGSl" text:style-name="Internet_20_link" text:visited-style-name="Visited_20_Internet_20_Link">
通知</text:a>
关于截至4月8日对俄罗斯联邦的制裁。</text:p>
      <text:p text:style-name="P4">
<text:span text:style-name="T5">
“只有总统Zelensky才能确定他是否准备好以及何时准备进行谈判(与俄罗斯)，在什么背景下。 我们认为，如果没有乌克兰，就不可能就乌克兰进行谈判，” </text:span>
-  - 美国国家安全委员会约翰·柯比(John National Securital John Kirby)的战略沟通协调员说。</text:p>
      <text:p text:style-name="P4">
乌克兰<text:a xlink:type="simple" xlink:href="https://armyinform.com.ua/2023/04/06/polskyj-bronetransporter-rosomak-otrymuye-nove-zhyttya-z-bashtoyu-zssw-30/" text:style-name="Internet_20_link" text:visited-style-name="Visited_20_Internet_20_Link">
命令</text:a>
在波兰，罗斯马克装甲运输车150辆，比以前的陈述多50辆汽车。</text:p>
      <text:p text:style-name="P4">
乌克兰和波兰签署了一份备忘录，将有助于吸引波兰的企业恢复乌克兰。</text:p>
      <text:p text:style-name="P4">
爱沙尼亚国防部长汉诺·马库尔(Hanno Makur)认为，尽管事实上，欧盟倡议的目标是恢复欧盟国防工业的目标，但不可能将乌克兰的弹药的购买排除在欧盟之外。</text:p>
      <text:p text:style-name="P4">
_“希腊将在战争的这一非常重要，决定性的阶段为乌克兰提供所有支持。 我们将继续尽可能多地支持乌克兰 - 这是我们从一开始就采取的非常清楚的立场。”</text:p>
      <text:p text:style-name="P4">
塞浦路斯将训练乌克兰军事魔术 - 将在该国的人道主义援助框架内进行。 一组约18名乌克兰军官将被送往塞浦路斯学习4月的最后一周。</text:p>
      <text:p text:style-name="P4">
阿尔巴尼亚将保护乌克兰难民的保护任期延长到今年9月。</text:p>
      <text:p text:style-name="P4">
北约网络安全中心将于4月18日至4月21日至21日开展锁定的Shields 2023网络开发火车。</text:p>
      <text:p text:style-name="P4">
波兰和波罗的海国家提议将俄罗斯核能部门的第11包包括在内。</text:p>
      <text:p text:style-name="P4">
摩尔多瓦与希腊国家公司DEPA商业广告签署了一项框架协议，该协议涉及蓝色燃料的供应。</text:p>
      <text:p text:style-name="P4">
<text:span text:style-name="T4">
 rf </text:span>
4月11日，Gossuma计划在二读“ PAN”中考虑。 个人资料委员会批准的是通过“抹黑陆军，呼吁先进的陆军，侵占政治家生活和组织武装枪的新公民身份的新主题”。 通常，可能是基于剥夺公民身份的俄罗斯联邦英国章程的数量从35增加到94个。</text:p>
      <text:p text:style-name="P4">
如果被告“要求部队”，Gossuma还将允许刑事案件。 法院，检察官和调查人员计划授予关闭“小而温和”的刑事案件的权利，如果被告决定与乌克兰进行战争。 这些是在情感状态和其他犯罪状态的盗窃，殴打，勒索，谋杀案的人，这些罪行是对五年监禁的最大惩罚。</text:p>
      <text:p text:style-name="P4">
俄罗斯为对乌克兰的股票服务的离开而准备法律理由：Gossuma在第一读法案中获得了批准，该法案将使他们能够卷入“维持和平任务”。</text:p>
      <text:p text:style-name="P4">
在俄罗斯联邦对乌克兰的战争中，几乎有93％的占领者需要“康复技术手段”(假体和矫形器)， - 特鲁达非宁残疾人部副局长说。</text:p>
      <text:p text:style-name="P4">
对于在针对乌克兰人民的战争中“区分”的士兵，被占领的克里米亚的占领当局开始向拉扎克区的土地地块提交文件。 以前，该草原区被认为是无法使用的，没有水，电网甚至野外路线。</text:p>
      <text:p text:style-name="P4">
俄罗斯人中有26％的人表示，俄罗斯联邦出局后，他们的生活质量显着恶化。</text:p>
      <text:p text:style-name="P4">
3月，获得从俄罗斯人获得的塞尔维亚工作许可证总数的80％。</text:p>
      <text:p text:style-name="P4">
俄罗斯联邦财政部报告说，根据初步估计，与去年相比，1月至3月的俄罗斯预算的收据下降了20.8％；赤字为2.4万亿卢布。(2,925万亿卢布). Водночас видатки за підсумками першогокварталу зросли на 34 %, до 8,077 трлн руб.</text:p>
      <text:p text:style-name="P4">
Протягом тижня на рф дорожчала валюта: 1 євро вже продається дорожче за 91руб, американський долар — за 83 руб. Такий значний стрибок валют ставсявперше з 6 квітня 2022 року. Наприкінці минулого року уряд рф називавприйнятним курс долара на рівні 68-72 руб.</text:p>
      <text:p text:style-name="P4">
在通过入侵俄罗斯联邦进入乌克兰实施的制裁的背景下，伊拉克没有让航空公司“俄罗斯”航空公司。 俄罗斯地标在伊朗领空中绕了几个圈子，然后去了索契的备用机动。</text:p>
      <text:p text:style-name="P4">
欧洲委员会(EC)她宣布，她批准了Marcegaglia Group的意大利制造商Marcegaglia Carbon Steel从俄罗斯Swierstal Steel的俄罗斯制造商那里收购了拉特维亚的严重性分配。 委员会得出的结论是，收购不是竞争的挑衅。</text:p>
      <text:p text:style-name="P4">
法国达能丹尼(Danone Danene)制造商计划在俄罗斯放弃品牌，阿尔普罗(Alpro)，阿皮米尔(Actimel)和达能(Danone)。 在白俄罗斯，达能的乳制品是从俄罗斯进口的 - 因此，这些品牌不会成为其中的。</text:p>
      <text:p text:style-name="P4">
立陶宛的海关服务部表示，它设法完全停止将木材和白俄罗斯塔罗士塔罗士(Belarusian Tarosian)起源的木制品传递给哈萨克斯坦和吉尔吉斯斯坦的商品幌子，以使用欧盟制裁。 在2023年第一季度，海关官员拒绝了近9000次出口和过境的程序，而去年，战争开始时，有2700万。 目前，有近100次对制裁的可能绕过的调查，以及未能遵守27起行政案件的调查。</text:p>
      <text:p text:style-name="P4">
立陶宛国家安全与国防辩护议会主席Laurinas Kashchumannias迫使其国家的公职人员宣布Collispurs和俄罗斯的关系。 创新的目的是诱使这些人拒绝与上述国家的断开连接。</text:p>
      <text:p text:style-name="P4">
拉脱维亚国家安全服务(VDD)它呼吁该国居民不要在即将到来的复活节假期中离开多齐亚和白俄罗斯，并提醒这些国家的高风险和招募。 如果仍然需要旅行，则不建议携带手机，计算机，闪存驱动器和其他电子设备，尤其是在包含业务或不同信息的情况下。</text:p>
      <text:p text:style-name="P4">
根据国家银行的数据，白俄罗斯的黄金和外汇储备在2022年1月1日为4.25亿美元。 根据政府的说法，到2023年底，有限股东的唱片将减少15.8亿美元，即60亿美元。 自去年八月以来，国家银行已不再发布有关国际储备资产结构的数据。地区警察对白俄罗斯居民的房屋进行了绕道。 他们解释了他们的访问，需要“结识”，离开他们的联系。 他们问人们是否不观看可疑的东西或不想注意某事。</text:p>
      <text:p text:style-name="P4">
News Source: <text:a xlink:type="simple" xlink:href="https://armyinform.com.ua/2023/04/09/sankcziyi-v-diyi-ukrayina-i-svit-obyednalysya-proty-rosijskoyi-agresiyi/" text:style-name="Internet_20_link" text:visited-style-name="Visited_20_Internet_20_Link">
https://armyinform.com.ua/2023/04/09/sankcziyi-v-diyi-ukrayina-i-svit-obyednalysya-proty-rosijskoyi-agresiyi/</text:a>
</text:p>
      <!--NEWS-->
      <text:h text:style-name="P10" text:outline-level="1">
<text:span text:style-name="T4">
圈养的军人有权部分报销抵押贷款</text:span>
</text:h>
      <text:p text:style-name="P4">
作者: ['АРМІЯINFORM']</text:p>
      <text:p text:style-name="P4">
时间: 2023-04-09T55:00:00-04:00</text:p>
      <text:p text:style-name="P4">
描述: Yaki的Viiskovovovoski对那件出生的Mikolavsko感到非常兴奋...与乌克兰2022年的战争，与乌克兰的最新新闻，今天与乌克兰2022年的新闻战争，今天，乌克兰和俄罗斯和俄罗斯和俄罗斯和俄罗斯和俄罗斯和俄罗斯和俄罗斯之间的战争都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ganna-zamazyeyeva.jpg" text:style-name="Internet_20_link" text:visited-style-name="Visited_20_Internet_20_Link">
ganna-zamazyeyeva.jpg</text:a>
']</text:p>
      <text:p text:style-name="P4">
标签: ['ВОЄННИЙ СТАН', 'ГАННА ЗАМАЗЄЄВА', 'КООРДИНАЦІЙНИЙ ШТАБ З ПИТАНЬ ПОВОДЖЕННЯ З ВІЙСЬКОВОПОЛОНЕНИМИ', 'МИКОЛАЇВЩИНА', 'ПІВДЕННИЙ РЕГІОН', 'ПІЛЬГОВА ІПОТЕКА', 'СОЦІАЛЬНИЙ ЗАХИСТ', 'СОЦІАЛЬНИЙ ЗАХИСТ ПІД ЧАС ВІЙНИ']</text:p>
      <text:p text:style-name="P4">
类别: News</text:p>
      <!--METADATA-->
      <text:p text:style-name="P4">
<draw:frame draw:style-name="fr1" draw:name="Image250" text:anchor-type="as-char" svg:width="6.9236in" svg:height="4.615733in" draw:z-index="0">
<draw:image xlink:href="../Images/AРМІЯINFORM/2023-04-09T55-00-00-04-00/ganna-zamazyeyeva.jpg" xlink:type="simple" xlink:show="embed" xlink:actuate="onLoad" draw:mime-type="image/jpeg"/>
</draw:frame>
安娜·扎西瓦(Anna Zaszieva)。 照片：Zamazeeva.fifcicial / Facebook</text:p>
      <text:p text:style-name="P4">
被俘虏并在尼古拉地区领土上注册的军人有权部分赔偿住房抵押贷款。</text:p>
      <text:p text:style-name="P4">
关于它<text:a xlink:type="simple" xlink:href="https://t.me/Koord_shtab/802" text:style-name="Internet_20_link" text:visited-style-name="Visited_20_Internet_20_Link">
报告</text:a>
与战俘问题协调总部。</text:p>
      <text:p text:style-name="P4">
消息写道：“根据南部地区安娜·扎马西瓦(Anna Zamazieva)的协调员代表发起的计划，对抵押贷款领主的部分补偿是以牺牲尼古拉耶夫地区地区预算为代价的。”</text:p>
      <text:p text:style-name="P4">
必须通过邮件发送到尼古拉耶夫地区委员会的地址：ul。 Admiralskaya，22岁，Mykolaiv，54001。</text:p>
      <text:h text:style-name="P12" text:outline-level="3">
<text:span text:style-name="T4">
您需要提交哪些文件？</text:span>
</text:h>
      <text:p text:style-name="P4">
<text:span text:style-name="T5">
抵押贷款部分报销的声明； </text:span>
纳税人帐户的注册号来自州的国家登记册 - 纳税人； <text:span text:style-name="T5">
公民身份； * 出生地点和日期; * 系列(在场)和/或护照号码，发行日期，发行的尸体的名称，有效期(在场); </text:span>
当前注册地点的地址和日期； *一份文件，确认持有乌克兰武装部队的军人的持有，该文件是根据与反对俄罗斯对乌克兰武装侵略的武装侵略有关的法律形成的其他军事形式的；</text:p>
      <text:p text:style-name="P4">
<text:span text:style-name="T4">
关于家庭成员：</text:span>
</text:p>
      <text:p text:style-name="P4">
<text:span text:style-name="T5">
家庭联系程度； * 全名(在场); * 出生日期; </text:span>
纳税人的纳税人账户的注册人数； <text:span text:style-name="T5">
出生证书系列和编号(在场); </text:span>
系列和结婚证书编号(在场); <text:span text:style-name="T5">
过去六个月的总收入金额，根据州强制性州社会保险登记册和个人登记册(填写申请时)的纳税人； </text:span>
申请人或其家人拥有的住宅房地产总面积(在场); <text:span text:style-name="T5">
与银行购买住房的抵押贷款合同的副本； </text:span>
银行机构的帮助，开设一个特殊帐户以转让资金(原来的).</text:p>
      <text:p text:style-name="P4">
<text:span text:style-name="T4">
咨询线和入学记录：</text:span>
</text:p>
      <text:p text:style-name="P4">
<text:span text:style-name="T5">
电话：0 800 200 202(PN-PT，09：00-17：00)</text:span>
地址：Nikolaev，Vul。 Nikolskaya，37</text:p>
      <text:p text:style-name="P4">
News Source: <text:a xlink:type="simple" xlink:href="https://armyinform.com.ua/2023/04/09/na-mykolayivshhyni-chastkovo-vidshkodovuyut-ipotechni-kredyty-vijskovopolonenyh/" text:style-name="Internet_20_link" text:visited-style-name="Visited_20_Internet_20_Link">
https://armyinform.com.ua/2023/04/09/na-mykolayivshhyni-chastkovo-vidshkodovuyut-ipotechni-kredyty-vijskovopolonenyh/</text:a>
</text:p>
      <!--NEWS-->
      <text:h text:style-name="P10" text:outline-level="1">
<text:span text:style-name="T4">
俄罗斯少校试图分配乌克兰艺术家Borovikovsky</text:span>
</text:h>
      <text:p text:style-name="P4">
作者: ['АРМІЯINFORM']</text:p>
      <text:p text:style-name="P4">
时间: 2023-04-09T56:00:00-04:00</text:p>
      <text:p text:style-name="P4">
描述: 最后一个小时并不是乌克兰文化代表的一点点要求，Yak ...与乌克兰2022年的战争，与乌克兰与乌克兰的最新新闻，今天与乌克兰2022年的新闻战争，今天将在乌克兰之间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4/czpd-rnbo-volodymyr-borovykovskyj.jpg" text:style-name="Internet_20_link" text:visited-style-name="Visited_20_Internet_20_Link">
czpd-rnbo-volodymyr-borovykovskyj.jpg</text:a>
', '<text:a xlink:type="simple" xlink:href="https://armyinform.com.ua/wp-content/uploads/2023/04/1-27-150x150.jpg" text:style-name="Internet_20_link" text:visited-style-name="Visited_20_Internet_20_Link">
1-27-150x150.jpg</text:a>
', '<text:a xlink:type="simple" xlink:href="https://armyinform.com.ua/wp-content/uploads/2023/04/2-24-150x150.jpg" text:style-name="Internet_20_link" text:visited-style-name="Visited_20_Internet_20_Link">
2-24-150x150.jpg</text:a>
', '<text:a xlink:type="simple" xlink:href="https://armyinform.com.ua/wp-content/uploads/2023/04/3-20-150x150.jpg" text:style-name="Internet_20_link" text:visited-style-name="Visited_20_Internet_20_Link">
3-20-150x150.jpg</text:a>
', '<text:a xlink:type="simple" xlink:href="https://armyinform.com.ua/wp-content/uploads/2023/04/4-17-150x150.jpg" text:style-name="Internet_20_link" text:visited-style-name="Visited_20_Internet_20_Link">
4-17-150x150.jpg</text:a>
', '<text:a xlink:type="simple" xlink:href="https://armyinform.com.ua/wp-content/uploads/2023/04/5-14-150x150.jpg" text:style-name="Internet_20_link" text:visited-style-name="Visited_20_Internet_20_Link">
5-14-150x150.jpg</text:a>
', '<text:a xlink:type="simple" xlink:href="https://armyinform.com.ua/wp-content/uploads/2023/04/6-12-150x150.jpg" text:style-name="Internet_20_link" text:visited-style-name="Visited_20_Internet_20_Link">
6-12-150x150.jpg</text:a>
', '<text:a xlink:type="simple" xlink:href="https://armyinform.com.ua/wp-content/uploads/2023/04/7-6-150x150.jpg" text:style-name="Internet_20_link" text:visited-style-name="Visited_20_Internet_20_Link">
7-6-150x150.jpg</text:a>
', '<text:a xlink:type="simple" xlink:href="https://armyinform.com.ua/wp-content/uploads/2023/04/8-6-150x150.jpg" text:style-name="Internet_20_link" text:visited-style-name="Visited_20_Internet_20_Link">
8-6-150x150.jpg</text:a>
', '<text:a xlink:type="simple" xlink:href="https://armyinform.com.ua/wp-content/uploads/2023/04/9-6-150x150.jpg" text:style-name="Internet_20_link" text:visited-style-name="Visited_20_Internet_20_Link">
9-6-150x150.jpg</text:a>
']</text:p>
      <text:p text:style-name="P4">
标签: ['STOPRUSSIA', 'АГРЕСІЯ РФ', 'ВОЛОДИМИР БОРОВИКОВСЬКИЙ', 'ВТОРГНЕННЯ РФ', 'ІНФОГРАФІКА', 'РОСІЙСЬКА ПРОПАГАНДА', 'ХУДОЖНИКИ', 'ЦПД РНБО']</text:p>
      <text:p text:style-name="P4">
类别: News</text:p>
      <!--METADATA-->
      <text:p text:style-name="P4">
<draw:frame draw:style-name="fr1" draw:name="Image251" text:anchor-type="as-char" svg:width="6.9236in" svg:height="4.32725in" draw:z-index="0">
<draw:image xlink:href="../Images/AРМІЯINFORM/2023-04-09T56-00-00-04-00/czpd-rnbo-volodymyr-borovykovskyj.jpg" xlink:type="simple" xlink:show="embed" xlink:actuate="onLoad" draw:mime-type="image/jpeg"/>
</draw:frame>
拼贴军</text:p>
      <text:p text:style-name="P4">
很长一段时间以来，俄罗斯一直没有停止尝试挪用乌克兰文化，而乌克兰文化绝不拥有它。 伊瓦斯维特(Ivasvitus)著名的乌克兰艺术家沃迪米尔·波洛维克夫斯基(Volodymyr Borovikovsky)的这种趋势并没有错过，俄语“艺术评论家”称为“俄罗斯”，然后是“俄罗斯 - 乌克兰人”。</text:p>
      <text:p text:style-name="P4">
关于促进Rospropaganda的假货是为了分配弗拉基米尔堡科夫斯基的努力，在联合信息图中阅读<text:a xlink:type="simple" xlink:href="https://t.me/CenterCounteringDisinformation/4853" text:style-name="Internet_20_link" text:visited-style-name="Visited_20_Internet_20_Link">
反 -  dydidzinformation中心</text:a>
和YouTube频道邪教。</text:p>
      <text:p text:style-name="P4">
<text:a xlink:type="simple" xlink:href="https://armyinform.com.ua/wp-content/uploads/2023/04/1-27.jpg" text:style-name="Internet_20_link" text:visited-style-name="Visited_20_Internet_20_Link">
!(Images/AРМІЯINFORM/2023-04-09T56-00-00-04-00/1-27-150x150.jpg)</text:a>
</text:p>
      <text:p text:style-name="P4">
<text:a xlink:type="simple" xlink:href="https://armyinform.com.ua/wp-content/uploads/2023/04/2-24.jpg" text:style-name="Internet_20_link" text:visited-style-name="Visited_20_Internet_20_Link">
<draw:frame draw:style-name="fr1" draw:name="Image252" text:anchor-type="as-char" svg:width="6.9236in" svg:height="6.9236in" draw:z-index="0">
<draw:image xlink:href="../Images/AРМІЯINFORM/2023-04-09T56-00-00-04-00/2-24-150x150.jpg" xlink:type="simple" xlink:show="embed" xlink:actuate="onLoad" draw:mime-type="image/jpeg"/>
</draw:frame>
</text:a>
</text:p>
      <text:p text:style-name="P4">
<text:a xlink:type="simple" xlink:href="https://armyinform.com.ua/wp-content/uploads/2023/04/3-20.jpg" text:style-name="Internet_20_link" text:visited-style-name="Visited_20_Internet_20_Link">
<draw:frame draw:style-name="fr1" draw:name="Image253" text:anchor-type="as-char" svg:width="6.9236in" svg:height="6.9236in" draw:z-index="0">
<draw:image xlink:href="../Images/AРМІЯINFORM/2023-04-09T56-00-00-04-00/3-20-150x150.jpg" xlink:type="simple" xlink:show="embed" xlink:actuate="onLoad" draw:mime-type="image/jpeg"/>
</draw:frame>
</text:a>
</text:p>
      <text:p text:style-name="P4">
<text:a xlink:type="simple" xlink:href="https://armyinform.com.ua/wp-content/uploads/2023/04/4-17.jpg" text:style-name="Internet_20_link" text:visited-style-name="Visited_20_Internet_20_Link">
<draw:frame draw:style-name="fr1" draw:name="Image254" text:anchor-type="as-char" svg:width="6.9236in" svg:height="6.9236in" draw:z-index="0">
<draw:image xlink:href="../Images/AРМІЯINFORM/2023-04-09T56-00-00-04-00/4-17-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255" text:anchor-type="as-char" svg:width="6.9236in" svg:height="6.9236in" draw:z-index="0">
<draw:image xlink:href="../Images/AРМІЯINFORM/2023-04-09T56-00-00-04-00/5-14-150x150.jpg" xlink:type="simple" xlink:show="embed" xlink:actuate="onLoad" draw:mime-type="image/jpeg"/>
</draw:frame>
</text:a>
</text:p>
      <text:p text:style-name="P4">
<text:a xlink:type="simple" xlink:href="https://armyinform.com.ua/wp-content/uploads/2023/04/6-12.jpg" text:style-name="Internet_20_link" text:visited-style-name="Visited_20_Internet_20_Link">
<draw:frame draw:style-name="fr1" draw:name="Image256" text:anchor-type="as-char" svg:width="6.9236in" svg:height="6.9236in" draw:z-index="0">
<draw:image xlink:href="../Images/AРМІЯINFORM/2023-04-09T56-00-00-04-00/6-12-150x150.jpg" xlink:type="simple" xlink:show="embed" xlink:actuate="onLoad" draw:mime-type="image/jpeg"/>
</draw:frame>
</text:a>
</text:p>
      <text:p text:style-name="P4">
<text:a xlink:type="simple" xlink:href="https://armyinform.com.ua/wp-content/uploads/2023/04/7-6.jpg" text:style-name="Internet_20_link" text:visited-style-name="Visited_20_Internet_20_Link">
<draw:frame draw:style-name="fr1" draw:name="Image257" text:anchor-type="as-char" svg:width="6.9236in" svg:height="6.9236in" draw:z-index="0">
<draw:image xlink:href="../Images/AРМІЯINFORM/2023-04-09T56-00-00-04-00/7-6-150x150.jpg" xlink:type="simple" xlink:show="embed" xlink:actuate="onLoad" draw:mime-type="image/jpeg"/>
</draw:frame>
</text:a>
</text:p>
      <text:p text:style-name="P4">
<text:a xlink:type="simple" xlink:href="https://armyinform.com.ua/wp-content/uploads/2023/04/8-6.jpg" text:style-name="Internet_20_link" text:visited-style-name="Visited_20_Internet_20_Link">
<draw:frame draw:style-name="fr1" draw:name="Image258" text:anchor-type="as-char" svg:width="6.9236in" svg:height="6.9236in" draw:z-index="0">
<draw:image xlink:href="../Images/AРМІЯINFORM/2023-04-09T56-00-00-04-00/8-6-150x150.jpg" xlink:type="simple" xlink:show="embed" xlink:actuate="onLoad" draw:mime-type="image/jpeg"/>
</draw:frame>
</text:a>
</text:p>
      <text:p text:style-name="P4">
<text:a xlink:type="simple" xlink:href="https://armyinform.com.ua/wp-content/uploads/2023/04/9-6.jpg" text:style-name="Internet_20_link" text:visited-style-name="Visited_20_Internet_20_Link">
<draw:frame draw:style-name="fr1" draw:name="Image259" text:anchor-type="as-char" svg:width="6.9236in" svg:height="6.9236in" draw:z-index="0">
<draw:image xlink:href="../Images/AРМІЯINFORM/2023-04-09T56-00-00-04-00/9-6-150x150.jpg" xlink:type="simple" xlink:show="embed" xlink:actuate="onLoad" draw:mime-type="image/jpeg"/>
</draw:frame>
</text:a>
</text:p>
      <text:p text:style-name="P4">
News Source: <text:a xlink:type="simple" xlink:href="https://armyinform.com.ua/2023/04/09/krayina-maroder-rosiya-namagayetsya-prysvoyity/" text:style-name="Internet_20_link" text:visited-style-name="Visited_20_Internet_20_Link">
https://armyinform.com.ua/2023/04/09/krayina-maroder-rosiya-namagayetsya-prysvoyity/</text:a>
</text:p>
      <!--NEWS-->
      <text:h text:style-name="P10" text:outline-level="1">
<text:span text:style-name="T4">
英国将在2023年教20,000名乌克兰士兵</text:span>
</text:h>
      <text:p text:style-name="P4">
作者: ['АРМІЯINFORM']</text:p>
      <text:p text:style-name="P4">
时间: 2023-04-09T57:00:00-04:00</text:p>
      <text:p text:style-name="P4">
描述: “乌克兰Zbroyni部队特定货物的Zagalnovi -Kidnovka基地的框架……与乌克兰2022年的战争，与乌克兰的战争是今天的最新新闻，是与乌克兰的新闻战争，与乌克兰的新闻战2022年，这是最后一场的战争。今天，乌克兰与俄罗斯之间以及2022年与乌克兰的战争是否会发生战争今日新闻，乌克兰新闻在乌克兰媒体的俄罗斯新闻</text:p>
      <text:p text:style-name="P4">
图片: ['<text:a xlink:type="simple" xlink:href="https://armyinform.com.ua/wp-content/uploads/2023/04/1-30-150x150.jpg" text:style-name="Internet_20_link" text:visited-style-name="Visited_20_Internet_20_Link">
1-30-150x150.jpg</text:a>
', '<text:a xlink:type="simple" xlink:href="https://armyinform.com.ua/wp-content/uploads/2023/04/2-28-150x150.jpg" text:style-name="Internet_20_link" text:visited-style-name="Visited_20_Internet_20_Link">
2-28-150x150.jpg</text:a>
', '<text:a xlink:type="simple" xlink:href="https://armyinform.com.ua/wp-content/uploads/2023/04/3-24-150x150.jpg" text:style-name="Internet_20_link" text:visited-style-name="Visited_20_Internet_20_Link">
3-24-150x150.jpg</text:a>
', '<text:a xlink:type="simple" xlink:href="https://armyinform.com.ua/wp-content/uploads/2023/04/4-20-150x150.jpg" text:style-name="Internet_20_link" text:visited-style-name="Visited_20_Internet_20_Link">
4-20-150x150.jpg</text:a>
']</text:p>
      <text:p text:style-name="P4">
标签: ['ВЕЛИКА БРИТАНІЯ', 'ВІЙСЬКОВА ПІДГОТОВКА']</text:p>
      <text:p text:style-name="P4">
类别: News</text:p>
      <!--METADATA-->
      <text:p text:style-name="P4">
<text:a xlink:type="simple" xlink:href="https://armyinform.com.ua/wp-content/uploads/2023/04/1-30.jpg" text:style-name="Internet_20_link" text:visited-style-name="Visited_20_Internet_20_Link">
<draw:frame draw:style-name="fr1" draw:name="Image260" text:anchor-type="as-char" svg:width="6.9236in" svg:height="6.9236in" draw:z-index="0">
<draw:image xlink:href="../Images/AРМІЯINFORM/2023-04-09T57-00-00-04-00/1-30-150x150.jpg" xlink:type="simple" xlink:show="embed" xlink:actuate="onLoad" draw:mime-type="image/jpeg"/>
</draw:frame>
</text:a>
</text:p>
      <text:p text:style-name="P4">
<text:a xlink:type="simple" xlink:href="https://armyinform.com.ua/wp-content/uploads/2023/04/2-28.jpg" text:style-name="Internet_20_link" text:visited-style-name="Visited_20_Internet_20_Link">
<draw:frame draw:style-name="fr1" draw:name="Image261" text:anchor-type="as-char" svg:width="6.9236in" svg:height="6.9236in" draw:z-index="0">
<draw:image xlink:href="../Images/AРМІЯINFORM/2023-04-09T57-00-00-04-00/2-28-150x150.jpg" xlink:type="simple" xlink:show="embed" xlink:actuate="onLoad" draw:mime-type="image/jpeg"/>
</draw:frame>
</text:a>
</text:p>
      <text:p text:style-name="P4">
<text:a xlink:type="simple" xlink:href="https://armyinform.com.ua/wp-content/uploads/2023/04/3-24.jpg" text:style-name="Internet_20_link" text:visited-style-name="Visited_20_Internet_20_Link">
<draw:frame draw:style-name="fr1" draw:name="Image262" text:anchor-type="as-char" svg:width="6.9236in" svg:height="6.9236in" draw:z-index="0">
<draw:image xlink:href="../Images/AРМІЯINFORM/2023-04-09T57-00-00-04-00/3-24-150x150.jpg" xlink:type="simple" xlink:show="embed" xlink:actuate="onLoad" draw:mime-type="image/jpeg"/>
</draw:frame>
</text:a>
</text:p>
      <text:p text:style-name="P4">
<text:a xlink:type="simple" xlink:href="https://armyinform.com.ua/wp-content/uploads/2023/04/4-20.jpg" text:style-name="Internet_20_link" text:visited-style-name="Visited_20_Internet_20_Link">
<draw:frame draw:style-name="fr1" draw:name="Image263" text:anchor-type="as-char" svg:width="6.9236in" svg:height="6.9236in" draw:z-index="0">
<draw:image xlink:href="../Images/AРМІЯINFORM/2023-04-09T57-00-00-04-00/4-20-150x150.jpg" xlink:type="simple" xlink:show="embed" xlink:actuate="onLoad" draw:mime-type="image/jpeg"/>
</draw:frame>
</text:a>
乌克兰武装部队和王国的武装力量：“已经在英国在英国的英国基本军事训练中准备了10,000多名新兵。支持英国仍然坚决宣传20,000名新兵。”</text:p>
      <text:p text:style-name="P4">
<text:span text:style-name="T5">
derello：<text:a xlink:type="simple" xlink:href="https://www.facebook.com/GeneralStaff.ua/posts/pfbid0yY4Ab98ceRfRqiELoS9NkurjznrjJseBbusBeTs4wqpB2vRESVWGMCLYnTxjuLgwl" text:style-name="Internet_20_link" text:visited-style-name="Visited_20_Internet_20_Link">
总参谋部</text:a>
</text:span>
</text:p>
      <text:p text:style-name="P4">
News Source: <text:a xlink:type="simple" xlink:href="https://armyinform.com.ua/2023/04/09/velyka-brytaniya-pragne-navchyty-20-tysyach-ukrayinskyh-soldativ-u-2023-roczi/" text:style-name="Internet_20_link" text:visited-style-name="Visited_20_Internet_20_Link">
https://armyinform.com.ua/2023/04/09/velyka-brytaniya-pragne-navchyty-20-tysyach-ukrayinskyh-soldativ-u-2023-roczi/</text:a>
</text:p>
      <!--NEWS-->
      <text:h text:style-name="P10" text:outline-level="1">
<text:span text:style-name="T4">
白天，敌人失去了14个无人机和5个电台的电台 - 电子摔跤</text:span>
</text:h>
      <text:p text:style-name="P4">
作者: ['АРМІЯINFORM']</text:p>
      <text:p text:style-name="P4">
时间: 2023-04-09T58:00:00-04:00</text:p>
      <text:p text:style-name="P4">
描述: DOB的AVISAATSYA国防军在Zserdzhennya地区进行了12次罢工……特别是...与乌克兰2022年的战争，与乌克兰的最新新闻，今天与乌克兰的新闻战争，今天与乌克兰2022年的新闻战争，乌克兰和俄罗斯之间的战争将在乌克兰和俄罗斯之间发生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4/artylerysty.jpg" text:style-name="Internet_20_link" text:visited-style-name="Visited_20_Internet_20_Link">
artylerysty.jpg</text:a>
']</text:p>
      <text:p text:style-name="P4">
标签: ['STOPRUSSIA', 'АГРЕСІЯ РФ', 'ВІЙНА', 'ВТОРГНЕННЯ РФ', 'ВТРАТИ ВОРОГА', 'ГШ ЗСУ', 'ОПЕРАТИВНА ІНФОРМАЦІЯ', 'СТАНЦІЯ РЕБ']</text:p>
      <text:p text:style-name="P4">
类别: News</text:p>
      <!--METADATA-->
      <text:p text:style-name="P4">
<draw:frame draw:style-name="fr1" draw:name="Image264" text:anchor-type="as-char" svg:width="6.9236in" svg:height="4.615733in" draw:z-index="0">
<draw:image xlink:href="../Images/AРМІЯINFORM/2023-04-09T58-00-00-04-00/artylerysty.jpg" xlink:type="simple" xlink:show="embed" xlink:actuate="onLoad" draw:mime-type="image/jpeg"/>
</draw:frame>
乌克兰炮兵。 说明性照片 /一般武装部队<text:span text:style-name="T4">
🔥俄罗斯入侵的情况</text:span>
</text:p>
      <text:p text:style-name="P4">
国防军的航空在侵略者的个人员工和军事装备集中的领域中取得了12次跳动。 另外，我们的捍卫者击倒了2个超级骑兵无人机，6个OLAN-10无人机和6个Zala的UAV。</text:p>
      <text:p text:style-name="P4">
关于它<text:a xlink:type="simple" xlink:href="https://www.facebook.com/GeneralStaff.ua/posts/pfbid0PikWoRr64Exh6DyEarBTFugytUdn6vA3yy8qoKoM5XqH8vFhyL36uMeGxstjvzA3l" text:style-name="Internet_20_link" text:visited-style-name="Visited_20_Internet_20_Link">
报告</text:a>
乌克兰武装部队将军。</text:p>
      <text:p text:style-name="P4">
消息说：“火箭部队和炮兵部队袭击了2个生命癫痫发作，武器和军事装备的集中度，1个弹药，1个补救防御的位置和5个敌人的电子战场。”</text:p>
      <text:p text:style-name="P4">
News Source: <text:a xlink:type="simple" xlink:href="https://armyinform.com.ua/2023/04/09/za-dobu-vorog-vtratyv-14-bpla-ta-5-stanczij-radioelektronnoyi-borotby/" text:style-name="Internet_20_link" text:visited-style-name="Visited_20_Internet_20_Link">
https://armyinform.com.ua/2023/04/09/za-dobu-vorog-vtratyv-14-bpla-ta-5-stanczij-radioelektronnoyi-borotby/</text:a>
</text:p>
      <!--NEWS-->
      <text:h text:style-name="P10" text:outline-level="1">
<text:span text:style-name="T4">
占领者通过突袭，检查和搜查来恐吓赫森地区的居民</text:span>
</text:h>
      <text:p text:style-name="P4">
作者: ['АРМІЯINFORM']</text:p>
      <text:p text:style-name="P4">
时间: 2023-04-09T59:00:00-04:00</text:p>
      <text:p text:style-name="P4">
描述: Rosisski Porpanthi到柜台的家具 - 扎夫林耶（Zavlyniee），波利瓦（Poliva）政权...与乌克兰2022年的战争，与乌克兰的最新新闻，今天与乌克兰的新闻战争，今天与乌克兰2022年的新闻战，乌克兰和俄罗斯之间以及俄罗斯之间以及俄罗斯之间的战争将是一场战争他们说，与乌克兰与乌克兰的战争将在不久的将来与乌克兰战争，他们说，与乌克兰的战争，今天的乌克兰新闻，乌克兰的新闻，乌克兰媒体在俄罗斯的乌克兰新闻</text:p>
      <text:p text:style-name="P4">
图片: ['<text:a xlink:type="simple" xlink:href="https://armyinform.com.ua/wp-content/uploads/2023/03/okupanty.jpg" text:style-name="Internet_20_link" text:visited-style-name="Visited_20_Internet_20_Link">
okupanty.jpg</text:a>
']</text:p>
      <text:p text:style-name="P4">
标签: ['STOPRUSSIA', 'АГРЕСІЯ РФ', 'ВІЙНА', 'ВТОРГНЕННЯ РФ', 'ГШ ЗСУ', 'ОКУПАНТИ', 'ОПЕРАТИВНА ІНФОРМАЦІЯ', 'ТИМЧАСОВО ОКУПОВАНІ ТЕРИТОРІЇ', 'ХЕРСОНЩИНА']</text:p>
      <text:p text:style-name="P4">
类别: News</text:p>
      <!--METADATA-->
      <text:p text:style-name="P4">
<draw:frame draw:style-name="fr1" draw:name="Image265" text:anchor-type="as-char" svg:width="6.9236in" svg:height="5.140773in" draw:z-index="0">
<draw:image xlink:href="../Images/AРМІЯINFORM/2023-04-09T59-00-00-04-00/okupanty.jpg" xlink:type="simple" xlink:show="embed" xlink:actuate="onLoad" draw:mime-type="image/jpeg"/>
</draw:frame>
说明性照片</text:p>
      <text:p text:style-name="P4">
俄罗斯入侵者继续加强赫尔森地区暂时占领领土的反情报和警察政权。</text:p>
      <text:p text:style-name="P4">
关于它<text:a xlink:type="simple" xlink:href="https://www.facebook.com/GeneralStaff.ua/posts/pfbid0PikWoRr64Exh6DyEarBTFugytUdn6vA3yy8qoKoM5XqH8vFhyL36uMeGxstjvzA3l" text:style-name="Internet_20_link" text:visited-style-name="Visited_20_Internet_20_Link">
报告</text:a>
乌克兰武装部队将军。</text:p>
      <text:p text:style-name="P4">
“尤其是，在霍尔森地区的戈诺斯塔耶夫地区，袭击了当地人口中的个人电话，是否存在照片和视频材料以及“禁止”的内容。 在这样的观众期间，占领者记录了当地人的个人数据，有选择地寻找自己的房屋。”武装部队总参谋部说。</text:p>
      <text:p text:style-name="P4">
News Source: <text:a xlink:type="simple" xlink:href="https://armyinform.com.ua/2023/04/09/okupanty-teroryzuyut-zhyteliv-tot-hersonshhyny-rejdamy-perevirkamy-ta-obshukamy/" text:style-name="Internet_20_link" text:visited-style-name="Visited_20_Internet_20_Link">
https://armyinform.com.ua/2023/04/09/okupanty-teroryzuyut-zhyteliv-tot-hersonshhyny-rejdamy-perevirkamy-ta-obshukamy/</text:a>
</text:p>
      <!--NEWS-->
      <text:h text:style-name="P10" text:outline-level="1">
<text:span text:style-name="T4">
俄罗斯人不要停止应用火箭和航空恐怖策略</text:span>
</text:h>
      <text:p text:style-name="P4">
作者: ['АРМІЯINFORM']</text:p>
      <text:p text:style-name="P4">
时间: 2023-04-09T60:00:00-04:00</text:p>
      <text:p text:style-name="P4">
描述: 借出了敌人，是40名aviachichiiv的4枚火箭的囚禁，在58次与乌克兰的战争中，与乌克兰的战争，今天与乌克兰的最新消息，今天与乌克兰的新闻战争，今天与乌克兰的新闻战争上次，乌克兰和俄罗斯和俄罗斯和俄罗斯和俄罗斯和俄罗斯之间的战争都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STOPRUSSIA', 'АГРЕСІЯ РФ', 'ВІЙНА', 'ВОРОЖІ ОБСТРІЛИ', 'ВТОРГНЕННЯ РФ', 'ГШ ЗСУ', 'ОПЕРАТИВНА ІНФОРМАЦІЯ', 'РАКЕТНИЙ ТЕРОР']</text:p>
      <text:p text:style-name="P4">
类别: News</text:p>
      <!--METADATA-->
      <text:p text:style-name="P4">
<draw:frame draw:style-name="fr1" draw:name="Image266" text:anchor-type="as-char" svg:width="6.9236in" svg:height="3.893007in" draw:z-index="0">
<draw:image xlink:href="../Images/AРМІЯINFORM/2023-04-09T60-00-00-04-00/2022-10-31-raketnyj-udar-po-harkivshhyni.jpg" xlink:type="simple" xlink:show="embed" xlink:actuate="onLoad" draw:mime-type="image/jpeg"/>
</draw:frame>
说明性照片<text:span text:style-name="T4">
🔥俄罗斯完成的情况</text:span>
</text:p>
      <text:p text:style-name="P4">
在过去的一天中，敌人击中了4枚导弹和40次航空罢工，并在我们的Yavsk和定居点的民用基础设施的位置上对火箭发射器进行了58炮击。</text:p>
      <text:p text:style-name="P4">
关于它<text:a xlink:type="simple" xlink:href="https://www.facebook.com/GeneralStaff.ua/posts/pfbid0PikWoRr64Exh6DyEarBTFugytUdn6vA3yy8qoKoM5XqH8vFhyL36uMeGxstjvzA3l" text:style-name="Internet_20_link" text:visited-style-name="Visited_20_Internet_20_Link">
报告</text:a>
乌克兰武装部队的一般法典</text:p>
      <ul>
        <li>
乌克兰的安全部门警告说：“导弹和航空罢工的可能性在整个乌克兰持续很高，因为敌人不会停止使用塔基蒂卡恐怖。”</li>
      </ul>
      <text:p text:style-name="P4">
News Source: <text:a xlink:type="simple" xlink:href="https://armyinform.com.ua/2023/04/09/rosiyany-ne-prypynyayut-zastosovuvaty-taktyku-raketnogo-ta-aviaczijnogo-teroru/" text:style-name="Internet_20_link" text:visited-style-name="Visited_20_Internet_20_Link">
https://armyinform.com.ua/2023/04/09/rosiyany-ne-prypynyayut-zastosovuvaty-taktyku-raketnogo-ta-aviaczijnogo-teroru/</text:a>
</text:p>
      <!--NEWS-->
      <text:h text:style-name="P10" text:outline-level="1">
<text:span text:style-name="T4">
我真诚地祝贺乌克兰人和所有庆祝复活节的基督徒 - 乌克兰总统</text:span>
</text:h>
      <text:p text:style-name="P4">
作者: ['АРМІЯINFORM']</text:p>
      <text:p text:style-name="P4">
时间: 2023-04-09T61:00:00-04:00</text:p>
      <text:p text:style-name="P4">
描述: 我有一个广泛的乌克兰人，所有基督徒雅基 我一直在...与乌克兰2022年的战争，与乌克兰的战争是今天的最新消息，与乌克兰2022年的新闻战是今天的最后一场新闻，乌克兰和俄罗斯之间的战争以及俄罗斯之间的战争以及与乌克兰与乌克兰战争时是否会发生战争2022年将是与否，在不久的将来，乌克兰与乌克兰的战争，今天的乌克兰新闻，乌克兰的新闻，乌克兰的新闻在俄罗斯的乌克兰新闻</text:p>
      <text:p text:style-name="P4">
图片: ['<text:a xlink:type="simple" xlink:href="https://armyinform.com.ua/wp-content/uploads/2023/04/photo_5301165159089294018_y.jpg" text:style-name="Internet_20_link" text:visited-style-name="Visited_20_Internet_20_Link">
photo_5301165159089294018_y.jpg</text:a>
']</text:p>
      <text:p text:style-name="P4">
标签: ['ВЕЛИКДЕНЬ', 'ВЕЛИКОДНІ СВЯТА', 'ВОЛОДИМИР ЗЕЛЕНСЬКИЙ', 'ПРЕЗИДЕНТ УКРАЇНИ']</text:p>
      <text:p text:style-name="P4">
类别: News</text:p>
      <!--METADATA-->
      <text:p text:style-name="P4">
<draw:frame draw:style-name="fr1" draw:name="Image267" text:anchor-type="as-char" svg:width="6.9236in" svg:height="4.61393in" draw:z-index="0">
<draw:image xlink:href="../Images/AРМІЯINFORM/2023-04-09T61-00-00-04-00/photo_5301165159089294018_y.jpg" xlink:type="simple" xlink:show="embed" xlink:actuate="onLoad" draw:mime-type="image/jpeg"/>
</draw:frame>
我真诚地祝贺乌克兰人和所有庆祝复活节的基督徒。他们在前线和不同的城市和村庄中得到了标记。</text:p>
      <text:p text:style-name="P4">
我祝贺波兰人，立陶宛人，拉脱维亚人，爱沙尼亚人的兄弟。 我们在美国，英国，德国，意大利，法国，加拿大的真正朋友的朋友。 在布拉格·布拉迪斯拉娃(Brague Bratislava)，lyublian和Zagreb，Vienna和Bucharest，马德里和里斯本，阿姆斯特丹，哥本哈根和布鲁塞尔。 瑞典，芬兰，挪威成千上万的人。 所有在欧洲，拉丁美洲，非洲，亚洲和澳大利亚庆祝复活节的人。</text:p>
      <text:p text:style-name="P4">
这是一个现代世界。 一个试图自由生活的世界。 一个欣赏每个人的生活，尊重和平等的世界。 乌克兰今天站在这个世界上。 他为自己的土地而战，为自己的价值观而战。</text:p>
      <text:p text:style-name="P4">
两天前，我与乌克兰的穆斯林分开了开斋节。 很快，乌克兰与逾越节结束的祝贺。 在一周的时间里，我将祝贺今年4月16日庆祝复活节的每个人。</text:p>
      <text:p text:style-name="P4">
我们可以教授不同的宗教，但我们同样相信自由。 会有不同的传统，但是每个人都有一个共同的事情 - 这是对我们的祖国的保护。我们在不同的日期庆祝淡淡的假期，但是一个人将是唯一的一位：对于乌克兰和整个自由世界来说。</text:p>
      <text:p text:style-name="P4">
这是我们胜利的一天。 常见的。 不可避免的。 光，良好，正义，生活的胜利。 所有这些都象征着主法令的盛宴。</text:p>
      <text:p text:style-name="P4">
与复活节!</text:p>
      <text:p text:style-name="P4">
_ dudelo：(https://t.me/V_Zelenskiy_official/5802)_</text:p>
      <text:p text:style-name="P4">
News Source: <text:a xlink:type="simple" xlink:href="https://armyinform.com.ua/2023/04/09/vidznachayut-velykden-prezydent-ukrayiny/" text:style-name="Internet_20_link" text:visited-style-name="Visited_20_Internet_20_Link">
https://armyinform.com.ua/2023/04/09/vidznachayut-velykden-prezydent-ukrayiny/</text:a>
</text:p>
      <!--NEWS-->
      <text:h text:style-name="P10" text:outline-level="1">
<text:span text:style-name="T4">
白天，乌克兰的捍卫者在四个方向上反映了50多次种族主义攻击</text:span>
</text:h>
      <text:p text:style-name="P4">
作者: ['АРМІЯINFORM']</text:p>
      <text:p text:style-name="P4">
时间: 2023-04-09T62:00:00-04:00</text:p>
      <text:p text:style-name="P4">
描述: Vorog是Zoedzhuvati Basic Zuill的俯卧，在领先的DI ...与乌克兰2022年战争，与乌克兰的最新新闻，今天与乌克兰2022年的新闻战争，今天，乌克兰和俄罗斯之间的战争将在战争中以及战争之间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hronika-oborony-1.jpg" text:style-name="Internet_20_link" text:visited-style-name="Visited_20_Internet_20_Link">
hronika-oborony-1.jpg</text:a>
', '<text:a xlink:type="simple" xlink:href="https://armyinform.com.ua/wp-content/uploads/2023/04/hronika-oborony-2.jpg" text:style-name="Internet_20_link" text:visited-style-name="Visited_20_Internet_20_Link">
hronika-oborony-2.jpg</text:a>
']</text:p>
      <text:p text:style-name="P4">
标签: ['STOPRUSSIA', 'АГРЕСІЯ РФ', 'АТАКИ ВОРОГА', 'ВІЙНА', 'ВТОРГНЕННЯ РФ', 'ГШ ЗСУ', 'ОПЕРАТИВНА ІНФОРМАЦІЯ', 'ХРОНІКА ОБОРОНИ']</text:p>
      <text:p text:style-name="P4">
类别: News</text:p>
      <!--METADATA-->
      <text:p text:style-name="P4">
<draw:frame draw:style-name="fr1" draw:name="Image268" text:anchor-type="as-char" svg:width="6.9236in" svg:height="4.615733in" draw:z-index="0">
<draw:image xlink:href="../Images/AРМІЯINFORM/2023-04-09T62-00-00-04-00/hronika-oborony-1.jpg" xlink:type="simple" xlink:show="embed" xlink:actuate="onLoad" draw:mime-type="image/jpeg"/>
</draw:frame>
乌克兰士兵。 说明性照片 /一般武装部队<text:span text:style-name="T4">
🔥俄罗斯入侵的情况</text:span>
</text:p>
      <text:p text:style-name="P4">
敌人继续将主要努力集中在纳利曼斯克，巴赫穆特，阿夫迪夫和玛丽斯基的方向上的进攻行动上。</text:p>
      <text:p text:style-name="P4">
关于它<text:a xlink:type="simple" xlink:href="https://www.facebook.com/GeneralStaff.ua/posts/pfbid0PikWoRr64Exh6DyEarBTFugytUdn6vA3yy8qoKoM5XqH8vFhyL36uMeGxstjvzA3l" text:style-name="Internet_20_link" text:visited-style-name="Visited_20_Internet_20_Link">
报告</text:a>
乌克兰武装部队将军。</text:p>
      <text:p text:style-name="P4">
值得注意的是，在<text:span text:style-name="T4">
 volyn，polissya，Siversky和Slobozhansky </text:span>
操作情况的指示没有发生重大变化的情况下，未检测到敌人形成组的迹象。</text:p>
      <text:p text:style-name="P4">
<text:span text:style-name="T5">
“敌人继续在与库尔斯克和贝尔戈罗德地区的乌克兰区边界保留军事存在。 在库尔斯克地区的边界地区，敌人继续地形的工程设备，” </text:span>
-武装部队总参谋部的证词。</text:p>
      <text:p text:style-name="P4">
敌人在<text:span text:style-name="T4">
 liman </text:span>
上，在库兹明和Verkamyansky南部的地区领导了不成功的进攻。 在<text:span text:style-name="T4">
 Bakhmutsky </text:span>
敌人继续采取进攻行动，试图完全控制巴赫穆特市，战斗。</text:p>
      <text:p text:style-name="P4">
<text:span text:style-name="T5">
“在白天，敌人在居住的博格达尼夫卡(Bogdanivka)书中进行了不成功的进攻行动。 国防军部队击退了大约10次反对前线指定部分的袭击»，</text:span>
-指出，乌克兰武装部队的将军。</text:p>
      <text:p text:style-name="P4">
<draw:frame draw:style-name="fr1" draw:name="Image269" text:anchor-type="as-char" svg:width="6.9236in" svg:height="4.615733in" draw:z-index="0">
<draw:image xlink:href="../Images/AРМІЯINFORM/2023-04-09T62-00-00-04-00/hronika-oborony-2.jpg" xlink:type="simple" xlink:show="embed" xlink:actuate="onLoad" draw:mime-type="image/jpeg"/>
</draw:frame>
乌克兰士兵。 说明性照片 /一般武装力量</text:p>
      <text:p text:style-name="P4">
在<text:span text:style-name="T4">
 Avdiivsky和Mariinsky </text:span>
上，敌人遵循Novokalin，Severenov，Pervomaisky和Marinka Donetsk地区的进攻行动，没有成功：_“ _阵线指定区域上最激烈的战斗是Marinka的地点，在哪里更多攻击”。</text:p>
      <text:p text:style-name="P4">
在<text:span text:style-name="T4">
 Shakhtarsky </text:span>
白天进攻行动的敌人没有进行。</text:p>
      <text:p text:style-name="P4">
_”</text:p>
      <text:p text:style-name="P4">
News Source: <text:a xlink:type="simple" xlink:href="https://armyinform.com.ua/2023/04/09/zahysnyky-ukrayiny-vidbyly-ponad-50-atak-rashystiv/" text:style-name="Internet_20_link" text:visited-style-name="Visited_20_Internet_20_Link">
https://armyinform.com.ua/2023/04/09/zahysnyky-ukrayiny-vidbyly-ponad-50-atak-rashystiv/</text:a>
</text:p>
      <!--NEWS-->
      <text:h text:style-name="P10" text:outline-level="1">
<text:span text:style-name="T4">
国际学院指出，乌克兰在抵消俄罗斯的网络行动方面取得了成功</text:span>
</text:h>
      <text:p text:style-name="P4">
作者: ['АРМІЯINFORM']</text:p>
      <text:p text:style-name="P4">
时间: 2023-04-09T63:00:00-04:00</text:p>
      <text:p text:style-name="P4">
描述: 战略性doslizhena omphlikuv Analist的伦理部，交易...与乌克兰2022年的战争，与乌克兰与乌克兰的最新新闻，今天与乌克兰2022年的新闻战争，乌克兰与乌克兰之间以及乌克兰之间的战争，以及与乌克兰之间的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4/kiberbezpeka.jpg" text:style-name="Internet_20_link" text:visited-style-name="Visited_20_Internet_20_Link">
kiberbezpeka.jpg</text:a>
']</text:p>
      <text:p text:style-name="P4">
标签: ['STOPRUSSIA', 'АГРЕСІЯ РФ', 'ВТОРГНЕННЯ РФ', 'КІБЕРБЕЗПЕКА']</text:p>
      <text:p text:style-name="P4">
类别: News</text:p>
      <!--METADATA-->
      <text:p text:style-name="P4">
<draw:frame draw:style-name="fr1" draw:name="Image270" text:anchor-type="as-char" svg:width="6.9236in" svg:height="3.894525in" draw:z-index="0">
<draw:image xlink:href="../Images/AРМІЯINFORM/2023-04-09T63-00-00-04-00/kiberbezpeka.jpg" xlink:type="simple" xlink:show="embed" xlink:actuate="onLoad" draw:mime-type="image/jpeg"/>
</draw:frame>
网络安全。 说明性图像</text:p>
      <text:p text:style-name="P4">
国际战略研究所发表了一项分析评论，专门针对乌克兰和乌克兰网络防御的网络虫。</text:p>
      <text:p text:style-name="P4">
_国际战略研究所(iiss) - 专注于全球安全，政治风险和军事冲突的权威陆军机构。</text:p>
      <text:p text:style-name="P4">
在_ _ <text:span text:style-name="T5">
 _乌克兰战争的工作中：研究乌克兰赛义德的防御</text:span>
 _ _”</text:p>
      <text:p text:style-name="P4">
尤其：</text:p>
      <text:p text:style-name="P4">
*乌克兰如何设法建立强大而多层的网络防御，以抵抗井供应资源和强大的敌人的攻击。</text:p>
      <text:p text:style-name="P4">
特别是，在全面入侵开始之前，有一些措施可以加强网络防御，消费者通信和其他政府机构。 以及能够迅速适应网络威胁的能力； 加强州与私人阶级和国际合作的互动。</text:p>
      <text:p text:style-name="P4">
<text:span text:style-name="T5">
随着俄罗斯使用网络攻击来在战争中获得优势，以及基尔代理与俄罗斯联邦的军事目的的关系。 </text:span>
可以使用我们国家在俄罗斯网络策略中的经验，并且已经可以使用世界其他国家。</text:p>
      <text:p text:style-name="P4">
充满了看文字<text:a xlink:type="simple" xlink:href="https://www.iiss.org/blogs/research-paper/2023/03/russias-war-in-ukraine-examining-the-success-of-ukrainian-cyber-defences" text:style-name="Internet_20_link" text:visited-style-name="Visited_20_Internet_20_Link">
爱人</text:a>
.</text:p>
      <text:p text:style-name="P4">
News Source: <text:a xlink:type="simple" xlink:href="https://armyinform.com.ua/2023/04/09/mizhnarodnyj-instytut-vidznachyv-uspihy-ukrayiny-v-protydiyi-rosijskij-kiberagresiyi/" text:style-name="Internet_20_link" text:visited-style-name="Visited_20_Internet_20_Link">
https://armyinform.com.ua/2023/04/09/mizhnarodnyj-instytut-vidznachyv-uspihy-ukrayiny-v-protydiyi-rosijskij-kiberagresiyi/</text:a>
</text:p>
      <!--NEWS-->
      <text:h text:style-name="P10" text:outline-level="1">
<text:span text:style-name="T4">
如何参加您自己的企业的赠款退伍军人计划</text:span>
</text:h>
      <text:p text:style-name="P4">
作者: ['АРМІЯINFORM']</text:p>
      <text:p text:style-name="P4">
时间: 2023-04-09T64:00:00-04:00</text:p>
      <text:p text:style-name="P4">
描述: Prochktє机器人的分离是由资深资深人士发起的...与乌克兰2022年的战争，与乌克兰与乌克兰的最新新闻，今天与乌克兰2022年的新闻战争，乌克兰和俄罗斯之间以及俄罗斯之间的战争，何时会发生战争与乌克兰与乌克兰的战争将是不可行</text:p>
      <text:p text:style-name="P4">
图片: ['<text:a xlink:type="simple" xlink:href="https://armyinform.com.ua/wp-content/uploads/2023/02/pidtrymka-veterany-biznes.jpg" text:style-name="Internet_20_link" text:visited-style-name="Visited_20_Internet_20_Link">
pidtrymka-veterany-biznes.jpg</text:a>
', '<text:a xlink:type="simple" xlink:href="https://armyinform.com.ua/wp-content/uploads/2023/04/granty-dlya-veteraniv.jpg" text:style-name="Internet_20_link" text:visited-style-name="Visited_20_Internet_20_Link">
granty-dlya-veteraniv.jpg</text:a>
']</text:p>
      <text:p text:style-name="P4">
标签: ['ВЕТЕРАНСЬКИЙ БІЗНЕС', 'ГРАНТОВА ДОПОМОГА', 'МІНЕКОНОМІКИ', 'МІНРЕІНТЕГРАЦІЇ']</text:p>
      <text:p text:style-name="P4">
类别: News</text:p>
      <!--METADATA-->
      <text:p text:style-name="P4">
<draw:frame draw:style-name="fr1" draw:name="Image271" text:anchor-type="as-char" svg:width="6.9236in" svg:height="3.723238in" draw:z-index="0">
<draw:image xlink:href="../Images/AРМІЯINFORM/2023-04-09T64-00-00-04-00/pidtrymka-veterany-biznes.jpg" xlink:type="simple" xlink:show="embed" xlink:actuate="onLoad" draw:mime-type="image/jpeg"/>
</draw:frame>
政府扩大了EBOT的项目，并启动了新的赠款计划，以启动或发展自己的业务。 正如公共关系部和乌克兰经济部的媒体报道的那样，相应的决定是在3月30日的内阁会议上做出的。</text:p>
      <text:p text:style-name="P4">
乌克兰暂时占领领土的重新融入部<text:a xlink:type="simple" xlink:href="https://minre.gov.ua/2023/04/08/v-ukrayini-zapuskayut-grantovi-programy-dlya-veteraniv-na-vlasnyj-biznes/" text:style-name="Internet_20_link" text:visited-style-name="Visited_20_Internet_20_Link">
解释</text:a>
谁有权获得赠款，为什么提供援助，提供哪些赠款计划以及在什么条件下。</text:p>
      <text:p text:style-name="P4">
<draw:frame draw:style-name="fr1" draw:name="Image272" text:anchor-type="as-char" svg:width="6.9236in" svg:height="6.9236in" draw:z-index="0">
<draw:image xlink:href="../Images/AРМІЯINFORM/2023-04-09T64-00-00-04-00/granty-dlya-veteraniv.jpg" xlink:type="simple" xlink:show="embed" xlink:actuate="onLoad" draw:mime-type="image/jpeg"/>
</draw:frame>
<text:span text:style-name="T4">
谁有权获得赠款？</text:span>
</text:p>
      <text:p text:style-name="P4">
赠款可以接待退伍军人，也可以在家族企业发展中获得后卫的第二配偶。</text:p>
      <text:p text:style-name="P4">
<text:span text:style-name="T4">
提供了什么赠款援助？</text:span>
</text:p>
      <text:p text:style-name="P4">
为了购买设备，原材料，材料，租金的租金，是实施业务流程所必需的。 还有 - 许可软件的假设，营销服务付款。</text:p>
      <text:p text:style-name="P4">
<text:span text:style-name="T4">
提供了哪些赠款计划以及在什么条件下？</text:span>
</text:p>
      <ul>
        <li>
2.5万hryvnias-对于敌对行动和 /或残疾人的参与者，由于战争。 条件：创建一个工作场所； * 50万hryvnias-对于敌对行动和 /或残疾人的参与者的家庭成员。 条件：创造两个工作； * 100万hryvnias-对于敌对行动和 /或残障人士的参与者，战争被注册为FOP至少3年。 条件：创造四个工作，至少有两个将占领退伍军人或残疾人。</li>
      </ul>
      <text:p text:style-name="P4">
*!赠款接收者投资了自己的30％的资金，国家将以赠款的形式提供70％的资金。</text:p>
      <text:p text:style-name="P4">
<text:span text:style-name="T4">
何时又如何申请收据？</text:span>
</text:p>
      <text:p text:style-name="P4">
赠款申请可以从4月10日通过[Portoldy]提交(https://diia.gov.ua/).</text:p>
      <text:p text:style-name="P4">
<text:span text:style-name="T4">
Чи є додаткові опції програми?</text:span>
</text:p>
      <text:p text:style-name="P4">
Отримувачі грантів за бажанням зможуть безоплатно пройти навчання з питаньпідприємництва й отримати консультації у регіональних центрах зайнятості.</text:p>
      <text:p text:style-name="P4">
News Source: <text:a xlink:type="simple" xlink:href="https://armyinform.com.ua/2023/04/09/yak-vzyaty-uchast-u-grantovij-programi-dlya-veteraniv-na-vlasnyj-biznes/" text:style-name="Internet_20_link" text:visited-style-name="Visited_20_Internet_20_Link">
https://armyinform.com.ua/2023/04/09/yak-vzyaty-uchast-u-grantovij-programi-dlya-veteraniv-na-vlasnyj-biznes/</text:a>
</text:p>
      <!--NEWS-->
      <text:h text:style-name="P10" text:outline-level="1">
<text:span text:style-name="T4">
陆军比赛出现在行动中 - 管理武装部队的虚拟无人机和唐斯塔</text:span>
</text:h>
      <text:p text:style-name="P4">
作者: ['АРМІЯINFORM']</text:p>
      <text:p text:style-name="P4">
时间: 2023-04-09T65:00:00-04:00</text:p>
      <text:p text:style-name="P4">
描述: Kozhzhe可以浸泡在非遗产的角色运营商中，只是在“ Dia” Highborn中。...与乌克兰2022年的战争，与乌克兰的最新新闻，今天与乌克兰的新闻战争，今天与乌克兰的新闻战争，今天将有一个乌克兰与俄罗斯之间的战争，当战争是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4/diya-armiya-droniv.jpg" text:style-name="Internet_20_link" text:visited-style-name="Visited_20_Internet_20_Link">
diya-armiya-droniv.jpg</text:a>
']</text:p>
      <text:p text:style-name="P4">
标签: ['АРМІЯ ДРОНІВ', 'ДОДАТОК «ДІЯ»', 'ДРОНИ', 'ІГРИ', 'МІНЦИФРИ', 'МОБІЛЬНИЙ ЗАСТОСУНОК']</text:p>
      <text:p text:style-name="P4">
类别: News</text:p>
      <!--METADATA-->
      <text:p text:style-name="P4">
<draw:frame draw:style-name="fr1" draw:name="Image273" text:anchor-type="as-char" svg:width="6.9236in" svg:height="4.615733in" draw:z-index="0">
<draw:image xlink:href="../Images/AРМІЯINFORM/2023-04-09T65-00-00-04-00/diya-armiya-droniv.jpg" xlink:type="simple" xlink:show="embed" xlink:actuate="onLoad" draw:mime-type="image/jpeg"/>
</draw:frame>
无人机陆军游戏 /拼贴军</text:p>
      <text:p text:style-name="P4">
任何人都可以在动作“动作”中尝试自己作为无人机操作员。 目的是摧毁坦克的敌人柱。 此外，每个人都可以做真正的“无人机大军”，以加强我们的军队并挽救更多人的生命。</text:p>
      <text:p text:style-name="P4">
关于它<text:a xlink:type="simple" xlink:href="https://www.kmu.gov.ua/news/keruite-virtualnymy-bezpilotnykamy-ta-donatte-na-zsu-u-dii-ziavylasia-hra-armiia-droniv" text:style-name="Internet_20_link" text:visited-style-name="Visited_20_Internet_20_Link">
报告</text:a>
乌克兰数字化转型部。</text:p>
      <text:p text:style-name="P4">
值得注意的是，事工团队与伊洛戈斯(Ilogos)为乌克兰人开了一场新游戏。</text:p>
      <text:p text:style-name="P4">
“在一场完整的战争开始时，“行动”的用户可以提高道德动议，在“动作”中扮演“ baracar”。 现在是时候管理无人机了。 功能是完善的，最重要的是 - 他们增加了在没有恩典的情况下实现它的机会。 因此，由于您的多纳马什(Donatamash)，当您几乎破坏了敌对的设备时，军方可以与“无人机大军”一起销毁敌人，在真实的多位上销毁敌人，这是信息的消息。</text:p>
      <text:p text:style-name="P4">
游戏参与者在“动作”中的主要任务是防止俄罗斯坦克通过障碍。 为此，您将无人机作为操作员管理，将其引导到敌对的设备上并扔掉弹丸。 完成战斗任务，积累积分并开放新鸟。 一切都尽可能现实。</text:p>
      <text:p text:style-name="P4">
“游戏中还有另一个有趣的功能。 几乎每个敌方坦克都载着洗衣机。 因此，在游戏中，俄罗斯入侵者显得真实的恐怖分子。</text:p>
      <text:p text:style-name="P4">
玩耍和结束!”  - 乌克兰数字化转型部的新闻服务写道。</text:p>
      <text:p text:style-name="P4">
News Source: <text:a xlink:type="simple" xlink:href="https://armyinform.com.ua/2023/04/09/u-diyi-zyavylasya-gra-armiya-droniv-kerujte-virtualnymy-bezpilotnykamy-ta-donatte-na-zsu/" text:style-name="Internet_20_link" text:visited-style-name="Visited_20_Internet_20_Link">
https://armyinform.com.ua/2023/04/09/u-diyi-zyavylasya-gra-armiya-droniv-kerujte-virtualnymy-bezpilotnykamy-ta-donatte-na-zsu/</text:a>
</text:p>
      <!--NEWS-->
      <text:h text:style-name="P10" text:outline-level="1">
<text:span text:style-name="T4">
Zaporozhye中敌人炮击的影响已被消除</text:span>
</text:h>
      <text:p text:style-name="P4">
作者: ['АРМІЯINFORM']</text:p>
      <text:p text:style-name="P4">
时间: 2023-04-09T66:00:00-04:00</text:p>
      <text:p text:style-name="P4">
描述: Vnochi 9 Kvisnya Vorog Zhiznov，火箭发起了Mista Zaporizhzhi，结果是与乌克兰2022年的战争，与乌克兰的战争是今天的最新消息，这是今天与乌克兰2022年的新闻战争，乌克兰和乌克兰之间将在乌克兰之间进行战争。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mceu-67925430911681017550660-1.jpg" text:style-name="Internet_20_link" text:visited-style-name="Visited_20_Internet_20_Link">
mceu-67925430911681017550660-1.jpg</text:a>
', '<text:a xlink:type="simple" xlink:href="https://armyinform.com.ua/wp-content/uploads/2023/04/mceu-83546097241681017611415-150x150.jpg" text:style-name="Internet_20_link" text:visited-style-name="Visited_20_Internet_20_Link">
mceu-83546097241681017611415-150x150.jpg</text:a>
', '<text:a xlink:type="simple" xlink:href="https://armyinform.com.ua/wp-content/uploads/2023/04/mceu-89515781121681017577974-150x150.jpg" text:style-name="Internet_20_link" text:visited-style-name="Visited_20_Internet_20_Link">
mceu-89515781121681017577974-150x150.jpg</text:a>
', '<text:a xlink:type="simple" xlink:href="https://armyinform.com.ua/wp-content/uploads/2023/04/mceu-46936870931681017595832-150x150.jpg" text:style-name="Internet_20_link" text:visited-style-name="Visited_20_Internet_20_Link">
mceu-46936870931681017595832-150x150.jpg</text:a>
', '<text:a xlink:type="simple" xlink:href="https://armyinform.com.ua/wp-content/uploads/2023/04/mceu-79904163451681017627032-150x150.jpg" text:style-name="Internet_20_link" text:visited-style-name="Visited_20_Internet_20_Link">
mceu-79904163451681017627032-150x150.jpg</text:a>
', '<text:a xlink:type="simple" xlink:href="https://armyinform.com.ua/wp-content/uploads/2023/04/mceu-41442606861681017643228-150x150.jpg" text:style-name="Internet_20_link" text:visited-style-name="Visited_20_Internet_20_Link">
mceu-41442606861681017643228-150x150.jpg</text:a>
']</text:p>
      <text:p text:style-name="P4">
标签: ['STOPRUSSIA', 'АГРЕСІЯ РФ', 'ВІЙНА', 'ВТОРГНЕННЯ РФ', 'ДСНС УКРАЇНИ', 'ЛІКВІДАЦІЯ НАСЛІДКІВ ВОРОЖИХ ОБСТРІЛІВ', 'НАСЛІДКИ ВОРОЖИХ ОБСТРІЛІВ']</text:p>
      <text:p text:style-name="P4">
类别: News</text:p>
      <!--METADATA-->
      <text:p text:style-name="P4">
<draw:frame draw:style-name="fr1" draw:name="Image274" text:anchor-type="as-char" svg:width="6.9236in" svg:height="5.1927in" draw:z-index="0">
<draw:image xlink:href="../Images/AРМІЯINFORM/2023-04-09T66-00-00-04-00/mceu-67925430911681017550660-1.jpg" xlink:type="simple" xlink:show="embed" xlink:actuate="onLoad" draw:mime-type="image/jpeg"/>
</draw:frame>
4月9日晚上，敌人对Zaporizhzhia市进行了火箭射击，结果，一栋公寓楼有部分破坏，随后发生了100平方米的大火。 m，爆炸波被相邻的建筑物和窗户附近的建筑物所部分损坏。</text:p>
      <text:p text:style-name="P4">
这在[消息]中说明了(https://dsns.gov.ua/uk/news/nadzvicaini-podiyi/m-zaporizzia-riatuvalniki-likviduvali-naslidki-vorozogo-obstrilu)乌克兰国家服务处于紧急情况下。</text:p>
      <text:p text:style-name="P4">
截至8:00，有2个人，一个50岁的父亲和11岁的孩子在现场被杀。</text:p>
      <text:p text:style-name="P4">
SES的工作人员从瓦砾下方救出了一位46岁的母亲，该母亲正在通过救护车。 幸运的是，她的长女正在拜访。</text:p>
      <text:p text:style-name="P4">
救援人员迅速消除了点火和解析的结构以及单独的元素。</text:p>
      <text:p text:style-name="P4">
<text:a xlink:type="simple" xlink:href="https://armyinform.com.ua/wp-content/uploads/2023/04/mceu-83546097241681017611415.jpg" text:style-name="Internet_20_link" text:visited-style-name="Visited_20_Internet_20_Link">
!(Images/AРМІЯINFORM/2023-04-09T66-00-00-04-00/mceu-83546097241681017611415-150x150.jpg)</text:a>
</text:p>
      <text:p text:style-name="P4">
<text:a xlink:type="simple" xlink:href="https://armyinform.com.ua/wp-content/uploads/2023/04/mceu-89515781121681017577974.jpg" text:style-name="Internet_20_link" text:visited-style-name="Visited_20_Internet_20_Link">
<draw:frame draw:style-name="fr1" draw:name="Image275" text:anchor-type="as-char" svg:width="6.9236in" svg:height="6.9236in" draw:z-index="0">
<draw:image xlink:href="../Images/AРМІЯINFORM/2023-04-09T66-00-00-04-00/mceu-89515781121681017577974-150x150.jpg" xlink:type="simple" xlink:show="embed" xlink:actuate="onLoad" draw:mime-type="image/jpeg"/>
</draw:frame>
</text:a>
</text:p>
      <text:p text:style-name="P4">
<text:a xlink:type="simple" xlink:href="https://armyinform.com.ua/wp-content/uploads/2023/04/mceu-46936870931681017595832.jpg" text:style-name="Internet_20_link" text:visited-style-name="Visited_20_Internet_20_Link">
<draw:frame draw:style-name="fr1" draw:name="Image276" text:anchor-type="as-char" svg:width="6.9236in" svg:height="6.9236in" draw:z-index="0">
<draw:image xlink:href="../Images/AРМІЯINFORM/2023-04-09T66-00-00-04-00/mceu-46936870931681017595832-150x150.jpg" xlink:type="simple" xlink:show="embed" xlink:actuate="onLoad" draw:mime-type="image/jpeg"/>
</draw:frame>
</text:a>
</text:p>
      <text:p text:style-name="P4">
<text:a xlink:type="simple" xlink:href="https://armyinform.com.ua/wp-content/uploads/2023/04/mceu-79904163451681017627032.jpg" text:style-name="Internet_20_link" text:visited-style-name="Visited_20_Internet_20_Link">
<draw:frame draw:style-name="fr1" draw:name="Image277" text:anchor-type="as-char" svg:width="6.9236in" svg:height="6.9236in" draw:z-index="0">
<draw:image xlink:href="../Images/AРМІЯINFORM/2023-04-09T66-00-00-04-00/mceu-79904163451681017627032-150x150.jpg" xlink:type="simple" xlink:show="embed" xlink:actuate="onLoad" draw:mime-type="image/jpeg"/>
</draw:frame>
</text:a>
</text:p>
      <text:p text:style-name="P4">
<text:a xlink:type="simple" xlink:href="https://armyinform.com.ua/wp-content/uploads/2023/04/mceu-41442606861681017643228.jpg" text:style-name="Internet_20_link" text:visited-style-name="Visited_20_Internet_20_Link">
<draw:frame draw:style-name="fr1" draw:name="Image278" text:anchor-type="as-char" svg:width="6.9236in" svg:height="6.9236in" draw:z-index="0">
<draw:image xlink:href="../Images/AРМІЯINFORM/2023-04-09T66-00-00-04-00/mceu-41442606861681017643228-150x150.jpg" xlink:type="simple" xlink:show="embed" xlink:actuate="onLoad" draw:mime-type="image/jpeg"/>
</draw:frame>
</text:a>
截至晚上8:00，搜查受害者和紧急救援工作已经完成。</text:p>
      <text:p text:style-name="P4">
35名人员和7个单位的消防和救援设备涉及从电力公司中消除后果1机械单位-3名男子和1个单一设备。</text:p>
      <text:p text:style-name="P4">
News Source: <text:a xlink:type="simple" xlink:href="https://armyinform.com.ua/2023/04/09/likvidovano-naslidky-vorozhogo-obstrilu-u-zaporizhzhi/" text:style-name="Internet_20_link" text:visited-style-name="Visited_20_Internet_20_Link">
https://armyinform.com.ua/2023/04/09/likvidovano-naslidky-vorozhogo-obstrilu-u-zaporizhzhi/</text:a>
</text:p>
      <!--NEWS-->
      <text:h text:style-name="P10" text:outline-level="1">
<text:span text:style-name="T4">
每天敌人的损失：减去470名入侵者，4 BBM和14个无人机 - 武装部队的总人员</text:span>
</text:h>
      <text:p text:style-name="P4">
作者: ['АРМІЯINFORM']</text:p>
      <text:p text:style-name="P4">
时间: 2023-04-09T67:00:00-04:00</text:p>
      <text:p text:style-name="P4">
描述: Zagalni Boyov，在02.24.22至09/09/23 Orintovo成为：...与乌克兰2022年战争，与乌克兰的战争，今天与乌克兰的最新新闻，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photo_5300795057462428347_w-scaled.jpg" text:style-name="Internet_20_link" text:visited-style-name="Visited_20_Internet_20_Link">
photo_5300795057462428347_w-scaled.jpg</text:a>
']</text:p>
      <text:p text:style-name="P4">
标签: ['АГРЕСІЯ РФ', 'БОЙОВІ ВТРАТИ', 'ВТОРГНЕННЯ РФ', 'ВТРАТИ ВОРОГА', 'ГШ ЗС УКРАЇНИ']</text:p>
      <text:p text:style-name="P4">
类别: News</text:p>
      <!--METADATA-->
      <text:p text:style-name="P4">
<draw:frame draw:style-name="fr1" draw:name="Image279" text:anchor-type="as-char" svg:width="6.9236in" svg:height="6.958218in" draw:z-index="0">
<draw:image xlink:href="../Images/AРМІЯINFORM/2023-04-09T67-00-00-04-00/photo_5300795057462428347_w-scaled.jpg" xlink:type="simple" xlink:show="embed" xlink:actuate="onLoad" draw:mime-type="image/jpeg"/>
</draw:frame>
从24.02.22到09.04.23的敌人的总损失将定向：</text:p>
      <text:p text:style-name="P4">
<text:span text:style-name="T5">
人员 - 大约178150(+470)人； </text:span>
坦克-3636(+0)单位， <text:span text:style-name="T5">
战斗装甲车-7024(+4)单位， </text:span>
炮兵系统-2740(+13)by， * rzu -533(+0)单位， <text:span text:style-name="T5">
飞机-282(+0)OD， </text:span>
飞机-307(+0)单位， <text:span text:style-name="T5">
直升机-292(+0)单位， </text:span>
无人机手术级别2312(+14)， <text:span text:style-name="T5">
有翼导弹-911(+0)， </text:span>
船 /船-18(+0)单位， <text:span text:style-name="T5">
汽车设备和坦克-5602(+3)单位， </text:span>
特殊设备-309(+5).</text:p>
      <text:p text:style-name="P4">
Дані уточнюються.</text:p>
      <text:p text:style-name="P4">
<text:span text:style-name="T4">
Джерело:</text:span>
<text:a xlink:type="simple" xlink:href="https://www.facebook.com/GeneralStaff.ua/posts/pfbid022K96E5NBzVKJtofHNiWtBduVrS3i4ZxdZztWXJkEJDZppBbikfLYMx9NFFVeNPiPl" text:style-name="Internet_20_link" text:visited-style-name="Visited_20_Internet_20_Link">
Генеральний штаб Збройних СилУкраїни</text:a>
截至09.04.23。</text:p>
      <text:p text:style-name="P4">
News Source: <text:a xlink:type="simple" xlink:href="https://armyinform.com.ua/2023/04/09/vtraty-voroga-za-dobu-minus-470-okupantiv-4-bbm-ta-14-bezpilotnykiv-genshtab-zsu/" text:style-name="Internet_20_link" text:visited-style-name="Visited_20_Internet_20_Link">
https://armyinform.com.ua/2023/04/09/vtraty-voroga-za-dobu-minus-470-okupantiv-4-bbm-ta-14-bezpilotnykiv-genshtab-zsu/</text:a>
</text:p>
      <!--NEWS-->
      <text:h text:style-name="P10" text:outline-level="1">
<text:span text:style-name="T4">
愿基督的盛宴复活使我们不服从圣灵和胜利的和平-Valery Zaluzhny</text:span>
</text:h>
      <text:p text:style-name="P4">
作者: ['АРМІЯINFORM']</text:p>
      <text:p text:style-name="P4">
时间: 2023-04-09T68:00:00-04:00</text:p>
      <text:p text:style-name="P4">
描述: 医务人员ZS乌克兰瓦莱尼Zaluzhnya UVTAV UKRAINTYV ZAKHID仪式W ...与乌克兰2022年的战争，与乌克兰的最新新闻，《今日新闻》，《新闻战》，今天与乌克兰2022年上次与乌克兰的新闻战争，乌克兰和俄罗斯和俄罗斯之间的战争将会与乌克兰和乌克兰之间的战争，他们说，2022年，是否会在不久的将来与乌克兰进行战争</text:p>
      <text:p text:style-name="P4">
图片: ['<text:a xlink:type="simple" xlink:href="https://armyinform.com.ua/wp-content/uploads/2022/12/zaluzhnyj-pryvitannya.png" text:style-name="Internet_20_link" text:visited-style-name="Visited_20_Internet_20_Link">
zaluzhnyj-pryvitannya.png</text:a>
']</text:p>
      <text:p text:style-name="P4">
标签: ['ВАЛЕРІЙ ЗАЛУЖНИЙ', 'ВЕЛИКДЕНЬ', 'ВЕРБНА НЕДІЛЯ', 'ГОЛОВНОКОМАНДУВАЧ ЗБРОЙНИХ СИЛ УКРАЇНИ', 'ПРИВІТАННЯ З ВЕЛИКОДНЕМ']</text:p>
      <text:p text:style-name="P4">
类别: News</text:p>
      <!--METADATA-->
      <text:p text:style-name="P4">
<draw:frame draw:style-name="fr1" draw:name="Image280" text:anchor-type="as-char" svg:width="6.9236in" svg:height="4.060713in" draw:z-index="0">
<draw:image xlink:href="../Images/AРМІЯINFORM/2023-04-09T68-00-00-04-00/zaluzhnyj-pryvitannya.png" xlink:type="simple" xlink:show="embed" xlink:actuate="onLoad" draw:mime-type="image/png"/>
</draw:frame>
指挥官 - 乌克兰瓦莱里·扎卢兹尼武装部队的主持人<text:a xlink:type="simple" xlink:href="https://www.facebook.com/CinCAFU/posts/pfbid022oXykmbbNEYotkDrc2huioY85VFvPeubtiBmWWXu8bcA4ArFjiEC12ffi1LDF4fal" text:style-name="Internet_20_link" text:visited-style-name="Visited_20_Internet_20_Link">
祝贺</text:a>
西方仪式的乌克兰人与复活节。</text:p>
      <text:p text:style-name="P4">
“基督复活了!</text:p>
      <text:p text:style-name="P4">
他的确已经复活了!</text:p>
      <text:p text:style-name="P4">
西方基督徒今天庆祝复活节。 一个假期体现了生命中的胜利者，春天的到来代替了黑暗的冬天。 我祝贺乌克兰人庆祝这一美好的一天，以及我们在世界各地的伴侣，这有助于我们使我们更接近胜利和胜利。 为了尽快使漫长的一天，当所有家庭在一个共同的桌子上团结起来，用复活的Khrystv互相问候!”  -  Valery Zaluzhny在他的Facebook页面上写道。</text:p>
      <text:p text:style-name="P4">
News Source: <text:a xlink:type="simple" xlink:href="https://armyinform.com.ua/2023/04/09/nehaj-svyato-hrystovogo-voskresinnya-daruye-nam-neskorenist-duhu-i-peremozhnyj-myr-valerij-zaluzhnyj/" text:style-name="Internet_20_link" text:visited-style-name="Visited_20_Internet_20_Link">
https://armyinform.com.ua/2023/04/09/nehaj-svyato-hrystovogo-voskresinnya-daruye-nam-neskorenist-duhu-i-peremozhnyj-myr-valerij-zaluzhnyj/</text:a>
</text:p>
      <!--NEWS-->
      <text:h text:style-name="P10" text:outline-level="1">
<text:span text:style-name="T4">
白天，救援人员去了一百次以消除敌人炮击的后果</text:span>
</text:h>
      <text:p text:style-name="P4">
作者: ['АРМІЯINFORM']</text:p>
      <text:p text:style-name="P4">
时间: 2023-04-09T69:00:00-04:00</text:p>
      <text:p text:style-name="P4">
描述: 最后一个通行证，8克维特里（8 Kvitry）是克拉西西亚（Klasissia of Klasissia of Klasissia）与obzvikhynish ...与乌克兰2022年的战争，与乌克兰与乌克兰的最新新闻，今天与乌克兰2022年的新闻战争，今天上次与乌克兰的新闻战争，乌克兰和俄罗斯之间的战争会发生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3/xzvev8dxadlvsx-pozhezha.jpg" text:style-name="Internet_20_link" text:visited-style-name="Visited_20_Internet_20_Link">
xzvev8dxadlvsx-pozhezha.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81" text:anchor-type="as-char" svg:width="6.9236in" svg:height="3.888597in" draw:z-index="0">
<draw:image xlink:href="../Images/AРМІЯINFORM/2023-04-09T69-00-00-04-00/xzvev8dxadlvsx-pozhezha.jpg" xlink:type="simple" xlink:show="embed" xlink:actuate="onLoad" draw:mime-type="image/jpeg"/>
</draw:frame>
说明性照片</text:p>
      <text:p text:style-name="P4">
在4月8日<text:span text:style-name="T4">
的最后一天，</text:span>
乌克兰公务员的不确定情况的师<text:span text:style-name="T4">
 128离开</text:span>
，以消除定居点和基础设施的居民的后果。 被淘汰<text:span text:style-name="T4">
 7 </text:span>
大火，1人被救出。 为人提供了心理帮助<text:span text:style-name="T4">
 149 </text:span>
。</text:p>
      <text:p text:style-name="P4">
这在[消息]中说明了(https://dsns.gov.ua/uk/news/nadzvicaini-podiyi/operativna-informaciia-dsns-shhodo-naslidkiv-vedennia-boiovix-dii-rosiiskoiu-federacijeiu-120)乌克兰的SES。</text:p>
      <text:p text:style-name="P4">
自战争开始以来，已经进行了<text:span text:style-name="T4">
 88 300旅行</text:span>
消除后果，消除了<text:span text:style-name="T4">
 14 274大火</text:span>
，被救出<text:span text:style-name="T4">
 3,989人</text:span>
，提供了心理帮助<text:span text:style-name="T4">
 209 358人</text:span>
。</text:p>
      <text:p text:style-name="P4">
News Source: <text:a xlink:type="simple" xlink:href="https://armyinform.com.ua/2023/04/09/za-dobu-ryatuvalnyky-ponad-sto-raziv-vyyizdyly-na-likvidacziyu-naslidkiv-vorozhyh-obstriliv-20/" text:style-name="Internet_20_link" text:visited-style-name="Visited_20_Internet_20_Link">
https://armyinform.com.ua/2023/04/09/za-dobu-ryatuvalnyky-ponad-sto-raziv-vyyizdyly-na-likvidacziyu-naslidkiv-vorozhyh-obstriliv-20/</text:a>
</text:p>
      <!--NEWS-->
      <text:h text:style-name="P10" text:outline-level="1">
<text:span text:style-name="T4">
俄罗斯将两个水下火箭发射器带到了黑海 - 纳塔利亚·汉尼克（Natalia Humeniuk）</text:span>
</text:h>
      <text:p text:style-name="P4">
作者: ['АРМІЯINFORM']</text:p>
      <text:p text:style-name="P4">
时间: 2023-04-09T70:00:00-04:00</text:p>
      <text:p text:style-name="P4">
描述: 关于CE在Efiri Zagalnatzhyonal Telemarafon“єDiniNews”中说，Rechitza说...与乌克兰2022年的战争，与乌克兰的战争是今天的最新新闻，这是与乌克兰2022年的新闻战争，乌克兰和乌克兰之间的战争将于乌克兰和乌克兰之间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gumenyuk_1-1.jpg" text:style-name="Internet_20_link" text:visited-style-name="Visited_20_Internet_20_Link">
gumenyuk_1-1.jpg</text:a>
']</text:p>
      <text:p text:style-name="P4">
标签: ['STOPRUSSIA', 'АГРЕСІЯ РФ', 'ВТОРГНЕННЯ РФ', 'НАТАЛІЯ ГУМЕНЮК']</text:p>
      <text:p text:style-name="P4">
类别: News</text:p>
      <!--METADATA-->
      <text:p text:style-name="P4">
<draw:frame draw:style-name="fr1" draw:name="Image282" text:anchor-type="as-char" svg:width="6.9236in" svg:height="3.883237in" draw:z-index="0">
<draw:image xlink:href="../Images/AРМІЯINFORM/2023-04-09T70-00-00-04-00/gumenyuk_1-1.jpg" xlink:type="simple" xlink:show="embed" xlink:actuate="onLoad" draw:mime-type="image/jpeg"/>
</draw:frame>
关于它在全国性Temachpon的空中“唯一的新闻” <text:a xlink:type="simple" xlink:href="https://www.youtube.com/watch" text:style-name="Internet_20_link" text:visited-style-name="Visited_20_Internet_20_Link">
说</text:a>
纳塔利亚·汉尼库克(Natalia Humeniuk)是南方国防部国防中心的发言人。</text:p>
      <ul>
        <li>
敌人继续将船体放在黑海中，该船仍然有弧形。 目前，他们使用潜艇，其中两个已经增加了两个，因此火箭量可以达到8个火箭。 我想提醒您，很难找到前往我们防空飞机的海底船，这意味着空气焦虑的批准应尽快起作用， -   -  Raperagumeniuk。</li>
      </ul>
      <text:p text:style-name="P4">
她还提醒Minna海岸上的危险。</text:p>
      <ul>
        <li>
在风暴天气之后，现在，当海上变暖时，海岸会给海岸带来令人不愉快的惊喜，因此有必要观看和记住防止水切成薄片的距离 - 至少200米，不靠近， - 汉尼克说。</li>
      </ul>
      <text:p text:style-name="P4">
News Source: <text:a xlink:type="simple" xlink:href="https://armyinform.com.ua/2023/04/09/rosiya-vyvela-u-chorne-more-dva-pidvodnyh-raketonosiyi-natalya-gumenyuk/" text:style-name="Internet_20_link" text:visited-style-name="Visited_20_Internet_20_Link">
https://armyinform.com.ua/2023/04/09/rosiya-vyvela-u-chorne-more-dva-pidvodnyh-raketonosiyi-natalya-gumenyuk/</text:a>
</text:p>
      <!--NEWS-->
      <text:h text:style-name="P10" text:outline-level="1">
<text:span text:style-name="T4">
英国正在测试最新的地面战斗工作</text:span>
</text:h>
      <text:p text:style-name="P4">
作者: ['АРМІЯINFORM']</text:p>
      <text:p text:style-name="P4">
时间: 2023-04-09T71:00:00-04:00</text:p>
      <text:p text:style-name="P4">
描述: 大英国人是由Vypobvannya Truokh Riznikh进行的，重要的胡说八道...与乌克兰2022年的战争，与乌克兰的最新新闻，今天与乌克兰2022年的新闻战争，乌克兰和俄罗斯和俄罗斯之间以及战争之间将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golovna-4-2.jpg" text:style-name="Internet_20_link" text:visited-style-name="Visited_20_Internet_20_Link">
golovna-4-2.jpg</text:a>
', '<text:a xlink:type="simple" xlink:href="https://armyinform.com.ua/wp-content/uploads/2023/04/04.04.23_nazemni-roboty_2.jpg" text:style-name="Internet_20_link" text:visited-style-name="Visited_20_Internet_20_Link">
04.04.23_nazemni-roboty_2.jpg</text:a>
']</text:p>
      <text:p text:style-name="P4">
标签: ['ВЕЛИКА БРИТАНІЯ', 'ВІЙСЬКОВІ ТРЕНУВАННЯ']</text:p>
      <text:p text:style-name="P4">
类别: News</text:p>
      <!--METADATA-->
      <text:p text:style-name="P4">
<draw:frame draw:style-name="fr1" draw:name="Image283" text:anchor-type="as-char" svg:width="6.9236in" svg:height="3.894525in" draw:z-index="0">
<draw:image xlink:href="../Images/AРМІЯINFORM/2023-04-09T71-00-00-04-00/golovna-4-2.jpg" xlink:type="simple" xlink:show="embed" xlink:actuate="onLoad" draw:mime-type="image/jpeg"/>
</draw:frame>
英国对三种不同的人流量无人运输车进行了测试(H-ugv). Ці сухопутні безпілотники важать понад п’ятьтонн. Під час випробувань оцінювалися параметри швидкості машин, а такожможливості системи зв’язку при керуванні ними у складних умовах рельєфумісцевості. Зважаючи на масу цих машин, на них можна встановлювати різні типиозброєння — варіанти вогневої потужності передбачають автоматичні гарматикалібру від 25 до 50 мм. На думку експертів, випробування дозволяють детальнооцінити не лише наявні тактико-технічні характеристики, а й зробити висновкипро подальші перспективи бойового використання та потенціалу на полі боюбезпілотних транспортних засобів протягом наступних десятиліть.</text:p>
      <text:p text:style-name="P4">
<draw:frame draw:style-name="fr1" draw:name="Image284" text:anchor-type="as-char" svg:width="6.9236in" svg:height="4.612849in" draw:z-index="0">
<draw:image xlink:href="../Images/AРМІЯINFORM/2023-04-09T71-00-00-04-00/04.04.23_nazemni-roboty_2.jpg" xlink:type="simple" xlink:show="embed" xlink:actuate="onLoad" draw:mime-type="image/jpeg"/>
</draw:frame>
英国国防部对现代陆地非质系系统的兴趣可以追溯到莱茵金属的新样本的新样本。 该公司的工程师介绍了Wiesel Wingman Avtonic Automous陆地机器，该机器被设计为Wiesel Combat Gress装甲车的完全设计版本，并具有镀锡功能，可以配备一般的遥控拆卸和标枪弹丸发射场。 如您所知，英国国防部与Rheinmetall Bae Systems Land签有合同(RBSL)挑战者3的新标准有148个主要的挑战者2主要战斗坦克，价值近9.68亿美元。</text:p>
      <text:p text:style-name="P4">
同时，美国还正在尝试土地工作 - 五角大楼宣布了一项新的竞争，以创建机器人机器类的原型。 陆地战车的新无人机很可能是根据已经存在的RCV-L平台形成的(机器人战斗机灯)，设计工程的总金额为1.42亿。 但是，美国国防部提出的战术和技术特征和系统牵引的要求仍然未知。</text:p>
      <text:p text:style-name="P4">
<text:span text:style-name="T5">
准备好的Valery Gastynshchikov</text:span>
</text:p>
      <text:p text:style-name="P4">
News Source: <text:a xlink:type="simple" xlink:href="https://armyinform.com.ua/2023/04/09/velyka-brytaniya-vyprobovuye-novitni-nazemni-bojovi-roboty/" text:style-name="Internet_20_link" text:visited-style-name="Visited_20_Internet_20_Link">
https://armyinform.com.ua/2023/04/09/velyka-brytaniya-vyprobovuye-novitni-nazemni-bojovi-roboty/</text:a>
</text:p>
      <!--NEWS-->
      <text:h text:style-name="P10" text:outline-level="1">
<text:span text:style-name="T4">
由于乌克兰的俄罗斯侵略，有468名儿童被杀</text:span>
</text:h>
      <text:p text:style-name="P4">
作者: ['АРМІЯINFORM']</text:p>
      <text:p text:style-name="P4">
时间: 2023-04-09T72:00:00-04:00</text:p>
      <text:p text:style-name="P4">
描述: 陆军Rosiysko Federals在YoStally 468 Ditya的9 Kvity Drivel村的陆军Rosiysko Federals，Shchel 947 ...与乌克兰2022年的战争，与乌克兰的最新新闻，与乌克兰的新闻，乌克兰2022年的新闻战争是今天的最后一场战争，将在今天发生战争Ukraine and Russia and when, when, when, when, when, when, when, when, when, when. The war with Ukraine in 2022 will be or not, will there be a war with Ukraine in the near future, the war with乌克兰，乌克兰今天的新闻，乌克兰媒体的乌克兰新闻在俄罗斯</text:p>
      <text:p text:style-name="P4">
图片: ['<text:a xlink:type="simple" xlink:href="https://armyinform.com.ua/wp-content/uploads/2023/04/47_big.jpg" text:style-name="Internet_20_link" text:visited-style-name="Visited_20_Internet_20_Link">
47_big.jpg</text:a>
']</text:p>
      <text:p text:style-name="P4">
标签: ['STOPRUSSIA', 'АГРЕСІЯ РФ', 'ВІЙСЬКОВІ ЗЛОЧИНИ РФ', 'ВОЄННІ ЗЛОЧИНИ РФ', 'ВТОРГНЕННЯ РФ', 'ДІТИ ВІЙНИ', 'ОФІС ГЕНЕРАЛЬНОГО ПРОКУРОРА УКРАЇНИ']</text:p>
      <text:p text:style-name="P4">
类别: News</text:p>
      <!--METADATA-->
      <text:p text:style-name="P4">
<draw:frame draw:style-name="fr1" draw:name="Image285" text:anchor-type="as-char" svg:width="6.9236in" svg:height="5.18693in" draw:z-index="0">
<draw:image xlink:href="../Images/AРМІЯINFORM/2023-04-09T72-00-00-04-00/47_big.jpg" xlink:type="simple" xlink:show="embed" xlink:actuate="onLoad" draw:mime-type="image/jpeg"/>
</draw:frame>
说明性照片</text:p>
      <text:p text:style-name="P4">
截至4月9日，俄罗斯联邦的军队在乌克兰杀死了468名儿童，另外947名儿童受伤。 关于检察长的办公室<text:a xlink:type="simple" xlink:href="https://t.me/pgo_gov_ua/11116" text:style-name="Internet_20_link" text:visited-style-name="Visited_20_Internet_20_Link">
报告</text:a>
扇子 <text:a xlink:type="simple" xlink:href="https://t.me/pgo_gov_ua/11116" text:style-name="Internet_20_link" text:visited-style-name="Visited_20_Internet_20_Link">
。</text:a>
“截至2023年4月9日上午，由于俄罗斯联邦的全面武装侵略，乌克兰有1415名以上的儿童在乌克兰受伤。 根据少年检察官的官方信息，有468名儿童被杀，有947人受到了不同的严重程度。”</text:p>
      <text:p text:style-name="P4">
这些数据不是最终的，因为工作继续安装在敌对行动中，暂时捕获和解放的领土。</text:p>
      <text:p text:style-name="P4">
据报道，儿童在顿涅茨克地区受到最大影响-449，哈尔基夫-275，基辅-127，Kherson -94，Zaporizhia -89，Mykolaivskaya -85 -85 -85，Chernihiv -68，Lugansk -66，Dnipropetrovsk -66。</text:p>
      <text:p text:style-name="P4">
News Source: <text:a xlink:type="simple" xlink:href="https://armyinform.com.ua/2023/04/09/cherez-rosijsku-agresiyu-v-ukrayini-zagynuly-468-ditej/" text:style-name="Internet_20_link" text:visited-style-name="Visited_20_Internet_20_Link">
https://armyinform.com.ua/2023/04/09/cherez-rosijsku-agresiyu-v-ukrayini-zagynuly-468-ditej/</text:a>
</text:p>
      <!--NEWS-->
      <text:h text:style-name="P10" text:outline-level="1">
<text:span text:style-name="T4">
在SESS的烟火当天，将近300件爆炸物和安全气囊被中和</text:span>
</text:h>
      <text:p text:style-name="P4">
作者: ['АРМІЯINFORM']</text:p>
      <text:p text:style-name="P4">
时间: 2023-04-09T73:00:00-04:00</text:p>
      <text:p text:style-name="P4">
描述: 借出了9 kvisnya，乌克兰持有人服务的Pirotechnici Pilodili ...与乌克兰2022年的战争，与乌克兰的最新新闻，今天与乌克兰的新闻，乌克兰2022年最后一次与乌克兰的新闻战争，乌克兰和俄罗斯之间的战争将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danger_mines_1.jpeg" text:style-name="Internet_20_link" text:visited-style-name="Visited_20_Internet_20_Link">
danger_mines_1.jpeg</text:a>
']</text:p>
      <text:p text:style-name="P4">
标签: ['STOPRUSSIA', 'АГРЕСІЯ РФ', 'ВІЙНА', 'ВТОРГНЕННЯ РФ', 'ДСНС УКРАЇНИ', 'РОЗМІНУВАННЯ']</text:p>
      <text:p text:style-name="P4">
类别: News</text:p>
      <!--METADATA-->
      <text:p text:style-name="P4">
<draw:frame draw:style-name="fr1" draw:name="Image286" text:anchor-type="as-char" svg:width="6.9236in" svg:height="4.882183in" draw:z-index="0">
<draw:image xlink:href="../Images/AРМІЯINFORM/2023-04-09T73-00-00-04-00/danger_mines_1.jpeg" xlink:type="simple" xlink:show="embed" xlink:actuate="onLoad" draw:mime-type="image/jpeg"/>
</draw:frame>
<text:span text:style-name="T4">
在过去的一天中，</text:span>
 <text:span text:style-name="T4">
 4月9日</text:span>
 <text:span text:style-name="T4">
，</text:span>
乌克兰的烟火单位在紧急情况下<text:span text:style-name="T4">
 124次</text:span>
参与了降级任务。</text:p>
      <text:p text:style-name="P4">
关于它_ <text:a xlink:type="simple" xlink:href="https://dsns.gov.ua/uk/news/nadzvicaini-podiyi/informaciia-shhodo-diialnosti-pirotexnicnix-pidrozdiliv-dsns-97" text:style-name="Internet_20_link" text:visited-style-name="Visited_20_Internet_20_Link">
报告</text:a>
_苏联乌克兰。</text:p>
      <text:p text:style-name="P4">
<text:span text:style-name="T4">
 279独家</text:span>
项目，包括1个航空炸弹，被揭示，扣押和处置的烟火单元。<text:span text:style-name="T4">
检查了(清除)超过</text:span>
 31公顷**的领土。</text:p>
      <text:p text:style-name="P4">
最常见的烟火单元工作：在哈尔基夫地区16 542次，在基耶夫地区-7397，切尔尼希夫地区-4423 -4423，顿涅茨克地区-4551 -4551，Mykolaiv地区-4 242，Kherson地区，Kherson地区-3991，Sumy -1788 -1788，Cherkasy -1083 。</text:p>
      <text:p text:style-name="P4">
背景：从乌克兰SES的俄罗斯乌克兰烟火联合会的大规模侵略开始，乌克兰SES的烟火单位就已经参与了<text:span text:style-name="T4">
 50 120次</text:span>
，以执行毁灭任务。 处置<text:span text:style-name="T4">
 342 674灭火项目</text:span>
，包括<text:span text:style-name="T4">
 2 204航空炸弹</text:span>
。 检查(清除)面积<text:span text:style-name="T4">
 81 795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News Source: <text:a xlink:type="simple" xlink:href="https://armyinform.com.ua/2023/04/09/za-dobu-pirotehniky-dsns-zneshkodyly-majzhe-300-vybuhonebezpechnyh-predmetiv-ta-aviabombu/" text:style-name="Internet_20_link" text:visited-style-name="Visited_20_Internet_20_Link">
https://armyinform.com.ua/2023/04/09/za-dobu-pirotehniky-dsns-zneshkodyly-majzhe-300-vybuhonebezpechnyh-predmetiv-ta-aviabombu/</text:a>
</text:p>
      <!--NEWS-->
      <text:h text:style-name="P10" text:outline-level="1">
<text:span text:style-name="T4">
澳大利亚丛林大师在巴赫穆特方向有效工作</text:span>
</text:h>
      <text:p text:style-name="P4">
作者: ['АРМІЯINFORM']</text:p>
      <text:p text:style-name="P4">
时间: 2023-04-09T74:00:00-04:00</text:p>
      <text:p text:style-name="P4">
描述: Bushmaster Est Estient Vicoristovoye的Australiiysk装甲官员载体袭击的袭击...与乌克兰2022年的战争，与乌克兰的最新新闻，今天与乌克兰2022年的新闻战争，今天与乌克兰2022年的新闻战，乌克兰和俄罗斯之间以及战争之间会发生战争他们说，与乌克兰将在2022年，是否会在不久的将来与乌克兰战争，他们说，今天与乌克兰的战争，今天的乌克兰新闻，乌克兰新闻，乌克兰媒体在俄罗斯的乌克兰新闻</text:p>
      <text:p text:style-name="P4">
图片: ['<text:a xlink:type="simple" xlink:href="https://armyinform.com.ua/wp-content/uploads/2023/04/340339393_215409274430991_3699874132878158133_n.jpg" text:style-name="Internet_20_link" text:visited-style-name="Visited_20_Internet_20_Link">
340339393_215409274430991_3699874132878158133_n.jpg</text:a>
', '<text:a xlink:type="simple" xlink:href="https://armyinform.com.ua/wp-content/uploads/2023/04/340394539_947745616650721_3670640126279695151_n.jpg" text:style-name="Internet_20_link" text:visited-style-name="Visited_20_Internet_20_Link">
340394539_947745616650721_3670640126279695151_n.jpg</text:a>
']</text:p>
      <text:p text:style-name="P4">
标签: ['BUSHMASTER', 'STOPRUSSIA', 'АВСТРАЛІЙСЬКИЙ БРОНЕТРАНСПОРТЕР', 'АВСТРАЛІЯ', 'АГРЕСІЯ РФ', 'БАХМУТСЬКИЙ НАПРЯМОК', 'ВТОРГНЕННЯ РФ', 'ДОПОМОГА ПАРТНЕРІВ', 'СВІТ ПІДТРИМУЄ УКРАЇНУ']</text:p>
      <text:p text:style-name="P4">
类别: News</text:p>
      <!--METADATA-->
      <text:p text:style-name="P4">
<draw:frame draw:style-name="fr1" draw:name="Image287" text:anchor-type="as-char" svg:width="6.9236in" svg:height="4.615733in" draw:z-index="0">
<draw:image xlink:href="../Images/AРМІЯINFORM/2023-04-09T74-00-00-04-00/340339393_215409274430991_3699874132878158133_n.jpg" xlink:type="simple" xlink:show="embed" xlink:actuate="onLoad" draw:mime-type="image/jpeg"/>
</draw:frame>
布什玛斯特澳大利亚装甲运输车有效地使用了Bakhmut突击部队。 关于它<text:a xlink:type="simple" xlink:href="http://м" text:style-name="Internet_20_link" text:visited-style-name="Visited_20_Internet_20_Link">
报告</text:a>
乌克兰武装部队的总参谋部在其Facebook页面上。</text:p>
      <text:p text:style-name="P4">
武装部队的武装部队服务说：“这些汽车已经证明自己是步兵和撤离的车辆。”  - 这是非常可动的和可传递的，这对于执行设置的任务很重要。 他们有助于为我们的男孩挽救生命。 谢谢您的伴侣帮助!”  - 消息读到。</text:p>
      <text:p text:style-name="P4">
<draw:frame draw:style-name="fr1" draw:name="Image288" text:anchor-type="as-char" svg:width="6.9236in" svg:height="4.390716in" draw:z-index="0">
<draw:image xlink:href="../Images/AРМІЯINFORM/2023-04-09T74-00-00-04-00/340394539_947745616650721_3670640126279695151_n.jpg" xlink:type="simple" xlink:show="embed" xlink:actuate="onLoad" draw:mime-type="image/jpeg"/>
</draw:frame>
武装部队感谢对合作伙伴的支持和援助。</text:p>
      <text:p text:style-name="P4">
News Source: <text:a xlink:type="simple" xlink:href="https://armyinform.com.ua/2023/04/09/avstralijski-bushmaster-efektyvno-praczyuyut-na-bahmutskomu-napryamku/" text:style-name="Internet_20_link" text:visited-style-name="Visited_20_Internet_20_Link">
https://armyinform.com.ua/2023/04/09/avstralijski-bushmaster-efektyvno-praczyuyut-na-bahmutskomu-napryamku/</text:a>
</text:p>
      <!--NEWS-->
      <text:h text:style-name="P10" text:outline-level="1">
<text:span text:style-name="T4">
乌克兰检察长办公室：有7.9万次军事犯罪已被记录</text:span>
</text:h>
      <text:p text:style-name="P4">
作者: ['АРМІЯINFORM']</text:p>
      <text:p text:style-name="P4">
时间: 2023-04-09T75: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9042023ua.jpg" text:style-name="Internet_20_link" text:visited-style-name="Visited_20_Internet_20_Link">
warcrime-09042023ua.jpg</text:a>
', '<text:a xlink:type="simple" xlink:href="https://armyinform.com.ua/wp-content/uploads/2023/04/warcrime-09042023en.jpg" text:style-name="Internet_20_link" text:visited-style-name="Visited_20_Internet_20_Link">
warcrime-09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89" text:anchor-type="as-char" svg:width="6.9236in" svg:height="4.448413in" draw:z-index="0">
<draw:image xlink:href="../Images/AРМІЯINFORM/2023-04-09T75-00-00-04-00/warcrime-09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7日</text:span>
注册：</text:p>
      <ul>
        <li>
79 463军事犯罪， * 17 035针对乌克兰国家安全的罪行。</li>
      </ul>
      <text:p text:style-name="P4">
此外，根据少年检察官的官方数据，由于俄罗斯联邦的侵略，<text:span text:style-name="T4">
 1415名儿童已成为</text:span>
，包括：</text:p>
      <ul>
        <li>
468-儿童被杀， * 947-儿童因严重程度的不同程度受伤。</li>
      </ul>
      <text:p text:style-name="P4">
该部门强调，这些数字不是最终的，因为在暂时占据的有形领土上的积极战斗场所的安装中继续进行工作。</text:p>
      <text:p text:style-name="P4">
<draw:frame draw:style-name="fr1" draw:name="Image290" text:anchor-type="as-char" svg:width="6.9236in" svg:height="4.448413in" draw:z-index="0">
<draw:image xlink:href="../Images/AРМІЯINFORM/2023-04-09T75-00-00-04-00/warcrime-09042023en.jpg" xlink:type="simple" xlink:show="embed" xlink:actuate="onLoad" draw:mime-type="image/jpeg"/>
</draw:frame>
</text:p>
      <text:p text:style-name="P4">
News Source: <text:a xlink:type="simple" xlink:href="https://armyinform.com.ua/2023/04/09/ofis-genprokurora-ukrayiny-zadokumentovano-ponad-79-tysyach-voyennyh-zlochyniv/" text:style-name="Internet_20_link" text:visited-style-name="Visited_20_Internet_20_Link">
https://armyinform.com.ua/2023/04/09/ofis-genprokurora-ukrayiny-zadokumentovano-ponad-79-tysyach-voyennyh-zlochyniv/</text:a>
</text:p>
      <!--NEWS-->
      <text:h text:style-name="P10" text:outline-level="1">
<text:span text:style-name="T4">
敌人再次在切尼希夫地区的边界发射</text:span>
</text:h>
      <text:p text:style-name="P4">
作者: ['АРМІЯINFORM']</text:p>
      <text:p text:style-name="P4">
时间: 2023-04-09T76:00:00-04:00</text:p>
      <text:p text:style-name="P4">
描述: 在Rosiska Arme Avemenoye Rocket的其他粉末中乌克兰和俄罗斯之间以及2022年与乌克兰的战争之间发生战争乌克兰新闻在俄罗斯的乌克兰媒体</text:p>
      <text:p text:style-name="P4">
图片: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标签: ['STOPRUSSIA', 'АГРЕСІЯ РФ', 'ВІЙНА', 'ВТОРГНЕННЯ РФ', 'ОБСТРІЛИ ПРИКОРДОННЯ', 'ОПЕРАТИВНЕ КОМАНДУВАННЯ «ПІВНІЧ»']</text:p>
      <text:p text:style-name="P4">
类别: News</text:p>
      <!--METADATA-->
      <text:p text:style-name="P4">
<draw:frame draw:style-name="fr1" draw:name="Image291" text:anchor-type="as-char" svg:width="6.9236in" svg:height="3.894525in" draw:z-index="0">
<draw:image xlink:href="../Images/AРМІЯINFORM/2023-04-09T76-00-00-04-00/37100772_0_205_2913_1844_1920x0_80_0_0_5d254d41a3fd0758f9e65061273ce7ce.jpg" xlink:type="simple" xlink:show="embed" xlink:actuate="onLoad" draw:mime-type="image/jpeg"/>
</draw:frame>
说明性照片</text:p>
      <text:p text:style-name="P4">
下午，俄罗斯军队用航空导弹亲吻了切尼希夫地区的边界。</text:p>
      <text:p text:style-name="P4">
关于它<text:a xlink:type="simple" xlink:href="https://www.facebook.com/kommander.nord/posts/pfbid0ekggYmHp12k5AFwheEd8GsGBgw3RuYXNvJqSDBX54JTquyaookp8SdR2CwRCmcCml" text:style-name="Internet_20_link" text:visited-style-name="Visited_20_Internet_20_Link">
报告</text:a>
乌克兰武装部队的陆军在Facebook上的购物页面上的运营司令部“北”。</text:p>
      <text:p text:style-name="P4">
“大约在4月9日上午11:54，他们报告了1起爆炸，这引起了俄罗斯飞机从俄罗斯联邦领土到格里米亚赫地区发出的火箭，”在运营司令部的报告中说。</text:p>
      <text:p text:style-name="P4">
没有收到有关当地人口损失的信息。</text:p>
      <text:p text:style-name="P4">
News Source: <text:a xlink:type="simple" xlink:href="https://armyinform.com.ua/2023/04/09/vorog-vchergove-obstrilyav-prykordonnya-chernigivshhyny-2/" text:style-name="Internet_20_link" text:visited-style-name="Visited_20_Internet_20_Link">
https://armyinform.com.ua/2023/04/09/vorog-vchergove-obstrilyav-prykordonnya-chernigivshhyny-2/</text:a>
</text:p>
      <!--NEWS-->
      <text:h text:style-name="P10" text:outline-level="1">
<text:span text:style-name="T4">
敌人每天在巴赫穆特（Bakhmut</text:span>
</text:h>
      <text:p text:style-name="P4">
作者: ['Володимир Віват']</text:p>
      <text:p text:style-name="P4">
时间: 2023-04-09T77:00:00-04:00</text:p>
      <text:p text:style-name="P4">
描述: 我们的Inszhenieri，我们的logias，对Podolansky Namylidkiv Pisdriva Bridge的所有错误都弄错了...与乌克兰2022年的战争，与乌克兰与乌克兰的最新新闻，与乌克兰的新闻战争，乌克兰2022年的新闻战争是乌克兰和俄罗斯的最后一场，以及2022年2022年与乌克兰战争他们说，是否会在不久的将来与乌克兰进行战争</text:p>
      <text:p text:style-name="P4">
图片: ['<text:a xlink:type="simple" xlink:href="https://armyinform.com.ua/wp-content/uploads/2023/03/cherevatyj.jpg" text:style-name="Internet_20_link" text:visited-style-name="Visited_20_Internet_20_Link">
cherevatyj.jpg</text:a>
']</text:p>
      <text:p text:style-name="P4">
标签: ['STOPRUSSIA', 'АГРЕСІЯ РФ', 'ВІЙНА', 'ВТОРГНЕННЯ РФ', 'ТЕЛЕМАРАФОН "ЄДИНІ НОВИНИ"', 'ФОРТЕЦЯ БАХМУТ']</text:p>
      <text:p text:style-name="P4">
类别: News</text:p>
      <!--METADATA-->
      <text:p text:style-name="P4">
<draw:frame draw:style-name="fr1" draw:name="Image292" text:anchor-type="as-char" svg:width="6.9236in" svg:height="4.611226in" draw:z-index="0">
<draw:image xlink:href="../Images/AРМІЯINFORM/2023-04-09T77-00-00-04-00/cherevatyj.jpg" xlink:type="simple" xlink:show="embed" xlink:actuate="onLoad" draw:mime-type="image/jpeg"/>
</draw:frame>
我们的工程师，我们的物流师竭尽所能克服Bakhmut和Chrome村之间桥梁的后果。 乌克兰上校Sergey Cherevaty的东部分组的发言人在直接的EviriteTlephone“ Unified News”中告知了这一点。</text:p>
      <ul>
        <li>
敌人以前的努力沿着大火中的所有路线，中介控制表明，我们从这种情况下找到了有效的出口，并为弹药，弹药，产品和一切必要的捍卫者提供了供应。 发言人说，同时，我们撤离了受伤者。</li>
      </ul>
      <text:p text:style-name="P4">
该官员说，在敌人集中击球的地区，入侵者在炮兵中具有重要优势。 这些通常是苏联的圆，但它们仍然有足够的弹药。 为了继续发酵我们的立场，在人事中的可用损失中，对手行动炮兵和火箭弹。</text:p>
      <ul>
        <li>
          <text:p text:style-name="P4">
如果您朝着敌人专注于主要打击的巴赫穆特方向，他们将无法在这里取得系统性的成功。 最激进的恐怖组织“瓦格纳”的内容是 - 塞尔盖·奇尔维蒂上校说。</text:p>
        </li>
        <li>
          <text:p text:style-name="P4">
城市的战斗是战斗中最复杂的类型之一。 有东南亚人或其他常规单位没有瓦格纳人的加强，这是该群体的巨大损失。 同时，俄罗斯联邦武装部队的部队还通过动员俄罗斯人完成，而没有适当的诱人准备水平。 这些是入侵者的强迫步骤，因为他们每天都在这里丧生。”发言人补充说。</text:p>
        </li>
      </ul>
      <text:p text:style-name="P4">
谢尔盖·奇尔瓦蒂(Sergei Cherevaty)还指出，利马方向是巴赫穆茨基(Bakhmutsky)责任领域的第二个问题。 尤其是，插头 - 有202辆枪管和喷气大炮的炮击，7次战斗冲突。 朝这个方向的50名入侵者被摧毁，86-出售。 还摧毁了BMP-1步兵的步兵，两个无人驾驶的机构，三个120毫米迫击炮和两个田间弹药库。</text:p>
      <text:p text:style-name="P4">
News Source: <text:a xlink:type="simple" xlink:href="https://armyinform.com.ua/2023/04/09/shhodoby-v-bahmuti-protyvnyk-vtrachaye-ponad-sotnyu-okupantiv-sergij-cherevatyj/" text:style-name="Internet_20_link" text:visited-style-name="Visited_20_Internet_20_Link">
https://armyinform.com.ua/2023/04/09/shhodoby-v-bahmuti-protyvnyk-vtrachaye-ponad-sotnyu-okupantiv-sergij-cherevatyj/</text:a>
</text:p>
      <!--NEWS-->
      <text:h text:style-name="P10" text:outline-level="1">
<text:span text:style-name="T4">
武装部队摧毁了俄罗斯群岛俄罗斯联邦的弹药点</text:span>
</text:h>
      <text:p text:style-name="P4">
作者: ['АРМІЯINFORM']</text:p>
      <text:p text:style-name="P4">
时间: 2023-04-09T78:00:00-04:00</text:p>
      <text:p text:style-name="P4">
描述: 乌克兰的visskovi在pisvdni上for dob likvis是十个pupcunae。 在Pivdnen ...与乌克兰2022年的战争，与乌克兰的最新新闻，今天与乌克兰的新闻战争，2022年的最后一场战争，今天将在乌克兰和俄罗斯之间发动战争，何时与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4/630_360_1670130978-586.jpg" text:style-name="Internet_20_link" text:visited-style-name="Visited_20_Internet_20_Link">
630_360_1670130978-586.jpg</text:a>
']</text:p>
      <text:p text:style-name="P4">
标签: []</text:p>
      <text:p text:style-name="P4">
类别: News</text:p>
      <!--METADATA-->
      <text:p text:style-name="P4">
<draw:frame draw:style-name="fr1" draw:name="Image293" text:anchor-type="as-char" svg:width="6.9236in" svg:height="3.956343in" draw:z-index="0">
<draw:image xlink:href="../Images/AРМІЯINFORM/2023-04-09T78-00-00-04-00/630_360_1670130978-586.jpg" xlink:type="simple" xlink:show="embed" xlink:actuate="onLoad" draw:mime-type="image/jpeg"/>
</draw:frame>
说明性照片</text:p>
      <text:p text:style-name="P4">
南方的乌克兰士兵被十多名入侵者淘汰。 火箭艺术厂单位的半天方向摧毁了赫森地区岛屿占领者的田间供应站，<text:a xlink:type="simple" xlink:href="https://www.facebook.com/OperationalCommandSouth/posts/pfbid02Gxgj4dT1n1eGimDF4Tt9Hn3CUcEyaoUqWfzEcRGqhmHBxfvkxgdGwqKG5djJJv1Pl" text:style-name="Internet_20_link" text:visited-style-name="Visited_20_Internet_20_Link">
告知</text:a>
南部运营命令在Facebook上。</text:p>
      <text:p text:style-name="P4">
声明说：“将军确认敌人的损失是12名俄罗斯军事，军备和装备，其中两项是自行性的文章，两次 - 电子战争，超级车和两次侦察。”</text:p>
      <text:p text:style-name="P4">
News Source: <text:a xlink:type="simple" xlink:href="https://armyinform.com.ua/2023/04/09/zsu-znyshhyly-punkt-boyepostachannya-vijsk-rf-na-ostrovah-hersonshhyny/" text:style-name="Internet_20_link" text:visited-style-name="Visited_20_Internet_20_Link">
https://armyinform.com.ua/2023/04/09/zsu-znyshhyly-punkt-boyepostachannya-vijsk-rf-na-ostrovah-hersonshhyny/</text:a>
</text:p>
      <!--NEWS-->
      <text:h text:style-name="P10" text:outline-level="1">
<text:span text:style-name="T4">
与Ternoboron家族的会议在协调总部举行</text:span>
</text:h>
      <text:p text:style-name="P4">
作者: ['АРМІЯINFORM']</text:p>
      <text:p text:style-name="P4">
时间: 2023-04-09T79:00:00-04:00</text:p>
      <text:p text:style-name="P4">
描述: Ziinitivativativ Gromadsko组织的“ Zhinki Zi Stali”在协调的总部...与乌克兰2022年的战争，与乌克兰与乌克兰的最新新闻，与乌克兰的新闻战争，与乌克兰2022年的新闻战争，今天是乌克兰和俄罗斯之间的最后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12/photo_2022-12-27_16-19-39.jpg" text:style-name="Internet_20_link" text:visited-style-name="Visited_20_Internet_20_Link">
photo_2022-12-27_16-19-39.jpg</text:a>
']</text:p>
      <text:p text:style-name="P4">
标签: ['КООРДИНАЦІЙНИЙ ШТАБ З ПИТАНЬ ПОВОДЖЕННЯ З ВІЙСЬКОВОПОЛОНЕНИМИ', 'СИЛИ ТЕРИТОРІАЛЬНОЇ ОБОРОНИ']</text:p>
      <text:p text:style-name="P4">
类别: News</text:p>
      <!--METADATA-->
      <text:p text:style-name="P4">
<draw:frame draw:style-name="fr1" draw:name="Image294" text:anchor-type="as-char" svg:width="6.9236in" svg:height="4.569576in" draw:z-index="0">
<draw:image xlink:href="../Images/AРМІЯINFORM/2023-04-09T79-00-00-04-00/photo_2022-12-27_16-19-39.jpg" xlink:type="simple" xlink:show="embed" xlink:actuate="onLoad" draw:mime-type="image/jpeg"/>
</draw:frame>
说明性照片</text:p>
      <text:p text:style-name="P4">
根据非政府组织“制造钢制的妇女”的主动性，与乌克兰武装部队的领土国防军的一个个人列车人的家人举行了一次会议。</text:p>
      <text:p text:style-name="P4">
这在[消息]中说明了(https://koordshtab.gov.ua/archive/1359)协调总部关于战俘的管理。</text:p>
      <text:p text:style-name="P4">
该活动由协调总部的代表，乌克兰特罗斯部队的指挥，一个单独的旅和东部部队的地区管理。</text:p>
      <text:p text:style-name="P4">
囚犯的亲戚和失踪的军人的亲戚注意与军事部门的亲人有关的蠕虫。</text:p>
      <text:p text:style-name="P4">
根据TRO部队的说法，有监管文件，资格的人员会计顺序。 更改单位类别的基础可能是有关服务员的新官方信息的出现，特别是证实了他被囚禁的逗留。 这样的文件是通过红十字国际委员会确认俄罗斯联邦国防部。</text:p>
      <text:p text:style-name="P4">
从军事部门从国家信息局获得正式囚禁通知的那一刻起，就有改变会计资本的法律理由。 之后，亲戚可以得到适当的帮助。</text:p>
      <text:p text:style-name="P4">
在会计记录的交换过程中，协调总部没有直接影响：所有已列入参与这些过程的辩护人登记册的军人。</text:p>
      <text:p text:style-name="P4">
旅代表指出，与军事部门的沟通是由人员配备和社会支持的领土中心(前军事办公室). В окремих випадках комунікація може відбуватися черезслужбу цивільно-військового співробітництва (简历). Зробивши відповідні запити,родичі полонених і зниклих безвісти військовослужбовців можуть отримати певнідокументи, які не мають обмеження доступу. Вона також додала, що військовачастина надає всю необхідну інформацію, співпрацює з усіма компетентнимиорганами, але участі в процесах обміну не бере і впливу на ці процеси не має.</text:p>
      <text:p text:style-name="P4">
Окремо обговорили питання військового стажу та грошового забезпечення вумовах, коли військовослужбовець перебуває в полоні. Представник юридичноговідділу Координаційного штабу розтлумачив певні деталі, які стосуютьсяотримання довідок і грошової допомоги, родинам захисників і захисниць.</text:p>
      <text:p text:style-name="P4">
News Source: <text:a xlink:type="simple" xlink:href="https://armyinform.com.ua/2023/04/09/u-koordynaczijnomu-shtabi-vidbulasya-zustrich-iz-rodynamy-teroboroncziv/" text:style-name="Internet_20_link" text:visited-style-name="Visited_20_Internet_20_Link">
https://armyinform.com.ua/2023/04/09/u-koordynaczijnomu-shtabi-vidbulasya-zustrich-iz-rodynamy-teroboroncziv/</text:a>
</text:p>
      <!--NEWS-->
      <text:h text:style-name="P10" text:outline-level="1">
<text:span text:style-name="T4">
最后一天，俄罗斯军队开除了144个乌克兰定居点</text:span>
</text:h>
      <text:p text:style-name="P4">
作者: ['АРМІЯINFORM']</text:p>
      <text:p text:style-name="P4">
时间: 2023-04-09T80: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e1e87937-0dcb-471e-a7b0-7a6ac366478d.jpg" text:style-name="Internet_20_link" text:visited-style-name="Visited_20_Internet_20_Link">
e1e87937-0dcb-471e-a7b0-7a6ac366478d.jpg</text:a>
']</text:p>
      <text:p text:style-name="P4">
标签: ['MILITARY MEDIA CENTER', 'STOPRUSSIA', 'АГРЕСІЯ РФ', 'ВІЙНА', 'ВОРОЖІ ОБСТРІЛИ', 'ВТОРГНЕННЯ РФ', 'ХАРКІВСЬКИЙ ТРИБУНАЛ']</text:p>
      <text:p text:style-name="P4">
类别: News</text:p>
      <!--METADATA-->
      <text:p text:style-name="P4">
<draw:frame draw:style-name="fr1" draw:name="Image295" text:anchor-type="as-char" svg:width="6.9236in" svg:height="5.140773in" draw:z-index="0">
<draw:image xlink:href="../Images/AРМІЯINFORM/2023-04-09T80-00-00-04-00/e1e87937-0dcb-471e-a7b0-7a6ac366478d.jpg" xlink:type="simple" xlink:show="embed" xlink:actuate="onLoad" draw:mime-type="image/jpeg"/>
</draw:frame>
根据乌克兰国防部信息部的情境中心，在最后一天，俄罗斯军队解雇了乌克兰9个地区的领土。</text:p>
      <text:p text:style-name="P4">
在电报中<text:a xlink:type="simple" xlink:href="https://t.me/militarymediacenter/1661" text:style-name="Internet_20_link" text:visited-style-name="Visited_20_Internet_20_Link">
信息</text:a>
军事媒体中心。</text:p>
      <text:p text:style-name="P4">
“总的来说，不同类型的武器(迫击炮，坦克，炮兵，RSZV，无人机，战术航空)该消息写道：“已经解雇了144个定居点，这是通过64个基础架构对象的印象确认的。”</text:p>
      <text:p text:style-name="P4">
News Source: <text:a xlink:type="simple" xlink:href="https://armyinform.com.ua/2023/04/09/mynuloyi-doby-rosijski-vijska-obstrilyaly-144-naseleni-punkty-ukrayiny/" text:style-name="Internet_20_link" text:visited-style-name="Visited_20_Internet_20_Link">
https://armyinform.com.ua/2023/04/09/mynuloyi-doby-rosijski-vijska-obstrilyaly-144-naseleni-punkty-ukrayiny/</text:a>
</text:p>
      <!--NEWS-->
      <text:h text:style-name="P10" text:outline-level="1">
<text:span text:style-name="T4">
在利维夫介绍了乌克兰已故英雄的诗歌</text:span>
</text:h>
      <text:p text:style-name="P4">
作者: ['Володимир Скоростецький']</text:p>
      <text:p text:style-name="P4">
时间: 2023-04-09T81:00:00-04:00</text:p>
      <text:p text:style-name="P4">
描述: Taras Matvyv，年轻的中尉，Viexkovo的荷尔人服务，意思是旅...与乌克兰2022年的战争，与乌克兰与乌克兰的最新新闻，今天与乌克兰的新闻，乌克兰2022年上次与乌克兰进行战争，乌克兰和俄罗斯之间的战争以及战争，一场战争，一场战争，一场战争，一场战争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golovna-5-2.jpg" text:style-name="Internet_20_link" text:visited-style-name="Visited_20_Internet_20_Link">
golovna-5-2.jpg</text:a>
', '<text:a xlink:type="simple" xlink:href="https://armyinform.com.ua/wp-content/uploads/2023/04/1-4-1-150x150.jpg" text:style-name="Internet_20_link" text:visited-style-name="Visited_20_Internet_20_Link">
1-4-1-150x150.jpg</text:a>
', '<text:a xlink:type="simple" xlink:href="https://armyinform.com.ua/wp-content/uploads/2023/04/2-6-1-150x150.jpg" text:style-name="Internet_20_link" text:visited-style-name="Visited_20_Internet_20_Link">
2-6-1-150x150.jpg</text:a>
', '<text:a xlink:type="simple" xlink:href="https://armyinform.com.ua/wp-content/uploads/2023/04/5-2-1-150x150.jpg" text:style-name="Internet_20_link" text:visited-style-name="Visited_20_Internet_20_Link">
5-2-1-150x150.jpg</text:a>
', '<text:a xlink:type="simple" xlink:href="https://armyinform.com.ua/wp-content/uploads/2023/04/photo_2023-04-06_16-25-28-150x150.jpg" text:style-name="Internet_20_link" text:visited-style-name="Visited_20_Internet_20_Link">
photo_2023-04-06_16-25-28-150x150.jpg</text:a>
', '<text:a xlink:type="simple" xlink:href="https://armyinform.com.ua/wp-content/uploads/2023/04/4-2-1-150x150.jpg" text:style-name="Internet_20_link" text:visited-style-name="Visited_20_Internet_20_Link">
4-2-1-150x150.jpg</text:a>
']</text:p>
      <text:p text:style-name="P4">
标签: ['STOPRUSSIA', 'АГРЕСІЯ РФ', 'ВТОРГНЕННЯ РФ', 'ВШАНУВАННЯ ГЕРОЇВ', 'ЛЬВІВСЬКА ОБЛАСТЬ', 'ПРЕЗЕНТАЦІЯ КНИГИ', 'УКРАЇНСЬКИЙ НАРОД НЕПЕРЕМОЖНИЙ']</text:p>
      <text:p text:style-name="P4">
类别: News</text:p>
      <!--METADATA-->
      <text:p text:style-name="P4">
<draw:frame draw:style-name="fr1" draw:name="Image296" text:anchor-type="as-char" svg:width="6.9236in" svg:height="5.53888in" draw:z-index="0">
<draw:image xlink:href="../Images/AРМІЯINFORM/2023-04-09T81-00-00-04-00/golovna-5-2.jpg" xlink:type="simple" xlink:show="embed" xlink:actuate="onLoad" draw:mime-type="image/jpeg"/>
</draw:frame>
<text:span text:style-name="T5">
!死后授予乌克兰英雄。 塔拉斯(Taras)是一名记者，志愿者，公众人物，志愿士兵，作家。_</text:span>
<text:span text:style-name="T5">
 </text:span>
*</text:p>
      <text:p text:style-name="P4">
我们了解了今天人质战士的文学遗产，以参观他的书《塔拉斯·马特维耶夫》的演讲。 我的想法。 LVIV地区青年区域图书馆的Rhythmopose”。 Stalay的两册母亲情人节的第一卷的编辑。 她还是一位诗人，老师。</text:p>
      <ul>
        <li>
出版一本集合，书，记忆。 瓦伦丁通讯员女士说，这是我们发现的51个梦想中的第二个梦想。  - 第一个是“胜利：克里米亚和唐巴斯”。 塔拉斯(Taras)将自己的生命，年轻人，他的所有力量，技能和才华放在这个偏好梦的祭坛上 - 从尊严的革命和最前沿的最后一口气。 我们父母为他实现了这个梦想。 他们的能力，他们的感受，如何被抓住……但是据说已经握在手中的第一个吞咽的每个人都非常好，这很好。 当她有一个儿子的儿子和儿子的儿子和我们令人难以置信的父母的爱时，会有所不同吗？</li>
      </ul>
      <text:p text:style-name="P4">
<text:a xlink:type="simple" xlink:href="https://armyinform.com.ua/wp-content/uploads/2023/04/1-4-1.jpg" text:style-name="Internet_20_link" text:visited-style-name="Visited_20_Internet_20_Link">
!(Images/AРМІЯINFORM/2023-04-09T81-00-00-04-00/1-4-1-150x150.jpg)</text:a>
</text:p>
      <text:p text:style-name="P4">
<text:a xlink:type="simple" xlink:href="https://armyinform.com.ua/wp-content/uploads/2023/04/2-6-1.jpg" text:style-name="Internet_20_link" text:visited-style-name="Visited_20_Internet_20_Link">
<draw:frame draw:style-name="fr1" draw:name="Image297" text:anchor-type="as-char" svg:width="6.9236in" svg:height="6.9236in" draw:z-index="0">
<draw:image xlink:href="../Images/AРМІЯINFORM/2023-04-09T81-00-00-04-00/2-6-1-150x150.jpg" xlink:type="simple" xlink:show="embed" xlink:actuate="onLoad" draw:mime-type="image/jpeg"/>
</draw:frame>
</text:a>
根据瓦伦蒂娜·马特维耶夫(Valentina Matviyev)的说法，儿子去世两年后是非凡的。 作为准备印刷的书籍订单，她展示了他的道路，他的cal髅地穿过了自己所有无法言喻，深厚，脆弱，爱心，淡淡的灵魂。</text:p>
      <text:p text:style-name="P4">
<text:a xlink:type="simple" xlink:href="https://armyinform.com.ua/wp-content/uploads/2023/04/5-2-1.jpg" text:style-name="Internet_20_link" text:visited-style-name="Visited_20_Internet_20_Link">
!(Images/AРМІЯINFORM/2023-04-09T81-00-00-04-00/5-2-1-150x150.jpg)</text:a>
</text:p>
      <text:p text:style-name="P4">
<text:a xlink:type="simple" xlink:href="https://armyinform.com.ua/wp-content/uploads/2023/04/photo_2023-04-06_16-25-28.jpg" text:style-name="Internet_20_link" text:visited-style-name="Visited_20_Internet_20_Link">
<draw:frame draw:style-name="fr1" draw:name="Image298" text:anchor-type="as-char" svg:width="6.9236in" svg:height="6.9236in" draw:z-index="0">
<draw:image xlink:href="../Images/AРМІЯINFORM/2023-04-09T81-00-00-04-00/photo_2023-04-06_16-25-28-150x150.jpg" xlink:type="simple" xlink:show="embed" xlink:actuate="onLoad" draw:mime-type="image/jpeg"/>
</draw:frame>
</text:a>
</text:p>
      <text:p text:style-name="P4">
<text:a xlink:type="simple" xlink:href="https://armyinform.com.ua/wp-content/uploads/2023/04/4-2-1.jpg" text:style-name="Internet_20_link" text:visited-style-name="Visited_20_Internet_20_Link">
<draw:frame draw:style-name="fr1" draw:name="Image299" text:anchor-type="as-char" svg:width="6.9236in" svg:height="6.9236in" draw:z-index="0">
<draw:image xlink:href="../Images/AРМІЯINFORM/2023-04-09T81-00-00-04-00/4-2-1-150x150.jpg" xlink:type="simple" xlink:show="embed" xlink:actuate="onLoad" draw:mime-type="image/jpeg"/>
</draw:frame>
</text:a>
</text:p>
      <text:p text:style-name="P4">
<text:span text:style-name="T5">
foto和视频作者</text:span>
</text:p>
      <text:p text:style-name="P4">
News Source: <text:a xlink:type="simple" xlink:href="https://armyinform.com.ua/2023/04/09/u-lvovi-prezentuvaly-knygu-virshiv-zagyblogo-geroya-ukrayiny/" text:style-name="Internet_20_link" text:visited-style-name="Visited_20_Internet_20_Link">
https://armyinform.com.ua/2023/04/09/u-lvovi-prezentuvaly-knygu-virshiv-zagyblogo-geroya-ukrayiny/</text:a>
</text:p>
      <!--NEWS-->
      <text:h text:style-name="P10" text:outline-level="1">
<text:span text:style-name="T4">
由于担心反对意见，Zaporozhye的占领者强烈地装备和改变了防御阵地 -  Alexey Dmitrashkivsky</text:span>
</text:h>
      <text:p text:style-name="P4">
作者: ['Володимир Віват']</text:p>
      <text:p text:style-name="P4">
时间: 2023-04-09T82:00:00-04:00</text:p>
      <text:p text:style-name="P4">
描述: 在Vorog背面的Syogodni，Vorog Zyvtovy 113战斗和战术团体，关于与2022年与乌克兰的战争，与乌克兰的战争，今日与乌克兰的最新新闻，与乌克兰2022年的新闻战争，今天将有一场战争，将会发生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3/dmytrashkivskyj.jpg" text:style-name="Internet_20_link" text:visited-style-name="Visited_20_Internet_20_Link">
dmytrashkivskyj.jpg</text:a>
']</text:p>
      <text:p text:style-name="P4">
标签: ['STOPRUSSIA', 'АГРЕСІЯ РФ', 'ВІЙНА', 'ВТОРГНЕННЯ РФ', 'ОЛЕКСІЙ ДМИТРАШКІВСЬКИЙ', 'ТЕЛЕМАРАФОН "ЄДИНІ НОВИНИ"']</text:p>
      <text:p text:style-name="P4">
类别: News</text:p>
      <!--METADATA-->
      <text:p text:style-name="P4">
<draw:frame draw:style-name="fr1" draw:name="Image300" text:anchor-type="as-char" svg:width="6.9236in" svg:height="3.940682in" draw:z-index="0">
<draw:image xlink:href="../Images/AРМІЯINFORM/2023-04-09T82-00-00-04-00/dmytrashkivskyj.jpg" xlink:type="simple" xlink:show="embed" xlink:actuate="onLoad" draw:mime-type="image/jpeg"/>
</draw:frame>
Alexei Dmitrashkivsky</text:p>
      <text:p text:style-name="P4">
迄今为止，敌人专注于Zaporizhhzhya方向113营，在Donetsk Direction-206中。 塔夫里斯基联合国防军中心负责人，阿列克谢·德米特拉什基夫斯基上校在电视“朱迪诺维纳”的直接座椅上宣布了这一点。</text:p>
      <text:p text:style-name="P4">
该官员告诉礼堂，由于担心Zaporozhye的反装配器，他们强烈地配备了防御阵地，并且大多数接受，他们开始积极改变领土。 尚不清楚这些矿场的地图是否是制造的，因此可以安全地更改它们。</text:p>
      <ul>
        <li>
俄罗斯袭击的步伐有所下降， - 亚历克西·德米特拉什基夫斯基(Alexei Dmitrashkivsky)说。  - 最后一周，敌人向我们在Zaporizhhya和Donetskamnakhkami 1844次发射了我们的位置。 与2月相比，它少三分之一。 目前最危险的孩子是Avdeevsky和Mari的指示。 在那里，他正在积极袭击乌克兰军队的立场，并通过使用和反应式炮兵造成火灾破坏。 敌方航空也得到了加强 - 不仅在顿涅茨克地区，而且在纳扎波尔。 积极的战斗沿Avdeevsky的方向继续。 这是一个设法阻止Avdiivka并带Marinka继续前进-Nakurakhovo。 迄今为止，敌人还没有在任何标志上取得成功。</li>
      </ul>
      <text:p text:style-name="P4">
该官员还指出，如果没有在战场上取得成功，敌人就弥补了平民。 昨天，航空中风暴露了，入侵者向Gulyaypole和Zaporizhzhia Rockets开火。 不幸的是，我们在平民中遭受了损失。</text:p>
      <text:p text:style-name="P4">
News Source: <text:a xlink:type="simple" xlink:href="https://armyinform.com.ua/2023/04/09/cherez-strah-pered-kontrnastupom-okupanty-na-zaporizhzhi-intensyvno-oblashtovuyut-ta-minuyut-oboronni-pozycziyi-oleksij-dmytrashkivskyj/" text:style-name="Internet_20_link" text:visited-style-name="Visited_20_Internet_20_Link">
https://armyinform.com.ua/2023/04/09/cherez-strah-pered-kontrnastupom-okupanty-na-zaporizhzhi-intensyvno-oblashtovuyut-ta-minuyut-oboronni-pozycziyi-oleksij-dmytrashkivskyj/</text:a>
</text:p>
      <!--NEWS-->
      <text:h text:style-name="P10" text:outline-level="1">
<text:span text:style-name="T4">
每天记录了10个节拍</text:span>
</text:h>
      <text:p text:style-name="P4">
作者: ['АРМІЯINFORM']</text:p>
      <text:p text:style-name="P4">
时间: 2023-04-09T83:00:00-04:00</text:p>
      <text:p text:style-name="P4">
描述: 铭文的pid打破了9个人群。 罗萨尼的军队受到了隔离式指标的伤害...与乌克兰2022的战争，与乌克兰的战争是今天的最新消息，今天与乌克兰2022年的新闻战是今天的最后一场新闻，乌克兰和俄罗斯之间的战争是否会发生战争当他们与乌克兰的战争将在不久的将来与乌克兰战争时，他们是否会与乌克兰进行战争，这是与乌克兰的战争，今天的乌克兰新闻，乌克兰媒体在俄罗斯的乌克兰新闻</text:p>
      <text:p text:style-name="P4">
图片: ['<text:a xlink:type="simple" xlink:href="https://armyinform.com.ua/wp-content/uploads/2023/01/b8c5529a9893e32077c1848fd37140e2.jpg" text:style-name="Internet_20_link" text:visited-style-name="Visited_20_Internet_20_Link">
b8c5529a9893e32077c1848fd37140e2.jpg</text:a>
', '<text:a xlink:type="simple" xlink:href="https://armyinform.com.ua/wp-content/uploads/2023/04/64326a698a5e2884400118-150x150.jpg" text:style-name="Internet_20_link" text:visited-style-name="Visited_20_Internet_20_Link">
64326a698a5e2884400118-150x150.jpg</text:a>
', '<text:a xlink:type="simple" xlink:href="https://armyinform.com.ua/wp-content/uploads/2023/04/64326a686d822933834838-150x150.jpg" text:style-name="Internet_20_link" text:visited-style-name="Visited_20_Internet_20_Link">
64326a686d822933834838-150x150.jpg</text:a>
', '<text:a xlink:type="simple" xlink:href="https://armyinform.com.ua/wp-content/uploads/2023/04/64326a6a5d603608321371-150x150.jpg" text:style-name="Internet_20_link" text:visited-style-name="Visited_20_Internet_20_Link">
64326a6a5d603608321371-150x150.jpg</text:a>
']</text:p>
      <text:p text:style-name="P4">
标签: ['STOPRUSSIA', 'АГРЕСІЯ РФ', 'ВІЙНА', 'ВОРОЖІ ОБСТРІЛИ', 'ВТОРГНЕННЯ РФ', 'НАЦІОНАЛЬНА ПОЛІЦІЯ УКРАЇНИ']</text:p>
      <text:p text:style-name="P4">
类别: News</text:p>
      <!--METADATA-->
      <text:p text:style-name="P4">
<draw:frame draw:style-name="fr1" draw:name="Image301" text:anchor-type="as-char" svg:width="6.9236in" svg:height="3.4618in" draw:z-index="0">
<draw:image xlink:href="../Images/AРМІЯINFORM/2023-04-09T83-00-00-04-00/b8c5529a9893e32077c1848fd37140e2.jpg" xlink:type="simple" xlink:show="embed" xlink:actuate="onLoad" draw:mime-type="image/jpeg"/>
</draw:frame>
说明性照片</text:p>
      <text:p text:style-name="P4">
有9个定居点在大火中。 俄罗斯军队受伤，包括一个孩子。</text:p>
      <text:p text:style-name="P4">
关于它<text:a xlink:type="simple" xlink:href="https://www.npu.gov.ua/news/politsiia-zadokumentuvala-10-udariv-po-donechchyni-za-dobu" text:style-name="Internet_20_link" text:visited-style-name="Visited_20_Internet_20_Link">
报告</text:a>
国家警察。</text:p>
      <text:p text:style-name="P4">
俄罗斯军队在Avdiivka，Kurakhovo，Bakhmut，Konstantinovka，Toretsk，Veliky Novosilka Village，Reed，Reed，Reed，Vremivka Villages，友谊中释放了炮弹。 入侵者是从航空，炮兵，迫击炮袭击的。 损坏的住宅建筑和附属建筑。 从航空中，军队被Povdiivtsi和Vremivtsi击败。 没有有关受害者和伤害的信息。</text:p>
      <text:p text:style-name="P4">
俄罗斯炮兵覆盖了托莱斯克，伤害了一个孩子。 由于暴露攻击，我们在巴赫穆特受伤。</text:p>
      <text:p text:style-name="P4">
刑事诉讼是因为违反战争法而开了(《乌克兰刑法》第438条).</text:p>
      <text:p text:style-name="P4">
Крім того, за допомогою поліції евакуйовано ще 219 людей, з початкуобов’язкової евакуації — понад 60 040 осіб, серед них 7387 — діти, 2700 — людиз інвалідністю.</text:p>
      <text:p text:style-name="P4">
<text:a xlink:type="simple" xlink:href="https://armyinform.com.ua/wp-content/uploads/2023/04/64326a698a5e2884400118.jpg" text:style-name="Internet_20_link" text:visited-style-name="Visited_20_Internet_20_Link">
<draw:frame draw:style-name="fr1" draw:name="Image302" text:anchor-type="as-char" svg:width="6.9236in" svg:height="6.9236in" draw:z-index="0">
<draw:image xlink:href="../Images/AРМІЯINFORM/2023-04-09T83-00-00-04-00/64326a698a5e2884400118-150x150.jpg" xlink:type="simple" xlink:show="embed" xlink:actuate="onLoad" draw:mime-type="image/jpeg"/>
</draw:frame>
</text:a>
</text:p>
      <text:p text:style-name="P4">
<text:a xlink:type="simple" xlink:href="https://armyinform.com.ua/wp-content/uploads/2023/04/64326a686d822933834838.jpg" text:style-name="Internet_20_link" text:visited-style-name="Visited_20_Internet_20_Link">
<draw:frame draw:style-name="fr1" draw:name="Image303" text:anchor-type="as-char" svg:width="6.9236in" svg:height="6.9236in" draw:z-index="0">
<draw:image xlink:href="../Images/AРМІЯINFORM/2023-04-09T83-00-00-04-00/64326a686d822933834838-150x150.jpg" xlink:type="simple" xlink:show="embed" xlink:actuate="onLoad" draw:mime-type="image/jpeg"/>
</draw:frame>
</text:a>
</text:p>
      <text:p text:style-name="P4">
<text:a xlink:type="simple" xlink:href="https://armyinform.com.ua/wp-content/uploads/2023/04/64326a6a5d603608321371.jpg" text:style-name="Internet_20_link" text:visited-style-name="Visited_20_Internet_20_Link">
<draw:frame draw:style-name="fr1" draw:name="Image304" text:anchor-type="as-char" svg:width="6.9236in" svg:height="6.9236in" draw:z-index="0">
<draw:image xlink:href="../Images/AРМІЯINFORM/2023-04-09T83-00-00-04-00/64326a6a5d603608321371-150x150.jpg" xlink:type="simple" xlink:show="embed" xlink:actuate="onLoad" draw:mime-type="image/jpeg"/>
</draw:frame>
</text:a>
</text:p>
      <text:p text:style-name="P4">
News Source: <text:a xlink:type="simple" xlink:href="https://armyinform.com.ua/2023/04/09/zadokumentovano-10-udariv-po-donechchyni-za-dobu/" text:style-name="Internet_20_link" text:visited-style-name="Visited_20_Internet_20_Link">
https://armyinform.com.ua/2023/04/09/zadokumentovano-10-udariv-po-donechchyni-za-dobu/</text:a>
</text:p>
      <!--NEWS-->
      <text:h text:style-name="P10" text:outline-level="1">
<text:span text:style-name="T4">
在乌克兰国防军一周中，摧毁了三千多名入侵者</text:span>
</text:h>
      <text:p text:style-name="P4">
作者: ['АРМІЯINFORM']</text:p>
      <text:p text:style-name="P4">
时间: 2023-04-09T84:00:00-04:00</text:p>
      <text:p text:style-name="P4">
描述: 对于Tyzhen（Z 03 KVITENS至09 KVITYA），乌克兰国防部的部队拥有3600 Blizko ...与2022年乌克兰的战争，与乌克兰的战争是今天的最新消息，今天与乌克兰的新闻战争是与乌克兰2022年的新闻战争，这是今天的最后一场，是今天的最后一场，这是今天的最后一场新闻。乌克兰与俄罗斯之间会发生战争，以及何时，何时，何时，何时，何时，何时，何时，何时，2022年与乌克兰的战争将在不久的将来与乌克兰进行战争，与乌克兰的战争，与乌克兰的战争今天的乌克兰新闻，乌克兰新闻在乌克兰媒体上的新闻</text:p>
      <text:p text:style-name="P4">
图片: ['<text:a xlink:type="simple" xlink:href="https://armyinform.com.ua/wp-content/uploads/2023/04/0b243135-83dc-4f90-a060-16d61cabccb3.jpg" text:style-name="Internet_20_link" text:visited-style-name="Visited_20_Internet_20_Link">
0b243135-83dc-4f90-a060-16d61cabccb3.jpg</text:a>
']</text:p>
      <text:p text:style-name="P4">
标签: ['STOPRUSSIA', 'АГРЕСІЯ РФ', 'ВІЙНА', 'ВТОРГНЕННЯ РФ', 'ВТРАТИ ВОРОГА', 'ОЛЕКСАНДР ПАВЛЮК']</text:p>
      <text:p text:style-name="P4">
类别: News</text:p>
      <!--METADATA-->
      <text:p text:style-name="P4">
<draw:frame draw:style-name="fr1" draw:name="Image305" text:anchor-type="as-char" svg:width="6.9236in" svg:height="5.010956in" draw:z-index="0">
<draw:image xlink:href="../Images/AРМІЯINFORM/2023-04-09T84-00-00-04-00/0b243135-83dc-4f90-a060-16d61cabccb3.jpg" xlink:type="simple" xlink:show="embed" xlink:actuate="onLoad" draw:mime-type="image/jpeg"/>
</draw:frame>
<text:span text:style-name="T4">
🔥俄罗斯入侵的情况</text:span>
</text:p>
      <text:p text:style-name="P4">
一周之内(4月3日至4月9日)乌克兰的国防军摧毁了大约3600名敌人的人员。</text:p>
      <text:p text:style-name="P4">
关于它<text:a xlink:type="simple" xlink:href="https://t.me/Pavliuk_KSV/3901" text:style-name="Internet_20_link" text:visited-style-name="Visited_20_Internet_20_Link">
报告</text:a>
电报中的乌克兰中尉亚历山大·帕夫林(Alexander Pavlyuk)的第一任副部长。</text:p>
      <text:p text:style-name="P4">
巨大的损失遭受了俄罗斯军队的武器 /军事装备：</text:p>
      <ul>
        <li>
18坦克， * 38辆战斗装甲车， * 53炮兵系统， * 6 RSZV， * 3防空装置， * 65台汽车设备， * 13个特殊设备。</li>
      </ul>
      <text:p text:style-name="P4">
此外，我们的后卫击落了1架敌机，1架直升机和63BL。</text:p>
      <text:p text:style-name="P4">
News Source: <text:a xlink:type="simple" xlink:href="https://armyinform.com.ua/2023/04/09/za-tyzhden-syly-oborony-ukrayiny-znyshhyly-ponad-try-tysyachi-okupantiv/" text:style-name="Internet_20_link" text:visited-style-name="Visited_20_Internet_20_Link">
https://armyinform.com.ua/2023/04/09/za-tyzhden-syly-oborony-ukrayiny-znyshhyly-ponad-try-tysyachi-okupantiv/</text:a>
</text:p>
      <!--NEWS-->
      <text:h text:style-name="P10" text:outline-level="1">
<text:span text:style-name="T4">
协调总部与海军陆战队家庭一起举行</text:span>
</text:h>
      <text:p text:style-name="P4">
作者: ['АРМІЯINFORM']</text:p>
      <text:p text:style-name="P4">
时间: 2023-04-09T85:00:00-04:00</text:p>
      <text:p text:style-name="P4">
描述: 在挑剔的区域训练中，为初学者训练...与乌克兰2022年的战争，与乌克兰与乌克兰的最新新闻战争，今天与乌克兰2022年的新闻战争，乌克兰和俄罗斯之间的战争以及与乌克兰的战争将发生战争他们说，或者2022年，他们是否会在不久的将来与乌克兰进行战争</text:p>
      <text:p text:style-name="P4">
图片: ['<text:a xlink:type="simple" xlink:href="https://armyinform.com.ua/wp-content/uploads/2023/04/z1678801384a237i.jpg" text:style-name="Internet_20_link" text:visited-style-name="Visited_20_Internet_20_Link">
z1678801384a237i.jpg</text:a>
']</text:p>
      <text:p text:style-name="P4">
标签: ['КООРДИНАЦІЙНИЙ ШТАБ З ПИТАНЬ ПОВОДЖЕННЯ З ВІЙСЬКОВОПОЛОНЕНИМИ', 'МОРСЬКА ПІХОТА']</text:p>
      <text:p text:style-name="P4">
类别: News</text:p>
      <!--METADATA-->
      <text:p text:style-name="P4">
<draw:frame draw:style-name="fr1" draw:name="Image306" text:anchor-type="as-char" svg:width="6.9236in" svg:height="4.312067in" draw:z-index="0">
<draw:image xlink:href="../Images/AРМІЯINFORM/2023-04-09T85-00-00-04-00/z1678801384a237i.jpg" xlink:type="simple" xlink:show="embed" xlink:actuate="onLoad" draw:mime-type="image/jpeg"/>
</draw:frame>
在协调员的南部地区中心，根据乌克兰海军陆战队的联盟和妻子的倡议，与以Mikhail Bilynsky的名字命名的海事Inkhotta的军事人员家人举行了一次会议。</text:p>
      <text:p text:style-name="P4">
这在[消息]中说明了(https://t.me/Koord_shtab/807)关于战俘管理的协调人员。</text:p>
      <text:p text:style-name="P4">
“会议期间违反的主题之一是改善国家警察与捍卫者家属的沟通过程。 该中心的专家向囚犯和失踪人员的亲戚解释了一个井，这是一个协调总部，以解决在建立这种交流过程中出现的问题。”协调员说。</text:p>
      <text:p text:style-name="P4">
此外，战俘还提出了在乌克兰建立军事申诉专员研究所的提议，其权力包括扩大保护军人权利的保护。 就他们而言，中央工人向会议的参与者报告了这项任务是由乌克兰人权的Verkhovna Rada办公室执行的。 安全和国防部门机构的代表具有所有相关的填补和能力。 作为会议的一部分，他们还与国际红十字会委员会讨论了与报告组织的合作：与组织上诉和沟通的程序，保护权利的机制 - 翼捍卫者，一种算法，确认其被囚禁的事实。</text:p>
      <text:p text:style-name="P4">
会议结束时，所有捍卫者的家庭就特定问题进行了个人磋商。 有关支持战俘，解放捍卫者和捍卫者的康复计划的所有必要信息，可以通过召集或入学在南部地区中心获得。</text:p>
      <text:p text:style-name="P4">
News Source: <text:a xlink:type="simple" xlink:href="https://armyinform.com.ua/2023/04/09/u-koordynaczijnomu-shtabi-vidbulasya-zustrich-z-rodynamy-morpihiv-3/" text:style-name="Internet_20_link" text:visited-style-name="Visited_20_Internet_20_Link">
https://armyinform.com.ua/2023/04/09/u-koordynaczijnomu-shtabi-vidbulasya-zustrich-z-rodynamy-morpihiv-3/</text:a>
</text:p>
      <!--NEWS-->
      <text:h text:style-name="P10" text:outline-level="1">
<text:span text:style-name="T4">
乌克兰导弹和炮兵击中了4个SPR，11个地区</text:span>
</text:h>
      <text:p text:style-name="P4">
作者: ['АРМІЯINFORM']</text:p>
      <text:p text:style-name="P4">
时间: 2023-04-09T86:00:00-04:00</text:p>
      <text:p text:style-name="P4">
描述: 关于ZS乌克兰人的总参谋长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标签: ['STOPRUSSIA', 'АГРЕСІЯ РФ', 'ВТОРГНЕННЯ РФ', 'ГШ ЗС УКРАЇНИ', 'ГШ ЗСУ', 'ОПЕРАТИВНЕ ЗВЕДЕННЯ', 'ХРОНІКА ОБОРОНИ']</text:p>
      <text:p text:style-name="P4">
类别: News</text:p>
      <!--METADATA-->
      <text:p text:style-name="P4">
<draw:frame draw:style-name="fr1" draw:name="Image307" text:anchor-type="as-char" svg:width="6.9236in" svg:height="3.80798in" draw:z-index="0">
<draw:image xlink:href="../Images/AРМІЯINFORM/2023-04-09T86-00-00-04-00/raketni-vijska-ta-artyleriya-nazemnyh-ugrupovan-vijsk.jpg" xlink:type="simple" xlink:show="embed" xlink:actuate="onLoad" draw:mime-type="image/jpeg"/>
</draw:frame>
说明性照片<text:span text:style-name="T4">
🔥俄罗斯入侵的情况</text:span>
</text:p>
      <text:p text:style-name="P4">
关于它<text:a xlink:type="simple" xlink:href="https://www.facebook.com/GeneralStaff.ua/posts/pfbid02LJyGWQmBBoha7JxjJ9Sewig1Wua3YBySmQfD7pxYxEPCDeTZw1X99a5M6jiaMnqNl" text:style-name="Internet_20_link" text:visited-style-name="Visited_20_Internet_20_Link">
报告</text:a>
乌克兰武装部队的总参谋部有关俄罗斯入侵的诉讼信息。</text:p>
      <text:p text:style-name="P4">
“每天的国防军航空在占领者的重点领域造成了6杆，而导弹和炮兵的单位击中了4枚反式导弹综合大楼，这是11个集中力量，武器和军事装备的浓度，弹药组成和5个敌方广播电台。</text:p>
      <text:p text:style-name="P4">
支持武装部队!去赢!</text:p>
      <text:p text:style-name="P4">
荣耀乌克兰!”， - 消息读到。</text:p>
      <text:p text:style-name="P4">
News Source: <text:a xlink:type="simple" xlink:href="https://armyinform.com.ua/2023/04/09/ukrayinski-raketni-vijska-ta-artyleriya-urazyly-4-zrk-11-rajoniv-zoseredzhennya-zhyvoyi-syly-ta-5-stanczij-reb-rosiyan/" text:style-name="Internet_20_link" text:visited-style-name="Visited_20_Internet_20_Link">
https://armyinform.com.ua/2023/04/09/ukrayinski-raketni-vijska-ta-artyleriya-urazyly-4-zrk-11-rajoniv-zoseredzhennya-zhyvoyi-syly-ta-5-stanczij-reb-rosiyan/</text:a>
</text:p>
      <!--NEWS-->
      <text:h text:style-name="P10" text:outline-level="1">
<text:span text:style-name="T4">
白天，乌克兰军队击退了俄罗斯人的40多次袭击，其中20多名在巴赫穆特附近</text:span>
</text:h>
      <text:p text:style-name="P4">
作者: ['АРМІЯINFORM']</text:p>
      <text:p text:style-name="P4">
时间: 2023-04-09T87:00:00-04:00</text:p>
      <text:p text:style-name="P4">
描述: 关于ZS乌克兰人的总参谋长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4/339422420_547129487447955_4170556750764993501_n.jpg" text:style-name="Internet_20_link" text:visited-style-name="Visited_20_Internet_20_Link">
339422420_547129487447955_4170556750764993501_n.jpg</text:a>
']</text:p>
      <text:p text:style-name="P4">
标签: ['STOPRUSSIA', 'АГРЕСІЯ РФ', 'ВТОРГНЕННЯ РФ', 'ГШ ЗС УКРАЇНИ']</text:p>
      <text:p text:style-name="P4">
类别: News</text:p>
      <!--METADATA-->
      <text:p text:style-name="P4">
<draw:frame draw:style-name="fr1" draw:name="Image308" text:anchor-type="as-char" svg:width="6.9236in" svg:height="6.9236in" draw:z-index="0">
<draw:image xlink:href="../Images/AРМІЯINFORM/2023-04-09T87-00-00-04-00/339422420_547129487447955_4170556750764993501_n.jpg" xlink:type="simple" xlink:show="embed" xlink:actuate="onLoad" draw:mime-type="image/jpeg"/>
</draw:frame>
说明性照片<text:span text:style-name="T4">
🔥俄罗斯入侵的情况</text:span>
</text:p>
      <text:p text:style-name="P4">
关于它<text:a xlink:type="simple" xlink:href="https://www.facebook.com/GeneralStaff.ua/posts/pfbid02LJyGWQmBBoha7JxjJ9Sewig1Wua3YBySmQfD7pxYxEPCDeTZw1X99a5M6jiaMnqNl" text:style-name="Internet_20_link" text:visited-style-name="Visited_20_Internet_20_Link">
报告</text:a>
乌克兰武装部队的总参谋部有关俄罗斯入侵的诉讼信息。</text:p>
      <text:p text:style-name="P4">
“敌人继续将主要努力集中在进攻，代理利马，巴赫穆特，阿维迪夫和玛丽斯基的指示上。 由于每个战士的勇气，反映了40多次敌人的进攻。</text:p>
      <text:p text:style-name="P4">
<text:span text:style-name="T4">
在Volyn，Polissya，Siversky和Slobozhansky的指示</text:span>
操作情况没有发生重大变化的情况下，未发现敌人进攻群体的迹象。</text:p>
      <text:p text:style-name="P4">
白天，占领者在切尼希夫地区的Yasna Polyana的定居点开火。 Sumy地区的Volfine，Zazillya和Popivka，以及兽医，Kozacha Lopan，Mala Danilovka，Gatyshche，Ustinovka，Ustinovka，Milove，Milove，Greater Burluk Dadpoli，Kharkiv地区。</text:p>
      <text:p text:style-name="P4">
<text:span text:style-name="T4">
在Kupyansk方向</text:span>
敌人的炮击遭到了Krasne First，Novomlinsk，两年和Kharkiv地区的折磨。</text:p>
      <text:p text:style-name="P4">
<text:span text:style-name="T4">
在利马方向</text:span>
白天，敌人在Dibrova以南地区引起了攻势失败。 Valvyoselivske，Makeevka，Nevskoye，Lugansk地区的Bigorivka和Well，Thornske，Siversk，有​​争议的和Berestovo，Donetsk地区的炮弹炮击。</text:p>
      <text:p text:style-name="P4">
<text:span text:style-name="T4">
在Bakhmut方向</text:span>
敌人继续采取进攻行动，试图控制Bakhmut市，激烈的战斗继续。铬合金。 国防军在前线指定区域发生了20次敌方攻击。 Vasyukivka，Minskivka，Zaliznyanske，Orikhovo-Vasylivka，Markovo，Bakhmut，Chrome，Yar，Yar，Ivanivske，White Mountain和Donetsk地区的友谊是敌对的。</text:p>
      <text:p text:style-name="P4">
<text:span text:style-name="T4">
在Avdiivsky和Marinski </text:span>
 <text:span text:style-name="T4">
方向</text:span>
对手带领进攻<text:span text:style-name="T4">
在矿物方向上</text:span>
在白天，进攻行动的敌人没有对Novomykhailivka，Bogoyavlenka，Shakhtarske，Shakhtarske，Novoukrainka，Veliky Novosilka，Prychistivka，Prychistivka和Donetsk地区的Golden Niva进行炮击。消息。</text:p>
      <text:p text:style-name="P4">
News Source: <text:a xlink:type="simple" xlink:href="https://armyinform.com.ua/2023/04/09/protyagom-doby-ukrayinski-vijskovi-vidbyly-ponad-40-atak-rosiyan-20-iz-nyh-bilya-bahmuta/" text:style-name="Internet_20_link" text:visited-style-name="Visited_20_Internet_20_Link">
https://armyinform.com.ua/2023/04/09/protyagom-doby-ukrayinski-vijskovi-vidbyly-ponad-40-atak-rosiyan-20-iz-nyh-bilya-bahmuta/</text:a>
</text:p>
      <!--NEWS-->
      <text:h text:style-name="P10" text:outline-level="1">
<text:span text:style-name="T4">
这个时代的占领者在乌克兰袭击了23个航空和4次导弹罢工</text:span>
</text:h>
      <text:p text:style-name="P4">
作者: ['АРМІЯINFORM']</text:p>
      <text:p text:style-name="P4">
时间: 2023-04-09T88:00:00-04:00</text:p>
      <text:p text:style-name="P4">
描述: 关于ZS乌克兰人的总参谋长和俄罗斯以及2022年与乌克兰的战争是否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标签: ['STOPRUSSIA', 'АГРЕСІЯ РФ', 'ВТОРГНЕННЯ РФ', 'ГШ ЗС УКРАЇНИ', 'ОПЕРАТИВНЕ ЗВЕДЕННЯ']</text:p>
      <text:p text:style-name="P4">
类别: News</text:p>
      <!--METADATA-->
      <text:p text:style-name="P4">
<draw:frame draw:style-name="fr1" draw:name="Image309" text:anchor-type="as-char" svg:width="6.9236in" svg:height="3.894525in" draw:z-index="0">
<draw:image xlink:href="../Images/AРМІЯINFORM/2023-04-09T88-00-00-04-00/1040728078_0_0_3146_1770_1920x0_80_0_0_1665f11f0531350b041e17426b426c1a.jpg" xlink:type="simple" xlink:show="embed" xlink:actuate="onLoad" draw:mime-type="image/jpeg"/>
</draw:frame>
说明性照片<text:span text:style-name="T4">
🔥俄罗斯入侵的情况</text:span>
</text:p>
      <text:p text:style-name="P4">
关于它<text:a xlink:type="simple" xlink:href="https://www.facebook.com/GeneralStaff.ua/posts/pfbid02LJyGWQmBBoha7JxjJ9Sewig1Wua3YBySmQfD7pxYxEPCDeTZw1X99a5M6jiaMnqNl" text:style-name="Internet_20_link" text:visited-style-name="Visited_20_Internet_20_Link">
报告</text:a>
乌克兰武装部队的总参谋部有关俄罗斯入侵的诉讼信息。</text:p>
      <text:p text:style-name="P4">
关于它的报道，乌克兰武装部队在俄罗斯入侵的迅速信息中报道了。</text:p>
      <text:p text:style-name="P4">
“在俄罗斯对我们国家的大规模武装侵略的大规模武装侵略的第十天正在进行中。</text:p>
      <text:p text:style-name="P4">
在这一天，敌人对喷气系统进行了10多次炮击，造成了23次航空和4枚导弹中风。 从C-300 SMRC释放的2枚俄罗斯导弹被Zaporizhzhia，Yezagyl的平民基础设施击中，平民受伤，住宅建筑被摧毁和损坏。 另外，在康斯坦蒂尼诺夫卡(Konstantinovka)的对象基础架构上发布了2枚带有S-300 S-300入侵者的导弹，该导弹正在停机。</text:p>
      <text:p text:style-name="P4">
在整个乌克兰，火箭和航空罢工的可能性仍然很高。”</text:p>
      <text:p text:style-name="P4">
News Source: <text:a xlink:type="simple" xlink:href="https://armyinform.com.ua/2023/04/09/okupanty-cziyeyi-doby-zavdaly-po-ukrayini-23-aviaczijnyh-ta-4-raketnyh-udary/" text:style-name="Internet_20_link" text:visited-style-name="Visited_20_Internet_20_Link">
https://armyinform.com.ua/2023/04/09/okupanty-cziyeyi-doby-zavdaly-po-ukrayini-23-aviaczijnyh-ta-4-raketnyh-udary/</text:a>
</text:p>
      <!--NEWS-->
      <text:h text:style-name="P10" text:outline-level="1">
<text:span text:style-name="T4">
在Kherson和Zaporozhye，占领者正在增加“防御边界”</text:span>
</text:h>
      <text:p text:style-name="P4">
作者: ['АРМІЯINFORM']</text:p>
      <text:p text:style-name="P4">
时间: 2023-04-09T89:00:00-04:00</text:p>
      <text:p text:style-name="P4">
描述: 关于ZS乌克兰人的总部。 “在Zaporozhehkoy Tu Khersonsky ...与乌克兰2022年的战争，与乌克兰的战争是今天的最新消息，即与乌克兰2022年的新闻战争，今天的最后一场新闻，乌克兰和俄罗斯之间的战争，何时战争，何时，这场战争，这是一场战争随着乌克兰将是，将会有，如果不久的将来，与乌克兰的战争是否会说，与乌克兰的战争是今天的乌克兰新闻，乌克兰新闻，乌克兰媒体在俄罗斯的乌克兰新闻</text:p>
      <text:p text:style-name="P4">
图片: ['<text:a xlink:type="simple" xlink:href="https://armyinform.com.ua/wp-content/uploads/2023/04/fs.jpeg" text:style-name="Internet_20_link" text:visited-style-name="Visited_20_Internet_20_Link">
fs.jpeg</text:a>
']</text:p>
      <text:p text:style-name="P4">
标签: ['STOPRUSSIA', 'АГРЕСІЯ РФ', 'ВТОРГНЕННЯ РФ', 'ГШ ЗС УКРАЇНИ', 'ЗАПОРІЖЖЯ', 'ОПЕРАТИВНЕ ЗВЕДЕННЯ', 'ХЕРСОНЩИНА']</text:p>
      <text:p text:style-name="P4">
类别: News</text:p>
      <!--METADATA-->
      <text:p text:style-name="P4">
<draw:frame draw:style-name="fr1" draw:name="Image310" text:anchor-type="as-char" svg:width="6.9236in" svg:height="3.894525in" draw:z-index="0">
<draw:image xlink:href="../Images/AРМІЯINFORM/2023-04-09T89-00-00-04-00/fs.jpeg" xlink:type="simple" xlink:show="embed" xlink:actuate="onLoad" draw:mime-type="image/jpeg"/>
</draw:frame>
说明性照片<text:span text:style-name="T4">
🔥俄罗斯入侵的情况</text:span>
</text:p>
      <text:p text:style-name="P4">
关于它<text:a xlink:type="simple" xlink:href="https://www.facebook.com/GeneralStaff.ua/posts/pfbid02LJyGWQmBBoha7JxjJ9Sewig1Wua3YBySmQfD7pxYxEPCDeTZw1X99a5M6jiaMnqNl" text:style-name="Internet_20_link" text:visited-style-name="Visited_20_Internet_20_Link">
报告</text:a>
乌克兰武装部队的总参谋部。</text:p>
      <text:p text:style-name="P4">
“在Zaporizhhya和Kherson的指示中，敌人继续增加该州的防守边界和位置。 同时，敌人不会因平民定居点的炮击而被打断。 特别是，他向顿涅茨克地区的诺茨诺普尔(Novopol)开枪。 Lull，Guliaypole，铁路，Gulyaipil，Zaporizhzhya地区的白色Abstick； 消息说：“ Vesele，Burguna，Ivanivka，Antonovka，Dniprovske Kherson地区以及Kherson。”</text:p>
      <text:p text:style-name="P4">
News Source: <text:a xlink:type="simple" xlink:href="https://armyinform.com.ua/2023/04/09/na-hersonshhyni-ta-zaporizhzhi-okupanty-naroshhuyut-oboronni-rubezhi/" text:style-name="Internet_20_link" text:visited-style-name="Visited_20_Internet_20_Link">
https://armyinform.com.ua/2023/04/09/na-hersonshhyni-ta-zaporizhzhi-okupanty-naroshhuyut-oboronni-rubezhi/</text:a>
</text:p>
      <!--NEWS-->
      <text:h text:style-name="P10" text:outline-level="1">
<text:span text:style-name="T4">
在卢汉斯克地区，俄罗斯入侵者绑架平民支持乌克兰</text:span>
</text:h>
      <text:p text:style-name="P4">
作者: ['АРМІЯINFORM']</text:p>
      <text:p text:style-name="P4">
时间: 2023-04-09T90:00:00-04:00</text:p>
      <text:p text:style-name="P4">
描述: 关于ZS乌克兰人的总部。 “没有维加斯……与乌克兰2022的战争，与乌克兰的战争是今天的最新消息，与乌克兰2022年的新闻战是今天的最后一场新闻，乌克兰和俄罗斯之间是否会发生战争，当战争之间在2022年与乌克兰有关，是否会在不久的将来与乌克兰进行战争，是否会有战争，这是与乌克兰的战争，今天的乌克兰新闻，乌克兰的新闻，乌克兰媒体在俄罗斯的乌克兰新闻</text:p>
      <text:p text:style-name="P4">
图片: ['<text:a xlink:type="simple" xlink:href="https://armyinform.com.ua/wp-content/uploads/2023/03/okupanty.jpg" text:style-name="Internet_20_link" text:visited-style-name="Visited_20_Internet_20_Link">
okupanty.jpg</text:a>
']</text:p>
      <text:p text:style-name="P4">
标签: []</text:p>
      <text:p text:style-name="P4">
类别: News</text:p>
      <!--METADATA-->
      <text:p text:style-name="P4">
<draw:frame draw:style-name="fr1" draw:name="Image311" text:anchor-type="as-char" svg:width="6.9236in" svg:height="5.140773in" draw:z-index="0">
<draw:image xlink:href="../Images/AРМІЯINFORM/2023-04-09T90-00-00-04-00/okupanty.jpg" xlink:type="simple" xlink:show="embed" xlink:actuate="onLoad" draw:mime-type="image/jpeg"/>
</draw:frame>
说明性照片<text:span text:style-name="T4">
🔥俄罗斯入侵的情况</text:span>
</text:p>
      <text:p text:style-name="P4">
关于它<text:a xlink:type="simple" xlink:href="https://www.facebook.com/GeneralStaff.ua/posts/pfbid02LJyGWQmBBoha7JxjJ9Sewig1Wua3YBySmQfD7pxYxEPCDeTZw1X99a5M6jiaMnqNl" text:style-name="Internet_20_link" text:visited-style-name="Visited_20_Internet_20_Link">
报告</text:a>
乌克兰武装部队的总参谋部。</text:p>
      <text:p text:style-name="P4">
“在乌克兰暂时占领的领土上暴力绑架平民入侵者的案件没有停止。 特别是，俄罗斯占领部队Ustrobilsk Luhansk地区组织了涉嫌支持乌克兰的公民的居住成本，而他们却在未知的方向上编织人，但没有返回。”</text:p>
      <text:p text:style-name="P4">
News Source: <text:a xlink:type="simple" xlink:href="https://armyinform.com.ua/2023/04/09/na-luganshhyni-rosijski-zagarbnyky-vykradayut-czyvilnyh-gromadyan-yaki-pidtrymuyut-ukrayinu/" text:style-name="Internet_20_link" text:visited-style-name="Visited_20_Internet_20_Link">
https://armyinform.com.ua/2023/04/09/na-luganshhyni-rosijski-zagarbnyky-vykradayut-czyvilnyh-gromadyan-yaki-pidtrymuyut-ukrayinu/</text:a>
</text:p>
      <!--NEWS-->
      <text:h text:style-name="P10" text:outline-level="1">
<text:span text:style-name="T4">
现在，我们需要至少可以与俄罗斯Su-30和Su-35-Yuri Ignat结合的飞机</text:span>
</text:h>
      <text:p text:style-name="P4">
作者: ['Володимир Віват']</text:p>
      <text:p text:style-name="P4">
时间: 2023-04-09T91:00:00-04:00</text:p>
      <text:p text:style-name="P4">
描述: Borotbi与Kerovny Aviabombs的微妙方法 - 无利可图的性交...与乌克兰2022年的战争，与乌克兰的战争是今天的最新消息，今天与乌克兰2022年的新闻战争，乌克兰和乌克兰之间的战争将会他们说，俄罗斯以及2022年与乌克兰的战争是否会在不久的将来与乌克兰进行战争，他们说，与乌克兰的战争，今天的乌克兰新闻，乌克兰的新闻，乌克兰媒体在俄罗斯媒体的新闻</text:p>
      <text:p text:style-name="P4">
图片: ['<text:a xlink:type="simple" xlink:href="https://armyinform.com.ua/wp-content/uploads/2023/04/foto-1-krylati-aviabomby-yurij-ignat.jpg" text:style-name="Internet_20_link" text:visited-style-name="Visited_20_Internet_20_Link">
foto-1-krylati-aviabomby-yurij-ignat.jpg</text:a>
']</text:p>
      <text:p text:style-name="P4">
标签: ['STOPRUSSIA', 'АГРЕСІЯ РФ', 'ВТОРГНЕННЯ РФ', 'ЮРІЙ ІГНАТ']</text:p>
      <text:p text:style-name="P4">
类别: News</text:p>
      <!--METADATA-->
      <text:p text:style-name="P4">
<draw:frame draw:style-name="fr1" draw:name="Image312" text:anchor-type="as-char" svg:width="6.9236in" svg:height="4.32725in" draw:z-index="0">
<draw:image xlink:href="../Images/AРМІЯINFORM/2023-04-09T91-00-00-04-00/foto-1-krylati-aviabomby-yurij-ignat.jpg" xlink:type="simple" xlink:show="embed" xlink:actuate="onLoad" draw:mime-type="image/jpeg"/>
</draw:frame>
拼贴：陆军</text:p>
      <text:p text:style-name="P4">
打击托管飞机的最有效方法是指导俄罗斯航空的活动，这是将其远离独特领土的机会。 这需要适当的工具，例如，空气目标距离最多150公里的Patrotta Samp/T系统。 最重要的是，这些是现代西方战斗机，配备了能够在距离远距离抵消俄罗斯航空的空中导弹。 武装部队武装部队武装部队武装部队的空军发言人尤里·伊格纳特(Yuriy Ignat)上校在电视新闻的直接以太之前报道了这一点。</text:p>
      <ul>
        <li>
很明显，从高度从飞机上掉下的炸弹也可以击败，该炸弹也可以击败。 但是，敌人每天大约使用20个稳定的空袭，在哪里乘坐如此多的机票产品拆除？ 他们的储备并非无止境。 尤里·伊格纳特(Yuri Ignat)说，如果您在这些炸弹中使用真实的火箭，那么我们根本就没有一个威胁，我们根本没有该国俄罗斯航空的武器。</li>
      </ul>
      <text:p text:style-name="P4">
该官员强调，空军的主要任务是防止乌克兰天空中俄罗斯飞机和直升机的出现。 如果允许这样做，他们将能够造成比从远处更大的弊端。 例如，玛丽upol和伊兹地区事件的事件，俄罗斯航空可以在不中断的情况下起作用。</text:p>
      <ul>
        <li>
因此，我们说我们需要更多的防空手段来保护自己和我们的伴侣。 这也是关于我们答应纳萨姆，艾里斯-T以​​及爱国者和萨姆普/t的系统，在不久的将来，这也必须在不久的将来去乌克兰。 但是，仍然是现代飞机4+，同一F-16将使我们能够赢得空中的优势，极有效地保护敌人，最后获胜，称为武装部队司令部的转换。</li>
      </ul>
      <text:p text:style-name="P4">
发言人说，不幸的是，我们有大量的苏联样品在破坏火箭和无人机方面无效，因为它们是为反遗传者而创建的。 如今，他们还执行了覆盖冲击团体和风暴的任务，这些冲击组织和风暴支持我们在该国东部的部队使用放射射击导弹的伤害，后者已经能够适应前诺西技术。 用俄罗斯飞机抵抗这些俄罗斯飞机是及时的。</text:p>
      <text:p text:style-name="P4">
News Source: <text:a xlink:type="simple" xlink:href="https://armyinform.com.ua/2023/04/09/nyni-nam-potribni-litaky-yaki-zmozhut-hocha-by-na-rivni-borotysya-z-rosijskymy-su-30-i-su-35-yurij-ignat/" text:style-name="Internet_20_link" text:visited-style-name="Visited_20_Internet_20_Link">
https://armyinform.com.ua/2023/04/09/nyni-nam-potribni-litaky-yaki-zmozhut-hocha-by-na-rivni-borotysya-z-rosijskymy-su-30-i-su-35-yurij-ignat/</text:a>
</text:p>
      <!--NEWS-->
      <text:h text:style-name="P10" text:outline-level="1">
<text:span text:style-name="T4">
本周推广俄罗斯媒体的主要假货</text:span>
</text:h>
      <text:p text:style-name="P4">
作者: ['АРМІЯINFORM']</text:p>
      <text:p text:style-name="P4">
时间: 2023-04-09T92:00:00-04:00</text:p>
      <text:p text:style-name="P4">
描述: 乌克兰RNBO的错误 - 富曼（Format）中心：主要的假货，他们干dried ...与乌克兰2022年的战争，与乌克兰的最新新闻，今天与乌克兰2022年的新闻战争，乌克兰和乌克兰之间的战争将会发生战争俄罗斯，当他们在2022年与乌克兰进行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5296558415822310200_y-k.jpg" text:style-name="Internet_20_link" text:visited-style-name="Visited_20_Internet_20_Link">
photo_5296558415822310200_y-k.jpg</text:a>
']</text:p>
      <text:p text:style-name="P4">
标签: ['STOPRUSSIA', 'АГРЕСІЯ РФ', 'РОСІЙСЬКІ ФЕЙКИ', 'ФЕЙКИ РФ', 'ЦПД РНБО']</text:p>
      <text:p text:style-name="P4">
类别: News</text:p>
      <!--METADATA-->
      <text:p text:style-name="P4">
<draw:frame draw:style-name="fr1" draw:name="Image313" text:anchor-type="as-char" svg:width="6.9236in" svg:height="4.979222in" draw:z-index="0">
<draw:image xlink:href="../Images/AРМІЯINFORM/2023-04-09T92-00-00-04-00/photo_5296558415822310200_y-k.jpg" xlink:type="simple" xlink:show="embed" xlink:actuate="onLoad" draw:mime-type="image/jpeg"/>
</draw:frame>
在NSDC乌克兰(Inforss](https://www.facebook.com/hashtag/%D1%86%D0%BF%D0%B4_%D1%96%D0%BD%D1%84%D0%BE%D1%80%D0%BC%D1%83%D1%94?<text:span text:style-name="T4">
eep</text:span>
=6&amp;<text:span text:style-name="T4">
cft</text:span>
%5b0%5d=AZWBFfPLVkHuwmWtYjkSA0XH_lVDkEHTwLrvRQykN3wQBSX8qqn-T0NAigMbGPq9mZaET-HmuPvzcYmRaUAMi_nl35or-wMzgCoxIylitbLF5wYz4oPAbsHWdwQSClTI-JW05iCW95algbkfLV1o2Xfzh7bgIJIqVtMCNcOtpD0mKA2ghNIPnIM6BFu16Lq2c4c&amp;<text:span text:style-name="T4">
tn</text:span>
=*NK-R)：本周推广俄罗斯媒体的主要假货：</text:p>
      <text:p text:style-name="P4">
<text:span text:style-name="T5">
基辅政权支持恐怖行动，甚至支持V. Tatarsky的谋杀案，以及自2014年以来的许多其他人 * </text:span>
在乌克兰为新世界斗争中的事件摧毁了“规范的正统”。今天导致了乌克兰的冲突 * Bucha已成为乌克兰宣传的犬儒主义的共同象征</text:p>
      <text:p text:style-name="P4">
News Source: <text:a xlink:type="simple" xlink:href="https://armyinform.com.ua/2023/04/09/osnovni-fejky-yaki-prosuvaly-rosijski-zmi-czogo-tyzhnya/" text:style-name="Internet_20_link" text:visited-style-name="Visited_20_Internet_20_Link">
https://armyinform.com.ua/2023/04/09/osnovni-fejky-yaki-prosuvaly-rosijski-zmi-czogo-tyzhnya/</text:a>
</text:p>
      <!--NEWS-->
      <text:h text:style-name="P10" text:outline-level="1">
<text:span text:style-name="T4">
军事俄罗斯联邦“祖父的经验”开发了与豹子作斗争的技术</text:span>
</text:h>
      <text:p text:style-name="P4">
作者: ['Віктор Шевченко']</text:p>
      <text:p text:style-name="P4">
时间: 2023-04-09T93:00:00-04:00</text:p>
      <text:p text:style-name="P4">
描述: 在Borotbi的Borotbi教育部与坦克Zakhid Vribnitva，Yaki ...与乌克兰2022年的战争，与乌克兰的最新新闻，今天与乌克兰的新闻，今天与乌克兰2022年的新闻战争，今天，乌克兰和俄罗斯之间的战争会发生，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golovna-7-1.jpg" text:style-name="Internet_20_link" text:visited-style-name="Visited_20_Internet_20_Link">
golovna-7-1.jpg</text:a>
', '<text:a xlink:type="simple" xlink:href="https://armyinform.com.ua/wp-content/uploads/2023/04/foto-2-1-1.jpg" text:style-name="Internet_20_link" text:visited-style-name="Visited_20_Internet_20_Link">
foto-2-1-1.jpg</text:a>
']</text:p>
      <text:p text:style-name="P4">
标签: ['STOPRUSSIA', 'АГРЕСІЯ РФ', 'ВТОРГНЕННЯ РФ', 'ДУТА ВЕЛИЧ РОСАРМІЇ', 'ДУТА ВЕЛИЧ РОСІЇ']</text:p>
      <text:p text:style-name="P4">
类别: News</text:p>
      <!--METADATA-->
      <text:p text:style-name="P4">
<draw:frame draw:style-name="fr1" draw:name="Image314" text:anchor-type="as-char" svg:width="6.9236in" svg:height="4.615733in" draw:z-index="0">
<draw:image xlink:href="../Images/AРМІЯINFORM/2023-04-09T93-00-00-04-00/golovna-7-1.jpg" xlink:type="simple" xlink:show="embed" xlink:actuate="onLoad" draw:mime-type="image/jpeg"/>
</draw:frame>
埃里菲亚国防部已经开发了与武装部队武装的西方生产坦克打击的技术，尤其是与豹子。 关于它<text:a xlink:type="simple" xlink:href="https://t.me/bbcrussian/44448" text:style-name="Internet_20_link" text:visited-style-name="Visited_20_Internet_20_Link">
报告</text:a>
俄罗斯服务BBC新闻，向宣传电视频道“ Star”的空气中的Mulinoa Eugeenearifulin Mulino中心负责人发表声明。</text:p>
      <text:p text:style-name="P4">
据他说，穆里诺已经在与西方泛塞人“直接为坦克对抗”的坦克船员准备。 好吧，对于武装部队坦克决斗，在这种情况下，我们的油轮有时只是创造奇迹，甚至是苏联时代的名字。 但是，在Aniki-Warrior的声明中真正有趣的是，在垃圾填埋场与西方坦克作战也是训练的……狙击手和机械枪手!</text:p>
      <text:p text:style-name="P4">
“一个好的机枪手，一个好的狙击手将剥夺视觉坦克，而Agran发射器将射击他。 新的是一个井井有条的旧旧的。 我们的祖父母在战士中做到了。”俄罗斯国防部宣布...</text:p>
      <text:p text:style-name="P4">
<draw:frame draw:style-name="fr1" draw:name="Image315" text:anchor-type="as-char" svg:width="6.9236in" svg:height="3.894525in" draw:z-index="0">
<draw:image xlink:href="../Images/AРМІЯINFORM/2023-04-09T93-00-00-04-00/foto-2-1-1.jpg" xlink:type="simple" xlink:show="embed" xlink:actuate="onLoad" draw:mime-type="image/jpeg"/>
</draw:frame>
想象一下，整个训练中心负责人的军事知识水平？至少在互联网上，我试图发现眼睛有这些包裹以及它们是否容易受到球的影响。 关于装甲保护的水平，有些阅读，火力，回旋处，准确性等等。</text:p>
      <text:p text:style-name="P4">
以及士兵的历史知识和讲话。 因为第一个手榴弹发射器(Panzertfaast Ta Faustpatron)第二次世界大战期间仅在纳粹中。 阿拉吉士兵充其量用45毫米的反坦科维卡摧毁了德国坦克。 但是，在近战中 - 挖沟的连接，很少 - 借助PTTR的抗坦克步枪和14.5毫米的PTRD，它们能够将装甲的厚度高达30 mm。 他们仍然能够在最脆弱的地方损坏坦克，但摧毁...</text:p>
      <text:p text:style-name="P4">
显然，如果他还提到带有棋盘的邪恶的卡尔里骑兵，他带着棋子带着棋子来强调步兵，他就不会感到惊讶。</text:p>
      <text:p text:style-name="P4">
News Source: <text:a xlink:type="simple" xlink:href="https://armyinform.com.ua/2023/04/09/vijskovi-rf-na-dosvidi-didiv-rozrobyly-metodychky-dlya-borotby-z-leopard/" text:style-name="Internet_20_link" text:visited-style-name="Visited_20_Internet_20_Link">
https://armyinform.com.ua/2023/04/09/vijskovi-rf-na-dosvidi-didiv-rozrobyly-metodychky-dlya-borotby-z-leopard/</text:a>
</text:p>
      <!--NEWS-->
      <text:h text:style-name="P10" text:outline-level="1">
<text:span text:style-name="T4">
在顿涅茨克，我们的海军陆战队用冲击无人机消除了敌人</text:span>
</text:h>
      <text:p text:style-name="P4">
作者: ['АРМІЯINFORM']</text:p>
      <text:p text:style-name="P4">
时间: 2023-04-09T94:00:00-04:00</text:p>
      <text:p text:style-name="P4">
描述: 在Donetskiye，Aierorosvisdniki likvis是Vorozhi展示点，Rosemy ...与乌克兰2022年的战争，与乌克兰的《今日与乌克兰的最新新闻》，《与乌克兰新闻》（News Wars War War War War War），今天与乌克兰2022年的战争，将于乌克兰和俄罗斯之间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1/drony-2.jpg" text:style-name="Internet_20_link" text:visited-style-name="Visited_20_Internet_20_Link">
drony-2.jpg</text:a>
']</text:p>
      <text:p text:style-name="P4">
标签: ['АЕРОРОЗВІДНИКИ', 'ДОНЕЦЬКА ОБЛАСТЬ']</text:p>
      <text:p text:style-name="P4">
类别: News</text:p>
      <!--METADATA-->
      <text:p text:style-name="P4">
<draw:frame draw:style-name="fr1" draw:name="Image316" text:anchor-type="as-char" svg:width="6.9236in" svg:height="4.604194in" draw:z-index="0">
<draw:image xlink:href="../Images/AРМІЯINFORM/2023-04-09T94-00-00-04-00/drony-2.jpg" xlink:type="simple" xlink:show="embed" xlink:actuate="onLoad" draw:mime-type="image/jpeg"/>
</draw:frame>
说明性照片</text:p>
      <text:p text:style-name="P4">
在顿涅茨克地区，空中情报官员消除了位于堆上的敌方观察站。 关于它<text:a xlink:type="simple" xlink:href="https://t.me/ukrainian_navy/2700" text:style-name="Internet_20_link" text:visited-style-name="Visited_20_Internet_20_Link">
报告</text:a>
乌克兰海军在电报中。</text:p>
      <text:p text:style-name="P4">
“在顿涅茨克地区，单独的海军陆战队以星空迈克尔·奥斯特格拉德斯基(Michael Ostrogradsky)命名的单独海军陆战队的空中侦察消除了敌人的观察哨所，该敌人被放在其中一个堆里。”</text:p>
      <text:p text:style-name="P4">
News Source: <text:a xlink:type="simple" xlink:href="https://armyinform.com.ua/2023/04/09/na-donechchyni-nashi-morpihy-likvidovuyut-voroga-udarnymy-dronamy/" text:style-name="Internet_20_link" text:visited-style-name="Visited_20_Internet_20_Link">
https://armyinform.com.ua/2023/04/09/na-donechchyni-nashi-morpihy-likvidovuyut-voroga-udarnymy-dronamy/</text:a>
</text:p>
      <!--NEWS-->
      <text:h text:style-name="P10" text:outline-level="1">
<text:span text:style-name="T4">
我们必须确定邪恶正在失去，我们必须接近失去邪恶，我们正在接近 - 乌克兰总统</text:span>
</text:h>
      <text:p text:style-name="P4">
作者: ['АРМІЯINFORM']</text:p>
      <text:p text:style-name="P4">
时间: 2023-04-09T95:00:00-04:00</text:p>
      <text:p text:style-name="P4">
描述: https://youtu.be/jjxno7uydak乌克兰！ 乌克兰！ TSI -OGI ROSIYSKA军队...与乌克兰2022年的战争，与乌克兰的最新新闻，今天与乌克兰的新闻战争，与乌克兰2022年的新闻战争，今天将在乌克兰和俄罗斯之间发生战争2022年，是否会有，无论是否会，无论是否会，这是否会在不久的将来与乌克兰的战争说，今天与乌克兰的战争，今天的乌克兰新闻，乌克兰的新闻，乌克兰媒体在俄罗斯的乌克兰新闻</text:p>
      <text:p text:style-name="P4">
图片: []</text:p>
      <text:p text:style-name="P4">
标签: ['STOPRUSSIA', 'АГРЕСІЯ РФ', 'ВІДЕОЗВЕРНЕННЯ ПРЕЗИДЕНТА УКРАЇНИ', 'ВІЙНА', 'ВОЛОДИМИР ЗЕЛЕНСЬКИЙ', 'ВТОРГНЕННЯ РФ', 'ПРЕЗИДЕНТ УКРАЇНИ']</text:p>
      <text:p text:style-name="P4">
类别: News</text:p>
      <!--METADATA-->
      <text:p text:style-name="P4">
<text:span text:style-name="T4">
 <text:span text:style-name="T5">
乌克兰人!乌克兰妇女!</text:span>
​​ </text:span>
</text:p>
      <text:p text:style-name="P4">
今晚，俄罗斯军队向Zaporozhye开火。 C-300导弹。</text:p>
      <text:p text:style-name="P4">
体现 - 在房屋中，房屋。 其中三个人在其中。 男人，女人和孩子 - 女孩，她的名字叫伊琳娜，今年她将满11岁。 她死了。 男人也是。 我的慰问……一个女人状况严重，在医院，她得到了帮助。</text:p>
      <text:p text:style-name="P4">
因此，恐怖分子举行了这个棕榈周日。 这样，俄罗斯将自己与世界，人类更具孤立性。</text:p>
      <text:p text:style-name="P4">
每个明亮的基督徒假期都会告诉我们我们不知道 - 如何确定邪恶正在失去。 我们必须相信。 我们相信。 应该月亮失去邪恶。 我们正在接近。 世界与我们同在。 每个月都会增加支持，增加支持我们的人的圈子，支持我们的勇气和对生活的信仰。</text:p>
      <text:p text:style-name="P4">
我感谢世界上与乌克兰现在对我们有效的乌克兰。</text:p>
      <text:p text:style-name="P4">
我感谢所有消除俄罗斯炮击的后果的人，刺痛了那些因恐怖而受伤的人。 在Zaporizhzhya，位于Kharkiv，Chernihiv，Sumy，Dnipropetrovsk，Kherson，Donbass。</text:p>
      <text:p text:style-name="P4">
我感谢每个救援人员和医生，所有护士和兄弟，每个警察，每个警察……所有帮助人们的Isella城市的地方当局的代表。 是的 - 志愿者。</text:p>
      <text:p text:style-name="P4">
当然，我要感谢士兵!对于目前正在战斗的每个人。 对于所有受邪恶约束的人。 对于所有摧毁入侵者的人 - 在战斗和后方。</text:p>
      <text:p text:style-name="P4">
我们正在为新的一周做准备，尤其是在国际工作中 - 加强防御，以加强我们的勇士。</text:p>
      <text:p text:style-name="P4">
根据本周的结果，我想特别注意 - 第55炮兵旅的士兵第35和36-Skoly-Skoly旅的海军陆战队...他们在顿涅茨克地区战斗。 感谢你们!</text:p>
      <text:p text:style-name="P4">
为了在巴赫穆特(Bakhmut)和巴赫穆特(Bakhmut Direction)的积极攻击行动中，我感谢州特别交通服务部第783军团的士兵，第五次独立的突击旅的士兵和第80个独立的着陆旅...</text:p>
      <text:p text:style-name="P4">
斯拉夫方向是第30个独立的机械旅……也是主动作用。 感谢你们!</text:p>
      <text:p text:style-name="P4">
为了可持续性和确定，第66个单独的机械旅和DSHV-LIMAN方向的第95旅的士兵。 我感谢在最前沿的最热门地战斗的情报部队!</text:p>
      <text:p text:style-name="P4">
卢甘斯克和克拉默斯克支队的边防部队，托内斯克，顿涅茨克，莫吉尔夫 - 莫吉夫 -   - 佩迪尔斯基和贝尔戈罗德·dnestrovsky Connections的竖立单位...谢谢你们!</text:p>
      <text:p text:style-name="P4">
特种部队，国民警卫队的第50军团...谢谢!并感谢所有安全地珍惜我们的天空的空军和空军战士!</text:p>
      <text:p text:style-name="P4">
荣耀所有乌克兰英雄!每个正在战斗的人和每个人!每个正在战斗帖子和任务中的人!</text:p>
      <text:p text:style-name="P4">
对所有献出生命的人的永恒和光明记忆，保护乌克兰乌克兰人的生活!</text:p>
      <text:p text:style-name="P4">
让Palm Sunday明年对我们所有的人民保持和平与自由!</text:p>
      <text:p text:style-name="P4">
愿今天听到所有庆祝复活节的人的真诚祈祷!</text:p>
      <text:p text:style-name="P4">
<text:span text:style-name="T4">
 <text:span text:style-name="T5">
荣耀与乌克兰!</text:span>
 </text:span>
</text:p>
      <text:p text:style-name="P4">
资料来源：<text:span text:style-name="T5">
 <text:a xlink:type="simple" xlink:href="https://www.president.gov.ua/news/mayemo-buti-vpevneni-sho-zlo-prograye-mayemo-nablizhati-prog-82173" text:style-name="Internet_20_link" text:visited-style-name="Visited_20_Internet_20_Link">
乌克兰总统办公室</text:a>
</text:span>
</text:p>
      <text:p text:style-name="P4">
News Source: <text:a xlink:type="simple" xlink:href="https://armyinform.com.ua/2023/04/09/mayemo-buty-vpevneni-shho-zlo-prograye-mayemo-nablyzhaty-progrash-zla-i-my-nablyzhayemo-prezydent-ukrayiny/" text:style-name="Internet_20_link" text:visited-style-name="Visited_20_Internet_20_Link">
https://armyinform.com.ua/2023/04/09/mayemo-buty-vpevneni-shho-zlo-prograye-mayemo-nablyzhaty-progrash-zla-i-my-nablyzhayemo-prezydent-ukrayiny/</text:a>
</text:p>
      <!--NEWS-->
      <text:h text:style-name="P10" text:outline-level="1">
<text:span text:style-name="T4">
俄罗斯联邦的攻势沿着整个前线窒息并消失了 -  ISW</text:span>
</text:h>
      <text:p text:style-name="P4">
作者: ['АРМІЯINFORM']</text:p>
      <text:p text:style-name="P4">
时间: 2023-04-09T96:00:00-04:00</text:p>
      <text:p text:style-name="P4">
描述: 非瓦西亚（NonVasias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4/8d6b4382-a39ba01a2ef3982009a9374ebc0a3fbb.jpg" text:style-name="Internet_20_link" text:visited-style-name="Visited_20_Internet_20_Link">
8d6b4382-a39ba01a2ef3982009a9374ebc0a3fbb.jpg</text:a>
']</text:p>
      <text:p text:style-name="P4">
标签: ['STOPRUSSIA', 'АГРЕСІЯ РФ', 'АРМІЯ РФ', 'ВІЙНА', 'ВТОРГНЕННЯ РФ', 'ІНСТИТУТ ВИВЧЕННЯ ВІЙНИ']</text:p>
      <text:p text:style-name="P4">
类别: News</text:p>
      <!--METADATA-->
      <text:p text:style-name="P4">
<draw:frame draw:style-name="fr1" draw:name="Image317" text:anchor-type="as-char" svg:width="6.9236in" svg:height="3.63489in" draw:z-index="0">
<draw:image xlink:href="../Images/AРМІЯINFORM/2023-04-09T96-00-00-04-00/8d6b4382-a39ba01a2ef3982009a9374ebc0a3fbb.jpg" xlink:type="simple" xlink:show="embed" xlink:actuate="onLoad" draw:mime-type="image/jpeg"/>
</draw:frame>
尽管整个前线战斗继续进行，但俄罗斯军队的进攻潜力下降，进攻逐渐消失。 Waperative分析的这样的结论<text:a xlink:type="simple" xlink:href="https://www.understandingwar.org/backgrounder/russian-offensive-campaign-assessment-april-8-2023" text:style-name="Internet_20_link" text:visited-style-name="Visited_20_Internet_20_Link">
出现</text:a>
美国战争研究所(ISW).</text:p>
      <text:p text:style-name="P4">
Зокрема, аналітики констатують, що темпи наступу в Бахмуті Донецької областіта ще на кількох ділянках фронту суттєво знизилися, а на деяких напрямкахфронт взагалі зупинився. Як захлинувся наступ і на Авдіївку Донецької області,яку росіяни обрали собі за нову мету замість Бахмута.</text:p>
      <text:p text:style-name="P4">
Також, йдеться в аналізі, російська армія без успіху намагається взяти підконтроль Мар'їнку Донецької області, хоча місто вже фактично знищене. У ISWдодають, що динаміка застосування артилерії на полі бою в Україні відбиває тойфакт, що російські війська використовують артилерію для компенсації своїхнедостатніх наступальних спроможностей.</text:p>
      <text:p text:style-name="P4">
<text:span text:style-name="T5">
Підготував Віктор Шевченко</text:span>
</text:p>
      <text:p text:style-name="P4">
News Source: <text:a xlink:type="simple" xlink:href="https://armyinform.com.ua/2023/04/09/nastup-rf-zahlynuvsya-i-zgasaye-vzdovzh-usiyeyi-liniyi-frontu-isw/" text:style-name="Internet_20_link" text:visited-style-name="Visited_20_Internet_20_Link">
https://armyinform.com.ua/2023/04/09/nastup-rf-zahlynuvsya-i-zgasaye-vzdovzh-usiyeyi-liniyi-frontu-isw/</text:a>
</text:p>
      <!--NEWS-->
      <text:h text:style-name="P10" text:outline-level="1">
<text:span text:style-name="T4">
英国皇家团的讲师教乌克兰人捍卫和踩踏</text:span>
</text:h>
      <text:p text:style-name="P4">
作者: ['АРМІЯINFORM']</text:p>
      <text:p text:style-name="P4">
时间: 2023-04-09T97:00:00-04:00</text:p>
      <text:p text:style-name="P4">
描述: Viisovovovoskovi-sistrustruricia Reliaria of ulisko这样的Viisk ...与乌克兰2022年的战争，与乌克兰的最新新闻，今天与乌克兰的新闻，乌克兰2022年上次与乌克兰的新闻战，乌克兰和俄罗斯之间的战争以及与乌克兰的战争将在他们说，或者2022年，他们是否会在不久的将来与乌克兰进行战争</text:p>
      <text:p text:style-name="P4">
图片: ['<text:a xlink:type="simple" xlink:href="https://armyinform.com.ua/wp-content/uploads/2023/04/340407680_933650387877373_3048142072323864319_n.jpg" text:style-name="Internet_20_link" text:visited-style-name="Visited_20_Internet_20_Link">
340407680_933650387877373_3048142072323864319_n.jpg</text:a>
', '<text:a xlink:type="simple" xlink:href="https://armyinform.com.ua/wp-content/uploads/2023/04/340397720_225496980067085_6498357956366198499_n-150x150.jpg" text:style-name="Internet_20_link" text:visited-style-name="Visited_20_Internet_20_Link">
340397720_225496980067085_6498357956366198499_n-150x150.jpg</text:a>
', '<text:a xlink:type="simple" xlink:href="https://armyinform.com.ua/wp-content/uploads/2023/04/340428255_1151686995523686_1832502326504492453_n-150x150.jpg" text:style-name="Internet_20_link" text:visited-style-name="Visited_20_Internet_20_Link">
340428255_1151686995523686_1832502326504492453_n-150x150.jpg</text:a>
', '<text:a xlink:type="simple" xlink:href="https://armyinform.com.ua/wp-content/uploads/2023/04/340399526_791253789012522_1813984553349747253_n-150x150.jpg" text:style-name="Internet_20_link" text:visited-style-name="Visited_20_Internet_20_Link">
340399526_791253789012522_1813984553349747253_n-150x150.jpg</text:a>
', '<text:a xlink:type="simple" xlink:href="https://armyinform.com.ua/wp-content/uploads/2023/04/340430039_3481735155447942_558090499151601690_n-150x150.jpg" text:style-name="Internet_20_link" text:visited-style-name="Visited_20_Internet_20_Link">
340430039_3481735155447942_558090499151601690_n-150x150.jpg</text:a>
', '<text:a xlink:type="simple" xlink:href="https://armyinform.com.ua/wp-content/uploads/2023/04/340411634_1714668798949958_7211442890004710220_n-150x150.jpg" text:style-name="Internet_20_link" text:visited-style-name="Visited_20_Internet_20_Link">
340411634_1714668798949958_7211442890004710220_n-150x150.jpg</text:a>
']</text:p>
      <text:p text:style-name="P4">
标签: ['ВЕЛИКОБРИТАНІЯ', 'ГЕНЕРАЛЬНИЙ ШТАБ ЗС УКРАЇНИ', 'ДОПОМОГА ПАРТНЕРІВ', 'СВІТ ПІДТРИМУЄ УКРАЇНУ']</text:p>
      <text:p text:style-name="P4">
类别: News</text:p>
      <!--METADATA-->
      <text:p text:style-name="P4">
<draw:frame draw:style-name="fr1" draw:name="Image318" text:anchor-type="as-char" svg:width="6.9236in" svg:height="4.615733in" draw:z-index="0">
<draw:image xlink:href="../Images/AРМІЯINFORM/2023-04-09T97-00-00-04-00/340407680_933650387877373_3048142072323864319_n.jpg" xlink:type="simple" xlink:show="embed" xlink:actuate="onLoad" draw:mime-type="image/jpeg"/>
</draw:frame>
武装部队武装部队的威尔士最高部队皇家团的军事讲师正在与乌克兰军事人员一起举办课程。</text:p>
      <text:p text:style-name="P4">
关于它<text:a xlink:type="simple" xlink:href="https://www.facebook.com/GeneralStaff.ua/posts/pfbid0r267sKsQS5TuvfpdQ7f1mmnbbvSzgtAzA2BaTAA9kwEj4FdzWmab36xWrCVSoY1Cl" text:style-name="Internet_20_link" text:visited-style-name="Visited_20_Internet_20_Link">
报告</text:a>
乌克兰武装部队的总参谋部。</text:p>
      <text:p text:style-name="P4">
该报告指出，在课堂上，搬迁部队中的个人工作人员，进攻和防御的行动，为圣乌克兰士兵的军事人员采取行动，在框架内在英国接受过培训的圣乌克兰士兵。国际教育行动。</text:p>
      <text:p text:style-name="P4">
乌克兰武装部队的总人员补充说，乌克兰对英国的支持和援助表示感谢。</text:p>
      <text:p text:style-name="P4">
<text:a xlink:type="simple" xlink:href="https://armyinform.com.ua/wp-content/uploads/2023/04/340397720_225496980067085_6498357956366198499_n.jpg" text:style-name="Internet_20_link" text:visited-style-name="Visited_20_Internet_20_Link">
!(Images/AРМІЯINFORM/2023-04-09T97-00-00-04-00/340397720_225496980067085_6498357956366198499_n-150x150.jpg)</text:a>
</text:p>
      <text:p text:style-name="P4">
<text:a xlink:type="simple" xlink:href="https://armyinform.com.ua/wp-content/uploads/2023/04/340428255_1151686995523686_1832502326504492453_n.jpg" text:style-name="Internet_20_link" text:visited-style-name="Visited_20_Internet_20_Link">
<draw:frame draw:style-name="fr1" draw:name="Image319" text:anchor-type="as-char" svg:width="6.9236in" svg:height="6.9236in" draw:z-index="0">
<draw:image xlink:href="../Images/AРМІЯINFORM/2023-04-09T97-00-00-04-00/340428255_1151686995523686_1832502326504492453_n-150x150.jpg" xlink:type="simple" xlink:show="embed" xlink:actuate="onLoad" draw:mime-type="image/jpeg"/>
</draw:frame>
</text:a>
</text:p>
      <text:p text:style-name="P4">
<text:a xlink:type="simple" xlink:href="https://armyinform.com.ua/wp-content/uploads/2023/04/340399526_791253789012522_1813984553349747253_n.jpg" text:style-name="Internet_20_link" text:visited-style-name="Visited_20_Internet_20_Link">
<draw:frame draw:style-name="fr1" draw:name="Image320" text:anchor-type="as-char" svg:width="6.9236in" svg:height="6.9236in" draw:z-index="0">
<draw:image xlink:href="../Images/AРМІЯINFORM/2023-04-09T97-00-00-04-00/340399526_791253789012522_1813984553349747253_n-150x150.jpg" xlink:type="simple" xlink:show="embed" xlink:actuate="onLoad" draw:mime-type="image/jpeg"/>
</draw:frame>
</text:a>
</text:p>
      <text:p text:style-name="P4">
<text:a xlink:type="simple" xlink:href="https://armyinform.com.ua/wp-content/uploads/2023/04/340430039_3481735155447942_558090499151601690_n.jpg" text:style-name="Internet_20_link" text:visited-style-name="Visited_20_Internet_20_Link">
<draw:frame draw:style-name="fr1" draw:name="Image321" text:anchor-type="as-char" svg:width="6.9236in" svg:height="6.9236in" draw:z-index="0">
<draw:image xlink:href="../Images/AРМІЯINFORM/2023-04-09T97-00-00-04-00/340430039_3481735155447942_558090499151601690_n-150x150.jpg" xlink:type="simple" xlink:show="embed" xlink:actuate="onLoad" draw:mime-type="image/jpeg"/>
</draw:frame>
</text:a>
</text:p>
      <text:p text:style-name="P4">
<text:a xlink:type="simple" xlink:href="https://armyinform.com.ua/wp-content/uploads/2023/04/340411634_1714668798949958_7211442890004710220_n.jpg" text:style-name="Internet_20_link" text:visited-style-name="Visited_20_Internet_20_Link">
<draw:frame draw:style-name="fr1" draw:name="Image322" text:anchor-type="as-char" svg:width="6.9236in" svg:height="6.9236in" draw:z-index="0">
<draw:image xlink:href="../Images/AРМІЯINFORM/2023-04-09T97-00-00-04-00/340411634_1714668798949958_7211442890004710220_n-150x150.jpg" xlink:type="simple" xlink:show="embed" xlink:actuate="onLoad" draw:mime-type="image/jpeg"/>
</draw:frame>
</text:a>
</text:p>
      <text:p text:style-name="P4">
News Source: <text:a xlink:type="simple" xlink:href="https://armyinform.com.ua/2023/04/09/instruktory-korolivskogo-polku-velykoyi-brytaniyi-vchat-ukrayincziv-oboronyatys-j-nastupaty/" text:style-name="Internet_20_link" text:visited-style-name="Visited_20_Internet_20_Link">
https://armyinform.com.ua/2023/04/09/instruktory-korolivskogo-polku-velykoyi-brytaniyi-vchat-ukrayincziv-oboronyatys-j-nastupaty/</text:a>
</text:p>
      <!--NEWS-->
      <text:h text:style-name="P10" text:outline-level="1">
<text:span text:style-name="T4">
截至4月9日对俄罗斯的制裁</text:span>
</text:h>
      <text:p text:style-name="P4">
作者: ['АРМІЯINFORM']</text:p>
      <text:p text:style-name="P4">
时间: 2023-04-09T98:00:00-04:00</text:p>
      <text:p text:style-name="P4">
描述: 乌克兰霍夫多利亚关于圣克苏里亚联邦政府的Cindlelings的服务...与乌克兰2022年的战争，与乌克兰的最新新闻，今天与乌克兰的最新新闻，今天与乌克兰的新闻战争，今天与乌克兰的新闻战争，乌克兰与俄罗斯与俄罗斯之间以及俄罗斯和俄罗斯之间的战争将发生，当他们说，乌克兰在2022年将是与乌克兰的战争</text:p>
      <text:p text:style-name="P4">
图片: ['<text:a xlink:type="simple" xlink:href="https://armyinform.com.ua/wp-content/uploads/2023/03/1679294453141.jpg" text:style-name="Internet_20_link" text:visited-style-name="Visited_20_Internet_20_Link">
1679294453141.jpg</text:a>
']</text:p>
      <text:p text:style-name="P4">
标签: ['АНТИРОСІЙСЬКІ САНКЦІЇ', 'ЕКОНОМІКА РФ', 'КРАХ РОСІЙСЬКОЇ ЕКОНОМІКИ', 'СЛУЖБА ЗОВНІШНЬОЇ РОЗВІДКИ УКРАЇНИ']</text:p>
      <text:p text:style-name="P4">
类别: News</text:p>
      <!--METADATA-->
      <text:p text:style-name="P4">
<draw:frame draw:style-name="fr1" draw:name="Image323" text:anchor-type="as-char" svg:width="6.9236in" svg:height="4.668485in" draw:z-index="0">
<draw:image xlink:href="../Images/AРМІЯINFORM/2023-04-09T98-00-00-04-00/1679294453141.jpg" xlink:type="simple" xlink:show="embed" xlink:actuate="onLoad" draw:mime-type="image/jpeg"/>
</draw:frame>
说明性照片</text:p>
      <text:p text:style-name="P4">
乌克兰的外国情报服务<text:a xlink:type="simple" xlink:href="https://szru.gov.ua/news-media/publications/090423-ukraina-i-svit--proty-rosiiskoi-ahresii-sanktsii-v-dii" text:style-name="Internet_20_link" text:visited-style-name="Visited_20_Internet_20_Link">
报告</text:a>
关于截至4月9日对俄罗斯联邦的制裁。</text:p>
      <ul>
        <li>
在波兰武装的关注点之间的协议中(PGZ)波兰装甲工厂Bumar-Voubędy的乌克罗龙普罗姆(Ukroboronprom)担心乌克兰的T -64坦克大修。</li>
      </ul>
      <text:p text:style-name="P4">
美国空军国民警卫队主任迈克尔·奥·洛(Michael O. 在德国领导下的跨国演习将在战术和战术水平的现场培训中得到确定，这是德国的主要地区，在捷克共和国，爱沙尼亚·塔伦尼亚(Estonia Talenia)拥有高级运营点。</text:p>
      <text:p text:style-name="P4">
-Vicecanzler和德国部长Robert Gabec呼吁通过乌克兰战争提高对俄罗斯实施的制裁的监督效率，以提高对俄罗斯的制裁效率。 根据德国政府官员的说法，有必要采取更严格的反统治，以通过第三国与俄罗斯开展业务，因此错过了制裁。 政治说：“不可能忍受制裁的效果是欺骗性的……他们必须这样做，这对乌克兰的人们来说并不是最不重要的。” 作为与制裁的绕行成功斗争的一个例子，加贝克经验丰富。 该国的海关服务表明了高水平的警惕，检查贸易流量并支持文档，并需要根据需要提供其他信息。</text:p>
      <ul>
        <li>
          <text:p text:style-name="P4">
美国财政部将将其制裁专家派往欧洲，以干扰意大利塔尼米奇瑞士金融机构的负责人。 美国财政部的代表计划分享有关潜在制裁者的情报信息，并警告可能因失败而受到惩罚。</text:p>
        </li>
        <li>
          <text:p text:style-name="P4">
美国总统乔·拜登(Joe Biden)在2021年4月通过俄罗斯选举和相关制裁提出的有关非凡国家政权的行政政权的执行法令。</text:p>
        </li>
        <li>
          <text:p text:style-name="P4">
美国国务卿安东尼·布林肯(Anthony Blinken)认为，在这一点上，乌克兰与俄罗斯之间的停火是不可能的。 - 俄罗斯代表失去了选举，并在联合国三个恩人中失去了代表，包括有关经济和社会公平妇女，联合国儿童基金会执行委员会和联合国预防犯罪委员会的委员会的委员会。 同时(根据简化的程序)俄罗斯社会发展委员会被拒绝参加其向美国和美国的活动。在最重要的器官中的职位。</text:p>
        </li>
        <li>
          <text:p text:style-name="P4">
在波罗的海国家交替的罗马尼亚人F-16拦截了两名俄罗斯 - 尼维特式SU-27。</text:p>
        </li>
        <li>
          <text:p text:style-name="P4">
法国的经济法院正式承认俄罗斯宣传电视频道RT破产部(Russiatoday)法国RT。 电视频道将关闭，工人将被释放。</text:p>
        </li>
        <li>
          <text:p text:style-name="P4">
由于对国家安全的威胁，芬兰开始收集签名，以关闭阿兰迪亚群岛的领事馆。</text:p>
        </li>
      </ul>
      <text:p text:style-name="P4">
<text:span text:style-name="T4">
 rf </text:span>
</text:p>
      <ul>
        <li>
日本几乎完全失去了俄罗斯的煤炭。 根据财政部的数据，该国从俄罗斯联邦进口了2.3万吨煤炭，比2022年2月少73％。 从2022年4月到2023年2月，进口量为650万吨，比以前的供应少45％。 日本总进口中煤炭的份额为2％，而9％。 根据2021年的结果，俄罗斯是日本第二大供应商。</li>
      </ul>
      <text:p text:style-name="P4">
-Poland，立陶宛，拉脱维亚和爱沙尼亚被提议将俄罗斯的“ Rosatom”包括在对俄罗斯联邦的第11套欧盟制裁措施中。</text:p>
      <ul>
        <li>
          <text:p text:style-name="P4">
在获得居住许可证和部分向土耳其和许多欧盟国家的俄罗斯人出售的程序并发症之后，他们被重新定向了亚洲市场：在2023年第一季度，它被收购了57％一年前在泰国。 泰国的平均住房价格上涨了5％，印度尼西亚-26.6％。</text:p>
        </li>
        <li>
          <text:p text:style-name="P4">
由于俄罗斯的危机和活动的损失，将计算在俄罗斯联邦远东管理电网的“ Rushydro”国家，其资产将分裂许多企业的边界。 - 国际人权非政府组织Freedom House认为互联网上审查制度最高的国家的玫瑰花：俄罗斯联邦在中国和伊朗之后第三次占据。 自从俄罗斯联邦对乌克兰的新手以来，这种情况已大大恶化。</text:p>
        </li>
        <li>
          <text:p text:style-name="P4">
在白俄罗斯，贸易工作者短缺。 摘要的共和党乔布斯银行今天定位2 048雇主的提案，卖方和出纳员控制者1 566。</text:p>
        </li>
        <li>
          <text:p text:style-name="P4">
经过23年的活动，Slutsk市Infa-Courier的编辑委员会，明斯克地区停止发行报纸并在电子场所工作。 邮政搜索，其编辑-in -in -in -in -in -in -in -in -in -in -in -in -in -in -in -in -in -in -in -in -in -in -in -in -in -in -in -in -in -in -in -in -In -In -In -In。 所有INDA快递出版物和材料(包括社交网络)都被认为是极端主义者。</text:p>
        </li>
        <li>
          <text:p text:style-name="P4">
白俄罗斯信息部已根据支持信息领域的信息安全委员会的决定，废除了Setanta Sport 1和Setanta Sport 2的两个SSETANTA SPORT 1和SETANTA SPORT 2的许可。</text:p>
        </li>
      </ul>
      <text:p text:style-name="P4">
News Source: <text:a xlink:type="simple" xlink:href="https://armyinform.com.ua/2023/04/09/sankcziyi-proty-rosiyi-stanom-na-9-kvitnya/" text:style-name="Internet_20_link" text:visited-style-name="Visited_20_Internet_20_Link">
https://armyinform.com.ua/2023/04/09/sankcziyi-proty-rosiyi-stanom-na-9-kvitnya/</text:a>
</text:p>
      <!--NEWS-->
      <text:h text:style-name="P10" text:outline-level="1">
<text:span text:style-name="T4">
短的。 战争。 第411天。视频</text:span>
</text:h>
      <text:p text:style-name="P4">
作者: ['АРМІЯINFORM']</text:p>
      <text:p text:style-name="P4">
时间: 2023-04-09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ЙНА', 'ВТОРГНЕННЯ РФ', 'ГЕНЕРАЛЬНИЙ ШТАБ ЗС УКРАЇНИ']</text:p>
      <text:p text:style-name="P4">
类别: News</text:p>
      <!--METADATA-->
      <text:p text:style-name="P4">
<text:span text:style-name="T4">
🔥俄罗斯入侵的情况</text:span>
</text:p>
      <text:p text:style-name="P4">
News Source: <text:a xlink:type="simple" xlink:href="https://armyinform.com.ua/2023/04/09/korotko-vijna-den-411-videodajdzhest/" text:style-name="Internet_20_link" text:visited-style-name="Visited_20_Internet_20_Link">
https://armyinform.com.ua/2023/04/09/korotko-vijna-den-411-videodajdzhest/</text:a>
</text:p>
      <!--NEWS-->
      <text:h text:style-name="P10" text:outline-level="1">
<text:span text:style-name="T4">
土耳其准备发射自己的生产卫星</text:span>
</text:h>
      <text:p text:style-name="P4">
作者: Ukrinform (Person)</text:p>
      <text:p text:style-name="P4">
出版商: Укринформ (Organization)</text:p>
      <text:p text:style-name="P4">
出版时间: 2023-04-10T-30:08:00+03:00</text:p>
      <text:p text:style-name="P4">
修改时间: 2023-04-10T00:08:00+03:00</text:p>
      <text:p text:style-name="P4">
描述: 在土耳其创建的第一个高分辨率卫星将于4月11日星期二在轨道上推出。  - 乌克林。</text:p>
      <text:p text:style-name="P4">
图片: ["<text:a xlink:type="simple" xlink:href="https://static.ukrinform.com/photos/2023_04/thumb_files/630_360_1681054683-202.jpg" text:style-name="Internet_20_link" text:visited-style-name="Visited_20_Internet_20_Link">
630_360_16810...</text:a>
", "<text:a xlink:type="simple" xlink:href="https://static.ukrinform.com/photos/2023_04/1681055341-361.jpg" text:style-name="Internet_20_link" text:visited-style-name="Visited_20_Internet_20_Link">
1681055341-36...</text:a>
", "<text:a xlink:type="simple" xlink:href="https://static.ukrinform.com/photos/2023_04/1681055326-583.jpg" text:style-name="Internet_20_link" text:visited-style-name="Visited_20_Internet_20_Link">
1681055326-58...</text:a>
"]</text:p>
      <text:p text:style-name="P4">
标签: ['Космос', 'Супутник', 'Технології', 'Туреччина']</text:p>
      <text:p text:style-name="P4">
类型: Article</text:p>
      <!--METADATA-->
      <text:p text:style-name="P4">
<draw:frame draw:style-name="fr1" draw:name="Image324" text:anchor-type="as-char" svg:width="6.9236in" svg:height="3.956343in" draw:z-index="0">
<draw:image xlink:href="../Images/yкринформ/2023-04-10T-30-08-00-03-00/630_360_1681054683-202.jpg" xlink:type="simple" xlink:show="embed" xlink:actuate="onLoad" draw:mime-type="image/jpeg"/>
</draw:frame>
土耳其的第一次卫星监视具有高分辨率，将于4月11日星期二遇到轨道。</text:p>
      <text:p text:style-name="P4">
总统Recep Taip Erdogan在[]中报告了这一点(https://twitter.com/RTErdogan/status/1645011171588841475?cxt=HHwWhoDR4by8oNQtAAAA)，乌克林通讯员报告。</text:p>
      <text:p text:style-name="P4">
埃尔多安写道：“我们的第一个由国内和国家手段制造的具有高分辨率IMECE的卫星将于4月11日在轨道上发射。”</text:p>
      <text:p text:style-name="P4">
根据信息<text:a xlink:type="simple" xlink:href="https://www.trthaber.com/haber/gundem/cumhurbaskani-erdogan-imece-11-nisanda-uzaydaki-yorungesine-firlatilacak-759459.html" text:style-name="Internet_20_link" text:visited-style-name="Visited_20_Internet_20_Link">
</text:a>
发布将为9.50。</text:p>
      <text:p text:style-name="P4">
<draw:frame draw:style-name="fr1" draw:name="Image325" text:anchor-type="as-char" svg:width="6.9236in" svg:height="3.894525in" draw:z-index="0">
<draw:image xlink:href="../Images/yкринформ/2023-04-10T-30-08-00-03-00/1681055341-361.jpg" xlink:type="simple" xlink:show="embed" xlink:actuate="onLoad" draw:mime-type="image/jpeg"/>
</draw:frame>
</text:p>
      <text:p text:style-name="P4">
<text:a xlink:type="simple" xlink:href="https://www.ukrinform.ua/tag-suputnik" text:style-name="Internet_20_link" text:visited-style-name="Visited_20_Internet_20_Link">
 </text:a>
土耳其太空技术研究所开发的İmece(小管空间).</text:p>
      <text:p text:style-name="P4">
Завдяки запуску апарата Туреччина прагне зменшити залежність від зарубіжнихсупутникових технологій.</text:p>
      <text:p text:style-name="P4">
Супутник відправили на базу ВПС США у Ванденбергу 21 лютого 2023 року.</text:p>
      <text:p text:style-name="P4">
<draw:frame draw:style-name="fr1" draw:name="Image326" text:anchor-type="as-char" svg:width="6.9236in" svg:height="4.615733in" draw:z-index="0">
<draw:image xlink:href="../Images/yкринформ/2023-04-10T-30-08-00-03-00/1681055326-583.jpg" xlink:type="simple" xlink:show="embed" xlink:actuate="onLoad" draw:mime-type="image/jpeg"/>
</draw:frame>
<text:span text:style-name="T4">
另请阅读：</text:span>
 <text:a xlink:type="simple" xlink:href="https://www.ukrinform.ua/rubric-technology/3690707-kitaj-viviv-na-orbitu-suputnik-za-dopomogou-novoi-raketinosia.html" text:style-name="Internet_20_link" text:visited-style-name="Visited_20_Internet_20_Link">
<text:span text:style-name="T4">
卫星</text:span>
</text:a>
与Imece一起，Akup，Kiliçat和Connectat2.1卫星将由土耳其公司推出。</text:p>
      <text:p text:style-name="P4">
正如乌克林福姆报道的<text:a xlink:type="simple" xlink:href="https://www.ukrinform.ua/rubric-technology/3645043-tureccina-u-2023-roci-vidpravit-kosmonavta-na-miznarodnu-kosmicnu-stanciu.html" text:style-name="Internet_20_link" text:visited-style-name="Visited_20_Internet_20_Link">
</text:a>
在2023年下半年。</text:p>
      <text:p text:style-name="P4">
<text:span text:style-name="T5">
foto：aa</text:span>
</text:p>
      <text:p text:style-name="P4">
News Source: <text:a xlink:type="simple" xlink:href="https://www.ukrinform.ua/rubric-technology/3693659-tureccina-gotue-do-zapusku-suputnik-vlasnogo-virobnictva.html" text:style-name="Internet_20_link" text:visited-style-name="Visited_20_Internet_20_Link">
https://www.ukrinform.ua/rubric-technology/3693659-tureccina-gotue-do-zapusku-suputnik-vlasnogo-virobnictva.html</text:a>
</text:p>
      <!--NEWS-->
      <text:h text:style-name="P10" text:outline-level="1">
<text:span text:style-name="T4">
土耳其准备发射自己的生产卫星</text:span>
</text:h>
      <text:p text:style-name="P4">
作者: Ukrinform (Person)</text:p>
      <text:p text:style-name="P4">
出版商: Укринформ (Organization)</text:p>
      <text:p text:style-name="P4">
出版时间: 2023-04-10T00:08:00+03:00</text:p>
      <text:p text:style-name="P4">
修改时间: 2023-04-10T00:08:00+03:00</text:p>
      <text:p text:style-name="P4">
描述: 在土耳其创建的第一个高分辨率卫星将于4月11日星期二在轨道上推出。  - 乌克林。</text:p>
      <text:p text:style-name="P4">
图片: ["<text:a xlink:type="simple" xlink:href="https://static.ukrinform.com/photos/2023_04/thumb_files/630_360_1681054683-202.jpg" text:style-name="Internet_20_link" text:visited-style-name="Visited_20_Internet_20_Link">
630_360_16810...</text:a>
", "<text:a xlink:type="simple" xlink:href="https://static.ukrinform.com/photos/2023_04/1681055341-361.jpg" text:style-name="Internet_20_link" text:visited-style-name="Visited_20_Internet_20_Link">
1681055341-36...</text:a>
", "<text:a xlink:type="simple" xlink:href="https://static.ukrinform.com/photos/2023_04/1681055326-583.jpg" text:style-name="Internet_20_link" text:visited-style-name="Visited_20_Internet_20_Link">
1681055326-58...</text:a>
"]</text:p>
      <text:p text:style-name="P4">
标签: ['Космос', 'Супутник', 'Технології', 'Туреччина']</text:p>
      <text:p text:style-name="P4">
类型: Article</text:p>
      <!--METADATA-->
      <text:p text:style-name="P4">
<draw:frame draw:style-name="fr1" draw:name="Image327" text:anchor-type="as-char" svg:width="6.9236in" svg:height="3.956343in" draw:z-index="0">
<draw:image xlink:href="../Images/yкринформ/2023-04-10T00-08-00-03-00/630_360_1681054683-202.jpg" xlink:type="simple" xlink:show="embed" xlink:actuate="onLoad" draw:mime-type="image/jpeg"/>
</draw:frame>
土耳其的第一次卫星监视具有高分辨率，将于4月11日星期二遇到轨道。</text:p>
      <text:p text:style-name="P4">
总统Recep Taip Erdogan在[]中报告了这一点(https://twitter.com/RTErdogan/status/1645011171588841475?cxt=HHwWhoDR4by8oNQtAAAA)，乌克林通讯员报告。</text:p>
      <text:p text:style-name="P4">
埃尔多安写道：“我们的第一个由国内和国家手段制造的具有高分辨率IMECE的卫星将于4月11日在轨道上发射。”</text:p>
      <text:p text:style-name="P4">
根据信息<text:a xlink:type="simple" xlink:href="https://www.trthaber.com/haber/gundem/cumhurbaskani-erdogan-imece-11-nisanda-uzaydaki-yorungesine-firlatilacak-759459.html" text:style-name="Internet_20_link" text:visited-style-name="Visited_20_Internet_20_Link">
</text:a>
发布将为9.50。</text:p>
      <text:p text:style-name="P4">
<draw:frame draw:style-name="fr1" draw:name="Image328" text:anchor-type="as-char" svg:width="6.9236in" svg:height="3.894525in" draw:z-index="0">
<draw:image xlink:href="../Images/yкринформ/2023-04-10T00-08-00-03-00/1681055341-361.jpg" xlink:type="simple" xlink:show="embed" xlink:actuate="onLoad" draw:mime-type="image/jpeg"/>
</draw:frame>
</text:p>
      <text:p text:style-name="P4">
<text:a xlink:type="simple" xlink:href="https://www.ukrinform.ua/tag-suputnik" text:style-name="Internet_20_link" text:visited-style-name="Visited_20_Internet_20_Link">
 </text:a>
土耳其太空技术研究所开发的İmece(小管空间).</text:p>
      <text:p text:style-name="P4">
Завдяки запуску апарата Туреччина прагне зменшити залежність від зарубіжнихсупутникових технологій.</text:p>
      <text:p text:style-name="P4">
Супутник відправили на базу ВПС США у Ванденбергу 21 лютого 2023 року.</text:p>
      <text:p text:style-name="P4">
<draw:frame draw:style-name="fr1" draw:name="Image329" text:anchor-type="as-char" svg:width="6.9236in" svg:height="4.615733in" draw:z-index="0">
<draw:image xlink:href="../Images/yкринформ/2023-04-10T00-08-00-03-00/1681055326-583.jpg" xlink:type="simple" xlink:show="embed" xlink:actuate="onLoad" draw:mime-type="image/jpeg"/>
</draw:frame>
<text:span text:style-name="T4">
另请阅读：</text:span>
 <text:a xlink:type="simple" xlink:href="https://www.ukrinform.ua/rubric-technology/3690707-kitaj-viviv-na-orbitu-suputnik-za-dopomogou-novoi-raketinosia.html" text:style-name="Internet_20_link" text:visited-style-name="Visited_20_Internet_20_Link">
<text:span text:style-name="T4">
卫星</text:span>
</text:a>
与Imece一起，Akup，Kiliçat和Connectat2.1卫星将由土耳其公司推出。</text:p>
      <text:p text:style-name="P4">
正如乌克林福姆报道的<text:a xlink:type="simple" xlink:href="https://www.ukrinform.ua/rubric-technology/3645043-tureccina-u-2023-roci-vidpravit-kosmonavta-na-miznarodnu-kosmicnu-stanciu.html" text:style-name="Internet_20_link" text:visited-style-name="Visited_20_Internet_20_Link">
</text:a>
在2023年下半年。</text:p>
      <text:p text:style-name="P4">
<text:span text:style-name="T5">
foto：aa</text:span>
</text:p>
      <text:p text:style-name="P4">
News Source: <text:a xlink:type="simple" xlink:href="https://www.ukrinform.ua/rubric-technology/3693659-tureccina-gotue-do-zapusku-suputnik-vlasnogo-virobnictva.html" text:style-name="Internet_20_link" text:visited-style-name="Visited_20_Internet_20_Link">
https://www.ukrinform.ua/rubric-technology/3693659-tureccina-gotue-do-zapusku-suputnik-vlasnogo-virobnictva.html</text:a>
</text:p>
      <!--NEWS-->
      <text:h text:style-name="P10" text:outline-level="1">
<text:span text:style-name="T4">
第比利斯的反对派举行了一场集会，以辞职和乔治亚州的欧洲课程</text:span>
</text:h>
      <text:p text:style-name="P4">
作者: Ukrinform (Person)</text:p>
      <text:p text:style-name="P4">
出版商: Укринформ (Organization)</text:p>
      <text:p text:style-name="P4">
出版时间: 2023-04-10T00:33:00+03:00</text:p>
      <text:p text:style-name="P4">
修改时间: 2023-04-10T00:33:00+03:00</text:p>
      <text:p text:style-name="P4">
描述: 由反对派“单一民族运动”组织的佐治亚州议会举行的集会“一起 - 到欧洲”，要求政府辞职，乔治亚州的欧洲课程以及释放Mikhail Saakashvili。  - 乌克林。</text:p>
      <text:p text:style-name="P4">
图片: ["<text:a xlink:type="simple" xlink:href="https://static.ukrinform.com/photos/2023_04/thumb_files/630_360_1681075682-777.jpg" text:style-name="Internet_20_link" text:visited-style-name="Visited_20_Internet_20_Link">
630_360_16810...</text:a>
"]</text:p>
      <text:p text:style-name="P4">
标签: ['Євросоюз', 'Грузія', 'Опозиція', 'Протест', 'Саакашвілі', 'Акція']</text:p>
      <text:p text:style-name="P4">
类型: Article</text:p>
      <!--METADATA-->
      <text:p text:style-name="P4">
<draw:frame draw:style-name="fr1" draw:name="Image330" text:anchor-type="as-char" svg:width="6.9236in" svg:height="3.956343in" draw:z-index="0">
<draw:image xlink:href="../Images/yкринформ/2023-04-10T00-33-00-03-00/630_360_1681075682-777.jpg" xlink:type="simple" xlink:show="embed" xlink:actuate="onLoad" draw:mime-type="image/jpeg"/>
</draw:frame>
佐治亚州周日的佐治亚州议会是一个集会“一起 - 到欧洲”，由机构“单一民族运动”组织，政府辞职，乔治亚州的欧洲课程以及被剥夺的米哈伊尔·萨卡什维利(Mikhail Saakashvili)的要求。</text:p>
      <text:p text:style-name="P4">
关于它报告了乌克林福姆广播自由的项目<text:a xlink:type="simple" xlink:href="https://www.radiosvoboda.org/a/news-gruziya-protest-mityng/32356207.html" text:style-name="Internet_20_link" text:visited-style-name="Visited_20_Internet_20_Link">
</text:a>
 <text:a xlink:type="simple" xlink:href="https://www.radiosvoboda.org/a/news-gruziya-protest-mityng/32356207.html" text:style-name="Internet_20_link" text:visited-style-name="Visited_20_Internet_20_Link">
</text:a>
““一起 - 到欧洲”  - 在议会大楼前的这个口号下<text:a xlink:type="simple" xlink:href="https://www.ukrinform.ua/tag-gruzia" text:style-name="Internet_20_link" text:visited-style-name="Visited_20_Internet_20_Link">
</text:a>
有一个“民族运动”组织的行动。 根据该行动的参与者的说法，该国的发展道路通过了欧洲一体化，因此今天采取了行动以支持佐治亚州到欧洲的到来。”</text:p>
      <text:p text:style-name="P4">
反对派政党成员和社会不同差异的代表参加了行动。 该党青年翼的代表加入了Rustaveli地铁站的行动。</text:p>
      <text:p text:style-name="P4">
在第比利斯的反对派集会上，“ Sukhumi!” 和“ Tshinvali!”。与此同时，聚集在Rustaveli的激进主义者要求佐治亚州侨民Mikhail Saakashvili政府辞职，Mavari Archisa Guaramia和激进主义者Lazar Grigoriadis的主任。 在集会上，米莎(Misha)，米莎!</text:p>
      <text:p text:style-name="P4">
通过行动，汽车交通在议会前被阻塞。</text:p>
      <text:p text:style-name="P4">
“一个民族运动”党的负责人莱万·哈比什维利(Levan Habeishvili)表达了四个要求的要求：格雷戈里亚迪斯(Gregoriadis)的释放，第二次 - 法官的立即辞职，制裁的释放，第三次 - 萨卡什维利(Saakashvili)和瓜迪米亚(Saakashvili)，第四次释放-de -Mimigracy-关于de -Oligarchization的法律。</text:p>
      <text:p text:style-name="P4">
<text:span text:style-name="T4">
另请阅读：</text:span>
 <text:a xlink:type="simple" xlink:href="https://www.ukrinform.ua/rubric-polytics/3691328-prezidentka-gruzii-ukraincam-budemo-razom-u-evropi-zavdaki-borotbi-vasih-zahisnikiv.html" text:style-name="Internet_20_link" text:visited-style-name="Visited_20_Internet_20_Link">
</text:a>
集会以佐治亚州，乌克兰和欧盟赞美诗的实施结束。 没有关于违法行为的报道。</text:p>
      <text:p text:style-name="P4">
佐治亚州的权力先前于4月9日称为“不道德傲慢”。</text:p>
      <text:p text:style-name="P4">
正如乌克林福姆报道的，早期<text:a xlink:type="simple" xlink:href="https://www.ukrinform.ua/rubric-world/3693067-saakasvili-zaaviv-so-pomirae-v-gruzinskij-vaznici.html" text:style-name="Internet_20_link" text:visited-style-name="Visited_20_Internet_20_Link">
</text:a>
他的健康状况恶化，呼吁国际社会加入他的释放。</text:p>
      <text:p text:style-name="P4">
<text:span text:style-name="T5">
foto：Tornike普通话/rfe/rl</text:span>
</text:p>
      <text:p text:style-name="P4">
News Source: <text:a xlink:type="simple" xlink:href="https://www.ukrinform.ua/rubric-world/3693706-opozicia-u-tbilisi-provela-miting-za-vidstavku-uradu-ta-evropejskij-kurs-gruzii.html" text:style-name="Internet_20_link" text:visited-style-name="Visited_20_Internet_20_Link">
https://www.ukrinform.ua/rubric-world/3693706-opozicia-u-tbilisi-provela-miting-za-vidstavku-uradu-ta-evropejskij-kurs-gruzii.html</text:a>
</text:p>
      <!--NEWS-->
      <text:h text:style-name="P10" text:outline-level="1">
<text:span text:style-name="T4">
我们准备融入捍卫者和捍卫者的和平生活 - 尤利娅·拉普蒂纳（Yulia Laputina）</text:span>
</text:h>
      <text:p text:style-name="P4">
作者: ['АРМІЯINFORM']</text:p>
      <text:p text:style-name="P4">
时间: 2023-04-10T99:00:00-04:00</text:p>
      <text:p text:style-name="P4">
描述: mi gotuyya到我们Zakhisnikiv IB Zakhisnitsy世界中的Ilntegrats。 关于TSE ROSPOVIL ...与乌克兰2022年的战争，与乌克兰的最新新闻战争，与乌克兰的新闻战争，2022年的新闻战争，乌克兰和俄罗斯之间的最后一场战争以及2022年与乌克兰的战争将是一场战争，他们将与乌克兰发生战争，在不久的将来，他们说，今天与乌克兰的战争，今天的乌克兰新闻，乌克兰新闻，乌克兰媒体在俄罗斯</text:p>
      <text:p text:style-name="P4">
图片: ['<text:a xlink:type="simple" xlink:href="https://armyinform.com.ua/wp-content/uploads/2023/04/62b9de9c5fcab44-yuliya-laputina.jpeg" text:style-name="Internet_20_link" text:visited-style-name="Visited_20_Internet_20_Link">
62b9de9c5fcab44-yuliya-laputina.jpeg</text:a>
']</text:p>
      <text:p text:style-name="P4">
标签: ['МІНВЕТЕРАНІВ', 'СОЦІАЛЬНИЙ ЗАХИСТ', 'ЮЛІЯ ЛАПУТІНА']</text:p>
      <text:p text:style-name="P4">
类别: News</text:p>
      <!--METADATA-->
      <text:p text:style-name="P4">
<draw:frame draw:style-name="fr1" draw:name="Image331" text:anchor-type="as-char" svg:width="6.9236in" svg:height="4.699123in" draw:z-index="0">
<draw:image xlink:href="../Images/AРМІЯINFORM/2023-04-10T99-00-00-04-00/62b9de9c5fcab44-yuliya-laputina.jpeg" xlink:type="simple" xlink:show="embed" xlink:actuate="onLoad" draw:mime-type="image/jpeg"/>
</draw:frame>
朱莉娅·拉普蒂纳(Julia Laputina)</text:p>
      <text:p text:style-name="P4">
我们准备融入捍卫者和捍卫者的和平生活。 退伍军人朱莉娅·拉普丁(Julia Laputin)的部长就是关于这一点的。 她报告说，政府已批准并批准了退伍军人事工的倡议，从民间生活的军事生涯中过渡。 对于北约国家的实践，这是一种正常的做法。 我们的战士应获得所有必要的帮助。</text:p>
      <text:p text:style-name="P4">
这在[消息]中说明了(https://www.kmu.gov.ua/news/yuliia-laputina-my-hotuiemosia-do-intehratsii-v-myrne-zhyttia-nashykh-zakhysnykiv-i-zakhysnyts)政府门户。</text:p>
      <text:p text:style-name="P4">
“胜利后，许多人将返回他们的社区，我们必须为他们创造条件。 在此期间，我们将搬到恢复国家并维持下去。 因此，重要的是要为人们提供自己发展的工具，以融入社区的家庭和经济，他们已经获得了平民专业。”  - 国防部负责人说。</text:p>
      <text:p text:style-name="P4">
她还报告说，由于成立了退伍军人事务部的几个试点项目，以及教育与科学部，教育机构的退伍军人发展中心。 这使您可以掌握灵活和可用的工具来掌握平民。此外，还计划了资深体育发展的许多方面。</text:p>
      <text:p text:style-name="P4">
“我们所有人都住在同一国家，知道什么真正的问题是创新的，但是现在几乎每周与总理的领导会议，以加快竞争性竞争进程以维持医疗和心理援助的过程，“  - ”  - 尤利娅·拉普蒂纳(Yulia Laputina)说。</text:p>
      <text:p text:style-name="P4">
她单独指出，该部目前正在为Lviv，Mykolaiv，Dnipropetrovsk，Vinnytsia地区的退伍军人助理进行试点项目。 服务他们的活动将是退伍军人的服务中心。</text:p>
      <text:p text:style-name="P4">
“我们正在创建一个将退伍军人融入和平生活的生态系统。我们在CNAP中打开了“退伍军人窗户”，在那里有可用的服务，”退伍军人部负责人总结了这一点。</text:p>
      <text:p text:style-name="P4">
我们将提醒，4月7日，政府同意乌克兰总统的法令草案。</text:p>
      <text:p text:style-name="P4">
News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